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66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" style:family="table-cell" style:parent-style-name="Default" style:data-style-name="N1"/>
    <style:style style:name="ce3" style:family="table-cell" style:parent-style-name="Default">
      <style:table-cell-properties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цена</text:p>
          </table:table-cell>
          <table:table-cell table:style-name="ce1" office:value-type="string" calcext:value-type="string">
            <text:p>кат</text:p>
          </table:table-cell>
          <table:table-cell table:style-name="ce1" office:value-type="string" calcext:value-type="string">
            <text:p>со скид</text:p>
          </table:table-cell>
          <table:table-cell table:style-name="ce3" office:value-type="float" office:value="150000" calcext:value-type="float">
            <text:p>150000</text:p>
          </table:table-cell>
          <table:table-cell table:formula="of:=150000-1985" office:value-type="float" office:value="148015" calcext:value-type="float">
            <text:p>148015</text:p>
          </table:table-cell>
          <table:table-cell/>
        </table:table-row>
        <table:table-row table:style-name="ro2">
          <table:table-cell office:value-type="float" office:value="999" calcext:value-type="float">
            <text:p>999</text:p>
          </table:table-cell>
          <table:table-cell office:value-type="float" office:value="6769" calcext:value-type="float">
            <text:p>6769</text:p>
          </table:table-cell>
          <table:table-cell office:value-type="string" calcext:value-type="string">
            <text:p>BC</text:p>
          </table:table-cell>
          <table:table-cell table:formula="of:=IF(OR([.C2]=&quot;AC&quot;;[.C2]=&quot;BC&quot;);[.B2]-([.B2]*MOD([.A2];100)/100);[.B2])" office:value-type="float" office:value="67.6899999999996" calcext:value-type="float">
            <text:p>68</text:p>
          </table:table-cell>
          <table:table-cell table:formula="of:=[.E1]-[.D2]" office:value-type="float" office:value="149932.31" calcext:value-type="float">
            <text:p>149932,31</text:p>
          </table:table-cell>
          <table:table-cell table:number-columns-repeated="2"/>
        </table:table-row>
        <table:table-row table:style-name="ro2">
          <table:table-cell office:value-type="float" office:value="1597" calcext:value-type="float">
            <text:p>1597</text:p>
          </table:table-cell>
          <table:table-cell office:value-type="float" office:value="6134" calcext:value-type="float">
            <text:p>6134</text:p>
          </table:table-cell>
          <table:table-cell office:value-type="string" calcext:value-type="string">
            <text:p>AC</text:p>
          </table:table-cell>
          <table:table-cell table:formula="of:=IF(OR([.C3]=&quot;AC&quot;;[.C3]=&quot;BC&quot;);[.B3]-([.B3]*MOD([.A3];100)/100);[.B3])" office:value-type="float" office:value="184.02" calcext:value-type="float">
            <text:p>184</text:p>
          </table:table-cell>
          <table:table-cell table:formula="of:=[.E2]-[.D3]" office:value-type="float" office:value="149748.29" calcext:value-type="float">
            <text:p>149748,29</text:p>
          </table:table-cell>
          <table:table-cell table:number-columns-repeated="2"/>
        </table:table-row>
        <table:table-row table:style-name="ro2">
          <table:table-cell office:value-type="float" office:value="1099" calcext:value-type="float">
            <text:p>1099</text:p>
          </table:table-cell>
          <table:table-cell office:value-type="float" office:value="27284" calcext:value-type="float">
            <text:p>27284</text:p>
          </table:table-cell>
          <table:table-cell office:value-type="string" calcext:value-type="string">
            <text:p>AC</text:p>
          </table:table-cell>
          <table:table-cell table:formula="of:=IF(OR([.C4]=&quot;AC&quot;;[.C4]=&quot;BC&quot;);[.B4]-([.B4]*MOD([.A4];100)/100);[.B4])" office:value-type="float" office:value="272.84" calcext:value-type="float">
            <text:p>273</text:p>
          </table:table-cell>
          <table:table-cell table:formula="of:=[.E3]-[.D4]" office:value-type="float" office:value="149475.45" calcext:value-type="float">
            <text:p>149475,45</text:p>
          </table:table-cell>
          <table:table-cell table:formula="of:=COUNTIF([.E:.E];&quot;&gt;0&quot;)-1" office:value-type="float" office:value="87" calcext:value-type="float">
            <text:p>87</text:p>
          </table:table-cell>
          <table:table-cell/>
        </table:table-row>
        <table:table-row table:style-name="ro2">
          <table:table-cell office:value-type="float" office:value="893" calcext:value-type="float">
            <text:p>893</text:p>
          </table:table-cell>
          <table:table-cell office:value-type="float" office:value="4486" calcext:value-type="float">
            <text:p>4486</text:p>
          </table:table-cell>
          <table:table-cell office:value-type="string" calcext:value-type="string">
            <text:p>AC</text:p>
          </table:table-cell>
          <table:table-cell table:formula="of:=IF(OR([.C5]=&quot;AC&quot;;[.C5]=&quot;BC&quot;);[.B5]-([.B5]*MOD([.A5];100)/100);[.B5])" office:value-type="float" office:value="314.02" calcext:value-type="float">
            <text:p>314</text:p>
          </table:table-cell>
          <table:table-cell table:formula="of:=[.E4]-[.D5]" office:value-type="float" office:value="149161.43" calcext:value-type="float">
            <text:p>149161,43</text:p>
          </table:table-cell>
          <table:table-cell table:number-columns-repeated="2"/>
        </table:table-row>
        <table:table-row table:style-name="ro2">
          <table:table-cell office:value-type="float" office:value="2898" calcext:value-type="float">
            <text:p>2898</text:p>
          </table:table-cell>
          <table:table-cell office:value-type="float" office:value="16498" calcext:value-type="float">
            <text:p>16498</text:p>
          </table:table-cell>
          <table:table-cell office:value-type="string" calcext:value-type="string">
            <text:p>AC</text:p>
          </table:table-cell>
          <table:table-cell table:formula="of:=IF(OR([.C6]=&quot;AC&quot;;[.C6]=&quot;BC&quot;);[.B6]-([.B6]*MOD([.A6];100)/100);[.B6])" office:value-type="float" office:value="329.959999999999" calcext:value-type="float">
            <text:p>330</text:p>
          </table:table-cell>
          <table:table-cell table:formula="of:=[.E5]-[.D6]" office:value-type="float" office:value="148831.47" calcext:value-type="float">
            <text:p>148831,47</text:p>
          </table:table-cell>
          <table:table-cell table:number-columns-repeated="2"/>
        </table:table-row>
        <table:table-row table:style-name="ro2">
          <table:table-cell office:value-type="float" office:value="2095" calcext:value-type="float">
            <text:p>2095</text:p>
          </table:table-cell>
          <table:table-cell office:value-type="float" office:value="7011" calcext:value-type="float">
            <text:p>7011</text:p>
          </table:table-cell>
          <table:table-cell office:value-type="string" calcext:value-type="string">
            <text:p>BC</text:p>
          </table:table-cell>
          <table:table-cell table:formula="of:=IF(OR([.C7]=&quot;AC&quot;;[.C7]=&quot;BC&quot;);[.B7]-([.B7]*MOD([.A7];100)/100);[.B7])" office:value-type="float" office:value="350.55" calcext:value-type="float">
            <text:p>351</text:p>
          </table:table-cell>
          <table:table-cell table:formula="of:=[.E6]-[.D7]" office:value-type="float" office:value="148480.92" calcext:value-type="float">
            <text:p>148480,92</text:p>
          </table:table-cell>
          <table:table-cell table:number-columns-repeated="2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BC</text:p>
          </table:table-cell>
          <table:table-cell table:formula="of:=IF(OR([.C8]=&quot;AC&quot;;[.C8]=&quot;BC&quot;);[.B8]-([.B8]*MOD([.A8];100)/100);[.B8])" office:value-type="float" office:value="517.82" calcext:value-type="float">
            <text:p>518</text:p>
          </table:table-cell>
          <table:table-cell table:formula="of:=[.E7]-[.D8]" office:value-type="float" office:value="147963.1" calcext:value-type="float">
            <text:p>147963,1</text:p>
          </table:table-cell>
          <table:table-cell table:number-columns-repeated="2"/>
        </table:table-row>
        <table:table-row table:style-name="ro2">
          <table:table-cell office:value-type="float" office:value="3297" calcext:value-type="float">
            <text:p>3297</text:p>
          </table:table-cell>
          <table:table-cell office:value-type="float" office:value="17780" calcext:value-type="float">
            <text:p>17780</text:p>
          </table:table-cell>
          <table:table-cell office:value-type="string" calcext:value-type="string">
            <text:p>AC</text:p>
          </table:table-cell>
          <table:table-cell table:formula="of:=IF(OR([.C9]=&quot;AC&quot;;[.C9]=&quot;BC&quot;);[.B9]-([.B9]*MOD([.A9];100)/100);[.B9])" office:value-type="float" office:value="533.400000000002" calcext:value-type="float">
            <text:p>533</text:p>
          </table:table-cell>
          <table:table-cell table:formula="of:=[.E8]-[.D9]" office:value-type="float" office:value="147429.7" calcext:value-type="float">
            <text:p>147429,7</text:p>
          </table:table-cell>
          <table:table-cell table:number-columns-repeated="2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3140" calcext:value-type="float">
            <text:p>3140</text:p>
          </table:table-cell>
          <table:table-cell office:value-type="string" calcext:value-type="string">
            <text:p>BC</text:p>
          </table:table-cell>
          <table:table-cell table:formula="of:=IF(OR([.C10]=&quot;AC&quot;;[.C10]=&quot;BC&quot;);[.B10]-([.B10]*MOD([.A10];100)/100);[.B10])" office:value-type="float" office:value="565.2" calcext:value-type="float">
            <text:p>565</text:p>
          </table:table-cell>
          <table:table-cell table:formula="of:=[.E9]-[.D10]" office:value-type="float" office:value="146864.5" calcext:value-type="float">
            <text:p>146864,5</text:p>
          </table:table-cell>
          <table:table-cell table:number-columns-repeated="2"/>
        </table:table-row>
        <table:table-row table:style-name="ro2">
          <table:table-cell office:value-type="float" office:value="1897" calcext:value-type="float">
            <text:p>1897</text:p>
          </table:table-cell>
          <table:table-cell office:value-type="float" office:value="20060" calcext:value-type="float">
            <text:p>20060</text:p>
          </table:table-cell>
          <table:table-cell office:value-type="string" calcext:value-type="string">
            <text:p>AC</text:p>
          </table:table-cell>
          <table:table-cell table:formula="of:=IF(OR([.C11]=&quot;AC&quot;;[.C11]=&quot;BC&quot;);[.B11]-([.B11]*MOD([.A11];100)/100);[.B11])" office:value-type="float" office:value="601.799999999999" calcext:value-type="float">
            <text:p>602</text:p>
          </table:table-cell>
          <table:table-cell table:formula="of:=[.E10]-[.D11]" office:value-type="float" office:value="146262.7" calcext:value-type="float">
            <text:p>146262,7</text:p>
          </table:table-cell>
          <table:table-cell table:number-columns-repeated="2"/>
        </table:table-row>
        <table:table-row table:style-name="ro2">
          <table:table-cell office:value-type="float" office:value="1489" calcext:value-type="float">
            <text:p>1489</text:p>
          </table:table-cell>
          <table:table-cell office:value-type="float" office:value="6055" calcext:value-type="float">
            <text:p>6055</text:p>
          </table:table-cell>
          <table:table-cell office:value-type="string" calcext:value-type="string">
            <text:p>BC</text:p>
          </table:table-cell>
          <table:table-cell table:formula="of:=IF(OR([.C12]=&quot;AC&quot;;[.C12]=&quot;BC&quot;);[.B12]-([.B12]*MOD([.A12];100)/100);[.B12])" office:value-type="float" office:value="666.05" calcext:value-type="float">
            <text:p>666</text:p>
          </table:table-cell>
          <table:table-cell table:formula="of:=[.E11]-[.D12]" office:value-type="float" office:value="145596.65" calcext:value-type="float">
            <text:p>145596,65</text:p>
          </table:table-cell>
          <table:table-cell table:number-columns-repeated="2"/>
        </table:table-row>
        <table:table-row table:style-name="ro2">
          <table:table-cell office:value-type="float" office:value="2098" calcext:value-type="float">
            <text:p>2098</text:p>
          </table:table-cell>
          <table:table-cell office:value-type="float" office:value="34912" calcext:value-type="float">
            <text:p>34912</text:p>
          </table:table-cell>
          <table:table-cell office:value-type="string" calcext:value-type="string">
            <text:p>BC</text:p>
          </table:table-cell>
          <table:table-cell table:formula="of:=IF(OR([.C13]=&quot;AC&quot;;[.C13]=&quot;BC&quot;);[.B13]-([.B13]*MOD([.A13];100)/100);[.B13])" office:value-type="float" office:value="698.239999999998" calcext:value-type="float">
            <text:p>698</text:p>
          </table:table-cell>
          <table:table-cell table:formula="of:=[.E12]-[.D13]" office:value-type="float" office:value="144898.41" calcext:value-type="float">
            <text:p>144898,41</text:p>
          </table:table-cell>
          <table:table-cell table:number-columns-repeated="2"/>
        </table:table-row>
        <table:table-row table:style-name="ro2">
          <table:table-cell office:value-type="float" office:value="1497" calcext:value-type="float">
            <text:p>1497</text:p>
          </table:table-cell>
          <table:table-cell office:value-type="float" office:value="24240" calcext:value-type="float">
            <text:p>24240</text:p>
          </table:table-cell>
          <table:table-cell office:value-type="string" calcext:value-type="string">
            <text:p>BC</text:p>
          </table:table-cell>
          <table:table-cell table:formula="of:=IF(OR([.C14]=&quot;AC&quot;;[.C14]=&quot;BC&quot;);[.B14]-([.B14]*MOD([.A14];100)/100);[.B14])" office:value-type="float" office:value="727.200000000001" calcext:value-type="float">
            <text:p>727</text:p>
          </table:table-cell>
          <table:table-cell table:formula="of:=[.E13]-[.D14]" office:value-type="float" office:value="144171.21" calcext:value-type="float">
            <text:p>144171,21</text:p>
          </table:table-cell>
          <table:table-cell table:number-columns-repeated="2"/>
        </table:table-row>
        <table:table-row table:style-name="ro2">
          <table:table-cell office:value-type="float" office:value="1883" calcext:value-type="float">
            <text:p>1883</text:p>
          </table:table-cell>
          <table:table-cell office:value-type="float" office:value="4367" calcext:value-type="float">
            <text:p>4367</text:p>
          </table:table-cell>
          <table:table-cell office:value-type="string" calcext:value-type="string">
            <text:p>AC</text:p>
          </table:table-cell>
          <table:table-cell table:formula="of:=IF(OR([.C15]=&quot;AC&quot;;[.C15]=&quot;BC&quot;);[.B15]-([.B15]*MOD([.A15];100)/100);[.B15])" office:value-type="float" office:value="742.39" calcext:value-type="float">
            <text:p>742</text:p>
          </table:table-cell>
          <table:table-cell table:formula="of:=[.E14]-[.D15]" office:value-type="float" office:value="143428.82" calcext:value-type="float">
            <text:p>143428,82</text:p>
          </table:table-cell>
          <table:table-cell table:number-columns-repeated="2"/>
        </table:table-row>
        <table:table-row table:style-name="ro2">
          <table:table-cell office:value-type="float" office:value="2284" calcext:value-type="float">
            <text:p>2284</text:p>
          </table:table-cell>
          <table:table-cell office:value-type="float" office:value="5221" calcext:value-type="float">
            <text:p>5221</text:p>
          </table:table-cell>
          <table:table-cell office:value-type="string" calcext:value-type="string">
            <text:p>AC</text:p>
          </table:table-cell>
          <table:table-cell table:formula="of:=IF(OR([.C16]=&quot;AC&quot;;[.C16]=&quot;BC&quot;);[.B16]-([.B16]*MOD([.A16];100)/100);[.B16])" office:value-type="float" office:value="835.36" calcext:value-type="float">
            <text:p>835</text:p>
          </table:table-cell>
          <table:table-cell table:formula="of:=[.E15]-[.D16]" office:value-type="float" office:value="142593.46" calcext:value-type="float">
            <text:p>142593,46</text:p>
          </table:table-cell>
          <table:table-cell table:number-columns-repeated="2"/>
        </table:table-row>
        <table:table-row table:style-name="ro2">
          <table:table-cell office:value-type="float" office:value="1770" calcext:value-type="float">
            <text:p>1770</text:p>
          </table:table-cell>
          <table:table-cell office:value-type="float" office:value="2863" calcext:value-type="float">
            <text:p>2863</text:p>
          </table:table-cell>
          <table:table-cell office:value-type="string" calcext:value-type="string">
            <text:p>AC</text:p>
          </table:table-cell>
          <table:table-cell table:formula="of:=IF(OR([.C17]=&quot;AC&quot;;[.C17]=&quot;BC&quot;);[.B17]-([.B17]*MOD([.A17];100)/100);[.B17])" office:value-type="float" office:value="858.9" calcext:value-type="float">
            <text:p>859</text:p>
          </table:table-cell>
          <table:table-cell table:formula="of:=[.E16]-[.D17]" office:value-type="float" office:value="141734.56" calcext:value-type="float">
            <text:p>141734,56</text:p>
          </table:table-cell>
          <table:table-cell table:number-columns-repeated="2"/>
        </table:table-row>
        <table:table-row table:style-name="ro2">
          <table:table-cell office:value-type="float" office:value="2978" calcext:value-type="float">
            <text:p>2978</text:p>
          </table:table-cell>
          <table:table-cell office:value-type="float" office:value="3917" calcext:value-type="float">
            <text:p>3917</text:p>
          </table:table-cell>
          <table:table-cell office:value-type="string" calcext:value-type="string">
            <text:p>AC</text:p>
          </table:table-cell>
          <table:table-cell table:formula="of:=IF(OR([.C18]=&quot;AC&quot;;[.C18]=&quot;BC&quot;);[.B18]-([.B18]*MOD([.A18];100)/100);[.B18])" office:value-type="float" office:value="861.74" calcext:value-type="float">
            <text:p>862</text:p>
          </table:table-cell>
          <table:table-cell table:formula="of:=[.E17]-[.D18]" office:value-type="float" office:value="140872.82" calcext:value-type="float">
            <text:p>140872,82</text:p>
          </table:table-cell>
          <table:table-cell table:number-columns-repeated="2"/>
        </table:table-row>
        <table:table-row table:style-name="ro2">
          <table:table-cell office:value-type="float" office:value="2268" calcext:value-type="float">
            <text:p>2268</text:p>
          </table:table-cell>
          <table:table-cell office:value-type="float" office:value="2821" calcext:value-type="float">
            <text:p>2821</text:p>
          </table:table-cell>
          <table:table-cell office:value-type="string" calcext:value-type="string">
            <text:p>BC</text:p>
          </table:table-cell>
          <table:table-cell table:formula="of:=IF(OR([.C19]=&quot;AC&quot;;[.C19]=&quot;BC&quot;);[.B19]-([.B19]*MOD([.A19];100)/100);[.B19])" office:value-type="float" office:value="902.72" calcext:value-type="float">
            <text:p>903</text:p>
          </table:table-cell>
          <table:table-cell table:formula="of:=[.E18]-[.D19]" office:value-type="float" office:value="139970.1" calcext:value-type="float">
            <text:p>139970,1</text:p>
          </table:table-cell>
          <table:table-cell table:number-columns-repeated="2"/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float" office:value="15556" calcext:value-type="float">
            <text:p>15556</text:p>
          </table:table-cell>
          <table:table-cell office:value-type="string" calcext:value-type="string">
            <text:p>AC</text:p>
          </table:table-cell>
          <table:table-cell table:formula="of:=IF(OR([.C20]=&quot;AC&quot;;[.C20]=&quot;BC&quot;);[.B20]-([.B20]*MOD([.A20];100)/100);[.B20])" office:value-type="float" office:value="933.360000000001" calcext:value-type="float">
            <text:p>933</text:p>
          </table:table-cell>
          <table:table-cell table:formula="of:=[.E19]-[.D20]" office:value-type="float" office:value="139036.74" calcext:value-type="float">
            <text:p>139036,74</text:p>
          </table:table-cell>
          <table:table-cell table:number-columns-repeated="2"/>
        </table:table-row>
        <table:table-row table:style-name="ro2">
          <table:table-cell office:value-type="float" office:value="1298" calcext:value-type="float">
            <text:p>1298</text:p>
          </table:table-cell>
          <table:table-cell office:value-type="float" office:value="47583" calcext:value-type="float">
            <text:p>47583</text:p>
          </table:table-cell>
          <table:table-cell office:value-type="string" calcext:value-type="string">
            <text:p>BC</text:p>
          </table:table-cell>
          <table:table-cell table:formula="of:=IF(OR([.C21]=&quot;AC&quot;;[.C21]=&quot;BC&quot;);[.B21]-([.B21]*MOD([.A21];100)/100);[.B21])" office:value-type="float" office:value="951.660000000004" calcext:value-type="float">
            <text:p>952</text:p>
          </table:table-cell>
          <table:table-cell table:formula="of:=[.E20]-[.D21]" office:value-type="float" office:value="138085.08" calcext:value-type="float">
            <text:p>138085,08</text:p>
          </table:table-cell>
          <table:table-cell table:number-columns-repeated="2"/>
        </table:table-row>
        <table:table-row table:style-name="ro2">
          <table:table-cell office:value-type="float" office:value="3286" calcext:value-type="float">
            <text:p>3286</text:p>
          </table:table-cell>
          <table:table-cell office:value-type="float" office:value="6807" calcext:value-type="float">
            <text:p>6807</text:p>
          </table:table-cell>
          <table:table-cell office:value-type="string" calcext:value-type="string">
            <text:p>BC</text:p>
          </table:table-cell>
          <table:table-cell table:formula="of:=IF(OR([.C22]=&quot;AC&quot;;[.C22]=&quot;BC&quot;);[.B22]-([.B22]*MOD([.A22];100)/100);[.B22])" office:value-type="float" office:value="952.98" calcext:value-type="float">
            <text:p>953</text:p>
          </table:table-cell>
          <table:table-cell table:formula="of:=[.E21]-[.D22]" office:value-type="float" office:value="137132.1" calcext:value-type="float">
            <text:p>137132,1</text:p>
          </table:table-cell>
          <table:table-cell table:number-columns-repeated="2"/>
        </table:table-row>
        <table:table-row table:style-name="ro2">
          <table:table-cell office:value-type="float" office:value="1166" calcext:value-type="float">
            <text:p>1166</text:p>
          </table:table-cell>
          <table:table-cell office:value-type="float" office:value="2875" calcext:value-type="float">
            <text:p>2875</text:p>
          </table:table-cell>
          <table:table-cell office:value-type="string" calcext:value-type="string">
            <text:p>AC</text:p>
          </table:table-cell>
          <table:table-cell table:formula="of:=IF(OR([.C23]=&quot;AC&quot;;[.C23]=&quot;BC&quot;);[.B23]-([.B23]*MOD([.A23];100)/100);[.B23])" office:value-type="float" office:value="977.5" calcext:value-type="float">
            <text:p>978</text:p>
          </table:table-cell>
          <table:table-cell table:formula="of:=[.E22]-[.D23]" office:value-type="float" office:value="136154.6" calcext:value-type="float">
            <text:p>136154,6</text:p>
          </table:table-cell>
          <table:table-cell table:number-columns-repeated="2"/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float" office:value="51405" calcext:value-type="float">
            <text:p>51405</text:p>
          </table:table-cell>
          <table:table-cell office:value-type="string" calcext:value-type="string">
            <text:p>BC</text:p>
          </table:table-cell>
          <table:table-cell table:formula="of:=IF(OR([.C24]=&quot;AC&quot;;[.C24]=&quot;BC&quot;);[.B24]-([.B24]*MOD([.A24];100)/100);[.B24])" office:value-type="float" office:value="1028.1" calcext:value-type="float">
            <text:p>1028</text:p>
          </table:table-cell>
          <table:table-cell table:formula="of:=[.E23]-[.D24]" office:value-type="float" office:value="135126.5" calcext:value-type="float">
            <text:p>135126,5</text:p>
          </table:table-cell>
          <table:table-cell table:number-columns-repeated="2"/>
        </table:table-row>
        <table:table-row table:style-name="ro2">
          <table:table-cell office:value-type="float" office:value="3093" calcext:value-type="float">
            <text:p>3093</text:p>
          </table:table-cell>
          <table:table-cell office:value-type="float" office:value="15861" calcext:value-type="float">
            <text:p>15861</text:p>
          </table:table-cell>
          <table:table-cell office:value-type="string" calcext:value-type="string">
            <text:p>AC</text:p>
          </table:table-cell>
          <table:table-cell table:formula="of:=IF(OR([.C25]=&quot;AC&quot;;[.C25]=&quot;BC&quot;);[.B25]-([.B25]*MOD([.A25];100)/100);[.B25])" office:value-type="float" office:value="1110.27" calcext:value-type="float">
            <text:p>1110</text:p>
          </table:table-cell>
          <table:table-cell table:formula="of:=[.E24]-[.D25]" office:value-type="float" office:value="134016.23" calcext:value-type="float">
            <text:p>134016,23</text:p>
          </table:table-cell>
          <table:table-cell table:number-columns-repeated="2"/>
        </table:table-row>
        <table:table-row table:style-name="ro2">
          <table:table-cell office:value-type="float" office:value="3796" calcext:value-type="float">
            <text:p>3796</text:p>
          </table:table-cell>
          <table:table-cell office:value-type="float" office:value="28528" calcext:value-type="float">
            <text:p>28528</text:p>
          </table:table-cell>
          <table:table-cell office:value-type="string" calcext:value-type="string">
            <text:p>BC</text:p>
          </table:table-cell>
          <table:table-cell table:formula="of:=IF(OR([.C26]=&quot;AC&quot;;[.C26]=&quot;BC&quot;);[.B26]-([.B26]*MOD([.A26];100)/100);[.B26])" office:value-type="float" office:value="1141.12" calcext:value-type="float">
            <text:p>1141</text:p>
          </table:table-cell>
          <table:table-cell table:formula="of:=[.E25]-[.D26]" office:value-type="float" office:value="132875.11" calcext:value-type="float">
            <text:p>132875,11</text:p>
          </table:table-cell>
          <table:table-cell table:number-columns-repeated="2"/>
        </table:table-row>
        <table:table-row table:style-name="ro2">
          <table:table-cell office:value-type="float" office:value="1466" calcext:value-type="float">
            <text:p>1466</text:p>
          </table:table-cell>
          <table:table-cell office:value-type="float" office:value="3618" calcext:value-type="float">
            <text:p>3618</text:p>
          </table:table-cell>
          <table:table-cell office:value-type="string" calcext:value-type="string">
            <text:p>BC</text:p>
          </table:table-cell>
          <table:table-cell table:formula="of:=IF(OR([.C27]=&quot;AC&quot;;[.C27]=&quot;BC&quot;);[.B27]-([.B27]*MOD([.A27];100)/100);[.B27])" office:value-type="float" office:value="1230.12" calcext:value-type="float">
            <text:p>1230</text:p>
          </table:table-cell>
          <table:table-cell table:formula="of:=[.E26]-[.D27]" office:value-type="float" office:value="131644.99" calcext:value-type="float">
            <text:p>131644,99</text:p>
          </table:table-cell>
          <table:table-cell table:number-columns-repeated="2"/>
        </table:table-row>
        <table:table-row table:style-name="ro2">
          <table:table-cell office:value-type="float" office:value="3084" calcext:value-type="float">
            <text:p>3084</text:p>
          </table:table-cell>
          <table:table-cell office:value-type="float" office:value="7776" calcext:value-type="float">
            <text:p>7776</text:p>
          </table:table-cell>
          <table:table-cell office:value-type="string" calcext:value-type="string">
            <text:p>BC</text:p>
          </table:table-cell>
          <table:table-cell table:formula="of:=IF(OR([.C28]=&quot;AC&quot;;[.C28]=&quot;BC&quot;);[.B28]-([.B28]*MOD([.A28];100)/100);[.B28])" office:value-type="float" office:value="1244.16" calcext:value-type="float">
            <text:p>1244</text:p>
          </table:table-cell>
          <table:table-cell table:formula="of:=[.E27]-[.D28]" office:value-type="float" office:value="130400.83" calcext:value-type="float">
            <text:p>130400,83</text:p>
          </table:table-cell>
          <table:table-cell table:number-columns-repeated="2"/>
        </table:table-row>
        <table:table-row table:style-name="ro2">
          <table:table-cell office:value-type="float" office:value="2180" calcext:value-type="float">
            <text:p>2180</text:p>
          </table:table-cell>
          <table:table-cell office:value-type="float" office:value="6239" calcext:value-type="float">
            <text:p>6239</text:p>
          </table:table-cell>
          <table:table-cell office:value-type="string" calcext:value-type="string">
            <text:p>AC</text:p>
          </table:table-cell>
          <table:table-cell table:formula="of:=IF(OR([.C29]=&quot;AC&quot;;[.C29]=&quot;BC&quot;);[.B29]-([.B29]*MOD([.A29];100)/100);[.B29])" office:value-type="float" office:value="1247.8" calcext:value-type="float">
            <text:p>1248</text:p>
          </table:table-cell>
          <table:table-cell table:formula="of:=[.E28]-[.D29]" office:value-type="float" office:value="129153.03" calcext:value-type="float">
            <text:p>129153,03</text:p>
          </table:table-cell>
          <table:table-cell table:number-columns-repeated="2"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float" office:value="17830" calcext:value-type="float">
            <text:p>17830</text:p>
          </table:table-cell>
          <table:table-cell office:value-type="string" calcext:value-type="string">
            <text:p>BC</text:p>
          </table:table-cell>
          <table:table-cell table:formula="of:=IF(OR([.C30]=&quot;AC&quot;;[.C30]=&quot;BC&quot;);[.B30]-([.B30]*MOD([.A30];100)/100);[.B30])" office:value-type="float" office:value="1248.1" calcext:value-type="float">
            <text:p>1248</text:p>
          </table:table-cell>
          <table:table-cell table:formula="of:=[.E29]-[.D30]" office:value-type="float" office:value="127904.93" calcext:value-type="float">
            <text:p>127904,93</text:p>
          </table:table-cell>
          <table:table-cell table:number-columns-repeated="2"/>
        </table:table-row>
        <table:table-row table:style-name="ro2">
          <table:table-cell office:value-type="float" office:value="2196" calcext:value-type="float">
            <text:p>2196</text:p>
          </table:table-cell>
          <table:table-cell office:value-type="float" office:value="32192" calcext:value-type="float">
            <text:p>32192</text:p>
          </table:table-cell>
          <table:table-cell office:value-type="string" calcext:value-type="string">
            <text:p>AC</text:p>
          </table:table-cell>
          <table:table-cell table:formula="of:=IF(OR([.C31]=&quot;AC&quot;;[.C31]=&quot;BC&quot;);[.B31]-([.B31]*MOD([.A31];100)/100);[.B31])" office:value-type="float" office:value="1287.68" calcext:value-type="float">
            <text:p>1288</text:p>
          </table:table-cell>
          <table:table-cell table:formula="of:=[.E30]-[.D31]" office:value-type="float" office:value="126617.25" calcext:value-type="float">
            <text:p>126617,25</text:p>
          </table:table-cell>
          <table:table-cell table:number-columns-repeated="2"/>
        </table:table-row>
        <table:table-row table:style-name="ro2">
          <table:table-cell office:value-type="float" office:value="3492" calcext:value-type="float">
            <text:p>3492</text:p>
          </table:table-cell>
          <table:table-cell office:value-type="float" office:value="16370" calcext:value-type="float">
            <text:p>16370</text:p>
          </table:table-cell>
          <table:table-cell office:value-type="string" calcext:value-type="string">
            <text:p>AC</text:p>
          </table:table-cell>
          <table:table-cell table:formula="of:=IF(OR([.C32]=&quot;AC&quot;;[.C32]=&quot;BC&quot;);[.B32]-([.B32]*MOD([.A32];100)/100);[.B32])" office:value-type="float" office:value="1309.6" calcext:value-type="float">
            <text:p>1310</text:p>
          </table:table-cell>
          <table:table-cell table:formula="of:=[.E31]-[.D32]" office:value-type="float" office:value="125307.65" calcext:value-type="float">
            <text:p>125307,65</text:p>
          </table:table-cell>
          <table:table-cell table:number-columns-repeated="2"/>
        </table:table-row>
        <table:table-row table:style-name="ro2">
          <table:table-cell office:value-type="float" office:value="1891" calcext:value-type="float">
            <text:p>1891</text:p>
          </table:table-cell>
          <table:table-cell office:value-type="float" office:value="15103" calcext:value-type="float">
            <text:p>15103</text:p>
          </table:table-cell>
          <table:table-cell office:value-type="string" calcext:value-type="string">
            <text:p>AC</text:p>
          </table:table-cell>
          <table:table-cell table:formula="of:=IF(OR([.C33]=&quot;AC&quot;;[.C33]=&quot;BC&quot;);[.B33]-([.B33]*MOD([.A33];100)/100);[.B33])" office:value-type="float" office:value="1359.27" calcext:value-type="float">
            <text:p>1359</text:p>
          </table:table-cell>
          <table:table-cell table:formula="of:=[.E32]-[.D33]" office:value-type="float" office:value="123948.38" calcext:value-type="float">
            <text:p>123948,38</text:p>
          </table:table-cell>
          <table:table-cell table:number-columns-repeated="2"/>
        </table:table-row>
        <table:table-row table:style-name="ro2">
          <table:table-cell office:value-type="float" office:value="3197" calcext:value-type="float">
            <text:p>3197</text:p>
          </table:table-cell>
          <table:table-cell office:value-type="float" office:value="45903" calcext:value-type="float">
            <text:p>45903</text:p>
          </table:table-cell>
          <table:table-cell office:value-type="string" calcext:value-type="string">
            <text:p>AC</text:p>
          </table:table-cell>
          <table:table-cell table:formula="of:=IF(OR([.C34]=&quot;AC&quot;;[.C34]=&quot;BC&quot;);[.B34]-([.B34]*MOD([.A34];100)/100);[.B34])" office:value-type="float" office:value="1377.09" calcext:value-type="float">
            <text:p>1377</text:p>
          </table:table-cell>
          <table:table-cell table:formula="of:=[.E33]-[.D34]" office:value-type="float" office:value="122571.29" calcext:value-type="float">
            <text:p>122571,29</text:p>
          </table:table-cell>
          <table:table-cell table:number-columns-repeated="2"/>
        </table:table-row>
        <table:table-row table:style-name="ro2">
          <table:table-cell office:value-type="float" office:value="3875" calcext:value-type="float">
            <text:p>3875</text:p>
          </table:table-cell>
          <table:table-cell office:value-type="float" office:value="5671" calcext:value-type="float">
            <text:p>5671</text:p>
          </table:table-cell>
          <table:table-cell office:value-type="string" calcext:value-type="string">
            <text:p>BC</text:p>
          </table:table-cell>
          <table:table-cell table:formula="of:=IF(OR([.C35]=&quot;AC&quot;;[.C35]=&quot;BC&quot;);[.B35]-([.B35]*MOD([.A35];100)/100);[.B35])" office:value-type="float" office:value="1417.75" calcext:value-type="float">
            <text:p>1418</text:p>
          </table:table-cell>
          <table:table-cell table:formula="of:=[.E34]-[.D35]" office:value-type="float" office:value="121153.54" calcext:value-type="float">
            <text:p>121153,54</text:p>
          </table:table-cell>
          <table:table-cell table:number-columns-repeated="2"/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float" office:value="49757" calcext:value-type="float">
            <text:p>49757</text:p>
          </table:table-cell>
          <table:table-cell office:value-type="string" calcext:value-type="string">
            <text:p>BC</text:p>
          </table:table-cell>
          <table:table-cell table:formula="of:=IF(OR([.C36]=&quot;AC&quot;;[.C36]=&quot;BC&quot;);[.B36]-([.B36]*MOD([.A36];100)/100);[.B36])" office:value-type="float" office:value="1492.71" calcext:value-type="float">
            <text:p>1493</text:p>
          </table:table-cell>
          <table:table-cell table:formula="of:=[.E35]-[.D36]" office:value-type="float" office:value="119660.83" calcext:value-type="float">
            <text:p>119660,83</text:p>
          </table:table-cell>
          <table:table-cell table:number-columns-repeated="2"/>
        </table:table-row>
        <table:table-row table:style-name="ro2">
          <table:table-cell office:value-type="float" office:value="2265" calcext:value-type="float">
            <text:p>2265</text:p>
          </table:table-cell>
          <table:table-cell office:value-type="float" office:value="4498" calcext:value-type="float">
            <text:p>4498</text:p>
          </table:table-cell>
          <table:table-cell office:value-type="string" calcext:value-type="string">
            <text:p>AC</text:p>
          </table:table-cell>
          <table:table-cell table:formula="of:=IF(OR([.C37]=&quot;AC&quot;;[.C37]=&quot;BC&quot;);[.B37]-([.B37]*MOD([.A37];100)/100);[.B37])" office:value-type="float" office:value="1574.3" calcext:value-type="float">
            <text:p>1574</text:p>
          </table:table-cell>
          <table:table-cell table:formula="of:=[.E36]-[.D37]" office:value-type="float" office:value="118086.53" calcext:value-type="float">
            <text:p>118086,53</text:p>
          </table:table-cell>
          <table:table-cell table:number-columns-repeated="2"/>
        </table:table-row>
        <table:table-row table:style-name="ro2">
          <table:table-cell office:value-type="float" office:value="1367" calcext:value-type="float">
            <text:p>1367</text:p>
          </table:table-cell>
          <table:table-cell office:value-type="float" office:value="4853" calcext:value-type="float">
            <text:p>4853</text:p>
          </table:table-cell>
          <table:table-cell office:value-type="string" calcext:value-type="string">
            <text:p>AC</text:p>
          </table:table-cell>
          <table:table-cell table:formula="of:=IF(OR([.C38]=&quot;AC&quot;;[.C38]=&quot;BC&quot;);[.B38]-([.B38]*MOD([.A38];100)/100);[.B38])" office:value-type="float" office:value="1601.49" calcext:value-type="float">
            <text:p>1601</text:p>
          </table:table-cell>
          <table:table-cell table:formula="of:=[.E37]-[.D38]" office:value-type="float" office:value="116485.04" calcext:value-type="float">
            <text:p>116485,04</text:p>
          </table:table-cell>
          <table:table-cell table:number-columns-repeated="2"/>
        </table:table-row>
        <table:table-row table:style-name="ro2">
          <table:table-cell office:value-type="float" office:value="3650" calcext:value-type="float">
            <text:p>3650</text:p>
          </table:table-cell>
          <table:table-cell office:value-type="float" office:value="3228" calcext:value-type="float">
            <text:p>3228</text:p>
          </table:table-cell>
          <table:table-cell office:value-type="string" calcext:value-type="string">
            <text:p>BC</text:p>
          </table:table-cell>
          <table:table-cell table:formula="of:=IF(OR([.C39]=&quot;AC&quot;;[.C39]=&quot;BC&quot;);[.B39]-([.B39]*MOD([.A39];100)/100);[.B39])" office:value-type="float" office:value="1614" calcext:value-type="float">
            <text:p>1614</text:p>
          </table:table-cell>
          <table:table-cell table:formula="of:=[.E38]-[.D39]" office:value-type="float" office:value="114871.04" calcext:value-type="float">
            <text:p>114871,04</text:p>
          </table:table-cell>
          <table:table-cell table:number-columns-repeated="2"/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float" office:value="20894" calcext:value-type="float">
            <text:p>20894</text:p>
          </table:table-cell>
          <table:table-cell office:value-type="string" calcext:value-type="string">
            <text:p>AC</text:p>
          </table:table-cell>
          <table:table-cell table:formula="of:=IF(OR([.C40]=&quot;AC&quot;;[.C40]=&quot;BC&quot;);[.B40]-([.B40]*MOD([.A40];100)/100);[.B40])" office:value-type="float" office:value="1671.52" calcext:value-type="float">
            <text:p>1672</text:p>
          </table:table-cell>
          <table:table-cell table:formula="of:=[.E39]-[.D40]" office:value-type="float" office:value="113199.52" calcext:value-type="float">
            <text:p>113199,52</text:p>
          </table:table-cell>
          <table:table-cell table:number-columns-repeated="2"/>
        </table:table-row>
        <table:table-row table:style-name="ro2">
          <table:table-cell office:value-type="float" office:value="3396" calcext:value-type="float">
            <text:p>3396</text:p>
          </table:table-cell>
          <table:table-cell office:value-type="float" office:value="41842" calcext:value-type="float">
            <text:p>41842</text:p>
          </table:table-cell>
          <table:table-cell office:value-type="string" calcext:value-type="string">
            <text:p>BC</text:p>
          </table:table-cell>
          <table:table-cell table:formula="of:=IF(OR([.C41]=&quot;AC&quot;;[.C41]=&quot;BC&quot;);[.B41]-([.B41]*MOD([.A41];100)/100);[.B41])" office:value-type="float" office:value="1673.68" calcext:value-type="float">
            <text:p>1674</text:p>
          </table:table-cell>
          <table:table-cell table:formula="of:=[.E40]-[.D41]" office:value-type="float" office:value="111525.84" calcext:value-type="float">
            <text:p>111525,84</text:p>
          </table:table-cell>
          <table:table-cell table:number-columns-repeated="2"/>
        </table:table-row>
        <table:table-row table:style-name="ro2">
          <table:table-cell office:value-type="float" office:value="1693" calcext:value-type="float">
            <text:p>1693</text:p>
          </table:table-cell>
          <table:table-cell office:value-type="float" office:value="23953" calcext:value-type="float">
            <text:p>23953</text:p>
          </table:table-cell>
          <table:table-cell office:value-type="string" calcext:value-type="string">
            <text:p>BC</text:p>
          </table:table-cell>
          <table:table-cell table:formula="of:=IF(OR([.C42]=&quot;AC&quot;;[.C42]=&quot;BC&quot;);[.B42]-([.B42]*MOD([.A42];100)/100);[.B42])" office:value-type="float" office:value="1676.71" calcext:value-type="float">
            <text:p>1677</text:p>
          </table:table-cell>
          <table:table-cell table:formula="of:=[.E41]-[.D42]" office:value-type="float" office:value="109849.13" calcext:value-type="float">
            <text:p>109849,13</text:p>
          </table:table-cell>
          <table:table-cell table:number-columns-repeated="2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5638" calcext:value-type="float">
            <text:p>5638</text:p>
          </table:table-cell>
          <table:table-cell office:value-type="string" calcext:value-type="string">
            <text:p>AC</text:p>
          </table:table-cell>
          <table:table-cell table:formula="of:=IF(OR([.C43]=&quot;AC&quot;;[.C43]=&quot;BC&quot;);[.B43]-([.B43]*MOD([.A43];100)/100);[.B43])" office:value-type="float" office:value="1691.4" calcext:value-type="float">
            <text:p>1691</text:p>
          </table:table-cell>
          <table:table-cell table:formula="of:=[.E42]-[.D43]" office:value-type="float" office:value="108157.73" calcext:value-type="float">
            <text:p>108157,73</text:p>
          </table:table-cell>
          <table:table-cell table:number-columns-repeated="2"/>
        </table:table-row>
        <table:table-row table:style-name="ro2">
          <table:table-cell office:value-type="float" office:value="774" calcext:value-type="float">
            <text:p>774</text:p>
          </table:table-cell>
          <table:table-cell office:value-type="float" office:value="6623" calcext:value-type="float">
            <text:p>6623</text:p>
          </table:table-cell>
          <table:table-cell office:value-type="string" calcext:value-type="string">
            <text:p>AC</text:p>
          </table:table-cell>
          <table:table-cell table:formula="of:=IF(OR([.C44]=&quot;AC&quot;;[.C44]=&quot;BC&quot;);[.B44]-([.B44]*MOD([.A44];100)/100);[.B44])" office:value-type="float" office:value="1721.98" calcext:value-type="float">
            <text:p>1722</text:p>
          </table:table-cell>
          <table:table-cell table:formula="of:=[.E43]-[.D44]" office:value-type="float" office:value="106435.75" calcext:value-type="float">
            <text:p>106435,75</text:p>
          </table:table-cell>
          <table:table-cell table:number-columns-repeated="2"/>
        </table:table-row>
        <table:table-row table:style-name="ro2">
          <table:table-cell office:value-type="float" office:value="3079" calcext:value-type="float">
            <text:p>3079</text:p>
          </table:table-cell>
          <table:table-cell office:value-type="float" office:value="8420" calcext:value-type="float">
            <text:p>8420</text:p>
          </table:table-cell>
          <table:table-cell office:value-type="string" calcext:value-type="string">
            <text:p>AC</text:p>
          </table:table-cell>
          <table:table-cell table:formula="of:=IF(OR([.C45]=&quot;AC&quot;;[.C45]=&quot;BC&quot;);[.B45]-([.B45]*MOD([.A45];100)/100);[.B45])" office:value-type="float" office:value="1768.2" calcext:value-type="float">
            <text:p>1768</text:p>
          </table:table-cell>
          <table:table-cell table:formula="of:=[.E44]-[.D45]" office:value-type="float" office:value="104667.55" calcext:value-type="float">
            <text:p>104667,55</text:p>
          </table:table-cell>
          <table:table-cell table:number-columns-repeated="2"/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float" office:value="6319" calcext:value-type="float">
            <text:p>6319</text:p>
          </table:table-cell>
          <table:table-cell office:value-type="string" calcext:value-type="string">
            <text:p>AC</text:p>
          </table:table-cell>
          <table:table-cell table:formula="of:=IF(OR([.C46]=&quot;AC&quot;;[.C46]=&quot;BC&quot;);[.B46]-([.B46]*MOD([.A46];100)/100);[.B46])" office:value-type="float" office:value="1769.32" calcext:value-type="float">
            <text:p>1769</text:p>
          </table:table-cell>
          <table:table-cell table:formula="of:=[.E45]-[.D46]" office:value-type="float" office:value="102898.23" calcext:value-type="float">
            <text:p>102898,23</text:p>
          </table:table-cell>
          <table:table-cell table:number-columns-repeated="2"/>
        </table:table-row>
        <table:table-row table:style-name="ro2">
          <table:table-cell office:value-type="float" office:value="1893" calcext:value-type="float">
            <text:p>1893</text:p>
          </table:table-cell>
          <table:table-cell office:value-type="float" office:value="25450" calcext:value-type="float">
            <text:p>25450</text:p>
          </table:table-cell>
          <table:table-cell office:value-type="string" calcext:value-type="string">
            <text:p>BC</text:p>
          </table:table-cell>
          <table:table-cell table:formula="of:=IF(OR([.C47]=&quot;AC&quot;;[.C47]=&quot;BC&quot;);[.B47]-([.B47]*MOD([.A47];100)/100);[.B47])" office:value-type="float" office:value="1781.5" calcext:value-type="float">
            <text:p>1782</text:p>
          </table:table-cell>
          <table:table-cell table:formula="of:=[.E46]-[.D47]" office:value-type="float" office:value="101116.73" calcext:value-type="float">
            <text:p>101116,73</text:p>
          </table:table-cell>
          <table:table-cell table:formula="of:=1985+4433" office:value-type="float" office:value="6418" calcext:value-type="float">
            <text:p>6418</text:p>
          </table:table-cell>
          <table:table-cell/>
        </table:table-row>
        <table:table-row table:style-name="ro2">
          <table:table-cell office:value-type="float" office:value="2175" calcext:value-type="float">
            <text:p>2175</text:p>
          </table:table-cell>
          <table:table-cell office:value-type="float" office:value="7366" calcext:value-type="float">
            <text:p>7366</text:p>
          </table:table-cell>
          <table:table-cell office:value-type="string" calcext:value-type="string">
            <text:p>BC</text:p>
          </table:table-cell>
          <table:table-cell table:formula="of:=IF(OR([.C48]=&quot;AC&quot;;[.C48]=&quot;BC&quot;);[.B48]-([.B48]*MOD([.A48];100)/100);[.B48])" office:value-type="float" office:value="1841.5" calcext:value-type="float">
            <text:p>1842</text:p>
          </table:table-cell>
          <table:table-cell table:formula="of:=[.E47]-[.D48]" office:value-type="float" office:value="99275.23" calcext:value-type="float">
            <text:p>99275,23</text:p>
          </table:table-cell>
          <table:table-cell table:number-columns-repeated="2"/>
        </table:table-row>
        <table:table-row table:style-name="ro2">
          <table:table-cell office:value-type="float" office:value="2089" calcext:value-type="float">
            <text:p>2089</text:p>
          </table:table-cell>
          <table:table-cell office:value-type="float" office:value="16765" calcext:value-type="float">
            <text:p>16765</text:p>
          </table:table-cell>
          <table:table-cell office:value-type="string" calcext:value-type="string">
            <text:p>BC</text:p>
          </table:table-cell>
          <table:table-cell table:formula="of:=IF(OR([.C49]=&quot;AC&quot;;[.C49]=&quot;BC&quot;);[.B49]-([.B49]*MOD([.A49];100)/100);[.B49])" office:value-type="float" office:value="1844.15" calcext:value-type="float">
            <text:p>1844</text:p>
          </table:table-cell>
          <table:table-cell table:formula="of:=[.E48]-[.D49]" office:value-type="float" office:value="97431.0800000001" calcext:value-type="float">
            <text:p>97431,0800000001</text:p>
          </table:table-cell>
          <table:table-cell table:number-columns-repeated="2"/>
        </table:table-row>
        <table:table-row table:style-name="ro2">
          <table:table-cell office:value-type="float" office:value="2793" calcext:value-type="float">
            <text:p>2793</text:p>
          </table:table-cell>
          <table:table-cell office:value-type="float" office:value="28492" calcext:value-type="float">
            <text:p>28492</text:p>
          </table:table-cell>
          <table:table-cell office:value-type="string" calcext:value-type="string">
            <text:p>AC</text:p>
          </table:table-cell>
          <table:table-cell table:formula="of:=IF(OR([.C50]=&quot;AC&quot;;[.C50]=&quot;BC&quot;);[.B50]-([.B50]*MOD([.A50];100)/100);[.B50])" office:value-type="float" office:value="1994.44" calcext:value-type="float">
            <text:p>1994</text:p>
          </table:table-cell>
          <table:table-cell table:formula="of:=[.E49]-[.D50]" office:value-type="float" office:value="95436.64" calcext:value-type="float">
            <text:p>95436,64</text:p>
          </table:table-cell>
          <table:table-cell table:number-columns-repeated="2"/>
        </table:table-row>
        <table:table-row table:style-name="ro2">
          <table:table-cell office:value-type="float" office:value="1102" calcext:value-type="float">
            <text:p>1102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BC</text:p>
          </table:table-cell>
          <table:table-cell table:formula="of:=IF(OR([.C51]=&quot;AC&quot;;[.C51]=&quot;BC&quot;);[.B51]-([.B51]*MOD([.A51];100)/100);[.B51])" office:value-type="float" office:value="2009.98" calcext:value-type="float">
            <text:p>2010</text:p>
          </table:table-cell>
          <table:table-cell table:formula="of:=[.E50]-[.D51]" office:value-type="float" office:value="93426.6600000001" calcext:value-type="float">
            <text:p>93426,6600000001</text:p>
          </table:table-cell>
          <table:table-cell table:number-columns-repeated="2"/>
        </table:table-row>
        <table:table-row table:style-name="ro2">
          <table:table-cell office:value-type="float" office:value="3475" calcext:value-type="float">
            <text:p>347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</text:p>
          </table:table-cell>
          <table:table-cell table:formula="of:=IF(OR([.C52]=&quot;AC&quot;;[.C52]=&quot;BC&quot;);[.B52]-([.B52]*MOD([.A52];100)/100);[.B52])" office:value-type="float" office:value="2016" calcext:value-type="float">
            <text:p>2016</text:p>
          </table:table-cell>
          <table:table-cell table:formula="of:=[.E51]-[.D52]" office:value-type="float" office:value="91410.6600000001" calcext:value-type="float">
            <text:p>91410,6600000001</text:p>
          </table:table-cell>
          <table:table-cell table:number-columns-repeated="2"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float" office:value="2558" calcext:value-type="float">
            <text:p>2558</text:p>
          </table:table-cell>
          <table:table-cell office:value-type="string" calcext:value-type="string">
            <text:p>AC</text:p>
          </table:table-cell>
          <table:table-cell table:formula="of:=IF(OR([.C53]=&quot;AC&quot;;[.C53]=&quot;BC&quot;);[.B53]-([.B53]*MOD([.A53];100)/100);[.B53])" office:value-type="float" office:value="2020.82" calcext:value-type="float">
            <text:p>2021</text:p>
          </table:table-cell>
          <table:table-cell table:formula="of:=[.E52]-[.D53]" office:value-type="float" office:value="89389.84" calcext:value-type="float">
            <text:p>89389,84</text:p>
          </table:table-cell>
          <table:table-cell table:number-columns-repeated="2"/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float" office:value="29964" calcext:value-type="float">
            <text:p>29964</text:p>
          </table:table-cell>
          <table:table-cell office:value-type="string" calcext:value-type="string">
            <text:p>AC</text:p>
          </table:table-cell>
          <table:table-cell table:formula="of:=IF(OR([.C54]=&quot;AC&quot;;[.C54]=&quot;BC&quot;);[.B54]-([.B54]*MOD([.A54];100)/100);[.B54])" office:value-type="float" office:value="2097.48" calcext:value-type="float">
            <text:p>2097</text:p>
          </table:table-cell>
          <table:table-cell table:formula="of:=[.E53]-[.D54]" office:value-type="float" office:value="87292.36" calcext:value-type="float">
            <text:p>87292,36</text:p>
          </table:table-cell>
          <table:table-cell table:number-columns-repeated="2"/>
        </table:table-row>
        <table:table-row table:style-name="ro2">
          <table:table-cell office:value-type="float" office:value="2383" calcext:value-type="float">
            <text:p>2383</text:p>
          </table:table-cell>
          <table:table-cell office:value-type="float" office:value="12599" calcext:value-type="float">
            <text:p>12599</text:p>
          </table:table-cell>
          <table:table-cell office:value-type="string" calcext:value-type="string">
            <text:p>BC</text:p>
          </table:table-cell>
          <table:table-cell table:formula="of:=IF(OR([.C55]=&quot;AC&quot;;[.C55]=&quot;BC&quot;);[.B55]-([.B55]*MOD([.A55];100)/100);[.B55])" office:value-type="float" office:value="2141.83" calcext:value-type="float">
            <text:p>2142</text:p>
          </table:table-cell>
          <table:table-cell table:formula="of:=[.E54]-[.D55]" office:value-type="float" office:value="85150.53" calcext:value-type="float">
            <text:p>85150,53</text:p>
          </table:table-cell>
          <table:table-cell table:number-columns-repeated="2"/>
        </table:table-row>
        <table:table-row table:style-name="ro2">
          <table:table-cell office:value-type="float" office:value="2691" calcext:value-type="float">
            <text:p>2691</text:p>
          </table:table-cell>
          <table:table-cell office:value-type="float" office:value="24184" calcext:value-type="float">
            <text:p>24184</text:p>
          </table:table-cell>
          <table:table-cell office:value-type="string" calcext:value-type="string">
            <text:p>BC</text:p>
          </table:table-cell>
          <table:table-cell table:formula="of:=IF(OR([.C56]=&quot;AC&quot;;[.C56]=&quot;BC&quot;);[.B56]-([.B56]*MOD([.A56];100)/100);[.B56])" office:value-type="float" office:value="2176.56" calcext:value-type="float">
            <text:p>2177</text:p>
          </table:table-cell>
          <table:table-cell table:formula="of:=[.E55]-[.D56]" office:value-type="float" office:value="82973.97" calcext:value-type="float">
            <text:p>82973,97</text:p>
          </table:table-cell>
          <table:table-cell table:number-columns-repeated="2"/>
        </table:table-row>
        <table:table-row table:style-name="ro2">
          <table:table-cell office:value-type="float" office:value="2511" calcext:value-type="float">
            <text:p>2511</text:p>
          </table:table-cell>
          <table:table-cell office:value-type="float" office:value="2210" calcext:value-type="float">
            <text:p>2210</text:p>
          </table:table-cell>
          <table:table-cell office:value-type="string" calcext:value-type="string">
            <text:p>B</text:p>
          </table:table-cell>
          <table:table-cell table:formula="of:=IF(OR([.C57]=&quot;AC&quot;;[.C57]=&quot;BC&quot;);[.B57]-([.B57]*MOD([.A57];100)/100);[.B57])" office:value-type="float" office:value="2210" calcext:value-type="float">
            <text:p>2210</text:p>
          </table:table-cell>
          <table:table-cell table:formula="of:=[.E56]-[.D57]" office:value-type="float" office:value="80763.97" calcext:value-type="float">
            <text:p>80763,97</text:p>
          </table:table-cell>
          <table:table-cell table:number-columns-repeated="2"/>
        </table:table-row>
        <table:table-row table:style-name="ro2">
          <table:table-cell office:value-type="float" office:value="1879" calcext:value-type="float">
            <text:p>1879</text:p>
          </table:table-cell>
          <table:table-cell office:value-type="float" office:value="2214" calcext:value-type="float">
            <text:p>2214</text:p>
          </table:table-cell>
          <table:table-cell office:value-type="string" calcext:value-type="string">
            <text:p>A</text:p>
          </table:table-cell>
          <table:table-cell table:formula="of:=IF(OR([.C58]=&quot;AC&quot;;[.C58]=&quot;BC&quot;);[.B58]-([.B58]*MOD([.A58];100)/100);[.B58])" office:value-type="float" office:value="2214" calcext:value-type="float">
            <text:p>2214</text:p>
          </table:table-cell>
          <table:table-cell table:formula="of:=[.E57]-[.D58]" office:value-type="float" office:value="78549.97" calcext:value-type="float">
            <text:p>78549,97</text:p>
          </table:table-cell>
          <table:table-cell table:number-columns-repeated="2"/>
        </table:table-row>
        <table:table-row table:style-name="ro2">
          <table:table-cell office:value-type="float" office:value="3288" calcext:value-type="float">
            <text:p>3288</text:p>
          </table:table-cell>
          <table:table-cell office:value-type="float" office:value="18839" calcext:value-type="float">
            <text:p>18839</text:p>
          </table:table-cell>
          <table:table-cell office:value-type="string" calcext:value-type="string">
            <text:p>AC</text:p>
          </table:table-cell>
          <table:table-cell table:formula="of:=IF(OR([.C59]=&quot;AC&quot;;[.C59]=&quot;BC&quot;);[.B59]-([.B59]*MOD([.A59];100)/100);[.B59])" office:value-type="float" office:value="2260.68" calcext:value-type="float">
            <text:p>2261</text:p>
          </table:table-cell>
          <table:table-cell table:formula="of:=[.E58]-[.D59]" office:value-type="float" office:value="76289.29" calcext:value-type="float">
            <text:p>76289,29</text:p>
          </table:table-cell>
          <table:table-cell table:number-columns-repeated="2"/>
        </table:table-row>
        <table:table-row table:style-name="ro2">
          <table:table-cell office:value-type="float" office:value="2212" calcext:value-type="float">
            <text:p>2212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B</text:p>
          </table:table-cell>
          <table:table-cell table:formula="of:=IF(OR([.C60]=&quot;AC&quot;;[.C60]=&quot;BC&quot;);[.B60]-([.B60]*MOD([.A60];100)/100);[.B60])" office:value-type="float" office:value="2265" calcext:value-type="float">
            <text:p>2265</text:p>
          </table:table-cell>
          <table:table-cell table:formula="of:=[.E59]-[.D60]" office:value-type="float" office:value="74024.29" calcext:value-type="float">
            <text:p>74024,29</text:p>
          </table:table-cell>
          <table:table-cell table:number-columns-repeated="2"/>
        </table:table-row>
        <table:table-row table:style-name="ro2">
          <table:table-cell office:value-type="float" office:value="794" calcext:value-type="float">
            <text:p>794</text:p>
          </table:table-cell>
          <table:table-cell office:value-type="float" office:value="37919" calcext:value-type="float">
            <text:p>37919</text:p>
          </table:table-cell>
          <table:table-cell office:value-type="string" calcext:value-type="string">
            <text:p>AC</text:p>
          </table:table-cell>
          <table:table-cell table:formula="of:=IF(OR([.C61]=&quot;AC&quot;;[.C61]=&quot;BC&quot;);[.B61]-([.B61]*MOD([.A61];100)/100);[.B61])" office:value-type="float" office:value="2275.14" calcext:value-type="float">
            <text:p>2275</text:p>
          </table:table-cell>
          <table:table-cell table:formula="of:=[.E60]-[.D61]" office:value-type="float" office:value="71749.15" calcext:value-type="float">
            <text:p>71749,15</text:p>
          </table:table-cell>
          <table:table-cell table:number-columns-repeated="2"/>
        </table:table-row>
        <table:table-row table:style-name="ro2">
          <table:table-cell office:value-type="float" office:value="1295" calcext:value-type="float">
            <text:p>1295</text:p>
          </table:table-cell>
          <table:table-cell office:value-type="float" office:value="45778" calcext:value-type="float">
            <text:p>45778</text:p>
          </table:table-cell>
          <table:table-cell office:value-type="string" calcext:value-type="string">
            <text:p>AC</text:p>
          </table:table-cell>
          <table:table-cell table:formula="of:=IF(OR([.C62]=&quot;AC&quot;;[.C62]=&quot;BC&quot;);[.B62]-([.B62]*MOD([.A62];100)/100);[.B62])" office:value-type="float" office:value="2288.9" calcext:value-type="float">
            <text:p>2289</text:p>
          </table:table-cell>
          <table:table-cell table:formula="of:=[.E61]-[.D62]" office:value-type="float" office:value="69460.25" calcext:value-type="float">
            <text:p>69460,25</text:p>
          </table:table-cell>
          <table:table-cell table:number-columns-repeated="2"/>
        </table:table-row>
        <table:table-row table:style-name="ro2">
          <table:table-cell office:value-type="float" office:value="1292" calcext:value-type="float">
            <text:p>1292</text:p>
          </table:table-cell>
          <table:table-cell office:value-type="float" office:value="28622" calcext:value-type="float">
            <text:p>28622</text:p>
          </table:table-cell>
          <table:table-cell office:value-type="string" calcext:value-type="string">
            <text:p>AC</text:p>
          </table:table-cell>
          <table:table-cell table:formula="of:=IF(OR([.C63]=&quot;AC&quot;;[.C63]=&quot;BC&quot;);[.B63]-([.B63]*MOD([.A63];100)/100);[.B63])" office:value-type="float" office:value="2289.76" calcext:value-type="float">
            <text:p>2290</text:p>
          </table:table-cell>
          <table:table-cell table:formula="of:=[.E62]-[.D63]" office:value-type="float" office:value="67170.49" calcext:value-type="float">
            <text:p>67170,49</text:p>
          </table:table-cell>
          <table:table-cell table:number-columns-repeated="2"/>
        </table:table-row>
        <table:table-row table:style-name="ro2">
          <table:table-cell office:value-type="float" office:value="1154" calcext:value-type="float">
            <text:p>1154</text:p>
          </table:table-cell>
          <table:table-cell office:value-type="float" office:value="2311" calcext:value-type="float">
            <text:p>2311</text:p>
          </table:table-cell>
          <table:table-cell office:value-type="string" calcext:value-type="string">
            <text:p>B</text:p>
          </table:table-cell>
          <table:table-cell table:formula="of:=IF(OR([.C64]=&quot;AC&quot;;[.C64]=&quot;BC&quot;);[.B64]-([.B64]*MOD([.A64];100)/100);[.B64])" office:value-type="float" office:value="2311" calcext:value-type="float">
            <text:p>2311</text:p>
          </table:table-cell>
          <table:table-cell table:formula="of:=[.E63]-[.D64]" office:value-type="float" office:value="64859.49" calcext:value-type="float">
            <text:p>64859,49</text:p>
          </table:table-cell>
          <table:table-cell table:number-columns-repeated="2"/>
        </table:table-row>
        <table:table-row table:style-name="ro2">
          <table:table-cell office:value-type="float" office:value="3424" calcext:value-type="float">
            <text:p>3424</text:p>
          </table:table-cell>
          <table:table-cell office:value-type="float" office:value="2345" calcext:value-type="float">
            <text:p>2345</text:p>
          </table:table-cell>
          <table:table-cell office:value-type="string" calcext:value-type="string">
            <text:p>A</text:p>
          </table:table-cell>
          <table:table-cell table:formula="of:=IF(OR([.C65]=&quot;AC&quot;;[.C65]=&quot;BC&quot;);[.B65]-([.B65]*MOD([.A65];100)/100);[.B65])" office:value-type="float" office:value="2345" calcext:value-type="float">
            <text:p>2345</text:p>
          </table:table-cell>
          <table:table-cell table:formula="of:=[.E64]-[.D65]" office:value-type="float" office:value="62514.49" calcext:value-type="float">
            <text:p>62514,49</text:p>
          </table:table-cell>
          <table:table-cell table:number-columns-repeated="2"/>
        </table:table-row>
        <table:table-row table:style-name="ro2">
          <table:table-cell office:value-type="float" office:value="2882" calcext:value-type="float">
            <text:p>2882</text:p>
          </table:table-cell>
          <table:table-cell office:value-type="float" office:value="13117" calcext:value-type="float">
            <text:p>13117</text:p>
          </table:table-cell>
          <table:table-cell office:value-type="string" calcext:value-type="string">
            <text:p>BC</text:p>
          </table:table-cell>
          <table:table-cell table:formula="of:=IF(OR([.C66]=&quot;AC&quot;;[.C66]=&quot;BC&quot;);[.B66]-([.B66]*MOD([.A66];100)/100);[.B66])" office:value-type="float" office:value="2361.06" calcext:value-type="float">
            <text:p>2361</text:p>
          </table:table-cell>
          <table:table-cell table:formula="of:=[.E65]-[.D66]" office:value-type="float" office:value="60153.43" calcext:value-type="float">
            <text:p>60153,43</text:p>
          </table:table-cell>
          <table:table-cell table:number-columns-repeated="2"/>
        </table:table-row>
        <table:table-row table:style-name="ro2">
          <table:table-cell office:value-type="float" office:value="3561" calcext:value-type="float">
            <text:p>3561</text:p>
          </table:table-cell>
          <table:table-cell office:value-type="float" office:value="6103" calcext:value-type="float">
            <text:p>6103</text:p>
          </table:table-cell>
          <table:table-cell office:value-type="string" calcext:value-type="string">
            <text:p>BC</text:p>
          </table:table-cell>
          <table:table-cell table:formula="of:=IF(OR([.C67]=&quot;AC&quot;;[.C67]=&quot;BC&quot;);[.B67]-([.B67]*MOD([.A67];100)/100);[.B67])" office:value-type="float" office:value="2380.17" calcext:value-type="float">
            <text:p>2380</text:p>
          </table:table-cell>
          <table:table-cell table:formula="of:=[.E66]-[.D67]" office:value-type="float" office:value="57773.26" calcext:value-type="float">
            <text:p>57773,26</text:p>
          </table:table-cell>
          <table:table-cell table:number-columns-repeated="2"/>
        </table:table-row>
        <table:table-row table:style-name="ro2">
          <table:table-cell office:value-type="float" office:value="3641" calcext:value-type="float">
            <text:p>3641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AC</text:p>
          </table:table-cell>
          <table:table-cell table:formula="of:=IF(OR([.C68]=&quot;AC&quot;;[.C68]=&quot;BC&quot;);[.B68]-([.B68]*MOD([.A68];100)/100);[.B68])" office:value-type="float" office:value="2384.19" calcext:value-type="float">
            <text:p>2384</text:p>
          </table:table-cell>
          <table:table-cell table:formula="of:=[.E67]-[.D68]" office:value-type="float" office:value="55389.07" calcext:value-type="float">
            <text:p>55389,07</text:p>
          </table:table-cell>
          <table:table-cell table:number-columns-repeated="2"/>
        </table:table-row>
        <table:table-row table:style-name="ro2">
          <table:table-cell office:value-type="float" office:value="1476" calcext:value-type="float">
            <text:p>1476</text:p>
          </table:table-cell>
          <table:table-cell office:value-type="float" office:value="2435" calcext:value-type="float">
            <text:p>2435</text:p>
          </table:table-cell>
          <table:table-cell office:value-type="string" calcext:value-type="string">
            <text:p>B</text:p>
          </table:table-cell>
          <table:table-cell table:formula="of:=IF(OR([.C69]=&quot;AC&quot;;[.C69]=&quot;BC&quot;);[.B69]-([.B69]*MOD([.A69];100)/100);[.B69])" office:value-type="float" office:value="2435" calcext:value-type="float">
            <text:p>2435</text:p>
          </table:table-cell>
          <table:table-cell table:formula="of:=[.E68]-[.D69]" office:value-type="float" office:value="52954.07" calcext:value-type="float">
            <text:p>52954,07</text:p>
          </table:table-cell>
          <table:table-cell table:number-columns-repeated="2"/>
        </table:table-row>
        <table:table-row table:style-name="ro2">
          <table:table-cell office:value-type="float" office:value="1894" calcext:value-type="float">
            <text:p>1894</text:p>
          </table:table-cell>
          <table:table-cell office:value-type="float" office:value="41000" calcext:value-type="float">
            <text:p>41000</text:p>
          </table:table-cell>
          <table:table-cell office:value-type="string" calcext:value-type="string">
            <text:p>AC</text:p>
          </table:table-cell>
          <table:table-cell table:formula="of:=IF(OR([.C70]=&quot;AC&quot;;[.C70]=&quot;BC&quot;);[.B70]-([.B70]*MOD([.A70];100)/100);[.B70])" office:value-type="float" office:value="2460" calcext:value-type="float">
            <text:p>2460</text:p>
          </table:table-cell>
          <table:table-cell table:formula="of:=[.E69]-[.D70]" office:value-type="float" office:value="50494.07" calcext:value-type="float">
            <text:p>50494,07</text:p>
          </table:table-cell>
          <table:table-cell table:number-columns-repeated="2"/>
        </table:table-row>
        <table:table-row table:style-name="ro2">
          <table:table-cell office:value-type="float" office:value="1314" calcext:value-type="float">
            <text:p>1314</text:p>
          </table:table-cell>
          <table:table-cell office:value-type="float" office:value="2903" calcext:value-type="float">
            <text:p>2903</text:p>
          </table:table-cell>
          <table:table-cell office:value-type="string" calcext:value-type="string">
            <text:p>BC</text:p>
          </table:table-cell>
          <table:table-cell table:formula="of:=IF(OR([.C71]=&quot;AC&quot;;[.C71]=&quot;BC&quot;);[.B71]-([.B71]*MOD([.A71];100)/100);[.B71])" office:value-type="float" office:value="2496.58" calcext:value-type="float">
            <text:p>2497</text:p>
          </table:table-cell>
          <table:table-cell table:formula="of:=[.E70]-[.D71]" office:value-type="float" office:value="47997.49" calcext:value-type="float">
            <text:p>47997,49</text:p>
          </table:table-cell>
          <table:table-cell table:number-columns-repeated="2"/>
        </table:table-row>
        <table:table-row table:style-name="ro2">
          <table:table-cell office:value-type="float" office:value="1474" calcext:value-type="float">
            <text:p>1474</text:p>
          </table:table-cell>
          <table:table-cell office:value-type="float" office:value="9688" calcext:value-type="float">
            <text:p>9688</text:p>
          </table:table-cell>
          <table:table-cell office:value-type="string" calcext:value-type="string">
            <text:p>AC</text:p>
          </table:table-cell>
          <table:table-cell table:formula="of:=IF(OR([.C72]=&quot;AC&quot;;[.C72]=&quot;BC&quot;);[.B72]-([.B72]*MOD([.A72];100)/100);[.B72])" office:value-type="float" office:value="2518.88" calcext:value-type="float">
            <text:p>2519</text:p>
          </table:table-cell>
          <table:table-cell table:formula="of:=[.E71]-[.D72]" office:value-type="float" office:value="45478.61" calcext:value-type="float">
            <text:p>45478,61</text:p>
          </table:table-cell>
          <table:table-cell table:number-columns-repeated="2"/>
        </table:table-row>
        <table:table-row table:style-name="ro2">
          <table:table-cell office:value-type="float" office:value="3091" calcext:value-type="float">
            <text:p>3091</text:p>
          </table:table-cell>
          <table:table-cell office:value-type="float" office:value="28019" calcext:value-type="float">
            <text:p>28019</text:p>
          </table:table-cell>
          <table:table-cell office:value-type="string" calcext:value-type="string">
            <text:p>BC</text:p>
          </table:table-cell>
          <table:table-cell table:formula="of:=IF(OR([.C73]=&quot;AC&quot;;[.C73]=&quot;BC&quot;);[.B73]-([.B73]*MOD([.A73];100)/100);[.B73])" office:value-type="float" office:value="2521.71" calcext:value-type="float">
            <text:p>2522</text:p>
          </table:table-cell>
          <table:table-cell table:formula="of:=[.E72]-[.D73]" office:value-type="float" office:value="42956.9" calcext:value-type="float">
            <text:p>42956,9</text:p>
          </table:table-cell>
          <table:table-cell table:number-columns-repeated="2"/>
        </table:table-row>
        <table:table-row table:style-name="ro2">
          <table:table-cell office:value-type="float" office:value="2353" calcext:value-type="float">
            <text:p>2353</text:p>
          </table:table-cell>
          <table:table-cell office:value-type="float" office:value="2522" calcext:value-type="float">
            <text:p>2522</text:p>
          </table:table-cell>
          <table:table-cell office:value-type="string" calcext:value-type="string">
            <text:p>A</text:p>
          </table:table-cell>
          <table:table-cell table:formula="of:=IF(OR([.C74]=&quot;AC&quot;;[.C74]=&quot;BC&quot;);[.B74]-([.B74]*MOD([.A74];100)/100);[.B74])" office:value-type="float" office:value="2522" calcext:value-type="float">
            <text:p>2522</text:p>
          </table:table-cell>
          <table:table-cell table:formula="of:=[.E73]-[.D74]" office:value-type="float" office:value="40434.9" calcext:value-type="float">
            <text:p>40434,9</text:p>
          </table:table-cell>
          <table:table-cell table:number-columns-repeated="2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float" office:value="2563" calcext:value-type="float">
            <text:p>2563</text:p>
          </table:table-cell>
          <table:table-cell office:value-type="string" calcext:value-type="string">
            <text:p>B</text:p>
          </table:table-cell>
          <table:table-cell table:formula="of:=IF(OR([.C75]=&quot;AC&quot;;[.C75]=&quot;BC&quot;);[.B75]-([.B75]*MOD([.A75];100)/100);[.B75])" office:value-type="float" office:value="2563" calcext:value-type="float">
            <text:p>2563</text:p>
          </table:table-cell>
          <table:table-cell table:formula="of:=[.E74]-[.D75]" office:value-type="float" office:value="37871.9" calcext:value-type="float">
            <text:p>37871,9</text:p>
          </table:table-cell>
          <table:table-cell table:number-columns-repeated="2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2668" calcext:value-type="float">
            <text:p>2668</text:p>
          </table:table-cell>
          <table:table-cell office:value-type="string" calcext:value-type="string">
            <text:p>AC</text:p>
          </table:table-cell>
          <table:table-cell table:formula="of:=IF(OR([.C76]=&quot;AC&quot;;[.C76]=&quot;BC&quot;);[.B76]-([.B76]*MOD([.A76];100)/100);[.B76])" office:value-type="float" office:value="2614.64" calcext:value-type="float">
            <text:p>2615</text:p>
          </table:table-cell>
          <table:table-cell table:formula="of:=[.E75]-[.D76]" office:value-type="float" office:value="35257.26" calcext:value-type="float">
            <text:p>35257,26</text:p>
          </table:table-cell>
          <table:table-cell table:number-columns-repeated="2"/>
        </table:table-row>
        <table:table-row table:style-name="ro2">
          <table:table-cell office:value-type="float" office:value="2228" calcext:value-type="float">
            <text:p>2228</text:p>
          </table:table-cell>
          <table:table-cell office:value-type="float" office:value="2616" calcext:value-type="float">
            <text:p>2616</text:p>
          </table:table-cell>
          <table:table-cell office:value-type="string" calcext:value-type="string">
            <text:p>B</text:p>
          </table:table-cell>
          <table:table-cell table:formula="of:=IF(OR([.C77]=&quot;AC&quot;;[.C77]=&quot;BC&quot;);[.B77]-([.B77]*MOD([.A77];100)/100);[.B77])" office:value-type="float" office:value="2616" calcext:value-type="float">
            <text:p>2616</text:p>
          </table:table-cell>
          <table:table-cell table:formula="of:=[.E76]-[.D77]" office:value-type="float" office:value="32641.26" calcext:value-type="float">
            <text:p>32641,26</text:p>
          </table:table-cell>
          <table:table-cell table:number-columns-repeated="2"/>
        </table:table-row>
        <table:table-row table:style-name="ro2">
          <table:table-cell office:value-type="float" office:value="3451" calcext:value-type="float">
            <text:p>3451</text:p>
          </table:table-cell>
          <table:table-cell office:value-type="float" office:value="5449" calcext:value-type="float">
            <text:p>5449</text:p>
          </table:table-cell>
          <table:table-cell office:value-type="string" calcext:value-type="string">
            <text:p>BC</text:p>
          </table:table-cell>
          <table:table-cell table:formula="of:=IF(OR([.C78]=&quot;AC&quot;;[.C78]=&quot;BC&quot;);[.B78]-([.B78]*MOD([.A78];100)/100);[.B78])" office:value-type="float" office:value="2670.01" calcext:value-type="float">
            <text:p>2670</text:p>
          </table:table-cell>
          <table:table-cell table:formula="of:=[.E77]-[.D78]" office:value-type="float" office:value="29971.25" calcext:value-type="float">
            <text:p>29971,25</text:p>
          </table:table-cell>
          <table:table-cell table:number-columns-repeated="2"/>
        </table:table-row>
        <table:table-row table:style-name="ro2">
          <table:table-cell office:value-type="float" office:value="3761" calcext:value-type="float">
            <text:p>3761</text:p>
          </table:table-cell>
          <table:table-cell office:value-type="float" office:value="6850" calcext:value-type="float">
            <text:p>6850</text:p>
          </table:table-cell>
          <table:table-cell office:value-type="string" calcext:value-type="string">
            <text:p>BC</text:p>
          </table:table-cell>
          <table:table-cell table:formula="of:=IF(OR([.C79]=&quot;AC&quot;;[.C79]=&quot;BC&quot;);[.B79]-([.B79]*MOD([.A79];100)/100);[.B79])" office:value-type="float" office:value="2671.5" calcext:value-type="float">
            <text:p>2672</text:p>
          </table:table-cell>
          <table:table-cell table:formula="of:=[.E78]-[.D79]" office:value-type="float" office:value="27299.75" calcext:value-type="float">
            <text:p>27299,75</text:p>
          </table:table-cell>
          <table:table-cell table:number-columns-repeated="2"/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float" office:value="2686" calcext:value-type="float">
            <text:p>2686</text:p>
          </table:table-cell>
          <table:table-cell office:value-type="string" calcext:value-type="string">
            <text:p>A</text:p>
          </table:table-cell>
          <table:table-cell table:formula="of:=IF(OR([.C80]=&quot;AC&quot;;[.C80]=&quot;BC&quot;);[.B80]-([.B80]*MOD([.A80];100)/100);[.B80])" office:value-type="float" office:value="2686" calcext:value-type="float">
            <text:p>2686</text:p>
          </table:table-cell>
          <table:table-cell table:formula="of:=[.E79]-[.D80]" office:value-type="float" office:value="24613.75" calcext:value-type="float">
            <text:p>24613,75</text:p>
          </table:table-cell>
          <table:table-cell table:number-columns-repeated="2"/>
        </table:table-row>
        <table:table-row table:style-name="ro2">
          <table:table-cell office:value-type="float" office:value="993" calcext:value-type="float">
            <text:p>993</text:p>
          </table:table-cell>
          <table:table-cell office:value-type="float" office:value="38608" calcext:value-type="float">
            <text:p>38608</text:p>
          </table:table-cell>
          <table:table-cell office:value-type="string" calcext:value-type="string">
            <text:p>BC</text:p>
          </table:table-cell>
          <table:table-cell table:formula="of:=IF(OR([.C81]=&quot;AC&quot;;[.C81]=&quot;BC&quot;);[.B81]-([.B81]*MOD([.A81];100)/100);[.B81])" office:value-type="float" office:value="2702.56" calcext:value-type="float">
            <text:p>2703</text:p>
          </table:table-cell>
          <table:table-cell table:formula="of:=[.E80]-[.D81]" office:value-type="float" office:value="21911.19" calcext:value-type="float">
            <text:p>21911,19</text:p>
          </table:table-cell>
          <table:table-cell table:number-columns-repeated="2"/>
        </table:table-row>
        <table:table-row table:style-name="ro2">
          <table:table-cell office:value-type="float" office:value="2916" calcext:value-type="float">
            <text:p>2916</text:p>
          </table:table-cell>
          <table:table-cell office:value-type="float" office:value="2740" calcext:value-type="float">
            <text:p>2740</text:p>
          </table:table-cell>
          <table:table-cell office:value-type="string" calcext:value-type="string">
            <text:p>A</text:p>
          </table:table-cell>
          <table:table-cell table:formula="of:=IF(OR([.C82]=&quot;AC&quot;;[.C82]=&quot;BC&quot;);[.B82]-([.B82]*MOD([.A82];100)/100);[.B82])" office:value-type="float" office:value="2740" calcext:value-type="float">
            <text:p>2740</text:p>
          </table:table-cell>
          <table:table-cell table:formula="of:=[.E81]-[.D82]" office:value-type="float" office:value="19171.19" calcext:value-type="float">
            <text:p>19171,19</text:p>
          </table:table-cell>
          <table:table-cell table:number-columns-repeated="2"/>
        </table:table-row>
        <table:table-row table:style-name="ro2">
          <table:table-cell office:value-type="float" office:value="2316" calcext:value-type="float">
            <text:p>2316</text:p>
          </table:table-cell>
          <table:table-cell office:value-type="float" office:value="2782" calcext:value-type="float">
            <text:p>2782</text:p>
          </table:table-cell>
          <table:table-cell office:value-type="string" calcext:value-type="string">
            <text:p>B</text:p>
          </table:table-cell>
          <table:table-cell table:formula="of:=IF(OR([.C83]=&quot;AC&quot;;[.C83]=&quot;BC&quot;);[.B83]-([.B83]*MOD([.A83];100)/100);[.B83])" office:value-type="float" office:value="2782" calcext:value-type="float">
            <text:p>2782</text:p>
          </table:table-cell>
          <table:table-cell table:formula="of:=[.E82]-[.D83]" office:value-type="float" office:value="16389.19" calcext:value-type="float">
            <text:p>16389,19</text:p>
          </table:table-cell>
          <table:table-cell table:number-columns-repeated="2"/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789" calcext:value-type="float">
            <text:p>2789</text:p>
          </table:table-cell>
          <table:table-cell office:value-type="string" calcext:value-type="string">
            <text:p>AC</text:p>
          </table:table-cell>
          <table:table-cell table:formula="of:=IF(OR([.C84]=&quot;AC&quot;;[.C84]=&quot;BC&quot;);[.B84]-([.B84]*MOD([.A84];100)/100);[.B84])" office:value-type="float" office:value="2789" calcext:value-type="float">
            <text:p>2789</text:p>
          </table:table-cell>
          <table:table-cell table:formula="of:=[.E83]-[.D84]" office:value-type="float" office:value="13600.19" calcext:value-type="float">
            <text:p>13600,19</text:p>
          </table:table-cell>
          <table:table-cell table:number-columns-repeated="2"/>
        </table:table-row>
        <table:table-row table:style-name="ro2">
          <table:table-cell office:value-type="float" office:value="2511" calcext:value-type="float">
            <text:p>2511</text:p>
          </table:table-cell>
          <table:table-cell office:value-type="float" office:value="2804" calcext:value-type="float">
            <text:p>2804</text:p>
          </table:table-cell>
          <table:table-cell office:value-type="string" calcext:value-type="string">
            <text:p>B</text:p>
          </table:table-cell>
          <table:table-cell table:formula="of:=IF(OR([.C85]=&quot;AC&quot;;[.C85]=&quot;BC&quot;);[.B85]-([.B85]*MOD([.A85];100)/100);[.B85])" office:value-type="float" office:value="2804" calcext:value-type="float">
            <text:p>2804</text:p>
          </table:table-cell>
          <table:table-cell table:formula="of:=[.E84]-[.D85]" office:value-type="float" office:value="10796.19" calcext:value-type="float">
            <text:p>10796,19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494" calcext:value-type="float">
            <text:p>3494</text:p>
          </table:table-cell>
          <table:table-cell office:value-type="float" office:value="46861" calcext:value-type="float">
            <text:p>46861</text:p>
          </table:table-cell>
          <table:table-cell office:value-type="string" calcext:value-type="string">
            <text:p>BC</text:p>
          </table:table-cell>
          <table:table-cell table:formula="of:=IF(OR([.C86]=&quot;AC&quot;;[.C86]=&quot;BC&quot;);[.B86]-([.B86]*MOD([.A86];100)/100);[.B86])" office:value-type="float" office:value="2811.66" calcext:value-type="float">
            <text:p>2812</text:p>
          </table:table-cell>
          <table:table-cell table:formula="of:=[.E85]-[.D86]" office:value-type="float" office:value="7984.53000000004" calcext:value-type="float">
            <text:p>7984,53000000004</text:p>
          </table:table-cell>
          <table:table-cell table:number-columns-repeated="2"/>
        </table:table-row>
        <table:table-row table:style-name="ro2">
          <table:table-cell office:value-type="float" office:value="3292" calcext:value-type="float">
            <text:p>3292</text:p>
          </table:table-cell>
          <table:table-cell office:value-type="float" office:value="2822" calcext:value-type="float">
            <text:p>2822</text:p>
          </table:table-cell>
          <table:table-cell office:value-type="string" calcext:value-type="string">
            <text:p>A</text:p>
          </table:table-cell>
          <table:table-cell table:formula="of:=IF(OR([.C87]=&quot;AC&quot;;[.C87]=&quot;BC&quot;);[.B87]-([.B87]*MOD([.A87];100)/100);[.B87])" office:value-type="float" office:value="2822" calcext:value-type="float">
            <text:p>2822</text:p>
          </table:table-cell>
          <table:table-cell table:formula="of:=[.E86]-[.D87]" office:value-type="float" office:value="5162.53000000004" calcext:value-type="float">
            <text:p>5162,53000000004</text:p>
          </table:table-cell>
          <table:table-cell table:number-columns-repeated="2"/>
        </table:table-row>
        <table:table-row table:style-name="ro2">
          <table:table-cell office:value-type="float" office:value="3706" calcext:value-type="float">
            <text:p>3706</text:p>
          </table:table-cell>
          <table:table-cell office:value-type="float" office:value="2829" calcext:value-type="float">
            <text:p>2829</text:p>
          </table:table-cell>
          <table:table-cell office:value-type="string" calcext:value-type="string">
            <text:p>B</text:p>
          </table:table-cell>
          <table:table-cell table:formula="of:=IF(OR([.C88]=&quot;AC&quot;;[.C88]=&quot;BC&quot;);[.B88]-([.B88]*MOD([.A88];100)/100);[.B88])" office:value-type="float" office:value="2829" calcext:value-type="float">
            <text:p>2829</text:p>
          </table:table-cell>
          <table:table-cell table:formula="of:=[.E87]-[.D88]" office:value-type="float" office:value="2333.53000000004" calcext:value-type="float">
            <text:p>2333,53000000004</text:p>
          </table:table-cell>
          <table:table-cell table:formula="of:=2829+2333.53" office:value-type="float" office:value="5162.53" calcext:value-type="float">
            <text:p>5162,53</text:p>
          </table:table-cell>
          <table:table-cell/>
        </table:table-row>
        <table:table-row table:style-name="ro2">
          <table:table-cell office:value-type="float" office:value="2670" calcext:value-type="float">
            <text:p>2670</text:p>
          </table:table-cell>
          <table:table-cell office:value-type="float" office:value="9464" calcext:value-type="float">
            <text:p>9464</text:p>
          </table:table-cell>
          <table:table-cell office:value-type="string" calcext:value-type="string">
            <text:p>AC</text:p>
          </table:table-cell>
          <table:table-cell table:formula="of:=IF(OR([.C89]=&quot;AC&quot;;[.C89]=&quot;BC&quot;);[.B89]-([.B89]*MOD([.A89];100)/100);[.B89])" office:value-type="float" office:value="2839.2" calcext:value-type="float">
            <text:p>2839</text:p>
          </table:table-cell>
          <table:table-cell table:formula="of:=[.E88]-[.D89]" office:value-type="float" office:value="-505.669999999965" calcext:value-type="float">
            <text:p>-505,669999999965</text:p>
          </table:table-cell>
          <table:table-cell table:number-columns-repeated="2"/>
        </table:table-row>
        <table:table-row table:style-name="ro2">
          <table:table-cell office:value-type="float" office:value="782" calcext:value-type="float">
            <text:p>782</text:p>
          </table:table-cell>
          <table:table-cell office:value-type="float" office:value="15866" calcext:value-type="float">
            <text:p>15866</text:p>
          </table:table-cell>
          <table:table-cell office:value-type="string" calcext:value-type="string">
            <text:p>BC</text:p>
          </table:table-cell>
          <table:table-cell table:formula="of:=IF(OR([.C90]=&quot;AC&quot;;[.C90]=&quot;BC&quot;);[.B90]-([.B90]*MOD([.A90];100)/100);[.B90])" office:value-type="float" office:value="2855.88" calcext:value-type="float">
            <text:p>2856</text:p>
          </table:table-cell>
          <table:table-cell table:formula="of:=[.E89]-[.D90]" office:value-type="float" office:value="-3361.54999999996" calcext:value-type="float">
            <text:p>-3361,54999999996</text:p>
          </table:table-cell>
          <table:table-cell table:number-columns-repeated="2"/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float" office:value="47680" calcext:value-type="float">
            <text:p>47680</text:p>
          </table:table-cell>
          <table:table-cell office:value-type="string" calcext:value-type="string">
            <text:p>AC</text:p>
          </table:table-cell>
          <table:table-cell table:formula="of:=IF(OR([.C91]=&quot;AC&quot;;[.C91]=&quot;BC&quot;);[.B91]-([.B91]*MOD([.A91];100)/100);[.B91])" office:value-type="float" office:value="2860.8" calcext:value-type="float">
            <text:p>2861</text:p>
          </table:table-cell>
          <table:table-cell table:formula="of:=[.E90]-[.D91]" office:value-type="float" office:value="-6222.34999999997" calcext:value-type="float">
            <text:p>-6222,34999999997</text:p>
          </table:table-cell>
          <table:table-cell table:number-columns-repeated="2"/>
        </table:table-row>
        <table:table-row table:style-name="ro2">
          <table:table-cell office:value-type="float" office:value="2694" calcext:value-type="float">
            <text:p>2694</text:p>
          </table:table-cell>
          <table:table-cell office:value-type="float" office:value="49136" calcext:value-type="float">
            <text:p>49136</text:p>
          </table:table-cell>
          <table:table-cell office:value-type="string" calcext:value-type="string">
            <text:p>AC</text:p>
          </table:table-cell>
          <table:table-cell table:formula="of:=IF(OR([.C92]=&quot;AC&quot;;[.C92]=&quot;BC&quot;);[.B92]-([.B92]*MOD([.A92];100)/100);[.B92])" office:value-type="float" office:value="2948.16" calcext:value-type="float">
            <text:p>2948</text:p>
          </table:table-cell>
          <table:table-cell table:formula="of:=[.E91]-[.D92]" office:value-type="float" office:value="-9170.50999999997" calcext:value-type="float">
            <text:p>-9170,50999999997</text:p>
          </table:table-cell>
          <table:table-cell table:number-columns-repeated="2"/>
        </table:table-row>
        <table:table-row table:style-name="ro2">
          <table:table-cell office:value-type="float" office:value="1475" calcext:value-type="float">
            <text:p>1475</text:p>
          </table:table-cell>
          <table:table-cell office:value-type="float" office:value="11829" calcext:value-type="float">
            <text:p>11829</text:p>
          </table:table-cell>
          <table:table-cell office:value-type="string" calcext:value-type="string">
            <text:p>AC</text:p>
          </table:table-cell>
          <table:table-cell table:formula="of:=IF(OR([.C93]=&quot;AC&quot;;[.C93]=&quot;BC&quot;);[.B93]-([.B93]*MOD([.A93];100)/100);[.B93])" office:value-type="float" office:value="2957.25" calcext:value-type="float">
            <text:p>2957</text:p>
          </table:table-cell>
          <table:table-cell table:formula="of:=[.E92]-[.D93]" office:value-type="float" office:value="-12127.76" calcext:value-type="float">
            <text:p>-12127,76</text:p>
          </table:table-cell>
          <table:table-cell table:number-columns-repeated="2"/>
        </table:table-row>
        <table:table-row table:style-name="ro2">
          <table:table-cell office:value-type="float" office:value="3864" calcext:value-type="float">
            <text:p>3864</text:p>
          </table:table-cell>
          <table:table-cell office:value-type="float" office:value="8279" calcext:value-type="float">
            <text:p>8279</text:p>
          </table:table-cell>
          <table:table-cell office:value-type="string" calcext:value-type="string">
            <text:p>BC</text:p>
          </table:table-cell>
          <table:table-cell table:formula="of:=IF(OR([.C94]=&quot;AC&quot;;[.C94]=&quot;BC&quot;);[.B94]-([.B94]*MOD([.A94];100)/100);[.B94])" office:value-type="float" office:value="2980.44" calcext:value-type="float">
            <text:p>2980</text:p>
          </table:table-cell>
          <table:table-cell table:formula="of:=[.E93]-[.D94]" office:value-type="float" office:value="-15108.2" calcext:value-type="float">
            <text:p>-15108,2</text:p>
          </table:table-cell>
          <table:table-cell table:number-columns-repeated="2"/>
        </table:table-row>
        <table:table-row table:style-name="ro2">
          <table:table-cell office:value-type="float" office:value="2994" calcext:value-type="float">
            <text:p>2994</text:p>
          </table:table-cell>
          <table:table-cell office:value-type="float" office:value="49845" calcext:value-type="float">
            <text:p>49845</text:p>
          </table:table-cell>
          <table:table-cell office:value-type="string" calcext:value-type="string">
            <text:p>AC</text:p>
          </table:table-cell>
          <table:table-cell table:formula="of:=IF(OR([.C95]=&quot;AC&quot;;[.C95]=&quot;BC&quot;);[.B95]-([.B95]*MOD([.A95];100)/100);[.B95])" office:value-type="float" office:value="2990.7" calcext:value-type="float">
            <text:p>2991</text:p>
          </table:table-cell>
          <table:table-cell table:formula="of:=[.E94]-[.D95]" office:value-type="float" office:value="-18098.9" calcext:value-type="float">
            <text:p>-18098,9</text:p>
          </table:table-cell>
          <table:table-cell table:number-columns-repeated="2"/>
        </table:table-row>
        <table:table-row table:style-name="ro2">
          <table:table-cell office:value-type="float" office:value="3289" calcext:value-type="float">
            <text:p>3289</text:p>
          </table:table-cell>
          <table:table-cell office:value-type="float" office:value="27518" calcext:value-type="float">
            <text:p>27518</text:p>
          </table:table-cell>
          <table:table-cell office:value-type="string" calcext:value-type="string">
            <text:p>BC</text:p>
          </table:table-cell>
          <table:table-cell table:formula="of:=IF(OR([.C96]=&quot;AC&quot;;[.C96]=&quot;BC&quot;);[.B96]-([.B96]*MOD([.A96];100)/100);[.B96])" office:value-type="float" office:value="3026.98" calcext:value-type="float">
            <text:p>3027</text:p>
          </table:table-cell>
          <table:table-cell table:formula="of:=[.E95]-[.D96]" office:value-type="float" office:value="-21125.88" calcext:value-type="float">
            <text:p>-21125,88</text:p>
          </table:table-cell>
          <table:table-cell table:number-columns-repeated="2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27549" calcext:value-type="float">
            <text:p>27549</text:p>
          </table:table-cell>
          <table:table-cell office:value-type="string" calcext:value-type="string">
            <text:p>BC</text:p>
          </table:table-cell>
          <table:table-cell table:formula="of:=IF(OR([.C97]=&quot;AC&quot;;[.C97]=&quot;BC&quot;);[.B97]-([.B97]*MOD([.A97];100)/100);[.B97])" office:value-type="float" office:value="3030.39" calcext:value-type="float">
            <text:p>3030</text:p>
          </table:table-cell>
          <table:table-cell table:formula="of:=[.E96]-[.D97]" office:value-type="float" office:value="-24156.27" calcext:value-type="float">
            <text:p>-24156,27</text:p>
          </table:table-cell>
          <table:table-cell table:number-columns-repeated="2"/>
        </table:table-row>
        <table:table-row table:style-name="ro2">
          <table:table-cell office:value-type="float" office:value="2894" calcext:value-type="float">
            <text:p>2894</text:p>
          </table:table-cell>
          <table:table-cell office:value-type="float" office:value="51809" calcext:value-type="float">
            <text:p>51809</text:p>
          </table:table-cell>
          <table:table-cell office:value-type="string" calcext:value-type="string">
            <text:p>BC</text:p>
          </table:table-cell>
          <table:table-cell table:formula="of:=IF(OR([.C98]=&quot;AC&quot;;[.C98]=&quot;BC&quot;);[.B98]-([.B98]*MOD([.A98];100)/100);[.B98])" office:value-type="float" office:value="3108.54" calcext:value-type="float">
            <text:p>3109</text:p>
          </table:table-cell>
          <table:table-cell table:formula="of:=[.E97]-[.D98]" office:value-type="float" office:value="-27264.81" calcext:value-type="float">
            <text:p>-27264,81</text:p>
          </table:table-cell>
          <table:table-cell table:number-columns-repeated="2"/>
        </table:table-row>
        <table:table-row table:style-name="ro2">
          <table:table-cell office:value-type="float" office:value="2511" calcext:value-type="float">
            <text:p>2511</text:p>
          </table:table-cell>
          <table:table-cell office:value-type="float" office:value="3538" calcext:value-type="float">
            <text:p>3538</text:p>
          </table:table-cell>
          <table:table-cell office:value-type="string" calcext:value-type="string">
            <text:p>BC</text:p>
          </table:table-cell>
          <table:table-cell table:formula="of:=IF(OR([.C99]=&quot;AC&quot;;[.C99]=&quot;BC&quot;);[.B99]-([.B99]*MOD([.A99];100)/100);[.B99])" office:value-type="float" office:value="3148.82" calcext:value-type="float">
            <text:p>3149</text:p>
          </table:table-cell>
          <table:table-cell table:formula="of:=[.E98]-[.D99]" office:value-type="float" office:value="-30413.63" calcext:value-type="float">
            <text:p>-30413,63</text:p>
          </table:table-cell>
          <table:table-cell table:number-columns-repeated="2"/>
        </table:table-row>
        <table:table-row table:style-name="ro2">
          <table:table-cell office:value-type="float" office:value="2987" calcext:value-type="float">
            <text:p>2987</text:p>
          </table:table-cell>
          <table:table-cell office:value-type="float" office:value="24279" calcext:value-type="float">
            <text:p>24279</text:p>
          </table:table-cell>
          <table:table-cell office:value-type="string" calcext:value-type="string">
            <text:p>AC</text:p>
          </table:table-cell>
          <table:table-cell table:formula="of:=IF(OR([.C100]=&quot;AC&quot;;[.C100]=&quot;BC&quot;);[.B100]-([.B100]*MOD([.A100];100)/100);[.B100])" office:value-type="float" office:value="3156.27" calcext:value-type="float">
            <text:p>3156</text:p>
          </table:table-cell>
          <table:table-cell table:formula="of:=[.E99]-[.D100]" office:value-type="float" office:value="-33569.9" calcext:value-type="float">
            <text:p>-33569,9</text:p>
          </table:table-cell>
          <table:table-cell table:number-columns-repeated="2"/>
        </table:table-row>
        <table:table-row table:style-name="ro2">
          <table:table-cell office:value-type="float" office:value="1872" calcext:value-type="float">
            <text:p>1872</text:p>
          </table:table-cell>
          <table:table-cell office:value-type="float" office:value="11511" calcext:value-type="float">
            <text:p>11511</text:p>
          </table:table-cell>
          <table:table-cell office:value-type="string" calcext:value-type="string">
            <text:p>BC</text:p>
          </table:table-cell>
          <table:table-cell table:formula="of:=IF(OR([.C101]=&quot;AC&quot;;[.C101]=&quot;BC&quot;);[.B101]-([.B101]*MOD([.A101];100)/100);[.B101])" office:value-type="float" office:value="3223.08" calcext:value-type="float">
            <text:p>3223</text:p>
          </table:table-cell>
          <table:table-cell table:formula="of:=[.E100]-[.D101]" office:value-type="float" office:value="-36792.98" calcext:value-type="float">
            <text:p>-36792,98</text:p>
          </table:table-cell>
          <table:table-cell table:number-columns-repeated="2"/>
        </table:table-row>
        <table:table-row table:style-name="ro2">
          <table:table-cell office:value-type="float" office:value="2122" calcext:value-type="float">
            <text:p>2122</text:p>
          </table:table-cell>
          <table:table-cell office:value-type="float" office:value="3247" calcext:value-type="float">
            <text:p>3247</text:p>
          </table:table-cell>
          <table:table-cell office:value-type="string" calcext:value-type="string">
            <text:p>A</text:p>
          </table:table-cell>
          <table:table-cell table:formula="of:=IF(OR([.C102]=&quot;AC&quot;;[.C102]=&quot;BC&quot;);[.B102]-([.B102]*MOD([.A102];100)/100);[.B102])" office:value-type="float" office:value="3247" calcext:value-type="float">
            <text:p>3247</text:p>
          </table:table-cell>
          <table:table-cell table:formula="of:=[.E101]-[.D102]" office:value-type="float" office:value="-40039.98" calcext:value-type="float">
            <text:p>-40039,98</text:p>
          </table:table-cell>
          <table:table-cell table:number-columns-repeated="2"/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float" office:value="3292" calcext:value-type="float">
            <text:p>3292</text:p>
          </table:table-cell>
          <table:table-cell office:value-type="string" calcext:value-type="string">
            <text:p>A</text:p>
          </table:table-cell>
          <table:table-cell table:formula="of:=IF(OR([.C103]=&quot;AC&quot;;[.C103]=&quot;BC&quot;);[.B103]-([.B103]*MOD([.A103];100)/100);[.B103])" office:value-type="float" office:value="3292" calcext:value-type="float">
            <text:p>3292</text:p>
          </table:table-cell>
          <table:table-cell table:formula="of:=[.E102]-[.D103]" office:value-type="float" office:value="-43331.98" calcext:value-type="float">
            <text:p>-43331,98</text:p>
          </table:table-cell>
          <table:table-cell table:number-columns-repeated="2"/>
        </table:table-row>
        <table:table-row table:style-name="ro2">
          <table:table-cell office:value-type="float" office:value="3632" calcext:value-type="float">
            <text:p>3632</text:p>
          </table:table-cell>
          <table:table-cell office:value-type="float" office:value="4906" calcext:value-type="float">
            <text:p>4906</text:p>
          </table:table-cell>
          <table:table-cell office:value-type="string" calcext:value-type="string">
            <text:p>BC</text:p>
          </table:table-cell>
          <table:table-cell table:formula="of:=IF(OR([.C104]=&quot;AC&quot;;[.C104]=&quot;BC&quot;);[.B104]-([.B104]*MOD([.A104];100)/100);[.B104])" office:value-type="float" office:value="3336.08" calcext:value-type="float">
            <text:p>3336</text:p>
          </table:table-cell>
          <table:table-cell table:formula="of:=[.E103]-[.D104]" office:value-type="float" office:value="-46668.06" calcext:value-type="float">
            <text:p>-46668,06</text:p>
          </table:table-cell>
          <table:table-cell table:number-columns-repeated="2"/>
        </table:table-row>
        <table:table-row table:style-name="ro2">
          <table:table-cell office:value-type="float" office:value="2485" calcext:value-type="float">
            <text:p>2485</text:p>
          </table:table-cell>
          <table:table-cell office:value-type="float" office:value="22481" calcext:value-type="float">
            <text:p>22481</text:p>
          </table:table-cell>
          <table:table-cell office:value-type="string" calcext:value-type="string">
            <text:p>AC</text:p>
          </table:table-cell>
          <table:table-cell table:formula="of:=IF(OR([.C105]=&quot;AC&quot;;[.C105]=&quot;BC&quot;);[.B105]-([.B105]*MOD([.A105];100)/100);[.B105])" office:value-type="float" office:value="3372.15" calcext:value-type="float">
            <text:p>3372</text:p>
          </table:table-cell>
          <table:table-cell table:formula="of:=[.E104]-[.D105]" office:value-type="float" office:value="-50040.21" calcext:value-type="float">
            <text:p>-50040,21</text:p>
          </table:table-cell>
          <table:table-cell table:number-columns-repeated="2"/>
        </table:table-row>
        <table:table-row table:style-name="ro2">
          <table:table-cell office:value-type="float" office:value="1912" calcext:value-type="float">
            <text:p>1912</text:p>
          </table:table-cell>
          <table:table-cell office:value-type="float" office:value="3832" calcext:value-type="float">
            <text:p>3832</text:p>
          </table:table-cell>
          <table:table-cell office:value-type="string" calcext:value-type="string">
            <text:p>BC</text:p>
          </table:table-cell>
          <table:table-cell table:formula="of:=IF(OR([.C106]=&quot;AC&quot;;[.C106]=&quot;BC&quot;);[.B106]-([.B106]*MOD([.A106];100)/100);[.B106])" office:value-type="float" office:value="3372.16" calcext:value-type="float">
            <text:p>3372</text:p>
          </table:table-cell>
          <table:table-cell table:formula="of:=[.E105]-[.D106]" office:value-type="float" office:value="-53412.37" calcext:value-type="float">
            <text:p>-53412,37</text:p>
          </table:table-cell>
          <table:table-cell table:number-columns-repeated="2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6915" calcext:value-type="float">
            <text:p>6915</text:p>
          </table:table-cell>
          <table:table-cell office:value-type="string" calcext:value-type="string">
            <text:p>AC</text:p>
          </table:table-cell>
          <table:table-cell table:formula="of:=IF(OR([.C107]=&quot;AC&quot;;[.C107]=&quot;BC&quot;);[.B107]-([.B107]*MOD([.A107];100)/100);[.B107])" office:value-type="float" office:value="3388.35" calcext:value-type="float">
            <text:p>3388</text:p>
          </table:table-cell>
          <table:table-cell table:formula="of:=[.E106]-[.D107]" office:value-type="float" office:value="-56800.72" calcext:value-type="float">
            <text:p>-56800,72</text:p>
          </table:table-cell>
          <table:table-cell table:number-columns-repeated="2"/>
        </table:table-row>
        <table:table-row table:style-name="ro2">
          <table:table-cell office:value-type="float" office:value="3020" calcext:value-type="float">
            <text:p>3020</text:p>
          </table:table-cell>
          <table:table-cell office:value-type="float" office:value="3441" calcext:value-type="float">
            <text:p>3441</text:p>
          </table:table-cell>
          <table:table-cell office:value-type="string" calcext:value-type="string">
            <text:p>A</text:p>
          </table:table-cell>
          <table:table-cell table:formula="of:=IF(OR([.C108]=&quot;AC&quot;;[.C108]=&quot;BC&quot;);[.B108]-([.B108]*MOD([.A108];100)/100);[.B108])" office:value-type="float" office:value="3441" calcext:value-type="float">
            <text:p>3441</text:p>
          </table:table-cell>
          <table:table-cell table:formula="of:=[.E107]-[.D108]" office:value-type="float" office:value="-60241.72" calcext:value-type="float">
            <text:p>-60241,72</text:p>
          </table:table-cell>
          <table:table-cell table:number-columns-repeated="2"/>
        </table:table-row>
        <table:table-row table:style-name="ro2">
          <table:table-cell office:value-type="float" office:value="1361" calcext:value-type="float">
            <text:p>1361</text:p>
          </table:table-cell>
          <table:table-cell office:value-type="float" office:value="8870" calcext:value-type="float">
            <text:p>8870</text:p>
          </table:table-cell>
          <table:table-cell office:value-type="string" calcext:value-type="string">
            <text:p>AC</text:p>
          </table:table-cell>
          <table:table-cell table:formula="of:=IF(OR([.C109]=&quot;AC&quot;;[.C109]=&quot;BC&quot;);[.B109]-([.B109]*MOD([.A109];100)/100);[.B109])" office:value-type="float" office:value="3459.3" calcext:value-type="float">
            <text:p>3459</text:p>
          </table:table-cell>
          <table:table-cell table:formula="of:=[.E108]-[.D109]" office:value-type="float" office:value="-63701.02" calcext:value-type="float">
            <text:p>-63701,02</text:p>
          </table:table-cell>
          <table:table-cell table:number-columns-repeated="2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5015" calcext:value-type="float">
            <text:p>5015</text:p>
          </table:table-cell>
          <table:table-cell office:value-type="string" calcext:value-type="string">
            <text:p>AC</text:p>
          </table:table-cell>
          <table:table-cell table:formula="of:=IF(OR([.C110]=&quot;AC&quot;;[.C110]=&quot;BC&quot;);[.B110]-([.B110]*MOD([.A110];100)/100);[.B110])" office:value-type="float" office:value="3460.35" calcext:value-type="float">
            <text:p>3460</text:p>
          </table:table-cell>
          <table:table-cell table:formula="of:=[.E109]-[.D110]" office:value-type="float" office:value="-67161.37" calcext:value-type="float">
            <text:p>-67161,37</text:p>
          </table:table-cell>
          <table:table-cell table:number-columns-repeated="2"/>
        </table:table-row>
        <table:table-row table:style-name="ro2">
          <table:table-cell office:value-type="float" office:value="2865" calcext:value-type="float">
            <text:p>2865</text:p>
          </table:table-cell>
          <table:table-cell office:value-type="float" office:value="3508" calcext:value-type="float">
            <text:p>3508</text:p>
          </table:table-cell>
          <table:table-cell office:value-type="string" calcext:value-type="string">
            <text:p>B</text:p>
          </table:table-cell>
          <table:table-cell table:formula="of:=IF(OR([.C111]=&quot;AC&quot;;[.C111]=&quot;BC&quot;);[.B111]-([.B111]*MOD([.A111];100)/100);[.B111])" office:value-type="float" office:value="3508" calcext:value-type="float">
            <text:p>3508</text:p>
          </table:table-cell>
          <table:table-cell table:formula="of:=[.E110]-[.D111]" office:value-type="float" office:value="-70669.37" calcext:value-type="float">
            <text:p>-70669,37</text:p>
          </table:table-cell>
          <table:table-cell table:number-columns-repeated="2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3519" calcext:value-type="float">
            <text:p>3519</text:p>
          </table:table-cell>
          <table:table-cell office:value-type="string" calcext:value-type="string">
            <text:p>B</text:p>
          </table:table-cell>
          <table:table-cell table:formula="of:=IF(OR([.C112]=&quot;AC&quot;;[.C112]=&quot;BC&quot;);[.B112]-([.B112]*MOD([.A112];100)/100);[.B112])" office:value-type="float" office:value="3519" calcext:value-type="float">
            <text:p>3519</text:p>
          </table:table-cell>
          <table:table-cell table:formula="of:=[.E111]-[.D112]" office:value-type="float" office:value="-74188.37" calcext:value-type="float">
            <text:p>-74188,37</text:p>
          </table:table-cell>
          <table:table-cell table:number-columns-repeated="2"/>
        </table:table-row>
        <table:table-row table:style-name="ro2">
          <table:table-cell office:value-type="float" office:value="1569" calcext:value-type="float">
            <text:p>1569</text:p>
          </table:table-cell>
          <table:table-cell office:value-type="float" office:value="11358" calcext:value-type="float">
            <text:p>11358</text:p>
          </table:table-cell>
          <table:table-cell office:value-type="string" calcext:value-type="string">
            <text:p>AC</text:p>
          </table:table-cell>
          <table:table-cell table:formula="of:=IF(OR([.C113]=&quot;AC&quot;;[.C113]=&quot;BC&quot;);[.B113]-([.B113]*MOD([.A113];100)/100);[.B113])" office:value-type="float" office:value="3520.98" calcext:value-type="float">
            <text:p>3521</text:p>
          </table:table-cell>
          <table:table-cell table:formula="of:=[.E112]-[.D113]" office:value-type="float" office:value="-77709.35" calcext:value-type="float">
            <text:p>-77709,35</text:p>
          </table:table-cell>
          <table:table-cell table:number-columns-repeated="2"/>
        </table:table-row>
        <table:table-row table:style-name="ro2">
          <table:table-cell office:value-type="float" office:value="1170" calcext:value-type="float">
            <text:p>1170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A</text:p>
          </table:table-cell>
          <table:table-cell table:formula="of:=IF(OR([.C114]=&quot;AC&quot;;[.C114]=&quot;BC&quot;);[.B114]-([.B114]*MOD([.A114];100)/100);[.B114])" office:value-type="float" office:value="3530" calcext:value-type="float">
            <text:p>3530</text:p>
          </table:table-cell>
          <table:table-cell table:formula="of:=[.E113]-[.D114]" office:value-type="float" office:value="-81239.35" calcext:value-type="float">
            <text:p>-81239,35</text:p>
          </table:table-cell>
          <table:table-cell table:number-columns-repeated="2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float" office:value="12276" calcext:value-type="float">
            <text:p>12276</text:p>
          </table:table-cell>
          <table:table-cell office:value-type="string" calcext:value-type="string">
            <text:p>BC</text:p>
          </table:table-cell>
          <table:table-cell table:formula="of:=IF(OR([.C115]=&quot;AC&quot;;[.C115]=&quot;BC&quot;);[.B115]-([.B115]*MOD([.A115];100)/100);[.B115])" office:value-type="float" office:value="3560.04" calcext:value-type="float">
            <text:p>3560</text:p>
          </table:table-cell>
          <table:table-cell table:formula="of:=[.E114]-[.D115]" office:value-type="float" office:value="-84799.39" calcext:value-type="float">
            <text:p>-84799,39</text:p>
          </table:table-cell>
          <table:table-cell table:number-columns-repeated="2"/>
        </table:table-row>
        <table:table-row table:style-name="ro2">
          <table:table-cell office:value-type="float" office:value="3467" calcext:value-type="float">
            <text:p>3467</text:p>
          </table:table-cell>
          <table:table-cell office:value-type="float" office:value="10936" calcext:value-type="float">
            <text:p>10936</text:p>
          </table:table-cell>
          <table:table-cell office:value-type="string" calcext:value-type="string">
            <text:p>BC</text:p>
          </table:table-cell>
          <table:table-cell table:formula="of:=IF(OR([.C116]=&quot;AC&quot;;[.C116]=&quot;BC&quot;);[.B116]-([.B116]*MOD([.A116];100)/100);[.B116])" office:value-type="float" office:value="3608.88" calcext:value-type="float">
            <text:p>3609</text:p>
          </table:table-cell>
          <table:table-cell table:formula="of:=[.E115]-[.D116]" office:value-type="float" office:value="-88408.27" calcext:value-type="float">
            <text:p>-88408,27</text:p>
          </table:table-cell>
          <table:table-cell table:number-columns-repeated="2"/>
        </table:table-row>
        <table:table-row table:style-name="ro2">
          <table:table-cell office:value-type="float" office:value="2886" calcext:value-type="float">
            <text:p>2886</text:p>
          </table:table-cell>
          <table:table-cell office:value-type="float" office:value="26599" calcext:value-type="float">
            <text:p>26599</text:p>
          </table:table-cell>
          <table:table-cell office:value-type="string" calcext:value-type="string">
            <text:p>BC</text:p>
          </table:table-cell>
          <table:table-cell table:formula="of:=IF(OR([.C117]=&quot;AC&quot;;[.C117]=&quot;BC&quot;);[.B117]-([.B117]*MOD([.A117];100)/100);[.B117])" office:value-type="float" office:value="3723.86" calcext:value-type="float">
            <text:p>3724</text:p>
          </table:table-cell>
          <table:table-cell table:formula="of:=[.E116]-[.D117]" office:value-type="float" office:value="-92132.13" calcext:value-type="float">
            <text:p>-92132,13</text:p>
          </table:table-cell>
          <table:table-cell table:number-columns-repeated="2"/>
        </table:table-row>
        <table:table-row table:style-name="ro2">
          <table:table-cell office:value-type="float" office:value="893" calcext:value-type="float">
            <text:p>893</text:p>
          </table:table-cell>
          <table:table-cell office:value-type="float" office:value="53942" calcext:value-type="float">
            <text:p>53942</text:p>
          </table:table-cell>
          <table:table-cell office:value-type="string" calcext:value-type="string">
            <text:p>BC</text:p>
          </table:table-cell>
          <table:table-cell table:formula="of:=IF(OR([.C118]=&quot;AC&quot;;[.C118]=&quot;BC&quot;);[.B118]-([.B118]*MOD([.A118];100)/100);[.B118])" office:value-type="float" office:value="3775.94" calcext:value-type="float">
            <text:p>3776</text:p>
          </table:table-cell>
          <table:table-cell table:formula="of:=[.E117]-[.D118]" office:value-type="float" office:value="-95908.07" calcext:value-type="float">
            <text:p>-95908,07</text:p>
          </table:table-cell>
          <table:table-cell table:number-columns-repeated="2"/>
        </table:table-row>
        <table:table-row table:style-name="ro2">
          <table:table-cell office:value-type="float" office:value="2990" calcext:value-type="float">
            <text:p>2990</text:p>
          </table:table-cell>
          <table:table-cell office:value-type="float" office:value="3814" calcext:value-type="float">
            <text:p>3814</text:p>
          </table:table-cell>
          <table:table-cell office:value-type="string" calcext:value-type="string">
            <text:p>B</text:p>
          </table:table-cell>
          <table:table-cell table:formula="of:=IF(OR([.C119]=&quot;AC&quot;;[.C119]=&quot;BC&quot;);[.B119]-([.B119]*MOD([.A119];100)/100);[.B119])" office:value-type="float" office:value="3814" calcext:value-type="float">
            <text:p>3814</text:p>
          </table:table-cell>
          <table:table-cell table:formula="of:=[.E118]-[.D119]" office:value-type="float" office:value="-99722.07" calcext:value-type="float">
            <text:p>-99722,07</text:p>
          </table:table-cell>
          <table:table-cell table:number-columns-repeated="2"/>
        </table:table-row>
        <table:table-row table:style-name="ro2">
          <table:table-cell office:value-type="float" office:value="1573" calcext:value-type="float">
            <text:p>1573</text:p>
          </table:table-cell>
          <table:table-cell office:value-type="float" office:value="14188" calcext:value-type="float">
            <text:p>14188</text:p>
          </table:table-cell>
          <table:table-cell office:value-type="string" calcext:value-type="string">
            <text:p>BC</text:p>
          </table:table-cell>
          <table:table-cell table:formula="of:=IF(OR([.C120]=&quot;AC&quot;;[.C120]=&quot;BC&quot;);[.B120]-([.B120]*MOD([.A120];100)/100);[.B120])" office:value-type="float" office:value="3830.76" calcext:value-type="float">
            <text:p>3831</text:p>
          </table:table-cell>
          <table:table-cell table:formula="of:=[.E119]-[.D120]" office:value-type="float" office:value="-103552.83" calcext:value-type="float">
            <text:p>-103552,83</text:p>
          </table:table-cell>
          <table:table-cell table:number-columns-repeated="2"/>
        </table:table-row>
        <table:table-row table:style-name="ro2">
          <table:table-cell office:value-type="float" office:value="2271" calcext:value-type="float">
            <text:p>2271</text:p>
          </table:table-cell>
          <table:table-cell office:value-type="float" office:value="3863" calcext:value-type="float">
            <text:p>3863</text:p>
          </table:table-cell>
          <table:table-cell office:value-type="string" calcext:value-type="string">
            <text:p>B</text:p>
          </table:table-cell>
          <table:table-cell table:formula="of:=IF(OR([.C121]=&quot;AC&quot;;[.C121]=&quot;BC&quot;);[.B121]-([.B121]*MOD([.A121];100)/100);[.B121])" office:value-type="float" office:value="3863" calcext:value-type="float">
            <text:p>3863</text:p>
          </table:table-cell>
          <table:table-cell table:formula="of:=[.E120]-[.D121]" office:value-type="float" office:value="-107415.83" calcext:value-type="float">
            <text:p>-107415,83</text:p>
          </table:table-cell>
          <table:table-cell table:number-columns-repeated="2"/>
        </table:table-row>
        <table:table-row table:style-name="ro2">
          <table:table-cell office:value-type="float" office:value="1449" calcext:value-type="float">
            <text:p>1449</text:p>
          </table:table-cell>
          <table:table-cell office:value-type="float" office:value="7633" calcext:value-type="float">
            <text:p>7633</text:p>
          </table:table-cell>
          <table:table-cell office:value-type="string" calcext:value-type="string">
            <text:p>BC</text:p>
          </table:table-cell>
          <table:table-cell table:formula="of:=IF(OR([.C122]=&quot;AC&quot;;[.C122]=&quot;BC&quot;);[.B122]-([.B122]*MOD([.A122];100)/100);[.B122])" office:value-type="float" office:value="3892.83" calcext:value-type="float">
            <text:p>3893</text:p>
          </table:table-cell>
          <table:table-cell table:formula="of:=[.E121]-[.D122]" office:value-type="float" office:value="-111308.66" calcext:value-type="float">
            <text:p>-111308,66</text:p>
          </table:table-cell>
          <table:table-cell table:number-columns-repeated="2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float" office:value="17782" calcext:value-type="float">
            <text:p>17782</text:p>
          </table:table-cell>
          <table:table-cell office:value-type="string" calcext:value-type="string">
            <text:p>AC</text:p>
          </table:table-cell>
          <table:table-cell table:formula="of:=IF(OR([.C123]=&quot;AC&quot;;[.C123]=&quot;BC&quot;);[.B123]-([.B123]*MOD([.A123];100)/100);[.B123])" office:value-type="float" office:value="3912.04" calcext:value-type="float">
            <text:p>3912</text:p>
          </table:table-cell>
          <table:table-cell table:formula="of:=[.E122]-[.D123]" office:value-type="float" office:value="-115220.7" calcext:value-type="float">
            <text:p>-115220,7</text:p>
          </table:table-cell>
          <table:table-cell table:number-columns-repeated="2"/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float" office:value="17870" calcext:value-type="float">
            <text:p>17870</text:p>
          </table:table-cell>
          <table:table-cell office:value-type="string" calcext:value-type="string">
            <text:p>AC</text:p>
          </table:table-cell>
          <table:table-cell table:formula="of:=IF(OR([.C124]=&quot;AC&quot;;[.C124]=&quot;BC&quot;);[.B124]-([.B124]*MOD([.A124];100)/100);[.B124])" office:value-type="float" office:value="4110.1" calcext:value-type="float">
            <text:p>4110</text:p>
          </table:table-cell>
          <table:table-cell table:formula="of:=[.E123]-[.D124]" office:value-type="float" office:value="-119330.8" calcext:value-type="float">
            <text:p>-119330,8</text:p>
          </table:table-cell>
          <table:table-cell table:number-columns-repeated="2"/>
        </table:table-row>
        <table:table-row table:style-name="ro2">
          <table:table-cell office:value-type="float" office:value="991" calcext:value-type="float">
            <text:p>991</text:p>
          </table:table-cell>
          <table:table-cell office:value-type="float" office:value="46358" calcext:value-type="float">
            <text:p>46358</text:p>
          </table:table-cell>
          <table:table-cell office:value-type="string" calcext:value-type="string">
            <text:p>BC</text:p>
          </table:table-cell>
          <table:table-cell table:formula="of:=IF(OR([.C125]=&quot;AC&quot;;[.C125]=&quot;BC&quot;);[.B125]-([.B125]*MOD([.A125];100)/100);[.B125])" office:value-type="float" office:value="4172.22" calcext:value-type="float">
            <text:p>4172</text:p>
          </table:table-cell>
          <table:table-cell table:formula="of:=[.E124]-[.D125]" office:value-type="float" office:value="-123503.02" calcext:value-type="float">
            <text:p>-123503,02</text:p>
          </table:table-cell>
          <table:table-cell table:number-columns-repeated="2"/>
        </table:table-row>
        <table:table-row table:style-name="ro2">
          <table:table-cell office:value-type="float" office:value="3078" calcext:value-type="float">
            <text:p>3078</text:p>
          </table:table-cell>
          <table:table-cell office:value-type="float" office:value="4175" calcext:value-type="float">
            <text:p>4175</text:p>
          </table:table-cell>
          <table:table-cell office:value-type="string" calcext:value-type="string">
            <text:p>A</text:p>
          </table:table-cell>
          <table:table-cell table:formula="of:=IF(OR([.C126]=&quot;AC&quot;;[.C126]=&quot;BC&quot;);[.B126]-([.B126]*MOD([.A126];100)/100);[.B126])" office:value-type="float" office:value="4175" calcext:value-type="float">
            <text:p>4175</text:p>
          </table:table-cell>
          <table:table-cell table:formula="of:=[.E125]-[.D126]" office:value-type="float" office:value="-127678.02" calcext:value-type="float">
            <text:p>-127678,02</text:p>
          </table:table-cell>
          <table:table-cell table:number-columns-repeated="2"/>
        </table:table-row>
        <table:table-row table:style-name="ro2">
          <table:table-cell office:value-type="float" office:value="1885" calcext:value-type="float">
            <text:p>1885</text:p>
          </table:table-cell>
          <table:table-cell office:value-type="float" office:value="28152" calcext:value-type="float">
            <text:p>28152</text:p>
          </table:table-cell>
          <table:table-cell office:value-type="string" calcext:value-type="string">
            <text:p>BC</text:p>
          </table:table-cell>
          <table:table-cell table:formula="of:=IF(OR([.C127]=&quot;AC&quot;;[.C127]=&quot;BC&quot;);[.B127]-([.B127]*MOD([.A127];100)/100);[.B127])" office:value-type="float" office:value="4222.8" calcext:value-type="float">
            <text:p>4223</text:p>
          </table:table-cell>
          <table:table-cell table:formula="of:=[.E126]-[.D127]" office:value-type="float" office:value="-131900.82" calcext:value-type="float">
            <text:p>-131900,82</text:p>
          </table:table-cell>
          <table:table-cell table:number-columns-repeated="2"/>
        </table:table-row>
        <table:table-row table:style-name="ro2">
          <table:table-cell office:value-type="float" office:value="1988" calcext:value-type="float">
            <text:p>1988</text:p>
          </table:table-cell>
          <table:table-cell office:value-type="float" office:value="35568" calcext:value-type="float">
            <text:p>35568</text:p>
          </table:table-cell>
          <table:table-cell office:value-type="string" calcext:value-type="string">
            <text:p>BC</text:p>
          </table:table-cell>
          <table:table-cell table:formula="of:=IF(OR([.C128]=&quot;AC&quot;;[.C128]=&quot;BC&quot;);[.B128]-([.B128]*MOD([.A128];100)/100);[.B128])" office:value-type="float" office:value="4268.16" calcext:value-type="float">
            <text:p>4268</text:p>
          </table:table-cell>
          <table:table-cell table:formula="of:=[.E127]-[.D128]" office:value-type="float" office:value="-136168.98" calcext:value-type="float">
            <text:p>-136168,98</text:p>
          </table:table-cell>
          <table:table-cell table:number-columns-repeated="2"/>
        </table:table-row>
        <table:table-row table:style-name="ro2">
          <table:table-cell office:value-type="float" office:value="3213" calcext:value-type="float">
            <text:p>3213</text:p>
          </table:table-cell>
          <table:table-cell office:value-type="float" office:value="4924" calcext:value-type="float">
            <text:p>4924</text:p>
          </table:table-cell>
          <table:table-cell office:value-type="string" calcext:value-type="string">
            <text:p>AC</text:p>
          </table:table-cell>
          <table:table-cell table:formula="of:=IF(OR([.C129]=&quot;AC&quot;;[.C129]=&quot;BC&quot;);[.B129]-([.B129]*MOD([.A129];100)/100);[.B129])" office:value-type="float" office:value="4283.88" calcext:value-type="float">
            <text:p>4284</text:p>
          </table:table-cell>
          <table:table-cell table:formula="of:=[.E128]-[.D129]" office:value-type="float" office:value="-140452.86" calcext:value-type="float">
            <text:p>-140452,86</text:p>
          </table:table-cell>
          <table:table-cell table:number-columns-repeated="2"/>
        </table:table-row>
        <table:table-row table:style-name="ro2">
          <table:table-cell office:value-type="float" office:value="1306" calcext:value-type="float">
            <text:p>1306</text:p>
          </table:table-cell>
          <table:table-cell office:value-type="float" office:value="4593" calcext:value-type="float">
            <text:p>4593</text:p>
          </table:table-cell>
          <table:table-cell office:value-type="string" calcext:value-type="string">
            <text:p>AC</text:p>
          </table:table-cell>
          <table:table-cell table:formula="of:=IF(OR([.C130]=&quot;AC&quot;;[.C130]=&quot;BC&quot;);[.B130]-([.B130]*MOD([.A130];100)/100);[.B130])" office:value-type="float" office:value="4317.42" calcext:value-type="float">
            <text:p>4317</text:p>
          </table:table-cell>
          <table:table-cell table:formula="of:=[.E129]-[.D130]" office:value-type="float" office:value="-144770.28" calcext:value-type="float">
            <text:p>-144770,28</text:p>
          </table:table-cell>
          <table:table-cell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331" calcext:value-type="float">
            <text:p>4331</text:p>
          </table:table-cell>
          <table:table-cell office:value-type="string" calcext:value-type="string">
            <text:p>B</text:p>
          </table:table-cell>
          <table:table-cell table:formula="of:=IF(OR([.C131]=&quot;AC&quot;;[.C131]=&quot;BC&quot;);[.B131]-([.B131]*MOD([.A131];100)/100);[.B131])" office:value-type="float" office:value="4331" calcext:value-type="float">
            <text:p>4331</text:p>
          </table:table-cell>
          <table:table-cell table:formula="of:=[.E130]-[.D131]" office:value-type="float" office:value="-149101.28" calcext:value-type="float">
            <text:p>-149101,28</text:p>
          </table:table-cell>
          <table:table-cell table:number-columns-repeated="2"/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float" office:value="5928" calcext:value-type="float">
            <text:p>5928</text:p>
          </table:table-cell>
          <table:table-cell office:value-type="string" calcext:value-type="string">
            <text:p>AC</text:p>
          </table:table-cell>
          <table:table-cell table:formula="of:=IF(OR([.C132]=&quot;AC&quot;;[.C132]=&quot;BC&quot;);[.B132]-([.B132]*MOD([.A132];100)/100);[.B132])" office:value-type="float" office:value="4386.72" calcext:value-type="float">
            <text:p>4387</text:p>
          </table:table-cell>
          <table:table-cell table:formula="of:=[.E131]-[.D132]" office:value-type="float" office:value="-153488" calcext:value-type="float">
            <text:p>-153488</text:p>
          </table:table-cell>
          <table:table-cell table:number-columns-repeated="2"/>
        </table:table-row>
        <table:table-row table:style-name="ro2">
          <table:table-cell office:value-type="float" office:value="1244" calcext:value-type="float">
            <text:p>1244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A</text:p>
          </table:table-cell>
          <table:table-cell table:formula="of:=IF(OR([.C133]=&quot;AC&quot;;[.C133]=&quot;BC&quot;);[.B133]-([.B133]*MOD([.A133];100)/100);[.B133])" office:value-type="float" office:value="4392" calcext:value-type="float">
            <text:p>4392</text:p>
          </table:table-cell>
          <table:table-cell table:formula="of:=[.E132]-[.D133]" office:value-type="float" office:value="-157880" calcext:value-type="float">
            <text:p>-157880</text:p>
          </table:table-cell>
          <table:table-cell table:number-columns-repeated="2"/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float" office:value="4411" calcext:value-type="float">
            <text:p>4411</text:p>
          </table:table-cell>
          <table:table-cell office:value-type="string" calcext:value-type="string">
            <text:p>A</text:p>
          </table:table-cell>
          <table:table-cell table:formula="of:=IF(OR([.C134]=&quot;AC&quot;;[.C134]=&quot;BC&quot;);[.B134]-([.B134]*MOD([.A134];100)/100);[.B134])" office:value-type="float" office:value="4411" calcext:value-type="float">
            <text:p>4411</text:p>
          </table:table-cell>
          <table:table-cell table:formula="of:=[.E133]-[.D134]" office:value-type="float" office:value="-162291" calcext:value-type="float">
            <text:p>-162291</text:p>
          </table:table-cell>
          <table:table-cell table:number-columns-repeated="2"/>
        </table:table-row>
        <table:table-row table:style-name="ro2">
          <table:table-cell office:value-type="float" office:value="3434" calcext:value-type="float">
            <text:p>3434</text:p>
          </table:table-cell>
          <table:table-cell office:value-type="float" office:value="6819" calcext:value-type="float">
            <text:p>6819</text:p>
          </table:table-cell>
          <table:table-cell office:value-type="string" calcext:value-type="string">
            <text:p>BC</text:p>
          </table:table-cell>
          <table:table-cell table:formula="of:=IF(OR([.C135]=&quot;AC&quot;;[.C135]=&quot;BC&quot;);[.B135]-([.B135]*MOD([.A135];100)/100);[.B135])" office:value-type="float" office:value="4500.54" calcext:value-type="float">
            <text:p>4501</text:p>
          </table:table-cell>
          <table:table-cell table:formula="of:=[.E134]-[.D135]" office:value-type="float" office:value="-166791.54" calcext:value-type="float">
            <text:p>-166791,54</text:p>
          </table:table-cell>
          <table:table-cell table:number-columns-repeated="2"/>
        </table:table-row>
        <table:table-row table:style-name="ro2">
          <table:table-cell office:value-type="float" office:value="1682" calcext:value-type="float">
            <text:p>1682</text:p>
          </table:table-cell>
          <table:table-cell office:value-type="float" office:value="25128" calcext:value-type="float">
            <text:p>25128</text:p>
          </table:table-cell>
          <table:table-cell office:value-type="string" calcext:value-type="string">
            <text:p>AC</text:p>
          </table:table-cell>
          <table:table-cell table:formula="of:=IF(OR([.C136]=&quot;AC&quot;;[.C136]=&quot;BC&quot;);[.B136]-([.B136]*MOD([.A136];100)/100);[.B136])" office:value-type="float" office:value="4523.04" calcext:value-type="float">
            <text:p>4523</text:p>
          </table:table-cell>
          <table:table-cell table:formula="of:=[.E135]-[.D136]" office:value-type="float" office:value="-171314.58" calcext:value-type="float">
            <text:p>-171314,58</text:p>
          </table:table-cell>
          <table:table-cell table:number-columns-repeated="2"/>
        </table:table-row>
        <table:table-row table:style-name="ro2">
          <table:table-cell office:value-type="float" office:value="1331" calcext:value-type="float">
            <text:p>1331</text:p>
          </table:table-cell>
          <table:table-cell office:value-type="float" office:value="6563" calcext:value-type="float">
            <text:p>6563</text:p>
          </table:table-cell>
          <table:table-cell office:value-type="string" calcext:value-type="string">
            <text:p>AC</text:p>
          </table:table-cell>
          <table:table-cell table:formula="of:=IF(OR([.C137]=&quot;AC&quot;;[.C137]=&quot;BC&quot;);[.B137]-([.B137]*MOD([.A137];100)/100);[.B137])" office:value-type="float" office:value="4528.47" calcext:value-type="float">
            <text:p>4528</text:p>
          </table:table-cell>
          <table:table-cell table:formula="of:=[.E136]-[.D137]" office:value-type="float" office:value="-175843.05" calcext:value-type="float">
            <text:p>-175843,05</text:p>
          </table:table-cell>
          <table:table-cell table:number-columns-repeated="2"/>
        </table:table-row>
        <table:table-row table:style-name="ro2">
          <table:table-cell office:value-type="float" office:value="1457" calcext:value-type="float">
            <text:p>1457</text:p>
          </table:table-cell>
          <table:table-cell office:value-type="float" office:value="4564" calcext:value-type="float">
            <text:p>4564</text:p>
          </table:table-cell>
          <table:table-cell office:value-type="string" calcext:value-type="string">
            <text:p>A</text:p>
          </table:table-cell>
          <table:table-cell table:formula="of:=IF(OR([.C138]=&quot;AC&quot;;[.C138]=&quot;BC&quot;);[.B138]-([.B138]*MOD([.A138];100)/100);[.B138])" office:value-type="float" office:value="4564" calcext:value-type="float">
            <text:p>4564</text:p>
          </table:table-cell>
          <table:table-cell table:formula="of:=[.E137]-[.D138]" office:value-type="float" office:value="-180407.05" calcext:value-type="float">
            <text:p>-180407,05</text:p>
          </table:table-cell>
          <table:table-cell table:number-columns-repeated="2"/>
        </table:table-row>
        <table:table-row table:style-name="ro2">
          <table:table-cell office:value-type="float" office:value="3791" calcext:value-type="float">
            <text:p>3791</text:p>
          </table:table-cell>
          <table:table-cell office:value-type="float" office:value="4586" calcext:value-type="float">
            <text:p>4586</text:p>
          </table:table-cell>
          <table:table-cell office:value-type="string" calcext:value-type="string">
            <text:p>B</text:p>
          </table:table-cell>
          <table:table-cell table:formula="of:=IF(OR([.C139]=&quot;AC&quot;;[.C139]=&quot;BC&quot;);[.B139]-([.B139]*MOD([.A139];100)/100);[.B139])" office:value-type="float" office:value="4586" calcext:value-type="float">
            <text:p>4586</text:p>
          </table:table-cell>
          <table:table-cell table:formula="of:=[.E138]-[.D139]" office:value-type="float" office:value="-184993.05" calcext:value-type="float">
            <text:p>-184993,05</text:p>
          </table:table-cell>
          <table:table-cell table:number-columns-repeated="2"/>
        </table:table-row>
        <table:table-row table:style-name="ro2">
          <table:table-cell office:value-type="float" office:value="1107" calcext:value-type="float">
            <text:p>1107</text:p>
          </table:table-cell>
          <table:table-cell office:value-type="float" office:value="4978" calcext:value-type="float">
            <text:p>4978</text:p>
          </table:table-cell>
          <table:table-cell office:value-type="string" calcext:value-type="string">
            <text:p>AC</text:p>
          </table:table-cell>
          <table:table-cell table:formula="of:=IF(OR([.C140]=&quot;AC&quot;;[.C140]=&quot;BC&quot;);[.B140]-([.B140]*MOD([.A140];100)/100);[.B140])" office:value-type="float" office:value="4629.54" calcext:value-type="float">
            <text:p>4630</text:p>
          </table:table-cell>
          <table:table-cell table:formula="of:=[.E139]-[.D140]" office:value-type="float" office:value="-189622.59" calcext:value-type="float">
            <text:p>-189622,59</text:p>
          </table:table-cell>
          <table:table-cell table:number-columns-repeated="2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4630" calcext:value-type="float">
            <text:p>4630</text:p>
          </table:table-cell>
          <table:table-cell office:value-type="string" calcext:value-type="string">
            <text:p>A</text:p>
          </table:table-cell>
          <table:table-cell table:formula="of:=IF(OR([.C141]=&quot;AC&quot;;[.C141]=&quot;BC&quot;);[.B141]-([.B141]*MOD([.A141];100)/100);[.B141])" office:value-type="float" office:value="4630" calcext:value-type="float">
            <text:p>4630</text:p>
          </table:table-cell>
          <table:table-cell table:formula="of:=[.E140]-[.D141]" office:value-type="float" office:value="-194252.59" calcext:value-type="float">
            <text:p>-194252,59</text:p>
          </table:table-cell>
          <table:table-cell table:number-columns-repeated="2"/>
        </table:table-row>
        <table:table-row table:style-name="ro2">
          <table:table-cell office:value-type="float" office:value="3075" calcext:value-type="float">
            <text:p>3075</text:p>
          </table:table-cell>
          <table:table-cell office:value-type="float" office:value="18604" calcext:value-type="float">
            <text:p>18604</text:p>
          </table:table-cell>
          <table:table-cell office:value-type="string" calcext:value-type="string">
            <text:p>AC</text:p>
          </table:table-cell>
          <table:table-cell table:formula="of:=IF(OR([.C142]=&quot;AC&quot;;[.C142]=&quot;BC&quot;);[.B142]-([.B142]*MOD([.A142];100)/100);[.B142])" office:value-type="float" office:value="4651" calcext:value-type="float">
            <text:p>4651</text:p>
          </table:table-cell>
          <table:table-cell table:formula="of:=[.E141]-[.D142]" office:value-type="float" office:value="-198903.59" calcext:value-type="float">
            <text:p>-198903,59</text:p>
          </table:table-cell>
          <table:table-cell table:number-columns-repeated="2"/>
        </table:table-row>
        <table:table-row table:style-name="ro2">
          <table:table-cell office:value-type="float" office:value="1277" calcext:value-type="float">
            <text:p>1277</text:p>
          </table:table-cell>
          <table:table-cell office:value-type="float" office:value="20282" calcext:value-type="float">
            <text:p>20282</text:p>
          </table:table-cell>
          <table:table-cell office:value-type="string" calcext:value-type="string">
            <text:p>BC</text:p>
          </table:table-cell>
          <table:table-cell table:formula="of:=IF(OR([.C143]=&quot;AC&quot;;[.C143]=&quot;BC&quot;);[.B143]-([.B143]*MOD([.A143];100)/100);[.B143])" office:value-type="float" office:value="4664.86" calcext:value-type="float">
            <text:p>4665</text:p>
          </table:table-cell>
          <table:table-cell table:formula="of:=[.E142]-[.D143]" office:value-type="float" office:value="-203568.45" calcext:value-type="float">
            <text:p>-203568,45</text:p>
          </table:table-cell>
          <table:table-cell table:number-columns-repeated="2"/>
        </table:table-row>
        <table:table-row table:style-name="ro2">
          <table:table-cell office:value-type="float" office:value="2714" calcext:value-type="float">
            <text:p>2714</text:p>
          </table:table-cell>
          <table:table-cell office:value-type="float" office:value="4675" calcext:value-type="float">
            <text:p>4675</text:p>
          </table:table-cell>
          <table:table-cell office:value-type="string" calcext:value-type="string">
            <text:p>B</text:p>
          </table:table-cell>
          <table:table-cell table:formula="of:=IF(OR([.C144]=&quot;AC&quot;;[.C144]=&quot;BC&quot;);[.B144]-([.B144]*MOD([.A144];100)/100);[.B144])" office:value-type="float" office:value="4675" calcext:value-type="float">
            <text:p>4675</text:p>
          </table:table-cell>
          <table:table-cell table:formula="of:=[.E143]-[.D144]" office:value-type="float" office:value="-208243.45" calcext:value-type="float">
            <text:p>-208243,45</text:p>
          </table:table-cell>
          <table:table-cell table:number-columns-repeated="2"/>
        </table:table-row>
        <table:table-row table:style-name="ro2">
          <table:table-cell office:value-type="float" office:value="2087" calcext:value-type="float">
            <text:p>2087</text:p>
          </table:table-cell>
          <table:table-cell office:value-type="float" office:value="35991" calcext:value-type="float">
            <text:p>35991</text:p>
          </table:table-cell>
          <table:table-cell office:value-type="string" calcext:value-type="string">
            <text:p>BC</text:p>
          </table:table-cell>
          <table:table-cell table:formula="of:=IF(OR([.C145]=&quot;AC&quot;;[.C145]=&quot;BC&quot;);[.B145]-([.B145]*MOD([.A145];100)/100);[.B145])" office:value-type="float" office:value="4678.83" calcext:value-type="float">
            <text:p>4679</text:p>
          </table:table-cell>
          <table:table-cell table:formula="of:=[.E144]-[.D145]" office:value-type="float" office:value="-212922.28" calcext:value-type="float">
            <text:p>-212922,28</text:p>
          </table:table-cell>
          <table:table-cell table:number-columns-repeated="2"/>
        </table:table-row>
        <table:table-row table:style-name="ro2">
          <table:table-cell office:value-type="float" office:value="2476" calcext:value-type="float">
            <text:p>2476</text:p>
          </table:table-cell>
          <table:table-cell office:value-type="float" office:value="19618" calcext:value-type="float">
            <text:p>19618</text:p>
          </table:table-cell>
          <table:table-cell office:value-type="string" calcext:value-type="string">
            <text:p>AC</text:p>
          </table:table-cell>
          <table:table-cell table:formula="of:=IF(OR([.C146]=&quot;AC&quot;;[.C146]=&quot;BC&quot;);[.B146]-([.B146]*MOD([.A146];100)/100);[.B146])" office:value-type="float" office:value="4708.32" calcext:value-type="float">
            <text:p>4708</text:p>
          </table:table-cell>
          <table:table-cell table:formula="of:=[.E145]-[.D146]" office:value-type="float" office:value="-217630.6" calcext:value-type="float">
            <text:p>-217630,6</text:p>
          </table:table-cell>
          <table:table-cell table:number-columns-repeated="2"/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float" office:value="12424" calcext:value-type="float">
            <text:p>12424</text:p>
          </table:table-cell>
          <table:table-cell office:value-type="string" calcext:value-type="string">
            <text:p>AC</text:p>
          </table:table-cell>
          <table:table-cell table:formula="of:=IF(OR([.C147]=&quot;AC&quot;;[.C147]=&quot;BC&quot;);[.B147]-([.B147]*MOD([.A147];100)/100);[.B147])" office:value-type="float" office:value="4721.12" calcext:value-type="float">
            <text:p>4721</text:p>
          </table:table-cell>
          <table:table-cell table:formula="of:=[.E146]-[.D147]" office:value-type="float" office:value="-222351.72" calcext:value-type="float">
            <text:p>-222351,72</text:p>
          </table:table-cell>
          <table:table-cell table:number-columns-repeated="2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float" office:value="10520" calcext:value-type="float">
            <text:p>10520</text:p>
          </table:table-cell>
          <table:table-cell office:value-type="string" calcext:value-type="string">
            <text:p>AC</text:p>
          </table:table-cell>
          <table:table-cell table:formula="of:=IF(OR([.C148]=&quot;AC&quot;;[.C148]=&quot;BC&quot;);[.B148]-([.B148]*MOD([.A148];100)/100);[.B148])" office:value-type="float" office:value="4734" calcext:value-type="float">
            <text:p>4734</text:p>
          </table:table-cell>
          <table:table-cell table:formula="of:=[.E147]-[.D148]" office:value-type="float" office:value="-227085.72" calcext:value-type="float">
            <text:p>-227085,72</text:p>
          </table:table-cell>
          <table:table-cell table:number-columns-repeated="2"/>
        </table:table-row>
        <table:table-row table:style-name="ro2">
          <table:table-cell office:value-type="float" office:value="2567" calcext:value-type="float">
            <text:p>2567</text:p>
          </table:table-cell>
          <table:table-cell office:value-type="float" office:value="14354" calcext:value-type="float">
            <text:p>14354</text:p>
          </table:table-cell>
          <table:table-cell office:value-type="string" calcext:value-type="string">
            <text:p>BC</text:p>
          </table:table-cell>
          <table:table-cell table:formula="of:=IF(OR([.C149]=&quot;AC&quot;;[.C149]=&quot;BC&quot;);[.B149]-([.B149]*MOD([.A149];100)/100);[.B149])" office:value-type="float" office:value="4736.82" calcext:value-type="float">
            <text:p>4737</text:p>
          </table:table-cell>
          <table:table-cell table:formula="of:=[.E148]-[.D149]" office:value-type="float" office:value="-231822.54" calcext:value-type="float">
            <text:p>-231822,54</text:p>
          </table:table-cell>
          <table:table-cell table:number-columns-repeated="2"/>
        </table:table-row>
        <table:table-row table:style-name="ro2">
          <table:table-cell office:value-type="float" office:value="3573" calcext:value-type="float">
            <text:p>3573</text:p>
          </table:table-cell>
          <table:table-cell office:value-type="float" office:value="17569" calcext:value-type="float">
            <text:p>17569</text:p>
          </table:table-cell>
          <table:table-cell office:value-type="string" calcext:value-type="string">
            <text:p>BC</text:p>
          </table:table-cell>
          <table:table-cell table:formula="of:=IF(OR([.C150]=&quot;AC&quot;;[.C150]=&quot;BC&quot;);[.B150]-([.B150]*MOD([.A150];100)/100);[.B150])" office:value-type="float" office:value="4743.63" calcext:value-type="float">
            <text:p>4744</text:p>
          </table:table-cell>
          <table:table-cell table:formula="of:=[.E149]-[.D150]" office:value-type="float" office:value="-236566.17" calcext:value-type="float">
            <text:p>-236566,17</text:p>
          </table:table-cell>
          <table:table-cell table:number-columns-repeated="2"/>
        </table:table-row>
        <table:table-row table:style-name="ro2">
          <table:table-cell office:value-type="float" office:value="2878" calcext:value-type="float">
            <text:p>2878</text:p>
          </table:table-cell>
          <table:table-cell office:value-type="float" office:value="21746" calcext:value-type="float">
            <text:p>21746</text:p>
          </table:table-cell>
          <table:table-cell office:value-type="string" calcext:value-type="string">
            <text:p>BC</text:p>
          </table:table-cell>
          <table:table-cell table:formula="of:=IF(OR([.C151]=&quot;AC&quot;;[.C151]=&quot;BC&quot;);[.B151]-([.B151]*MOD([.A151];100)/100);[.B151])" office:value-type="float" office:value="4784.12" calcext:value-type="float">
            <text:p>4784</text:p>
          </table:table-cell>
          <table:table-cell table:formula="of:=[.E150]-[.D151]" office:value-type="float" office:value="-241350.29" calcext:value-type="float">
            <text:p>-241350,29</text:p>
          </table:table-cell>
          <table:table-cell table:number-columns-repeated="2"/>
        </table:table-row>
        <table:table-row table:style-name="ro2">
          <table:table-cell office:value-type="float" office:value="3346" calcext:value-type="float">
            <text:p>3346</text:p>
          </table:table-cell>
          <table:table-cell office:value-type="float" office:value="4860" calcext:value-type="float">
            <text:p>4860</text:p>
          </table:table-cell>
          <table:table-cell office:value-type="string" calcext:value-type="string">
            <text:p>B</text:p>
          </table:table-cell>
          <table:table-cell table:formula="of:=IF(OR([.C152]=&quot;AC&quot;;[.C152]=&quot;BC&quot;);[.B152]-([.B152]*MOD([.A152];100)/100);[.B152])" office:value-type="float" office:value="4860" calcext:value-type="float">
            <text:p>4860</text:p>
          </table:table-cell>
          <table:table-cell table:formula="of:=[.E151]-[.D152]" office:value-type="float" office:value="-246210.29" calcext:value-type="float">
            <text:p>-246210,29</text:p>
          </table:table-cell>
          <table:table-cell table:number-columns-repeated="2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4877" calcext:value-type="float">
            <text:p>4877</text:p>
          </table:table-cell>
          <table:table-cell office:value-type="string" calcext:value-type="string">
            <text:p>A</text:p>
          </table:table-cell>
          <table:table-cell table:formula="of:=IF(OR([.C153]=&quot;AC&quot;;[.C153]=&quot;BC&quot;);[.B153]-([.B153]*MOD([.A153];100)/100);[.B153])" office:value-type="float" office:value="4877" calcext:value-type="float">
            <text:p>4877</text:p>
          </table:table-cell>
          <table:table-cell table:formula="of:=[.E152]-[.D153]" office:value-type="float" office:value="-251087.29" calcext:value-type="float">
            <text:p>-251087,29</text:p>
          </table:table-cell>
          <table:table-cell table:number-columns-repeated="2"/>
        </table:table-row>
        <table:table-row table:style-name="ro2">
          <table:table-cell office:value-type="float" office:value="3248" calcext:value-type="float">
            <text:p>3248</text:p>
          </table:table-cell>
          <table:table-cell office:value-type="float" office:value="9466" calcext:value-type="float">
            <text:p>9466</text:p>
          </table:table-cell>
          <table:table-cell office:value-type="string" calcext:value-type="string">
            <text:p>BC</text:p>
          </table:table-cell>
          <table:table-cell table:formula="of:=IF(OR([.C154]=&quot;AC&quot;;[.C154]=&quot;BC&quot;);[.B154]-([.B154]*MOD([.A154];100)/100);[.B154])" office:value-type="float" office:value="4922.32" calcext:value-type="float">
            <text:p>4922</text:p>
          </table:table-cell>
          <table:table-cell table:formula="of:=[.E153]-[.D154]" office:value-type="float" office:value="-256009.61" calcext:value-type="float">
            <text:p>-256009,61</text:p>
          </table:table-cell>
          <table:table-cell table:number-columns-repeated="2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4930" calcext:value-type="float">
            <text:p>4930</text:p>
          </table:table-cell>
          <table:table-cell office:value-type="string" calcext:value-type="string">
            <text:p>A</text:p>
          </table:table-cell>
          <table:table-cell table:formula="of:=IF(OR([.C155]=&quot;AC&quot;;[.C155]=&quot;BC&quot;);[.B155]-([.B155]*MOD([.A155];100)/100);[.B155])" office:value-type="float" office:value="4930" calcext:value-type="float">
            <text:p>4930</text:p>
          </table:table-cell>
          <table:table-cell table:formula="of:=[.E154]-[.D155]" office:value-type="float" office:value="-260939.61" calcext:value-type="float">
            <text:p>-260939,61</text:p>
          </table:table-cell>
          <table:table-cell table:number-columns-repeated="2"/>
        </table:table-row>
        <table:table-row table:style-name="ro2">
          <table:table-cell office:value-type="float" office:value="2259" calcext:value-type="float">
            <text:p>2259</text:p>
          </table:table-cell>
          <table:table-cell office:value-type="float" office:value="4952" calcext:value-type="float">
            <text:p>4952</text:p>
          </table:table-cell>
          <table:table-cell office:value-type="string" calcext:value-type="string">
            <text:p>A</text:p>
          </table:table-cell>
          <table:table-cell table:formula="of:=IF(OR([.C156]=&quot;AC&quot;;[.C156]=&quot;BC&quot;);[.B156]-([.B156]*MOD([.A156];100)/100);[.B156])" office:value-type="float" office:value="4952" calcext:value-type="float">
            <text:p>4952</text:p>
          </table:table-cell>
          <table:table-cell table:formula="of:=[.E155]-[.D156]" office:value-type="float" office:value="-265891.61" calcext:value-type="float">
            <text:p>-265891,61</text:p>
          </table:table-cell>
          <table:table-cell table:number-columns-repeated="2"/>
        </table:table-row>
        <table:table-row table:style-name="ro2">
          <table:table-cell office:value-type="float" office:value="1696" calcext:value-type="float">
            <text:p>1696</text:p>
          </table:table-cell>
          <table:table-cell office:value-type="float" office:value="4978" calcext:value-type="float">
            <text:p>4978</text:p>
          </table:table-cell>
          <table:table-cell office:value-type="string" calcext:value-type="string">
            <text:p>A</text:p>
          </table:table-cell>
          <table:table-cell table:formula="of:=IF(OR([.C157]=&quot;AC&quot;;[.C157]=&quot;BC&quot;);[.B157]-([.B157]*MOD([.A157];100)/100);[.B157])" office:value-type="float" office:value="4978" calcext:value-type="float">
            <text:p>4978</text:p>
          </table:table-cell>
          <table:table-cell table:formula="of:=[.E156]-[.D157]" office:value-type="float" office:value="-270869.61" calcext:value-type="float">
            <text:p>-270869,61</text:p>
          </table:table-cell>
          <table:table-cell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9226" calcext:value-type="float">
            <text:p>9226</text:p>
          </table:table-cell>
          <table:table-cell office:value-type="string" calcext:value-type="string">
            <text:p>AC</text:p>
          </table:table-cell>
          <table:table-cell table:formula="of:=IF(OR([.C158]=&quot;AC&quot;;[.C158]=&quot;BC&quot;);[.B158]-([.B158]*MOD([.A158];100)/100);[.B158])" office:value-type="float" office:value="4982.04" calcext:value-type="float">
            <text:p>4982</text:p>
          </table:table-cell>
          <table:table-cell table:formula="of:=[.E157]-[.D158]" office:value-type="float" office:value="-275851.65" calcext:value-type="float">
            <text:p>-275851,65</text:p>
          </table:table-cell>
          <table:table-cell table:number-columns-repeated="2"/>
        </table:table-row>
        <table:table-row table:style-name="ro2">
          <table:table-cell office:value-type="float" office:value="3187" calcext:value-type="float">
            <text:p>3187</text:p>
          </table:table-cell>
          <table:table-cell office:value-type="float" office:value="38406" calcext:value-type="float">
            <text:p>38406</text:p>
          </table:table-cell>
          <table:table-cell office:value-type="string" calcext:value-type="string">
            <text:p>AC</text:p>
          </table:table-cell>
          <table:table-cell table:formula="of:=IF(OR([.C159]=&quot;AC&quot;;[.C159]=&quot;BC&quot;);[.B159]-([.B159]*MOD([.A159];100)/100);[.B159])" office:value-type="float" office:value="4992.78" calcext:value-type="float">
            <text:p>4993</text:p>
          </table:table-cell>
          <table:table-cell table:formula="of:=[.E158]-[.D159]" office:value-type="float" office:value="-280844.43" calcext:value-type="float">
            <text:p>-280844,43</text:p>
          </table:table-cell>
          <table:table-cell table:number-columns-repeated="2"/>
        </table:table-row>
        <table:table-row table:style-name="ro2">
          <table:table-cell office:value-type="float" office:value="2574" calcext:value-type="float">
            <text:p>2574</text:p>
          </table:table-cell>
          <table:table-cell office:value-type="float" office:value="5016" calcext:value-type="float">
            <text:p>5016</text:p>
          </table:table-cell>
          <table:table-cell office:value-type="string" calcext:value-type="string">
            <text:p>B</text:p>
          </table:table-cell>
          <table:table-cell table:formula="of:=IF(OR([.C160]=&quot;AC&quot;;[.C160]=&quot;BC&quot;);[.B160]-([.B160]*MOD([.A160];100)/100);[.B160])" office:value-type="float" office:value="5016" calcext:value-type="float">
            <text:p>5016</text:p>
          </table:table-cell>
          <table:table-cell table:formula="of:=[.E159]-[.D160]" office:value-type="float" office:value="-285860.43" calcext:value-type="float">
            <text:p>-285860,43</text:p>
          </table:table-cell>
          <table:table-cell table:number-columns-repeated="2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B</text:p>
          </table:table-cell>
          <table:table-cell table:formula="of:=IF(OR([.C161]=&quot;AC&quot;;[.C161]=&quot;BC&quot;);[.B161]-([.B161]*MOD([.A161];100)/100);[.B161])" office:value-type="float" office:value="5031" calcext:value-type="float">
            <text:p>5031</text:p>
          </table:table-cell>
          <table:table-cell table:formula="of:=[.E160]-[.D161]" office:value-type="float" office:value="-290891.43" calcext:value-type="float">
            <text:p>-290891,43</text:p>
          </table:table-cell>
          <table:table-cell table:number-columns-repeated="2"/>
        </table:table-row>
        <table:table-row table:style-name="ro2">
          <table:table-cell office:value-type="float" office:value="1179" calcext:value-type="float">
            <text:p>1179</text:p>
          </table:table-cell>
          <table:table-cell office:value-type="float" office:value="23973" calcext:value-type="float">
            <text:p>23973</text:p>
          </table:table-cell>
          <table:table-cell office:value-type="string" calcext:value-type="string">
            <text:p>AC</text:p>
          </table:table-cell>
          <table:table-cell table:formula="of:=IF(OR([.C162]=&quot;AC&quot;;[.C162]=&quot;BC&quot;);[.B162]-([.B162]*MOD([.A162];100)/100);[.B162])" office:value-type="float" office:value="5034.33" calcext:value-type="float">
            <text:p>5034</text:p>
          </table:table-cell>
          <table:table-cell table:formula="of:=[.E161]-[.D162]" office:value-type="float" office:value="-295925.76" calcext:value-type="float">
            <text:p>-295925,76</text:p>
          </table:table-cell>
          <table:table-cell table:number-columns-repeated="2"/>
        </table:table-row>
        <table:table-row table:style-name="ro2">
          <table:table-cell office:value-type="float" office:value="1885" calcext:value-type="float">
            <text:p>1885</text:p>
          </table:table-cell>
          <table:table-cell office:value-type="float" office:value="33763" calcext:value-type="float">
            <text:p>33763</text:p>
          </table:table-cell>
          <table:table-cell office:value-type="string" calcext:value-type="string">
            <text:p>AC</text:p>
          </table:table-cell>
          <table:table-cell table:formula="of:=IF(OR([.C163]=&quot;AC&quot;;[.C163]=&quot;BC&quot;);[.B163]-([.B163]*MOD([.A163];100)/100);[.B163])" office:value-type="float" office:value="5064.45" calcext:value-type="float">
            <text:p>5064</text:p>
          </table:table-cell>
          <table:table-cell table:formula="of:=[.E162]-[.D163]" office:value-type="float" office:value="-300990.21" calcext:value-type="float">
            <text:p>-300990,21</text:p>
          </table:table-cell>
          <table:table-cell table:number-columns-repeated="2"/>
        </table:table-row>
        <table:table-row table:style-name="ro2">
          <table:table-cell office:value-type="float" office:value="1875" calcext:value-type="float">
            <text:p>1875</text:p>
          </table:table-cell>
          <table:table-cell office:value-type="float" office:value="20293" calcext:value-type="float">
            <text:p>20293</text:p>
          </table:table-cell>
          <table:table-cell office:value-type="string" calcext:value-type="string">
            <text:p>BC</text:p>
          </table:table-cell>
          <table:table-cell table:formula="of:=IF(OR([.C164]=&quot;AC&quot;;[.C164]=&quot;BC&quot;);[.B164]-([.B164]*MOD([.A164];100)/100);[.B164])" office:value-type="float" office:value="5073.25" calcext:value-type="float">
            <text:p>5073</text:p>
          </table:table-cell>
          <table:table-cell table:formula="of:=[.E163]-[.D164]" office:value-type="float" office:value="-306063.46" calcext:value-type="float">
            <text:p>-306063,46</text:p>
          </table:table-cell>
          <table:table-cell table:number-columns-repeated="2"/>
        </table:table-row>
        <table:table-row table:style-name="ro2">
          <table:table-cell office:value-type="float" office:value="1017" calcext:value-type="float">
            <text:p>1017</text:p>
          </table:table-cell>
          <table:table-cell office:value-type="float" office:value="6240" calcext:value-type="float">
            <text:p>6240</text:p>
          </table:table-cell>
          <table:table-cell office:value-type="string" calcext:value-type="string">
            <text:p>BC</text:p>
          </table:table-cell>
          <table:table-cell table:formula="of:=IF(OR([.C165]=&quot;AC&quot;;[.C165]=&quot;BC&quot;);[.B165]-([.B165]*MOD([.A165];100)/100);[.B165])" office:value-type="float" office:value="5179.2" calcext:value-type="float">
            <text:p>5179</text:p>
          </table:table-cell>
          <table:table-cell table:formula="of:=[.E164]-[.D165]" office:value-type="float" office:value="-311242.66" calcext:value-type="float">
            <text:p>-311242,66</text:p>
          </table:table-cell>
          <table:table-cell table:number-columns-repeated="2"/>
        </table:table-row>
        <table:table-row table:style-name="ro2">
          <table:table-cell office:value-type="float" office:value="3375" calcext:value-type="float">
            <text:p>3375</text:p>
          </table:table-cell>
          <table:table-cell office:value-type="float" office:value="20864" calcext:value-type="float">
            <text:p>20864</text:p>
          </table:table-cell>
          <table:table-cell office:value-type="string" calcext:value-type="string">
            <text:p>AC</text:p>
          </table:table-cell>
          <table:table-cell table:formula="of:=IF(OR([.C166]=&quot;AC&quot;;[.C166]=&quot;BC&quot;);[.B166]-([.B166]*MOD([.A166];100)/100);[.B166])" office:value-type="float" office:value="5216" calcext:value-type="float">
            <text:p>5216</text:p>
          </table:table-cell>
          <table:table-cell table:formula="of:=[.E165]-[.D166]" office:value-type="float" office:value="-316458.66" calcext:value-type="float">
            <text:p>-316458,66</text:p>
          </table:table-cell>
          <table:table-cell table:number-columns-repeated="2"/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float" office:value="5231" calcext:value-type="float">
            <text:p>5231</text:p>
          </table:table-cell>
          <table:table-cell office:value-type="string" calcext:value-type="string">
            <text:p>A</text:p>
          </table:table-cell>
          <table:table-cell table:formula="of:=IF(OR([.C167]=&quot;AC&quot;;[.C167]=&quot;BC&quot;);[.B167]-([.B167]*MOD([.A167];100)/100);[.B167])" office:value-type="float" office:value="5231" calcext:value-type="float">
            <text:p>5231</text:p>
          </table:table-cell>
          <table:table-cell table:formula="of:=[.E166]-[.D167]" office:value-type="float" office:value="-321689.66" calcext:value-type="float">
            <text:p>-321689,66</text:p>
          </table:table-cell>
          <table:table-cell table:number-columns-repeated="2"/>
        </table:table-row>
        <table:table-row table:style-name="ro2">
          <table:table-cell office:value-type="float" office:value="2678" calcext:value-type="float">
            <text:p>2678</text:p>
          </table:table-cell>
          <table:table-cell office:value-type="float" office:value="5244" calcext:value-type="float">
            <text:p>5244</text:p>
          </table:table-cell>
          <table:table-cell office:value-type="string" calcext:value-type="string">
            <text:p>A</text:p>
          </table:table-cell>
          <table:table-cell table:formula="of:=IF(OR([.C168]=&quot;AC&quot;;[.C168]=&quot;BC&quot;);[.B168]-([.B168]*MOD([.A168];100)/100);[.B168])" office:value-type="float" office:value="5244" calcext:value-type="float">
            <text:p>5244</text:p>
          </table:table-cell>
          <table:table-cell table:formula="of:=[.E167]-[.D168]" office:value-type="float" office:value="-326933.66" calcext:value-type="float">
            <text:p>-326933,66</text:p>
          </table:table-cell>
          <table:table-cell table:number-columns-repeated="2"/>
        </table:table-row>
        <table:table-row table:style-name="ro2">
          <table:table-cell office:value-type="float" office:value="1087" calcext:value-type="float">
            <text:p>1087</text:p>
          </table:table-cell>
          <table:table-cell office:value-type="float" office:value="40449" calcext:value-type="float">
            <text:p>40449</text:p>
          </table:table-cell>
          <table:table-cell office:value-type="string" calcext:value-type="string">
            <text:p>BC</text:p>
          </table:table-cell>
          <table:table-cell table:formula="of:=IF(OR([.C169]=&quot;AC&quot;;[.C169]=&quot;BC&quot;);[.B169]-([.B169]*MOD([.A169];100)/100);[.B169])" office:value-type="float" office:value="5258.37" calcext:value-type="float">
            <text:p>5258</text:p>
          </table:table-cell>
          <table:table-cell table:formula="of:=[.E168]-[.D169]" office:value-type="float" office:value="-332192.03" calcext:value-type="float">
            <text:p>-332192,03</text:p>
          </table:table-cell>
          <table:table-cell table:number-columns-repeated="2"/>
        </table:table-row>
        <table:table-row table:style-name="ro2">
          <table:table-cell office:value-type="float" office:value="2579" calcext:value-type="float">
            <text:p>2579</text:p>
          </table:table-cell>
          <table:table-cell office:value-type="float" office:value="25119" calcext:value-type="float">
            <text:p>25119</text:p>
          </table:table-cell>
          <table:table-cell office:value-type="string" calcext:value-type="string">
            <text:p>BC</text:p>
          </table:table-cell>
          <table:table-cell table:formula="of:=IF(OR([.C170]=&quot;AC&quot;;[.C170]=&quot;BC&quot;);[.B170]-([.B170]*MOD([.A170];100)/100);[.B170])" office:value-type="float" office:value="5274.99" calcext:value-type="float">
            <text:p>5275</text:p>
          </table:table-cell>
          <table:table-cell table:formula="of:=[.E169]-[.D170]" office:value-type="float" office:value="-337467.02" calcext:value-type="float">
            <text:p>-337467,02</text:p>
          </table:table-cell>
          <table:table-cell table:number-columns-repeated="2"/>
        </table:table-row>
        <table:table-row table:style-name="ro2">
          <table:table-cell office:value-type="float" office:value="2071" calcext:value-type="float">
            <text:p>2071</text:p>
          </table:table-cell>
          <table:table-cell office:value-type="float" office:value="18330" calcext:value-type="float">
            <text:p>18330</text:p>
          </table:table-cell>
          <table:table-cell office:value-type="string" calcext:value-type="string">
            <text:p>BC</text:p>
          </table:table-cell>
          <table:table-cell table:formula="of:=IF(OR([.C171]=&quot;AC&quot;;[.C171]=&quot;BC&quot;);[.B171]-([.B171]*MOD([.A171];100)/100);[.B171])" office:value-type="float" office:value="5315.7" calcext:value-type="float">
            <text:p>5316</text:p>
          </table:table-cell>
          <table:table-cell table:formula="of:=[.E170]-[.D171]" office:value-type="float" office:value="-342782.72" calcext:value-type="float">
            <text:p>-342782,72</text:p>
          </table:table-cell>
          <table:table-cell table:number-columns-repeated="2"/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float" office:value="6665" calcext:value-type="float">
            <text:p>6665</text:p>
          </table:table-cell>
          <table:table-cell office:value-type="string" calcext:value-type="string">
            <text:p>BC</text:p>
          </table:table-cell>
          <table:table-cell table:formula="of:=IF(OR([.C172]=&quot;AC&quot;;[.C172]=&quot;BC&quot;);[.B172]-([.B172]*MOD([.A172];100)/100);[.B172])" office:value-type="float" office:value="5465.3" calcext:value-type="float">
            <text:p>5465</text:p>
          </table:table-cell>
          <table:table-cell table:formula="of:=[.E171]-[.D172]" office:value-type="float" office:value="-348248.02" calcext:value-type="float">
            <text:p>-348248,02</text:p>
          </table:table-cell>
          <table:table-cell table:number-columns-repeated="2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54815" calcext:value-type="float">
            <text:p>54815</text:p>
          </table:table-cell>
          <table:table-cell office:value-type="string" calcext:value-type="string">
            <text:p>AC</text:p>
          </table:table-cell>
          <table:table-cell table:formula="of:=IF(OR([.C173]=&quot;AC&quot;;[.C173]=&quot;BC&quot;);[.B173]-([.B173]*MOD([.A173];100)/100);[.B173])" office:value-type="float" office:value="5481.5" calcext:value-type="float">
            <text:p>5482</text:p>
          </table:table-cell>
          <table:table-cell table:formula="of:=[.E172]-[.D173]" office:value-type="float" office:value="-353729.52" calcext:value-type="float">
            <text:p>-353729,52</text:p>
          </table:table-cell>
          <table:table-cell table:number-columns-repeated="2"/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float" office:value="12782" calcext:value-type="float">
            <text:p>12782</text:p>
          </table:table-cell>
          <table:table-cell office:value-type="string" calcext:value-type="string">
            <text:p>AC</text:p>
          </table:table-cell>
          <table:table-cell table:formula="of:=IF(OR([.C174]=&quot;AC&quot;;[.C174]=&quot;BC&quot;);[.B174]-([.B174]*MOD([.A174];100)/100);[.B174])" office:value-type="float" office:value="5496.26" calcext:value-type="float">
            <text:p>5496</text:p>
          </table:table-cell>
          <table:table-cell table:formula="of:=[.E173]-[.D174]" office:value-type="float" office:value="-359225.78" calcext:value-type="float">
            <text:p>-359225,78</text:p>
          </table:table-cell>
          <table:table-cell table:number-columns-repeated="2"/>
        </table:table-row>
        <table:table-row table:style-name="ro2">
          <table:table-cell office:value-type="float" office:value="3708" calcext:value-type="float">
            <text:p>3708</text:p>
          </table:table-cell>
          <table:table-cell office:value-type="float" office:value="5518" calcext:value-type="float">
            <text:p>5518</text:p>
          </table:table-cell>
          <table:table-cell office:value-type="string" calcext:value-type="string">
            <text:p>A</text:p>
          </table:table-cell>
          <table:table-cell table:formula="of:=IF(OR([.C175]=&quot;AC&quot;;[.C175]=&quot;BC&quot;);[.B175]-([.B175]*MOD([.A175];100)/100);[.B175])" office:value-type="float" office:value="5518" calcext:value-type="float">
            <text:p>5518</text:p>
          </table:table-cell>
          <table:table-cell table:formula="of:=[.E174]-[.D175]" office:value-type="float" office:value="-364743.78" calcext:value-type="float">
            <text:p>-364743,78</text:p>
          </table:table-cell>
          <table:table-cell table:number-columns-repeated="2"/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float" office:value="6916" calcext:value-type="float">
            <text:p>6916</text:p>
          </table:table-cell>
          <table:table-cell office:value-type="string" calcext:value-type="string">
            <text:p>BC</text:p>
          </table:table-cell>
          <table:table-cell table:formula="of:=IF(OR([.C176]=&quot;AC&quot;;[.C176]=&quot;BC&quot;);[.B176]-([.B176]*MOD([.A176];100)/100);[.B176])" office:value-type="float" office:value="5532.8" calcext:value-type="float">
            <text:p>5533</text:p>
          </table:table-cell>
          <table:table-cell table:formula="of:=[.E175]-[.D176]" office:value-type="float" office:value="-370276.58" calcext:value-type="float">
            <text:p>-370276,58</text:p>
          </table:table-cell>
          <table:table-cell table:number-columns-repeated="2"/>
        </table:table-row>
        <table:table-row table:style-name="ro2">
          <table:table-cell office:value-type="float" office:value="1187" calcext:value-type="float">
            <text:p>1187</text:p>
          </table:table-cell>
          <table:table-cell office:value-type="float" office:value="5554" calcext:value-type="float">
            <text:p>5554</text:p>
          </table:table-cell>
          <table:table-cell office:value-type="string" calcext:value-type="string">
            <text:p>A</text:p>
          </table:table-cell>
          <table:table-cell table:formula="of:=IF(OR([.C177]=&quot;AC&quot;;[.C177]=&quot;BC&quot;);[.B177]-([.B177]*MOD([.A177];100)/100);[.B177])" office:value-type="float" office:value="5554" calcext:value-type="float">
            <text:p>5554</text:p>
          </table:table-cell>
          <table:table-cell table:formula="of:=[.E176]-[.D177]" office:value-type="float" office:value="-375830.58" calcext:value-type="float">
            <text:p>-375830,58</text:p>
          </table:table-cell>
          <table:table-cell table:number-columns-repeated="2"/>
        </table:table-row>
        <table:table-row table:style-name="ro2">
          <table:table-cell office:value-type="float" office:value="3207" calcext:value-type="float">
            <text:p>3207</text:p>
          </table:table-cell>
          <table:table-cell office:value-type="float" office:value="5985" calcext:value-type="float">
            <text:p>5985</text:p>
          </table:table-cell>
          <table:table-cell office:value-type="string" calcext:value-type="string">
            <text:p>AC</text:p>
          </table:table-cell>
          <table:table-cell table:formula="of:=IF(OR([.C178]=&quot;AC&quot;;[.C178]=&quot;BC&quot;);[.B178]-([.B178]*MOD([.A178];100)/100);[.B178])" office:value-type="float" office:value="5566.05" calcext:value-type="float">
            <text:p>5566</text:p>
          </table:table-cell>
          <table:table-cell table:formula="of:=[.E177]-[.D178]" office:value-type="float" office:value="-381396.63" calcext:value-type="float">
            <text:p>-381396,63</text:p>
          </table:table-cell>
          <table:table-cell table:number-columns-repeated="2"/>
        </table:table-row>
        <table:table-row table:style-name="ro2">
          <table:table-cell office:value-type="float" office:value="1152" calcext:value-type="float">
            <text:p>1152</text:p>
          </table:table-cell>
          <table:table-cell office:value-type="float" office:value="11644" calcext:value-type="float">
            <text:p>11644</text:p>
          </table:table-cell>
          <table:table-cell office:value-type="string" calcext:value-type="string">
            <text:p>AC</text:p>
          </table:table-cell>
          <table:table-cell table:formula="of:=IF(OR([.C179]=&quot;AC&quot;;[.C179]=&quot;BC&quot;);[.B179]-([.B179]*MOD([.A179];100)/100);[.B179])" office:value-type="float" office:value="5589.12" calcext:value-type="float">
            <text:p>5589</text:p>
          </table:table-cell>
          <table:table-cell table:formula="of:=[.E178]-[.D179]" office:value-type="float" office:value="-386985.75" calcext:value-type="float">
            <text:p>-386985,75</text:p>
          </table:table-cell>
          <table:table-cell table:number-columns-repeated="2"/>
        </table:table-row>
        <table:table-row table:style-name="ro2">
          <table:table-cell office:value-type="float" office:value="1884" calcext:value-type="float">
            <text:p>1884</text:p>
          </table:table-cell>
          <table:table-cell office:value-type="float" office:value="35130" calcext:value-type="float">
            <text:p>35130</text:p>
          </table:table-cell>
          <table:table-cell office:value-type="string" calcext:value-type="string">
            <text:p>BC</text:p>
          </table:table-cell>
          <table:table-cell table:formula="of:=IF(OR([.C180]=&quot;AC&quot;;[.C180]=&quot;BC&quot;);[.B180]-([.B180]*MOD([.A180];100)/100);[.B180])" office:value-type="float" office:value="5620.8" calcext:value-type="float">
            <text:p>5621</text:p>
          </table:table-cell>
          <table:table-cell table:formula="of:=[.E179]-[.D180]" office:value-type="float" office:value="-392606.55" calcext:value-type="float">
            <text:p>-392606,55</text:p>
          </table:table-cell>
          <table:table-cell table:number-columns-repeated="2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16103" calcext:value-type="float">
            <text:p>16103</text:p>
          </table:table-cell>
          <table:table-cell office:value-type="string" calcext:value-type="string">
            <text:p>BC</text:p>
          </table:table-cell>
          <table:table-cell table:formula="of:=IF(OR([.C181]=&quot;AC&quot;;[.C181]=&quot;BC&quot;);[.B181]-([.B181]*MOD([.A181];100)/100);[.B181])" office:value-type="float" office:value="5636.05" calcext:value-type="float">
            <text:p>5636</text:p>
          </table:table-cell>
          <table:table-cell table:formula="of:=[.E180]-[.D181]" office:value-type="float" office:value="-398242.6" calcext:value-type="float">
            <text:p>-398242,6</text:p>
          </table:table-cell>
          <table:table-cell table:number-columns-repeated="2"/>
        </table:table-row>
        <table:table-row table:style-name="ro2">
          <table:table-cell office:value-type="float" office:value="1083" calcext:value-type="float">
            <text:p>1083</text:p>
          </table:table-cell>
          <table:table-cell office:value-type="float" office:value="33540" calcext:value-type="float">
            <text:p>33540</text:p>
          </table:table-cell>
          <table:table-cell office:value-type="string" calcext:value-type="string">
            <text:p>AC</text:p>
          </table:table-cell>
          <table:table-cell table:formula="of:=IF(OR([.C182]=&quot;AC&quot;;[.C182]=&quot;BC&quot;);[.B182]-([.B182]*MOD([.A182];100)/100);[.B182])" office:value-type="float" office:value="5701.8" calcext:value-type="float">
            <text:p>5702</text:p>
          </table:table-cell>
          <table:table-cell table:formula="of:=[.E181]-[.D182]" office:value-type="float" office:value="-403944.4" calcext:value-type="float">
            <text:p>-403944,4</text:p>
          </table:table-cell>
          <table:table-cell table:number-columns-repeated="2"/>
        </table:table-row>
        <table:table-row table:style-name="ro2">
          <table:table-cell office:value-type="float" office:value="3665" calcext:value-type="float">
            <text:p>3665</text:p>
          </table:table-cell>
          <table:table-cell office:value-type="float" office:value="16419" calcext:value-type="float">
            <text:p>16419</text:p>
          </table:table-cell>
          <table:table-cell office:value-type="string" calcext:value-type="string">
            <text:p>BC</text:p>
          </table:table-cell>
          <table:table-cell table:formula="of:=IF(OR([.C183]=&quot;AC&quot;;[.C183]=&quot;BC&quot;);[.B183]-([.B183]*MOD([.A183];100)/100);[.B183])" office:value-type="float" office:value="5746.65" calcext:value-type="float">
            <text:p>5747</text:p>
          </table:table-cell>
          <table:table-cell table:formula="of:=[.E182]-[.D183]" office:value-type="float" office:value="-409691.05" calcext:value-type="float">
            <text:p>-409691,05</text:p>
          </table:table-cell>
          <table:table-cell table:number-columns-repeated="2"/>
        </table:table-row>
        <table:table-row table:style-name="ro2">
          <table:table-cell office:value-type="float" office:value="3665" calcext:value-type="float">
            <text:p>3665</text:p>
          </table:table-cell>
          <table:table-cell office:value-type="float" office:value="16419" calcext:value-type="float">
            <text:p>16419</text:p>
          </table:table-cell>
          <table:table-cell office:value-type="string" calcext:value-type="string">
            <text:p>BC</text:p>
          </table:table-cell>
          <table:table-cell table:formula="of:=IF(OR([.C184]=&quot;AC&quot;;[.C184]=&quot;BC&quot;);[.B184]-([.B184]*MOD([.A184];100)/100);[.B184])" office:value-type="float" office:value="5746.65" calcext:value-type="float">
            <text:p>5747</text:p>
          </table:table-cell>
          <table:table-cell table:formula="of:=[.E183]-[.D184]" office:value-type="float" office:value="-415437.7" calcext:value-type="float">
            <text:p>-415437,7</text:p>
          </table:table-cell>
          <table:table-cell table:number-columns-repeated="2"/>
        </table:table-row>
        <table:table-row table:style-name="ro2">
          <table:table-cell office:value-type="float" office:value="3170" calcext:value-type="float">
            <text:p>3170</text:p>
          </table:table-cell>
          <table:table-cell office:value-type="float" office:value="19439" calcext:value-type="float">
            <text:p>19439</text:p>
          </table:table-cell>
          <table:table-cell office:value-type="string" calcext:value-type="string">
            <text:p>BC</text:p>
          </table:table-cell>
          <table:table-cell table:formula="of:=IF(OR([.C185]=&quot;AC&quot;;[.C185]=&quot;BC&quot;);[.B185]-([.B185]*MOD([.A185];100)/100);[.B185])" office:value-type="float" office:value="5831.7" calcext:value-type="float">
            <text:p>5832</text:p>
          </table:table-cell>
          <table:table-cell table:formula="of:=[.E184]-[.D185]" office:value-type="float" office:value="-421269.4" calcext:value-type="float">
            <text:p>-421269,4</text:p>
          </table:table-cell>
          <table:table-cell table:number-columns-repeated="2"/>
        </table:table-row>
        <table:table-row table:style-name="ro2">
          <table:table-cell office:value-type="float" office:value="3046" calcext:value-type="float">
            <text:p>3046</text:p>
          </table:table-cell>
          <table:table-cell office:value-type="float" office:value="10886" calcext:value-type="float">
            <text:p>10886</text:p>
          </table:table-cell>
          <table:table-cell office:value-type="string" calcext:value-type="string">
            <text:p>AC</text:p>
          </table:table-cell>
          <table:table-cell table:formula="of:=IF(OR([.C186]=&quot;AC&quot;;[.C186]=&quot;BC&quot;);[.B186]-([.B186]*MOD([.A186];100)/100);[.B186])" office:value-type="float" office:value="5878.44" calcext:value-type="float">
            <text:p>5878</text:p>
          </table:table-cell>
          <table:table-cell table:formula="of:=[.E185]-[.D186]" office:value-type="float" office:value="-427147.84" calcext:value-type="float">
            <text:p>-427147,84</text:p>
          </table:table-cell>
          <table:table-cell table:number-columns-repeated="2"/>
        </table:table-row>
        <table:table-row table:style-name="ro2">
          <table:table-cell office:value-type="float" office:value="1490" calcext:value-type="float">
            <text:p>1490</text:p>
          </table:table-cell>
          <table:table-cell office:value-type="float" office:value="5926" calcext:value-type="float">
            <text:p>5926</text:p>
          </table:table-cell>
          <table:table-cell office:value-type="string" calcext:value-type="string">
            <text:p>B</text:p>
          </table:table-cell>
          <table:table-cell table:formula="of:=IF(OR([.C187]=&quot;AC&quot;;[.C187]=&quot;BC&quot;);[.B187]-([.B187]*MOD([.A187];100)/100);[.B187])" office:value-type="float" office:value="5926" calcext:value-type="float">
            <text:p>5926</text:p>
          </table:table-cell>
          <table:table-cell table:formula="of:=[.E186]-[.D187]" office:value-type="float" office:value="-433073.84" calcext:value-type="float">
            <text:p>-433073,84</text:p>
          </table:table-cell>
          <table:table-cell table:number-columns-repeated="2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B</text:p>
          </table:table-cell>
          <table:table-cell table:formula="of:=IF(OR([.C188]=&quot;AC&quot;;[.C188]=&quot;BC&quot;);[.B188]-([.B188]*MOD([.A188];100)/100);[.B188])" office:value-type="float" office:value="5929" calcext:value-type="float">
            <text:p>5929</text:p>
          </table:table-cell>
          <table:table-cell table:formula="of:=[.E187]-[.D188]" office:value-type="float" office:value="-439002.84" calcext:value-type="float">
            <text:p>-439002,84</text:p>
          </table:table-cell>
          <table:table-cell table:number-columns-repeated="2"/>
        </table:table-row>
        <table:table-row table:style-name="ro2">
          <table:table-cell office:value-type="float" office:value="2335" calcext:value-type="float">
            <text:p>2335</text:p>
          </table:table-cell>
          <table:table-cell office:value-type="float" office:value="9211" calcext:value-type="float">
            <text:p>9211</text:p>
          </table:table-cell>
          <table:table-cell office:value-type="string" calcext:value-type="string">
            <text:p>AC</text:p>
          </table:table-cell>
          <table:table-cell table:formula="of:=IF(OR([.C189]=&quot;AC&quot;;[.C189]=&quot;BC&quot;);[.B189]-([.B189]*MOD([.A189];100)/100);[.B189])" office:value-type="float" office:value="5987.15" calcext:value-type="float">
            <text:p>5987</text:p>
          </table:table-cell>
          <table:table-cell table:formula="of:=[.E188]-[.D189]" office:value-type="float" office:value="-444989.99" calcext:value-type="float">
            <text:p>-444989,99</text:p>
          </table:table-cell>
          <table:table-cell table:number-columns-repeated="2"/>
        </table:table-row>
        <table:table-row table:style-name="ro2">
          <table:table-cell office:value-type="float" office:value="3694" calcext:value-type="float">
            <text:p>3694</text:p>
          </table:table-cell>
          <table:table-cell office:value-type="float" office:value="6024" calcext:value-type="float">
            <text:p>6024</text:p>
          </table:table-cell>
          <table:table-cell office:value-type="string" calcext:value-type="string">
            <text:p>A</text:p>
          </table:table-cell>
          <table:table-cell table:formula="of:=IF(OR([.C190]=&quot;AC&quot;;[.C190]=&quot;BC&quot;);[.B190]-([.B190]*MOD([.A190];100)/100);[.B190])" office:value-type="float" office:value="6024" calcext:value-type="float">
            <text:p>6024</text:p>
          </table:table-cell>
          <table:table-cell table:formula="of:=[.E189]-[.D190]" office:value-type="float" office:value="-451013.99" calcext:value-type="float">
            <text:p>-451013,99</text:p>
          </table:table-cell>
          <table:table-cell table:number-columns-repeated="2"/>
        </table:table-row>
        <table:table-row table:style-name="ro2">
          <table:table-cell office:value-type="float" office:value="3880" calcext:value-type="float">
            <text:p>3880</text:p>
          </table:table-cell>
          <table:table-cell office:value-type="float" office:value="30356" calcext:value-type="float">
            <text:p>30356</text:p>
          </table:table-cell>
          <table:table-cell office:value-type="string" calcext:value-type="string">
            <text:p>AC</text:p>
          </table:table-cell>
          <table:table-cell table:formula="of:=IF(OR([.C191]=&quot;AC&quot;;[.C191]=&quot;BC&quot;);[.B191]-([.B191]*MOD([.A191];100)/100);[.B191])" office:value-type="float" office:value="6071.2" calcext:value-type="float">
            <text:p>6071</text:p>
          </table:table-cell>
          <table:table-cell table:formula="of:=[.E190]-[.D191]" office:value-type="float" office:value="-457085.19" calcext:value-type="float">
            <text:p>-457085,19</text:p>
          </table:table-cell>
          <table:table-cell table:number-columns-repeated="2"/>
        </table:table-row>
        <table:table-row table:style-name="ro2">
          <table:table-cell office:value-type="float" office:value="2151" calcext:value-type="float">
            <text:p>2151</text:p>
          </table:table-cell>
          <table:table-cell office:value-type="float" office:value="6081" calcext:value-type="float">
            <text:p>6081</text:p>
          </table:table-cell>
          <table:table-cell office:value-type="string" calcext:value-type="string">
            <text:p>A</text:p>
          </table:table-cell>
          <table:table-cell table:formula="of:=IF(OR([.C192]=&quot;AC&quot;;[.C192]=&quot;BC&quot;);[.B192]-([.B192]*MOD([.A192];100)/100);[.B192])" office:value-type="float" office:value="6081" calcext:value-type="float">
            <text:p>6081</text:p>
          </table:table-cell>
          <table:table-cell table:formula="of:=[.E191]-[.D192]" office:value-type="float" office:value="-463166.19" calcext:value-type="float">
            <text:p>-463166,19</text:p>
          </table:table-cell>
          <table:table-cell table:number-columns-repeated="2"/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float" office:value="6206" calcext:value-type="float">
            <text:p>6206</text:p>
          </table:table-cell>
          <table:table-cell office:value-type="string" calcext:value-type="string">
            <text:p>B</text:p>
          </table:table-cell>
          <table:table-cell table:formula="of:=IF(OR([.C193]=&quot;AC&quot;;[.C193]=&quot;BC&quot;);[.B193]-([.B193]*MOD([.A193];100)/100);[.B193])" office:value-type="float" office:value="6206" calcext:value-type="float">
            <text:p>6206</text:p>
          </table:table-cell>
          <table:table-cell table:formula="of:=[.E192]-[.D193]" office:value-type="float" office:value="-469372.19" calcext:value-type="float">
            <text:p>-469372,19</text:p>
          </table:table-cell>
          <table:table-cell table:number-columns-repeated="2"/>
        </table:table-row>
        <table:table-row table:style-name="ro2">
          <table:table-cell office:value-type="float" office:value="617" calcext:value-type="float">
            <text:p>617</text:p>
          </table:table-cell>
          <table:table-cell office:value-type="float" office:value="7491" calcext:value-type="float">
            <text:p>7491</text:p>
          </table:table-cell>
          <table:table-cell office:value-type="string" calcext:value-type="string">
            <text:p>AC</text:p>
          </table:table-cell>
          <table:table-cell table:formula="of:=IF(OR([.C194]=&quot;AC&quot;;[.C194]=&quot;BC&quot;);[.B194]-([.B194]*MOD([.A194];100)/100);[.B194])" office:value-type="float" office:value="6217.53" calcext:value-type="float">
            <text:p>6218</text:p>
          </table:table-cell>
          <table:table-cell table:formula="of:=[.E193]-[.D194]" office:value-type="float" office:value="-475589.72" calcext:value-type="float">
            <text:p>-475589,72</text:p>
          </table:table-cell>
          <table:table-cell table:number-columns-repeated="2"/>
        </table:table-row>
        <table:table-row table:style-name="ro2">
          <table:table-cell office:value-type="float" office:value="2609" calcext:value-type="float">
            <text:p>2609</text:p>
          </table:table-cell>
          <table:table-cell office:value-type="float" office:value="6873" calcext:value-type="float">
            <text:p>6873</text:p>
          </table:table-cell>
          <table:table-cell office:value-type="string" calcext:value-type="string">
            <text:p>AC</text:p>
          </table:table-cell>
          <table:table-cell table:formula="of:=IF(OR([.C195]=&quot;AC&quot;;[.C195]=&quot;BC&quot;);[.B195]-([.B195]*MOD([.A195];100)/100);[.B195])" office:value-type="float" office:value="6254.43" calcext:value-type="float">
            <text:p>6254</text:p>
          </table:table-cell>
          <table:table-cell table:formula="of:=[.E194]-[.D195]" office:value-type="float" office:value="-481844.15" calcext:value-type="float">
            <text:p>-481844,15</text:p>
          </table:table-cell>
          <table:table-cell table:number-columns-repeated="2"/>
        </table:table-row>
        <table:table-row table:style-name="ro2">
          <table:table-cell office:value-type="float" office:value="3863" calcext:value-type="float">
            <text:p>3863</text:p>
          </table:table-cell>
          <table:table-cell office:value-type="float" office:value="16993" calcext:value-type="float">
            <text:p>16993</text:p>
          </table:table-cell>
          <table:table-cell office:value-type="string" calcext:value-type="string">
            <text:p>AC</text:p>
          </table:table-cell>
          <table:table-cell table:formula="of:=IF(OR([.C196]=&quot;AC&quot;;[.C196]=&quot;BC&quot;);[.B196]-([.B196]*MOD([.A196];100)/100);[.B196])" office:value-type="float" office:value="6287.41" calcext:value-type="float">
            <text:p>6287</text:p>
          </table:table-cell>
          <table:table-cell table:formula="of:=[.E195]-[.D196]" office:value-type="float" office:value="-488131.56" calcext:value-type="float">
            <text:p>-488131,56</text:p>
          </table:table-cell>
          <table:table-cell table:number-columns-repeated="2"/>
        </table:table-row>
        <table:table-row table:style-name="ro2">
          <table:table-cell office:value-type="float" office:value="2338" calcext:value-type="float">
            <text:p>2338</text:p>
          </table:table-cell>
          <table:table-cell office:value-type="float" office:value="10164" calcext:value-type="float">
            <text:p>10164</text:p>
          </table:table-cell>
          <table:table-cell office:value-type="string" calcext:value-type="string">
            <text:p>BC</text:p>
          </table:table-cell>
          <table:table-cell table:formula="of:=IF(OR([.C197]=&quot;AC&quot;;[.C197]=&quot;BC&quot;);[.B197]-([.B197]*MOD([.A197];100)/100);[.B197])" office:value-type="float" office:value="6301.68" calcext:value-type="float">
            <text:p>6302</text:p>
          </table:table-cell>
          <table:table-cell table:formula="of:=[.E196]-[.D197]" office:value-type="float" office:value="-494433.24" calcext:value-type="float">
            <text:p>-494433,24</text:p>
          </table:table-cell>
          <table:table-cell table:number-columns-repeated="2"/>
        </table:table-row>
        <table:table-row table:style-name="ro2">
          <table:table-cell office:value-type="float" office:value="2688" calcext:value-type="float">
            <text:p>2688</text:p>
          </table:table-cell>
          <table:table-cell office:value-type="float" office:value="52568" calcext:value-type="float">
            <text:p>52568</text:p>
          </table:table-cell>
          <table:table-cell office:value-type="string" calcext:value-type="string">
            <text:p>AC</text:p>
          </table:table-cell>
          <table:table-cell table:formula="of:=IF(OR([.C198]=&quot;AC&quot;;[.C198]=&quot;BC&quot;);[.B198]-([.B198]*MOD([.A198];100)/100);[.B198])" office:value-type="float" office:value="6308.16" calcext:value-type="float">
            <text:p>6308</text:p>
          </table:table-cell>
          <table:table-cell table:formula="of:=[.E197]-[.D198]" office:value-type="float" office:value="-500741.4" calcext:value-type="float">
            <text:p>-500741,4</text:p>
          </table:table-cell>
          <table:table-cell table:number-columns-repeated="2"/>
        </table:table-row>
        <table:table-row table:style-name="ro2">
          <table:table-cell office:value-type="float" office:value="3077" calcext:value-type="float">
            <text:p>3077</text:p>
          </table:table-cell>
          <table:table-cell office:value-type="float" office:value="27456" calcext:value-type="float">
            <text:p>27456</text:p>
          </table:table-cell>
          <table:table-cell office:value-type="string" calcext:value-type="string">
            <text:p>AC</text:p>
          </table:table-cell>
          <table:table-cell table:formula="of:=IF(OR([.C199]=&quot;AC&quot;;[.C199]=&quot;BC&quot;);[.B199]-([.B199]*MOD([.A199];100)/100);[.B199])" office:value-type="float" office:value="6314.88" calcext:value-type="float">
            <text:p>6315</text:p>
          </table:table-cell>
          <table:table-cell table:formula="of:=[.E198]-[.D199]" office:value-type="float" office:value="-507056.28" calcext:value-type="float">
            <text:p>-507056,28</text:p>
          </table:table-cell>
          <table:table-cell table:number-columns-repeated="2"/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float" office:value="6325" calcext:value-type="float">
            <text:p>6325</text:p>
          </table:table-cell>
          <table:table-cell office:value-type="string" calcext:value-type="string">
            <text:p>B</text:p>
          </table:table-cell>
          <table:table-cell table:formula="of:=IF(OR([.C200]=&quot;AC&quot;;[.C200]=&quot;BC&quot;);[.B200]-([.B200]*MOD([.A200];100)/100);[.B200])" office:value-type="float" office:value="6325" calcext:value-type="float">
            <text:p>6325</text:p>
          </table:table-cell>
          <table:table-cell table:formula="of:=[.E199]-[.D200]" office:value-type="float" office:value="-513381.28" calcext:value-type="float">
            <text:p>-513381,28</text:p>
          </table:table-cell>
          <table:table-cell table:number-columns-repeated="2"/>
        </table:table-row>
        <table:table-row table:style-name="ro2">
          <table:table-cell office:value-type="float" office:value="2967" calcext:value-type="float">
            <text:p>2967</text:p>
          </table:table-cell>
          <table:table-cell office:value-type="float" office:value="19349" calcext:value-type="float">
            <text:p>19349</text:p>
          </table:table-cell>
          <table:table-cell office:value-type="string" calcext:value-type="string">
            <text:p>BC</text:p>
          </table:table-cell>
          <table:table-cell table:formula="of:=IF(OR([.C201]=&quot;AC&quot;;[.C201]=&quot;BC&quot;);[.B201]-([.B201]*MOD([.A201];100)/100);[.B201])" office:value-type="float" office:value="6385.17" calcext:value-type="float">
            <text:p>6385</text:p>
          </table:table-cell>
          <table:table-cell table:formula="of:=[.E200]-[.D201]" office:value-type="float" office:value="-519766.45" calcext:value-type="float">
            <text:p>-519766,45</text:p>
          </table:table-cell>
          <table:table-cell table:number-columns-repeated="2"/>
        </table:table-row>
        <table:table-row table:style-name="ro2">
          <table:table-cell office:value-type="float" office:value="2760" calcext:value-type="float">
            <text:p>2760</text:p>
          </table:table-cell>
          <table:table-cell office:value-type="float" office:value="16076" calcext:value-type="float">
            <text:p>16076</text:p>
          </table:table-cell>
          <table:table-cell office:value-type="string" calcext:value-type="string">
            <text:p>AC</text:p>
          </table:table-cell>
          <table:table-cell table:formula="of:=IF(OR([.C202]=&quot;AC&quot;;[.C202]=&quot;BC&quot;);[.B202]-([.B202]*MOD([.A202];100)/100);[.B202])" office:value-type="float" office:value="6430.4" calcext:value-type="float">
            <text:p>6430</text:p>
          </table:table-cell>
          <table:table-cell table:formula="of:=[.E201]-[.D202]" office:value-type="float" office:value="-526196.85" calcext:value-type="float">
            <text:p>-526196,85</text:p>
          </table:table-cell>
          <table:table-cell table:number-columns-repeated="2"/>
        </table:table-row>
        <table:table-row table:style-name="ro2">
          <table:table-cell office:value-type="float" office:value="3688" calcext:value-type="float">
            <text:p>3688</text:p>
          </table:table-cell>
          <table:table-cell office:value-type="float" office:value="53924" calcext:value-type="float">
            <text:p>53924</text:p>
          </table:table-cell>
          <table:table-cell office:value-type="string" calcext:value-type="string">
            <text:p>BC</text:p>
          </table:table-cell>
          <table:table-cell table:formula="of:=IF(OR([.C203]=&quot;AC&quot;;[.C203]=&quot;BC&quot;);[.B203]-([.B203]*MOD([.A203];100)/100);[.B203])" office:value-type="float" office:value="6470.88" calcext:value-type="float">
            <text:p>6471</text:p>
          </table:table-cell>
          <table:table-cell table:formula="of:=[.E202]-[.D203]" office:value-type="float" office:value="-532667.73" calcext:value-type="float">
            <text:p>-532667,73</text:p>
          </table:table-cell>
          <table:table-cell table:number-columns-repeated="2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10296" calcext:value-type="float">
            <text:p>10296</text:p>
          </table:table-cell>
          <table:table-cell office:value-type="string" calcext:value-type="string">
            <text:p>BC</text:p>
          </table:table-cell>
          <table:table-cell table:formula="of:=IF(OR([.C204]=&quot;AC&quot;;[.C204]=&quot;BC&quot;);[.B204]-([.B204]*MOD([.A204];100)/100);[.B204])" office:value-type="float" office:value="6486.48" calcext:value-type="float">
            <text:p>6486</text:p>
          </table:table-cell>
          <table:table-cell table:formula="of:=[.E203]-[.D204]" office:value-type="float" office:value="-539154.21" calcext:value-type="float">
            <text:p>-539154,21</text:p>
          </table:table-cell>
          <table:table-cell table:number-columns-repeated="2"/>
        </table:table-row>
        <table:table-row table:style-name="ro2">
          <table:table-cell office:value-type="float" office:value="1535" calcext:value-type="float">
            <text:p>1535</text:p>
          </table:table-cell>
          <table:table-cell office:value-type="float" office:value="9992" calcext:value-type="float">
            <text:p>9992</text:p>
          </table:table-cell>
          <table:table-cell office:value-type="string" calcext:value-type="string">
            <text:p>BC</text:p>
          </table:table-cell>
          <table:table-cell table:formula="of:=IF(OR([.C205]=&quot;AC&quot;;[.C205]=&quot;BC&quot;);[.B205]-([.B205]*MOD([.A205];100)/100);[.B205])" office:value-type="float" office:value="6494.8" calcext:value-type="float">
            <text:p>6495</text:p>
          </table:table-cell>
          <table:table-cell table:formula="of:=[.E204]-[.D205]" office:value-type="float" office:value="-545649.01" calcext:value-type="float">
            <text:p>-545649,01</text:p>
          </table:table-cell>
          <table:table-cell table:number-columns-repeated="2"/>
        </table:table-row>
        <table:table-row table:style-name="ro2">
          <table:table-cell office:value-type="float" office:value="2430" calcext:value-type="float">
            <text:p>2430</text:p>
          </table:table-cell>
          <table:table-cell office:value-type="float" office:value="6509" calcext:value-type="float">
            <text:p>6509</text:p>
          </table:table-cell>
          <table:table-cell office:value-type="string" calcext:value-type="string">
            <text:p>B</text:p>
          </table:table-cell>
          <table:table-cell table:formula="of:=IF(OR([.C206]=&quot;AC&quot;;[.C206]=&quot;BC&quot;);[.B206]-([.B206]*MOD([.A206];100)/100);[.B206])" office:value-type="float" office:value="6509" calcext:value-type="float">
            <text:p>6509</text:p>
          </table:table-cell>
          <table:table-cell table:formula="of:=[.E205]-[.D206]" office:value-type="float" office:value="-552158.01" calcext:value-type="float">
            <text:p>-552158,01</text:p>
          </table:table-cell>
          <table:table-cell table:number-columns-repeated="2"/>
        </table:table-row>
        <table:table-row table:style-name="ro2">
          <table:table-cell office:value-type="float" office:value="2184" calcext:value-type="float">
            <text:p>2184</text:p>
          </table:table-cell>
          <table:table-cell office:value-type="float" office:value="40691" calcext:value-type="float">
            <text:p>40691</text:p>
          </table:table-cell>
          <table:table-cell office:value-type="string" calcext:value-type="string">
            <text:p>BC</text:p>
          </table:table-cell>
          <table:table-cell table:formula="of:=IF(OR([.C207]=&quot;AC&quot;;[.C207]=&quot;BC&quot;);[.B207]-([.B207]*MOD([.A207];100)/100);[.B207])" office:value-type="float" office:value="6510.56" calcext:value-type="float">
            <text:p>6511</text:p>
          </table:table-cell>
          <table:table-cell table:formula="of:=[.E206]-[.D207]" office:value-type="float" office:value="-558668.57" calcext:value-type="float">
            <text:p>-558668,57</text:p>
          </table:table-cell>
          <table:table-cell table:number-columns-repeated="2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6522" calcext:value-type="float">
            <text:p>6522</text:p>
          </table:table-cell>
          <table:table-cell office:value-type="string" calcext:value-type="string">
            <text:p>A</text:p>
          </table:table-cell>
          <table:table-cell table:formula="of:=IF(OR([.C208]=&quot;AC&quot;;[.C208]=&quot;BC&quot;);[.B208]-([.B208]*MOD([.A208];100)/100);[.B208])" office:value-type="float" office:value="6522" calcext:value-type="float">
            <text:p>6522</text:p>
          </table:table-cell>
          <table:table-cell table:formula="of:=[.E207]-[.D208]" office:value-type="float" office:value="-565190.57" calcext:value-type="float">
            <text:p>-565190,57</text:p>
          </table:table-cell>
          <table:table-cell table:number-columns-repeated="2"/>
        </table:table-row>
        <table:table-row table:style-name="ro2">
          <table:table-cell office:value-type="float" office:value="3150" calcext:value-type="float">
            <text:p>3150</text:p>
          </table:table-cell>
          <table:table-cell office:value-type="float" office:value="13091" calcext:value-type="float">
            <text:p>13091</text:p>
          </table:table-cell>
          <table:table-cell office:value-type="string" calcext:value-type="string">
            <text:p>BC</text:p>
          </table:table-cell>
          <table:table-cell table:formula="of:=IF(OR([.C209]=&quot;AC&quot;;[.C209]=&quot;BC&quot;);[.B209]-([.B209]*MOD([.A209];100)/100);[.B209])" office:value-type="float" office:value="6545.5" calcext:value-type="float">
            <text:p>6546</text:p>
          </table:table-cell>
          <table:table-cell table:formula="of:=[.E208]-[.D209]" office:value-type="float" office:value="-571736.07" calcext:value-type="float">
            <text:p>-571736,07</text:p>
          </table:table-cell>
          <table:table-cell table:number-columns-repeated="2"/>
        </table:table-row>
        <table:table-row table:style-name="ro2">
          <table:table-cell office:value-type="float" office:value="1885" calcext:value-type="float">
            <text:p>1885</text:p>
          </table:table-cell>
          <table:table-cell office:value-type="float" office:value="43673" calcext:value-type="float">
            <text:p>43673</text:p>
          </table:table-cell>
          <table:table-cell office:value-type="string" calcext:value-type="string">
            <text:p>AC</text:p>
          </table:table-cell>
          <table:table-cell table:formula="of:=IF(OR([.C210]=&quot;AC&quot;;[.C210]=&quot;BC&quot;);[.B210]-([.B210]*MOD([.A210];100)/100);[.B210])" office:value-type="float" office:value="6550.95" calcext:value-type="float">
            <text:p>6551</text:p>
          </table:table-cell>
          <table:table-cell table:formula="of:=[.E209]-[.D210]" office:value-type="float" office:value="-578287.02" calcext:value-type="float">
            <text:p>-578287,02</text:p>
          </table:table-cell>
          <table:table-cell table:number-columns-repeated="2"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float" office:value="29965" calcext:value-type="float">
            <text:p>29965</text:p>
          </table:table-cell>
          <table:table-cell office:value-type="string" calcext:value-type="string">
            <text:p>AC</text:p>
          </table:table-cell>
          <table:table-cell table:formula="of:=IF(OR([.C211]=&quot;AC&quot;;[.C211]=&quot;BC&quot;);[.B211]-([.B211]*MOD([.A211];100)/100);[.B211])" office:value-type="float" office:value="6592.3" calcext:value-type="float">
            <text:p>6592</text:p>
          </table:table-cell>
          <table:table-cell table:formula="of:=[.E210]-[.D211]" office:value-type="float" office:value="-584879.32" calcext:value-type="float">
            <text:p>-584879,32</text:p>
          </table:table-cell>
          <table:table-cell table:number-columns-repeated="2"/>
        </table:table-row>
        <table:table-row table:style-name="ro2">
          <table:table-cell office:value-type="float" office:value="1025" calcext:value-type="float">
            <text:p>1025</text:p>
          </table:table-cell>
          <table:table-cell office:value-type="float" office:value="6634" calcext:value-type="float">
            <text:p>6634</text:p>
          </table:table-cell>
          <table:table-cell office:value-type="string" calcext:value-type="string">
            <text:p>A</text:p>
          </table:table-cell>
          <table:table-cell table:formula="of:=IF(OR([.C212]=&quot;AC&quot;;[.C212]=&quot;BC&quot;);[.B212]-([.B212]*MOD([.A212];100)/100);[.B212])" office:value-type="float" office:value="6634" calcext:value-type="float">
            <text:p>6634</text:p>
          </table:table-cell>
          <table:table-cell table:formula="of:=[.E211]-[.D212]" office:value-type="float" office:value="-591513.32" calcext:value-type="float">
            <text:p>-591513,32</text:p>
          </table:table-cell>
          <table:table-cell table:number-columns-repeated="2"/>
        </table:table-row>
        <table:table-row table:style-name="ro2">
          <table:table-cell office:value-type="float" office:value="2483" calcext:value-type="float">
            <text:p>2483</text:p>
          </table:table-cell>
          <table:table-cell office:value-type="float" office:value="39028" calcext:value-type="float">
            <text:p>39028</text:p>
          </table:table-cell>
          <table:table-cell office:value-type="string" calcext:value-type="string">
            <text:p>AC</text:p>
          </table:table-cell>
          <table:table-cell table:formula="of:=IF(OR([.C213]=&quot;AC&quot;;[.C213]=&quot;BC&quot;);[.B213]-([.B213]*MOD([.A213];100)/100);[.B213])" office:value-type="float" office:value="6634.76" calcext:value-type="float">
            <text:p>6635</text:p>
          </table:table-cell>
          <table:table-cell table:formula="of:=[.E212]-[.D213]" office:value-type="float" office:value="-598148.08" calcext:value-type="float">
            <text:p>-598148,08</text:p>
          </table:table-cell>
          <table:table-cell table:number-columns-repeated="2"/>
        </table:table-row>
        <table:table-row table:style-name="ro2">
          <table:table-cell office:value-type="float" office:value="2604" calcext:value-type="float">
            <text:p>2604</text:p>
          </table:table-cell>
          <table:table-cell office:value-type="float" office:value="6964" calcext:value-type="float">
            <text:p>6964</text:p>
          </table:table-cell>
          <table:table-cell office:value-type="string" calcext:value-type="string">
            <text:p>AC</text:p>
          </table:table-cell>
          <table:table-cell table:formula="of:=IF(OR([.C214]=&quot;AC&quot;;[.C214]=&quot;BC&quot;);[.B214]-([.B214]*MOD([.A214];100)/100);[.B214])" office:value-type="float" office:value="6685.44" calcext:value-type="float">
            <text:p>6685</text:p>
          </table:table-cell>
          <table:table-cell table:formula="of:=[.E213]-[.D214]" office:value-type="float" office:value="-604833.52" calcext:value-type="float">
            <text:p>-604833,52</text:p>
          </table:table-cell>
          <table:table-cell table:number-columns-repeated="2"/>
        </table:table-row>
        <table:table-row table:style-name="ro2">
          <table:table-cell office:value-type="float" office:value="1956" calcext:value-type="float">
            <text:p>1956</text:p>
          </table:table-cell>
          <table:table-cell office:value-type="float" office:value="15303" calcext:value-type="float">
            <text:p>15303</text:p>
          </table:table-cell>
          <table:table-cell office:value-type="string" calcext:value-type="string">
            <text:p>AC</text:p>
          </table:table-cell>
          <table:table-cell table:formula="of:=IF(OR([.C215]=&quot;AC&quot;;[.C215]=&quot;BC&quot;);[.B215]-([.B215]*MOD([.A215];100)/100);[.B215])" office:value-type="float" office:value="6733.32" calcext:value-type="float">
            <text:p>6733</text:p>
          </table:table-cell>
          <table:table-cell table:formula="of:=[.E214]-[.D215]" office:value-type="float" office:value="-611566.84" calcext:value-type="float">
            <text:p>-611566,84</text:p>
          </table:table-cell>
          <table:table-cell table:number-columns-repeated="2"/>
        </table:table-row>
        <table:table-row table:style-name="ro2">
          <table:table-cell office:value-type="float" office:value="2162" calcext:value-type="float">
            <text:p>2162</text:p>
          </table:table-cell>
          <table:table-cell office:value-type="float" office:value="6740" calcext:value-type="float">
            <text:p>6740</text:p>
          </table:table-cell>
          <table:table-cell office:value-type="string" calcext:value-type="string">
            <text:p>A</text:p>
          </table:table-cell>
          <table:table-cell table:formula="of:=IF(OR([.C216]=&quot;AC&quot;;[.C216]=&quot;BC&quot;);[.B216]-([.B216]*MOD([.A216];100)/100);[.B216])" office:value-type="float" office:value="6740" calcext:value-type="float">
            <text:p>6740</text:p>
          </table:table-cell>
          <table:table-cell table:formula="of:=[.E215]-[.D216]" office:value-type="float" office:value="-618306.84" calcext:value-type="float">
            <text:p>-618306,84</text:p>
          </table:table-cell>
          <table:table-cell table:number-columns-repeated="2"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float" office:value="6851" calcext:value-type="float">
            <text:p>6851</text:p>
          </table:table-cell>
          <table:table-cell office:value-type="string" calcext:value-type="string">
            <text:p>A</text:p>
          </table:table-cell>
          <table:table-cell table:formula="of:=IF(OR([.C217]=&quot;AC&quot;;[.C217]=&quot;BC&quot;);[.B217]-([.B217]*MOD([.A217];100)/100);[.B217])" office:value-type="float" office:value="6851" calcext:value-type="float">
            <text:p>6851</text:p>
          </table:table-cell>
          <table:table-cell table:formula="of:=[.E216]-[.D217]" office:value-type="float" office:value="-625157.84" calcext:value-type="float">
            <text:p>-625157,84</text:p>
          </table:table-cell>
          <table:table-cell table:number-columns-repeated="2"/>
        </table:table-row>
        <table:table-row table:style-name="ro2">
          <table:table-cell office:value-type="float" office:value="2376" calcext:value-type="float">
            <text:p>2376</text:p>
          </table:table-cell>
          <table:table-cell office:value-type="float" office:value="6876" calcext:value-type="float">
            <text:p>6876</text:p>
          </table:table-cell>
          <table:table-cell office:value-type="string" calcext:value-type="string">
            <text:p>B</text:p>
          </table:table-cell>
          <table:table-cell table:formula="of:=IF(OR([.C218]=&quot;AC&quot;;[.C218]=&quot;BC&quot;);[.B218]-([.B218]*MOD([.A218];100)/100);[.B218])" office:value-type="float" office:value="6876" calcext:value-type="float">
            <text:p>6876</text:p>
          </table:table-cell>
          <table:table-cell table:formula="of:=[.E217]-[.D218]" office:value-type="float" office:value="-632033.84" calcext:value-type="float">
            <text:p>-632033,84</text:p>
          </table:table-cell>
          <table:table-cell table:number-columns-repeated="2"/>
        </table:table-row>
        <table:table-row table:style-name="ro2">
          <table:table-cell office:value-type="float" office:value="1773" calcext:value-type="float">
            <text:p>1773</text:p>
          </table:table-cell>
          <table:table-cell office:value-type="float" office:value="6974" calcext:value-type="float">
            <text:p>6974</text:p>
          </table:table-cell>
          <table:table-cell office:value-type="string" calcext:value-type="string">
            <text:p>A</text:p>
          </table:table-cell>
          <table:table-cell table:formula="of:=IF(OR([.C219]=&quot;AC&quot;;[.C219]=&quot;BC&quot;);[.B219]-([.B219]*MOD([.A219];100)/100);[.B219])" office:value-type="float" office:value="6974" calcext:value-type="float">
            <text:p>6974</text:p>
          </table:table-cell>
          <table:table-cell table:formula="of:=[.E218]-[.D219]" office:value-type="float" office:value="-639007.84" calcext:value-type="float">
            <text:p>-639007,84</text:p>
          </table:table-cell>
          <table:table-cell table:number-columns-repeated="2"/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float" office:value="36926" calcext:value-type="float">
            <text:p>36926</text:p>
          </table:table-cell>
          <table:table-cell office:value-type="string" calcext:value-type="string">
            <text:p>AC</text:p>
          </table:table-cell>
          <table:table-cell table:formula="of:=IF(OR([.C220]=&quot;AC&quot;;[.C220]=&quot;BC&quot;);[.B220]-([.B220]*MOD([.A220];100)/100);[.B220])" office:value-type="float" office:value="7015.94" calcext:value-type="float">
            <text:p>7016</text:p>
          </table:table-cell>
          <table:table-cell table:formula="of:=[.E219]-[.D220]" office:value-type="float" office:value="-646023.78" calcext:value-type="float">
            <text:p>-646023,78</text:p>
          </table:table-cell>
          <table:table-cell table:number-columns-repeated="2"/>
        </table:table-row>
        <table:table-row table:style-name="ro2">
          <table:table-cell office:value-type="float" office:value="1085" calcext:value-type="float">
            <text:p>1085</text:p>
          </table:table-cell>
          <table:table-cell office:value-type="float" office:value="47698" calcext:value-type="float">
            <text:p>47698</text:p>
          </table:table-cell>
          <table:table-cell office:value-type="string" calcext:value-type="string">
            <text:p>BC</text:p>
          </table:table-cell>
          <table:table-cell table:formula="of:=IF(OR([.C221]=&quot;AC&quot;;[.C221]=&quot;BC&quot;);[.B221]-([.B221]*MOD([.A221];100)/100);[.B221])" office:value-type="float" office:value="7154.7" calcext:value-type="float">
            <text:p>7155</text:p>
          </table:table-cell>
          <table:table-cell table:formula="of:=[.E220]-[.D221]" office:value-type="float" office:value="-653178.48" calcext:value-type="float">
            <text:p>-653178,48</text:p>
          </table:table-cell>
          <table:table-cell table:number-columns-repeated="2"/>
        </table:table-row>
        <table:table-row table:style-name="ro2">
          <table:table-cell office:value-type="float" office:value="3815" calcext:value-type="float">
            <text:p>3815</text:p>
          </table:table-cell>
          <table:table-cell office:value-type="float" office:value="8447" calcext:value-type="float">
            <text:p>8447</text:p>
          </table:table-cell>
          <table:table-cell office:value-type="string" calcext:value-type="string">
            <text:p>AC</text:p>
          </table:table-cell>
          <table:table-cell table:formula="of:=IF(OR([.C222]=&quot;AC&quot;;[.C222]=&quot;BC&quot;);[.B222]-([.B222]*MOD([.A222];100)/100);[.B222])" office:value-type="float" office:value="7179.95" calcext:value-type="float">
            <text:p>7180</text:p>
          </table:table-cell>
          <table:table-cell table:formula="of:=[.E221]-[.D222]" office:value-type="float" office:value="-660358.43" calcext:value-type="float">
            <text:p>-660358,43</text:p>
          </table:table-cell>
          <table:table-cell table:number-columns-repeated="2"/>
        </table:table-row>
        <table:table-row table:style-name="ro2">
          <table:table-cell office:value-type="float" office:value="2980" calcext:value-type="float">
            <text:p>2980</text:p>
          </table:table-cell>
          <table:table-cell office:value-type="float" office:value="35988" calcext:value-type="float">
            <text:p>35988</text:p>
          </table:table-cell>
          <table:table-cell office:value-type="string" calcext:value-type="string">
            <text:p>BC</text:p>
          </table:table-cell>
          <table:table-cell table:formula="of:=IF(OR([.C223]=&quot;AC&quot;;[.C223]=&quot;BC&quot;);[.B223]-([.B223]*MOD([.A223];100)/100);[.B223])" office:value-type="float" office:value="7197.6" calcext:value-type="float">
            <text:p>7198</text:p>
          </table:table-cell>
          <table:table-cell table:formula="of:=[.E222]-[.D223]" office:value-type="float" office:value="-667556.03" calcext:value-type="float">
            <text:p>-667556,03</text:p>
          </table:table-cell>
          <table:table-cell table:number-columns-repeated="2"/>
        </table:table-row>
        <table:table-row table:style-name="ro2">
          <table:table-cell office:value-type="float" office:value="3367" calcext:value-type="float">
            <text:p>3367</text:p>
          </table:table-cell>
          <table:table-cell office:value-type="float" office:value="7203" calcext:value-type="float">
            <text:p>7203</text:p>
          </table:table-cell>
          <table:table-cell office:value-type="string" calcext:value-type="string">
            <text:p>B</text:p>
          </table:table-cell>
          <table:table-cell table:formula="of:=IF(OR([.C224]=&quot;AC&quot;;[.C224]=&quot;BC&quot;);[.B224]-([.B224]*MOD([.A224];100)/100);[.B224])" office:value-type="float" office:value="7203" calcext:value-type="float">
            <text:p>7203</text:p>
          </table:table-cell>
          <table:table-cell table:formula="of:=[.E223]-[.D224]" office:value-type="float" office:value="-674759.03" calcext:value-type="float">
            <text:p>-674759,03</text:p>
          </table:table-cell>
          <table:table-cell table:number-columns-repeated="2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float" office:value="7271" calcext:value-type="float">
            <text:p>7271</text:p>
          </table:table-cell>
          <table:table-cell office:value-type="string" calcext:value-type="string">
            <text:p>A</text:p>
          </table:table-cell>
          <table:table-cell table:formula="of:=IF(OR([.C225]=&quot;AC&quot;;[.C225]=&quot;BC&quot;);[.B225]-([.B225]*MOD([.A225];100)/100);[.B225])" office:value-type="float" office:value="7271" calcext:value-type="float">
            <text:p>7271</text:p>
          </table:table-cell>
          <table:table-cell table:formula="of:=[.E224]-[.D225]" office:value-type="float" office:value="-682030.03" calcext:value-type="float">
            <text:p>-682030,03</text:p>
          </table:table-cell>
          <table:table-cell table:number-columns-repeated="2"/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float" office:value="13743" calcext:value-type="float">
            <text:p>13743</text:p>
          </table:table-cell>
          <table:table-cell office:value-type="string" calcext:value-type="string">
            <text:p>BC</text:p>
          </table:table-cell>
          <table:table-cell table:formula="of:=IF(OR([.C226]=&quot;AC&quot;;[.C226]=&quot;BC&quot;);[.B226]-([.B226]*MOD([.A226];100)/100);[.B226])" office:value-type="float" office:value="7283.79" calcext:value-type="float">
            <text:p>7284</text:p>
          </table:table-cell>
          <table:table-cell table:formula="of:=[.E225]-[.D226]" office:value-type="float" office:value="-689313.82" calcext:value-type="float">
            <text:p>-689313,82</text:p>
          </table:table-cell>
          <table:table-cell table:number-columns-repeated="2"/>
        </table:table-row>
        <table:table-row table:style-name="ro2">
          <table:table-cell office:value-type="float" office:value="878" calcext:value-type="float">
            <text:p>878</text:p>
          </table:table-cell>
          <table:table-cell office:value-type="float" office:value="33148" calcext:value-type="float">
            <text:p>33148</text:p>
          </table:table-cell>
          <table:table-cell office:value-type="string" calcext:value-type="string">
            <text:p>AC</text:p>
          </table:table-cell>
          <table:table-cell table:formula="of:=IF(OR([.C227]=&quot;AC&quot;;[.C227]=&quot;BC&quot;);[.B227]-([.B227]*MOD([.A227];100)/100);[.B227])" office:value-type="float" office:value="7292.56" calcext:value-type="float">
            <text:p>7293</text:p>
          </table:table-cell>
          <table:table-cell table:formula="of:=[.E226]-[.D227]" office:value-type="float" office:value="-696606.38" calcext:value-type="float">
            <text:p>-696606,38</text:p>
          </table:table-cell>
          <table:table-cell table:number-columns-repeated="2"/>
        </table:table-row>
        <table:table-row table:style-name="ro2">
          <table:table-cell office:value-type="float" office:value="1552" calcext:value-type="float">
            <text:p>1552</text:p>
          </table:table-cell>
          <table:table-cell office:value-type="float" office:value="15292" calcext:value-type="float">
            <text:p>15292</text:p>
          </table:table-cell>
          <table:table-cell office:value-type="string" calcext:value-type="string">
            <text:p>BC</text:p>
          </table:table-cell>
          <table:table-cell table:formula="of:=IF(OR([.C228]=&quot;AC&quot;;[.C228]=&quot;BC&quot;);[.B228]-([.B228]*MOD([.A228];100)/100);[.B228])" office:value-type="float" office:value="7340.16" calcext:value-type="float">
            <text:p>7340</text:p>
          </table:table-cell>
          <table:table-cell table:formula="of:=[.E227]-[.D228]" office:value-type="float" office:value="-703946.54" calcext:value-type="float">
            <text:p>-703946,54</text:p>
          </table:table-cell>
          <table:table-cell table:number-columns-repeated="2"/>
        </table:table-row>
        <table:table-row table:style-name="ro2">
          <table:table-cell office:value-type="float" office:value="1118" calcext:value-type="float">
            <text:p>1118</text:p>
          </table:table-cell>
          <table:table-cell office:value-type="float" office:value="7380" calcext:value-type="float">
            <text:p>7380</text:p>
          </table:table-cell>
          <table:table-cell office:value-type="string" calcext:value-type="string">
            <text:p>A</text:p>
          </table:table-cell>
          <table:table-cell table:formula="of:=IF(OR([.C229]=&quot;AC&quot;;[.C229]=&quot;BC&quot;);[.B229]-([.B229]*MOD([.A229];100)/100);[.B229])" office:value-type="float" office:value="7380" calcext:value-type="float">
            <text:p>7380</text:p>
          </table:table-cell>
          <table:table-cell table:formula="of:=[.E228]-[.D229]" office:value-type="float" office:value="-711326.54" calcext:value-type="float">
            <text:p>-711326,54</text:p>
          </table:table-cell>
          <table:table-cell table:number-columns-repeated="2"/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float" office:value="13008" calcext:value-type="float">
            <text:p>13008</text:p>
          </table:table-cell>
          <table:table-cell office:value-type="string" calcext:value-type="string">
            <text:p>BC</text:p>
          </table:table-cell>
          <table:table-cell table:formula="of:=IF(OR([.C230]=&quot;AC&quot;;[.C230]=&quot;BC&quot;);[.B230]-([.B230]*MOD([.A230];100)/100);[.B230])" office:value-type="float" office:value="7414.56" calcext:value-type="float">
            <text:p>7415</text:p>
          </table:table-cell>
          <table:table-cell table:formula="of:=[.E229]-[.D230]" office:value-type="float" office:value="-718741.1" calcext:value-type="float">
            <text:p>-718741,1</text:p>
          </table:table-cell>
          <table:table-cell table:number-columns-repeated="2"/>
        </table:table-row>
        <table:table-row table:style-name="ro2">
          <table:table-cell office:value-type="float" office:value="3563" calcext:value-type="float">
            <text:p>3563</text:p>
          </table:table-cell>
          <table:table-cell office:value-type="float" office:value="20091" calcext:value-type="float">
            <text:p>20091</text:p>
          </table:table-cell>
          <table:table-cell office:value-type="string" calcext:value-type="string">
            <text:p>AC</text:p>
          </table:table-cell>
          <table:table-cell table:formula="of:=IF(OR([.C231]=&quot;AC&quot;;[.C231]=&quot;BC&quot;);[.B231]-([.B231]*MOD([.A231];100)/100);[.B231])" office:value-type="float" office:value="7433.67" calcext:value-type="float">
            <text:p>7434</text:p>
          </table:table-cell>
          <table:table-cell table:formula="of:=[.E230]-[.D231]" office:value-type="float" office:value="-726174.77" calcext:value-type="float">
            <text:p>-726174,77</text:p>
          </table:table-cell>
          <table:table-cell table:number-columns-repeated="2"/>
        </table:table-row>
        <table:table-row table:style-name="ro2">
          <table:table-cell office:value-type="float" office:value="2964" calcext:value-type="float">
            <text:p>2964</text:p>
          </table:table-cell>
          <table:table-cell office:value-type="float" office:value="20735" calcext:value-type="float">
            <text:p>20735</text:p>
          </table:table-cell>
          <table:table-cell office:value-type="string" calcext:value-type="string">
            <text:p>BC</text:p>
          </table:table-cell>
          <table:table-cell table:formula="of:=IF(OR([.C232]=&quot;AC&quot;;[.C232]=&quot;BC&quot;);[.B232]-([.B232]*MOD([.A232];100)/100);[.B232])" office:value-type="float" office:value="7464.6" calcext:value-type="float">
            <text:p>7465</text:p>
          </table:table-cell>
          <table:table-cell table:formula="of:=[.E231]-[.D232]" office:value-type="float" office:value="-733639.37" calcext:value-type="float">
            <text:p>-733639,37</text:p>
          </table:table-cell>
          <table:table-cell table:number-columns-repeated="2"/>
        </table:table-row>
        <table:table-row table:style-name="ro2">
          <table:table-cell office:value-type="float" office:value="2109" calcext:value-type="float">
            <text:p>2109</text:p>
          </table:table-cell>
          <table:table-cell office:value-type="float" office:value="8205" calcext:value-type="float">
            <text:p>8205</text:p>
          </table:table-cell>
          <table:table-cell office:value-type="string" calcext:value-type="string">
            <text:p>BC</text:p>
          </table:table-cell>
          <table:table-cell table:formula="of:=IF(OR([.C233]=&quot;AC&quot;;[.C233]=&quot;BC&quot;);[.B233]-([.B233]*MOD([.A233];100)/100);[.B233])" office:value-type="float" office:value="7466.55" calcext:value-type="float">
            <text:p>7467</text:p>
          </table:table-cell>
          <table:table-cell table:formula="of:=[.E232]-[.D233]" office:value-type="float" office:value="-741105.92" calcext:value-type="float">
            <text:p>-741105,92</text:p>
          </table:table-cell>
          <table:table-cell table:number-columns-repeated="2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32473" calcext:value-type="float">
            <text:p>32473</text:p>
          </table:table-cell>
          <table:table-cell office:value-type="string" calcext:value-type="string">
            <text:p>AC</text:p>
          </table:table-cell>
          <table:table-cell table:formula="of:=IF(OR([.C234]=&quot;AC&quot;;[.C234]=&quot;BC&quot;);[.B234]-([.B234]*MOD([.A234];100)/100);[.B234])" office:value-type="float" office:value="7468.79" calcext:value-type="float">
            <text:p>7469</text:p>
          </table:table-cell>
          <table:table-cell table:formula="of:=[.E233]-[.D234]" office:value-type="float" office:value="-748574.71" calcext:value-type="float">
            <text:p>-748574,71</text:p>
          </table:table-cell>
          <table:table-cell table:number-columns-repeated="2"/>
        </table:table-row>
        <table:table-row table:style-name="ro2">
          <table:table-cell office:value-type="float" office:value="961" calcext:value-type="float">
            <text:p>961</text:p>
          </table:table-cell>
          <table:table-cell office:value-type="float" office:value="19179" calcext:value-type="float">
            <text:p>19179</text:p>
          </table:table-cell>
          <table:table-cell office:value-type="string" calcext:value-type="string">
            <text:p>BC</text:p>
          </table:table-cell>
          <table:table-cell table:formula="of:=IF(OR([.C235]=&quot;AC&quot;;[.C235]=&quot;BC&quot;);[.B235]-([.B235]*MOD([.A235];100)/100);[.B235])" office:value-type="float" office:value="7479.81" calcext:value-type="float">
            <text:p>7480</text:p>
          </table:table-cell>
          <table:table-cell table:formula="of:=[.E234]-[.D235]" office:value-type="float" office:value="-756054.52" calcext:value-type="float">
            <text:p>-756054,52</text:p>
          </table:table-cell>
          <table:table-cell table:number-columns-repeated="2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float" office:value="35853" calcext:value-type="float">
            <text:p>35853</text:p>
          </table:table-cell>
          <table:table-cell office:value-type="string" calcext:value-type="string">
            <text:p>AC</text:p>
          </table:table-cell>
          <table:table-cell table:formula="of:=IF(OR([.C236]=&quot;AC&quot;;[.C236]=&quot;BC&quot;);[.B236]-([.B236]*MOD([.A236];100)/100);[.B236])" office:value-type="float" office:value="7529.13" calcext:value-type="float">
            <text:p>7529</text:p>
          </table:table-cell>
          <table:table-cell table:formula="of:=[.E235]-[.D236]" office:value-type="float" office:value="-763583.65" calcext:value-type="float">
            <text:p>-763583,65</text:p>
          </table:table-cell>
          <table:table-cell table:number-columns-repeated="2"/>
        </table:table-row>
        <table:table-row table:style-name="ro2">
          <table:table-cell office:value-type="float" office:value="1130" calcext:value-type="float">
            <text:p>1130</text:p>
          </table:table-cell>
          <table:table-cell office:value-type="float" office:value="10898" calcext:value-type="float">
            <text:p>10898</text:p>
          </table:table-cell>
          <table:table-cell office:value-type="string" calcext:value-type="string">
            <text:p>AC</text:p>
          </table:table-cell>
          <table:table-cell table:formula="of:=IF(OR([.C237]=&quot;AC&quot;;[.C237]=&quot;BC&quot;);[.B237]-([.B237]*MOD([.A237];100)/100);[.B237])" office:value-type="float" office:value="7628.6" calcext:value-type="float">
            <text:p>7629</text:p>
          </table:table-cell>
          <table:table-cell table:formula="of:=[.E236]-[.D237]" office:value-type="float" office:value="-771212.25" calcext:value-type="float">
            <text:p>-771212,25</text:p>
          </table:table-cell>
          <table:table-cell table:number-columns-repeated="2"/>
        </table:table-row>
        <table:table-row table:style-name="ro2">
          <table:table-cell office:value-type="float" office:value="3756" calcext:value-type="float">
            <text:p>3756</text:p>
          </table:table-cell>
          <table:table-cell office:value-type="float" office:value="7656" calcext:value-type="float">
            <text:p>7656</text:p>
          </table:table-cell>
          <table:table-cell office:value-type="string" calcext:value-type="string">
            <text:p>B</text:p>
          </table:table-cell>
          <table:table-cell table:formula="of:=IF(OR([.C238]=&quot;AC&quot;;[.C238]=&quot;BC&quot;);[.B238]-([.B238]*MOD([.A238];100)/100);[.B238])" office:value-type="float" office:value="7656" calcext:value-type="float">
            <text:p>7656</text:p>
          </table:table-cell>
          <table:table-cell table:formula="of:=[.E237]-[.D238]" office:value-type="float" office:value="-778868.25" calcext:value-type="float">
            <text:p>-778868,25</text:p>
          </table:table-cell>
          <table:table-cell table:number-columns-repeated="2"/>
        </table:table-row>
        <table:table-row table:style-name="ro2">
          <table:table-cell office:value-type="float" office:value="2502" calcext:value-type="float">
            <text:p>2502</text:p>
          </table:table-cell>
          <table:table-cell office:value-type="float" office:value="7843" calcext:value-type="float">
            <text:p>7843</text:p>
          </table:table-cell>
          <table:table-cell office:value-type="string" calcext:value-type="string">
            <text:p>AC</text:p>
          </table:table-cell>
          <table:table-cell table:formula="of:=IF(OR([.C239]=&quot;AC&quot;;[.C239]=&quot;BC&quot;);[.B239]-([.B239]*MOD([.A239];100)/100);[.B239])" office:value-type="float" office:value="7686.14" calcext:value-type="float">
            <text:p>7686</text:p>
          </table:table-cell>
          <table:table-cell table:formula="of:=[.E238]-[.D239]" office:value-type="float" office:value="-786554.39" calcext:value-type="float">
            <text:p>-786554,39</text:p>
          </table:table-cell>
          <table:table-cell table:number-columns-repeated="2"/>
        </table:table-row>
        <table:table-row table:style-name="ro2">
          <table:table-cell office:value-type="float" office:value="1644" calcext:value-type="float">
            <text:p>1644</text:p>
          </table:table-cell>
          <table:table-cell office:value-type="float" office:value="7713" calcext:value-type="float">
            <text:p>7713</text:p>
          </table:table-cell>
          <table:table-cell office:value-type="string" calcext:value-type="string">
            <text:p>B</text:p>
          </table:table-cell>
          <table:table-cell table:formula="of:=IF(OR([.C240]=&quot;AC&quot;;[.C240]=&quot;BC&quot;);[.B240]-([.B240]*MOD([.A240];100)/100);[.B240])" office:value-type="float" office:value="7713" calcext:value-type="float">
            <text:p>7713</text:p>
          </table:table-cell>
          <table:table-cell table:formula="of:=[.E239]-[.D240]" office:value-type="float" office:value="-794267.39" calcext:value-type="float">
            <text:p>-794267,39</text:p>
          </table:table-cell>
          <table:table-cell table:number-columns-repeated="2"/>
        </table:table-row>
        <table:table-row table:style-name="ro2">
          <table:table-cell office:value-type="float" office:value="2963" calcext:value-type="float">
            <text:p>2963</text:p>
          </table:table-cell>
          <table:table-cell office:value-type="float" office:value="7724" calcext:value-type="float">
            <text:p>7724</text:p>
          </table:table-cell>
          <table:table-cell office:value-type="string" calcext:value-type="string">
            <text:p>A</text:p>
          </table:table-cell>
          <table:table-cell table:formula="of:=IF(OR([.C241]=&quot;AC&quot;;[.C241]=&quot;BC&quot;);[.B241]-([.B241]*MOD([.A241];100)/100);[.B241])" office:value-type="float" office:value="7724" calcext:value-type="float">
            <text:p>7724</text:p>
          </table:table-cell>
          <table:table-cell table:formula="of:=[.E240]-[.D241]" office:value-type="float" office:value="-801991.39" calcext:value-type="float">
            <text:p>-801991,39</text:p>
          </table:table-cell>
          <table:table-cell table:number-columns-repeated="2"/>
        </table:table-row>
        <table:table-row table:style-name="ro2">
          <table:table-cell office:value-type="float" office:value="3804" calcext:value-type="float">
            <text:p>3804</text:p>
          </table:table-cell>
          <table:table-cell office:value-type="float" office:value="8070" calcext:value-type="float">
            <text:p>8070</text:p>
          </table:table-cell>
          <table:table-cell office:value-type="string" calcext:value-type="string">
            <text:p>BC</text:p>
          </table:table-cell>
          <table:table-cell table:formula="of:=IF(OR([.C242]=&quot;AC&quot;;[.C242]=&quot;BC&quot;);[.B242]-([.B242]*MOD([.A242];100)/100);[.B242])" office:value-type="float" office:value="7747.2" calcext:value-type="float">
            <text:p>7747</text:p>
          </table:table-cell>
          <table:table-cell table:formula="of:=[.E241]-[.D242]" office:value-type="float" office:value="-809738.59" calcext:value-type="float">
            <text:p>-809738,59</text:p>
          </table:table-cell>
          <table:table-cell table:number-columns-repeated="2"/>
        </table:table-row>
        <table:table-row table:style-name="ro2">
          <table:table-cell office:value-type="float" office:value="2479" calcext:value-type="float">
            <text:p>2479</text:p>
          </table:table-cell>
          <table:table-cell office:value-type="float" office:value="37077" calcext:value-type="float">
            <text:p>37077</text:p>
          </table:table-cell>
          <table:table-cell office:value-type="string" calcext:value-type="string">
            <text:p>AC</text:p>
          </table:table-cell>
          <table:table-cell table:formula="of:=IF(OR([.C243]=&quot;AC&quot;;[.C243]=&quot;BC&quot;);[.B243]-([.B243]*MOD([.A243];100)/100);[.B243])" office:value-type="float" office:value="7786.17" calcext:value-type="float">
            <text:p>7786</text:p>
          </table:table-cell>
          <table:table-cell table:formula="of:=[.E242]-[.D243]" office:value-type="float" office:value="-817524.76" calcext:value-type="float">
            <text:p>-817524,76</text:p>
          </table:table-cell>
          <table:table-cell table:number-columns-repeated="2"/>
        </table:table-row>
        <table:table-row table:style-name="ro2">
          <table:table-cell office:value-type="float" office:value="3783" calcext:value-type="float">
            <text:p>3783</text:p>
          </table:table-cell>
          <table:table-cell office:value-type="float" office:value="45894" calcext:value-type="float">
            <text:p>45894</text:p>
          </table:table-cell>
          <table:table-cell office:value-type="string" calcext:value-type="string">
            <text:p>AC</text:p>
          </table:table-cell>
          <table:table-cell table:formula="of:=IF(OR([.C244]=&quot;AC&quot;;[.C244]=&quot;BC&quot;);[.B244]-([.B244]*MOD([.A244];100)/100);[.B244])" office:value-type="float" office:value="7801.98" calcext:value-type="float">
            <text:p>7802</text:p>
          </table:table-cell>
          <table:table-cell table:formula="of:=[.E243]-[.D244]" office:value-type="float" office:value="-825326.74" calcext:value-type="float">
            <text:p>-825326,74</text:p>
          </table:table-cell>
          <table:table-cell table:number-columns-repeated="2"/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float" office:value="49226" calcext:value-type="float">
            <text:p>49226</text:p>
          </table:table-cell>
          <table:table-cell office:value-type="string" calcext:value-type="string">
            <text:p>AC</text:p>
          </table:table-cell>
          <table:table-cell table:formula="of:=IF(OR([.C245]=&quot;AC&quot;;[.C245]=&quot;BC&quot;);[.B245]-([.B245]*MOD([.A245];100)/100);[.B245])" office:value-type="float" office:value="7876.16" calcext:value-type="float">
            <text:p>7876</text:p>
          </table:table-cell>
          <table:table-cell table:formula="of:=[.E244]-[.D245]" office:value-type="float" office:value="-833202.9" calcext:value-type="float">
            <text:p>-833202,9</text:p>
          </table:table-cell>
          <table:table-cell table:number-columns-repeated="2"/>
        </table:table-row>
        <table:table-row table:style-name="ro2">
          <table:table-cell office:value-type="float" office:value="3284" calcext:value-type="float">
            <text:p>3284</text:p>
          </table:table-cell>
          <table:table-cell office:value-type="float" office:value="49567" calcext:value-type="float">
            <text:p>49567</text:p>
          </table:table-cell>
          <table:table-cell office:value-type="string" calcext:value-type="string">
            <text:p>BC</text:p>
          </table:table-cell>
          <table:table-cell table:formula="of:=IF(OR([.C246]=&quot;AC&quot;;[.C246]=&quot;BC&quot;);[.B246]-([.B246]*MOD([.A246];100)/100);[.B246])" office:value-type="float" office:value="7930.72" calcext:value-type="float">
            <text:p>7931</text:p>
          </table:table-cell>
          <table:table-cell table:formula="of:=[.E245]-[.D246]" office:value-type="float" office:value="-841133.62" calcext:value-type="float">
            <text:p>-841133,62</text:p>
          </table:table-cell>
          <table:table-cell table:number-columns-repeated="2"/>
        </table:table-row>
        <table:table-row table:style-name="ro2">
          <table:table-cell office:value-type="float" office:value="2133" calcext:value-type="float">
            <text:p>2133</text:p>
          </table:table-cell>
          <table:table-cell office:value-type="float" office:value="11861" calcext:value-type="float">
            <text:p>11861</text:p>
          </table:table-cell>
          <table:table-cell office:value-type="string" calcext:value-type="string">
            <text:p>BC</text:p>
          </table:table-cell>
          <table:table-cell table:formula="of:=IF(OR([.C247]=&quot;AC&quot;;[.C247]=&quot;BC&quot;);[.B247]-([.B247]*MOD([.A247];100)/100);[.B247])" office:value-type="float" office:value="7946.87" calcext:value-type="float">
            <text:p>7947</text:p>
          </table:table-cell>
          <table:table-cell table:formula="of:=[.E246]-[.D247]" office:value-type="float" office:value="-849080.49" calcext:value-type="float">
            <text:p>-849080,49</text:p>
          </table:table-cell>
          <table:table-cell table:number-columns-repeated="2"/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float" office:value="7966" calcext:value-type="float">
            <text:p>7966</text:p>
          </table:table-cell>
          <table:table-cell office:value-type="string" calcext:value-type="string">
            <text:p>A</text:p>
          </table:table-cell>
          <table:table-cell table:formula="of:=IF(OR([.C248]=&quot;AC&quot;;[.C248]=&quot;BC&quot;);[.B248]-([.B248]*MOD([.A248];100)/100);[.B248])" office:value-type="float" office:value="7966" calcext:value-type="float">
            <text:p>7966</text:p>
          </table:table-cell>
          <table:table-cell table:formula="of:=[.E247]-[.D248]" office:value-type="float" office:value="-857046.49" calcext:value-type="float">
            <text:p>-857046,49</text:p>
          </table:table-cell>
          <table:table-cell table:number-columns-repeated="2"/>
        </table:table-row>
        <table:table-row table:style-name="ro2">
          <table:table-cell office:value-type="float" office:value="1980" calcext:value-type="float">
            <text:p>1980</text:p>
          </table:table-cell>
          <table:table-cell office:value-type="float" office:value="39880" calcext:value-type="float">
            <text:p>39880</text:p>
          </table:table-cell>
          <table:table-cell office:value-type="string" calcext:value-type="string">
            <text:p>BC</text:p>
          </table:table-cell>
          <table:table-cell table:formula="of:=IF(OR([.C249]=&quot;AC&quot;;[.C249]=&quot;BC&quot;);[.B249]-([.B249]*MOD([.A249];100)/100);[.B249])" office:value-type="float" office:value="7976" calcext:value-type="float">
            <text:p>7976</text:p>
          </table:table-cell>
          <table:table-cell table:formula="of:=[.E248]-[.D249]" office:value-type="float" office:value="-865022.49" calcext:value-type="float">
            <text:p>-865022,49</text:p>
          </table:table-cell>
          <table:table-cell table:number-columns-repeated="2"/>
        </table:table-row>
        <table:table-row table:style-name="ro2">
          <table:table-cell office:value-type="float" office:value="1157" calcext:value-type="float">
            <text:p>1157</text:p>
          </table:table-cell>
          <table:table-cell office:value-type="float" office:value="18695" calcext:value-type="float">
            <text:p>18695</text:p>
          </table:table-cell>
          <table:table-cell office:value-type="string" calcext:value-type="string">
            <text:p>BC</text:p>
          </table:table-cell>
          <table:table-cell table:formula="of:=IF(OR([.C250]=&quot;AC&quot;;[.C250]=&quot;BC&quot;);[.B250]-([.B250]*MOD([.A250];100)/100);[.B250])" office:value-type="float" office:value="8038.85" calcext:value-type="float">
            <text:p>8039</text:p>
          </table:table-cell>
          <table:table-cell table:formula="of:=[.E249]-[.D250]" office:value-type="float" office:value="-873061.34" calcext:value-type="float">
            <text:p>-873061,34</text:p>
          </table:table-cell>
          <table:table-cell table:number-columns-repeated="2"/>
        </table:table-row>
        <table:table-row table:style-name="ro2">
          <table:table-cell office:value-type="float" office:value="2132" calcext:value-type="float">
            <text:p>2132</text:p>
          </table:table-cell>
          <table:table-cell office:value-type="float" office:value="12146" calcext:value-type="float">
            <text:p>12146</text:p>
          </table:table-cell>
          <table:table-cell office:value-type="string" calcext:value-type="string">
            <text:p>AC</text:p>
          </table:table-cell>
          <table:table-cell table:formula="of:=IF(OR([.C251]=&quot;AC&quot;;[.C251]=&quot;BC&quot;);[.B251]-([.B251]*MOD([.A251];100)/100);[.B251])" office:value-type="float" office:value="8259.28" calcext:value-type="float">
            <text:p>8259</text:p>
          </table:table-cell>
          <table:table-cell table:formula="of:=[.E250]-[.D251]" office:value-type="float" office:value="-881320.62" calcext:value-type="float">
            <text:p>-881320,62</text:p>
          </table:table-cell>
          <table:table-cell table:number-columns-repeated="2"/>
        </table:table-row>
        <table:table-row table:style-name="ro2">
          <table:table-cell office:value-type="float" office:value="2977" calcext:value-type="float">
            <text:p>2977</text:p>
          </table:table-cell>
          <table:table-cell office:value-type="float" office:value="35922" calcext:value-type="float">
            <text:p>35922</text:p>
          </table:table-cell>
          <table:table-cell office:value-type="string" calcext:value-type="string">
            <text:p>AC</text:p>
          </table:table-cell>
          <table:table-cell table:formula="of:=IF(OR([.C252]=&quot;AC&quot;;[.C252]=&quot;BC&quot;);[.B252]-([.B252]*MOD([.A252];100)/100);[.B252])" office:value-type="float" office:value="8262.06" calcext:value-type="float">
            <text:p>8262</text:p>
          </table:table-cell>
          <table:table-cell table:formula="of:=[.E251]-[.D252]" office:value-type="float" office:value="-889582.68" calcext:value-type="float">
            <text:p>-889582,68</text:p>
          </table:table-cell>
          <table:table-cell table:number-columns-repeated="2"/>
        </table:table-row>
        <table:table-row table:style-name="ro2">
          <table:table-cell office:value-type="float" office:value="3166" calcext:value-type="float">
            <text:p>3166</text:p>
          </table:table-cell>
          <table:table-cell office:value-type="float" office:value="24304" calcext:value-type="float">
            <text:p>24304</text:p>
          </table:table-cell>
          <table:table-cell office:value-type="string" calcext:value-type="string">
            <text:p>AC</text:p>
          </table:table-cell>
          <table:table-cell table:formula="of:=IF(OR([.C253]=&quot;AC&quot;;[.C253]=&quot;BC&quot;);[.B253]-([.B253]*MOD([.A253];100)/100);[.B253])" office:value-type="float" office:value="8263.36" calcext:value-type="float">
            <text:p>8263</text:p>
          </table:table-cell>
          <table:table-cell table:formula="of:=[.E252]-[.D253]" office:value-type="float" office:value="-897846.04" calcext:value-type="float">
            <text:p>-897846,04</text:p>
          </table:table-cell>
          <table:table-cell table:number-columns-repeated="2"/>
        </table:table-row>
        <table:table-row table:style-name="ro2">
          <table:table-cell office:value-type="float" office:value="1153" calcext:value-type="float">
            <text:p>1153</text:p>
          </table:table-cell>
          <table:table-cell office:value-type="float" office:value="17648" calcext:value-type="float">
            <text:p>17648</text:p>
          </table:table-cell>
          <table:table-cell office:value-type="string" calcext:value-type="string">
            <text:p>AC</text:p>
          </table:table-cell>
          <table:table-cell table:formula="of:=IF(OR([.C254]=&quot;AC&quot;;[.C254]=&quot;BC&quot;);[.B254]-([.B254]*MOD([.A254];100)/100);[.B254])" office:value-type="float" office:value="8294.56" calcext:value-type="float">
            <text:p>8295</text:p>
          </table:table-cell>
          <table:table-cell table:formula="of:=[.E253]-[.D254]" office:value-type="float" office:value="-906140.6" calcext:value-type="float">
            <text:p>-906140,6</text:p>
          </table:table-cell>
          <table:table-cell table:number-columns-repeated="2"/>
        </table:table-row>
        <table:table-row table:style-name="ro2">
          <table:table-cell office:value-type="float" office:value="1438" calcext:value-type="float">
            <text:p>1438</text:p>
          </table:table-cell>
          <table:table-cell office:value-type="float" office:value="8309" calcext:value-type="float">
            <text:p>8309</text:p>
          </table:table-cell>
          <table:table-cell office:value-type="string" calcext:value-type="string">
            <text:p>B</text:p>
          </table:table-cell>
          <table:table-cell table:formula="of:=IF(OR([.C255]=&quot;AC&quot;;[.C255]=&quot;BC&quot;);[.B255]-([.B255]*MOD([.A255];100)/100);[.B255])" office:value-type="float" office:value="8309" calcext:value-type="float">
            <text:p>8309</text:p>
          </table:table-cell>
          <table:table-cell table:formula="of:=[.E254]-[.D255]" office:value-type="float" office:value="-914449.6" calcext:value-type="float">
            <text:p>-914449,6</text:p>
          </table:table-cell>
          <table:table-cell table:number-columns-repeated="2"/>
        </table:table-row>
        <table:table-row table:style-name="ro2">
          <table:table-cell office:value-type="float" office:value="3390" calcext:value-type="float">
            <text:p>3390</text:p>
          </table:table-cell>
          <table:table-cell office:value-type="float" office:value="8386" calcext:value-type="float">
            <text:p>8386</text:p>
          </table:table-cell>
          <table:table-cell office:value-type="string" calcext:value-type="string">
            <text:p>B</text:p>
          </table:table-cell>
          <table:table-cell table:formula="of:=IF(OR([.C256]=&quot;AC&quot;;[.C256]=&quot;BC&quot;);[.B256]-([.B256]*MOD([.A256];100)/100);[.B256])" office:value-type="float" office:value="8386" calcext:value-type="float">
            <text:p>8386</text:p>
          </table:table-cell>
          <table:table-cell table:formula="of:=[.E255]-[.D256]" office:value-type="float" office:value="-922835.6" calcext:value-type="float">
            <text:p>-922835,6</text:p>
          </table:table-cell>
          <table:table-cell table:number-columns-repeated="2"/>
        </table:table-row>
        <table:table-row table:style-name="ro2">
          <table:table-cell office:value-type="float" office:value="3881" calcext:value-type="float">
            <text:p>3881</text:p>
          </table:table-cell>
          <table:table-cell office:value-type="float" office:value="44210" calcext:value-type="float">
            <text:p>44210</text:p>
          </table:table-cell>
          <table:table-cell office:value-type="string" calcext:value-type="string">
            <text:p>AC</text:p>
          </table:table-cell>
          <table:table-cell table:formula="of:=IF(OR([.C257]=&quot;AC&quot;;[.C257]=&quot;BC&quot;);[.B257]-([.B257]*MOD([.A257];100)/100);[.B257])" office:value-type="float" office:value="8399.9" calcext:value-type="float">
            <text:p>8400</text:p>
          </table:table-cell>
          <table:table-cell table:formula="of:=[.E256]-[.D257]" office:value-type="float" office:value="-931235.5" calcext:value-type="float">
            <text:p>-931235,5</text:p>
          </table:table-cell>
          <table:table-cell table:number-columns-repeated="2"/>
        </table:table-row>
        <table:table-row table:style-name="ro2">
          <table:table-cell office:value-type="float" office:value="3576" calcext:value-type="float">
            <text:p>3576</text:p>
          </table:table-cell>
          <table:table-cell office:value-type="float" office:value="35062" calcext:value-type="float">
            <text:p>35062</text:p>
          </table:table-cell>
          <table:table-cell office:value-type="string" calcext:value-type="string">
            <text:p>BC</text:p>
          </table:table-cell>
          <table:table-cell table:formula="of:=IF(OR([.C258]=&quot;AC&quot;;[.C258]=&quot;BC&quot;);[.B258]-([.B258]*MOD([.A258];100)/100);[.B258])" office:value-type="float" office:value="8414.88" calcext:value-type="float">
            <text:p>8415</text:p>
          </table:table-cell>
          <table:table-cell table:formula="of:=[.E257]-[.D258]" office:value-type="float" office:value="-939650.38" calcext:value-type="float">
            <text:p>-939650,38</text:p>
          </table:table-cell>
          <table:table-cell table:number-columns-repeated="2"/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float" office:value="8439" calcext:value-type="float">
            <text:p>8439</text:p>
          </table:table-cell>
          <table:table-cell office:value-type="string" calcext:value-type="string">
            <text:p>B</text:p>
          </table:table-cell>
          <table:table-cell table:formula="of:=IF(OR([.C259]=&quot;AC&quot;;[.C259]=&quot;BC&quot;);[.B259]-([.B259]*MOD([.A259];100)/100);[.B259])" office:value-type="float" office:value="8439" calcext:value-type="float">
            <text:p>8439</text:p>
          </table:table-cell>
          <table:table-cell table:formula="of:=[.E258]-[.D259]" office:value-type="float" office:value="-948089.38" calcext:value-type="float">
            <text:p>-948089,38</text:p>
          </table:table-cell>
          <table:table-cell table:number-columns-repeated="2"/>
        </table:table-row>
        <table:table-row table:style-name="ro2">
          <table:table-cell office:value-type="float" office:value="2873" calcext:value-type="float">
            <text:p>2873</text:p>
          </table:table-cell>
          <table:table-cell office:value-type="float" office:value="31258" calcext:value-type="float">
            <text:p>31258</text:p>
          </table:table-cell>
          <table:table-cell office:value-type="string" calcext:value-type="string">
            <text:p>BC</text:p>
          </table:table-cell>
          <table:table-cell table:formula="of:=IF(OR([.C260]=&quot;AC&quot;;[.C260]=&quot;BC&quot;);[.B260]-([.B260]*MOD([.A260];100)/100);[.B260])" office:value-type="float" office:value="8439.66" calcext:value-type="float">
            <text:p>8440</text:p>
          </table:table-cell>
          <table:table-cell table:formula="of:=[.E259]-[.D260]" office:value-type="float" office:value="-956529.04" calcext:value-type="float">
            <text:p>-956529,04</text:p>
          </table:table-cell>
          <table:table-cell table:number-columns-repeated="2"/>
        </table:table-row>
        <table:table-row table:style-name="ro2">
          <table:table-cell office:value-type="float" office:value="3530" calcext:value-type="float">
            <text:p>3530</text:p>
          </table:table-cell>
          <table:table-cell office:value-type="float" office:value="12111" calcext:value-type="float">
            <text:p>12111</text:p>
          </table:table-cell>
          <table:table-cell office:value-type="string" calcext:value-type="string">
            <text:p>AC</text:p>
          </table:table-cell>
          <table:table-cell table:formula="of:=IF(OR([.C261]=&quot;AC&quot;;[.C261]=&quot;BC&quot;);[.B261]-([.B261]*MOD([.A261];100)/100);[.B261])" office:value-type="float" office:value="8477.7" calcext:value-type="float">
            <text:p>8478</text:p>
          </table:table-cell>
          <table:table-cell table:formula="of:=[.E260]-[.D261]" office:value-type="float" office:value="-965006.74" calcext:value-type="float">
            <text:p>-965006,74</text:p>
          </table:table-cell>
          <table:table-cell table:number-columns-repeated="2"/>
        </table:table-row>
        <table:table-row table:style-name="ro2">
          <table:table-cell office:value-type="float" office:value="2555" calcext:value-type="float">
            <text:p>2555</text:p>
          </table:table-cell>
          <table:table-cell office:value-type="float" office:value="8481" calcext:value-type="float">
            <text:p>8481</text:p>
          </table:table-cell>
          <table:table-cell office:value-type="string" calcext:value-type="string">
            <text:p>A</text:p>
          </table:table-cell>
          <table:table-cell table:formula="of:=IF(OR([.C262]=&quot;AC&quot;;[.C262]=&quot;BC&quot;);[.B262]-([.B262]*MOD([.A262];100)/100);[.B262])" office:value-type="float" office:value="8481" calcext:value-type="float">
            <text:p>8481</text:p>
          </table:table-cell>
          <table:table-cell table:formula="of:=[.E261]-[.D262]" office:value-type="float" office:value="-973487.74" calcext:value-type="float">
            <text:p>-973487,74</text:p>
          </table:table-cell>
          <table:table-cell table:number-columns-repeated="2"/>
        </table:table-row>
        <table:table-row table:style-name="ro2">
          <table:table-cell office:value-type="float" office:value="2877" calcext:value-type="float">
            <text:p>2877</text:p>
          </table:table-cell>
          <table:table-cell office:value-type="float" office:value="36904" calcext:value-type="float">
            <text:p>36904</text:p>
          </table:table-cell>
          <table:table-cell office:value-type="string" calcext:value-type="string">
            <text:p>BC</text:p>
          </table:table-cell>
          <table:table-cell table:formula="of:=IF(OR([.C263]=&quot;AC&quot;;[.C263]=&quot;BC&quot;);[.B263]-([.B263]*MOD([.A263];100)/100);[.B263])" office:value-type="float" office:value="8487.92" calcext:value-type="float">
            <text:p>8488</text:p>
          </table:table-cell>
          <table:table-cell table:formula="of:=[.E262]-[.D263]" office:value-type="float" office:value="-981975.66" calcext:value-type="float">
            <text:p>-981975,66</text:p>
          </table:table-cell>
          <table:table-cell table:number-columns-repeated="2"/>
        </table:table-row>
        <table:table-row table:style-name="ro2">
          <table:table-cell office:value-type="float" office:value="1295" calcext:value-type="float">
            <text:p>1295</text:p>
          </table:table-cell>
          <table:table-cell office:value-type="float" office:value="8559" calcext:value-type="float">
            <text:p>8559</text:p>
          </table:table-cell>
          <table:table-cell office:value-type="string" calcext:value-type="string">
            <text:p>B</text:p>
          </table:table-cell>
          <table:table-cell table:formula="of:=IF(OR([.C264]=&quot;AC&quot;;[.C264]=&quot;BC&quot;);[.B264]-([.B264]*MOD([.A264];100)/100);[.B264])" office:value-type="float" office:value="8559" calcext:value-type="float">
            <text:p>8559</text:p>
          </table:table-cell>
          <table:table-cell table:formula="of:=[.E263]-[.D264]" office:value-type="float" office:value="-990534.66" calcext:value-type="float">
            <text:p>-990534,66</text:p>
          </table:table-cell>
          <table:table-cell table:number-columns-repeated="2"/>
        </table:table-row>
        <table:table-row table:style-name="ro2">
          <table:table-cell office:value-type="float" office:value="3012" calcext:value-type="float">
            <text:p>3012</text:p>
          </table:table-cell>
          <table:table-cell office:value-type="float" office:value="9740" calcext:value-type="float">
            <text:p>9740</text:p>
          </table:table-cell>
          <table:table-cell office:value-type="string" calcext:value-type="string">
            <text:p>AC</text:p>
          </table:table-cell>
          <table:table-cell table:formula="of:=IF(OR([.C265]=&quot;AC&quot;;[.C265]=&quot;BC&quot;);[.B265]-([.B265]*MOD([.A265];100)/100);[.B265])" office:value-type="float" office:value="8571.2" calcext:value-type="float">
            <text:p>8571</text:p>
          </table:table-cell>
          <table:table-cell table:formula="of:=[.E264]-[.D265]" office:value-type="float" office:value="-999105.86" calcext:value-type="float">
            <text:p>-999105,86</text:p>
          </table:table-cell>
          <table:table-cell table:number-columns-repeated="2"/>
        </table:table-row>
        <table:table-row table:style-name="ro2">
          <table:table-cell office:value-type="float" office:value="2754" calcext:value-type="float">
            <text:p>2754</text:p>
          </table:table-cell>
          <table:table-cell office:value-type="float" office:value="18727" calcext:value-type="float">
            <text:p>18727</text:p>
          </table:table-cell>
          <table:table-cell office:value-type="string" calcext:value-type="string">
            <text:p>AC</text:p>
          </table:table-cell>
          <table:table-cell table:formula="of:=IF(OR([.C266]=&quot;AC&quot;;[.C266]=&quot;BC&quot;);[.B266]-([.B266]*MOD([.A266];100)/100);[.B266])" office:value-type="float" office:value="8614.42" calcext:value-type="float">
            <text:p>8614</text:p>
          </table:table-cell>
          <table:table-cell table:formula="of:=[.E265]-[.D266]" office:value-type="float" office:value="-1007720.28" calcext:value-type="float">
            <text:p>-1007720,28</text:p>
          </table:table-cell>
          <table:table-cell table:number-columns-repeated="2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8617" calcext:value-type="float">
            <text:p>8617</text:p>
          </table:table-cell>
          <table:table-cell office:value-type="string" calcext:value-type="string">
            <text:p>A</text:p>
          </table:table-cell>
          <table:table-cell table:formula="of:=IF(OR([.C267]=&quot;AC&quot;;[.C267]=&quot;BC&quot;);[.B267]-([.B267]*MOD([.A267];100)/100);[.B267])" office:value-type="float" office:value="8617" calcext:value-type="float">
            <text:p>8617</text:p>
          </table:table-cell>
          <table:table-cell table:formula="of:=[.E266]-[.D267]" office:value-type="float" office:value="-1016337.28" calcext:value-type="float">
            <text:p>-1016337,28</text:p>
          </table:table-cell>
          <table:table-cell table:number-columns-repeated="2"/>
        </table:table-row>
        <table:table-row table:style-name="ro2">
          <table:table-cell office:value-type="float" office:value="3383" calcext:value-type="float">
            <text:p>3383</text:p>
          </table:table-cell>
          <table:table-cell office:value-type="float" office:value="50701" calcext:value-type="float">
            <text:p>50701</text:p>
          </table:table-cell>
          <table:table-cell office:value-type="string" calcext:value-type="string">
            <text:p>AC</text:p>
          </table:table-cell>
          <table:table-cell table:formula="of:=IF(OR([.C268]=&quot;AC&quot;;[.C268]=&quot;BC&quot;);[.B268]-([.B268]*MOD([.A268];100)/100);[.B268])" office:value-type="float" office:value="8619.17" calcext:value-type="float">
            <text:p>8619</text:p>
          </table:table-cell>
          <table:table-cell table:formula="of:=[.E267]-[.D268]" office:value-type="float" office:value="-1024956.45" calcext:value-type="float">
            <text:p>-1024956,45</text:p>
          </table:table-cell>
          <table:table-cell table:number-columns-repeated="2"/>
        </table:table-row>
        <table:table-row table:style-name="ro2">
          <table:table-cell office:value-type="float" office:value="1506" calcext:value-type="float">
            <text:p>1506</text:p>
          </table:table-cell>
          <table:table-cell office:value-type="float" office:value="8644" calcext:value-type="float">
            <text:p>8644</text:p>
          </table:table-cell>
          <table:table-cell office:value-type="string" calcext:value-type="string">
            <text:p>A</text:p>
          </table:table-cell>
          <table:table-cell table:formula="of:=IF(OR([.C269]=&quot;AC&quot;;[.C269]=&quot;BC&quot;);[.B269]-([.B269]*MOD([.A269];100)/100);[.B269])" office:value-type="float" office:value="8644" calcext:value-type="float">
            <text:p>8644</text:p>
          </table:table-cell>
          <table:table-cell table:formula="of:=[.E268]-[.D269]" office:value-type="float" office:value="-1033600.45" calcext:value-type="float">
            <text:p>-1033600,45</text:p>
          </table:table-cell>
          <table:table-cell table:number-columns-repeated="2"/>
        </table:table-row>
        <table:table-row table:style-name="ro2">
          <table:table-cell office:value-type="float" office:value="2371" calcext:value-type="float">
            <text:p>2371</text:p>
          </table:table-cell>
          <table:table-cell office:value-type="float" office:value="29935" calcext:value-type="float">
            <text:p>29935</text:p>
          </table:table-cell>
          <table:table-cell office:value-type="string" calcext:value-type="string">
            <text:p>AC</text:p>
          </table:table-cell>
          <table:table-cell table:formula="of:=IF(OR([.C270]=&quot;AC&quot;;[.C270]=&quot;BC&quot;);[.B270]-([.B270]*MOD([.A270];100)/100);[.B270])" office:value-type="float" office:value="8681.15" calcext:value-type="float">
            <text:p>8681</text:p>
          </table:table-cell>
          <table:table-cell table:formula="of:=[.E269]-[.D270]" office:value-type="float" office:value="-1042281.6" calcext:value-type="float">
            <text:p>-1042281,6</text:p>
          </table:table-cell>
          <table:table-cell table:number-columns-repeated="2"/>
        </table:table-row>
        <table:table-row table:style-name="ro2">
          <table:table-cell office:value-type="float" office:value="1629" calcext:value-type="float">
            <text:p>1629</text:p>
          </table:table-cell>
          <table:table-cell office:value-type="float" office:value="8710" calcext:value-type="float">
            <text:p>8710</text:p>
          </table:table-cell>
          <table:table-cell office:value-type="string" calcext:value-type="string">
            <text:p>B</text:p>
          </table:table-cell>
          <table:table-cell table:formula="of:=IF(OR([.C271]=&quot;AC&quot;;[.C271]=&quot;BC&quot;);[.B271]-([.B271]*MOD([.A271];100)/100);[.B271])" office:value-type="float" office:value="8710" calcext:value-type="float">
            <text:p>8710</text:p>
          </table:table-cell>
          <table:table-cell table:formula="of:=[.E270]-[.D271]" office:value-type="float" office:value="-1050991.6" calcext:value-type="float">
            <text:p>-1050991,6</text:p>
          </table:table-cell>
          <table:table-cell table:number-columns-repeated="2"/>
        </table:table-row>
        <table:table-row table:style-name="ro2">
          <table:table-cell office:value-type="float" office:value="3175" calcext:value-type="float">
            <text:p>3175</text:p>
          </table:table-cell>
          <table:table-cell office:value-type="float" office:value="8780" calcext:value-type="float">
            <text:p>8780</text:p>
          </table:table-cell>
          <table:table-cell office:value-type="string" calcext:value-type="string">
            <text:p>B</text:p>
          </table:table-cell>
          <table:table-cell table:formula="of:=IF(OR([.C272]=&quot;AC&quot;;[.C272]=&quot;BC&quot;);[.B272]-([.B272]*MOD([.A272];100)/100);[.B272])" office:value-type="float" office:value="8780" calcext:value-type="float">
            <text:p>8780</text:p>
          </table:table-cell>
          <table:table-cell table:formula="of:=[.E271]-[.D272]" office:value-type="float" office:value="-1059771.6" calcext:value-type="float">
            <text:p>-1059771,6</text:p>
          </table:table-cell>
          <table:table-cell table:number-columns-repeated="2"/>
        </table:table-row>
        <table:table-row table:style-name="ro2">
          <table:table-cell office:value-type="float" office:value="2153" calcext:value-type="float">
            <text:p>2153</text:p>
          </table:table-cell>
          <table:table-cell office:value-type="float" office:value="8784" calcext:value-type="float">
            <text:p>8784</text:p>
          </table:table-cell>
          <table:table-cell office:value-type="string" calcext:value-type="string">
            <text:p>A</text:p>
          </table:table-cell>
          <table:table-cell table:formula="of:=IF(OR([.C273]=&quot;AC&quot;;[.C273]=&quot;BC&quot;);[.B273]-([.B273]*MOD([.A273];100)/100);[.B273])" office:value-type="float" office:value="8784" calcext:value-type="float">
            <text:p>8784</text:p>
          </table:table-cell>
          <table:table-cell table:formula="of:=[.E272]-[.D273]" office:value-type="float" office:value="-1068555.6" calcext:value-type="float">
            <text:p>-1068555,6</text:p>
          </table:table-cell>
          <table:table-cell table:number-columns-repeated="2"/>
        </table:table-row>
        <table:table-row table:style-name="ro2">
          <table:table-cell office:value-type="float" office:value="761" calcext:value-type="float">
            <text:p>761</text:p>
          </table:table-cell>
          <table:table-cell office:value-type="float" office:value="22731" calcext:value-type="float">
            <text:p>22731</text:p>
          </table:table-cell>
          <table:table-cell office:value-type="string" calcext:value-type="string">
            <text:p>AC</text:p>
          </table:table-cell>
          <table:table-cell table:formula="of:=IF(OR([.C274]=&quot;AC&quot;;[.C274]=&quot;BC&quot;);[.B274]-([.B274]*MOD([.A274];100)/100);[.B274])" office:value-type="float" office:value="8865.09" calcext:value-type="float">
            <text:p>8865</text:p>
          </table:table-cell>
          <table:table-cell table:formula="of:=[.E273]-[.D274]" office:value-type="float" office:value="-1077420.69" calcext:value-type="float">
            <text:p>-1077420,69</text:p>
          </table:table-cell>
          <table:table-cell table:number-columns-repeated="2"/>
        </table:table-row>
        <table:table-row table:style-name="ro2">
          <table:table-cell office:value-type="float" office:value="3569" calcext:value-type="float">
            <text:p>3569</text:p>
          </table:table-cell>
          <table:table-cell office:value-type="float" office:value="8894" calcext:value-type="float">
            <text:p>8894</text:p>
          </table:table-cell>
          <table:table-cell office:value-type="string" calcext:value-type="string">
            <text:p>A</text:p>
          </table:table-cell>
          <table:table-cell table:formula="of:=IF(OR([.C275]=&quot;AC&quot;;[.C275]=&quot;BC&quot;);[.B275]-([.B275]*MOD([.A275];100)/100);[.B275])" office:value-type="float" office:value="8894" calcext:value-type="float">
            <text:p>8894</text:p>
          </table:table-cell>
          <table:table-cell table:formula="of:=[.E274]-[.D275]" office:value-type="float" office:value="-1086314.69" calcext:value-type="float">
            <text:p>-1086314,69</text:p>
          </table:table-cell>
          <table:table-cell table:number-columns-repeated="2"/>
        </table:table-row>
        <table:table-row table:style-name="ro2">
          <table:table-cell office:value-type="float" office:value="2475" calcext:value-type="float">
            <text:p>2475</text:p>
          </table:table-cell>
          <table:table-cell office:value-type="float" office:value="8908" calcext:value-type="float">
            <text:p>8908</text:p>
          </table:table-cell>
          <table:table-cell office:value-type="string" calcext:value-type="string">
            <text:p>B</text:p>
          </table:table-cell>
          <table:table-cell table:formula="of:=IF(OR([.C276]=&quot;AC&quot;;[.C276]=&quot;BC&quot;);[.B276]-([.B276]*MOD([.A276];100)/100);[.B276])" office:value-type="float" office:value="8908" calcext:value-type="float">
            <text:p>8908</text:p>
          </table:table-cell>
          <table:table-cell table:formula="of:=[.E275]-[.D276]" office:value-type="float" office:value="-1095222.69" calcext:value-type="float">
            <text:p>-1095222,69</text:p>
          </table:table-cell>
          <table:table-cell table:number-columns-repeated="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7542" calcext:value-type="float">
            <text:p>17542</text:p>
          </table:table-cell>
          <table:table-cell office:value-type="string" calcext:value-type="string">
            <text:p>BC</text:p>
          </table:table-cell>
          <table:table-cell table:formula="of:=IF(OR([.C277]=&quot;AC&quot;;[.C277]=&quot;BC&quot;);[.B277]-([.B277]*MOD([.A277];100)/100);[.B277])" office:value-type="float" office:value="8946.42" calcext:value-type="float">
            <text:p>8946</text:p>
          </table:table-cell>
          <table:table-cell table:formula="of:=[.E276]-[.D277]" office:value-type="float" office:value="-1104169.11" calcext:value-type="float">
            <text:p>-1104169,11</text:p>
          </table:table-cell>
          <table:table-cell table:number-columns-repeated="2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13913" calcext:value-type="float">
            <text:p>13913</text:p>
          </table:table-cell>
          <table:table-cell office:value-type="string" calcext:value-type="string">
            <text:p>AC</text:p>
          </table:table-cell>
          <table:table-cell table:formula="of:=IF(OR([.C278]=&quot;AC&quot;;[.C278]=&quot;BC&quot;);[.B278]-([.B278]*MOD([.A278];100)/100);[.B278])" office:value-type="float" office:value="9043.45" calcext:value-type="float">
            <text:p>9043</text:p>
          </table:table-cell>
          <table:table-cell table:formula="of:=[.E277]-[.D278]" office:value-type="float" office:value="-1113212.56" calcext:value-type="float">
            <text:p>-1113212,56</text:p>
          </table:table-cell>
          <table:table-cell table:number-columns-repeated="2"/>
        </table:table-row>
        <table:table-row table:style-name="ro2">
          <table:table-cell office:value-type="float" office:value="1708" calcext:value-type="float">
            <text:p>1708</text:p>
          </table:table-cell>
          <table:table-cell office:value-type="float" office:value="9833" calcext:value-type="float">
            <text:p>9833</text:p>
          </table:table-cell>
          <table:table-cell office:value-type="string" calcext:value-type="string">
            <text:p>AC</text:p>
          </table:table-cell>
          <table:table-cell table:formula="of:=IF(OR([.C279]=&quot;AC&quot;;[.C279]=&quot;BC&quot;);[.B279]-([.B279]*MOD([.A279];100)/100);[.B279])" office:value-type="float" office:value="9046.36" calcext:value-type="float">
            <text:p>9046</text:p>
          </table:table-cell>
          <table:table-cell table:formula="of:=[.E278]-[.D279]" office:value-type="float" office:value="-1122258.92" calcext:value-type="float">
            <text:p>-1122258,92</text:p>
          </table:table-cell>
          <table:table-cell table:number-columns-repeated="2"/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float" office:value="9780" calcext:value-type="float">
            <text:p>9780</text:p>
          </table:table-cell>
          <table:table-cell office:value-type="string" calcext:value-type="string">
            <text:p>BC</text:p>
          </table:table-cell>
          <table:table-cell table:formula="of:=IF(OR([.C280]=&quot;AC&quot;;[.C280]=&quot;BC&quot;);[.B280]-([.B280]*MOD([.A280];100)/100);[.B280])" office:value-type="float" office:value="9095.4" calcext:value-type="float">
            <text:p>9095</text:p>
          </table:table-cell>
          <table:table-cell table:formula="of:=[.E279]-[.D280]" office:value-type="float" office:value="-1131354.32" calcext:value-type="float">
            <text:p>-1131354,32</text:p>
          </table:table-cell>
          <table:table-cell table:number-columns-repeated="2"/>
        </table:table-row>
        <table:table-row table:style-name="ro2">
          <table:table-cell office:value-type="float" office:value="3045" calcext:value-type="float">
            <text:p>3045</text:p>
          </table:table-cell>
          <table:table-cell office:value-type="float" office:value="9135" calcext:value-type="float">
            <text:p>9135</text:p>
          </table:table-cell>
          <table:table-cell office:value-type="string" calcext:value-type="string">
            <text:p>A</text:p>
          </table:table-cell>
          <table:table-cell table:formula="of:=IF(OR([.C281]=&quot;AC&quot;;[.C281]=&quot;BC&quot;);[.B281]-([.B281]*MOD([.A281];100)/100);[.B281])" office:value-type="float" office:value="9135" calcext:value-type="float">
            <text:p>9135</text:p>
          </table:table-cell>
          <table:table-cell table:formula="of:=[.E280]-[.D281]" office:value-type="float" office:value="-1140489.32" calcext:value-type="float">
            <text:p>-1140489,32</text:p>
          </table:table-cell>
          <table:table-cell table:number-columns-repeated="2"/>
        </table:table-row>
        <table:table-row table:style-name="ro2">
          <table:table-cell office:value-type="float" office:value="1882" calcext:value-type="float">
            <text:p>1882</text:p>
          </table:table-cell>
          <table:table-cell office:value-type="float" office:value="9172" calcext:value-type="float">
            <text:p>9172</text:p>
          </table:table-cell>
          <table:table-cell office:value-type="string" calcext:value-type="string">
            <text:p>B</text:p>
          </table:table-cell>
          <table:table-cell table:formula="of:=IF(OR([.C282]=&quot;AC&quot;;[.C282]=&quot;BC&quot;);[.B282]-([.B282]*MOD([.A282];100)/100);[.B282])" office:value-type="float" office:value="9172" calcext:value-type="float">
            <text:p>9172</text:p>
          </table:table-cell>
          <table:table-cell table:formula="of:=[.E281]-[.D282]" office:value-type="float" office:value="-1149661.32" calcext:value-type="float">
            <text:p>-1149661,32</text:p>
          </table:table-cell>
          <table:table-cell table:number-columns-repeated="2"/>
        </table:table-row>
        <table:table-row table:style-name="ro2">
          <table:table-cell office:value-type="float" office:value="1139" calcext:value-type="float">
            <text:p>1139</text:p>
          </table:table-cell>
          <table:table-cell office:value-type="float" office:value="15074" calcext:value-type="float">
            <text:p>15074</text:p>
          </table:table-cell>
          <table:table-cell office:value-type="string" calcext:value-type="string">
            <text:p>BC</text:p>
          </table:table-cell>
          <table:table-cell table:formula="of:=IF(OR([.C283]=&quot;AC&quot;;[.C283]=&quot;BC&quot;);[.B283]-([.B283]*MOD([.A283];100)/100);[.B283])" office:value-type="float" office:value="9195.14" calcext:value-type="float">
            <text:p>9195</text:p>
          </table:table-cell>
          <table:table-cell table:formula="of:=[.E282]-[.D283]" office:value-type="float" office:value="-1158856.46" calcext:value-type="float">
            <text:p>-1158856,46</text:p>
          </table:table-cell>
          <table:table-cell table:number-columns-repeated="2"/>
        </table:table-row>
        <table:table-row table:style-name="ro2">
          <table:table-cell office:value-type="float" office:value="2283" calcext:value-type="float">
            <text:p>2283</text:p>
          </table:table-cell>
          <table:table-cell office:value-type="float" office:value="54128" calcext:value-type="float">
            <text:p>54128</text:p>
          </table:table-cell>
          <table:table-cell office:value-type="string" calcext:value-type="string">
            <text:p>BC</text:p>
          </table:table-cell>
          <table:table-cell table:formula="of:=IF(OR([.C284]=&quot;AC&quot;;[.C284]=&quot;BC&quot;);[.B284]-([.B284]*MOD([.A284];100)/100);[.B284])" office:value-type="float" office:value="9201.76" calcext:value-type="float">
            <text:p>9202</text:p>
          </table:table-cell>
          <table:table-cell table:formula="of:=[.E283]-[.D284]" office:value-type="float" office:value="-1168058.22" calcext:value-type="float">
            <text:p>-1168058,22</text:p>
          </table:table-cell>
          <table:table-cell table:number-columns-repeated="2"/>
        </table:table-row>
        <table:table-row table:style-name="ro2">
          <table:table-cell office:value-type="float" office:value="1647" calcext:value-type="float">
            <text:p>1647</text:p>
          </table:table-cell>
          <table:table-cell office:value-type="float" office:value="9209" calcext:value-type="float">
            <text:p>9209</text:p>
          </table:table-cell>
          <table:table-cell office:value-type="string" calcext:value-type="string">
            <text:p>A</text:p>
          </table:table-cell>
          <table:table-cell table:formula="of:=IF(OR([.C285]=&quot;AC&quot;;[.C285]=&quot;BC&quot;);[.B285]-([.B285]*MOD([.A285];100)/100);[.B285])" office:value-type="float" office:value="9209" calcext:value-type="float">
            <text:p>9209</text:p>
          </table:table-cell>
          <table:table-cell table:formula="of:=[.E284]-[.D285]" office:value-type="float" office:value="-1177267.22" calcext:value-type="float">
            <text:p>-1177267,22</text:p>
          </table:table-cell>
          <table:table-cell table:number-columns-repeated="2"/>
        </table:table-row>
        <table:table-row table:style-name="ro2">
          <table:table-cell office:value-type="float" office:value="2457" calcext:value-type="float">
            <text:p>2457</text:p>
          </table:table-cell>
          <table:table-cell office:value-type="float" office:value="21461" calcext:value-type="float">
            <text:p>21461</text:p>
          </table:table-cell>
          <table:table-cell office:value-type="string" calcext:value-type="string">
            <text:p>BC</text:p>
          </table:table-cell>
          <table:table-cell table:formula="of:=IF(OR([.C286]=&quot;AC&quot;;[.C286]=&quot;BC&quot;);[.B286]-([.B286]*MOD([.A286];100)/100);[.B286])" office:value-type="float" office:value="9228.23" calcext:value-type="float">
            <text:p>9228</text:p>
          </table:table-cell>
          <table:table-cell table:formula="of:=[.E285]-[.D286]" office:value-type="float" office:value="-1186495.45" calcext:value-type="float">
            <text:p>-1186495,45</text:p>
          </table:table-cell>
          <table:table-cell table:number-columns-repeated="2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float" office:value="37520" calcext:value-type="float">
            <text:p>37520</text:p>
          </table:table-cell>
          <table:table-cell office:value-type="string" calcext:value-type="string">
            <text:p>BC</text:p>
          </table:table-cell>
          <table:table-cell table:formula="of:=IF(OR([.C287]=&quot;AC&quot;;[.C287]=&quot;BC&quot;);[.B287]-([.B287]*MOD([.A287];100)/100);[.B287])" office:value-type="float" office:value="9380" calcext:value-type="float">
            <text:p>9380</text:p>
          </table:table-cell>
          <table:table-cell table:formula="of:=[.E286]-[.D287]" office:value-type="float" office:value="-1195875.45" calcext:value-type="float">
            <text:p>-1195875,45</text:p>
          </table:table-cell>
          <table:table-cell table:number-columns-repeated="2"/>
        </table:table-row>
        <table:table-row table:style-name="ro2">
          <table:table-cell office:value-type="float" office:value="2579" calcext:value-type="float">
            <text:p>2579</text:p>
          </table:table-cell>
          <table:table-cell office:value-type="float" office:value="44980" calcext:value-type="float">
            <text:p>44980</text:p>
          </table:table-cell>
          <table:table-cell office:value-type="string" calcext:value-type="string">
            <text:p>BC</text:p>
          </table:table-cell>
          <table:table-cell table:formula="of:=IF(OR([.C288]=&quot;AC&quot;;[.C288]=&quot;BC&quot;);[.B288]-([.B288]*MOD([.A288];100)/100);[.B288])" office:value-type="float" office:value="9445.8" calcext:value-type="float">
            <text:p>9446</text:p>
          </table:table-cell>
          <table:table-cell table:formula="of:=[.E287]-[.D288]" office:value-type="float" office:value="-1205321.25" calcext:value-type="float">
            <text:p>-1205321,25</text:p>
          </table:table-cell>
          <table:table-cell table:number-columns-repeated="2"/>
        </table:table-row>
        <table:table-row table:style-name="ro2">
          <table:table-cell office:value-type="float" office:value="3813" calcext:value-type="float">
            <text:p>3813</text:p>
          </table:table-cell>
          <table:table-cell office:value-type="float" office:value="9472" calcext:value-type="float">
            <text:p>9472</text:p>
          </table:table-cell>
          <table:table-cell office:value-type="string" calcext:value-type="string">
            <text:p>A</text:p>
          </table:table-cell>
          <table:table-cell table:formula="of:=IF(OR([.C289]=&quot;AC&quot;;[.C289]=&quot;BC&quot;);[.B289]-([.B289]*MOD([.A289];100)/100);[.B289])" office:value-type="float" office:value="9472" calcext:value-type="float">
            <text:p>9472</text:p>
          </table:table-cell>
          <table:table-cell table:formula="of:=[.E288]-[.D289]" office:value-type="float" office:value="-1214793.25" calcext:value-type="float">
            <text:p>-1214793,25</text:p>
          </table:table-cell>
          <table:table-cell table:number-columns-repeated="2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0229" calcext:value-type="float">
            <text:p>10229</text:p>
          </table:table-cell>
          <table:table-cell office:value-type="string" calcext:value-type="string">
            <text:p>AC</text:p>
          </table:table-cell>
          <table:table-cell table:formula="of:=IF(OR([.C290]=&quot;AC&quot;;[.C290]=&quot;BC&quot;);[.B290]-([.B290]*MOD([.A290];100)/100);[.B290])" office:value-type="float" office:value="9512.97" calcext:value-type="float">
            <text:p>9513</text:p>
          </table:table-cell>
          <table:table-cell table:formula="of:=[.E289]-[.D290]" office:value-type="float" office:value="-1224306.22" calcext:value-type="float">
            <text:p>-1224306,22</text:p>
          </table:table-cell>
          <table:table-cell table:number-columns-repeated="2"/>
        </table:table-row>
        <table:table-row table:style-name="ro2">
          <table:table-cell office:value-type="float" office:value="1893" calcext:value-type="float">
            <text:p>1893</text:p>
          </table:table-cell>
          <table:table-cell office:value-type="float" office:value="9528" calcext:value-type="float">
            <text:p>9528</text:p>
          </table:table-cell>
          <table:table-cell office:value-type="string" calcext:value-type="string">
            <text:p>B</text:p>
          </table:table-cell>
          <table:table-cell table:formula="of:=IF(OR([.C291]=&quot;AC&quot;;[.C291]=&quot;BC&quot;);[.B291]-([.B291]*MOD([.A291];100)/100);[.B291])" office:value-type="float" office:value="9528" calcext:value-type="float">
            <text:p>9528</text:p>
          </table:table-cell>
          <table:table-cell table:formula="of:=[.E290]-[.D291]" office:value-type="float" office:value="-1233834.22" calcext:value-type="float">
            <text:p>-1233834,22</text:p>
          </table:table-cell>
          <table:table-cell table:number-columns-repeated="2"/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float" office:value="21262" calcext:value-type="float">
            <text:p>21262</text:p>
          </table:table-cell>
          <table:table-cell office:value-type="string" calcext:value-type="string">
            <text:p>BC</text:p>
          </table:table-cell>
          <table:table-cell table:formula="of:=IF(OR([.C292]=&quot;AC&quot;;[.C292]=&quot;BC&quot;);[.B292]-([.B292]*MOD([.A292];100)/100);[.B292])" office:value-type="float" office:value="9567.9" calcext:value-type="float">
            <text:p>9568</text:p>
          </table:table-cell>
          <table:table-cell table:formula="of:=[.E291]-[.D292]" office:value-type="float" office:value="-1243402.12" calcext:value-type="float">
            <text:p>-1243402,12</text:p>
          </table:table-cell>
          <table:table-cell table:number-columns-repeated="2"/>
        </table:table-row>
        <table:table-row table:style-name="ro2">
          <table:table-cell office:value-type="float" office:value="1972" calcext:value-type="float">
            <text:p>1972</text:p>
          </table:table-cell>
          <table:table-cell office:value-type="float" office:value="34221" calcext:value-type="float">
            <text:p>34221</text:p>
          </table:table-cell>
          <table:table-cell office:value-type="string" calcext:value-type="string">
            <text:p>BC</text:p>
          </table:table-cell>
          <table:table-cell table:formula="of:=IF(OR([.C293]=&quot;AC&quot;;[.C293]=&quot;BC&quot;);[.B293]-([.B293]*MOD([.A293];100)/100);[.B293])" office:value-type="float" office:value="9581.88" calcext:value-type="float">
            <text:p>9582</text:p>
          </table:table-cell>
          <table:table-cell table:formula="of:=[.E292]-[.D293]" office:value-type="float" office:value="-1252984" calcext:value-type="float">
            <text:p>-1252984</text:p>
          </table:table-cell>
          <table:table-cell table:number-columns-repeated="2"/>
        </table:table-row>
        <table:table-row table:style-name="ro2">
          <table:table-cell office:value-type="float" office:value="2176" calcext:value-type="float">
            <text:p>2176</text:p>
          </table:table-cell>
          <table:table-cell office:value-type="float" office:value="40089" calcext:value-type="float">
            <text:p>40089</text:p>
          </table:table-cell>
          <table:table-cell office:value-type="string" calcext:value-type="string">
            <text:p>BC</text:p>
          </table:table-cell>
          <table:table-cell table:formula="of:=IF(OR([.C294]=&quot;AC&quot;;[.C294]=&quot;BC&quot;);[.B294]-([.B294]*MOD([.A294];100)/100);[.B294])" office:value-type="float" office:value="9621.36" calcext:value-type="float">
            <text:p>9621</text:p>
          </table:table-cell>
          <table:table-cell table:formula="of:=[.E293]-[.D294]" office:value-type="float" office:value="-1262605.36" calcext:value-type="float">
            <text:p>-1262605,36</text:p>
          </table:table-cell>
          <table:table-cell table:number-columns-repeated="2"/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float" office:value="9628" calcext:value-type="float">
            <text:p>9628</text:p>
          </table:table-cell>
          <table:table-cell office:value-type="string" calcext:value-type="string">
            <text:p>B</text:p>
          </table:table-cell>
          <table:table-cell table:formula="of:=IF(OR([.C295]=&quot;AC&quot;;[.C295]=&quot;BC&quot;);[.B295]-([.B295]*MOD([.A295];100)/100);[.B295])" office:value-type="float" office:value="9628" calcext:value-type="float">
            <text:p>9628</text:p>
          </table:table-cell>
          <table:table-cell table:formula="of:=[.E294]-[.D295]" office:value-type="float" office:value="-1272233.36" calcext:value-type="float">
            <text:p>-1272233,36</text:p>
          </table:table-cell>
          <table:table-cell table:number-columns-repeated="2"/>
        </table:table-row>
        <table:table-row table:style-name="ro2">
          <table:table-cell office:value-type="float" office:value="3714" calcext:value-type="float">
            <text:p>3714</text:p>
          </table:table-cell>
          <table:table-cell office:value-type="float" office:value="11233" calcext:value-type="float">
            <text:p>11233</text:p>
          </table:table-cell>
          <table:table-cell office:value-type="string" calcext:value-type="string">
            <text:p>AC</text:p>
          </table:table-cell>
          <table:table-cell table:formula="of:=IF(OR([.C296]=&quot;AC&quot;;[.C296]=&quot;BC&quot;);[.B296]-([.B296]*MOD([.A296];100)/100);[.B296])" office:value-type="float" office:value="9660.38" calcext:value-type="float">
            <text:p>9660</text:p>
          </table:table-cell>
          <table:table-cell table:formula="of:=[.E295]-[.D296]" office:value-type="float" office:value="-1281893.74" calcext:value-type="float">
            <text:p>-1281893,74</text:p>
          </table:table-cell>
          <table:table-cell table:number-columns-repeated="2"/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float" office:value="29296" calcext:value-type="float">
            <text:p>29296</text:p>
          </table:table-cell>
          <table:table-cell office:value-type="string" calcext:value-type="string">
            <text:p>BC</text:p>
          </table:table-cell>
          <table:table-cell table:formula="of:=IF(OR([.C297]=&quot;AC&quot;;[.C297]=&quot;BC&quot;);[.B297]-([.B297]*MOD([.A297];100)/100);[.B297])" office:value-type="float" office:value="9667.68" calcext:value-type="float">
            <text:p>9668</text:p>
          </table:table-cell>
          <table:table-cell table:formula="of:=[.E296]-[.D297]" office:value-type="float" office:value="-1291561.42" calcext:value-type="float">
            <text:p>-1291561,42</text:p>
          </table:table-cell>
          <table:table-cell table:number-columns-repeated="2"/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float" office:value="9692" calcext:value-type="float">
            <text:p>9692</text:p>
          </table:table-cell>
          <table:table-cell office:value-type="string" calcext:value-type="string">
            <text:p>A</text:p>
          </table:table-cell>
          <table:table-cell table:formula="of:=IF(OR([.C298]=&quot;AC&quot;;[.C298]=&quot;BC&quot;);[.B298]-([.B298]*MOD([.A298];100)/100);[.B298])" office:value-type="float" office:value="9692" calcext:value-type="float">
            <text:p>9692</text:p>
          </table:table-cell>
          <table:table-cell table:formula="of:=[.E297]-[.D298]" office:value-type="float" office:value="-1301253.42" calcext:value-type="float">
            <text:p>-1301253,42</text:p>
          </table:table-cell>
          <table:table-cell table:number-columns-repeated="2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float" office:value="30365" calcext:value-type="float">
            <text:p>30365</text:p>
          </table:table-cell>
          <table:table-cell office:value-type="string" calcext:value-type="string">
            <text:p>BC</text:p>
          </table:table-cell>
          <table:table-cell table:formula="of:=IF(OR([.C299]=&quot;AC&quot;;[.C299]=&quot;BC&quot;);[.B299]-([.B299]*MOD([.A299];100)/100);[.B299])" office:value-type="float" office:value="9716.8" calcext:value-type="float">
            <text:p>9717</text:p>
          </table:table-cell>
          <table:table-cell table:formula="of:=[.E298]-[.D299]" office:value-type="float" office:value="-1310970.22" calcext:value-type="float">
            <text:p>-1310970,22</text:p>
          </table:table-cell>
          <table:table-cell table:number-columns-repeated="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float" office:value="9735" calcext:value-type="float">
            <text:p>9735</text:p>
          </table:table-cell>
          <table:table-cell office:value-type="string" calcext:value-type="string">
            <text:p>B</text:p>
          </table:table-cell>
          <table:table-cell table:formula="of:=IF(OR([.C300]=&quot;AC&quot;;[.C300]=&quot;BC&quot;);[.B300]-([.B300]*MOD([.A300];100)/100);[.B300])" office:value-type="float" office:value="9735" calcext:value-type="float">
            <text:p>9735</text:p>
          </table:table-cell>
          <table:table-cell table:formula="of:=[.E299]-[.D300]" office:value-type="float" office:value="-1320705.22" calcext:value-type="float">
            <text:p>-1320705,22</text:p>
          </table:table-cell>
          <table:table-cell table:number-columns-repeated="2"/>
        </table:table-row>
        <table:table-row table:style-name="ro2">
          <table:table-cell office:value-type="float" office:value="2582" calcext:value-type="float">
            <text:p>2582</text:p>
          </table:table-cell>
          <table:table-cell office:value-type="float" office:value="54358" calcext:value-type="float">
            <text:p>54358</text:p>
          </table:table-cell>
          <table:table-cell office:value-type="string" calcext:value-type="string">
            <text:p>BC</text:p>
          </table:table-cell>
          <table:table-cell table:formula="of:=IF(OR([.C301]=&quot;AC&quot;;[.C301]=&quot;BC&quot;);[.B301]-([.B301]*MOD([.A301];100)/100);[.B301])" office:value-type="float" office:value="9784.44" calcext:value-type="float">
            <text:p>9784</text:p>
          </table:table-cell>
          <table:table-cell table:formula="of:=[.E300]-[.D301]" office:value-type="float" office:value="-1330489.66" calcext:value-type="float">
            <text:p>-1330489,66</text:p>
          </table:table-cell>
          <table:table-cell table:number-columns-repeated="2"/>
        </table:table-row>
        <table:table-row table:style-name="ro2">
          <table:table-cell office:value-type="float" office:value="2653" calcext:value-type="float">
            <text:p>2653</text:p>
          </table:table-cell>
          <table:table-cell office:value-type="float" office:value="20877" calcext:value-type="float">
            <text:p>20877</text:p>
          </table:table-cell>
          <table:table-cell office:value-type="string" calcext:value-type="string">
            <text:p>AC</text:p>
          </table:table-cell>
          <table:table-cell table:formula="of:=IF(OR([.C302]=&quot;AC&quot;;[.C302]=&quot;BC&quot;);[.B302]-([.B302]*MOD([.A302];100)/100);[.B302])" office:value-type="float" office:value="9812.19" calcext:value-type="float">
            <text:p>9812</text:p>
          </table:table-cell>
          <table:table-cell table:formula="of:=[.E301]-[.D302]" office:value-type="float" office:value="-1340301.85" calcext:value-type="float">
            <text:p>-1340301,85</text:p>
          </table:table-cell>
          <table:table-cell table:number-columns-repeated="2"/>
        </table:table-row>
        <table:table-row table:style-name="ro2">
          <table:table-cell office:value-type="float" office:value="1754" calcext:value-type="float">
            <text:p>1754</text:p>
          </table:table-cell>
          <table:table-cell office:value-type="float" office:value="21347" calcext:value-type="float">
            <text:p>21347</text:p>
          </table:table-cell>
          <table:table-cell office:value-type="string" calcext:value-type="string">
            <text:p>AC</text:p>
          </table:table-cell>
          <table:table-cell table:formula="of:=IF(OR([.C303]=&quot;AC&quot;;[.C303]=&quot;BC&quot;);[.B303]-([.B303]*MOD([.A303];100)/100);[.B303])" office:value-type="float" office:value="9819.62" calcext:value-type="float">
            <text:p>9820</text:p>
          </table:table-cell>
          <table:table-cell table:formula="of:=[.E302]-[.D303]" office:value-type="float" office:value="-1350121.47" calcext:value-type="float">
            <text:p>-1350121,47</text:p>
          </table:table-cell>
          <table:table-cell table:number-columns-repeated="2"/>
        </table:table-row>
        <table:table-row table:style-name="ro2">
          <table:table-cell office:value-type="float" office:value="956" calcext:value-type="float">
            <text:p>956</text:p>
          </table:table-cell>
          <table:table-cell office:value-type="float" office:value="9877" calcext:value-type="float">
            <text:p>9877</text:p>
          </table:table-cell>
          <table:table-cell office:value-type="string" calcext:value-type="string">
            <text:p>A</text:p>
          </table:table-cell>
          <table:table-cell table:formula="of:=IF(OR([.C304]=&quot;AC&quot;;[.C304]=&quot;BC&quot;);[.B304]-([.B304]*MOD([.A304];100)/100);[.B304])" office:value-type="float" office:value="9877" calcext:value-type="float">
            <text:p>9877</text:p>
          </table:table-cell>
          <table:table-cell table:formula="of:=[.E303]-[.D304]" office:value-type="float" office:value="-1359998.47" calcext:value-type="float">
            <text:p>-1359998,47</text:p>
          </table:table-cell>
          <table:table-cell table:number-columns-repeated="2"/>
        </table:table-row>
        <table:table-row table:style-name="ro2">
          <table:table-cell office:value-type="float" office:value="2506" calcext:value-type="float">
            <text:p>2506</text:p>
          </table:table-cell>
          <table:table-cell office:value-type="float" office:value="10551" calcext:value-type="float">
            <text:p>10551</text:p>
          </table:table-cell>
          <table:table-cell office:value-type="string" calcext:value-type="string">
            <text:p>AC</text:p>
          </table:table-cell>
          <table:table-cell table:formula="of:=IF(OR([.C305]=&quot;AC&quot;;[.C305]=&quot;BC&quot;);[.B305]-([.B305]*MOD([.A305];100)/100);[.B305])" office:value-type="float" office:value="9917.94" calcext:value-type="float">
            <text:p>9918</text:p>
          </table:table-cell>
          <table:table-cell table:formula="of:=[.E304]-[.D305]" office:value-type="float" office:value="-1369916.41" calcext:value-type="float">
            <text:p>-1369916,41</text:p>
          </table:table-cell>
          <table:table-cell table:number-columns-repeated="2"/>
        </table:table-row>
        <table:table-row table:style-name="ro2">
          <table:table-cell office:value-type="float" office:value="1011" calcext:value-type="float">
            <text:p>1011</text:p>
          </table:table-cell>
          <table:table-cell office:value-type="float" office:value="9920" calcext:value-type="float">
            <text:p>9920</text:p>
          </table:table-cell>
          <table:table-cell office:value-type="string" calcext:value-type="string">
            <text:p>B</text:p>
          </table:table-cell>
          <table:table-cell table:formula="of:=IF(OR([.C306]=&quot;AC&quot;;[.C306]=&quot;BC&quot;);[.B306]-([.B306]*MOD([.A306];100)/100);[.B306])" office:value-type="float" office:value="9920" calcext:value-type="float">
            <text:p>9920</text:p>
          </table:table-cell>
          <table:table-cell table:formula="of:=[.E305]-[.D306]" office:value-type="float" office:value="-1379836.41" calcext:value-type="float">
            <text:p>-1379836,41</text:p>
          </table:table-cell>
          <table:table-cell table:number-columns-repeated="2"/>
        </table:table-row>
        <table:table-row table:style-name="ro2">
          <table:table-cell office:value-type="float" office:value="3816" calcext:value-type="float">
            <text:p>3816</text:p>
          </table:table-cell>
          <table:table-cell office:value-type="float" office:value="9935" calcext:value-type="float">
            <text:p>9935</text:p>
          </table:table-cell>
          <table:table-cell office:value-type="string" calcext:value-type="string">
            <text:p>B</text:p>
          </table:table-cell>
          <table:table-cell table:formula="of:=IF(OR([.C307]=&quot;AC&quot;;[.C307]=&quot;BC&quot;);[.B307]-([.B307]*MOD([.A307];100)/100);[.B307])" office:value-type="float" office:value="9935" calcext:value-type="float">
            <text:p>9935</text:p>
          </table:table-cell>
          <table:table-cell table:formula="of:=[.E306]-[.D307]" office:value-type="float" office:value="-1389771.41" calcext:value-type="float">
            <text:p>-1389771,41</text:p>
          </table:table-cell>
          <table:table-cell table:number-columns-repeated="2"/>
        </table:table-row>
        <table:table-row table:style-name="ro2">
          <table:table-cell office:value-type="float" office:value="1106" calcext:value-type="float">
            <text:p>1106</text:p>
          </table:table-cell>
          <table:table-cell office:value-type="float" office:value="9940" calcext:value-type="float">
            <text:p>9940</text:p>
          </table:table-cell>
          <table:table-cell office:value-type="string" calcext:value-type="string">
            <text:p>B</text:p>
          </table:table-cell>
          <table:table-cell table:formula="of:=IF(OR([.C308]=&quot;AC&quot;;[.C308]=&quot;BC&quot;);[.B308]-([.B308]*MOD([.A308];100)/100);[.B308])" office:value-type="float" office:value="9940" calcext:value-type="float">
            <text:p>9940</text:p>
          </table:table-cell>
          <table:table-cell table:formula="of:=[.E307]-[.D308]" office:value-type="float" office:value="-1399711.41" calcext:value-type="float">
            <text:p>-1399711,41</text:p>
          </table:table-cell>
          <table:table-cell table:number-columns-repeated="2"/>
        </table:table-row>
        <table:table-row table:style-name="ro2">
          <table:table-cell office:value-type="float" office:value="1216" calcext:value-type="float">
            <text:p>1216</text:p>
          </table:table-cell>
          <table:table-cell office:value-type="float" office:value="9977" calcext:value-type="float">
            <text:p>9977</text:p>
          </table:table-cell>
          <table:table-cell office:value-type="string" calcext:value-type="string">
            <text:p>A</text:p>
          </table:table-cell>
          <table:table-cell table:formula="of:=IF(OR([.C309]=&quot;AC&quot;;[.C309]=&quot;BC&quot;);[.B309]-([.B309]*MOD([.A309];100)/100);[.B309])" office:value-type="float" office:value="9977" calcext:value-type="float">
            <text:p>9977</text:p>
          </table:table-cell>
          <table:table-cell table:formula="of:=[.E308]-[.D309]" office:value-type="float" office:value="-1409688.41" calcext:value-type="float">
            <text:p>-1409688,41</text:p>
          </table:table-cell>
          <table:table-cell table:number-columns-repeated="2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float" office:value="15362" calcext:value-type="float">
            <text:p>15362</text:p>
          </table:table-cell>
          <table:table-cell office:value-type="string" calcext:value-type="string">
            <text:p>AC</text:p>
          </table:table-cell>
          <table:table-cell table:formula="of:=IF(OR([.C310]=&quot;AC&quot;;[.C310]=&quot;BC&quot;);[.B310]-([.B310]*MOD([.A310];100)/100);[.B310])" office:value-type="float" office:value="9985.3" calcext:value-type="float">
            <text:p>9985</text:p>
          </table:table-cell>
          <table:table-cell table:formula="of:=[.E309]-[.D310]" office:value-type="float" office:value="-1419673.71" calcext:value-type="float">
            <text:p>-1419673,71</text:p>
          </table:table-cell>
          <table:table-cell table:number-columns-repeated="2"/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float" office:value="9986" calcext:value-type="float">
            <text:p>9986</text:p>
          </table:table-cell>
          <table:table-cell office:value-type="string" calcext:value-type="string">
            <text:p>A</text:p>
          </table:table-cell>
          <table:table-cell table:formula="of:=IF(OR([.C311]=&quot;AC&quot;;[.C311]=&quot;BC&quot;);[.B311]-([.B311]*MOD([.A311];100)/100);[.B311])" office:value-type="float" office:value="9986" calcext:value-type="float">
            <text:p>9986</text:p>
          </table:table-cell>
          <table:table-cell table:formula="of:=[.E310]-[.D311]" office:value-type="float" office:value="-1429659.71" calcext:value-type="float">
            <text:p>-1429659,71</text:p>
          </table:table-cell>
          <table:table-cell table:number-columns-repeated="2"/>
        </table:table-row>
        <table:table-row table:style-name="ro2">
          <table:table-cell office:value-type="float" office:value="1737" calcext:value-type="float">
            <text:p>1737</text:p>
          </table:table-cell>
          <table:table-cell office:value-type="float" office:value="15866" calcext:value-type="float">
            <text:p>15866</text:p>
          </table:table-cell>
          <table:table-cell office:value-type="string" calcext:value-type="string">
            <text:p>AC</text:p>
          </table:table-cell>
          <table:table-cell table:formula="of:=IF(OR([.C312]=&quot;AC&quot;;[.C312]=&quot;BC&quot;);[.B312]-([.B312]*MOD([.A312];100)/100);[.B312])" office:value-type="float" office:value="9995.58" calcext:value-type="float">
            <text:p>9996</text:p>
          </table:table-cell>
          <table:table-cell table:formula="of:=[.E311]-[.D312]" office:value-type="float" office:value="-1439655.29" calcext:value-type="float">
            <text:p>-1439655,29</text:p>
          </table:table-cell>
          <table:table-cell table:number-columns-repeated="2"/>
        </table:table-row>
        <table:table-row table:style-name="ro2">
          <table:table-cell office:value-type="float" office:value="2153" calcext:value-type="float">
            <text:p>2153</text:p>
          </table:table-cell>
          <table:table-cell office:value-type="float" office:value="21539" calcext:value-type="float">
            <text:p>21539</text:p>
          </table:table-cell>
          <table:table-cell office:value-type="string" calcext:value-type="string">
            <text:p>AC</text:p>
          </table:table-cell>
          <table:table-cell table:formula="of:=IF(OR([.C313]=&quot;AC&quot;;[.C313]=&quot;BC&quot;);[.B313]-([.B313]*MOD([.A313];100)/100);[.B313])" office:value-type="float" office:value="10123.33" calcext:value-type="float">
            <text:p>10123</text:p>
          </table:table-cell>
          <table:table-cell table:formula="of:=[.E312]-[.D313]" office:value-type="float" office:value="-1449778.62" calcext:value-type="float">
            <text:p>-1449778,62</text:p>
          </table:table-cell>
          <table:table-cell table:number-columns-repeated="2"/>
        </table:table-row>
        <table:table-row table:style-name="ro2">
          <table:table-cell office:value-type="float" office:value="3187" calcext:value-type="float">
            <text:p>3187</text:p>
          </table:table-cell>
          <table:table-cell office:value-type="float" office:value="10125" calcext:value-type="float">
            <text:p>10125</text:p>
          </table:table-cell>
          <table:table-cell office:value-type="string" calcext:value-type="string">
            <text:p>A</text:p>
          </table:table-cell>
          <table:table-cell table:formula="of:=IF(OR([.C314]=&quot;AC&quot;;[.C314]=&quot;BC&quot;);[.B314]-([.B314]*MOD([.A314];100)/100);[.B314])" office:value-type="float" office:value="10125" calcext:value-type="float">
            <text:p>10125</text:p>
          </table:table-cell>
          <table:table-cell table:formula="of:=[.E313]-[.D314]" office:value-type="float" office:value="-1459903.62" calcext:value-type="float">
            <text:p>-1459903,62</text:p>
          </table:table-cell>
          <table:table-cell table:number-columns-repeated="2"/>
        </table:table-row>
        <table:table-row table:style-name="ro2">
          <table:table-cell office:value-type="float" office:value="2948" calcext:value-type="float">
            <text:p>2948</text:p>
          </table:table-cell>
          <table:table-cell office:value-type="float" office:value="19608" calcext:value-type="float">
            <text:p>19608</text:p>
          </table:table-cell>
          <table:table-cell office:value-type="string" calcext:value-type="string">
            <text:p>AC</text:p>
          </table:table-cell>
          <table:table-cell table:formula="of:=IF(OR([.C315]=&quot;AC&quot;;[.C315]=&quot;BC&quot;);[.B315]-([.B315]*MOD([.A315];100)/100);[.B315])" office:value-type="float" office:value="10196.16" calcext:value-type="float">
            <text:p>10196</text:p>
          </table:table-cell>
          <table:table-cell table:formula="of:=[.E314]-[.D315]" office:value-type="float" office:value="-1470099.78" calcext:value-type="float">
            <text:p>-1470099,78</text:p>
          </table:table-cell>
          <table:table-cell table:number-columns-repeated="2"/>
        </table:table-row>
        <table:table-row table:style-name="ro2">
          <table:table-cell office:value-type="float" office:value="1341" calcext:value-type="float">
            <text:p>1341</text:p>
          </table:table-cell>
          <table:table-cell office:value-type="float" office:value="17374" calcext:value-type="float">
            <text:p>17374</text:p>
          </table:table-cell>
          <table:table-cell office:value-type="string" calcext:value-type="string">
            <text:p>BC</text:p>
          </table:table-cell>
          <table:table-cell table:formula="of:=IF(OR([.C316]=&quot;AC&quot;;[.C316]=&quot;BC&quot;);[.B316]-([.B316]*MOD([.A316];100)/100);[.B316])" office:value-type="float" office:value="10250.66" calcext:value-type="float">
            <text:p>10251</text:p>
          </table:table-cell>
          <table:table-cell table:formula="of:=[.E315]-[.D316]" office:value-type="float" office:value="-1480350.44" calcext:value-type="float">
            <text:p>-1480350,44</text:p>
          </table:table-cell>
          <table:table-cell table:number-columns-repeated="2"/>
        </table:table-row>
        <table:table-row table:style-name="ro2">
          <table:table-cell office:value-type="float" office:value="2157" calcext:value-type="float">
            <text:p>2157</text:p>
          </table:table-cell>
          <table:table-cell office:value-type="float" office:value="23841" calcext:value-type="float">
            <text:p>23841</text:p>
          </table:table-cell>
          <table:table-cell office:value-type="string" calcext:value-type="string">
            <text:p>BC</text:p>
          </table:table-cell>
          <table:table-cell table:formula="of:=IF(OR([.C317]=&quot;AC&quot;;[.C317]=&quot;BC&quot;);[.B317]-([.B317]*MOD([.A317];100)/100);[.B317])" office:value-type="float" office:value="10251.63" calcext:value-type="float">
            <text:p>10252</text:p>
          </table:table-cell>
          <table:table-cell table:formula="of:=[.E316]-[.D317]" office:value-type="float" office:value="-1490602.07" calcext:value-type="float">
            <text:p>-1490602,07</text:p>
          </table:table-cell>
          <table:table-cell table:number-columns-repeated="2"/>
        </table:table-row>
        <table:table-row table:style-name="ro2">
          <table:table-cell office:value-type="float" office:value="2772" calcext:value-type="float">
            <text:p>2772</text:p>
          </table:table-cell>
          <table:table-cell office:value-type="float" office:value="36687" calcext:value-type="float">
            <text:p>36687</text:p>
          </table:table-cell>
          <table:table-cell office:value-type="string" calcext:value-type="string">
            <text:p>BC</text:p>
          </table:table-cell>
          <table:table-cell table:formula="of:=IF(OR([.C318]=&quot;AC&quot;;[.C318]=&quot;BC&quot;);[.B318]-([.B318]*MOD([.A318];100)/100);[.B318])" office:value-type="float" office:value="10272.36" calcext:value-type="float">
            <text:p>10272</text:p>
          </table:table-cell>
          <table:table-cell table:formula="of:=[.E317]-[.D318]" office:value-type="float" office:value="-1500874.43" calcext:value-type="float">
            <text:p>-1500874,43</text:p>
          </table:table-cell>
          <table:table-cell table:number-columns-repeated="2"/>
        </table:table-row>
        <table:table-row table:style-name="ro2">
          <table:table-cell office:value-type="float" office:value="1608" calcext:value-type="float">
            <text:p>1608</text:p>
          </table:table-cell>
          <table:table-cell office:value-type="float" office:value="10275" calcext:value-type="float">
            <text:p>10275</text:p>
          </table:table-cell>
          <table:table-cell office:value-type="string" calcext:value-type="string">
            <text:p>A</text:p>
          </table:table-cell>
          <table:table-cell table:formula="of:=IF(OR([.C319]=&quot;AC&quot;;[.C319]=&quot;BC&quot;);[.B319]-([.B319]*MOD([.A319];100)/100);[.B319])" office:value-type="float" office:value="10275" calcext:value-type="float">
            <text:p>10275</text:p>
          </table:table-cell>
          <table:table-cell table:formula="of:=[.E318]-[.D319]" office:value-type="float" office:value="-1511149.43" calcext:value-type="float">
            <text:p>-1511149,43</text:p>
          </table:table-cell>
          <table:table-cell table:number-columns-repeated="2"/>
        </table:table-row>
        <table:table-row table:style-name="ro2">
          <table:table-cell office:value-type="float" office:value="1274" calcext:value-type="float">
            <text:p>1274</text:p>
          </table:table-cell>
          <table:table-cell office:value-type="float" office:value="10343" calcext:value-type="float">
            <text:p>10343</text:p>
          </table:table-cell>
          <table:table-cell office:value-type="string" calcext:value-type="string">
            <text:p>B</text:p>
          </table:table-cell>
          <table:table-cell table:formula="of:=IF(OR([.C320]=&quot;AC&quot;;[.C320]=&quot;BC&quot;);[.B320]-([.B320]*MOD([.A320];100)/100);[.B320])" office:value-type="float" office:value="10343" calcext:value-type="float">
            <text:p>10343</text:p>
          </table:table-cell>
          <table:table-cell table:formula="of:=[.E319]-[.D320]" office:value-type="float" office:value="-1521492.43" calcext:value-type="float">
            <text:p>-1521492,43</text:p>
          </table:table-cell>
          <table:table-cell table:number-columns-repeated="2"/>
        </table:table-row>
        <table:table-row table:style-name="ro2">
          <table:table-cell office:value-type="float" office:value="1632" calcext:value-type="float">
            <text:p>1632</text:p>
          </table:table-cell>
          <table:table-cell office:value-type="float" office:value="10420" calcext:value-type="float">
            <text:p>10420</text:p>
          </table:table-cell>
          <table:table-cell office:value-type="string" calcext:value-type="string">
            <text:p>B</text:p>
          </table:table-cell>
          <table:table-cell table:formula="of:=IF(OR([.C321]=&quot;AC&quot;;[.C321]=&quot;BC&quot;);[.B321]-([.B321]*MOD([.A321];100)/100);[.B321])" office:value-type="float" office:value="10420" calcext:value-type="float">
            <text:p>10420</text:p>
          </table:table-cell>
          <table:table-cell table:formula="of:=[.E320]-[.D321]" office:value-type="float" office:value="-1531912.43" calcext:value-type="float">
            <text:p>-1531912,43</text:p>
          </table:table-cell>
          <table:table-cell table:number-columns-repeated="2"/>
        </table:table-row>
        <table:table-row table:style-name="ro2">
          <table:table-cell office:value-type="float" office:value="2071" calcext:value-type="float">
            <text:p>2071</text:p>
          </table:table-cell>
          <table:table-cell office:value-type="float" office:value="36282" calcext:value-type="float">
            <text:p>36282</text:p>
          </table:table-cell>
          <table:table-cell office:value-type="string" calcext:value-type="string">
            <text:p>BC</text:p>
          </table:table-cell>
          <table:table-cell table:formula="of:=IF(OR([.C322]=&quot;AC&quot;;[.C322]=&quot;BC&quot;);[.B322]-([.B322]*MOD([.A322];100)/100);[.B322])" office:value-type="float" office:value="10521.78" calcext:value-type="float">
            <text:p>10522</text:p>
          </table:table-cell>
          <table:table-cell table:formula="of:=[.E321]-[.D322]" office:value-type="float" office:value="-1542434.21" calcext:value-type="float">
            <text:p>-1542434,21</text:p>
          </table:table-cell>
          <table:table-cell table:number-columns-repeated="2"/>
        </table:table-row>
        <table:table-row table:style-name="ro2">
          <table:table-cell office:value-type="float" office:value="1603" calcext:value-type="float">
            <text:p>1603</text:p>
          </table:table-cell>
          <table:table-cell office:value-type="float" office:value="10556" calcext:value-type="float">
            <text:p>10556</text:p>
          </table:table-cell>
          <table:table-cell office:value-type="string" calcext:value-type="string">
            <text:p>A</text:p>
          </table:table-cell>
          <table:table-cell table:formula="of:=IF(OR([.C323]=&quot;AC&quot;;[.C323]=&quot;BC&quot;);[.B323]-([.B323]*MOD([.A323];100)/100);[.B323])" office:value-type="float" office:value="10556" calcext:value-type="float">
            <text:p>10556</text:p>
          </table:table-cell>
          <table:table-cell table:formula="of:=[.E322]-[.D323]" office:value-type="float" office:value="-1552990.21" calcext:value-type="float">
            <text:p>-1552990,21</text:p>
          </table:table-cell>
          <table:table-cell table:number-columns-repeated="2"/>
        </table:table-row>
        <table:table-row table:style-name="ro2">
          <table:table-cell office:value-type="float" office:value="1168" calcext:value-type="float">
            <text:p>1168</text:p>
          </table:table-cell>
          <table:table-cell office:value-type="float" office:value="33115" calcext:value-type="float">
            <text:p>33115</text:p>
          </table:table-cell>
          <table:table-cell office:value-type="string" calcext:value-type="string">
            <text:p>AC</text:p>
          </table:table-cell>
          <table:table-cell table:formula="of:=IF(OR([.C324]=&quot;AC&quot;;[.C324]=&quot;BC&quot;);[.B324]-([.B324]*MOD([.A324];100)/100);[.B324])" office:value-type="float" office:value="10596.8" calcext:value-type="float">
            <text:p>10597</text:p>
          </table:table-cell>
          <table:table-cell table:formula="of:=[.E323]-[.D324]" office:value-type="float" office:value="-1563587.01" calcext:value-type="float">
            <text:p>-1563587,01</text:p>
          </table:table-cell>
          <table:table-cell table:number-columns-repeated="2"/>
        </table:table-row>
        <table:table-row table:style-name="ro2">
          <table:table-cell office:value-type="float" office:value="3828" calcext:value-type="float">
            <text:p>3828</text:p>
          </table:table-cell>
          <table:table-cell office:value-type="float" office:value="14738" calcext:value-type="float">
            <text:p>14738</text:p>
          </table:table-cell>
          <table:table-cell office:value-type="string" calcext:value-type="string">
            <text:p>AC</text:p>
          </table:table-cell>
          <table:table-cell table:formula="of:=IF(OR([.C325]=&quot;AC&quot;;[.C325]=&quot;BC&quot;);[.B325]-([.B325]*MOD([.A325];100)/100);[.B325])" office:value-type="float" office:value="10611.36" calcext:value-type="float">
            <text:p>10611</text:p>
          </table:table-cell>
          <table:table-cell table:formula="of:=[.E324]-[.D325]" office:value-type="float" office:value="-1574198.37" calcext:value-type="float">
            <text:p>-1574198,37</text:p>
          </table:table-cell>
          <table:table-cell table:number-columns-repeated="2"/>
        </table:table-row>
        <table:table-row table:style-name="ro2">
          <table:table-cell office:value-type="float" office:value="2842" calcext:value-type="float">
            <text:p>2842</text:p>
          </table:table-cell>
          <table:table-cell office:value-type="float" office:value="10691" calcext:value-type="float">
            <text:p>10691</text:p>
          </table:table-cell>
          <table:table-cell office:value-type="string" calcext:value-type="string">
            <text:p>B</text:p>
          </table:table-cell>
          <table:table-cell table:formula="of:=IF(OR([.C326]=&quot;AC&quot;;[.C326]=&quot;BC&quot;);[.B326]-([.B326]*MOD([.A326];100)/100);[.B326])" office:value-type="float" office:value="10691" calcext:value-type="float">
            <text:p>10691</text:p>
          </table:table-cell>
          <table:table-cell table:formula="of:=[.E325]-[.D326]" office:value-type="float" office:value="-1584889.37" calcext:value-type="float">
            <text:p>-1584889,37</text:p>
          </table:table-cell>
          <table:table-cell table:number-columns-repeated="2"/>
        </table:table-row>
        <table:table-row table:style-name="ro2">
          <table:table-cell office:value-type="float" office:value="868" calcext:value-type="float">
            <text:p>868</text:p>
          </table:table-cell>
          <table:table-cell office:value-type="float" office:value="33502" calcext:value-type="float">
            <text:p>33502</text:p>
          </table:table-cell>
          <table:table-cell office:value-type="string" calcext:value-type="string">
            <text:p>AC</text:p>
          </table:table-cell>
          <table:table-cell table:formula="of:=IF(OR([.C327]=&quot;AC&quot;;[.C327]=&quot;BC&quot;);[.B327]-([.B327]*MOD([.A327];100)/100);[.B327])" office:value-type="float" office:value="10720.64" calcext:value-type="float">
            <text:p>10721</text:p>
          </table:table-cell>
          <table:table-cell table:formula="of:=[.E326]-[.D327]" office:value-type="float" office:value="-1595610.01" calcext:value-type="float">
            <text:p>-1595610,01</text:p>
          </table:table-cell>
          <table:table-cell table:number-columns-repeated="2"/>
        </table:table-row>
        <table:table-row table:style-name="ro2">
          <table:table-cell office:value-type="float" office:value="2651" calcext:value-type="float">
            <text:p>2651</text:p>
          </table:table-cell>
          <table:table-cell office:value-type="float" office:value="21912" calcext:value-type="float">
            <text:p>21912</text:p>
          </table:table-cell>
          <table:table-cell office:value-type="string" calcext:value-type="string">
            <text:p>BC</text:p>
          </table:table-cell>
          <table:table-cell table:formula="of:=IF(OR([.C328]=&quot;AC&quot;;[.C328]=&quot;BC&quot;);[.B328]-([.B328]*MOD([.A328];100)/100);[.B328])" office:value-type="float" office:value="10736.88" calcext:value-type="float">
            <text:p>10737</text:p>
          </table:table-cell>
          <table:table-cell table:formula="of:=[.E327]-[.D328]" office:value-type="float" office:value="-1606346.89" calcext:value-type="float">
            <text:p>-1606346,89</text:p>
          </table:table-cell>
          <table:table-cell table:number-columns-repeated="2"/>
        </table:table-row>
        <table:table-row table:style-name="ro2">
          <table:table-cell office:value-type="float" office:value="1312" calcext:value-type="float">
            <text:p>1312</text:p>
          </table:table-cell>
          <table:table-cell office:value-type="float" office:value="12270" calcext:value-type="float">
            <text:p>12270</text:p>
          </table:table-cell>
          <table:table-cell office:value-type="string" calcext:value-type="string">
            <text:p>BC</text:p>
          </table:table-cell>
          <table:table-cell table:formula="of:=IF(OR([.C329]=&quot;AC&quot;;[.C329]=&quot;BC&quot;);[.B329]-([.B329]*MOD([.A329];100)/100);[.B329])" office:value-type="float" office:value="10797.6" calcext:value-type="float">
            <text:p>10798</text:p>
          </table:table-cell>
          <table:table-cell table:formula="of:=[.E328]-[.D329]" office:value-type="float" office:value="-1617144.49" calcext:value-type="float">
            <text:p>-1617144,49</text:p>
          </table:table-cell>
          <table:table-cell table:number-columns-repeated="2"/>
        </table:table-row>
        <table:table-row table:style-name="ro2">
          <table:table-cell office:value-type="float" office:value="3263" calcext:value-type="float">
            <text:p>3263</text:p>
          </table:table-cell>
          <table:table-cell office:value-type="float" office:value="29280" calcext:value-type="float">
            <text:p>29280</text:p>
          </table:table-cell>
          <table:table-cell office:value-type="string" calcext:value-type="string">
            <text:p>BC</text:p>
          </table:table-cell>
          <table:table-cell table:formula="of:=IF(OR([.C330]=&quot;AC&quot;;[.C330]=&quot;BC&quot;);[.B330]-([.B330]*MOD([.A330];100)/100);[.B330])" office:value-type="float" office:value="10833.6" calcext:value-type="float">
            <text:p>10834</text:p>
          </table:table-cell>
          <table:table-cell table:formula="of:=[.E329]-[.D330]" office:value-type="float" office:value="-1627978.09" calcext:value-type="float">
            <text:p>-1627978,09</text:p>
          </table:table-cell>
          <table:table-cell table:number-columns-repeated="2"/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float" office:value="40187" calcext:value-type="float">
            <text:p>40187</text:p>
          </table:table-cell>
          <table:table-cell office:value-type="string" calcext:value-type="string">
            <text:p>BC</text:p>
          </table:table-cell>
          <table:table-cell table:formula="of:=IF(OR([.C331]=&quot;AC&quot;;[.C331]=&quot;BC&quot;);[.B331]-([.B331]*MOD([.A331];100)/100);[.B331])" office:value-type="float" office:value="10850.49" calcext:value-type="float">
            <text:p>10850</text:p>
          </table:table-cell>
          <table:table-cell table:formula="of:=[.E330]-[.D331]" office:value-type="float" office:value="-1638828.58" calcext:value-type="float">
            <text:p>-1638828,58</text:p>
          </table:table-cell>
          <table:table-cell table:number-columns-repeated="2"/>
        </table:table-row>
        <table:table-row table:style-name="ro2">
          <table:table-cell office:value-type="float" office:value="3706" calcext:value-type="float">
            <text:p>3706</text:p>
          </table:table-cell>
          <table:table-cell office:value-type="float" office:value="10901" calcext:value-type="float">
            <text:p>10901</text:p>
          </table:table-cell>
          <table:table-cell office:value-type="string" calcext:value-type="string">
            <text:p>B</text:p>
          </table:table-cell>
          <table:table-cell table:formula="of:=IF(OR([.C332]=&quot;AC&quot;;[.C332]=&quot;BC&quot;);[.B332]-([.B332]*MOD([.A332];100)/100);[.B332])" office:value-type="float" office:value="10901" calcext:value-type="float">
            <text:p>10901</text:p>
          </table:table-cell>
          <table:table-cell table:formula="of:=[.E331]-[.D332]" office:value-type="float" office:value="-1649729.58" calcext:value-type="float">
            <text:p>-1649729,58</text:p>
          </table:table-cell>
          <table:table-cell table:number-columns-repeated="2"/>
        </table:table-row>
        <table:table-row table:style-name="ro2">
          <table:table-cell office:value-type="float" office:value="1406" calcext:value-type="float">
            <text:p>1406</text:p>
          </table:table-cell>
          <table:table-cell office:value-type="float" office:value="11597" calcext:value-type="float">
            <text:p>11597</text:p>
          </table:table-cell>
          <table:table-cell office:value-type="string" calcext:value-type="string">
            <text:p>AC</text:p>
          </table:table-cell>
          <table:table-cell table:formula="of:=IF(OR([.C333]=&quot;AC&quot;;[.C333]=&quot;BC&quot;);[.B333]-([.B333]*MOD([.A333];100)/100);[.B333])" office:value-type="float" office:value="10901.18" calcext:value-type="float">
            <text:p>10901</text:p>
          </table:table-cell>
          <table:table-cell table:formula="of:=[.E332]-[.D333]" office:value-type="float" office:value="-1660630.76" calcext:value-type="float">
            <text:p>-1660630,76</text:p>
          </table:table-cell>
          <table:table-cell table:number-columns-repeated="2"/>
        </table:table-row>
        <table:table-row table:style-name="ro2">
          <table:table-cell office:value-type="float" office:value="1414" calcext:value-type="float">
            <text:p>1414</text:p>
          </table:table-cell>
          <table:table-cell office:value-type="float" office:value="12698" calcext:value-type="float">
            <text:p>12698</text:p>
          </table:table-cell>
          <table:table-cell office:value-type="string" calcext:value-type="string">
            <text:p>BC</text:p>
          </table:table-cell>
          <table:table-cell table:formula="of:=IF(OR([.C334]=&quot;AC&quot;;[.C334]=&quot;BC&quot;);[.B334]-([.B334]*MOD([.A334];100)/100);[.B334])" office:value-type="float" office:value="10920.28" calcext:value-type="float">
            <text:p>10920</text:p>
          </table:table-cell>
          <table:table-cell table:formula="of:=[.E333]-[.D334]" office:value-type="float" office:value="-1671551.04" calcext:value-type="float">
            <text:p>-1671551,04</text:p>
          </table:table-cell>
          <table:table-cell table:number-columns-repeated="2"/>
        </table:table-row>
        <table:table-row table:style-name="ro2">
          <table:table-cell office:value-type="float" office:value="1580" calcext:value-type="float">
            <text:p>1580</text:p>
          </table:table-cell>
          <table:table-cell office:value-type="float" office:value="54648" calcext:value-type="float">
            <text:p>54648</text:p>
          </table:table-cell>
          <table:table-cell office:value-type="string" calcext:value-type="string">
            <text:p>AC</text:p>
          </table:table-cell>
          <table:table-cell table:formula="of:=IF(OR([.C335]=&quot;AC&quot;;[.C335]=&quot;BC&quot;);[.B335]-([.B335]*MOD([.A335];100)/100);[.B335])" office:value-type="float" office:value="10929.6" calcext:value-type="float">
            <text:p>10930</text:p>
          </table:table-cell>
          <table:table-cell table:formula="of:=[.E334]-[.D335]" office:value-type="float" office:value="-1682480.64" calcext:value-type="float">
            <text:p>-1682480,64</text:p>
          </table:table-cell>
          <table:table-cell table:number-columns-repeated="2"/>
        </table:table-row>
        <table:table-row table:style-name="ro2">
          <table:table-cell office:value-type="float" office:value="893" calcext:value-type="float">
            <text:p>893</text:p>
          </table:table-cell>
          <table:table-cell office:value-type="float" office:value="10969" calcext:value-type="float">
            <text:p>10969</text:p>
          </table:table-cell>
          <table:table-cell office:value-type="string" calcext:value-type="string">
            <text:p>A</text:p>
          </table:table-cell>
          <table:table-cell table:formula="of:=IF(OR([.C336]=&quot;AC&quot;;[.C336]=&quot;BC&quot;);[.B336]-([.B336]*MOD([.A336];100)/100);[.B336])" office:value-type="float" office:value="10969" calcext:value-type="float">
            <text:p>10969</text:p>
          </table:table-cell>
          <table:table-cell table:formula="of:=[.E335]-[.D336]" office:value-type="float" office:value="-1693449.64" calcext:value-type="float">
            <text:p>-1693449,64</text:p>
          </table:table-cell>
          <table:table-cell table:number-columns-repeated="2"/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float" office:value="27693" calcext:value-type="float">
            <text:p>27693</text:p>
          </table:table-cell>
          <table:table-cell office:value-type="string" calcext:value-type="string">
            <text:p>AC</text:p>
          </table:table-cell>
          <table:table-cell table:formula="of:=IF(OR([.C337]=&quot;AC&quot;;[.C337]=&quot;BC&quot;);[.B337]-([.B337]*MOD([.A337];100)/100);[.B337])" office:value-type="float" office:value="11077.2" calcext:value-type="float">
            <text:p>11077</text:p>
          </table:table-cell>
          <table:table-cell table:formula="of:=[.E336]-[.D337]" office:value-type="float" office:value="-1704526.84" calcext:value-type="float">
            <text:p>-1704526,84</text:p>
          </table:table-cell>
          <table:table-cell table:number-columns-repeated="2"/>
        </table:table-row>
        <table:table-row table:style-name="ro2">
          <table:table-cell office:value-type="float" office:value="3153" calcext:value-type="float">
            <text:p>3153</text:p>
          </table:table-cell>
          <table:table-cell office:value-type="float" office:value="23612" calcext:value-type="float">
            <text:p>23612</text:p>
          </table:table-cell>
          <table:table-cell office:value-type="string" calcext:value-type="string">
            <text:p>BC</text:p>
          </table:table-cell>
          <table:table-cell table:formula="of:=IF(OR([.C338]=&quot;AC&quot;;[.C338]=&quot;BC&quot;);[.B338]-([.B338]*MOD([.A338];100)/100);[.B338])" office:value-type="float" office:value="11097.64" calcext:value-type="float">
            <text:p>11098</text:p>
          </table:table-cell>
          <table:table-cell table:formula="of:=[.E337]-[.D338]" office:value-type="float" office:value="-1715624.48" calcext:value-type="float">
            <text:p>-1715624,48</text:p>
          </table:table-cell>
          <table:table-cell table:number-columns-repeated="2"/>
        </table:table-row>
        <table:table-row table:style-name="ro2">
          <table:table-cell office:value-type="float" office:value="2765" calcext:value-type="float">
            <text:p>2765</text:p>
          </table:table-cell>
          <table:table-cell office:value-type="float" office:value="31835" calcext:value-type="float">
            <text:p>31835</text:p>
          </table:table-cell>
          <table:table-cell office:value-type="string" calcext:value-type="string">
            <text:p>BC</text:p>
          </table:table-cell>
          <table:table-cell table:formula="of:=IF(OR([.C339]=&quot;AC&quot;;[.C339]=&quot;BC&quot;);[.B339]-([.B339]*MOD([.A339];100)/100);[.B339])" office:value-type="float" office:value="11142.25" calcext:value-type="float">
            <text:p>11142</text:p>
          </table:table-cell>
          <table:table-cell table:formula="of:=[.E338]-[.D339]" office:value-type="float" office:value="-1726766.73" calcext:value-type="float">
            <text:p>-1726766,73</text:p>
          </table:table-cell>
          <table:table-cell table:number-columns-repeated="2"/>
        </table:table-row>
        <table:table-row table:style-name="ro2">
          <table:table-cell office:value-type="float" office:value="1936" calcext:value-type="float">
            <text:p>1936</text:p>
          </table:table-cell>
          <table:table-cell office:value-type="float" office:value="17422" calcext:value-type="float">
            <text:p>17422</text:p>
          </table:table-cell>
          <table:table-cell office:value-type="string" calcext:value-type="string">
            <text:p>BC</text:p>
          </table:table-cell>
          <table:table-cell table:formula="of:=IF(OR([.C340]=&quot;AC&quot;;[.C340]=&quot;BC&quot;);[.B340]-([.B340]*MOD([.A340];100)/100);[.B340])" office:value-type="float" office:value="11150.08" calcext:value-type="float">
            <text:p>11150</text:p>
          </table:table-cell>
          <table:table-cell table:formula="of:=[.E339]-[.D340]" office:value-type="float" office:value="-1737916.81" calcext:value-type="float">
            <text:p>-1737916,81</text:p>
          </table:table-cell>
          <table:table-cell table:number-columns-repeated="2"/>
        </table:table-row>
        <table:table-row table:style-name="ro2">
          <table:table-cell office:value-type="float" office:value="1632" calcext:value-type="float">
            <text:p>1632</text:p>
          </table:table-cell>
          <table:table-cell office:value-type="float" office:value="11202" calcext:value-type="float">
            <text:p>11202</text:p>
          </table:table-cell>
          <table:table-cell office:value-type="string" calcext:value-type="string">
            <text:p>A</text:p>
          </table:table-cell>
          <table:table-cell table:formula="of:=IF(OR([.C341]=&quot;AC&quot;;[.C341]=&quot;BC&quot;);[.B341]-([.B341]*MOD([.A341];100)/100);[.B341])" office:value-type="float" office:value="11202" calcext:value-type="float">
            <text:p>11202</text:p>
          </table:table-cell>
          <table:table-cell table:formula="of:=[.E340]-[.D341]" office:value-type="float" office:value="-1749118.81" calcext:value-type="float">
            <text:p>-1749118,81</text:p>
          </table:table-cell>
          <table:table-cell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1207" calcext:value-type="float">
            <text:p>11207</text:p>
          </table:table-cell>
          <table:table-cell office:value-type="string" calcext:value-type="string">
            <text:p>A</text:p>
          </table:table-cell>
          <table:table-cell table:formula="of:=IF(OR([.C342]=&quot;AC&quot;;[.C342]=&quot;BC&quot;);[.B342]-([.B342]*MOD([.A342];100)/100);[.B342])" office:value-type="float" office:value="11207" calcext:value-type="float">
            <text:p>11207</text:p>
          </table:table-cell>
          <table:table-cell table:formula="of:=[.E341]-[.D342]" office:value-type="float" office:value="-1760325.81" calcext:value-type="float">
            <text:p>-1760325,81</text:p>
          </table:table-cell>
          <table:table-cell table:number-columns-repeated="2"/>
        </table:table-row>
        <table:table-row table:style-name="ro2">
          <table:table-cell office:value-type="float" office:value="1876" calcext:value-type="float">
            <text:p>1876</text:p>
          </table:table-cell>
          <table:table-cell office:value-type="float" office:value="11230" calcext:value-type="float">
            <text:p>11230</text:p>
          </table:table-cell>
          <table:table-cell office:value-type="string" calcext:value-type="string">
            <text:p>B</text:p>
          </table:table-cell>
          <table:table-cell table:formula="of:=IF(OR([.C343]=&quot;AC&quot;;[.C343]=&quot;BC&quot;);[.B343]-([.B343]*MOD([.A343];100)/100);[.B343])" office:value-type="float" office:value="11230" calcext:value-type="float">
            <text:p>11230</text:p>
          </table:table-cell>
          <table:table-cell table:formula="of:=[.E342]-[.D343]" office:value-type="float" office:value="-1771555.81" calcext:value-type="float">
            <text:p>-1771555,81</text:p>
          </table:table-cell>
          <table:table-cell table:number-columns-repeated="2"/>
        </table:table-row>
        <table:table-row table:style-name="ro2">
          <table:table-cell office:value-type="float" office:value="3847" calcext:value-type="float">
            <text:p>3847</text:p>
          </table:table-cell>
          <table:table-cell office:value-type="float" office:value="11234" calcext:value-type="float">
            <text:p>11234</text:p>
          </table:table-cell>
          <table:table-cell office:value-type="string" calcext:value-type="string">
            <text:p>B</text:p>
          </table:table-cell>
          <table:table-cell table:formula="of:=IF(OR([.C344]=&quot;AC&quot;;[.C344]=&quot;BC&quot;);[.B344]-([.B344]*MOD([.A344];100)/100);[.B344])" office:value-type="float" office:value="11234" calcext:value-type="float">
            <text:p>11234</text:p>
          </table:table-cell>
          <table:table-cell table:formula="of:=[.E343]-[.D344]" office:value-type="float" office:value="-1782789.81" calcext:value-type="float">
            <text:p>-1782789,81</text:p>
          </table:table-cell>
          <table:table-cell table:number-columns-repeated="2"/>
        </table:table-row>
        <table:table-row table:style-name="ro2">
          <table:table-cell office:value-type="float" office:value="2117" calcext:value-type="float">
            <text:p>2117</text:p>
          </table:table-cell>
          <table:table-cell office:value-type="float" office:value="13619" calcext:value-type="float">
            <text:p>13619</text:p>
          </table:table-cell>
          <table:table-cell office:value-type="string" calcext:value-type="string">
            <text:p>AC</text:p>
          </table:table-cell>
          <table:table-cell table:formula="of:=IF(OR([.C345]=&quot;AC&quot;;[.C345]=&quot;BC&quot;);[.B345]-([.B345]*MOD([.A345];100)/100);[.B345])" office:value-type="float" office:value="11303.77" calcext:value-type="float">
            <text:p>11304</text:p>
          </table:table-cell>
          <table:table-cell table:formula="of:=[.E344]-[.D345]" office:value-type="float" office:value="-1794093.58" calcext:value-type="float">
            <text:p>-1794093,58</text:p>
          </table:table-cell>
          <table:table-cell table:number-columns-repeated="2"/>
        </table:table-row>
        <table:table-row table:style-name="ro2">
          <table:table-cell office:value-type="float" office:value="1288" calcext:value-type="float">
            <text:p>1288</text:p>
          </table:table-cell>
          <table:table-cell office:value-type="float" office:value="11337" calcext:value-type="float">
            <text:p>11337</text:p>
          </table:table-cell>
          <table:table-cell office:value-type="string" calcext:value-type="string">
            <text:p>A</text:p>
          </table:table-cell>
          <table:table-cell table:formula="of:=IF(OR([.C346]=&quot;AC&quot;;[.C346]=&quot;BC&quot;);[.B346]-([.B346]*MOD([.A346];100)/100);[.B346])" office:value-type="float" office:value="11337" calcext:value-type="float">
            <text:p>11337</text:p>
          </table:table-cell>
          <table:table-cell table:formula="of:=[.E345]-[.D346]" office:value-type="float" office:value="-1805430.58" calcext:value-type="float">
            <text:p>-1805430,58</text:p>
          </table:table-cell>
          <table:table-cell table:number-columns-repeated="2"/>
        </table:table-row>
        <table:table-row table:style-name="ro2">
          <table:table-cell office:value-type="float" office:value="1444" calcext:value-type="float">
            <text:p>1444</text:p>
          </table:table-cell>
          <table:table-cell office:value-type="float" office:value="20291" calcext:value-type="float">
            <text:p>20291</text:p>
          </table:table-cell>
          <table:table-cell office:value-type="string" calcext:value-type="string">
            <text:p>AC</text:p>
          </table:table-cell>
          <table:table-cell table:formula="of:=IF(OR([.C347]=&quot;AC&quot;;[.C347]=&quot;BC&quot;);[.B347]-([.B347]*MOD([.A347];100)/100);[.B347])" office:value-type="float" office:value="11362.96" calcext:value-type="float">
            <text:p>11363</text:p>
          </table:table-cell>
          <table:table-cell table:formula="of:=[.E346]-[.D347]" office:value-type="float" office:value="-1816793.54" calcext:value-type="float">
            <text:p>-1816793,54</text:p>
          </table:table-cell>
          <table:table-cell table:number-columns-repeated="2"/>
        </table:table-row>
        <table:table-row table:style-name="ro2">
          <table:table-cell office:value-type="float" office:value="1071" calcext:value-type="float">
            <text:p>1071</text:p>
          </table:table-cell>
          <table:table-cell office:value-type="float" office:value="39294" calcext:value-type="float">
            <text:p>39294</text:p>
          </table:table-cell>
          <table:table-cell office:value-type="string" calcext:value-type="string">
            <text:p>BC</text:p>
          </table:table-cell>
          <table:table-cell table:formula="of:=IF(OR([.C348]=&quot;AC&quot;;[.C348]=&quot;BC&quot;);[.B348]-([.B348]*MOD([.A348];100)/100);[.B348])" office:value-type="float" office:value="11395.26" calcext:value-type="float">
            <text:p>11395</text:p>
          </table:table-cell>
          <table:table-cell table:formula="of:=[.E347]-[.D348]" office:value-type="float" office:value="-1828188.8" calcext:value-type="float">
            <text:p>-1828188,8</text:p>
          </table:table-cell>
          <table:table-cell table:number-columns-repeated="2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11414" calcext:value-type="float">
            <text:p>11414</text:p>
          </table:table-cell>
          <table:table-cell office:value-type="string" calcext:value-type="string">
            <text:p>B</text:p>
          </table:table-cell>
          <table:table-cell table:formula="of:=IF(OR([.C349]=&quot;AC&quot;;[.C349]=&quot;BC&quot;);[.B349]-([.B349]*MOD([.A349];100)/100);[.B349])" office:value-type="float" office:value="11414" calcext:value-type="float">
            <text:p>11414</text:p>
          </table:table-cell>
          <table:table-cell table:formula="of:=[.E348]-[.D349]" office:value-type="float" office:value="-1839602.8" calcext:value-type="float">
            <text:p>-1839602,8</text:p>
          </table:table-cell>
          <table:table-cell table:number-columns-repeated="2"/>
        </table:table-row>
        <table:table-row table:style-name="ro2">
          <table:table-cell office:value-type="float" office:value="3668" calcext:value-type="float">
            <text:p>3668</text:p>
          </table:table-cell>
          <table:table-cell office:value-type="float" office:value="35788" calcext:value-type="float">
            <text:p>35788</text:p>
          </table:table-cell>
          <table:table-cell office:value-type="string" calcext:value-type="string">
            <text:p>AC</text:p>
          </table:table-cell>
          <table:table-cell table:formula="of:=IF(OR([.C350]=&quot;AC&quot;;[.C350]=&quot;BC&quot;);[.B350]-([.B350]*MOD([.A350];100)/100);[.B350])" office:value-type="float" office:value="11452.16" calcext:value-type="float">
            <text:p>11452</text:p>
          </table:table-cell>
          <table:table-cell table:formula="of:=[.E349]-[.D350]" office:value-type="float" office:value="-1851054.96" calcext:value-type="float">
            <text:p>-1851054,96</text:p>
          </table:table-cell>
          <table:table-cell table:number-columns-repeated="2"/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float" office:value="31975" calcext:value-type="float">
            <text:p>31975</text:p>
          </table:table-cell>
          <table:table-cell office:value-type="string" calcext:value-type="string">
            <text:p>BC</text:p>
          </table:table-cell>
          <table:table-cell table:formula="of:=IF(OR([.C351]=&quot;AC&quot;;[.C351]=&quot;BC&quot;);[.B351]-([.B351]*MOD([.A351];100)/100);[.B351])" office:value-type="float" office:value="11511" calcext:value-type="float">
            <text:p>11511</text:p>
          </table:table-cell>
          <table:table-cell table:formula="of:=[.E350]-[.D351]" office:value-type="float" office:value="-1862565.96" calcext:value-type="float">
            <text:p>-1862565,96</text:p>
          </table:table-cell>
          <table:table-cell table:number-columns-repeated="2"/>
        </table:table-row>
        <table:table-row table:style-name="ro2">
          <table:table-cell office:value-type="float" office:value="1338" calcext:value-type="float">
            <text:p>1338</text:p>
          </table:table-cell>
          <table:table-cell office:value-type="float" office:value="18686" calcext:value-type="float">
            <text:p>18686</text:p>
          </table:table-cell>
          <table:table-cell office:value-type="string" calcext:value-type="string">
            <text:p>BC</text:p>
          </table:table-cell>
          <table:table-cell table:formula="of:=IF(OR([.C352]=&quot;AC&quot;;[.C352]=&quot;BC&quot;);[.B352]-([.B352]*MOD([.A352];100)/100);[.B352])" office:value-type="float" office:value="11585.32" calcext:value-type="float">
            <text:p>11585</text:p>
          </table:table-cell>
          <table:table-cell table:formula="of:=[.E351]-[.D352]" office:value-type="float" office:value="-1874151.28" calcext:value-type="float">
            <text:p>-1874151,28</text:p>
          </table:table-cell>
          <table:table-cell table:number-columns-repeated="2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11684" calcext:value-type="float">
            <text:p>11684</text:p>
          </table:table-cell>
          <table:table-cell office:value-type="string" calcext:value-type="string">
            <text:p>A</text:p>
          </table:table-cell>
          <table:table-cell table:formula="of:=IF(OR([.C353]=&quot;AC&quot;;[.C353]=&quot;BC&quot;);[.B353]-([.B353]*MOD([.A353];100)/100);[.B353])" office:value-type="float" office:value="11684" calcext:value-type="float">
            <text:p>11684</text:p>
          </table:table-cell>
          <table:table-cell table:formula="of:=[.E352]-[.D353]" office:value-type="float" office:value="-1885835.28" calcext:value-type="float">
            <text:p>-1885835,28</text:p>
          </table:table-cell>
          <table:table-cell table:number-columns-repeated="2"/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float" office:value="14686" calcext:value-type="float">
            <text:p>14686</text:p>
          </table:table-cell>
          <table:table-cell office:value-type="string" calcext:value-type="string">
            <text:p>AC</text:p>
          </table:table-cell>
          <table:table-cell table:formula="of:=IF(OR([.C354]=&quot;AC&quot;;[.C354]=&quot;BC&quot;);[.B354]-([.B354]*MOD([.A354];100)/100);[.B354])" office:value-type="float" office:value="11748.8" calcext:value-type="float">
            <text:p>11749</text:p>
          </table:table-cell>
          <table:table-cell table:formula="of:=[.E353]-[.D354]" office:value-type="float" office:value="-1897584.08" calcext:value-type="float">
            <text:p>-1897584,08</text:p>
          </table:table-cell>
          <table:table-cell table:number-columns-repeated="2"/>
        </table:table-row>
        <table:table-row table:style-name="ro2">
          <table:table-cell office:value-type="float" office:value="3739" calcext:value-type="float">
            <text:p>3739</text:p>
          </table:table-cell>
          <table:table-cell office:value-type="float" office:value="11815" calcext:value-type="float">
            <text:p>11815</text:p>
          </table:table-cell>
          <table:table-cell office:value-type="string" calcext:value-type="string">
            <text:p>B</text:p>
          </table:table-cell>
          <table:table-cell table:formula="of:=IF(OR([.C355]=&quot;AC&quot;;[.C355]=&quot;BC&quot;);[.B355]-([.B355]*MOD([.A355];100)/100);[.B355])" office:value-type="float" office:value="11815" calcext:value-type="float">
            <text:p>11815</text:p>
          </table:table-cell>
          <table:table-cell table:formula="of:=[.E354]-[.D355]" office:value-type="float" office:value="-1909399.08" calcext:value-type="float">
            <text:p>-1909399,08</text:p>
          </table:table-cell>
          <table:table-cell table:number-columns-repeated="2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11905" calcext:value-type="float">
            <text:p>11905</text:p>
          </table:table-cell>
          <table:table-cell office:value-type="string" calcext:value-type="string">
            <text:p>B</text:p>
          </table:table-cell>
          <table:table-cell table:formula="of:=IF(OR([.C356]=&quot;AC&quot;;[.C356]=&quot;BC&quot;);[.B356]-([.B356]*MOD([.A356];100)/100);[.B356])" office:value-type="float" office:value="11905" calcext:value-type="float">
            <text:p>11905</text:p>
          </table:table-cell>
          <table:table-cell table:formula="of:=[.E355]-[.D356]" office:value-type="float" office:value="-1921304.08" calcext:value-type="float">
            <text:p>-1921304,08</text:p>
          </table:table-cell>
          <table:table-cell table:number-columns-repeated="2"/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float" office:value="19239" calcext:value-type="float">
            <text:p>19239</text:p>
          </table:table-cell>
          <table:table-cell office:value-type="string" calcext:value-type="string">
            <text:p>BC</text:p>
          </table:table-cell>
          <table:table-cell table:formula="of:=IF(OR([.C357]=&quot;AC&quot;;[.C357]=&quot;BC&quot;);[.B357]-([.B357]*MOD([.A357];100)/100);[.B357])" office:value-type="float" office:value="11928.18" calcext:value-type="float">
            <text:p>11928</text:p>
          </table:table-cell>
          <table:table-cell table:formula="of:=[.E356]-[.D357]" office:value-type="float" office:value="-1933232.26" calcext:value-type="float">
            <text:p>-1933232,26</text:p>
          </table:table-cell>
          <table:table-cell table:number-columns-repeated="2"/>
        </table:table-row>
        <table:table-row table:style-name="ro2">
          <table:table-cell office:value-type="float" office:value="1568" calcext:value-type="float">
            <text:p>1568</text:p>
          </table:table-cell>
          <table:table-cell office:value-type="float" office:value="37414" calcext:value-type="float">
            <text:p>37414</text:p>
          </table:table-cell>
          <table:table-cell office:value-type="string" calcext:value-type="string">
            <text:p>BC</text:p>
          </table:table-cell>
          <table:table-cell table:formula="of:=IF(OR([.C358]=&quot;AC&quot;;[.C358]=&quot;BC&quot;);[.B358]-([.B358]*MOD([.A358];100)/100);[.B358])" office:value-type="float" office:value="11972.48" calcext:value-type="float">
            <text:p>11972</text:p>
          </table:table-cell>
          <table:table-cell table:formula="of:=[.E357]-[.D358]" office:value-type="float" office:value="-1945204.74" calcext:value-type="float">
            <text:p>-1945204,74</text:p>
          </table:table-cell>
          <table:table-cell table:number-columns-repeated="2"/>
        </table:table-row>
        <table:table-row table:style-name="ro2">
          <table:table-cell office:value-type="float" office:value="3778" calcext:value-type="float">
            <text:p>3778</text:p>
          </table:table-cell>
          <table:table-cell office:value-type="float" office:value="54616" calcext:value-type="float">
            <text:p>54616</text:p>
          </table:table-cell>
          <table:table-cell office:value-type="string" calcext:value-type="string">
            <text:p>AC</text:p>
          </table:table-cell>
          <table:table-cell table:formula="of:=IF(OR([.C359]=&quot;AC&quot;;[.C359]=&quot;BC&quot;);[.B359]-([.B359]*MOD([.A359];100)/100);[.B359])" office:value-type="float" office:value="12015.52" calcext:value-type="float">
            <text:p>12016</text:p>
          </table:table-cell>
          <table:table-cell table:formula="of:=[.E358]-[.D359]" office:value-type="float" office:value="-1957220.26" calcext:value-type="float">
            <text:p>-1957220,26</text:p>
          </table:table-cell>
          <table:table-cell table:number-columns-repeated="2"/>
        </table:table-row>
        <table:table-row table:style-name="ro2">
          <table:table-cell office:value-type="float" office:value="1242" calcext:value-type="float">
            <text:p>1242</text:p>
          </table:table-cell>
          <table:table-cell office:value-type="float" office:value="20900" calcext:value-type="float">
            <text:p>20900</text:p>
          </table:table-cell>
          <table:table-cell office:value-type="string" calcext:value-type="string">
            <text:p>BC</text:p>
          </table:table-cell>
          <table:table-cell table:formula="of:=IF(OR([.C360]=&quot;AC&quot;;[.C360]=&quot;BC&quot;);[.B360]-([.B360]*MOD([.A360];100)/100);[.B360])" office:value-type="float" office:value="12122" calcext:value-type="float">
            <text:p>12122</text:p>
          </table:table-cell>
          <table:table-cell table:formula="of:=[.E359]-[.D360]" office:value-type="float" office:value="-1969342.26" calcext:value-type="float">
            <text:p>-1969342,26</text:p>
          </table:table-cell>
          <table:table-cell table:number-columns-repeated="2"/>
        </table:table-row>
        <table:table-row table:style-name="ro2">
          <table:table-cell office:value-type="float" office:value="2049" calcext:value-type="float">
            <text:p>2049</text:p>
          </table:table-cell>
          <table:table-cell office:value-type="float" office:value="23835" calcext:value-type="float">
            <text:p>23835</text:p>
          </table:table-cell>
          <table:table-cell office:value-type="string" calcext:value-type="string">
            <text:p>BC</text:p>
          </table:table-cell>
          <table:table-cell table:formula="of:=IF(OR([.C361]=&quot;AC&quot;;[.C361]=&quot;BC&quot;);[.B361]-([.B361]*MOD([.A361];100)/100);[.B361])" office:value-type="float" office:value="12155.85" calcext:value-type="float">
            <text:p>12156</text:p>
          </table:table-cell>
          <table:table-cell table:formula="of:=[.E360]-[.D361]" office:value-type="float" office:value="-1981498.11" calcext:value-type="float">
            <text:p>-1981498,11</text:p>
          </table:table-cell>
          <table:table-cell table:number-columns-repeated="2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12219" calcext:value-type="float">
            <text:p>12219</text:p>
          </table:table-cell>
          <table:table-cell office:value-type="string" calcext:value-type="string">
            <text:p>B</text:p>
          </table:table-cell>
          <table:table-cell table:formula="of:=IF(OR([.C362]=&quot;AC&quot;;[.C362]=&quot;BC&quot;);[.B362]-([.B362]*MOD([.A362];100)/100);[.B362])" office:value-type="float" office:value="12219" calcext:value-type="float">
            <text:p>12219</text:p>
          </table:table-cell>
          <table:table-cell table:formula="of:=[.E361]-[.D362]" office:value-type="float" office:value="-1993717.11" calcext:value-type="float">
            <text:p>-1993717,11</text:p>
          </table:table-cell>
          <table:table-cell table:number-columns-repeated="2"/>
        </table:table-row>
        <table:table-row table:style-name="ro2">
          <table:table-cell office:value-type="float" office:value="2753" calcext:value-type="float">
            <text:p>2753</text:p>
          </table:table-cell>
          <table:table-cell office:value-type="float" office:value="26023" calcext:value-type="float">
            <text:p>26023</text:p>
          </table:table-cell>
          <table:table-cell office:value-type="string" calcext:value-type="string">
            <text:p>AC</text:p>
          </table:table-cell>
          <table:table-cell table:formula="of:=IF(OR([.C363]=&quot;AC&quot;;[.C363]=&quot;BC&quot;);[.B363]-([.B363]*MOD([.A363];100)/100);[.B363])" office:value-type="float" office:value="12230.81" calcext:value-type="float">
            <text:p>12231</text:p>
          </table:table-cell>
          <table:table-cell table:formula="of:=[.E362]-[.D363]" office:value-type="float" office:value="-2005947.92" calcext:value-type="float">
            <text:p>-2005947,92</text:p>
          </table:table-cell>
          <table:table-cell table:number-columns-repeated="2"/>
        </table:table-row>
        <table:table-row table:style-name="ro2">
          <table:table-cell office:value-type="float" office:value="1307" calcext:value-type="float">
            <text:p>1307</text:p>
          </table:table-cell>
          <table:table-cell office:value-type="float" office:value="13180" calcext:value-type="float">
            <text:p>13180</text:p>
          </table:table-cell>
          <table:table-cell office:value-type="string" calcext:value-type="string">
            <text:p>BC</text:p>
          </table:table-cell>
          <table:table-cell table:formula="of:=IF(OR([.C364]=&quot;AC&quot;;[.C364]=&quot;BC&quot;);[.B364]-([.B364]*MOD([.A364];100)/100);[.B364])" office:value-type="float" office:value="12257.4" calcext:value-type="float">
            <text:p>12257</text:p>
          </table:table-cell>
          <table:table-cell table:formula="of:=[.E363]-[.D364]" office:value-type="float" office:value="-2018205.32" calcext:value-type="float">
            <text:p>-2018205,32</text:p>
          </table:table-cell>
          <table:table-cell table:number-columns-repeated="2"/>
        </table:table-row>
        <table:table-row table:style-name="ro2">
          <table:table-cell office:value-type="float" office:value="3776" calcext:value-type="float">
            <text:p>3776</text:p>
          </table:table-cell>
          <table:table-cell office:value-type="float" office:value="51349" calcext:value-type="float">
            <text:p>51349</text:p>
          </table:table-cell>
          <table:table-cell office:value-type="string" calcext:value-type="string">
            <text:p>AC</text:p>
          </table:table-cell>
          <table:table-cell table:formula="of:=IF(OR([.C365]=&quot;AC&quot;;[.C365]=&quot;BC&quot;);[.B365]-([.B365]*MOD([.A365];100)/100);[.B365])" office:value-type="float" office:value="12323.76" calcext:value-type="float">
            <text:p>12324</text:p>
          </table:table-cell>
          <table:table-cell table:formula="of:=[.E364]-[.D365]" office:value-type="float" office:value="-2030529.08" calcext:value-type="float">
            <text:p>-2030529,08</text:p>
          </table:table-cell>
          <table:table-cell table:number-columns-repeated="2"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float" office:value="12378" calcext:value-type="float">
            <text:p>12378</text:p>
          </table:table-cell>
          <table:table-cell office:value-type="string" calcext:value-type="string">
            <text:p>B</text:p>
          </table:table-cell>
          <table:table-cell table:formula="of:=IF(OR([.C366]=&quot;AC&quot;;[.C366]=&quot;BC&quot;);[.B366]-([.B366]*MOD([.A366];100)/100);[.B366])" office:value-type="float" office:value="12378" calcext:value-type="float">
            <text:p>12378</text:p>
          </table:table-cell>
          <table:table-cell table:formula="of:=[.E365]-[.D366]" office:value-type="float" office:value="-2042907.08" calcext:value-type="float">
            <text:p>-2042907,08</text:p>
          </table:table-cell>
          <table:table-cell table:number-columns-repeated="2"/>
        </table:table-row>
        <table:table-row table:style-name="ro2">
          <table:table-cell office:value-type="float" office:value="2554" calcext:value-type="float">
            <text:p>2554</text:p>
          </table:table-cell>
          <table:table-cell office:value-type="float" office:value="26984" calcext:value-type="float">
            <text:p>26984</text:p>
          </table:table-cell>
          <table:table-cell office:value-type="string" calcext:value-type="string">
            <text:p>BC</text:p>
          </table:table-cell>
          <table:table-cell table:formula="of:=IF(OR([.C367]=&quot;AC&quot;;[.C367]=&quot;BC&quot;);[.B367]-([.B367]*MOD([.A367];100)/100);[.B367])" office:value-type="float" office:value="12412.64" calcext:value-type="float">
            <text:p>12413</text:p>
          </table:table-cell>
          <table:table-cell table:formula="of:=[.E366]-[.D367]" office:value-type="float" office:value="-2055319.72" calcext:value-type="float">
            <text:p>-2055319,72</text:p>
          </table:table-cell>
          <table:table-cell table:number-columns-repeated="2"/>
        </table:table-row>
        <table:table-row table:style-name="ro2">
          <table:table-cell office:value-type="float" office:value="2568" calcext:value-type="float">
            <text:p>2568</text:p>
          </table:table-cell>
          <table:table-cell office:value-type="float" office:value="12448" calcext:value-type="float">
            <text:p>12448</text:p>
          </table:table-cell>
          <table:table-cell office:value-type="string" calcext:value-type="string">
            <text:p>B</text:p>
          </table:table-cell>
          <table:table-cell table:formula="of:=IF(OR([.C368]=&quot;AC&quot;;[.C368]=&quot;BC&quot;);[.B368]-([.B368]*MOD([.A368];100)/100);[.B368])" office:value-type="float" office:value="12448" calcext:value-type="float">
            <text:p>12448</text:p>
          </table:table-cell>
          <table:table-cell table:formula="of:=[.E367]-[.D368]" office:value-type="float" office:value="-2067767.72" calcext:value-type="float">
            <text:p>-2067767,72</text:p>
          </table:table-cell>
          <table:table-cell table:number-columns-repeated="2"/>
        </table:table-row>
        <table:table-row table:style-name="ro2">
          <table:table-cell office:value-type="float" office:value="2648" calcext:value-type="float">
            <text:p>2648</text:p>
          </table:table-cell>
          <table:table-cell office:value-type="float" office:value="12488" calcext:value-type="float">
            <text:p>12488</text:p>
          </table:table-cell>
          <table:table-cell office:value-type="string" calcext:value-type="string">
            <text:p>B</text:p>
          </table:table-cell>
          <table:table-cell table:formula="of:=IF(OR([.C369]=&quot;AC&quot;;[.C369]=&quot;BC&quot;);[.B369]-([.B369]*MOD([.A369];100)/100);[.B369])" office:value-type="float" office:value="12488" calcext:value-type="float">
            <text:p>12488</text:p>
          </table:table-cell>
          <table:table-cell table:formula="of:=[.E368]-[.D369]" office:value-type="float" office:value="-2080255.72" calcext:value-type="float">
            <text:p>-2080255,72</text:p>
          </table:table-cell>
          <table:table-cell table:number-columns-repeated="2"/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float" office:value="20320" calcext:value-type="float">
            <text:p>20320</text:p>
          </table:table-cell>
          <table:table-cell office:value-type="string" calcext:value-type="string">
            <text:p>AC</text:p>
          </table:table-cell>
          <table:table-cell table:formula="of:=IF(OR([.C370]=&quot;AC&quot;;[.C370]=&quot;BC&quot;);[.B370]-([.B370]*MOD([.A370];100)/100);[.B370])" office:value-type="float" office:value="12598.4" calcext:value-type="float">
            <text:p>12598</text:p>
          </table:table-cell>
          <table:table-cell table:formula="of:=[.E369]-[.D370]" office:value-type="float" office:value="-2092854.12" calcext:value-type="float">
            <text:p>-2092854,12</text:p>
          </table:table-cell>
          <table:table-cell table:number-columns-repeated="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50659" calcext:value-type="float">
            <text:p>50659</text:p>
          </table:table-cell>
          <table:table-cell office:value-type="string" calcext:value-type="string">
            <text:p>AC</text:p>
          </table:table-cell>
          <table:table-cell table:formula="of:=IF(OR([.C371]=&quot;AC&quot;;[.C371]=&quot;BC&quot;);[.B371]-([.B371]*MOD([.A371];100)/100);[.B371])" office:value-type="float" office:value="12664.75" calcext:value-type="float">
            <text:p>12665</text:p>
          </table:table-cell>
          <table:table-cell table:formula="of:=[.E370]-[.D371]" office:value-type="float" office:value="-2105518.87" calcext:value-type="float">
            <text:p>-2105518,87</text:p>
          </table:table-cell>
          <table:table-cell table:number-columns-repeated="2"/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float" office:value="37430" calcext:value-type="float">
            <text:p>37430</text:p>
          </table:table-cell>
          <table:table-cell office:value-type="string" calcext:value-type="string">
            <text:p>AC</text:p>
          </table:table-cell>
          <table:table-cell table:formula="of:=IF(OR([.C372]=&quot;AC&quot;;[.C372]=&quot;BC&quot;);[.B372]-([.B372]*MOD([.A372];100)/100);[.B372])" office:value-type="float" office:value="12726.2" calcext:value-type="float">
            <text:p>12726</text:p>
          </table:table-cell>
          <table:table-cell table:formula="of:=[.E371]-[.D372]" office:value-type="float" office:value="-2118245.07" calcext:value-type="float">
            <text:p>-2118245,07</text:p>
          </table:table-cell>
          <table:table-cell table:number-columns-repeated="2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45577" calcext:value-type="float">
            <text:p>45577</text:p>
          </table:table-cell>
          <table:table-cell office:value-type="string" calcext:value-type="string">
            <text:p>BC</text:p>
          </table:table-cell>
          <table:table-cell table:formula="of:=IF(OR([.C373]=&quot;AC&quot;;[.C373]=&quot;BC&quot;);[.B373]-([.B373]*MOD([.A373];100)/100);[.B373])" office:value-type="float" office:value="12761.56" calcext:value-type="float">
            <text:p>12762</text:p>
          </table:table-cell>
          <table:table-cell table:formula="of:=[.E372]-[.D373]" office:value-type="float" office:value="-2131006.63" calcext:value-type="float">
            <text:p>-2131006,63</text:p>
          </table:table-cell>
          <table:table-cell table:number-columns-repeated="2"/>
        </table:table-row>
        <table:table-row table:style-name="ro2">
          <table:table-cell office:value-type="float" office:value="1711" calcext:value-type="float">
            <text:p>1711</text:p>
          </table:table-cell>
          <table:table-cell office:value-type="float" office:value="12764" calcext:value-type="float">
            <text:p>12764</text:p>
          </table:table-cell>
          <table:table-cell office:value-type="string" calcext:value-type="string">
            <text:p>B</text:p>
          </table:table-cell>
          <table:table-cell table:formula="of:=IF(OR([.C374]=&quot;AC&quot;;[.C374]=&quot;BC&quot;);[.B374]-([.B374]*MOD([.A374];100)/100);[.B374])" office:value-type="float" office:value="12764" calcext:value-type="float">
            <text:p>12764</text:p>
          </table:table-cell>
          <table:table-cell table:formula="of:=[.E373]-[.D374]" office:value-type="float" office:value="-2143770.63" calcext:value-type="float">
            <text:p>-2143770,63</text:p>
          </table:table-cell>
          <table:table-cell table:number-columns-repeated="2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12800" calcext:value-type="float">
            <text:p>12800</text:p>
          </table:table-cell>
          <table:table-cell office:value-type="string" calcext:value-type="string">
            <text:p>A</text:p>
          </table:table-cell>
          <table:table-cell table:formula="of:=IF(OR([.C375]=&quot;AC&quot;;[.C375]=&quot;BC&quot;);[.B375]-([.B375]*MOD([.A375];100)/100);[.B375])" office:value-type="float" office:value="12800" calcext:value-type="float">
            <text:p>12800</text:p>
          </table:table-cell>
          <table:table-cell table:formula="of:=[.E374]-[.D375]" office:value-type="float" office:value="-2156570.63" calcext:value-type="float">
            <text:p>-2156570,63</text:p>
          </table:table-cell>
          <table:table-cell table:number-columns-repeated="2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float" office:value="29104" calcext:value-type="float">
            <text:p>29104</text:p>
          </table:table-cell>
          <table:table-cell office:value-type="string" calcext:value-type="string">
            <text:p>BC</text:p>
          </table:table-cell>
          <table:table-cell table:formula="of:=IF(OR([.C376]=&quot;AC&quot;;[.C376]=&quot;BC&quot;);[.B376]-([.B376]*MOD([.A376];100)/100);[.B376])" office:value-type="float" office:value="12805.76" calcext:value-type="float">
            <text:p>12806</text:p>
          </table:table-cell>
          <table:table-cell table:formula="of:=[.E375]-[.D376]" office:value-type="float" office:value="-2169376.39" calcext:value-type="float">
            <text:p>-2169376,39</text:p>
          </table:table-cell>
          <table:table-cell table:number-columns-repeated="2"/>
        </table:table-row>
        <table:table-row table:style-name="ro2">
          <table:table-cell office:value-type="float" office:value="3511" calcext:value-type="float">
            <text:p>3511</text:p>
          </table:table-cell>
          <table:table-cell office:value-type="float" office:value="14399" calcext:value-type="float">
            <text:p>14399</text:p>
          </table:table-cell>
          <table:table-cell office:value-type="string" calcext:value-type="string">
            <text:p>AC</text:p>
          </table:table-cell>
          <table:table-cell table:formula="of:=IF(OR([.C377]=&quot;AC&quot;;[.C377]=&quot;BC&quot;);[.B377]-([.B377]*MOD([.A377];100)/100);[.B377])" office:value-type="float" office:value="12815.11" calcext:value-type="float">
            <text:p>12815</text:p>
          </table:table-cell>
          <table:table-cell table:formula="of:=[.E376]-[.D377]" office:value-type="float" office:value="-2182191.5" calcext:value-type="float">
            <text:p>-2182191,5</text:p>
          </table:table-cell>
          <table:table-cell table:number-columns-repeated="2"/>
        </table:table-row>
        <table:table-row table:style-name="ro2">
          <table:table-cell office:value-type="float" office:value="1211" calcext:value-type="float">
            <text:p>1211</text:p>
          </table:table-cell>
          <table:table-cell office:value-type="float" office:value="13016" calcext:value-type="float">
            <text:p>13016</text:p>
          </table:table-cell>
          <table:table-cell office:value-type="string" calcext:value-type="string">
            <text:p>B</text:p>
          </table:table-cell>
          <table:table-cell table:formula="of:=IF(OR([.C378]=&quot;AC&quot;;[.C378]=&quot;BC&quot;);[.B378]-([.B378]*MOD([.A378];100)/100);[.B378])" office:value-type="float" office:value="13016" calcext:value-type="float">
            <text:p>13016</text:p>
          </table:table-cell>
          <table:table-cell table:formula="of:=[.E377]-[.D378]" office:value-type="float" office:value="-2195207.5" calcext:value-type="float">
            <text:p>-2195207,5</text:p>
          </table:table-cell>
          <table:table-cell table:number-columns-repeated="2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float" office:value="35357" calcext:value-type="float">
            <text:p>35357</text:p>
          </table:table-cell>
          <table:table-cell office:value-type="string" calcext:value-type="string">
            <text:p>BC</text:p>
          </table:table-cell>
          <table:table-cell table:formula="of:=IF(OR([.C379]=&quot;AC&quot;;[.C379]=&quot;BC&quot;);[.B379]-([.B379]*MOD([.A379];100)/100);[.B379])" office:value-type="float" office:value="13082.09" calcext:value-type="float">
            <text:p>13082</text:p>
          </table:table-cell>
          <table:table-cell table:formula="of:=[.E378]-[.D379]" office:value-type="float" office:value="-2208289.59" calcext:value-type="float">
            <text:p>-2208289,59</text:p>
          </table:table-cell>
          <table:table-cell table:number-columns-repeated="2"/>
        </table:table-row>
        <table:table-row table:style-name="ro2">
          <table:table-cell office:value-type="float" office:value="732" calcext:value-type="float">
            <text:p>732</text:p>
          </table:table-cell>
          <table:table-cell office:value-type="float" office:value="13088" calcext:value-type="float">
            <text:p>13088</text:p>
          </table:table-cell>
          <table:table-cell office:value-type="string" calcext:value-type="string">
            <text:p>B</text:p>
          </table:table-cell>
          <table:table-cell table:formula="of:=IF(OR([.C380]=&quot;AC&quot;;[.C380]=&quot;BC&quot;);[.B380]-([.B380]*MOD([.A380];100)/100);[.B380])" office:value-type="float" office:value="13088" calcext:value-type="float">
            <text:p>13088</text:p>
          </table:table-cell>
          <table:table-cell table:formula="of:=[.E379]-[.D380]" office:value-type="float" office:value="-2221377.59" calcext:value-type="float">
            <text:p>-2221377,59</text:p>
          </table:table-cell>
          <table:table-cell table:number-columns-repeated="2"/>
        </table:table-row>
        <table:table-row table:style-name="ro2">
          <table:table-cell office:value-type="float" office:value="1567" calcext:value-type="float">
            <text:p>1567</text:p>
          </table:table-cell>
          <table:table-cell office:value-type="float" office:value="39783" calcext:value-type="float">
            <text:p>39783</text:p>
          </table:table-cell>
          <table:table-cell office:value-type="string" calcext:value-type="string">
            <text:p>AC</text:p>
          </table:table-cell>
          <table:table-cell table:formula="of:=IF(OR([.C381]=&quot;AC&quot;;[.C381]=&quot;BC&quot;);[.B381]-([.B381]*MOD([.A381];100)/100);[.B381])" office:value-type="float" office:value="13128.39" calcext:value-type="float">
            <text:p>13128</text:p>
          </table:table-cell>
          <table:table-cell table:formula="of:=[.E380]-[.D381]" office:value-type="float" office:value="-2234505.98" calcext:value-type="float">
            <text:p>-2234505,98</text:p>
          </table:table-cell>
          <table:table-cell table:number-columns-repeated="2"/>
        </table:table-row>
        <table:table-row table:style-name="ro2">
          <table:table-cell office:value-type="float" office:value="1473" calcext:value-type="float">
            <text:p>1473</text:p>
          </table:table-cell>
          <table:table-cell office:value-type="float" office:value="48784" calcext:value-type="float">
            <text:p>48784</text:p>
          </table:table-cell>
          <table:table-cell office:value-type="string" calcext:value-type="string">
            <text:p>BC</text:p>
          </table:table-cell>
          <table:table-cell table:formula="of:=IF(OR([.C382]=&quot;AC&quot;;[.C382]=&quot;BC&quot;);[.B382]-([.B382]*MOD([.A382];100)/100);[.B382])" office:value-type="float" office:value="13171.68" calcext:value-type="float">
            <text:p>13172</text:p>
          </table:table-cell>
          <table:table-cell table:formula="of:=[.E381]-[.D382]" office:value-type="float" office:value="-2247677.66" calcext:value-type="float">
            <text:p>-2247677,66</text:p>
          </table:table-cell>
          <table:table-cell table:number-columns-repeated="2"/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float" office:value="13195" calcext:value-type="float">
            <text:p>13195</text:p>
          </table:table-cell>
          <table:table-cell office:value-type="string" calcext:value-type="string">
            <text:p>B</text:p>
          </table:table-cell>
          <table:table-cell table:formula="of:=IF(OR([.C383]=&quot;AC&quot;;[.C383]=&quot;BC&quot;);[.B383]-([.B383]*MOD([.A383];100)/100);[.B383])" office:value-type="float" office:value="13195" calcext:value-type="float">
            <text:p>13195</text:p>
          </table:table-cell>
          <table:table-cell table:formula="of:=[.E382]-[.D383]" office:value-type="float" office:value="-2260872.66" calcext:value-type="float">
            <text:p>-2260872,66</text:p>
          </table:table-cell>
          <table:table-cell table:number-columns-repeated="2"/>
        </table:table-row>
        <table:table-row table:style-name="ro2">
          <table:table-cell office:value-type="float" office:value="2794" calcext:value-type="float">
            <text:p>2794</text:p>
          </table:table-cell>
          <table:table-cell office:value-type="float" office:value="13204" calcext:value-type="float">
            <text:p>13204</text:p>
          </table:table-cell>
          <table:table-cell office:value-type="string" calcext:value-type="string">
            <text:p>A</text:p>
          </table:table-cell>
          <table:table-cell table:formula="of:=IF(OR([.C384]=&quot;AC&quot;;[.C384]=&quot;BC&quot;);[.B384]-([.B384]*MOD([.A384];100)/100);[.B384])" office:value-type="float" office:value="13204" calcext:value-type="float">
            <text:p>13204</text:p>
          </table:table-cell>
          <table:table-cell table:formula="of:=[.E383]-[.D384]" office:value-type="float" office:value="-2274076.66" calcext:value-type="float">
            <text:p>-2274076,66</text:p>
          </table:table-cell>
          <table:table-cell table:number-columns-repeated="2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14858" calcext:value-type="float">
            <text:p>14858</text:p>
          </table:table-cell>
          <table:table-cell office:value-type="string" calcext:value-type="string">
            <text:p>AC</text:p>
          </table:table-cell>
          <table:table-cell table:formula="of:=IF(OR([.C385]=&quot;AC&quot;;[.C385]=&quot;BC&quot;);[.B385]-([.B385]*MOD([.A385];100)/100);[.B385])" office:value-type="float" office:value="13223.62" calcext:value-type="float">
            <text:p>13224</text:p>
          </table:table-cell>
          <table:table-cell table:formula="of:=[.E384]-[.D385]" office:value-type="float" office:value="-2287300.28" calcext:value-type="float">
            <text:p>-2287300,28</text:p>
          </table:table-cell>
          <table:table-cell table:number-columns-repeated="2"/>
        </table:table-row>
        <table:table-row table:style-name="ro2">
          <table:table-cell office:value-type="float" office:value="2444" calcext:value-type="float">
            <text:p>2444</text:p>
          </table:table-cell>
          <table:table-cell office:value-type="float" office:value="23713" calcext:value-type="float">
            <text:p>23713</text:p>
          </table:table-cell>
          <table:table-cell office:value-type="string" calcext:value-type="string">
            <text:p>AC</text:p>
          </table:table-cell>
          <table:table-cell table:formula="of:=IF(OR([.C386]=&quot;AC&quot;;[.C386]=&quot;BC&quot;);[.B386]-([.B386]*MOD([.A386];100)/100);[.B386])" office:value-type="float" office:value="13279.28" calcext:value-type="float">
            <text:p>13279</text:p>
          </table:table-cell>
          <table:table-cell table:formula="of:=[.E385]-[.D386]" office:value-type="float" office:value="-2300579.56" calcext:value-type="float">
            <text:p>-2300579,56</text:p>
          </table:table-cell>
          <table:table-cell table:number-columns-repeated="2"/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float" office:value="27951" calcext:value-type="float">
            <text:p>27951</text:p>
          </table:table-cell>
          <table:table-cell office:value-type="string" calcext:value-type="string">
            <text:p>BC</text:p>
          </table:table-cell>
          <table:table-cell table:formula="of:=IF(OR([.C387]=&quot;AC&quot;;[.C387]=&quot;BC&quot;);[.B387]-([.B387]*MOD([.A387];100)/100);[.B387])" office:value-type="float" office:value="13416.48" calcext:value-type="float">
            <text:p>13416</text:p>
          </table:table-cell>
          <table:table-cell table:formula="of:=[.E386]-[.D387]" office:value-type="float" office:value="-2313996.04" calcext:value-type="float">
            <text:p>-2313996,04</text:p>
          </table:table-cell>
          <table:table-cell table:number-columns-repeated="2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23660" calcext:value-type="float">
            <text:p>23660</text:p>
          </table:table-cell>
          <table:table-cell office:value-type="string" calcext:value-type="string">
            <text:p>BC</text:p>
          </table:table-cell>
          <table:table-cell table:formula="of:=IF(OR([.C388]=&quot;AC&quot;;[.C388]=&quot;BC&quot;);[.B388]-([.B388]*MOD([.A388];100)/100);[.B388])" office:value-type="float" office:value="13486.2" calcext:value-type="float">
            <text:p>13486</text:p>
          </table:table-cell>
          <table:table-cell table:formula="of:=[.E387]-[.D388]" office:value-type="float" office:value="-2327482.24" calcext:value-type="float">
            <text:p>-2327482,24</text:p>
          </table:table-cell>
          <table:table-cell table:number-columns-repeated="2"/>
        </table:table-row>
        <table:table-row table:style-name="ro2">
          <table:table-cell office:value-type="float" office:value="954" calcext:value-type="float">
            <text:p>954</text:p>
          </table:table-cell>
          <table:table-cell office:value-type="float" office:value="29473" calcext:value-type="float">
            <text:p>29473</text:p>
          </table:table-cell>
          <table:table-cell office:value-type="string" calcext:value-type="string">
            <text:p>AC</text:p>
          </table:table-cell>
          <table:table-cell table:formula="of:=IF(OR([.C389]=&quot;AC&quot;;[.C389]=&quot;BC&quot;);[.B389]-([.B389]*MOD([.A389];100)/100);[.B389])" office:value-type="float" office:value="13557.58" calcext:value-type="float">
            <text:p>13558</text:p>
          </table:table-cell>
          <table:table-cell table:formula="of:=[.E388]-[.D389]" office:value-type="float" office:value="-2341039.82" calcext:value-type="float">
            <text:p>-2341039,82</text:p>
          </table:table-cell>
          <table:table-cell table:number-columns-repeated="2"/>
        </table:table-row>
        <table:table-row table:style-name="ro2">
          <table:table-cell office:value-type="float" office:value="3055" calcext:value-type="float">
            <text:p>3055</text:p>
          </table:table-cell>
          <table:table-cell office:value-type="float" office:value="30374" calcext:value-type="float">
            <text:p>30374</text:p>
          </table:table-cell>
          <table:table-cell office:value-type="string" calcext:value-type="string">
            <text:p>BC</text:p>
          </table:table-cell>
          <table:table-cell table:formula="of:=IF(OR([.C390]=&quot;AC&quot;;[.C390]=&quot;BC&quot;);[.B390]-([.B390]*MOD([.A390];100)/100);[.B390])" office:value-type="float" office:value="13668.3" calcext:value-type="float">
            <text:p>13668</text:p>
          </table:table-cell>
          <table:table-cell table:formula="of:=[.E389]-[.D390]" office:value-type="float" office:value="-2354708.12" calcext:value-type="float">
            <text:p>-2354708,12</text:p>
          </table:table-cell>
          <table:table-cell table:number-columns-repeated="2"/>
        </table:table-row>
        <table:table-row table:style-name="ro2">
          <table:table-cell office:value-type="float" office:value="1031" calcext:value-type="float">
            <text:p>1031</text:p>
          </table:table-cell>
          <table:table-cell office:value-type="float" office:value="19831" calcext:value-type="float">
            <text:p>19831</text:p>
          </table:table-cell>
          <table:table-cell office:value-type="string" calcext:value-type="string">
            <text:p>BC</text:p>
          </table:table-cell>
          <table:table-cell table:formula="of:=IF(OR([.C391]=&quot;AC&quot;;[.C391]=&quot;BC&quot;);[.B391]-([.B391]*MOD([.A391];100)/100);[.B391])" office:value-type="float" office:value="13683.39" calcext:value-type="float">
            <text:p>13683</text:p>
          </table:table-cell>
          <table:table-cell table:formula="of:=[.E390]-[.D391]" office:value-type="float" office:value="-2368391.51" calcext:value-type="float">
            <text:p>-2368391,51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3724" calcext:value-type="float">
            <text:p>13724</text:p>
          </table:table-cell>
          <table:table-cell office:value-type="string" calcext:value-type="string">
            <text:p>A</text:p>
          </table:table-cell>
          <table:table-cell table:formula="of:=IF(OR([.C392]=&quot;AC&quot;;[.C392]=&quot;BC&quot;);[.B392]-([.B392]*MOD([.A392];100)/100);[.B392])" office:value-type="float" office:value="13724" calcext:value-type="float">
            <text:p>13724</text:p>
          </table:table-cell>
          <table:table-cell table:formula="of:=[.E391]-[.D392]" office:value-type="float" office:value="-2382115.51" calcext:value-type="float">
            <text:p>-2382115,51</text:p>
          </table:table-cell>
          <table:table-cell table:number-columns-repeated="2"/>
        </table:table-row>
        <table:table-row table:style-name="ro2">
          <table:table-cell office:value-type="float" office:value="3324" calcext:value-type="float">
            <text:p>3324</text:p>
          </table:table-cell>
          <table:table-cell office:value-type="float" office:value="18118" calcext:value-type="float">
            <text:p>18118</text:p>
          </table:table-cell>
          <table:table-cell office:value-type="string" calcext:value-type="string">
            <text:p>BC</text:p>
          </table:table-cell>
          <table:table-cell table:formula="of:=IF(OR([.C393]=&quot;AC&quot;;[.C393]=&quot;BC&quot;);[.B393]-([.B393]*MOD([.A393];100)/100);[.B393])" office:value-type="float" office:value="13769.68" calcext:value-type="float">
            <text:p>13770</text:p>
          </table:table-cell>
          <table:table-cell table:formula="of:=[.E392]-[.D393]" office:value-type="float" office:value="-2395885.19" calcext:value-type="float">
            <text:p>-2395885,19</text:p>
          </table:table-cell>
          <table:table-cell table:number-columns-repeated="2"/>
        </table:table-row>
        <table:table-row table:style-name="ro2">
          <table:table-cell office:value-type="float" office:value="3409" calcext:value-type="float">
            <text:p>3409</text:p>
          </table:table-cell>
          <table:table-cell office:value-type="float" office:value="15219" calcext:value-type="float">
            <text:p>15219</text:p>
          </table:table-cell>
          <table:table-cell office:value-type="string" calcext:value-type="string">
            <text:p>BC</text:p>
          </table:table-cell>
          <table:table-cell table:formula="of:=IF(OR([.C394]=&quot;AC&quot;;[.C394]=&quot;BC&quot;);[.B394]-([.B394]*MOD([.A394];100)/100);[.B394])" office:value-type="float" office:value="13849.29" calcext:value-type="float">
            <text:p>13849</text:p>
          </table:table-cell>
          <table:table-cell table:formula="of:=[.E393]-[.D394]" office:value-type="float" office:value="-2409734.48" calcext:value-type="float">
            <text:p>-2409734,48</text:p>
          </table:table-cell>
          <table:table-cell table:number-columns-repeated="2"/>
        </table:table-row>
        <table:table-row table:style-name="ro2">
          <table:table-cell office:value-type="float" office:value="2210" calcext:value-type="float">
            <text:p>2210</text:p>
          </table:table-cell>
          <table:table-cell office:value-type="float" office:value="15465" calcext:value-type="float">
            <text:p>15465</text:p>
          </table:table-cell>
          <table:table-cell office:value-type="string" calcext:value-type="string">
            <text:p>BC</text:p>
          </table:table-cell>
          <table:table-cell table:formula="of:=IF(OR([.C395]=&quot;AC&quot;;[.C395]=&quot;BC&quot;);[.B395]-([.B395]*MOD([.A395];100)/100);[.B395])" office:value-type="float" office:value="13918.5" calcext:value-type="float">
            <text:p>13919</text:p>
          </table:table-cell>
          <table:table-cell table:formula="of:=[.E394]-[.D395]" office:value-type="float" office:value="-2423652.98" calcext:value-type="float">
            <text:p>-2423652,98</text:p>
          </table:table-cell>
          <table:table-cell table:number-columns-repeated="2"/>
        </table:table-row>
        <table:table-row table:style-name="ro2">
          <table:table-cell office:value-type="float" office:value="1746" calcext:value-type="float">
            <text:p>1746</text:p>
          </table:table-cell>
          <table:table-cell office:value-type="float" office:value="25809" calcext:value-type="float">
            <text:p>25809</text:p>
          </table:table-cell>
          <table:table-cell office:value-type="string" calcext:value-type="string">
            <text:p>AC</text:p>
          </table:table-cell>
          <table:table-cell table:formula="of:=IF(OR([.C396]=&quot;AC&quot;;[.C396]=&quot;BC&quot;);[.B396]-([.B396]*MOD([.A396];100)/100);[.B396])" office:value-type="float" office:value="13936.86" calcext:value-type="float">
            <text:p>13937</text:p>
          </table:table-cell>
          <table:table-cell table:formula="of:=[.E395]-[.D396]" office:value-type="float" office:value="-2437589.84" calcext:value-type="float">
            <text:p>-2437589,84</text:p>
          </table:table-cell>
          <table:table-cell table:number-columns-repeated="2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13969" calcext:value-type="float">
            <text:p>13969</text:p>
          </table:table-cell>
          <table:table-cell office:value-type="string" calcext:value-type="string">
            <text:p>A</text:p>
          </table:table-cell>
          <table:table-cell table:formula="of:=IF(OR([.C397]=&quot;AC&quot;;[.C397]=&quot;BC&quot;);[.B397]-([.B397]*MOD([.A397];100)/100);[.B397])" office:value-type="float" office:value="13969" calcext:value-type="float">
            <text:p>13969</text:p>
          </table:table-cell>
          <table:table-cell table:formula="of:=[.E396]-[.D397]" office:value-type="float" office:value="-2451558.84" calcext:value-type="float">
            <text:p>-2451558,84</text:p>
          </table:table-cell>
          <table:table-cell table:number-columns-repeated="2"/>
        </table:table-row>
        <table:table-row table:style-name="ro2">
          <table:table-cell office:value-type="float" office:value="2056" calcext:value-type="float">
            <text:p>2056</text:p>
          </table:table-cell>
          <table:table-cell office:value-type="float" office:value="31803" calcext:value-type="float">
            <text:p>31803</text:p>
          </table:table-cell>
          <table:table-cell office:value-type="string" calcext:value-type="string">
            <text:p>AC</text:p>
          </table:table-cell>
          <table:table-cell table:formula="of:=IF(OR([.C398]=&quot;AC&quot;;[.C398]=&quot;BC&quot;);[.B398]-([.B398]*MOD([.A398];100)/100);[.B398])" office:value-type="float" office:value="13993.32" calcext:value-type="float">
            <text:p>13993</text:p>
          </table:table-cell>
          <table:table-cell table:formula="of:=[.E397]-[.D398]" office:value-type="float" office:value="-2465552.16" calcext:value-type="float">
            <text:p>-2465552,16</text:p>
          </table:table-cell>
          <table:table-cell table:number-columns-repeated="2"/>
        </table:table-row>
        <table:table-row table:style-name="ro2">
          <table:table-cell office:value-type="float" office:value="2819" calcext:value-type="float">
            <text:p>2819</text:p>
          </table:table-cell>
          <table:table-cell office:value-type="float" office:value="14038" calcext:value-type="float">
            <text:p>14038</text:p>
          </table:table-cell>
          <table:table-cell office:value-type="string" calcext:value-type="string">
            <text:p>A</text:p>
          </table:table-cell>
          <table:table-cell table:formula="of:=IF(OR([.C399]=&quot;AC&quot;;[.C399]=&quot;BC&quot;);[.B399]-([.B399]*MOD([.A399];100)/100);[.B399])" office:value-type="float" office:value="14038" calcext:value-type="float">
            <text:p>14038</text:p>
          </table:table-cell>
          <table:table-cell table:formula="of:=[.E398]-[.D399]" office:value-type="float" office:value="-2479590.16" calcext:value-type="float">
            <text:p>-2479590,16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0061" calcext:value-type="float">
            <text:p>20061</text:p>
          </table:table-cell>
          <table:table-cell office:value-type="string" calcext:value-type="string">
            <text:p>BC</text:p>
          </table:table-cell>
          <table:table-cell table:formula="of:=IF(OR([.C400]=&quot;AC&quot;;[.C400]=&quot;BC&quot;);[.B400]-([.B400]*MOD([.A400];100)/100);[.B400])" office:value-type="float" office:value="14042.7" calcext:value-type="float">
            <text:p>14043</text:p>
          </table:table-cell>
          <table:table-cell table:formula="of:=[.E399]-[.D400]" office:value-type="float" office:value="-2493632.86" calcext:value-type="float">
            <text:p>-2493632,86</text:p>
          </table:table-cell>
          <table:table-cell table:number-columns-repeated="2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14098" calcext:value-type="float">
            <text:p>14098</text:p>
          </table:table-cell>
          <table:table-cell office:value-type="string" calcext:value-type="string">
            <text:p>A</text:p>
          </table:table-cell>
          <table:table-cell table:formula="of:=IF(OR([.C401]=&quot;AC&quot;;[.C401]=&quot;BC&quot;);[.B401]-([.B401]*MOD([.A401];100)/100);[.B401])" office:value-type="float" office:value="14098" calcext:value-type="float">
            <text:p>14098</text:p>
          </table:table-cell>
          <table:table-cell table:formula="of:=[.E400]-[.D401]" office:value-type="float" office:value="-2507730.86" calcext:value-type="float">
            <text:p>-2507730,86</text:p>
          </table:table-cell>
          <table:table-cell table:number-columns-repeated="2"/>
        </table:table-row>
        <table:table-row table:style-name="ro2">
          <table:table-cell office:value-type="float" office:value="3363" calcext:value-type="float">
            <text:p>3363</text:p>
          </table:table-cell>
          <table:table-cell office:value-type="float" office:value="14192" calcext:value-type="float">
            <text:p>14192</text:p>
          </table:table-cell>
          <table:table-cell office:value-type="string" calcext:value-type="string">
            <text:p>B</text:p>
          </table:table-cell>
          <table:table-cell table:formula="of:=IF(OR([.C402]=&quot;AC&quot;;[.C402]=&quot;BC&quot;);[.B402]-([.B402]*MOD([.A402];100)/100);[.B402])" office:value-type="float" office:value="14192" calcext:value-type="float">
            <text:p>14192</text:p>
          </table:table-cell>
          <table:table-cell table:formula="of:=[.E401]-[.D402]" office:value-type="float" office:value="-2521922.86" calcext:value-type="float">
            <text:p>-2521922,86</text:p>
          </table:table-cell>
          <table:table-cell table:number-columns-repeated="2"/>
        </table:table-row>
        <table:table-row table:style-name="ro2">
          <table:table-cell office:value-type="float" office:value="847" calcext:value-type="float">
            <text:p>847</text:p>
          </table:table-cell>
          <table:table-cell office:value-type="float" office:value="26856" calcext:value-type="float">
            <text:p>26856</text:p>
          </table:table-cell>
          <table:table-cell office:value-type="string" calcext:value-type="string">
            <text:p>AC</text:p>
          </table:table-cell>
          <table:table-cell table:formula="of:=IF(OR([.C403]=&quot;AC&quot;;[.C403]=&quot;BC&quot;);[.B403]-([.B403]*MOD([.A403];100)/100);[.B403])" office:value-type="float" office:value="14233.68" calcext:value-type="float">
            <text:p>14234</text:p>
          </table:table-cell>
          <table:table-cell table:formula="of:=[.E402]-[.D403]" office:value-type="float" office:value="-2536156.54" calcext:value-type="float">
            <text:p>-2536156,54</text:p>
          </table:table-cell>
          <table:table-cell table:number-columns-repeated="2"/>
        </table:table-row>
        <table:table-row table:style-name="ro2">
          <table:table-cell office:value-type="float" office:value="2516" calcext:value-type="float">
            <text:p>2516</text:p>
          </table:table-cell>
          <table:table-cell office:value-type="float" office:value="16982" calcext:value-type="float">
            <text:p>16982</text:p>
          </table:table-cell>
          <table:table-cell office:value-type="string" calcext:value-type="string">
            <text:p>AC</text:p>
          </table:table-cell>
          <table:table-cell table:formula="of:=IF(OR([.C404]=&quot;AC&quot;;[.C404]=&quot;BC&quot;);[.B404]-([.B404]*MOD([.A404];100)/100);[.B404])" office:value-type="float" office:value="14264.88" calcext:value-type="float">
            <text:p>14265</text:p>
          </table:table-cell>
          <table:table-cell table:formula="of:=[.E403]-[.D404]" office:value-type="float" office:value="-2550421.42" calcext:value-type="float">
            <text:p>-2550421,42</text:p>
          </table:table-cell>
          <table:table-cell table:number-columns-repeated="2"/>
        </table:table-row>
        <table:table-row table:style-name="ro2">
          <table:table-cell office:value-type="float" office:value="3367" calcext:value-type="float">
            <text:p>3367</text:p>
          </table:table-cell>
          <table:table-cell office:value-type="float" office:value="43229" calcext:value-type="float">
            <text:p>43229</text:p>
          </table:table-cell>
          <table:table-cell office:value-type="string" calcext:value-type="string">
            <text:p>AC</text:p>
          </table:table-cell>
          <table:table-cell table:formula="of:=IF(OR([.C405]=&quot;AC&quot;;[.C405]=&quot;BC&quot;);[.B405]-([.B405]*MOD([.A405];100)/100);[.B405])" office:value-type="float" office:value="14265.57" calcext:value-type="float">
            <text:p>14266</text:p>
          </table:table-cell>
          <table:table-cell table:formula="of:=[.E404]-[.D405]" office:value-type="float" office:value="-2564686.99" calcext:value-type="float">
            <text:p>-2564686,99</text:p>
          </table:table-cell>
          <table:table-cell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4219" calcext:value-type="float">
            <text:p>24219</text:p>
          </table:table-cell>
          <table:table-cell office:value-type="string" calcext:value-type="string">
            <text:p>AC</text:p>
          </table:table-cell>
          <table:table-cell table:formula="of:=IF(OR([.C406]=&quot;AC&quot;;[.C406]=&quot;BC&quot;);[.B406]-([.B406]*MOD([.A406];100)/100);[.B406])" office:value-type="float" office:value="14289.21" calcext:value-type="float">
            <text:p>14289</text:p>
          </table:table-cell>
          <table:table-cell table:formula="of:=[.E405]-[.D406]" office:value-type="float" office:value="-2578976.2" calcext:value-type="float">
            <text:p>-2578976,2</text:p>
          </table:table-cell>
          <table:table-cell table:number-columns-repeated="2"/>
        </table:table-row>
        <table:table-row table:style-name="ro2">
          <table:table-cell office:value-type="float" office:value="1142" calcext:value-type="float">
            <text:p>1142</text:p>
          </table:table-cell>
          <table:table-cell office:value-type="float" office:value="14301" calcext:value-type="float">
            <text:p>14301</text:p>
          </table:table-cell>
          <table:table-cell office:value-type="string" calcext:value-type="string">
            <text:p>B</text:p>
          </table:table-cell>
          <table:table-cell table:formula="of:=IF(OR([.C407]=&quot;AC&quot;;[.C407]=&quot;BC&quot;);[.B407]-([.B407]*MOD([.A407];100)/100);[.B407])" office:value-type="float" office:value="14301" calcext:value-type="float">
            <text:p>14301</text:p>
          </table:table-cell>
          <table:table-cell table:formula="of:=[.E406]-[.D407]" office:value-type="float" office:value="-2593277.2" calcext:value-type="float">
            <text:p>-2593277,2</text:p>
          </table:table-cell>
          <table:table-cell table:number-columns-repeated="2"/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float" office:value="14919" calcext:value-type="float">
            <text:p>14919</text:p>
          </table:table-cell>
          <table:table-cell office:value-type="string" calcext:value-type="string">
            <text:p>BC</text:p>
          </table:table-cell>
          <table:table-cell table:formula="of:=IF(OR([.C408]=&quot;AC&quot;;[.C408]=&quot;BC&quot;);[.B408]-([.B408]*MOD([.A408];100)/100);[.B408])" office:value-type="float" office:value="14322.24" calcext:value-type="float">
            <text:p>14322</text:p>
          </table:table-cell>
          <table:table-cell table:formula="of:=[.E407]-[.D408]" office:value-type="float" office:value="-2607599.44" calcext:value-type="float">
            <text:p>-2607599,44</text:p>
          </table:table-cell>
          <table:table-cell table:number-columns-repeated="2"/>
        </table:table-row>
        <table:table-row table:style-name="ro2">
          <table:table-cell office:value-type="float" office:value="2662" calcext:value-type="float">
            <text:p>2662</text:p>
          </table:table-cell>
          <table:table-cell office:value-type="float" office:value="37713" calcext:value-type="float">
            <text:p>37713</text:p>
          </table:table-cell>
          <table:table-cell office:value-type="string" calcext:value-type="string">
            <text:p>AC</text:p>
          </table:table-cell>
          <table:table-cell table:formula="of:=IF(OR([.C409]=&quot;AC&quot;;[.C409]=&quot;BC&quot;);[.B409]-([.B409]*MOD([.A409];100)/100);[.B409])" office:value-type="float" office:value="14330.94" calcext:value-type="float">
            <text:p>14331</text:p>
          </table:table-cell>
          <table:table-cell table:formula="of:=[.E408]-[.D409]" office:value-type="float" office:value="-2621930.38" calcext:value-type="float">
            <text:p>-2621930,38</text:p>
          </table:table-cell>
          <table:table-cell table:number-columns-repeated="2"/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float" office:value="14809" calcext:value-type="float">
            <text:p>14809</text:p>
          </table:table-cell>
          <table:table-cell office:value-type="string" calcext:value-type="string">
            <text:p>AC</text:p>
          </table:table-cell>
          <table:table-cell table:formula="of:=IF(OR([.C410]=&quot;AC&quot;;[.C410]=&quot;BC&quot;);[.B410]-([.B410]*MOD([.A410];100)/100);[.B410])" office:value-type="float" office:value="14364.73" calcext:value-type="float">
            <text:p>14365</text:p>
          </table:table-cell>
          <table:table-cell table:formula="of:=[.E409]-[.D410]" office:value-type="float" office:value="-2636295.11" calcext:value-type="float">
            <text:p>-2636295,11</text:p>
          </table:table-cell>
          <table:table-cell table:number-columns-repeated="2"/>
        </table:table-row>
        <table:table-row table:style-name="ro2">
          <table:table-cell office:value-type="float" office:value="3666" calcext:value-type="float">
            <text:p>3666</text:p>
          </table:table-cell>
          <table:table-cell office:value-type="float" office:value="42389" calcext:value-type="float">
            <text:p>42389</text:p>
          </table:table-cell>
          <table:table-cell office:value-type="string" calcext:value-type="string">
            <text:p>AC</text:p>
          </table:table-cell>
          <table:table-cell table:formula="of:=IF(OR([.C411]=&quot;AC&quot;;[.C411]=&quot;BC&quot;);[.B411]-([.B411]*MOD([.A411];100)/100);[.B411])" office:value-type="float" office:value="14412.26" calcext:value-type="float">
            <text:p>14412</text:p>
          </table:table-cell>
          <table:table-cell table:formula="of:=[.E410]-[.D411]" office:value-type="float" office:value="-2650707.37" calcext:value-type="float">
            <text:p>-2650707,37</text:p>
          </table:table-cell>
          <table:table-cell table:number-columns-repeated="2"/>
        </table:table-row>
        <table:table-row table:style-name="ro2">
          <table:table-cell office:value-type="float" office:value="1872" calcext:value-type="float">
            <text:p>1872</text:p>
          </table:table-cell>
          <table:table-cell office:value-type="float" office:value="51659" calcext:value-type="float">
            <text:p>51659</text:p>
          </table:table-cell>
          <table:table-cell office:value-type="string" calcext:value-type="string">
            <text:p>BC</text:p>
          </table:table-cell>
          <table:table-cell table:formula="of:=IF(OR([.C412]=&quot;AC&quot;;[.C412]=&quot;BC&quot;);[.B412]-([.B412]*MOD([.A412];100)/100);[.B412])" office:value-type="float" office:value="14464.52" calcext:value-type="float">
            <text:p>14465</text:p>
          </table:table-cell>
          <table:table-cell table:formula="of:=[.E411]-[.D412]" office:value-type="float" office:value="-2665171.89" calcext:value-type="float">
            <text:p>-2665171,89</text:p>
          </table:table-cell>
          <table:table-cell table:number-columns-repeated="2"/>
        </table:table-row>
        <table:table-row table:style-name="ro2">
          <table:table-cell office:value-type="float" office:value="2495" calcext:value-type="float">
            <text:p>2495</text:p>
          </table:table-cell>
          <table:table-cell office:value-type="float" office:value="14534" calcext:value-type="float">
            <text:p>14534</text:p>
          </table:table-cell>
          <table:table-cell office:value-type="string" calcext:value-type="string">
            <text:p>B</text:p>
          </table:table-cell>
          <table:table-cell table:formula="of:=IF(OR([.C413]=&quot;AC&quot;;[.C413]=&quot;BC&quot;);[.B413]-([.B413]*MOD([.A413];100)/100);[.B413])" office:value-type="float" office:value="14534" calcext:value-type="float">
            <text:p>14534</text:p>
          </table:table-cell>
          <table:table-cell table:formula="of:=[.E412]-[.D413]" office:value-type="float" office:value="-2679705.89" calcext:value-type="float">
            <text:p>-2679705,89</text:p>
          </table:table-cell>
          <table:table-cell table:number-columns-repeated="2"/>
        </table:table-row>
        <table:table-row table:style-name="ro2">
          <table:table-cell office:value-type="float" office:value="3641" calcext:value-type="float">
            <text:p>3641</text:p>
          </table:table-cell>
          <table:table-cell office:value-type="float" office:value="24773" calcext:value-type="float">
            <text:p>24773</text:p>
          </table:table-cell>
          <table:table-cell office:value-type="string" calcext:value-type="string">
            <text:p>BC</text:p>
          </table:table-cell>
          <table:table-cell table:formula="of:=IF(OR([.C414]=&quot;AC&quot;;[.C414]=&quot;BC&quot;);[.B414]-([.B414]*MOD([.A414];100)/100);[.B414])" office:value-type="float" office:value="14616.07" calcext:value-type="float">
            <text:p>14616</text:p>
          </table:table-cell>
          <table:table-cell table:formula="of:=[.E413]-[.D414]" office:value-type="float" office:value="-2694321.96" calcext:value-type="float">
            <text:p>-2694321,96</text:p>
          </table:table-cell>
          <table:table-cell table:number-columns-repeated="2"/>
        </table:table-row>
        <table:table-row table:style-name="ro2">
          <table:table-cell office:value-type="float" office:value="2127" calcext:value-type="float">
            <text:p>2127</text:p>
          </table:table-cell>
          <table:table-cell office:value-type="float" office:value="14639" calcext:value-type="float">
            <text:p>14639</text:p>
          </table:table-cell>
          <table:table-cell office:value-type="string" calcext:value-type="string">
            <text:p>B</text:p>
          </table:table-cell>
          <table:table-cell table:formula="of:=IF(OR([.C415]=&quot;AC&quot;;[.C415]=&quot;BC&quot;);[.B415]-([.B415]*MOD([.A415];100)/100);[.B415])" office:value-type="float" office:value="14639" calcext:value-type="float">
            <text:p>14639</text:p>
          </table:table-cell>
          <table:table-cell table:formula="of:=[.E414]-[.D415]" office:value-type="float" office:value="-2708960.96" calcext:value-type="float">
            <text:p>-2708960,96</text:p>
          </table:table-cell>
          <table:table-cell table:number-columns-repeated="2"/>
        </table:table-row>
        <table:table-row table:style-name="ro2">
          <table:table-cell office:value-type="float" office:value="1960" calcext:value-type="float">
            <text:p>1960</text:p>
          </table:table-cell>
          <table:table-cell office:value-type="float" office:value="14640" calcext:value-type="float">
            <text:p>14640</text:p>
          </table:table-cell>
          <table:table-cell office:value-type="string" calcext:value-type="string">
            <text:p>A</text:p>
          </table:table-cell>
          <table:table-cell table:formula="of:=IF(OR([.C416]=&quot;AC&quot;;[.C416]=&quot;BC&quot;);[.B416]-([.B416]*MOD([.A416];100)/100);[.B416])" office:value-type="float" office:value="14640" calcext:value-type="float">
            <text:p>14640</text:p>
          </table:table-cell>
          <table:table-cell table:formula="of:=[.E415]-[.D416]" office:value-type="float" office:value="-2723600.96" calcext:value-type="float">
            <text:p>-2723600,96</text:p>
          </table:table-cell>
          <table:table-cell table:number-columns-repeated="2"/>
        </table:table-row>
        <table:table-row table:style-name="ro2">
          <table:table-cell office:value-type="float" office:value="2820" calcext:value-type="float">
            <text:p>2820</text:p>
          </table:table-cell>
          <table:table-cell office:value-type="float" office:value="14648" calcext:value-type="float">
            <text:p>14648</text:p>
          </table:table-cell>
          <table:table-cell office:value-type="string" calcext:value-type="string">
            <text:p>A</text:p>
          </table:table-cell>
          <table:table-cell table:formula="of:=IF(OR([.C417]=&quot;AC&quot;;[.C417]=&quot;BC&quot;);[.B417]-([.B417]*MOD([.A417];100)/100);[.B417])" office:value-type="float" office:value="14648" calcext:value-type="float">
            <text:p>14648</text:p>
          </table:table-cell>
          <table:table-cell table:formula="of:=[.E416]-[.D417]" office:value-type="float" office:value="-2738248.96" calcext:value-type="float">
            <text:p>-2738248,96</text:p>
          </table:table-cell>
          <table:table-cell table:number-columns-repeated="2"/>
        </table:table-row>
        <table:table-row table:style-name="ro2">
          <table:table-cell office:value-type="float" office:value="2065" calcext:value-type="float">
            <text:p>2065</text:p>
          </table:table-cell>
          <table:table-cell office:value-type="float" office:value="14660" calcext:value-type="float">
            <text:p>14660</text:p>
          </table:table-cell>
          <table:table-cell office:value-type="string" calcext:value-type="string">
            <text:p>A</text:p>
          </table:table-cell>
          <table:table-cell table:formula="of:=IF(OR([.C418]=&quot;AC&quot;;[.C418]=&quot;BC&quot;);[.B418]-([.B418]*MOD([.A418];100)/100);[.B418])" office:value-type="float" office:value="14660" calcext:value-type="float">
            <text:p>14660</text:p>
          </table:table-cell>
          <table:table-cell table:formula="of:=[.E417]-[.D418]" office:value-type="float" office:value="-2752908.96" calcext:value-type="float">
            <text:p>-2752908,96</text:p>
          </table:table-cell>
          <table:table-cell table:number-columns-repeated="2"/>
        </table:table-row>
        <table:table-row table:style-name="ro2">
          <table:table-cell office:value-type="float" office:value="3552" calcext:value-type="float">
            <text:p>3552</text:p>
          </table:table-cell>
          <table:table-cell office:value-type="float" office:value="30562" calcext:value-type="float">
            <text:p>30562</text:p>
          </table:table-cell>
          <table:table-cell office:value-type="string" calcext:value-type="string">
            <text:p>BC</text:p>
          </table:table-cell>
          <table:table-cell table:formula="of:=IF(OR([.C419]=&quot;AC&quot;;[.C419]=&quot;BC&quot;);[.B419]-([.B419]*MOD([.A419];100)/100);[.B419])" office:value-type="float" office:value="14669.76" calcext:value-type="float">
            <text:p>14670</text:p>
          </table:table-cell>
          <table:table-cell table:formula="of:=[.E418]-[.D419]" office:value-type="float" office:value="-2767578.72" calcext:value-type="float">
            <text:p>-2767578,72</text:p>
          </table:table-cell>
          <table:table-cell table:number-columns-repeated="2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24996" calcext:value-type="float">
            <text:p>24996</text:p>
          </table:table-cell>
          <table:table-cell office:value-type="string" calcext:value-type="string">
            <text:p>BC</text:p>
          </table:table-cell>
          <table:table-cell table:formula="of:=IF(OR([.C420]=&quot;AC&quot;;[.C420]=&quot;BC&quot;);[.B420]-([.B420]*MOD([.A420];100)/100);[.B420])" office:value-type="float" office:value="14747.64" calcext:value-type="float">
            <text:p>14748</text:p>
          </table:table-cell>
          <table:table-cell table:formula="of:=[.E419]-[.D420]" office:value-type="float" office:value="-2782326.36" calcext:value-type="float">
            <text:p>-2782326,36</text:p>
          </table:table-cell>
          <table:table-cell table:number-columns-repeated="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35127" calcext:value-type="float">
            <text:p>35127</text:p>
          </table:table-cell>
          <table:table-cell office:value-type="string" calcext:value-type="string">
            <text:p>BC</text:p>
          </table:table-cell>
          <table:table-cell table:formula="of:=IF(OR([.C421]=&quot;AC&quot;;[.C421]=&quot;BC&quot;);[.B421]-([.B421]*MOD([.A421];100)/100);[.B421])" office:value-type="float" office:value="14753.34" calcext:value-type="float">
            <text:p>14753</text:p>
          </table:table-cell>
          <table:table-cell table:formula="of:=[.E420]-[.D421]" office:value-type="float" office:value="-2797079.7" calcext:value-type="float">
            <text:p>-2797079,7</text:p>
          </table:table-cell>
          <table:table-cell table:number-columns-repeated="2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14768" calcext:value-type="float">
            <text:p>14768</text:p>
          </table:table-cell>
          <table:table-cell office:value-type="string" calcext:value-type="string">
            <text:p>A</text:p>
          </table:table-cell>
          <table:table-cell table:formula="of:=IF(OR([.C422]=&quot;AC&quot;;[.C422]=&quot;BC&quot;);[.B422]-([.B422]*MOD([.A422];100)/100);[.B422])" office:value-type="float" office:value="14768" calcext:value-type="float">
            <text:p>14768</text:p>
          </table:table-cell>
          <table:table-cell table:formula="of:=[.E421]-[.D422]" office:value-type="float" office:value="-2811847.7" calcext:value-type="float">
            <text:p>-2811847,7</text:p>
          </table:table-cell>
          <table:table-cell table:number-columns-repeated="2"/>
        </table:table-row>
        <table:table-row table:style-name="ro2">
          <table:table-cell office:value-type="float" office:value="1548" calcext:value-type="float">
            <text:p>1548</text:p>
          </table:table-cell>
          <table:table-cell office:value-type="float" office:value="14800" calcext:value-type="float">
            <text:p>14800</text:p>
          </table:table-cell>
          <table:table-cell office:value-type="string" calcext:value-type="string">
            <text:p>B</text:p>
          </table:table-cell>
          <table:table-cell table:formula="of:=IF(OR([.C423]=&quot;AC&quot;;[.C423]=&quot;BC&quot;);[.B423]-([.B423]*MOD([.A423];100)/100);[.B423])" office:value-type="float" office:value="14800" calcext:value-type="float">
            <text:p>14800</text:p>
          </table:table-cell>
          <table:table-cell table:formula="of:=[.E422]-[.D423]" office:value-type="float" office:value="-2826647.7" calcext:value-type="float">
            <text:p>-2826647,7</text:p>
          </table:table-cell>
          <table:table-cell table:number-columns-repeated="2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7046" calcext:value-type="float">
            <text:p>17046</text:p>
          </table:table-cell>
          <table:table-cell office:value-type="string" calcext:value-type="string">
            <text:p>BC</text:p>
          </table:table-cell>
          <table:table-cell table:formula="of:=IF(OR([.C424]=&quot;AC&quot;;[.C424]=&quot;BC&quot;);[.B424]-([.B424]*MOD([.A424];100)/100);[.B424])" office:value-type="float" office:value="14830.02" calcext:value-type="float">
            <text:p>14830</text:p>
          </table:table-cell>
          <table:table-cell table:formula="of:=[.E423]-[.D424]" office:value-type="float" office:value="-2841477.72" calcext:value-type="float">
            <text:p>-2841477,72</text:p>
          </table:table-cell>
          <table:table-cell table:number-columns-repeated="2"/>
        </table:table-row>
        <table:table-row table:style-name="ro2">
          <table:table-cell office:value-type="float" office:value="2609" calcext:value-type="float">
            <text:p>2609</text:p>
          </table:table-cell>
          <table:table-cell office:value-type="float" office:value="16314" calcext:value-type="float">
            <text:p>16314</text:p>
          </table:table-cell>
          <table:table-cell office:value-type="string" calcext:value-type="string">
            <text:p>AC</text:p>
          </table:table-cell>
          <table:table-cell table:formula="of:=IF(OR([.C425]=&quot;AC&quot;;[.C425]=&quot;BC&quot;);[.B425]-([.B425]*MOD([.A425];100)/100);[.B425])" office:value-type="float" office:value="14845.74" calcext:value-type="float">
            <text:p>14846</text:p>
          </table:table-cell>
          <table:table-cell table:formula="of:=[.E424]-[.D425]" office:value-type="float" office:value="-2856323.46" calcext:value-type="float">
            <text:p>-2856323,46</text:p>
          </table:table-cell>
          <table:table-cell table:number-columns-repeated="2"/>
        </table:table-row>
        <table:table-row table:style-name="ro2">
          <table:table-cell office:value-type="float" office:value="1663" calcext:value-type="float">
            <text:p>1663</text:p>
          </table:table-cell>
          <table:table-cell office:value-type="float" office:value="40662" calcext:value-type="float">
            <text:p>40662</text:p>
          </table:table-cell>
          <table:table-cell office:value-type="string" calcext:value-type="string">
            <text:p>AC</text:p>
          </table:table-cell>
          <table:table-cell table:formula="of:=IF(OR([.C426]=&quot;AC&quot;;[.C426]=&quot;BC&quot;);[.B426]-([.B426]*MOD([.A426];100)/100);[.B426])" office:value-type="float" office:value="15044.94" calcext:value-type="float">
            <text:p>15045</text:p>
          </table:table-cell>
          <table:table-cell table:formula="of:=[.E425]-[.D426]" office:value-type="float" office:value="-2871368.4" calcext:value-type="float">
            <text:p>-2871368,4</text:p>
          </table:table-cell>
          <table:table-cell table:number-columns-repeated="2"/>
        </table:table-row>
        <table:table-row table:style-name="ro2">
          <table:table-cell office:value-type="float" office:value="3216" calcext:value-type="float">
            <text:p>3216</text:p>
          </table:table-cell>
          <table:table-cell office:value-type="float" office:value="17940" calcext:value-type="float">
            <text:p>17940</text:p>
          </table:table-cell>
          <table:table-cell office:value-type="string" calcext:value-type="string">
            <text:p>AC</text:p>
          </table:table-cell>
          <table:table-cell table:formula="of:=IF(OR([.C427]=&quot;AC&quot;;[.C427]=&quot;BC&quot;);[.B427]-([.B427]*MOD([.A427];100)/100);[.B427])" office:value-type="float" office:value="15069.6" calcext:value-type="float">
            <text:p>15070</text:p>
          </table:table-cell>
          <table:table-cell table:formula="of:=[.E426]-[.D427]" office:value-type="float" office:value="-2886438" calcext:value-type="float">
            <text:p>-2886438</text:p>
          </table:table-cell>
          <table:table-cell table:number-columns-repeated="2"/>
        </table:table-row>
        <table:table-row table:style-name="ro2">
          <table:table-cell office:value-type="float" office:value="1869" calcext:value-type="float">
            <text:p>1869</text:p>
          </table:table-cell>
          <table:table-cell office:value-type="float" office:value="48626" calcext:value-type="float">
            <text:p>48626</text:p>
          </table:table-cell>
          <table:table-cell office:value-type="string" calcext:value-type="string">
            <text:p>AC</text:p>
          </table:table-cell>
          <table:table-cell table:formula="of:=IF(OR([.C428]=&quot;AC&quot;;[.C428]=&quot;BC&quot;);[.B428]-([.B428]*MOD([.A428];100)/100);[.B428])" office:value-type="float" office:value="15074.06" calcext:value-type="float">
            <text:p>15074</text:p>
          </table:table-cell>
          <table:table-cell table:formula="of:=[.E427]-[.D428]" office:value-type="float" office:value="-2901512.06" calcext:value-type="float">
            <text:p>-2901512,06</text:p>
          </table:table-cell>
          <table:table-cell table:number-columns-repeated="2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16041" calcext:value-type="float">
            <text:p>16041</text:p>
          </table:table-cell>
          <table:table-cell office:value-type="string" calcext:value-type="string">
            <text:p>BC</text:p>
          </table:table-cell>
          <table:table-cell table:formula="of:=IF(OR([.C429]=&quot;AC&quot;;[.C429]=&quot;BC&quot;);[.B429]-([.B429]*MOD([.A429];100)/100);[.B429])" office:value-type="float" office:value="15078.54" calcext:value-type="float">
            <text:p>15079</text:p>
          </table:table-cell>
          <table:table-cell table:formula="of:=[.E428]-[.D429]" office:value-type="float" office:value="-2916590.6" calcext:value-type="float">
            <text:p>-2916590,6</text:p>
          </table:table-cell>
          <table:table-cell table:number-columns-repeated="2"/>
        </table:table-row>
        <table:table-row table:style-name="ro2">
          <table:table-cell office:value-type="float" office:value="1608" calcext:value-type="float">
            <text:p>1608</text:p>
          </table:table-cell>
          <table:table-cell office:value-type="float" office:value="16398" calcext:value-type="float">
            <text:p>16398</text:p>
          </table:table-cell>
          <table:table-cell office:value-type="string" calcext:value-type="string">
            <text:p>BC</text:p>
          </table:table-cell>
          <table:table-cell table:formula="of:=IF(OR([.C430]=&quot;AC&quot;;[.C430]=&quot;BC&quot;);[.B430]-([.B430]*MOD([.A430];100)/100);[.B430])" office:value-type="float" office:value="15086.16" calcext:value-type="float">
            <text:p>15086</text:p>
          </table:table-cell>
          <table:table-cell table:formula="of:=[.E429]-[.D430]" office:value-type="float" office:value="-2931676.76" calcext:value-type="float">
            <text:p>-2931676,76</text:p>
          </table:table-cell>
          <table:table-cell table:number-columns-repeated="2"/>
        </table:table-row>
        <table:table-row table:style-name="ro2">
          <table:table-cell office:value-type="float" office:value="2051" calcext:value-type="float">
            <text:p>2051</text:p>
          </table:table-cell>
          <table:table-cell office:value-type="float" office:value="31008" calcext:value-type="float">
            <text:p>31008</text:p>
          </table:table-cell>
          <table:table-cell office:value-type="string" calcext:value-type="string">
            <text:p>BC</text:p>
          </table:table-cell>
          <table:table-cell table:formula="of:=IF(OR([.C431]=&quot;AC&quot;;[.C431]=&quot;BC&quot;);[.B431]-([.B431]*MOD([.A431];100)/100);[.B431])" office:value-type="float" office:value="15193.92" calcext:value-type="float">
            <text:p>15194</text:p>
          </table:table-cell>
          <table:table-cell table:formula="of:=[.E430]-[.D431]" office:value-type="float" office:value="-2946870.68" calcext:value-type="float">
            <text:p>-2946870,68</text:p>
          </table:table-cell>
          <table:table-cell table:number-columns-repeated="2"/>
        </table:table-row>
        <table:table-row table:style-name="ro2">
          <table:table-cell office:value-type="float" office:value="3688" calcext:value-type="float">
            <text:p>3688</text:p>
          </table:table-cell>
          <table:table-cell office:value-type="float" office:value="15221" calcext:value-type="float">
            <text:p>15221</text:p>
          </table:table-cell>
          <table:table-cell office:value-type="string" calcext:value-type="string">
            <text:p>B</text:p>
          </table:table-cell>
          <table:table-cell table:formula="of:=IF(OR([.C432]=&quot;AC&quot;;[.C432]=&quot;BC&quot;);[.B432]-([.B432]*MOD([.A432];100)/100);[.B432])" office:value-type="float" office:value="15221" calcext:value-type="float">
            <text:p>15221</text:p>
          </table:table-cell>
          <table:table-cell table:formula="of:=[.E431]-[.D432]" office:value-type="float" office:value="-2962091.68" calcext:value-type="float">
            <text:p>-2962091,68</text:p>
          </table:table-cell>
          <table:table-cell table:number-columns-repeated="2"/>
        </table:table-row>
        <table:table-row table:style-name="ro2">
          <table:table-cell office:value-type="float" office:value="1229" calcext:value-type="float">
            <text:p>1229</text:p>
          </table:table-cell>
          <table:table-cell office:value-type="float" office:value="15254" calcext:value-type="float">
            <text:p>15254</text:p>
          </table:table-cell>
          <table:table-cell office:value-type="string" calcext:value-type="string">
            <text:p>B</text:p>
          </table:table-cell>
          <table:table-cell table:formula="of:=IF(OR([.C433]=&quot;AC&quot;;[.C433]=&quot;BC&quot;);[.B433]-([.B433]*MOD([.A433];100)/100);[.B433])" office:value-type="float" office:value="15254" calcext:value-type="float">
            <text:p>15254</text:p>
          </table:table-cell>
          <table:table-cell table:formula="of:=[.E432]-[.D433]" office:value-type="float" office:value="-2977345.68" calcext:value-type="float">
            <text:p>-2977345,68</text:p>
          </table:table-cell>
          <table:table-cell table:number-columns-repeated="2"/>
        </table:table-row>
        <table:table-row table:style-name="ro2">
          <table:table-cell office:value-type="float" office:value="3539" calcext:value-type="float">
            <text:p>3539</text:p>
          </table:table-cell>
          <table:table-cell office:value-type="float" office:value="25088" calcext:value-type="float">
            <text:p>25088</text:p>
          </table:table-cell>
          <table:table-cell office:value-type="string" calcext:value-type="string">
            <text:p>BC</text:p>
          </table:table-cell>
          <table:table-cell table:formula="of:=IF(OR([.C434]=&quot;AC&quot;;[.C434]=&quot;BC&quot;);[.B434]-([.B434]*MOD([.A434];100)/100);[.B434])" office:value-type="float" office:value="15303.68" calcext:value-type="float">
            <text:p>15304</text:p>
          </table:table-cell>
          <table:table-cell table:formula="of:=[.E433]-[.D434]" office:value-type="float" office:value="-2992649.36" calcext:value-type="float">
            <text:p>-2992649,36</text:p>
          </table:table-cell>
          <table:table-cell table:number-columns-repeated="2"/>
        </table:table-row>
        <table:table-row table:style-name="ro2">
          <table:table-cell office:value-type="float" office:value="3532" calcext:value-type="float">
            <text:p>3532</text:p>
          </table:table-cell>
          <table:table-cell office:value-type="float" office:value="22541" calcext:value-type="float">
            <text:p>22541</text:p>
          </table:table-cell>
          <table:table-cell office:value-type="string" calcext:value-type="string">
            <text:p>AC</text:p>
          </table:table-cell>
          <table:table-cell table:formula="of:=IF(OR([.C435]=&quot;AC&quot;;[.C435]=&quot;BC&quot;);[.B435]-([.B435]*MOD([.A435];100)/100);[.B435])" office:value-type="float" office:value="15327.88" calcext:value-type="float">
            <text:p>15328</text:p>
          </table:table-cell>
          <table:table-cell table:formula="of:=[.E434]-[.D435]" office:value-type="float" office:value="-3007977.24" calcext:value-type="float">
            <text:p>-3007977,24</text:p>
          </table:table-cell>
          <table:table-cell table:number-columns-repeated="2"/>
        </table:table-row>
        <table:table-row table:style-name="ro2">
          <table:table-cell office:value-type="float" office:value="1399" calcext:value-type="float">
            <text:p>1399</text:p>
          </table:table-cell>
          <table:table-cell office:value-type="float" office:value="15329" calcext:value-type="float">
            <text:p>15329</text:p>
          </table:table-cell>
          <table:table-cell office:value-type="string" calcext:value-type="string">
            <text:p>A</text:p>
          </table:table-cell>
          <table:table-cell table:formula="of:=IF(OR([.C436]=&quot;AC&quot;;[.C436]=&quot;BC&quot;);[.B436]-([.B436]*MOD([.A436];100)/100);[.B436])" office:value-type="float" office:value="15329" calcext:value-type="float">
            <text:p>15329</text:p>
          </table:table-cell>
          <table:table-cell table:formula="of:=[.E435]-[.D436]" office:value-type="float" office:value="-3023306.24" calcext:value-type="float">
            <text:p>-3023306,24</text:p>
          </table:table-cell>
          <table:table-cell table:number-columns-repeated="2"/>
        </table:table-row>
        <table:table-row table:style-name="ro2">
          <table:table-cell office:value-type="float" office:value="3013" calcext:value-type="float">
            <text:p>3013</text:p>
          </table:table-cell>
          <table:table-cell office:value-type="float" office:value="15331" calcext:value-type="float">
            <text:p>15331</text:p>
          </table:table-cell>
          <table:table-cell office:value-type="string" calcext:value-type="string">
            <text:p>B</text:p>
          </table:table-cell>
          <table:table-cell table:formula="of:=IF(OR([.C437]=&quot;AC&quot;;[.C437]=&quot;BC&quot;);[.B437]-([.B437]*MOD([.A437];100)/100);[.B437])" office:value-type="float" office:value="15331" calcext:value-type="float">
            <text:p>15331</text:p>
          </table:table-cell>
          <table:table-cell table:formula="of:=[.E436]-[.D437]" office:value-type="float" office:value="-3038637.24" calcext:value-type="float">
            <text:p>-3038637,24</text:p>
          </table:table-cell>
          <table:table-cell table:number-columns-repeated="2"/>
        </table:table-row>
        <table:table-row table:style-name="ro2">
          <table:table-cell office:value-type="float" office:value="1529" calcext:value-type="float">
            <text:p>1529</text:p>
          </table:table-cell>
          <table:table-cell office:value-type="float" office:value="21693" calcext:value-type="float">
            <text:p>21693</text:p>
          </table:table-cell>
          <table:table-cell office:value-type="string" calcext:value-type="string">
            <text:p>BC</text:p>
          </table:table-cell>
          <table:table-cell table:formula="of:=IF(OR([.C438]=&quot;AC&quot;;[.C438]=&quot;BC&quot;);[.B438]-([.B438]*MOD([.A438];100)/100);[.B438])" office:value-type="float" office:value="15402.03" calcext:value-type="float">
            <text:p>15402</text:p>
          </table:table-cell>
          <table:table-cell table:formula="of:=[.E437]-[.D438]" office:value-type="float" office:value="-3054039.27" calcext:value-type="float">
            <text:p>-3054039,27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5494" calcext:value-type="float">
            <text:p>15494</text:p>
          </table:table-cell>
          <table:table-cell office:value-type="string" calcext:value-type="string">
            <text:p>A</text:p>
          </table:table-cell>
          <table:table-cell table:formula="of:=IF(OR([.C439]=&quot;AC&quot;;[.C439]=&quot;BC&quot;);[.B439]-([.B439]*MOD([.A439];100)/100);[.B439])" office:value-type="float" office:value="15494" calcext:value-type="float">
            <text:p>15494</text:p>
          </table:table-cell>
          <table:table-cell table:formula="of:=[.E438]-[.D439]" office:value-type="float" office:value="-3069533.27" calcext:value-type="float">
            <text:p>-3069533,27</text:p>
          </table:table-cell>
          <table:table-cell table:number-columns-repeated="2"/>
        </table:table-row>
        <table:table-row table:style-name="ro2">
          <table:table-cell office:value-type="float" office:value="1701" calcext:value-type="float">
            <text:p>1701</text:p>
          </table:table-cell>
          <table:table-cell office:value-type="float" office:value="15538" calcext:value-type="float">
            <text:p>15538</text:p>
          </table:table-cell>
          <table:table-cell office:value-type="string" calcext:value-type="string">
            <text:p>B</text:p>
          </table:table-cell>
          <table:table-cell table:formula="of:=IF(OR([.C440]=&quot;AC&quot;;[.C440]=&quot;BC&quot;);[.B440]-([.B440]*MOD([.A440];100)/100);[.B440])" office:value-type="float" office:value="15538" calcext:value-type="float">
            <text:p>15538</text:p>
          </table:table-cell>
          <table:table-cell table:formula="of:=[.E439]-[.D440]" office:value-type="float" office:value="-3085071.27" calcext:value-type="float">
            <text:p>-3085071,27</text:p>
          </table:table-cell>
          <table:table-cell table:number-columns-repeated="2"/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float" office:value="19441" calcext:value-type="float">
            <text:p>19441</text:p>
          </table:table-cell>
          <table:table-cell office:value-type="string" calcext:value-type="string">
            <text:p>AC</text:p>
          </table:table-cell>
          <table:table-cell table:formula="of:=IF(OR([.C441]=&quot;AC&quot;;[.C441]=&quot;BC&quot;);[.B441]-([.B441]*MOD([.A441];100)/100);[.B441])" office:value-type="float" office:value="15552.8" calcext:value-type="float">
            <text:p>15553</text:p>
          </table:table-cell>
          <table:table-cell table:formula="of:=[.E440]-[.D441]" office:value-type="float" office:value="-3100624.07" calcext:value-type="float">
            <text:p>-3100624,07</text:p>
          </table:table-cell>
          <table:table-cell table:number-columns-repeated="2"/>
        </table:table-row>
        <table:table-row table:style-name="ro2">
          <table:table-cell office:value-type="float" office:value="3252" calcext:value-type="float">
            <text:p>3252</text:p>
          </table:table-cell>
          <table:table-cell office:value-type="float" office:value="32433" calcext:value-type="float">
            <text:p>32433</text:p>
          </table:table-cell>
          <table:table-cell office:value-type="string" calcext:value-type="string">
            <text:p>BC</text:p>
          </table:table-cell>
          <table:table-cell table:formula="of:=IF(OR([.C442]=&quot;AC&quot;;[.C442]=&quot;BC&quot;);[.B442]-([.B442]*MOD([.A442];100)/100);[.B442])" office:value-type="float" office:value="15567.84" calcext:value-type="float">
            <text:p>15568</text:p>
          </table:table-cell>
          <table:table-cell table:formula="of:=[.E441]-[.D442]" office:value-type="float" office:value="-3116191.91" calcext:value-type="float">
            <text:p>-3116191,91</text:p>
          </table:table-cell>
          <table:table-cell table:number-columns-repeated="2"/>
        </table:table-row>
        <table:table-row table:style-name="ro2">
          <table:table-cell office:value-type="float" office:value="1048" calcext:value-type="float">
            <text:p>1048</text:p>
          </table:table-cell>
          <table:table-cell office:value-type="float" office:value="15600" calcext:value-type="float">
            <text:p>15600</text:p>
          </table:table-cell>
          <table:table-cell office:value-type="string" calcext:value-type="string">
            <text:p>B</text:p>
          </table:table-cell>
          <table:table-cell table:formula="of:=IF(OR([.C443]=&quot;AC&quot;;[.C443]=&quot;BC&quot;);[.B443]-([.B443]*MOD([.A443];100)/100);[.B443])" office:value-type="float" office:value="15600" calcext:value-type="float">
            <text:p>15600</text:p>
          </table:table-cell>
          <table:table-cell table:formula="of:=[.E442]-[.D443]" office:value-type="float" office:value="-3131791.91" calcext:value-type="float">
            <text:p>-3131791,91</text:p>
          </table:table-cell>
          <table:table-cell table:number-columns-repeated="2"/>
        </table:table-row>
        <table:table-row table:style-name="ro2">
          <table:table-cell office:value-type="float" office:value="3670" calcext:value-type="float">
            <text:p>3670</text:p>
          </table:table-cell>
          <table:table-cell office:value-type="float" office:value="52420" calcext:value-type="float">
            <text:p>52420</text:p>
          </table:table-cell>
          <table:table-cell office:value-type="string" calcext:value-type="string">
            <text:p>BC</text:p>
          </table:table-cell>
          <table:table-cell table:formula="of:=IF(OR([.C444]=&quot;AC&quot;;[.C444]=&quot;BC&quot;);[.B444]-([.B444]*MOD([.A444];100)/100);[.B444])" office:value-type="float" office:value="15726" calcext:value-type="float">
            <text:p>15726</text:p>
          </table:table-cell>
          <table:table-cell table:formula="of:=[.E443]-[.D444]" office:value-type="float" office:value="-3147517.91" calcext:value-type="float">
            <text:p>-3147517,91</text:p>
          </table:table-cell>
          <table:table-cell table:number-columns-repeated="2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19417" calcext:value-type="float">
            <text:p>19417</text:p>
          </table:table-cell>
          <table:table-cell office:value-type="string" calcext:value-type="string">
            <text:p>BC</text:p>
          </table:table-cell>
          <table:table-cell table:formula="of:=IF(OR([.C445]=&quot;AC&quot;;[.C445]=&quot;BC&quot;);[.B445]-([.B445]*MOD([.A445];100)/100);[.B445])" office:value-type="float" office:value="15727.77" calcext:value-type="float">
            <text:p>15728</text:p>
          </table:table-cell>
          <table:table-cell table:formula="of:=[.E444]-[.D445]" office:value-type="float" office:value="-3163245.68" calcext:value-type="float">
            <text:p>-3163245,68</text:p>
          </table:table-cell>
          <table:table-cell table:number-columns-repeated="2"/>
        </table:table-row>
        <table:table-row table:style-name="ro2">
          <table:table-cell office:value-type="float" office:value="2196" calcext:value-type="float">
            <text:p>2196</text:p>
          </table:table-cell>
          <table:table-cell office:value-type="float" office:value="15728" calcext:value-type="float">
            <text:p>15728</text:p>
          </table:table-cell>
          <table:table-cell office:value-type="string" calcext:value-type="string">
            <text:p>B</text:p>
          </table:table-cell>
          <table:table-cell table:formula="of:=IF(OR([.C446]=&quot;AC&quot;;[.C446]=&quot;BC&quot;);[.B446]-([.B446]*MOD([.A446];100)/100);[.B446])" office:value-type="float" office:value="15728" calcext:value-type="float">
            <text:p>15728</text:p>
          </table:table-cell>
          <table:table-cell table:formula="of:=[.E445]-[.D446]" office:value-type="float" office:value="-3178973.68" calcext:value-type="float">
            <text:p>-3178973,68</text:p>
          </table:table-cell>
          <table:table-cell table:number-columns-repeated="2"/>
        </table:table-row>
        <table:table-row table:style-name="ro2">
          <table:table-cell office:value-type="float" office:value="1750" calcext:value-type="float">
            <text:p>1750</text:p>
          </table:table-cell>
          <table:table-cell office:value-type="float" office:value="31621" calcext:value-type="float">
            <text:p>31621</text:p>
          </table:table-cell>
          <table:table-cell office:value-type="string" calcext:value-type="string">
            <text:p>BC</text:p>
          </table:table-cell>
          <table:table-cell table:formula="of:=IF(OR([.C447]=&quot;AC&quot;;[.C447]=&quot;BC&quot;);[.B447]-([.B447]*MOD([.A447];100)/100);[.B447])" office:value-type="float" office:value="15810.5" calcext:value-type="float">
            <text:p>15811</text:p>
          </table:table-cell>
          <table:table-cell table:formula="of:=[.E446]-[.D447]" office:value-type="float" office:value="-3194784.18" calcext:value-type="float">
            <text:p>-3194784,18</text:p>
          </table:table-cell>
          <table:table-cell table:number-columns-repeated="2"/>
        </table:table-row>
        <table:table-row table:style-name="ro2">
          <table:table-cell office:value-type="float" office:value="1664" calcext:value-type="float">
            <text:p>1664</text:p>
          </table:table-cell>
          <table:table-cell office:value-type="float" office:value="15832" calcext:value-type="float">
            <text:p>15832</text:p>
          </table:table-cell>
          <table:table-cell office:value-type="string" calcext:value-type="string">
            <text:p>A</text:p>
          </table:table-cell>
          <table:table-cell table:formula="of:=IF(OR([.C448]=&quot;AC&quot;;[.C448]=&quot;BC&quot;);[.B448]-([.B448]*MOD([.A448];100)/100);[.B448])" office:value-type="float" office:value="15832" calcext:value-type="float">
            <text:p>15832</text:p>
          </table:table-cell>
          <table:table-cell table:formula="of:=[.E447]-[.D448]" office:value-type="float" office:value="-3210616.18" calcext:value-type="float">
            <text:p>-3210616,18</text:p>
          </table:table-cell>
          <table:table-cell table:number-columns-repeated="2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float" office:value="15891" calcext:value-type="float">
            <text:p>15891</text:p>
          </table:table-cell>
          <table:table-cell office:value-type="string" calcext:value-type="string">
            <text:p>B</text:p>
          </table:table-cell>
          <table:table-cell table:formula="of:=IF(OR([.C449]=&quot;AC&quot;;[.C449]=&quot;BC&quot;);[.B449]-([.B449]*MOD([.A449];100)/100);[.B449])" office:value-type="float" office:value="15891" calcext:value-type="float">
            <text:p>15891</text:p>
          </table:table-cell>
          <table:table-cell table:formula="of:=[.E448]-[.D449]" office:value-type="float" office:value="-3226507.18" calcext:value-type="float">
            <text:p>-3226507,18</text:p>
          </table:table-cell>
          <table:table-cell table:number-columns-repeated="2"/>
        </table:table-row>
        <table:table-row table:style-name="ro2">
          <table:table-cell office:value-type="float" office:value="1832" calcext:value-type="float">
            <text:p>1832</text:p>
          </table:table-cell>
          <table:table-cell office:value-type="float" office:value="15948" calcext:value-type="float">
            <text:p>15948</text:p>
          </table:table-cell>
          <table:table-cell office:value-type="string" calcext:value-type="string">
            <text:p>A</text:p>
          </table:table-cell>
          <table:table-cell table:formula="of:=IF(OR([.C450]=&quot;AC&quot;;[.C450]=&quot;BC&quot;);[.B450]-([.B450]*MOD([.A450];100)/100);[.B450])" office:value-type="float" office:value="15948" calcext:value-type="float">
            <text:p>15948</text:p>
          </table:table-cell>
          <table:table-cell table:formula="of:=[.E449]-[.D450]" office:value-type="float" office:value="-3242455.18" calcext:value-type="float">
            <text:p>-3242455,18</text:p>
          </table:table-cell>
          <table:table-cell table:number-columns-repeated="2"/>
        </table:table-row>
        <table:table-row table:style-name="ro2">
          <table:table-cell office:value-type="float" office:value="2536" calcext:value-type="float">
            <text:p>2536</text:p>
          </table:table-cell>
          <table:table-cell office:value-type="float" office:value="24930" calcext:value-type="float">
            <text:p>24930</text:p>
          </table:table-cell>
          <table:table-cell office:value-type="string" calcext:value-type="string">
            <text:p>BC</text:p>
          </table:table-cell>
          <table:table-cell table:formula="of:=IF(OR([.C451]=&quot;AC&quot;;[.C451]=&quot;BC&quot;);[.B451]-([.B451]*MOD([.A451];100)/100);[.B451])" office:value-type="float" office:value="15955.2" calcext:value-type="float">
            <text:p>15955</text:p>
          </table:table-cell>
          <table:table-cell table:formula="of:=[.E450]-[.D451]" office:value-type="float" office:value="-3258410.38" calcext:value-type="float">
            <text:p>-3258410,38</text:p>
          </table:table-cell>
          <table:table-cell table:number-columns-repeated="2"/>
        </table:table-row>
        <table:table-row table:style-name="ro2">
          <table:table-cell office:value-type="float" office:value="1756" calcext:value-type="float">
            <text:p>1756</text:p>
          </table:table-cell>
          <table:table-cell office:value-type="float" office:value="36345" calcext:value-type="float">
            <text:p>36345</text:p>
          </table:table-cell>
          <table:table-cell office:value-type="string" calcext:value-type="string">
            <text:p>BC</text:p>
          </table:table-cell>
          <table:table-cell table:formula="of:=IF(OR([.C452]=&quot;AC&quot;;[.C452]=&quot;BC&quot;);[.B452]-([.B452]*MOD([.A452];100)/100);[.B452])" office:value-type="float" office:value="15991.8" calcext:value-type="float">
            <text:p>15992</text:p>
          </table:table-cell>
          <table:table-cell table:formula="of:=[.E451]-[.D452]" office:value-type="float" office:value="-3274402.18" calcext:value-type="float">
            <text:p>-3274402,18</text:p>
          </table:table-cell>
          <table:table-cell table:number-columns-repeated="2"/>
        </table:table-row>
        <table:table-row table:style-name="ro2">
          <table:table-cell office:value-type="float" office:value="2488" calcext:value-type="float">
            <text:p>2488</text:p>
          </table:table-cell>
          <table:table-cell office:value-type="float" office:value="16041" calcext:value-type="float">
            <text:p>16041</text:p>
          </table:table-cell>
          <table:table-cell office:value-type="string" calcext:value-type="string">
            <text:p>B</text:p>
          </table:table-cell>
          <table:table-cell table:formula="of:=IF(OR([.C453]=&quot;AC&quot;;[.C453]=&quot;BC&quot;);[.B453]-([.B453]*MOD([.A453];100)/100);[.B453])" office:value-type="float" office:value="16041" calcext:value-type="float">
            <text:p>16041</text:p>
          </table:table-cell>
          <table:table-cell table:formula="of:=[.E452]-[.D453]" office:value-type="float" office:value="-3290443.18" calcext:value-type="float">
            <text:p>-3290443,18</text:p>
          </table:table-cell>
          <table:table-cell table:number-columns-repeated="2"/>
        </table:table-row>
        <table:table-row table:style-name="ro2">
          <table:table-cell office:value-type="float" office:value="2831" calcext:value-type="float">
            <text:p>2831</text:p>
          </table:table-cell>
          <table:table-cell office:value-type="float" office:value="23325" calcext:value-type="float">
            <text:p>23325</text:p>
          </table:table-cell>
          <table:table-cell office:value-type="string" calcext:value-type="string">
            <text:p>AC</text:p>
          </table:table-cell>
          <table:table-cell table:formula="of:=IF(OR([.C454]=&quot;AC&quot;;[.C454]=&quot;BC&quot;);[.B454]-([.B454]*MOD([.A454];100)/100);[.B454])" office:value-type="float" office:value="16094.25" calcext:value-type="float">
            <text:p>16094</text:p>
          </table:table-cell>
          <table:table-cell table:formula="of:=[.E453]-[.D454]" office:value-type="float" office:value="-3306537.43" calcext:value-type="float">
            <text:p>-3306537,43</text:p>
          </table:table-cell>
          <table:table-cell table:number-columns-repeated="2"/>
        </table:table-row>
        <table:table-row table:style-name="ro2">
          <table:table-cell office:value-type="float" office:value="769" calcext:value-type="float">
            <text:p>769</text:p>
          </table:table-cell>
          <table:table-cell office:value-type="float" office:value="16161" calcext:value-type="float">
            <text:p>16161</text:p>
          </table:table-cell>
          <table:table-cell office:value-type="string" calcext:value-type="string">
            <text:p>A</text:p>
          </table:table-cell>
          <table:table-cell table:formula="of:=IF(OR([.C455]=&quot;AC&quot;;[.C455]=&quot;BC&quot;);[.B455]-([.B455]*MOD([.A455];100)/100);[.B455])" office:value-type="float" office:value="16161" calcext:value-type="float">
            <text:p>16161</text:p>
          </table:table-cell>
          <table:table-cell table:formula="of:=[.E454]-[.D455]" office:value-type="float" office:value="-3322698.43" calcext:value-type="float">
            <text:p>-3322698,43</text:p>
          </table:table-cell>
          <table:table-cell table:number-columns-repeated="2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6220" calcext:value-type="float">
            <text:p>16220</text:p>
          </table:table-cell>
          <table:table-cell office:value-type="string" calcext:value-type="string">
            <text:p>B</text:p>
          </table:table-cell>
          <table:table-cell table:formula="of:=IF(OR([.C456]=&quot;AC&quot;;[.C456]=&quot;BC&quot;);[.B456]-([.B456]*MOD([.A456];100)/100);[.B456])" office:value-type="float" office:value="16220" calcext:value-type="float">
            <text:p>16220</text:p>
          </table:table-cell>
          <table:table-cell table:formula="of:=[.E455]-[.D456]" office:value-type="float" office:value="-3338918.43" calcext:value-type="float">
            <text:p>-3338918,43</text:p>
          </table:table-cell>
          <table:table-cell table:number-columns-repeated="2"/>
        </table:table-row>
        <table:table-row table:style-name="ro2">
          <table:table-cell office:value-type="float" office:value="3431" calcext:value-type="float">
            <text:p>3431</text:p>
          </table:table-cell>
          <table:table-cell office:value-type="float" office:value="23595" calcext:value-type="float">
            <text:p>23595</text:p>
          </table:table-cell>
          <table:table-cell office:value-type="string" calcext:value-type="string">
            <text:p>AC</text:p>
          </table:table-cell>
          <table:table-cell table:formula="of:=IF(OR([.C457]=&quot;AC&quot;;[.C457]=&quot;BC&quot;);[.B457]-([.B457]*MOD([.A457];100)/100);[.B457])" office:value-type="float" office:value="16280.55" calcext:value-type="float">
            <text:p>16281</text:p>
          </table:table-cell>
          <table:table-cell table:formula="of:=[.E456]-[.D457]" office:value-type="float" office:value="-3355198.98" calcext:value-type="float">
            <text:p>-3355198,98</text:p>
          </table:table-cell>
          <table:table-cell table:number-columns-repeated="2"/>
        </table:table-row>
        <table:table-row table:style-name="ro2">
          <table:table-cell office:value-type="float" office:value="2130" calcext:value-type="float">
            <text:p>2130</text:p>
          </table:table-cell>
          <table:table-cell office:value-type="float" office:value="16325" calcext:value-type="float">
            <text:p>16325</text:p>
          </table:table-cell>
          <table:table-cell office:value-type="string" calcext:value-type="string">
            <text:p>B</text:p>
          </table:table-cell>
          <table:table-cell table:formula="of:=IF(OR([.C458]=&quot;AC&quot;;[.C458]=&quot;BC&quot;);[.B458]-([.B458]*MOD([.A458];100)/100);[.B458])" office:value-type="float" office:value="16325" calcext:value-type="float">
            <text:p>16325</text:p>
          </table:table-cell>
          <table:table-cell table:formula="of:=[.E457]-[.D458]" office:value-type="float" office:value="-3371523.98" calcext:value-type="float">
            <text:p>-3371523,98</text:p>
          </table:table-cell>
          <table:table-cell table:number-columns-repeated="2"/>
        </table:table-row>
        <table:table-row table:style-name="ro2">
          <table:table-cell office:value-type="float" office:value="862" calcext:value-type="float">
            <text:p>862</text:p>
          </table:table-cell>
          <table:table-cell office:value-type="float" office:value="43065" calcext:value-type="float">
            <text:p>43065</text:p>
          </table:table-cell>
          <table:table-cell office:value-type="string" calcext:value-type="string">
            <text:p>BC</text:p>
          </table:table-cell>
          <table:table-cell table:formula="of:=IF(OR([.C459]=&quot;AC&quot;;[.C459]=&quot;BC&quot;);[.B459]-([.B459]*MOD([.A459];100)/100);[.B459])" office:value-type="float" office:value="16364.7" calcext:value-type="float">
            <text:p>16365</text:p>
          </table:table-cell>
          <table:table-cell table:formula="of:=[.E458]-[.D459]" office:value-type="float" office:value="-3387888.68" calcext:value-type="float">
            <text:p>-3387888,68</text:p>
          </table:table-cell>
          <table:table-cell table:number-columns-repeated="2"/>
        </table:table-row>
        <table:table-row table:style-name="ro2">
          <table:table-cell office:value-type="float" office:value="2569" calcext:value-type="float">
            <text:p>2569</text:p>
          </table:table-cell>
          <table:table-cell office:value-type="float" office:value="16391" calcext:value-type="float">
            <text:p>16391</text:p>
          </table:table-cell>
          <table:table-cell office:value-type="string" calcext:value-type="string">
            <text:p>B</text:p>
          </table:table-cell>
          <table:table-cell table:formula="of:=IF(OR([.C460]=&quot;AC&quot;;[.C460]=&quot;BC&quot;);[.B460]-([.B460]*MOD([.A460];100)/100);[.B460])" office:value-type="float" office:value="16391" calcext:value-type="float">
            <text:p>16391</text:p>
          </table:table-cell>
          <table:table-cell table:formula="of:=[.E459]-[.D460]" office:value-type="float" office:value="-3404279.68" calcext:value-type="float">
            <text:p>-3404279,68</text:p>
          </table:table-cell>
          <table:table-cell table:number-columns-repeated="2"/>
        </table:table-row>
        <table:table-row table:style-name="ro2">
          <table:table-cell office:value-type="float" office:value="2853" calcext:value-type="float">
            <text:p>2853</text:p>
          </table:table-cell>
          <table:table-cell office:value-type="float" office:value="34952" calcext:value-type="float">
            <text:p>34952</text:p>
          </table:table-cell>
          <table:table-cell office:value-type="string" calcext:value-type="string">
            <text:p>BC</text:p>
          </table:table-cell>
          <table:table-cell table:formula="of:=IF(OR([.C461]=&quot;AC&quot;;[.C461]=&quot;BC&quot;);[.B461]-([.B461]*MOD([.A461];100)/100);[.B461])" office:value-type="float" office:value="16427.44" calcext:value-type="float">
            <text:p>16427</text:p>
          </table:table-cell>
          <table:table-cell table:formula="of:=[.E460]-[.D461]" office:value-type="float" office:value="-3420707.12" calcext:value-type="float">
            <text:p>-3420707,12</text:p>
          </table:table-cell>
          <table:table-cell table:number-columns-repeated="2"/>
        </table:table-row>
        <table:table-row table:style-name="ro2">
          <table:table-cell office:value-type="float" office:value="1247" calcext:value-type="float">
            <text:p>1247</text:p>
          </table:table-cell>
          <table:table-cell office:value-type="float" office:value="31006" calcext:value-type="float">
            <text:p>31006</text:p>
          </table:table-cell>
          <table:table-cell office:value-type="string" calcext:value-type="string">
            <text:p>BC</text:p>
          </table:table-cell>
          <table:table-cell table:formula="of:=IF(OR([.C462]=&quot;AC&quot;;[.C462]=&quot;BC&quot;);[.B462]-([.B462]*MOD([.A462];100)/100);[.B462])" office:value-type="float" office:value="16433.18" calcext:value-type="float">
            <text:p>16433</text:p>
          </table:table-cell>
          <table:table-cell table:formula="of:=[.E461]-[.D462]" office:value-type="float" office:value="-3437140.3" calcext:value-type="float">
            <text:p>-3437140,3</text:p>
          </table:table-cell>
          <table:table-cell table:number-columns-repeated="2"/>
        </table:table-row>
        <table:table-row table:style-name="ro2">
          <table:table-cell office:value-type="float" office:value="3262" calcext:value-type="float">
            <text:p>3262</text:p>
          </table:table-cell>
          <table:table-cell office:value-type="float" office:value="43447" calcext:value-type="float">
            <text:p>43447</text:p>
          </table:table-cell>
          <table:table-cell office:value-type="string" calcext:value-type="string">
            <text:p>AC</text:p>
          </table:table-cell>
          <table:table-cell table:formula="of:=IF(OR([.C463]=&quot;AC&quot;;[.C463]=&quot;BC&quot;);[.B463]-([.B463]*MOD([.A463];100)/100);[.B463])" office:value-type="float" office:value="16509.86" calcext:value-type="float">
            <text:p>16510</text:p>
          </table:table-cell>
          <table:table-cell table:formula="of:=[.E462]-[.D463]" office:value-type="float" office:value="-3453650.16" calcext:value-type="float">
            <text:p>-3453650,16</text:p>
          </table:table-cell>
          <table:table-cell table:number-columns-repeated="2"/>
        </table:table-row>
        <table:table-row table:style-name="ro2">
          <table:table-cell office:value-type="float" office:value="1011" calcext:value-type="float">
            <text:p>1011</text:p>
          </table:table-cell>
          <table:table-cell office:value-type="float" office:value="18588" calcext:value-type="float">
            <text:p>18588</text:p>
          </table:table-cell>
          <table:table-cell office:value-type="string" calcext:value-type="string">
            <text:p>BC</text:p>
          </table:table-cell>
          <table:table-cell table:formula="of:=IF(OR([.C464]=&quot;AC&quot;;[.C464]=&quot;BC&quot;);[.B464]-([.B464]*MOD([.A464];100)/100);[.B464])" office:value-type="float" office:value="16543.32" calcext:value-type="float">
            <text:p>16543</text:p>
          </table:table-cell>
          <table:table-cell table:formula="of:=[.E463]-[.D464]" office:value-type="float" office:value="-3470193.48" calcext:value-type="float">
            <text:p>-3470193,48</text:p>
          </table:table-cell>
          <table:table-cell table:number-columns-repeated="2"/>
        </table:table-row>
        <table:table-row table:style-name="ro2">
          <table:table-cell office:value-type="float" office:value="1167" calcext:value-type="float">
            <text:p>1167</text:p>
          </table:table-cell>
          <table:table-cell office:value-type="float" office:value="16578" calcext:value-type="float">
            <text:p>16578</text:p>
          </table:table-cell>
          <table:table-cell office:value-type="string" calcext:value-type="string">
            <text:p>B</text:p>
          </table:table-cell>
          <table:table-cell table:formula="of:=IF(OR([.C465]=&quot;AC&quot;;[.C465]=&quot;BC&quot;);[.B465]-([.B465]*MOD([.A465];100)/100);[.B465])" office:value-type="float" office:value="16578" calcext:value-type="float">
            <text:p>16578</text:p>
          </table:table-cell>
          <table:table-cell table:formula="of:=[.E464]-[.D465]" office:value-type="float" office:value="-3486771.48" calcext:value-type="float">
            <text:p>-3486771,48</text:p>
          </table:table-cell>
          <table:table-cell table:number-columns-repeated="2"/>
        </table:table-row>
        <table:table-row table:style-name="ro2">
          <table:table-cell office:value-type="float" office:value="3462" calcext:value-type="float">
            <text:p>3462</text:p>
          </table:table-cell>
          <table:table-cell office:value-type="float" office:value="16614" calcext:value-type="float">
            <text:p>16614</text:p>
          </table:table-cell>
          <table:table-cell office:value-type="string" calcext:value-type="string">
            <text:p>B</text:p>
          </table:table-cell>
          <table:table-cell table:formula="of:=IF(OR([.C466]=&quot;AC&quot;;[.C466]=&quot;BC&quot;);[.B466]-([.B466]*MOD([.A466];100)/100);[.B466])" office:value-type="float" office:value="16614" calcext:value-type="float">
            <text:p>16614</text:p>
          </table:table-cell>
          <table:table-cell table:formula="of:=[.E465]-[.D466]" office:value-type="float" office:value="-3503385.48" calcext:value-type="float">
            <text:p>-3503385,48</text:p>
          </table:table-cell>
          <table:table-cell table:number-columns-repeated="2"/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float" office:value="44912" calcext:value-type="float">
            <text:p>44912</text:p>
          </table:table-cell>
          <table:table-cell office:value-type="string" calcext:value-type="string">
            <text:p>BC</text:p>
          </table:table-cell>
          <table:table-cell table:formula="of:=IF(OR([.C467]=&quot;AC&quot;;[.C467]=&quot;BC&quot;);[.B467]-([.B467]*MOD([.A467];100)/100);[.B467])" office:value-type="float" office:value="16617.44" calcext:value-type="float">
            <text:p>16617</text:p>
          </table:table-cell>
          <table:table-cell table:formula="of:=[.E466]-[.D467]" office:value-type="float" office:value="-3520002.92" calcext:value-type="float">
            <text:p>-3520002,92</text:p>
          </table:table-cell>
          <table:table-cell table:number-columns-repeated="2"/>
        </table:table-row>
        <table:table-row table:style-name="ro2">
          <table:table-cell office:value-type="float" office:value="2966" calcext:value-type="float">
            <text:p>2966</text:p>
          </table:table-cell>
          <table:table-cell office:value-type="float" office:value="48889" calcext:value-type="float">
            <text:p>48889</text:p>
          </table:table-cell>
          <table:table-cell office:value-type="string" calcext:value-type="string">
            <text:p>AC</text:p>
          </table:table-cell>
          <table:table-cell table:formula="of:=IF(OR([.C468]=&quot;AC&quot;;[.C468]=&quot;BC&quot;);[.B468]-([.B468]*MOD([.A468];100)/100);[.B468])" office:value-type="float" office:value="16622.26" calcext:value-type="float">
            <text:p>16622</text:p>
          </table:table-cell>
          <table:table-cell table:formula="of:=[.E467]-[.D468]" office:value-type="float" office:value="-3536625.18" calcext:value-type="float">
            <text:p>-3536625,18</text:p>
          </table:table-cell>
          <table:table-cell table:number-columns-repeated="2"/>
        </table:table-row>
        <table:table-row table:style-name="ro2">
          <table:table-cell office:value-type="float" office:value="3861" calcext:value-type="float">
            <text:p>3861</text:p>
          </table:table-cell>
          <table:table-cell office:value-type="float" office:value="42796" calcext:value-type="float">
            <text:p>42796</text:p>
          </table:table-cell>
          <table:table-cell office:value-type="string" calcext:value-type="string">
            <text:p>BC</text:p>
          </table:table-cell>
          <table:table-cell table:formula="of:=IF(OR([.C469]=&quot;AC&quot;;[.C469]=&quot;BC&quot;);[.B469]-([.B469]*MOD([.A469];100)/100);[.B469])" office:value-type="float" office:value="16690.44" calcext:value-type="float">
            <text:p>16690</text:p>
          </table:table-cell>
          <table:table-cell table:formula="of:=[.E468]-[.D469]" office:value-type="float" office:value="-3553315.62" calcext:value-type="float">
            <text:p>-3553315,62</text:p>
          </table:table-cell>
          <table:table-cell table:number-columns-repeated="2"/>
        </table:table-row>
        <table:table-row table:style-name="ro2">
          <table:table-cell office:value-type="float" office:value="2023" calcext:value-type="float">
            <text:p>2023</text:p>
          </table:table-cell>
          <table:table-cell office:value-type="float" office:value="21696" calcext:value-type="float">
            <text:p>21696</text:p>
          </table:table-cell>
          <table:table-cell office:value-type="string" calcext:value-type="string">
            <text:p>BC</text:p>
          </table:table-cell>
          <table:table-cell table:formula="of:=IF(OR([.C470]=&quot;AC&quot;;[.C470]=&quot;BC&quot;);[.B470]-([.B470]*MOD([.A470];100)/100);[.B470])" office:value-type="float" office:value="16705.92" calcext:value-type="float">
            <text:p>16706</text:p>
          </table:table-cell>
          <table:table-cell table:formula="of:=[.E469]-[.D470]" office:value-type="float" office:value="-3570021.54" calcext:value-type="float">
            <text:p>-3570021,54</text:p>
          </table:table-cell>
          <table:table-cell table:number-columns-repeated="2"/>
        </table:table-row>
        <table:table-row table:style-name="ro2">
          <table:table-cell office:value-type="float" office:value="1699" calcext:value-type="float">
            <text:p>1699</text:p>
          </table:table-cell>
          <table:table-cell office:value-type="float" office:value="16866" calcext:value-type="float">
            <text:p>16866</text:p>
          </table:table-cell>
          <table:table-cell office:value-type="string" calcext:value-type="string">
            <text:p>B</text:p>
          </table:table-cell>
          <table:table-cell table:formula="of:=IF(OR([.C471]=&quot;AC&quot;;[.C471]=&quot;BC&quot;);[.B471]-([.B471]*MOD([.A471];100)/100);[.B471])" office:value-type="float" office:value="16866" calcext:value-type="float">
            <text:p>16866</text:p>
          </table:table-cell>
          <table:table-cell table:formula="of:=[.E470]-[.D471]" office:value-type="float" office:value="-3586887.54" calcext:value-type="float">
            <text:p>-3586887,54</text:p>
          </table:table-cell>
          <table:table-cell table:number-columns-repeated="2"/>
        </table:table-row>
        <table:table-row table:style-name="ro2">
          <table:table-cell office:value-type="float" office:value="3535" calcext:value-type="float">
            <text:p>3535</text:p>
          </table:table-cell>
          <table:table-cell office:value-type="float" office:value="16890" calcext:value-type="float">
            <text:p>16890</text:p>
          </table:table-cell>
          <table:table-cell office:value-type="string" calcext:value-type="string">
            <text:p>A</text:p>
          </table:table-cell>
          <table:table-cell table:formula="of:=IF(OR([.C472]=&quot;AC&quot;;[.C472]=&quot;BC&quot;);[.B472]-([.B472]*MOD([.A472];100)/100);[.B472])" office:value-type="float" office:value="16890" calcext:value-type="float">
            <text:p>16890</text:p>
          </table:table-cell>
          <table:table-cell table:formula="of:=[.E471]-[.D472]" office:value-type="float" office:value="-3603777.54" calcext:value-type="float">
            <text:p>-3603777,54</text:p>
          </table:table-cell>
          <table:table-cell table:number-columns-repeated="2"/>
        </table:table-row>
        <table:table-row table:style-name="ro2">
          <table:table-cell office:value-type="float" office:value="1755" calcext:value-type="float">
            <text:p>1755</text:p>
          </table:table-cell>
          <table:table-cell office:value-type="float" office:value="37552" calcext:value-type="float">
            <text:p>37552</text:p>
          </table:table-cell>
          <table:table-cell office:value-type="string" calcext:value-type="string">
            <text:p>AC</text:p>
          </table:table-cell>
          <table:table-cell table:formula="of:=IF(OR([.C473]=&quot;AC&quot;;[.C473]=&quot;BC&quot;);[.B473]-([.B473]*MOD([.A473];100)/100);[.B473])" office:value-type="float" office:value="16898.4" calcext:value-type="float">
            <text:p>16898</text:p>
          </table:table-cell>
          <table:table-cell table:formula="of:=[.E472]-[.D473]" office:value-type="float" office:value="-3620675.94" calcext:value-type="float">
            <text:p>-3620675,94</text:p>
          </table:table-cell>
          <table:table-cell table:number-columns-repeated="2"/>
        </table:table-row>
        <table:table-row table:style-name="ro2">
          <table:table-cell office:value-type="float" office:value="2857" calcext:value-type="float">
            <text:p>2857</text:p>
          </table:table-cell>
          <table:table-cell office:value-type="float" office:value="39352" calcext:value-type="float">
            <text:p>39352</text:p>
          </table:table-cell>
          <table:table-cell office:value-type="string" calcext:value-type="string">
            <text:p>BC</text:p>
          </table:table-cell>
          <table:table-cell table:formula="of:=IF(OR([.C474]=&quot;AC&quot;;[.C474]=&quot;BC&quot;);[.B474]-([.B474]*MOD([.A474];100)/100);[.B474])" office:value-type="float" office:value="16921.36" calcext:value-type="float">
            <text:p>16921</text:p>
          </table:table-cell>
          <table:table-cell table:formula="of:=[.E473]-[.D474]" office:value-type="float" office:value="-3637597.3" calcext:value-type="float">
            <text:p>-3637597,3</text:p>
          </table:table-cell>
          <table:table-cell table:number-columns-repeated="2"/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float" office:value="31985" calcext:value-type="float">
            <text:p>31985</text:p>
          </table:table-cell>
          <table:table-cell office:value-type="string" calcext:value-type="string">
            <text:p>AC</text:p>
          </table:table-cell>
          <table:table-cell table:formula="of:=IF(OR([.C475]=&quot;AC&quot;;[.C475]=&quot;BC&quot;);[.B475]-([.B475]*MOD([.A475];100)/100);[.B475])" office:value-type="float" office:value="16952.05" calcext:value-type="float">
            <text:p>16952</text:p>
          </table:table-cell>
          <table:table-cell table:formula="of:=[.E474]-[.D475]" office:value-type="float" office:value="-3654549.35" calcext:value-type="float">
            <text:p>-3654549,35</text:p>
          </table:table-cell>
          <table:table-cell table:number-columns-repeated="2"/>
        </table:table-row>
        <table:table-row table:style-name="ro2">
          <table:table-cell office:value-type="float" office:value="2045" calcext:value-type="float">
            <text:p>2045</text:p>
          </table:table-cell>
          <table:table-cell office:value-type="float" office:value="30892" calcext:value-type="float">
            <text:p>30892</text:p>
          </table:table-cell>
          <table:table-cell office:value-type="string" calcext:value-type="string">
            <text:p>AC</text:p>
          </table:table-cell>
          <table:table-cell table:formula="of:=IF(OR([.C476]=&quot;AC&quot;;[.C476]=&quot;BC&quot;);[.B476]-([.B476]*MOD([.A476];100)/100);[.B476])" office:value-type="float" office:value="16990.6" calcext:value-type="float">
            <text:p>16991</text:p>
          </table:table-cell>
          <table:table-cell table:formula="of:=[.E475]-[.D476]" office:value-type="float" office:value="-3671539.95" calcext:value-type="float">
            <text:p>-3671539,95</text:p>
          </table:table-cell>
          <table:table-cell table:number-columns-repeated="2"/>
        </table:table-row>
        <table:table-row table:style-name="ro2">
          <table:table-cell office:value-type="float" office:value="1953" calcext:value-type="float">
            <text:p>1953</text:p>
          </table:table-cell>
          <table:table-cell office:value-type="float" office:value="36231" calcext:value-type="float">
            <text:p>36231</text:p>
          </table:table-cell>
          <table:table-cell office:value-type="string" calcext:value-type="string">
            <text:p>BC</text:p>
          </table:table-cell>
          <table:table-cell table:formula="of:=IF(OR([.C477]=&quot;AC&quot;;[.C477]=&quot;BC&quot;);[.B477]-([.B477]*MOD([.A477];100)/100);[.B477])" office:value-type="float" office:value="17028.57" calcext:value-type="float">
            <text:p>17029</text:p>
          </table:table-cell>
          <table:table-cell table:formula="of:=[.E476]-[.D477]" office:value-type="float" office:value="-3688568.52" calcext:value-type="float">
            <text:p>-3688568,52</text:p>
          </table:table-cell>
          <table:table-cell table:number-columns-repeated="2"/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float" office:value="17212" calcext:value-type="float">
            <text:p>17212</text:p>
          </table:table-cell>
          <table:table-cell office:value-type="string" calcext:value-type="string">
            <text:p>B</text:p>
          </table:table-cell>
          <table:table-cell table:formula="of:=IF(OR([.C478]=&quot;AC&quot;;[.C478]=&quot;BC&quot;);[.B478]-([.B478]*MOD([.A478];100)/100);[.B478])" office:value-type="float" office:value="17212" calcext:value-type="float">
            <text:p>17212</text:p>
          </table:table-cell>
          <table:table-cell table:formula="of:=[.E477]-[.D478]" office:value-type="float" office:value="-3705780.52" calcext:value-type="float">
            <text:p>-3705780,52</text:p>
          </table:table-cell>
          <table:table-cell table:number-columns-repeated="2"/>
        </table:table-row>
        <table:table-row table:style-name="ro2">
          <table:table-cell office:value-type="float" office:value="1364" calcext:value-type="float">
            <text:p>1364</text:p>
          </table:table-cell>
          <table:table-cell office:value-type="float" office:value="47920" calcext:value-type="float">
            <text:p>47920</text:p>
          </table:table-cell>
          <table:table-cell office:value-type="string" calcext:value-type="string">
            <text:p>BC</text:p>
          </table:table-cell>
          <table:table-cell table:formula="of:=IF(OR([.C479]=&quot;AC&quot;;[.C479]=&quot;BC&quot;);[.B479]-([.B479]*MOD([.A479];100)/100);[.B479])" office:value-type="float" office:value="17251.2" calcext:value-type="float">
            <text:p>17251</text:p>
          </table:table-cell>
          <table:table-cell table:formula="of:=[.E478]-[.D479]" office:value-type="float" office:value="-3723031.72" calcext:value-type="float">
            <text:p>-3723031,72</text:p>
          </table:table-cell>
          <table:table-cell table:number-columns-repeated="2"/>
        </table:table-row>
        <table:table-row table:style-name="ro2">
          <table:table-cell office:value-type="float" office:value="1713" calcext:value-type="float">
            <text:p>1713</text:p>
          </table:table-cell>
          <table:table-cell office:value-type="float" office:value="17256" calcext:value-type="float">
            <text:p>17256</text:p>
          </table:table-cell>
          <table:table-cell office:value-type="string" calcext:value-type="string">
            <text:p>A</text:p>
          </table:table-cell>
          <table:table-cell table:formula="of:=IF(OR([.C480]=&quot;AC&quot;;[.C480]=&quot;BC&quot;);[.B480]-([.B480]*MOD([.A480];100)/100);[.B480])" office:value-type="float" office:value="17256" calcext:value-type="float">
            <text:p>17256</text:p>
          </table:table-cell>
          <table:table-cell table:formula="of:=[.E479]-[.D480]" office:value-type="float" office:value="-3740287.72" calcext:value-type="float">
            <text:p>-3740287,72</text:p>
          </table:table-cell>
          <table:table-cell table:number-columns-repeated="2"/>
        </table:table-row>
        <table:table-row table:style-name="ro2">
          <table:table-cell office:value-type="float" office:value="2302" calcext:value-type="float">
            <text:p>2302</text:p>
          </table:table-cell>
          <table:table-cell office:value-type="float" office:value="17276" calcext:value-type="float">
            <text:p>17276</text:p>
          </table:table-cell>
          <table:table-cell office:value-type="string" calcext:value-type="string">
            <text:p>B</text:p>
          </table:table-cell>
          <table:table-cell table:formula="of:=IF(OR([.C481]=&quot;AC&quot;;[.C481]=&quot;BC&quot;);[.B481]-([.B481]*MOD([.A481];100)/100);[.B481])" office:value-type="float" office:value="17276" calcext:value-type="float">
            <text:p>17276</text:p>
          </table:table-cell>
          <table:table-cell table:formula="of:=[.E480]-[.D481]" office:value-type="float" office:value="-3757563.72" calcext:value-type="float">
            <text:p>-3757563,72</text:p>
          </table:table-cell>
          <table:table-cell table:number-columns-repeated="2"/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float" office:value="20019" calcext:value-type="float">
            <text:p>20019</text:p>
          </table:table-cell>
          <table:table-cell office:value-type="string" calcext:value-type="string">
            <text:p>AC</text:p>
          </table:table-cell>
          <table:table-cell table:formula="of:=IF(OR([.C482]=&quot;AC&quot;;[.C482]=&quot;BC&quot;);[.B482]-([.B482]*MOD([.A482];100)/100);[.B482])" office:value-type="float" office:value="17416.53" calcext:value-type="float">
            <text:p>17417</text:p>
          </table:table-cell>
          <table:table-cell table:formula="of:=[.E481]-[.D482]" office:value-type="float" office:value="-3774980.25" calcext:value-type="float">
            <text:p>-3774980,25</text:p>
          </table:table-cell>
          <table:table-cell table:number-columns-repeated="2"/>
        </table:table-row>
        <table:table-row table:style-name="ro2">
          <table:table-cell office:value-type="float" office:value="798" calcext:value-type="float">
            <text:p>798</text:p>
          </table:table-cell>
          <table:table-cell office:value-type="float" office:value="17557" calcext:value-type="float">
            <text:p>17557</text:p>
          </table:table-cell>
          <table:table-cell office:value-type="string" calcext:value-type="string">
            <text:p>B</text:p>
          </table:table-cell>
          <table:table-cell table:formula="of:=IF(OR([.C483]=&quot;AC&quot;;[.C483]=&quot;BC&quot;);[.B483]-([.B483]*MOD([.A483];100)/100);[.B483])" office:value-type="float" office:value="17557" calcext:value-type="float">
            <text:p>17557</text:p>
          </table:table-cell>
          <table:table-cell table:formula="of:=[.E482]-[.D483]" office:value-type="float" office:value="-3792537.25" calcext:value-type="float">
            <text:p>-3792537,25</text:p>
          </table:table-cell>
          <table:table-cell table:number-columns-repeated="2"/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float" office:value="23114" calcext:value-type="float">
            <text:p>23114</text:p>
          </table:table-cell>
          <table:table-cell office:value-type="string" calcext:value-type="string">
            <text:p>AC</text:p>
          </table:table-cell>
          <table:table-cell table:formula="of:=IF(OR([.C484]=&quot;AC&quot;;[.C484]=&quot;BC&quot;);[.B484]-([.B484]*MOD([.A484];100)/100);[.B484])" office:value-type="float" office:value="17566.64" calcext:value-type="float">
            <text:p>17567</text:p>
          </table:table-cell>
          <table:table-cell table:formula="of:=[.E483]-[.D484]" office:value-type="float" office:value="-3810103.89" calcext:value-type="float">
            <text:p>-3810103,89</text:p>
          </table:table-cell>
          <table:table-cell table:number-columns-repeated="2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45207" calcext:value-type="float">
            <text:p>45207</text:p>
          </table:table-cell>
          <table:table-cell office:value-type="string" calcext:value-type="string">
            <text:p>AC</text:p>
          </table:table-cell>
          <table:table-cell table:formula="of:=IF(OR([.C485]=&quot;AC&quot;;[.C485]=&quot;BC&quot;);[.B485]-([.B485]*MOD([.A485];100)/100);[.B485])" office:value-type="float" office:value="17630.73" calcext:value-type="float">
            <text:p>17631</text:p>
          </table:table-cell>
          <table:table-cell table:formula="of:=[.E484]-[.D485]" office:value-type="float" office:value="-3827734.62" calcext:value-type="float">
            <text:p>-3827734,62</text:p>
          </table:table-cell>
          <table:table-cell table:number-columns-repeated="2"/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float" office:value="21040" calcext:value-type="float">
            <text:p>21040</text:p>
          </table:table-cell>
          <table:table-cell office:value-type="string" calcext:value-type="string">
            <text:p>AC</text:p>
          </table:table-cell>
          <table:table-cell table:formula="of:=IF(OR([.C486]=&quot;AC&quot;;[.C486]=&quot;BC&quot;);[.B486]-([.B486]*MOD([.A486];100)/100);[.B486])" office:value-type="float" office:value="17673.6" calcext:value-type="float">
            <text:p>17674</text:p>
          </table:table-cell>
          <table:table-cell table:formula="of:=[.E485]-[.D486]" office:value-type="float" office:value="-3845408.22" calcext:value-type="float">
            <text:p>-3845408,22</text:p>
          </table:table-cell>
          <table:table-cell table:number-columns-repeated="2"/>
        </table:table-row>
        <table:table-row table:style-name="ro2">
          <table:table-cell office:value-type="float" office:value="2215" calcext:value-type="float">
            <text:p>2215</text:p>
          </table:table-cell>
          <table:table-cell office:value-type="float" office:value="20829" calcext:value-type="float">
            <text:p>20829</text:p>
          </table:table-cell>
          <table:table-cell office:value-type="string" calcext:value-type="string">
            <text:p>AC</text:p>
          </table:table-cell>
          <table:table-cell table:formula="of:=IF(OR([.C487]=&quot;AC&quot;;[.C487]=&quot;BC&quot;);[.B487]-([.B487]*MOD([.A487];100)/100);[.B487])" office:value-type="float" office:value="17704.65" calcext:value-type="float">
            <text:p>17705</text:p>
          </table:table-cell>
          <table:table-cell table:formula="of:=[.E486]-[.D487]" office:value-type="float" office:value="-3863112.87" calcext:value-type="float">
            <text:p>-3863112,87</text:p>
          </table:table-cell>
          <table:table-cell table:number-columns-repeated="2"/>
        </table:table-row>
        <table:table-row table:style-name="ro2">
          <table:table-cell office:value-type="float" office:value="2153" calcext:value-type="float">
            <text:p>2153</text:p>
          </table:table-cell>
          <table:table-cell office:value-type="float" office:value="37759" calcext:value-type="float">
            <text:p>37759</text:p>
          </table:table-cell>
          <table:table-cell office:value-type="string" calcext:value-type="string">
            <text:p>BC</text:p>
          </table:table-cell>
          <table:table-cell table:formula="of:=IF(OR([.C488]=&quot;AC&quot;;[.C488]=&quot;BC&quot;);[.B488]-([.B488]*MOD([.A488];100)/100);[.B488])" office:value-type="float" office:value="17746.73" calcext:value-type="float">
            <text:p>17747</text:p>
          </table:table-cell>
          <table:table-cell table:formula="of:=[.E487]-[.D488]" office:value-type="float" office:value="-3880859.6" calcext:value-type="float">
            <text:p>-3880859,6</text:p>
          </table:table-cell>
          <table:table-cell table:number-columns-repeated="2"/>
        </table:table-row>
        <table:table-row table:style-name="ro2">
          <table:table-cell office:value-type="float" office:value="1729" calcext:value-type="float">
            <text:p>1729</text:p>
          </table:table-cell>
          <table:table-cell office:value-type="float" office:value="17784" calcext:value-type="float">
            <text:p>17784</text:p>
          </table:table-cell>
          <table:table-cell office:value-type="string" calcext:value-type="string">
            <text:p>A</text:p>
          </table:table-cell>
          <table:table-cell table:formula="of:=IF(OR([.C489]=&quot;AC&quot;;[.C489]=&quot;BC&quot;);[.B489]-([.B489]*MOD([.A489];100)/100);[.B489])" office:value-type="float" office:value="17784" calcext:value-type="float">
            <text:p>17784</text:p>
          </table:table-cell>
          <table:table-cell table:formula="of:=[.E488]-[.D489]" office:value-type="float" office:value="-3898643.6" calcext:value-type="float">
            <text:p>-3898643,6</text:p>
          </table:table-cell>
          <table:table-cell table:number-columns-repeated="2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float" office:value="42696" calcext:value-type="float">
            <text:p>42696</text:p>
          </table:table-cell>
          <table:table-cell office:value-type="string" calcext:value-type="string">
            <text:p>AC</text:p>
          </table:table-cell>
          <table:table-cell table:formula="of:=IF(OR([.C490]=&quot;AC&quot;;[.C490]=&quot;BC&quot;);[.B490]-([.B490]*MOD([.A490];100)/100);[.B490])" office:value-type="float" office:value="17932.32" calcext:value-type="float">
            <text:p>17932</text:p>
          </table:table-cell>
          <table:table-cell table:formula="of:=[.E489]-[.D490]" office:value-type="float" office:value="-3916575.92" calcext:value-type="float">
            <text:p>-3916575,92</text:p>
          </table:table-cell>
          <table:table-cell table:number-columns-repeated="2"/>
        </table:table-row>
        <table:table-row table:style-name="ro2">
          <table:table-cell office:value-type="float" office:value="3358" calcext:value-type="float">
            <text:p>3358</text:p>
          </table:table-cell>
          <table:table-cell office:value-type="float" office:value="42716" calcext:value-type="float">
            <text:p>42716</text:p>
          </table:table-cell>
          <table:table-cell office:value-type="string" calcext:value-type="string">
            <text:p>AC</text:p>
          </table:table-cell>
          <table:table-cell table:formula="of:=IF(OR([.C491]=&quot;AC&quot;;[.C491]=&quot;BC&quot;);[.B491]-([.B491]*MOD([.A491];100)/100);[.B491])" office:value-type="float" office:value="17940.72" calcext:value-type="float">
            <text:p>17941</text:p>
          </table:table-cell>
          <table:table-cell table:formula="of:=[.E490]-[.D491]" office:value-type="float" office:value="-3934516.64" calcext:value-type="float">
            <text:p>-3934516,64</text:p>
          </table:table-cell>
          <table:table-cell table:number-columns-repeated="2"/>
        </table:table-row>
        <table:table-row table:style-name="ro2">
          <table:table-cell office:value-type="float" office:value="2433" calcext:value-type="float">
            <text:p>2433</text:p>
          </table:table-cell>
          <table:table-cell office:value-type="float" office:value="26858" calcext:value-type="float">
            <text:p>26858</text:p>
          </table:table-cell>
          <table:table-cell office:value-type="string" calcext:value-type="string">
            <text:p>BC</text:p>
          </table:table-cell>
          <table:table-cell table:formula="of:=IF(OR([.C492]=&quot;AC&quot;;[.C492]=&quot;BC&quot;);[.B492]-([.B492]*MOD([.A492];100)/100);[.B492])" office:value-type="float" office:value="17994.86" calcext:value-type="float">
            <text:p>17995</text:p>
          </table:table-cell>
          <table:table-cell table:formula="of:=[.E491]-[.D492]" office:value-type="float" office:value="-3952511.5" calcext:value-type="float">
            <text:p>-3952511,5</text:p>
          </table:table-cell>
          <table:table-cell table:number-columns-repeated="2"/>
        </table:table-row>
        <table:table-row table:style-name="ro2">
          <table:table-cell office:value-type="float" office:value="2128" calcext:value-type="float">
            <text:p>2128</text:p>
          </table:table-cell>
          <table:table-cell office:value-type="float" office:value="18045" calcext:value-type="float">
            <text:p>18045</text:p>
          </table:table-cell>
          <table:table-cell office:value-type="string" calcext:value-type="string">
            <text:p>B</text:p>
          </table:table-cell>
          <table:table-cell table:formula="of:=IF(OR([.C493]=&quot;AC&quot;;[.C493]=&quot;BC&quot;);[.B493]-([.B493]*MOD([.A493];100)/100);[.B493])" office:value-type="float" office:value="18045" calcext:value-type="float">
            <text:p>18045</text:p>
          </table:table-cell>
          <table:table-cell table:formula="of:=[.E492]-[.D493]" office:value-type="float" office:value="-3970556.5" calcext:value-type="float">
            <text:p>-3970556,5</text:p>
          </table:table-cell>
          <table:table-cell table:number-columns-repeated="2"/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float" office:value="26583" calcext:value-type="float">
            <text:p>26583</text:p>
          </table:table-cell>
          <table:table-cell office:value-type="string" calcext:value-type="string">
            <text:p>AC</text:p>
          </table:table-cell>
          <table:table-cell table:formula="of:=IF(OR([.C494]=&quot;AC&quot;;[.C494]=&quot;BC&quot;);[.B494]-([.B494]*MOD([.A494];100)/100);[.B494])" office:value-type="float" office:value="18076.44" calcext:value-type="float">
            <text:p>18076</text:p>
          </table:table-cell>
          <table:table-cell table:formula="of:=[.E493]-[.D494]" office:value-type="float" office:value="-3988632.94" calcext:value-type="float">
            <text:p>-3988632,94</text:p>
          </table:table-cell>
          <table:table-cell table:number-columns-repeated="2"/>
        </table:table-row>
        <table:table-row table:style-name="ro2">
          <table:table-cell office:value-type="float" office:value="2035" calcext:value-type="float">
            <text:p>2035</text:p>
          </table:table-cell>
          <table:table-cell office:value-type="float" office:value="18134" calcext:value-type="float">
            <text:p>18134</text:p>
          </table:table-cell>
          <table:table-cell office:value-type="string" calcext:value-type="string">
            <text:p>B</text:p>
          </table:table-cell>
          <table:table-cell table:formula="of:=IF(OR([.C495]=&quot;AC&quot;;[.C495]=&quot;BC&quot;);[.B495]-([.B495]*MOD([.A495];100)/100);[.B495])" office:value-type="float" office:value="18134" calcext:value-type="float">
            <text:p>18134</text:p>
          </table:table-cell>
          <table:table-cell table:formula="of:=[.E494]-[.D495]" office:value-type="float" office:value="-4006766.94" calcext:value-type="float">
            <text:p>-4006766,94</text:p>
          </table:table-cell>
          <table:table-cell table:number-columns-repeated="2"/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float" office:value="40528" calcext:value-type="float">
            <text:p>40528</text:p>
          </table:table-cell>
          <table:table-cell office:value-type="string" calcext:value-type="string">
            <text:p>AC</text:p>
          </table:table-cell>
          <table:table-cell table:formula="of:=IF(OR([.C496]=&quot;AC&quot;;[.C496]=&quot;BC&quot;);[.B496]-([.B496]*MOD([.A496];100)/100);[.B496])" office:value-type="float" office:value="18237.6" calcext:value-type="float">
            <text:p>18238</text:p>
          </table:table-cell>
          <table:table-cell table:formula="of:=[.E495]-[.D496]" office:value-type="float" office:value="-4025004.54" calcext:value-type="float">
            <text:p>-4025004,54</text:p>
          </table:table-cell>
          <table:table-cell table:number-columns-repeated="2"/>
        </table:table-row>
        <table:table-row table:style-name="ro2">
          <table:table-cell office:value-type="float" office:value="3701" calcext:value-type="float">
            <text:p>3701</text:p>
          </table:table-cell>
          <table:table-cell office:value-type="float" office:value="18261" calcext:value-type="float">
            <text:p>18261</text:p>
          </table:table-cell>
          <table:table-cell office:value-type="string" calcext:value-type="string">
            <text:p>B</text:p>
          </table:table-cell>
          <table:table-cell table:formula="of:=IF(OR([.C497]=&quot;AC&quot;;[.C497]=&quot;BC&quot;);[.B497]-([.B497]*MOD([.A497];100)/100);[.B497])" office:value-type="float" office:value="18261" calcext:value-type="float">
            <text:p>18261</text:p>
          </table:table-cell>
          <table:table-cell table:formula="of:=[.E496]-[.D497]" office:value-type="float" office:value="-4043265.54" calcext:value-type="float">
            <text:p>-4043265,54</text:p>
          </table:table-cell>
          <table:table-cell table:number-columns-repeated="2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18354" calcext:value-type="float">
            <text:p>18354</text:p>
          </table:table-cell>
          <table:table-cell office:value-type="string" calcext:value-type="string">
            <text:p>B</text:p>
          </table:table-cell>
          <table:table-cell table:formula="of:=IF(OR([.C498]=&quot;AC&quot;;[.C498]=&quot;BC&quot;);[.B498]-([.B498]*MOD([.A498];100)/100);[.B498])" office:value-type="float" office:value="18354" calcext:value-type="float">
            <text:p>18354</text:p>
          </table:table-cell>
          <table:table-cell table:formula="of:=[.E497]-[.D498]" office:value-type="float" office:value="-4061619.54" calcext:value-type="float">
            <text:p>-4061619,54</text:p>
          </table:table-cell>
          <table:table-cell table:number-columns-repeated="2"/>
        </table:table-row>
        <table:table-row table:style-name="ro2">
          <table:table-cell office:value-type="float" office:value="3173" calcext:value-type="float">
            <text:p>3173</text:p>
          </table:table-cell>
          <table:table-cell office:value-type="float" office:value="18355" calcext:value-type="float">
            <text:p>18355</text:p>
          </table:table-cell>
          <table:table-cell office:value-type="string" calcext:value-type="string">
            <text:p>A</text:p>
          </table:table-cell>
          <table:table-cell table:formula="of:=IF(OR([.C499]=&quot;AC&quot;;[.C499]=&quot;BC&quot;);[.B499]-([.B499]*MOD([.A499];100)/100);[.B499])" office:value-type="float" office:value="18355" calcext:value-type="float">
            <text:p>18355</text:p>
          </table:table-cell>
          <table:table-cell table:formula="of:=[.E498]-[.D499]" office:value-type="float" office:value="-4079974.54" calcext:value-type="float">
            <text:p>-4079974,54</text:p>
          </table:table-cell>
          <table:table-cell table:number-columns-repeated="2"/>
        </table:table-row>
        <table:table-row table:style-name="ro2">
          <table:table-cell office:value-type="float" office:value="3056" calcext:value-type="float">
            <text:p>3056</text:p>
          </table:table-cell>
          <table:table-cell office:value-type="float" office:value="41887" calcext:value-type="float">
            <text:p>41887</text:p>
          </table:table-cell>
          <table:table-cell office:value-type="string" calcext:value-type="string">
            <text:p>BC</text:p>
          </table:table-cell>
          <table:table-cell table:formula="of:=IF(OR([.C500]=&quot;AC&quot;;[.C500]=&quot;BC&quot;);[.B500]-([.B500]*MOD([.A500];100)/100);[.B500])" office:value-type="float" office:value="18430.28" calcext:value-type="float">
            <text:p>18430</text:p>
          </table:table-cell>
          <table:table-cell table:formula="of:=[.E499]-[.D500]" office:value-type="float" office:value="-4098404.82" calcext:value-type="float">
            <text:p>-4098404,82</text:p>
          </table:table-cell>
          <table:table-cell table:number-columns-repeated="2"/>
        </table:table-row>
        <table:table-row table:style-name="ro2">
          <table:table-cell office:value-type="float" office:value="1818" calcext:value-type="float">
            <text:p>1818</text:p>
          </table:table-cell>
          <table:table-cell office:value-type="float" office:value="22477" calcext:value-type="float">
            <text:p>22477</text:p>
          </table:table-cell>
          <table:table-cell office:value-type="string" calcext:value-type="string">
            <text:p>BC</text:p>
          </table:table-cell>
          <table:table-cell table:formula="of:=IF(OR([.C501]=&quot;AC&quot;;[.C501]=&quot;BC&quot;);[.B501]-([.B501]*MOD([.A501];100)/100);[.B501])" office:value-type="float" office:value="18431.14" calcext:value-type="float">
            <text:p>18431</text:p>
          </table:table-cell>
          <table:table-cell table:formula="of:=[.E500]-[.D501]" office:value-type="float" office:value="-4116835.96" calcext:value-type="float">
            <text:p>-4116835,96</text:p>
          </table:table-cell>
          <table:table-cell table:number-columns-repeated="2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float" office:value="31794" calcext:value-type="float">
            <text:p>31794</text:p>
          </table:table-cell>
          <table:table-cell office:value-type="string" calcext:value-type="string">
            <text:p>AC</text:p>
          </table:table-cell>
          <table:table-cell table:formula="of:=IF(OR([.C502]=&quot;AC&quot;;[.C502]=&quot;BC&quot;);[.B502]-([.B502]*MOD([.A502];100)/100);[.B502])" office:value-type="float" office:value="18440.52" calcext:value-type="float">
            <text:p>18441</text:p>
          </table:table-cell>
          <table:table-cell table:formula="of:=[.E501]-[.D502]" office:value-type="float" office:value="-4135276.48" calcext:value-type="float">
            <text:p>-4135276,48</text:p>
          </table:table-cell>
          <table:table-cell table:number-columns-repeated="2"/>
        </table:table-row>
        <table:table-row table:style-name="ro2">
          <table:table-cell office:value-type="float" office:value="2252" calcext:value-type="float">
            <text:p>2252</text:p>
          </table:table-cell>
          <table:table-cell office:value-type="float" office:value="38443" calcext:value-type="float">
            <text:p>38443</text:p>
          </table:table-cell>
          <table:table-cell office:value-type="string" calcext:value-type="string">
            <text:p>AC</text:p>
          </table:table-cell>
          <table:table-cell table:formula="of:=IF(OR([.C503]=&quot;AC&quot;;[.C503]=&quot;BC&quot;);[.B503]-([.B503]*MOD([.A503];100)/100);[.B503])" office:value-type="float" office:value="18452.64" calcext:value-type="float">
            <text:p>18453</text:p>
          </table:table-cell>
          <table:table-cell table:formula="of:=[.E502]-[.D503]" office:value-type="float" office:value="-4153729.12" calcext:value-type="float">
            <text:p>-4153729,12</text:p>
          </table:table-cell>
          <table:table-cell table:number-columns-repeated="2"/>
        </table:table-row>
        <table:table-row table:style-name="ro2">
          <table:table-cell office:value-type="float" office:value="2459" calcext:value-type="float">
            <text:p>2459</text:p>
          </table:table-cell>
          <table:table-cell office:value-type="float" office:value="45122" calcext:value-type="float">
            <text:p>45122</text:p>
          </table:table-cell>
          <table:table-cell office:value-type="string" calcext:value-type="string">
            <text:p>AC</text:p>
          </table:table-cell>
          <table:table-cell table:formula="of:=IF(OR([.C504]=&quot;AC&quot;;[.C504]=&quot;BC&quot;);[.B504]-([.B504]*MOD([.A504];100)/100);[.B504])" office:value-type="float" office:value="18500.02" calcext:value-type="float">
            <text:p>18500</text:p>
          </table:table-cell>
          <table:table-cell table:formula="of:=[.E503]-[.D504]" office:value-type="float" office:value="-4172229.14" calcext:value-type="float">
            <text:p>-4172229,14</text:p>
          </table:table-cell>
          <table:table-cell table:number-columns-repeated="2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18568" calcext:value-type="float">
            <text:p>18568</text:p>
          </table:table-cell>
          <table:table-cell office:value-type="string" calcext:value-type="string">
            <text:p>B</text:p>
          </table:table-cell>
          <table:table-cell table:formula="of:=IF(OR([.C505]=&quot;AC&quot;;[.C505]=&quot;BC&quot;);[.B505]-([.B505]*MOD([.A505];100)/100);[.B505])" office:value-type="float" office:value="18568" calcext:value-type="float">
            <text:p>18568</text:p>
          </table:table-cell>
          <table:table-cell table:formula="of:=[.E504]-[.D505]" office:value-type="float" office:value="-4190797.14" calcext:value-type="float">
            <text:p>-4190797,14</text:p>
          </table:table-cell>
          <table:table-cell table:number-columns-repeated="2"/>
        </table:table-row>
        <table:table-row table:style-name="ro2">
          <table:table-cell office:value-type="float" office:value="2753" calcext:value-type="float">
            <text:p>2753</text:p>
          </table:table-cell>
          <table:table-cell office:value-type="float" office:value="39629" calcext:value-type="float">
            <text:p>39629</text:p>
          </table:table-cell>
          <table:table-cell office:value-type="string" calcext:value-type="string">
            <text:p>AC</text:p>
          </table:table-cell>
          <table:table-cell table:formula="of:=IF(OR([.C506]=&quot;AC&quot;;[.C506]=&quot;BC&quot;);[.B506]-([.B506]*MOD([.A506];100)/100);[.B506])" office:value-type="float" office:value="18625.63" calcext:value-type="float">
            <text:p>18626</text:p>
          </table:table-cell>
          <table:table-cell table:formula="of:=[.E505]-[.D506]" office:value-type="float" office:value="-4209422.77" calcext:value-type="float">
            <text:p>-4209422,77</text:p>
          </table:table-cell>
          <table:table-cell table:number-columns-repeated="2"/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float" office:value="22836" calcext:value-type="float">
            <text:p>22836</text:p>
          </table:table-cell>
          <table:table-cell office:value-type="string" calcext:value-type="string">
            <text:p>BC</text:p>
          </table:table-cell>
          <table:table-cell table:formula="of:=IF(OR([.C507]=&quot;AC&quot;;[.C507]=&quot;BC&quot;);[.B507]-([.B507]*MOD([.A507];100)/100);[.B507])" office:value-type="float" office:value="18725.52" calcext:value-type="float">
            <text:p>18726</text:p>
          </table:table-cell>
          <table:table-cell table:formula="of:=[.E506]-[.D507]" office:value-type="float" office:value="-4228148.29" calcext:value-type="float">
            <text:p>-4228148,29</text:p>
          </table:table-cell>
          <table:table-cell table:number-columns-repeated="2"/>
        </table:table-row>
        <table:table-row table:style-name="ro2">
          <table:table-cell office:value-type="float" office:value="1582" calcext:value-type="float">
            <text:p>1582</text:p>
          </table:table-cell>
          <table:table-cell office:value-type="float" office:value="18903" calcext:value-type="float">
            <text:p>18903</text:p>
          </table:table-cell>
          <table:table-cell office:value-type="string" calcext:value-type="string">
            <text:p>A</text:p>
          </table:table-cell>
          <table:table-cell table:formula="of:=IF(OR([.C508]=&quot;AC&quot;;[.C508]=&quot;BC&quot;);[.B508]-([.B508]*MOD([.A508];100)/100);[.B508])" office:value-type="float" office:value="18903" calcext:value-type="float">
            <text:p>18903</text:p>
          </table:table-cell>
          <table:table-cell table:formula="of:=[.E507]-[.D508]" office:value-type="float" office:value="-4247051.29" calcext:value-type="float">
            <text:p>-4247051,29</text:p>
          </table:table-cell>
          <table:table-cell table:number-columns-repeated="2"/>
        </table:table-row>
        <table:table-row table:style-name="ro2">
          <table:table-cell office:value-type="float" office:value="2259" calcext:value-type="float">
            <text:p>2259</text:p>
          </table:table-cell>
          <table:table-cell office:value-type="float" office:value="18974" calcext:value-type="float">
            <text:p>18974</text:p>
          </table:table-cell>
          <table:table-cell office:value-type="string" calcext:value-type="string">
            <text:p>B</text:p>
          </table:table-cell>
          <table:table-cell table:formula="of:=IF(OR([.C509]=&quot;AC&quot;;[.C509]=&quot;BC&quot;);[.B509]-([.B509]*MOD([.A509];100)/100);[.B509])" office:value-type="float" office:value="18974" calcext:value-type="float">
            <text:p>18974</text:p>
          </table:table-cell>
          <table:table-cell table:formula="of:=[.E508]-[.D509]" office:value-type="float" office:value="-4266025.29" calcext:value-type="float">
            <text:p>-4266025,29</text:p>
          </table:table-cell>
          <table:table-cell table:number-columns-repeated="2"/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float" office:value="19103" calcext:value-type="float">
            <text:p>19103</text:p>
          </table:table-cell>
          <table:table-cell office:value-type="string" calcext:value-type="string">
            <text:p>B</text:p>
          </table:table-cell>
          <table:table-cell table:formula="of:=IF(OR([.C510]=&quot;AC&quot;;[.C510]=&quot;BC&quot;);[.B510]-([.B510]*MOD([.A510];100)/100);[.B510])" office:value-type="float" office:value="19103" calcext:value-type="float">
            <text:p>19103</text:p>
          </table:table-cell>
          <table:table-cell table:formula="of:=[.E509]-[.D510]" office:value-type="float" office:value="-4285128.29" calcext:value-type="float">
            <text:p>-4285128,29</text:p>
          </table:table-cell>
          <table:table-cell table:number-columns-repeated="2"/>
        </table:table-row>
        <table:table-row table:style-name="ro2">
          <table:table-cell office:value-type="float" office:value="3325" calcext:value-type="float">
            <text:p>3325</text:p>
          </table:table-cell>
          <table:table-cell office:value-type="float" office:value="19175" calcext:value-type="float">
            <text:p>19175</text:p>
          </table:table-cell>
          <table:table-cell office:value-type="string" calcext:value-type="string">
            <text:p>B</text:p>
          </table:table-cell>
          <table:table-cell table:formula="of:=IF(OR([.C511]=&quot;AC&quot;;[.C511]=&quot;BC&quot;);[.B511]-([.B511]*MOD([.A511];100)/100);[.B511])" office:value-type="float" office:value="19175" calcext:value-type="float">
            <text:p>19175</text:p>
          </table:table-cell>
          <table:table-cell table:formula="of:=[.E510]-[.D511]" office:value-type="float" office:value="-4304303.29" calcext:value-type="float">
            <text:p>-4304303,29</text:p>
          </table:table-cell>
          <table:table-cell table:number-columns-repeated="2"/>
        </table:table-row>
        <table:table-row table:style-name="ro2">
          <table:table-cell office:value-type="float" office:value="2659" calcext:value-type="float">
            <text:p>2659</text:p>
          </table:table-cell>
          <table:table-cell office:value-type="float" office:value="46772" calcext:value-type="float">
            <text:p>46772</text:p>
          </table:table-cell>
          <table:table-cell office:value-type="string" calcext:value-type="string">
            <text:p>AC</text:p>
          </table:table-cell>
          <table:table-cell table:formula="of:=IF(OR([.C512]=&quot;AC&quot;;[.C512]=&quot;BC&quot;);[.B512]-([.B512]*MOD([.A512];100)/100);[.B512])" office:value-type="float" office:value="19176.52" calcext:value-type="float">
            <text:p>19177</text:p>
          </table:table-cell>
          <table:table-cell table:formula="of:=[.E511]-[.D512]" office:value-type="float" office:value="-4323479.81" calcext:value-type="float">
            <text:p>-4323479,81</text:p>
          </table:table-cell>
          <table:table-cell table:number-columns-repeated="2"/>
        </table:table-row>
        <table:table-row table:style-name="ro2">
          <table:table-cell office:value-type="float" office:value="1559" calcext:value-type="float">
            <text:p>1559</text:p>
          </table:table-cell>
          <table:table-cell office:value-type="float" office:value="46919" calcext:value-type="float">
            <text:p>46919</text:p>
          </table:table-cell>
          <table:table-cell office:value-type="string" calcext:value-type="string">
            <text:p>AC</text:p>
          </table:table-cell>
          <table:table-cell table:formula="of:=IF(OR([.C513]=&quot;AC&quot;;[.C513]=&quot;BC&quot;);[.B513]-([.B513]*MOD([.A513];100)/100);[.B513])" office:value-type="float" office:value="19236.79" calcext:value-type="float">
            <text:p>19237</text:p>
          </table:table-cell>
          <table:table-cell table:formula="of:=[.E512]-[.D513]" office:value-type="float" office:value="-4342716.6" calcext:value-type="float">
            <text:p>-4342716,6</text:p>
          </table:table-cell>
          <table:table-cell table:number-columns-repeated="2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20263" calcext:value-type="float">
            <text:p>20263</text:p>
          </table:table-cell>
          <table:table-cell office:value-type="string" calcext:value-type="string">
            <text:p>AC</text:p>
          </table:table-cell>
          <table:table-cell table:formula="of:=IF(OR([.C514]=&quot;AC&quot;;[.C514]=&quot;BC&quot;);[.B514]-([.B514]*MOD([.A514];100)/100);[.B514])" office:value-type="float" office:value="19249.85" calcext:value-type="float">
            <text:p>19250</text:p>
          </table:table-cell>
          <table:table-cell table:formula="of:=[.E513]-[.D514]" office:value-type="float" office:value="-4361966.45" calcext:value-type="float">
            <text:p>-4361966,45</text:p>
          </table:table-cell>
          <table:table-cell table:number-columns-repeated="2"/>
        </table:table-row>
        <table:table-row table:style-name="ro2">
          <table:table-cell office:value-type="float" office:value="2281" calcext:value-type="float">
            <text:p>2281</text:p>
          </table:table-cell>
          <table:table-cell office:value-type="float" office:value="19428" calcext:value-type="float">
            <text:p>19428</text:p>
          </table:table-cell>
          <table:table-cell office:value-type="string" calcext:value-type="string">
            <text:p>A</text:p>
          </table:table-cell>
          <table:table-cell table:formula="of:=IF(OR([.C515]=&quot;AC&quot;;[.C515]=&quot;BC&quot;);[.B515]-([.B515]*MOD([.A515];100)/100);[.B515])" office:value-type="float" office:value="19428" calcext:value-type="float">
            <text:p>19428</text:p>
          </table:table-cell>
          <table:table-cell table:formula="of:=[.E514]-[.D515]" office:value-type="float" office:value="-4381394.45" calcext:value-type="float">
            <text:p>-4381394,45</text:p>
          </table:table-cell>
          <table:table-cell table:number-columns-repeated="2"/>
        </table:table-row>
        <table:table-row table:style-name="ro2">
          <table:table-cell office:value-type="float" office:value="3782" calcext:value-type="float">
            <text:p>3782</text:p>
          </table:table-cell>
          <table:table-cell office:value-type="float" office:value="19488" calcext:value-type="float">
            <text:p>19488</text:p>
          </table:table-cell>
          <table:table-cell office:value-type="string" calcext:value-type="string">
            <text:p>A</text:p>
          </table:table-cell>
          <table:table-cell table:formula="of:=IF(OR([.C516]=&quot;AC&quot;;[.C516]=&quot;BC&quot;);[.B516]-([.B516]*MOD([.A516];100)/100);[.B516])" office:value-type="float" office:value="19488" calcext:value-type="float">
            <text:p>19488</text:p>
          </table:table-cell>
          <table:table-cell table:formula="of:=[.E515]-[.D516]" office:value-type="float" office:value="-4400882.45" calcext:value-type="float">
            <text:p>-4400882,45</text:p>
          </table:table-cell>
          <table:table-cell table:number-columns-repeated="2"/>
        </table:table-row>
        <table:table-row table:style-name="ro2">
          <table:table-cell office:value-type="float" office:value="1911" calcext:value-type="float">
            <text:p>1911</text:p>
          </table:table-cell>
          <table:table-cell office:value-type="float" office:value="19522" calcext:value-type="float">
            <text:p>19522</text:p>
          </table:table-cell>
          <table:table-cell office:value-type="string" calcext:value-type="string">
            <text:p>B</text:p>
          </table:table-cell>
          <table:table-cell table:formula="of:=IF(OR([.C517]=&quot;AC&quot;;[.C517]=&quot;BC&quot;);[.B517]-([.B517]*MOD([.A517];100)/100);[.B517])" office:value-type="float" office:value="19522" calcext:value-type="float">
            <text:p>19522</text:p>
          </table:table-cell>
          <table:table-cell table:formula="of:=[.E516]-[.D517]" office:value-type="float" office:value="-4420404.45" calcext:value-type="float">
            <text:p>-4420404,45</text:p>
          </table:table-cell>
          <table:table-cell table:number-columns-repeated="2"/>
        </table:table-row>
        <table:table-row table:style-name="ro2">
          <table:table-cell office:value-type="float" office:value="2838" calcext:value-type="float">
            <text:p>2838</text:p>
          </table:table-cell>
          <table:table-cell office:value-type="float" office:value="31516" calcext:value-type="float">
            <text:p>31516</text:p>
          </table:table-cell>
          <table:table-cell office:value-type="string" calcext:value-type="string">
            <text:p>AC</text:p>
          </table:table-cell>
          <table:table-cell table:formula="of:=IF(OR([.C518]=&quot;AC&quot;;[.C518]=&quot;BC&quot;);[.B518]-([.B518]*MOD([.A518];100)/100);[.B518])" office:value-type="float" office:value="19539.92" calcext:value-type="float">
            <text:p>19540</text:p>
          </table:table-cell>
          <table:table-cell table:formula="of:=[.E517]-[.D518]" office:value-type="float" office:value="-4439944.37" calcext:value-type="float">
            <text:p>-4439944,37</text:p>
          </table:table-cell>
          <table:table-cell table:number-columns-repeated="2"/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float" office:value="37782" calcext:value-type="float">
            <text:p>37782</text:p>
          </table:table-cell>
          <table:table-cell office:value-type="string" calcext:value-type="string">
            <text:p>BC</text:p>
          </table:table-cell>
          <table:table-cell table:formula="of:=IF(OR([.C519]=&quot;AC&quot;;[.C519]=&quot;BC&quot;);[.B519]-([.B519]*MOD([.A519];100)/100);[.B519])" office:value-type="float" office:value="19646.64" calcext:value-type="float">
            <text:p>19647</text:p>
          </table:table-cell>
          <table:table-cell table:formula="of:=[.E518]-[.D519]" office:value-type="float" office:value="-4459591.01" calcext:value-type="float">
            <text:p>-4459591,01</text:p>
          </table:table-cell>
          <table:table-cell table:number-columns-repeated="2"/>
        </table:table-row>
        <table:table-row table:style-name="ro2">
          <table:table-cell office:value-type="float" office:value="3225" calcext:value-type="float">
            <text:p>3225</text:p>
          </table:table-cell>
          <table:table-cell office:value-type="float" office:value="26284" calcext:value-type="float">
            <text:p>26284</text:p>
          </table:table-cell>
          <table:table-cell office:value-type="string" calcext:value-type="string">
            <text:p>BC</text:p>
          </table:table-cell>
          <table:table-cell table:formula="of:=IF(OR([.C520]=&quot;AC&quot;;[.C520]=&quot;BC&quot;);[.B520]-([.B520]*MOD([.A520];100)/100);[.B520])" office:value-type="float" office:value="19713" calcext:value-type="float">
            <text:p>19713</text:p>
          </table:table-cell>
          <table:table-cell table:formula="of:=[.E519]-[.D520]" office:value-type="float" office:value="-4479304.01" calcext:value-type="float">
            <text:p>-4479304,01</text:p>
          </table:table-cell>
          <table:table-cell table:number-columns-repeated="2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19730" calcext:value-type="float">
            <text:p>19730</text:p>
          </table:table-cell>
          <table:table-cell office:value-type="string" calcext:value-type="string">
            <text:p>B</text:p>
          </table:table-cell>
          <table:table-cell table:formula="of:=IF(OR([.C521]=&quot;AC&quot;;[.C521]=&quot;BC&quot;);[.B521]-([.B521]*MOD([.A521];100)/100);[.B521])" office:value-type="float" office:value="19730" calcext:value-type="float">
            <text:p>19730</text:p>
          </table:table-cell>
          <table:table-cell table:formula="of:=[.E520]-[.D521]" office:value-type="float" office:value="-4499034.01" calcext:value-type="float">
            <text:p>-4499034,01</text:p>
          </table:table-cell>
          <table:table-cell table:number-columns-repeated="2"/>
        </table:table-row>
        <table:table-row table:style-name="ro2">
          <table:table-cell office:value-type="float" office:value="2573" calcext:value-type="float">
            <text:p>2573</text:p>
          </table:table-cell>
          <table:table-cell office:value-type="float" office:value="19746" calcext:value-type="float">
            <text:p>19746</text:p>
          </table:table-cell>
          <table:table-cell office:value-type="string" calcext:value-type="string">
            <text:p>A</text:p>
          </table:table-cell>
          <table:table-cell table:formula="of:=IF(OR([.C522]=&quot;AC&quot;;[.C522]=&quot;BC&quot;);[.B522]-([.B522]*MOD([.A522];100)/100);[.B522])" office:value-type="float" office:value="19746" calcext:value-type="float">
            <text:p>19746</text:p>
          </table:table-cell>
          <table:table-cell table:formula="of:=[.E521]-[.D522]" office:value-type="float" office:value="-4518780.01" calcext:value-type="float">
            <text:p>-4518780,01</text:p>
          </table:table-cell>
          <table:table-cell table:number-columns-repeated="2"/>
        </table:table-row>
        <table:table-row table:style-name="ro2">
          <table:table-cell office:value-type="float" office:value="3235" calcext:value-type="float">
            <text:p>3235</text:p>
          </table:table-cell>
          <table:table-cell office:value-type="float" office:value="30402" calcext:value-type="float">
            <text:p>30402</text:p>
          </table:table-cell>
          <table:table-cell office:value-type="string" calcext:value-type="string">
            <text:p>AC</text:p>
          </table:table-cell>
          <table:table-cell table:formula="of:=IF(OR([.C523]=&quot;AC&quot;;[.C523]=&quot;BC&quot;);[.B523]-([.B523]*MOD([.A523];100)/100);[.B523])" office:value-type="float" office:value="19761.3" calcext:value-type="float">
            <text:p>19761</text:p>
          </table:table-cell>
          <table:table-cell table:formula="of:=[.E522]-[.D523]" office:value-type="float" office:value="-4538541.31" calcext:value-type="float">
            <text:p>-4538541,31</text:p>
          </table:table-cell>
          <table:table-cell table:number-columns-repeated="2"/>
        </table:table-row>
        <table:table-row table:style-name="ro2">
          <table:table-cell office:value-type="float" office:value="3497" calcext:value-type="float">
            <text:p>3497</text:p>
          </table:table-cell>
          <table:table-cell office:value-type="float" office:value="19911" calcext:value-type="float">
            <text:p>19911</text:p>
          </table:table-cell>
          <table:table-cell office:value-type="string" calcext:value-type="string">
            <text:p>B</text:p>
          </table:table-cell>
          <table:table-cell table:formula="of:=IF(OR([.C524]=&quot;AC&quot;;[.C524]=&quot;BC&quot;);[.B524]-([.B524]*MOD([.A524];100)/100);[.B524])" office:value-type="float" office:value="19911" calcext:value-type="float">
            <text:p>19911</text:p>
          </table:table-cell>
          <table:table-cell table:formula="of:=[.E523]-[.D524]" office:value-type="float" office:value="-4558452.31" calcext:value-type="float">
            <text:p>-4558452,31</text:p>
          </table:table-cell>
          <table:table-cell table:number-columns-repeated="2"/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float" office:value="21694" calcext:value-type="float">
            <text:p>21694</text:p>
          </table:table-cell>
          <table:table-cell office:value-type="string" calcext:value-type="string">
            <text:p>BC</text:p>
          </table:table-cell>
          <table:table-cell table:formula="of:=IF(OR([.C525]=&quot;AC&quot;;[.C525]=&quot;BC&quot;);[.B525]-([.B525]*MOD([.A525];100)/100);[.B525])" office:value-type="float" office:value="19958.48" calcext:value-type="float">
            <text:p>19958</text:p>
          </table:table-cell>
          <table:table-cell table:formula="of:=[.E524]-[.D525]" office:value-type="float" office:value="-4578410.79" calcext:value-type="float">
            <text:p>-4578410,79</text:p>
          </table:table-cell>
          <table:table-cell table:number-columns-repeated="2"/>
        </table:table-row>
        <table:table-row table:style-name="ro2">
          <table:table-cell office:value-type="float" office:value="3623" calcext:value-type="float">
            <text:p>3623</text:p>
          </table:table-cell>
          <table:table-cell office:value-type="float" office:value="25993" calcext:value-type="float">
            <text:p>25993</text:p>
          </table:table-cell>
          <table:table-cell office:value-type="string" calcext:value-type="string">
            <text:p>AC</text:p>
          </table:table-cell>
          <table:table-cell table:formula="of:=IF(OR([.C526]=&quot;AC&quot;;[.C526]=&quot;BC&quot;);[.B526]-([.B526]*MOD([.A526];100)/100);[.B526])" office:value-type="float" office:value="20014.61" calcext:value-type="float">
            <text:p>20015</text:p>
          </table:table-cell>
          <table:table-cell table:formula="of:=[.E525]-[.D526]" office:value-type="float" office:value="-4598425.4" calcext:value-type="float">
            <text:p>-4598425,4</text:p>
          </table:table-cell>
          <table:table-cell table:number-columns-repeated="2"/>
        </table:table-row>
        <table:table-row table:style-name="ro2">
          <table:table-cell office:value-type="float" office:value="3134" calcext:value-type="float">
            <text:p>3134</text:p>
          </table:table-cell>
          <table:table-cell office:value-type="float" office:value="30362" calcext:value-type="float">
            <text:p>30362</text:p>
          </table:table-cell>
          <table:table-cell office:value-type="string" calcext:value-type="string">
            <text:p>BC</text:p>
          </table:table-cell>
          <table:table-cell table:formula="of:=IF(OR([.C527]=&quot;AC&quot;;[.C527]=&quot;BC&quot;);[.B527]-([.B527]*MOD([.A527];100)/100);[.B527])" office:value-type="float" office:value="20038.92" calcext:value-type="float">
            <text:p>20039</text:p>
          </table:table-cell>
          <table:table-cell table:formula="of:=[.E526]-[.D527]" office:value-type="float" office:value="-4618464.32" calcext:value-type="float">
            <text:p>-4618464,32</text:p>
          </table:table-cell>
          <table:table-cell table:number-columns-repeated="2"/>
        </table:table-row>
        <table:table-row table:style-name="ro2">
          <table:table-cell office:value-type="float" office:value="3289" calcext:value-type="float">
            <text:p>3289</text:p>
          </table:table-cell>
          <table:table-cell office:value-type="float" office:value="20097" calcext:value-type="float">
            <text:p>20097</text:p>
          </table:table-cell>
          <table:table-cell office:value-type="string" calcext:value-type="string">
            <text:p>B</text:p>
          </table:table-cell>
          <table:table-cell table:formula="of:=IF(OR([.C528]=&quot;AC&quot;;[.C528]=&quot;BC&quot;);[.B528]-([.B528]*MOD([.A528];100)/100);[.B528])" office:value-type="float" office:value="20097" calcext:value-type="float">
            <text:p>20097</text:p>
          </table:table-cell>
          <table:table-cell table:formula="of:=[.E527]-[.D528]" office:value-type="float" office:value="-4638561.32" calcext:value-type="float">
            <text:p>-4638561,32</text:p>
          </table:table-cell>
          <table:table-cell table:number-columns-repeated="2"/>
        </table:table-row>
        <table:table-row table:style-name="ro2">
          <table:table-cell office:value-type="float" office:value="3189" calcext:value-type="float">
            <text:p>3189</text:p>
          </table:table-cell>
          <table:table-cell office:value-type="float" office:value="20234" calcext:value-type="float">
            <text:p>20234</text:p>
          </table:table-cell>
          <table:table-cell office:value-type="string" calcext:value-type="string">
            <text:p>B</text:p>
          </table:table-cell>
          <table:table-cell table:formula="of:=IF(OR([.C529]=&quot;AC&quot;;[.C529]=&quot;BC&quot;);[.B529]-([.B529]*MOD([.A529];100)/100);[.B529])" office:value-type="float" office:value="20234" calcext:value-type="float">
            <text:p>20234</text:p>
          </table:table-cell>
          <table:table-cell table:formula="of:=[.E528]-[.D529]" office:value-type="float" office:value="-4658795.32" calcext:value-type="float">
            <text:p>-4658795,32</text:p>
          </table:table-cell>
          <table:table-cell table:number-columns-repeated="2"/>
        </table:table-row>
        <table:table-row table:style-name="ro2">
          <table:table-cell office:value-type="float" office:value="1846" calcext:value-type="float">
            <text:p>1846</text:p>
          </table:table-cell>
          <table:table-cell office:value-type="float" office:value="20260" calcext:value-type="float">
            <text:p>20260</text:p>
          </table:table-cell>
          <table:table-cell office:value-type="string" calcext:value-type="string">
            <text:p>A</text:p>
          </table:table-cell>
          <table:table-cell table:formula="of:=IF(OR([.C530]=&quot;AC&quot;;[.C530]=&quot;BC&quot;);[.B530]-([.B530]*MOD([.A530];100)/100);[.B530])" office:value-type="float" office:value="20260" calcext:value-type="float">
            <text:p>20260</text:p>
          </table:table-cell>
          <table:table-cell table:formula="of:=[.E529]-[.D530]" office:value-type="float" office:value="-4679055.32" calcext:value-type="float">
            <text:p>-4679055,32</text:p>
          </table:table-cell>
          <table:table-cell table:number-columns-repeated="2"/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float" office:value="23312" calcext:value-type="float">
            <text:p>23312</text:p>
          </table:table-cell>
          <table:table-cell office:value-type="string" calcext:value-type="string">
            <text:p>BC</text:p>
          </table:table-cell>
          <table:table-cell table:formula="of:=IF(OR([.C531]=&quot;AC&quot;;[.C531]=&quot;BC&quot;);[.B531]-([.B531]*MOD([.A531];100)/100);[.B531])" office:value-type="float" office:value="20281.44" calcext:value-type="float">
            <text:p>20281</text:p>
          </table:table-cell>
          <table:table-cell table:formula="of:=[.E530]-[.D531]" office:value-type="float" office:value="-4699336.76" calcext:value-type="float">
            <text:p>-4699336,76</text:p>
          </table:table-cell>
          <table:table-cell table:number-columns-repeated="2"/>
        </table:table-row>
        <table:table-row table:style-name="ro2">
          <table:table-cell office:value-type="float" office:value="1955" calcext:value-type="float">
            <text:p>1955</text:p>
          </table:table-cell>
          <table:table-cell office:value-type="float" office:value="20428" calcext:value-type="float">
            <text:p>20428</text:p>
          </table:table-cell>
          <table:table-cell office:value-type="string" calcext:value-type="string">
            <text:p>B</text:p>
          </table:table-cell>
          <table:table-cell table:formula="of:=IF(OR([.C532]=&quot;AC&quot;;[.C532]=&quot;BC&quot;);[.B532]-([.B532]*MOD([.A532];100)/100);[.B532])" office:value-type="float" office:value="20428" calcext:value-type="float">
            <text:p>20428</text:p>
          </table:table-cell>
          <table:table-cell table:formula="of:=[.E531]-[.D532]" office:value-type="float" office:value="-4719764.76" calcext:value-type="float">
            <text:p>-4719764,76</text:p>
          </table:table-cell>
          <table:table-cell table:number-columns-repeated="2"/>
        </table:table-row>
        <table:table-row table:style-name="ro2">
          <table:table-cell office:value-type="float" office:value="3517" calcext:value-type="float">
            <text:p>3517</text:p>
          </table:table-cell>
          <table:table-cell office:value-type="float" office:value="24624" calcext:value-type="float">
            <text:p>24624</text:p>
          </table:table-cell>
          <table:table-cell office:value-type="string" calcext:value-type="string">
            <text:p>BC</text:p>
          </table:table-cell>
          <table:table-cell table:formula="of:=IF(OR([.C533]=&quot;AC&quot;;[.C533]=&quot;BC&quot;);[.B533]-([.B533]*MOD([.A533];100)/100);[.B533])" office:value-type="float" office:value="20437.92" calcext:value-type="float">
            <text:p>20438</text:p>
          </table:table-cell>
          <table:table-cell table:formula="of:=[.E532]-[.D533]" office:value-type="float" office:value="-4740202.68" calcext:value-type="float">
            <text:p>-4740202,68</text:p>
          </table:table-cell>
          <table:table-cell table:number-columns-repeated="2"/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float" office:value="20447" calcext:value-type="float">
            <text:p>20447</text:p>
          </table:table-cell>
          <table:table-cell office:value-type="string" calcext:value-type="string">
            <text:p>A</text:p>
          </table:table-cell>
          <table:table-cell table:formula="of:=IF(OR([.C534]=&quot;AC&quot;;[.C534]=&quot;BC&quot;);[.B534]-([.B534]*MOD([.A534];100)/100);[.B534])" office:value-type="float" office:value="20447" calcext:value-type="float">
            <text:p>20447</text:p>
          </table:table-cell>
          <table:table-cell table:formula="of:=[.E533]-[.D534]" office:value-type="float" office:value="-4760649.68" calcext:value-type="float">
            <text:p>-4760649,68</text:p>
          </table:table-cell>
          <table:table-cell table:number-columns-repeated="2"/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float" office:value="20598" calcext:value-type="float">
            <text:p>20598</text:p>
          </table:table-cell>
          <table:table-cell office:value-type="string" calcext:value-type="string">
            <text:p>B</text:p>
          </table:table-cell>
          <table:table-cell table:formula="of:=IF(OR([.C535]=&quot;AC&quot;;[.C535]=&quot;BC&quot;);[.B535]-([.B535]*MOD([.A535];100)/100);[.B535])" office:value-type="float" office:value="20598" calcext:value-type="float">
            <text:p>20598</text:p>
          </table:table-cell>
          <table:table-cell table:formula="of:=[.E534]-[.D535]" office:value-type="float" office:value="-4781247.68" calcext:value-type="float">
            <text:p>-4781247,68</text:p>
          </table:table-cell>
          <table:table-cell table:number-columns-repeated="2"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float" office:value="25532" calcext:value-type="float">
            <text:p>25532</text:p>
          </table:table-cell>
          <table:table-cell office:value-type="string" calcext:value-type="string">
            <text:p>AC</text:p>
          </table:table-cell>
          <table:table-cell table:formula="of:=IF(OR([.C536]=&quot;AC&quot;;[.C536]=&quot;BC&quot;);[.B536]-([.B536]*MOD([.A536];100)/100);[.B536])" office:value-type="float" office:value="20680.92" calcext:value-type="float">
            <text:p>20681</text:p>
          </table:table-cell>
          <table:table-cell table:formula="of:=[.E535]-[.D536]" office:value-type="float" office:value="-4801928.6" calcext:value-type="float">
            <text:p>-4801928,6</text:p>
          </table:table-cell>
          <table:table-cell table:number-columns-repeated="2"/>
        </table:table-row>
        <table:table-row table:style-name="ro2">
          <table:table-cell office:value-type="float" office:value="1954" calcext:value-type="float">
            <text:p>1954</text:p>
          </table:table-cell>
          <table:table-cell office:value-type="float" office:value="20685" calcext:value-type="float">
            <text:p>20685</text:p>
          </table:table-cell>
          <table:table-cell office:value-type="string" calcext:value-type="string">
            <text:p>A</text:p>
          </table:table-cell>
          <table:table-cell table:formula="of:=IF(OR([.C537]=&quot;AC&quot;;[.C537]=&quot;BC&quot;);[.B537]-([.B537]*MOD([.A537];100)/100);[.B537])" office:value-type="float" office:value="20685" calcext:value-type="float">
            <text:p>20685</text:p>
          </table:table-cell>
          <table:table-cell table:formula="of:=[.E536]-[.D537]" office:value-type="float" office:value="-4822613.6" calcext:value-type="float">
            <text:p>-4822613,6</text:p>
          </table:table-cell>
          <table:table-cell table:number-columns-repeated="2"/>
        </table:table-row>
        <table:table-row table:style-name="ro2">
          <table:table-cell office:value-type="float" office:value="1048" calcext:value-type="float">
            <text:p>1048</text:p>
          </table:table-cell>
          <table:table-cell office:value-type="float" office:value="39949" calcext:value-type="float">
            <text:p>39949</text:p>
          </table:table-cell>
          <table:table-cell office:value-type="string" calcext:value-type="string">
            <text:p>AC</text:p>
          </table:table-cell>
          <table:table-cell table:formula="of:=IF(OR([.C538]=&quot;AC&quot;;[.C538]=&quot;BC&quot;);[.B538]-([.B538]*MOD([.A538];100)/100);[.B538])" office:value-type="float" office:value="20773.48" calcext:value-type="float">
            <text:p>20773</text:p>
          </table:table-cell>
          <table:table-cell table:formula="of:=[.E537]-[.D538]" office:value-type="float" office:value="-4843387.08" calcext:value-type="float">
            <text:p>-4843387,08</text:p>
          </table:table-cell>
          <table:table-cell table:number-columns-repeated="2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20793" calcext:value-type="float">
            <text:p>20793</text:p>
          </table:table-cell>
          <table:table-cell office:value-type="string" calcext:value-type="string">
            <text:p>B</text:p>
          </table:table-cell>
          <table:table-cell table:formula="of:=IF(OR([.C539]=&quot;AC&quot;;[.C539]=&quot;BC&quot;);[.B539]-([.B539]*MOD([.A539];100)/100);[.B539])" office:value-type="float" office:value="20793" calcext:value-type="float">
            <text:p>20793</text:p>
          </table:table-cell>
          <table:table-cell table:formula="of:=[.E538]-[.D539]" office:value-type="float" office:value="-4864180.08" calcext:value-type="float">
            <text:p>-4864180,08</text:p>
          </table:table-cell>
          <table:table-cell table:number-columns-repeated="2"/>
        </table:table-row>
        <table:table-row table:style-name="ro2">
          <table:table-cell office:value-type="float" office:value="3645" calcext:value-type="float">
            <text:p>3645</text:p>
          </table:table-cell>
          <table:table-cell office:value-type="float" office:value="37811" calcext:value-type="float">
            <text:p>37811</text:p>
          </table:table-cell>
          <table:table-cell office:value-type="string" calcext:value-type="string">
            <text:p>AC</text:p>
          </table:table-cell>
          <table:table-cell table:formula="of:=IF(OR([.C540]=&quot;AC&quot;;[.C540]=&quot;BC&quot;);[.B540]-([.B540]*MOD([.A540];100)/100);[.B540])" office:value-type="float" office:value="20796.05" calcext:value-type="float">
            <text:p>20796</text:p>
          </table:table-cell>
          <table:table-cell table:formula="of:=[.E539]-[.D540]" office:value-type="float" office:value="-4884976.13" calcext:value-type="float">
            <text:p>-4884976,13</text:p>
          </table:table-cell>
          <table:table-cell table:number-columns-repeated="2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32530" calcext:value-type="float">
            <text:p>32530</text:p>
          </table:table-cell>
          <table:table-cell office:value-type="string" calcext:value-type="string">
            <text:p>AC</text:p>
          </table:table-cell>
          <table:table-cell table:formula="of:=IF(OR([.C541]=&quot;AC&quot;;[.C541]=&quot;BC&quot;);[.B541]-([.B541]*MOD([.A541];100)/100);[.B541])" office:value-type="float" office:value="20819.2" calcext:value-type="float">
            <text:p>20819</text:p>
          </table:table-cell>
          <table:table-cell table:formula="of:=[.E540]-[.D541]" office:value-type="float" office:value="-4905795.33" calcext:value-type="float">
            <text:p>-4905795,33</text:p>
          </table:table-cell>
          <table:table-cell table:number-columns-repeated="2"/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float" office:value="20886" calcext:value-type="float">
            <text:p>20886</text:p>
          </table:table-cell>
          <table:table-cell office:value-type="string" calcext:value-type="string">
            <text:p>A</text:p>
          </table:table-cell>
          <table:table-cell table:formula="of:=IF(OR([.C542]=&quot;AC&quot;;[.C542]=&quot;BC&quot;);[.B542]-([.B542]*MOD([.A542];100)/100);[.B542])" office:value-type="float" office:value="20886" calcext:value-type="float">
            <text:p>20886</text:p>
          </table:table-cell>
          <table:table-cell table:formula="of:=[.E541]-[.D542]" office:value-type="float" office:value="-4926681.33" calcext:value-type="float">
            <text:p>-4926681,33</text:p>
          </table:table-cell>
          <table:table-cell table:number-columns-repeated="2"/>
        </table:table-row>
        <table:table-row table:style-name="ro2">
          <table:table-cell office:value-type="float" office:value="1227" calcext:value-type="float">
            <text:p>1227</text:p>
          </table:table-cell>
          <table:table-cell office:value-type="float" office:value="28671" calcext:value-type="float">
            <text:p>28671</text:p>
          </table:table-cell>
          <table:table-cell office:value-type="string" calcext:value-type="string">
            <text:p>BC</text:p>
          </table:table-cell>
          <table:table-cell table:formula="of:=IF(OR([.C543]=&quot;AC&quot;;[.C543]=&quot;BC&quot;);[.B543]-([.B543]*MOD([.A543];100)/100);[.B543])" office:value-type="float" office:value="20929.83" calcext:value-type="float">
            <text:p>20930</text:p>
          </table:table-cell>
          <table:table-cell table:formula="of:=[.E542]-[.D543]" office:value-type="float" office:value="-4947611.16" calcext:value-type="float">
            <text:p>-4947611,16</text:p>
          </table:table-cell>
          <table:table-cell table:number-columns-repeated="2"/>
        </table:table-row>
        <table:table-row table:style-name="ro2">
          <table:table-cell office:value-type="float" office:value="3717" calcext:value-type="float">
            <text:p>3717</text:p>
          </table:table-cell>
          <table:table-cell office:value-type="float" office:value="25547" calcext:value-type="float">
            <text:p>25547</text:p>
          </table:table-cell>
          <table:table-cell office:value-type="string" calcext:value-type="string">
            <text:p>BC</text:p>
          </table:table-cell>
          <table:table-cell table:formula="of:=IF(OR([.C544]=&quot;AC&quot;;[.C544]=&quot;BC&quot;);[.B544]-([.B544]*MOD([.A544];100)/100);[.B544])" office:value-type="float" office:value="21204.01" calcext:value-type="float">
            <text:p>21204</text:p>
          </table:table-cell>
          <table:table-cell table:formula="of:=[.E543]-[.D544]" office:value-type="float" office:value="-4968815.17" calcext:value-type="float">
            <text:p>-4968815,17</text:p>
          </table:table-cell>
          <table:table-cell table:number-columns-repeated="2"/>
        </table:table-row>
        <table:table-row table:style-name="ro2">
          <table:table-cell office:value-type="float" office:value="2732" calcext:value-type="float">
            <text:p>2732</text:p>
          </table:table-cell>
          <table:table-cell office:value-type="float" office:value="31329" calcext:value-type="float">
            <text:p>31329</text:p>
          </table:table-cell>
          <table:table-cell office:value-type="string" calcext:value-type="string">
            <text:p>AC</text:p>
          </table:table-cell>
          <table:table-cell table:formula="of:=IF(OR([.C545]=&quot;AC&quot;;[.C545]=&quot;BC&quot;);[.B545]-([.B545]*MOD([.A545];100)/100);[.B545])" office:value-type="float" office:value="21303.72" calcext:value-type="float">
            <text:p>21304</text:p>
          </table:table-cell>
          <table:table-cell table:formula="of:=[.E544]-[.D545]" office:value-type="float" office:value="-4990118.89" calcext:value-type="float">
            <text:p>-4990118,89</text:p>
          </table:table-cell>
          <table:table-cell table:number-columns-repeated="2"/>
        </table:table-row>
        <table:table-row table:style-name="ro2">
          <table:table-cell office:value-type="float" office:value="2480" calcext:value-type="float">
            <text:p>2480</text:p>
          </table:table-cell>
          <table:table-cell office:value-type="float" office:value="21306" calcext:value-type="float">
            <text:p>21306</text:p>
          </table:table-cell>
          <table:table-cell office:value-type="string" calcext:value-type="string">
            <text:p>A</text:p>
          </table:table-cell>
          <table:table-cell table:formula="of:=IF(OR([.C546]=&quot;AC&quot;;[.C546]=&quot;BC&quot;);[.B546]-([.B546]*MOD([.A546];100)/100);[.B546])" office:value-type="float" office:value="21306" calcext:value-type="float">
            <text:p>21306</text:p>
          </table:table-cell>
          <table:table-cell table:formula="of:=[.E545]-[.D546]" office:value-type="float" office:value="-5011424.89" calcext:value-type="float">
            <text:p>-5011424,89</text:p>
          </table:table-cell>
          <table:table-cell table:number-columns-repeated="2"/>
        </table:table-row>
        <table:table-row table:style-name="ro2">
          <table:table-cell office:value-type="float" office:value="3852" calcext:value-type="float">
            <text:p>3852</text:p>
          </table:table-cell>
          <table:table-cell office:value-type="float" office:value="21464" calcext:value-type="float">
            <text:p>21464</text:p>
          </table:table-cell>
          <table:table-cell office:value-type="string" calcext:value-type="string">
            <text:p>A</text:p>
          </table:table-cell>
          <table:table-cell table:formula="of:=IF(OR([.C547]=&quot;AC&quot;;[.C547]=&quot;BC&quot;);[.B547]-([.B547]*MOD([.A547];100)/100);[.B547])" office:value-type="float" office:value="21464" calcext:value-type="float">
            <text:p>21464</text:p>
          </table:table-cell>
          <table:table-cell table:formula="of:=[.E546]-[.D547]" office:value-type="float" office:value="-5032888.89" calcext:value-type="float">
            <text:p>-5032888,89</text:p>
          </table:table-cell>
          <table:table-cell table:number-columns-repeated="2"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float" office:value="21524" calcext:value-type="float">
            <text:p>21524</text:p>
          </table:table-cell>
          <table:table-cell office:value-type="string" calcext:value-type="string">
            <text:p>A</text:p>
          </table:table-cell>
          <table:table-cell table:formula="of:=IF(OR([.C548]=&quot;AC&quot;;[.C548]=&quot;BC&quot;);[.B548]-([.B548]*MOD([.A548];100)/100);[.B548])" office:value-type="float" office:value="21524" calcext:value-type="float">
            <text:p>21524</text:p>
          </table:table-cell>
          <table:table-cell table:formula="of:=[.E547]-[.D548]" office:value-type="float" office:value="-5054412.89" calcext:value-type="float">
            <text:p>-5054412,89</text:p>
          </table:table-cell>
          <table:table-cell table:number-columns-repeated="2"/>
        </table:table-row>
        <table:table-row table:style-name="ro2">
          <table:table-cell office:value-type="float" office:value="2939" calcext:value-type="float">
            <text:p>2939</text:p>
          </table:table-cell>
          <table:table-cell office:value-type="float" office:value="35324" calcext:value-type="float">
            <text:p>35324</text:p>
          </table:table-cell>
          <table:table-cell office:value-type="string" calcext:value-type="string">
            <text:p>AC</text:p>
          </table:table-cell>
          <table:table-cell table:formula="of:=IF(OR([.C549]=&quot;AC&quot;;[.C549]=&quot;BC&quot;);[.B549]-([.B549]*MOD([.A549];100)/100);[.B549])" office:value-type="float" office:value="21547.64" calcext:value-type="float">
            <text:p>21548</text:p>
          </table:table-cell>
          <table:table-cell table:formula="of:=[.E548]-[.D549]" office:value-type="float" office:value="-5075960.53" calcext:value-type="float">
            <text:p>-5075960,53</text:p>
          </table:table-cell>
          <table:table-cell table:number-columns-repeated="2"/>
        </table:table-row>
        <table:table-row table:style-name="ro2">
          <table:table-cell office:value-type="float" office:value="3548" calcext:value-type="float">
            <text:p>3548</text:p>
          </table:table-cell>
          <table:table-cell office:value-type="float" office:value="41477" calcext:value-type="float">
            <text:p>41477</text:p>
          </table:table-cell>
          <table:table-cell office:value-type="string" calcext:value-type="string">
            <text:p>AC</text:p>
          </table:table-cell>
          <table:table-cell table:formula="of:=IF(OR([.C550]=&quot;AC&quot;;[.C550]=&quot;BC&quot;);[.B550]-([.B550]*MOD([.A550];100)/100);[.B550])" office:value-type="float" office:value="21568.04" calcext:value-type="float">
            <text:p>21568</text:p>
          </table:table-cell>
          <table:table-cell table:formula="of:=[.E549]-[.D550]" office:value-type="float" office:value="-5097528.57" calcext:value-type="float">
            <text:p>-5097528,57</text:p>
          </table:table-cell>
          <table:table-cell table:number-columns-repeated="2"/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float" office:value="21592" calcext:value-type="float">
            <text:p>21592</text:p>
          </table:table-cell>
          <table:table-cell office:value-type="string" calcext:value-type="string">
            <text:p>A</text:p>
          </table:table-cell>
          <table:table-cell table:formula="of:=IF(OR([.C551]=&quot;AC&quot;;[.C551]=&quot;BC&quot;);[.B551]-([.B551]*MOD([.A551];100)/100);[.B551])" office:value-type="float" office:value="21592" calcext:value-type="float">
            <text:p>21592</text:p>
          </table:table-cell>
          <table:table-cell table:formula="of:=[.E550]-[.D551]" office:value-type="float" office:value="-5119120.57" calcext:value-type="float">
            <text:p>-5119120,57</text:p>
          </table:table-cell>
          <table:table-cell table:number-columns-repeated="2"/>
        </table:table-row>
        <table:table-row table:style-name="ro2">
          <table:table-cell office:value-type="float" office:value="2433" calcext:value-type="float">
            <text:p>2433</text:p>
          </table:table-cell>
          <table:table-cell office:value-type="float" office:value="21622" calcext:value-type="float">
            <text:p>21622</text:p>
          </table:table-cell>
          <table:table-cell office:value-type="string" calcext:value-type="string">
            <text:p>A</text:p>
          </table:table-cell>
          <table:table-cell table:formula="of:=IF(OR([.C552]=&quot;AC&quot;;[.C552]=&quot;BC&quot;);[.B552]-([.B552]*MOD([.A552];100)/100);[.B552])" office:value-type="float" office:value="21622" calcext:value-type="float">
            <text:p>21622</text:p>
          </table:table-cell>
          <table:table-cell table:formula="of:=[.E551]-[.D552]" office:value-type="float" office:value="-5140742.57" calcext:value-type="float">
            <text:p>-5140742,57</text:p>
          </table:table-cell>
          <table:table-cell table:number-columns-repeated="2"/>
        </table:table-row>
        <table:table-row table:style-name="ro2">
          <table:table-cell office:value-type="float" office:value="2747" calcext:value-type="float">
            <text:p>2747</text:p>
          </table:table-cell>
          <table:table-cell office:value-type="float" office:value="40866" calcext:value-type="float">
            <text:p>40866</text:p>
          </table:table-cell>
          <table:table-cell office:value-type="string" calcext:value-type="string">
            <text:p>BC</text:p>
          </table:table-cell>
          <table:table-cell table:formula="of:=IF(OR([.C553]=&quot;AC&quot;;[.C553]=&quot;BC&quot;);[.B553]-([.B553]*MOD([.A553];100)/100);[.B553])" office:value-type="float" office:value="21658.98" calcext:value-type="float">
            <text:p>21659</text:p>
          </table:table-cell>
          <table:table-cell table:formula="of:=[.E552]-[.D553]" office:value-type="float" office:value="-5162401.55" calcext:value-type="float">
            <text:p>-5162401,55</text:p>
          </table:table-cell>
          <table:table-cell table:number-columns-repeated="2"/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float" office:value="22384" calcext:value-type="float">
            <text:p>22384</text:p>
          </table:table-cell>
          <table:table-cell office:value-type="string" calcext:value-type="string">
            <text:p>BC</text:p>
          </table:table-cell>
          <table:table-cell table:formula="of:=IF(OR([.C554]=&quot;AC&quot;;[.C554]=&quot;BC&quot;);[.B554]-([.B554]*MOD([.A554];100)/100);[.B554])" office:value-type="float" office:value="21936.32" calcext:value-type="float">
            <text:p>21936</text:p>
          </table:table-cell>
          <table:table-cell table:formula="of:=[.E553]-[.D554]" office:value-type="float" office:value="-5184337.87" calcext:value-type="float">
            <text:p>-5184337,87</text:p>
          </table:table-cell>
          <table:table-cell table:number-columns-repeated="2"/>
        </table:table-row>
        <table:table-row table:style-name="ro2">
          <table:table-cell office:value-type="float" office:value="2653" calcext:value-type="float">
            <text:p>2653</text:p>
          </table:table-cell>
          <table:table-cell office:value-type="float" office:value="21939" calcext:value-type="float">
            <text:p>21939</text:p>
          </table:table-cell>
          <table:table-cell office:value-type="string" calcext:value-type="string">
            <text:p>B</text:p>
          </table:table-cell>
          <table:table-cell table:formula="of:=IF(OR([.C555]=&quot;AC&quot;;[.C555]=&quot;BC&quot;);[.B555]-([.B555]*MOD([.A555];100)/100);[.B555])" office:value-type="float" office:value="21939" calcext:value-type="float">
            <text:p>21939</text:p>
          </table:table-cell>
          <table:table-cell table:formula="of:=[.E554]-[.D555]" office:value-type="float" office:value="-5206276.87" calcext:value-type="float">
            <text:p>-5206276,87</text:p>
          </table:table-cell>
          <table:table-cell table:number-columns-repeated="2"/>
        </table:table-row>
        <table:table-row table:style-name="ro2">
          <table:table-cell office:value-type="float" office:value="3154" calcext:value-type="float">
            <text:p>3154</text:p>
          </table:table-cell>
          <table:table-cell office:value-type="float" office:value="21995" calcext:value-type="float">
            <text:p>21995</text:p>
          </table:table-cell>
          <table:table-cell office:value-type="string" calcext:value-type="string">
            <text:p>B</text:p>
          </table:table-cell>
          <table:table-cell table:formula="of:=IF(OR([.C556]=&quot;AC&quot;;[.C556]=&quot;BC&quot;);[.B556]-([.B556]*MOD([.A556];100)/100);[.B556])" office:value-type="float" office:value="21995" calcext:value-type="float">
            <text:p>21995</text:p>
          </table:table-cell>
          <table:table-cell table:formula="of:=[.E555]-[.D556]" office:value-type="float" office:value="-5228271.87" calcext:value-type="float">
            <text:p>-5228271,87</text:p>
          </table:table-cell>
          <table:table-cell table:number-columns-repeated="2"/>
        </table:table-row>
        <table:table-row table:style-name="ro2">
          <table:table-cell office:value-type="float" office:value="1220" calcext:value-type="float">
            <text:p>1220</text:p>
          </table:table-cell>
          <table:table-cell office:value-type="float" office:value="22063" calcext:value-type="float">
            <text:p>22063</text:p>
          </table:table-cell>
          <table:table-cell office:value-type="string" calcext:value-type="string">
            <text:p>B</text:p>
          </table:table-cell>
          <table:table-cell table:formula="of:=IF(OR([.C557]=&quot;AC&quot;;[.C557]=&quot;BC&quot;);[.B557]-([.B557]*MOD([.A557];100)/100);[.B557])" office:value-type="float" office:value="22063" calcext:value-type="float">
            <text:p>22063</text:p>
          </table:table-cell>
          <table:table-cell table:formula="of:=[.E556]-[.D557]" office:value-type="float" office:value="-5250334.87" calcext:value-type="float">
            <text:p>-5250334,87</text:p>
          </table:table-cell>
          <table:table-cell table:number-columns-repeated="2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22133" calcext:value-type="float">
            <text:p>22133</text:p>
          </table:table-cell>
          <table:table-cell office:value-type="string" calcext:value-type="string">
            <text:p>A</text:p>
          </table:table-cell>
          <table:table-cell table:formula="of:=IF(OR([.C558]=&quot;AC&quot;;[.C558]=&quot;BC&quot;);[.B558]-([.B558]*MOD([.A558];100)/100);[.B558])" office:value-type="float" office:value="22133" calcext:value-type="float">
            <text:p>22133</text:p>
          </table:table-cell>
          <table:table-cell table:formula="of:=[.E557]-[.D558]" office:value-type="float" office:value="-5272467.87" calcext:value-type="float">
            <text:p>-5272467,87</text:p>
          </table:table-cell>
          <table:table-cell table:number-columns-repeated="2"/>
        </table:table-row>
        <table:table-row table:style-name="ro2">
          <table:table-cell office:value-type="float" office:value="3501" calcext:value-type="float">
            <text:p>3501</text:p>
          </table:table-cell>
          <table:table-cell office:value-type="float" office:value="22362" calcext:value-type="float">
            <text:p>22362</text:p>
          </table:table-cell>
          <table:table-cell office:value-type="string" calcext:value-type="string">
            <text:p>AC</text:p>
          </table:table-cell>
          <table:table-cell table:formula="of:=IF(OR([.C559]=&quot;AC&quot;;[.C559]=&quot;BC&quot;);[.B559]-([.B559]*MOD([.A559];100)/100);[.B559])" office:value-type="float" office:value="22138.38" calcext:value-type="float">
            <text:p>22138</text:p>
          </table:table-cell>
          <table:table-cell table:formula="of:=[.E558]-[.D559]" office:value-type="float" office:value="-5294606.25" calcext:value-type="float">
            <text:p>-5294606,25</text:p>
          </table:table-cell>
          <table:table-cell table:number-columns-repeated="2"/>
        </table:table-row>
        <table:table-row table:style-name="ro2">
          <table:table-cell office:value-type="float" office:value="977" calcext:value-type="float">
            <text:p>977</text:p>
          </table:table-cell>
          <table:table-cell office:value-type="float" office:value="22266" calcext:value-type="float">
            <text:p>22266</text:p>
          </table:table-cell>
          <table:table-cell office:value-type="string" calcext:value-type="string">
            <text:p>B</text:p>
          </table:table-cell>
          <table:table-cell table:formula="of:=IF(OR([.C560]=&quot;AC&quot;;[.C560]=&quot;BC&quot;);[.B560]-([.B560]*MOD([.A560];100)/100);[.B560])" office:value-type="float" office:value="22266" calcext:value-type="float">
            <text:p>22266</text:p>
          </table:table-cell>
          <table:table-cell table:formula="of:=[.E559]-[.D560]" office:value-type="float" office:value="-5316872.25" calcext:value-type="float">
            <text:p>-5316872,25</text:p>
          </table:table-cell>
          <table:table-cell table:number-columns-repeated="2"/>
        </table:table-row>
        <table:table-row table:style-name="ro2">
          <table:table-cell office:value-type="float" office:value="2855" calcext:value-type="float">
            <text:p>2855</text:p>
          </table:table-cell>
          <table:table-cell office:value-type="float" office:value="49618" calcext:value-type="float">
            <text:p>49618</text:p>
          </table:table-cell>
          <table:table-cell office:value-type="string" calcext:value-type="string">
            <text:p>AC</text:p>
          </table:table-cell>
          <table:table-cell table:formula="of:=IF(OR([.C561]=&quot;AC&quot;;[.C561]=&quot;BC&quot;);[.B561]-([.B561]*MOD([.A561];100)/100);[.B561])" office:value-type="float" office:value="22328.1" calcext:value-type="float">
            <text:p>22328</text:p>
          </table:table-cell>
          <table:table-cell table:formula="of:=[.E560]-[.D561]" office:value-type="float" office:value="-5339200.35" calcext:value-type="float">
            <text:p>-5339200,35</text:p>
          </table:table-cell>
          <table:table-cell table:number-columns-repeated="2"/>
        </table:table-row>
        <table:table-row table:style-name="ro2">
          <table:table-cell office:value-type="float" office:value="3659" calcext:value-type="float">
            <text:p>3659</text:p>
          </table:table-cell>
          <table:table-cell office:value-type="float" office:value="54495" calcext:value-type="float">
            <text:p>54495</text:p>
          </table:table-cell>
          <table:table-cell office:value-type="string" calcext:value-type="string">
            <text:p>BC</text:p>
          </table:table-cell>
          <table:table-cell table:formula="of:=IF(OR([.C562]=&quot;AC&quot;;[.C562]=&quot;BC&quot;);[.B562]-([.B562]*MOD([.A562];100)/100);[.B562])" office:value-type="float" office:value="22342.95" calcext:value-type="float">
            <text:p>22343</text:p>
          </table:table-cell>
          <table:table-cell table:formula="of:=[.E561]-[.D562]" office:value-type="float" office:value="-5361543.3" calcext:value-type="float">
            <text:p>-5361543,3</text:p>
          </table:table-cell>
          <table:table-cell table:number-columns-repeated="2"/>
        </table:table-row>
        <table:table-row table:style-name="ro2">
          <table:table-cell office:value-type="float" office:value="1325" calcext:value-type="float">
            <text:p>1325</text:p>
          </table:table-cell>
          <table:table-cell office:value-type="float" office:value="22347" calcext:value-type="float">
            <text:p>22347</text:p>
          </table:table-cell>
          <table:table-cell office:value-type="string" calcext:value-type="string">
            <text:p>B</text:p>
          </table:table-cell>
          <table:table-cell table:formula="of:=IF(OR([.C563]=&quot;AC&quot;;[.C563]=&quot;BC&quot;);[.B563]-([.B563]*MOD([.A563];100)/100);[.B563])" office:value-type="float" office:value="22347" calcext:value-type="float">
            <text:p>22347</text:p>
          </table:table-cell>
          <table:table-cell table:formula="of:=[.E562]-[.D563]" office:value-type="float" office:value="-5383890.3" calcext:value-type="float">
            <text:p>-5383890,3</text:p>
          </table:table-cell>
          <table:table-cell table:number-columns-repeated="2"/>
        </table:table-row>
        <table:table-row table:style-name="ro2">
          <table:table-cell office:value-type="float" office:value="2671" calcext:value-type="float">
            <text:p>2671</text:p>
          </table:table-cell>
          <table:table-cell office:value-type="float" office:value="22370" calcext:value-type="float">
            <text:p>22370</text:p>
          </table:table-cell>
          <table:table-cell office:value-type="string" calcext:value-type="string">
            <text:p>A</text:p>
          </table:table-cell>
          <table:table-cell table:formula="of:=IF(OR([.C564]=&quot;AC&quot;;[.C564]=&quot;BC&quot;);[.B564]-([.B564]*MOD([.A564];100)/100);[.B564])" office:value-type="float" office:value="22370" calcext:value-type="float">
            <text:p>22370</text:p>
          </table:table-cell>
          <table:table-cell table:formula="of:=[.E563]-[.D564]" office:value-type="float" office:value="-5406260.3" calcext:value-type="float">
            <text:p>-5406260,3</text:p>
          </table:table-cell>
          <table:table-cell table:number-columns-repeated="2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22383" calcext:value-type="float">
            <text:p>22383</text:p>
          </table:table-cell>
          <table:table-cell office:value-type="string" calcext:value-type="string">
            <text:p>A</text:p>
          </table:table-cell>
          <table:table-cell table:formula="of:=IF(OR([.C565]=&quot;AC&quot;;[.C565]=&quot;BC&quot;);[.B565]-([.B565]*MOD([.A565];100)/100);[.B565])" office:value-type="float" office:value="22383" calcext:value-type="float">
            <text:p>22383</text:p>
          </table:table-cell>
          <table:table-cell table:formula="of:=[.E564]-[.D565]" office:value-type="float" office:value="-5428643.3" calcext:value-type="float">
            <text:p>-5428643,3</text:p>
          </table:table-cell>
          <table:table-cell table:number-columns-repeated="2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float" office:value="31107" calcext:value-type="float">
            <text:p>31107</text:p>
          </table:table-cell>
          <table:table-cell office:value-type="string" calcext:value-type="string">
            <text:p>AC</text:p>
          </table:table-cell>
          <table:table-cell table:formula="of:=IF(OR([.C566]=&quot;AC&quot;;[.C566]=&quot;BC&quot;);[.B566]-([.B566]*MOD([.A566];100)/100);[.B566])" office:value-type="float" office:value="22397.04" calcext:value-type="float">
            <text:p>22397</text:p>
          </table:table-cell>
          <table:table-cell table:formula="of:=[.E565]-[.D566]" office:value-type="float" office:value="-5451040.34" calcext:value-type="float">
            <text:p>-5451040,34</text:p>
          </table:table-cell>
          <table:table-cell table:number-columns-repeated="2"/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float" office:value="23116" calcext:value-type="float">
            <text:p>23116</text:p>
          </table:table-cell>
          <table:table-cell office:value-type="string" calcext:value-type="string">
            <text:p>AC</text:p>
          </table:table-cell>
          <table:table-cell table:formula="of:=IF(OR([.C567]=&quot;AC&quot;;[.C567]=&quot;BC&quot;);[.B567]-([.B567]*MOD([.A567];100)/100);[.B567])" office:value-type="float" office:value="22422.52" calcext:value-type="float">
            <text:p>22423</text:p>
          </table:table-cell>
          <table:table-cell table:formula="of:=[.E566]-[.D567]" office:value-type="float" office:value="-5473462.86" calcext:value-type="float">
            <text:p>-5473462,86</text:p>
          </table:table-cell>
          <table:table-cell table:number-columns-repeated="2"/>
        </table:table-row>
        <table:table-row table:style-name="ro2">
          <table:table-cell office:value-type="float" office:value="1344" calcext:value-type="float">
            <text:p>1344</text:p>
          </table:table-cell>
          <table:table-cell office:value-type="float" office:value="40204" calcext:value-type="float">
            <text:p>40204</text:p>
          </table:table-cell>
          <table:table-cell office:value-type="string" calcext:value-type="string">
            <text:p>BC</text:p>
          </table:table-cell>
          <table:table-cell table:formula="of:=IF(OR([.C568]=&quot;AC&quot;;[.C568]=&quot;BC&quot;);[.B568]-([.B568]*MOD([.A568];100)/100);[.B568])" office:value-type="float" office:value="22514.24" calcext:value-type="float">
            <text:p>22514</text:p>
          </table:table-cell>
          <table:table-cell table:formula="of:=[.E567]-[.D568]" office:value-type="float" office:value="-5495977.1" calcext:value-type="float">
            <text:p>-5495977,1</text:p>
          </table:table-cell>
          <table:table-cell table:number-columns-repeated="2"/>
        </table:table-row>
        <table:table-row table:style-name="ro2">
          <table:table-cell office:value-type="float" office:value="2443" calcext:value-type="float">
            <text:p>2443</text:p>
          </table:table-cell>
          <table:table-cell office:value-type="float" office:value="22538" calcext:value-type="float">
            <text:p>22538</text:p>
          </table:table-cell>
          <table:table-cell office:value-type="string" calcext:value-type="string">
            <text:p>A</text:p>
          </table:table-cell>
          <table:table-cell table:formula="of:=IF(OR([.C569]=&quot;AC&quot;;[.C569]=&quot;BC&quot;);[.B569]-([.B569]*MOD([.A569];100)/100);[.B569])" office:value-type="float" office:value="22538" calcext:value-type="float">
            <text:p>22538</text:p>
          </table:table-cell>
          <table:table-cell table:formula="of:=[.E568]-[.D569]" office:value-type="float" office:value="-5518515.1" calcext:value-type="float">
            <text:p>-5518515,1</text:p>
          </table:table-cell>
          <table:table-cell table:number-columns-repeated="2"/>
        </table:table-row>
        <table:table-row table:style-name="ro2">
          <table:table-cell office:value-type="float" office:value="2165" calcext:value-type="float">
            <text:p>2165</text:p>
          </table:table-cell>
          <table:table-cell office:value-type="float" office:value="22544" calcext:value-type="float">
            <text:p>22544</text:p>
          </table:table-cell>
          <table:table-cell office:value-type="string" calcext:value-type="string">
            <text:p>B</text:p>
          </table:table-cell>
          <table:table-cell table:formula="of:=IF(OR([.C570]=&quot;AC&quot;;[.C570]=&quot;BC&quot;);[.B570]-([.B570]*MOD([.A570];100)/100);[.B570])" office:value-type="float" office:value="22544" calcext:value-type="float">
            <text:p>22544</text:p>
          </table:table-cell>
          <table:table-cell table:formula="of:=[.E569]-[.D570]" office:value-type="float" office:value="-5541059.1" calcext:value-type="float">
            <text:p>-5541059,1</text:p>
          </table:table-cell>
          <table:table-cell table:number-columns-repeated="2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46069" calcext:value-type="float">
            <text:p>46069</text:p>
          </table:table-cell>
          <table:table-cell office:value-type="string" calcext:value-type="string">
            <text:p>BC</text:p>
          </table:table-cell>
          <table:table-cell table:formula="of:=IF(OR([.C571]=&quot;AC&quot;;[.C571]=&quot;BC&quot;);[.B571]-([.B571]*MOD([.A571];100)/100);[.B571])" office:value-type="float" office:value="22573.81" calcext:value-type="float">
            <text:p>22574</text:p>
          </table:table-cell>
          <table:table-cell table:formula="of:=[.E570]-[.D571]" office:value-type="float" office:value="-5563632.91" calcext:value-type="float">
            <text:p>-5563632,91</text:p>
          </table:table-cell>
          <table:table-cell table:number-columns-repeated="2"/>
        </table:table-row>
        <table:table-row table:style-name="ro2">
          <table:table-cell office:value-type="float" office:value="3358" calcext:value-type="float">
            <text:p>3358</text:p>
          </table:table-cell>
          <table:table-cell office:value-type="float" office:value="53766" calcext:value-type="float">
            <text:p>53766</text:p>
          </table:table-cell>
          <table:table-cell office:value-type="string" calcext:value-type="string">
            <text:p>BC</text:p>
          </table:table-cell>
          <table:table-cell table:formula="of:=IF(OR([.C572]=&quot;AC&quot;;[.C572]=&quot;BC&quot;);[.B572]-([.B572]*MOD([.A572];100)/100);[.B572])" office:value-type="float" office:value="22581.72" calcext:value-type="float">
            <text:p>22582</text:p>
          </table:table-cell>
          <table:table-cell table:formula="of:=[.E571]-[.D572]" office:value-type="float" office:value="-5586214.63" calcext:value-type="float">
            <text:p>-5586214,63</text:p>
          </table:table-cell>
          <table:table-cell table:number-columns-repeated="2"/>
        </table:table-row>
        <table:table-row table:style-name="ro2">
          <table:table-cell office:value-type="float" office:value="2040" calcext:value-type="float">
            <text:p>2040</text:p>
          </table:table-cell>
          <table:table-cell office:value-type="float" office:value="37695" calcext:value-type="float">
            <text:p>37695</text:p>
          </table:table-cell>
          <table:table-cell office:value-type="string" calcext:value-type="string">
            <text:p>AC</text:p>
          </table:table-cell>
          <table:table-cell table:formula="of:=IF(OR([.C573]=&quot;AC&quot;;[.C573]=&quot;BC&quot;);[.B573]-([.B573]*MOD([.A573];100)/100);[.B573])" office:value-type="float" office:value="22617" calcext:value-type="float">
            <text:p>22617</text:p>
          </table:table-cell>
          <table:table-cell table:formula="of:=[.E572]-[.D573]" office:value-type="float" office:value="-5608831.63" calcext:value-type="float">
            <text:p>-5608831,63</text:p>
          </table:table-cell>
          <table:table-cell table:number-columns-repeated="2"/>
        </table:table-row>
        <table:table-row table:style-name="ro2">
          <table:table-cell office:value-type="float" office:value="1648" calcext:value-type="float">
            <text:p>1648</text:p>
          </table:table-cell>
          <table:table-cell office:value-type="float" office:value="43515" calcext:value-type="float">
            <text:p>43515</text:p>
          </table:table-cell>
          <table:table-cell office:value-type="string" calcext:value-type="string">
            <text:p>AC</text:p>
          </table:table-cell>
          <table:table-cell table:formula="of:=IF(OR([.C574]=&quot;AC&quot;;[.C574]=&quot;BC&quot;);[.B574]-([.B574]*MOD([.A574];100)/100);[.B574])" office:value-type="float" office:value="22627.8" calcext:value-type="float">
            <text:p>22628</text:p>
          </table:table-cell>
          <table:table-cell table:formula="of:=[.E573]-[.D574]" office:value-type="float" office:value="-5631459.43" calcext:value-type="float">
            <text:p>-5631459,43</text:p>
          </table:table-cell>
          <table:table-cell table:number-columns-repeated="2"/>
        </table:table-row>
        <table:table-row table:style-name="ro2">
          <table:table-cell office:value-type="float" office:value="1133" calcext:value-type="float">
            <text:p>1133</text:p>
          </table:table-cell>
          <table:table-cell office:value-type="float" office:value="33853" calcext:value-type="float">
            <text:p>33853</text:p>
          </table:table-cell>
          <table:table-cell office:value-type="string" calcext:value-type="string">
            <text:p>BC</text:p>
          </table:table-cell>
          <table:table-cell table:formula="of:=IF(OR([.C575]=&quot;AC&quot;;[.C575]=&quot;BC&quot;);[.B575]-([.B575]*MOD([.A575];100)/100);[.B575])" office:value-type="float" office:value="22681.51" calcext:value-type="float">
            <text:p>22682</text:p>
          </table:table-cell>
          <table:table-cell table:formula="of:=[.E574]-[.D575]" office:value-type="float" office:value="-5654140.94" calcext:value-type="float">
            <text:p>-5654140,94</text:p>
          </table:table-cell>
          <table:table-cell table:number-columns-repeated="2"/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float" office:value="22701" calcext:value-type="float">
            <text:p>22701</text:p>
          </table:table-cell>
          <table:table-cell office:value-type="string" calcext:value-type="string">
            <text:p>B</text:p>
          </table:table-cell>
          <table:table-cell table:formula="of:=IF(OR([.C576]=&quot;AC&quot;;[.C576]=&quot;BC&quot;);[.B576]-([.B576]*MOD([.A576];100)/100);[.B576])" office:value-type="float" office:value="22701" calcext:value-type="float">
            <text:p>22701</text:p>
          </table:table-cell>
          <table:table-cell table:formula="of:=[.E575]-[.D576]" office:value-type="float" office:value="-5676841.94" calcext:value-type="float">
            <text:p>-5676841,94</text:p>
          </table:table-cell>
          <table:table-cell table:number-columns-repeated="2"/>
        </table:table-row>
        <table:table-row table:style-name="ro2">
          <table:table-cell office:value-type="float" office:value="1526" calcext:value-type="float">
            <text:p>1526</text:p>
          </table:table-cell>
          <table:table-cell office:value-type="float" office:value="30708" calcext:value-type="float">
            <text:p>30708</text:p>
          </table:table-cell>
          <table:table-cell office:value-type="string" calcext:value-type="string">
            <text:p>AC</text:p>
          </table:table-cell>
          <table:table-cell table:formula="of:=IF(OR([.C577]=&quot;AC&quot;;[.C577]=&quot;BC&quot;);[.B577]-([.B577]*MOD([.A577];100)/100);[.B577])" office:value-type="float" office:value="22723.92" calcext:value-type="float">
            <text:p>22724</text:p>
          </table:table-cell>
          <table:table-cell table:formula="of:=[.E576]-[.D577]" office:value-type="float" office:value="-5699565.86" calcext:value-type="float">
            <text:p>-5699565,86</text:p>
          </table:table-cell>
          <table:table-cell table:number-columns-repeated="2"/>
        </table:table-row>
        <table:table-row table:style-name="ro2">
          <table:table-cell office:value-type="float" office:value="1653" calcext:value-type="float">
            <text:p>1653</text:p>
          </table:table-cell>
          <table:table-cell office:value-type="float" office:value="22771" calcext:value-type="float">
            <text:p>22771</text:p>
          </table:table-cell>
          <table:table-cell office:value-type="string" calcext:value-type="string">
            <text:p>B</text:p>
          </table:table-cell>
          <table:table-cell table:formula="of:=IF(OR([.C578]=&quot;AC&quot;;[.C578]=&quot;BC&quot;);[.B578]-([.B578]*MOD([.A578];100)/100);[.B578])" office:value-type="float" office:value="22771" calcext:value-type="float">
            <text:p>22771</text:p>
          </table:table-cell>
          <table:table-cell table:formula="of:=[.E577]-[.D578]" office:value-type="float" office:value="-5722336.86" calcext:value-type="float">
            <text:p>-5722336,86</text:p>
          </table:table-cell>
          <table:table-cell table:number-columns-repeated="2"/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float" office:value="48615" calcext:value-type="float">
            <text:p>48615</text:p>
          </table:table-cell>
          <table:table-cell office:value-type="string" calcext:value-type="string">
            <text:p>AC</text:p>
          </table:table-cell>
          <table:table-cell table:formula="of:=IF(OR([.C579]=&quot;AC&quot;;[.C579]=&quot;BC&quot;);[.B579]-([.B579]*MOD([.A579];100)/100);[.B579])" office:value-type="float" office:value="22849.05" calcext:value-type="float">
            <text:p>22849</text:p>
          </table:table-cell>
          <table:table-cell table:formula="of:=[.E578]-[.D579]" office:value-type="float" office:value="-5745185.91" calcext:value-type="float">
            <text:p>-5745185,91</text:p>
          </table:table-cell>
          <table:table-cell table:number-columns-repeated="2"/>
        </table:table-row>
        <table:table-row table:style-name="ro2">
          <table:table-cell office:value-type="float" office:value="3308" calcext:value-type="float">
            <text:p>3308</text:p>
          </table:table-cell>
          <table:table-cell office:value-type="float" office:value="22982" calcext:value-type="float">
            <text:p>22982</text:p>
          </table:table-cell>
          <table:table-cell office:value-type="string" calcext:value-type="string">
            <text:p>A</text:p>
          </table:table-cell>
          <table:table-cell table:formula="of:=IF(OR([.C580]=&quot;AC&quot;;[.C580]=&quot;BC&quot;);[.B580]-([.B580]*MOD([.A580];100)/100);[.B580])" office:value-type="float" office:value="22982" calcext:value-type="float">
            <text:p>22982</text:p>
          </table:table-cell>
          <table:table-cell table:formula="of:=[.E579]-[.D580]" office:value-type="float" office:value="-5768167.91" calcext:value-type="float">
            <text:p>-5768167,91</text:p>
          </table:table-cell>
          <table:table-cell table:number-columns-repeated="2"/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float" office:value="45971" calcext:value-type="float">
            <text:p>45971</text:p>
          </table:table-cell>
          <table:table-cell office:value-type="string" calcext:value-type="string">
            <text:p>BC</text:p>
          </table:table-cell>
          <table:table-cell table:formula="of:=IF(OR([.C581]=&quot;AC&quot;;[.C581]=&quot;BC&quot;);[.B581]-([.B581]*MOD([.A581];100)/100);[.B581])" office:value-type="float" office:value="22985.5" calcext:value-type="float">
            <text:p>22986</text:p>
          </table:table-cell>
          <table:table-cell table:formula="of:=[.E580]-[.D581]" office:value-type="float" office:value="-5791153.41" calcext:value-type="float">
            <text:p>-5791153,41</text:p>
          </table:table-cell>
          <table:table-cell table:number-columns-repeated="2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40335" calcext:value-type="float">
            <text:p>40335</text:p>
          </table:table-cell>
          <table:table-cell office:value-type="string" calcext:value-type="string">
            <text:p>AC</text:p>
          </table:table-cell>
          <table:table-cell table:formula="of:=IF(OR([.C582]=&quot;AC&quot;;[.C582]=&quot;BC&quot;);[.B582]-([.B582]*MOD([.A582];100)/100);[.B582])" office:value-type="float" office:value="22990.95" calcext:value-type="float">
            <text:p>22991</text:p>
          </table:table-cell>
          <table:table-cell table:formula="of:=[.E581]-[.D582]" office:value-type="float" office:value="-5814144.36" calcext:value-type="float">
            <text:p>-5814144,36</text:p>
          </table:table-cell>
          <table:table-cell table:number-columns-repeated="2"/>
        </table:table-row>
        <table:table-row table:style-name="ro2">
          <table:table-cell office:value-type="float" office:value="3823" calcext:value-type="float">
            <text:p>3823</text:p>
          </table:table-cell>
          <table:table-cell office:value-type="float" office:value="29861" calcext:value-type="float">
            <text:p>29861</text:p>
          </table:table-cell>
          <table:table-cell office:value-type="string" calcext:value-type="string">
            <text:p>AC</text:p>
          </table:table-cell>
          <table:table-cell table:formula="of:=IF(OR([.C583]=&quot;AC&quot;;[.C583]=&quot;BC&quot;);[.B583]-([.B583]*MOD([.A583];100)/100);[.B583])" office:value-type="float" office:value="22992.97" calcext:value-type="float">
            <text:p>22993</text:p>
          </table:table-cell>
          <table:table-cell table:formula="of:=[.E582]-[.D583]" office:value-type="float" office:value="-5837137.33" calcext:value-type="float">
            <text:p>-5837137,33</text:p>
          </table:table-cell>
          <table:table-cell table:number-columns-repeated="2"/>
        </table:table-row>
        <table:table-row table:style-name="ro2">
          <table:table-cell office:value-type="float" office:value="3250" calcext:value-type="float">
            <text:p>3250</text:p>
          </table:table-cell>
          <table:table-cell office:value-type="float" office:value="22993" calcext:value-type="float">
            <text:p>22993</text:p>
          </table:table-cell>
          <table:table-cell office:value-type="string" calcext:value-type="string">
            <text:p>B</text:p>
          </table:table-cell>
          <table:table-cell table:formula="of:=IF(OR([.C584]=&quot;AC&quot;;[.C584]=&quot;BC&quot;);[.B584]-([.B584]*MOD([.A584];100)/100);[.B584])" office:value-type="float" office:value="22993" calcext:value-type="float">
            <text:p>22993</text:p>
          </table:table-cell>
          <table:table-cell table:formula="of:=[.E583]-[.D584]" office:value-type="float" office:value="-5860130.33" calcext:value-type="float">
            <text:p>-5860130,33</text:p>
          </table:table-cell>
          <table:table-cell table:number-columns-repeated="2"/>
        </table:table-row>
        <table:table-row table:style-name="ro2">
          <table:table-cell office:value-type="float" office:value="3050" calcext:value-type="float">
            <text:p>3050</text:p>
          </table:table-cell>
          <table:table-cell office:value-type="float" office:value="46132" calcext:value-type="float">
            <text:p>46132</text:p>
          </table:table-cell>
          <table:table-cell office:value-type="string" calcext:value-type="string">
            <text:p>BC</text:p>
          </table:table-cell>
          <table:table-cell table:formula="of:=IF(OR([.C585]=&quot;AC&quot;;[.C585]=&quot;BC&quot;);[.B585]-([.B585]*MOD([.A585];100)/100);[.B585])" office:value-type="float" office:value="23066" calcext:value-type="float">
            <text:p>23066</text:p>
          </table:table-cell>
          <table:table-cell table:formula="of:=[.E584]-[.D585]" office:value-type="float" office:value="-5883196.33" calcext:value-type="float">
            <text:p>-5883196,33</text:p>
          </table:table-cell>
          <table:table-cell table:number-columns-repeated="2"/>
        </table:table-row>
        <table:table-row table:style-name="ro2">
          <table:table-cell office:value-type="float" office:value="2838" calcext:value-type="float">
            <text:p>2838</text:p>
          </table:table-cell>
          <table:table-cell office:value-type="float" office:value="37223" calcext:value-type="float">
            <text:p>37223</text:p>
          </table:table-cell>
          <table:table-cell office:value-type="string" calcext:value-type="string">
            <text:p>BC</text:p>
          </table:table-cell>
          <table:table-cell table:formula="of:=IF(OR([.C586]=&quot;AC&quot;;[.C586]=&quot;BC&quot;);[.B586]-([.B586]*MOD([.A586];100)/100);[.B586])" office:value-type="float" office:value="23078.26" calcext:value-type="float">
            <text:p>23078</text:p>
          </table:table-cell>
          <table:table-cell table:formula="of:=[.E585]-[.D586]" office:value-type="float" office:value="-5906274.59" calcext:value-type="float">
            <text:p>-5906274,59</text:p>
          </table:table-cell>
          <table:table-cell table:number-columns-repeated="2"/>
        </table:table-row>
        <table:table-row table:style-name="ro2">
          <table:table-cell office:value-type="float" office:value="3327" calcext:value-type="float">
            <text:p>3327</text:p>
          </table:table-cell>
          <table:table-cell office:value-type="float" office:value="31672" calcext:value-type="float">
            <text:p>31672</text:p>
          </table:table-cell>
          <table:table-cell office:value-type="string" calcext:value-type="string">
            <text:p>AC</text:p>
          </table:table-cell>
          <table:table-cell table:formula="of:=IF(OR([.C587]=&quot;AC&quot;;[.C587]=&quot;BC&quot;);[.B587]-([.B587]*MOD([.A587];100)/100);[.B587])" office:value-type="float" office:value="23120.56" calcext:value-type="float">
            <text:p>23121</text:p>
          </table:table-cell>
          <table:table-cell table:formula="of:=[.E586]-[.D587]" office:value-type="float" office:value="-5929395.15" calcext:value-type="float">
            <text:p>-5929395,15</text:p>
          </table:table-cell>
          <table:table-cell table:number-columns-repeated="2"/>
        </table:table-row>
        <table:table-row table:style-name="ro2">
          <table:table-cell office:value-type="float" office:value="1751" calcext:value-type="float">
            <text:p>1751</text:p>
          </table:table-cell>
          <table:table-cell office:value-type="float" office:value="47245" calcext:value-type="float">
            <text:p>47245</text:p>
          </table:table-cell>
          <table:table-cell office:value-type="string" calcext:value-type="string">
            <text:p>BC</text:p>
          </table:table-cell>
          <table:table-cell table:formula="of:=IF(OR([.C588]=&quot;AC&quot;;[.C588]=&quot;BC&quot;);[.B588]-([.B588]*MOD([.A588];100)/100);[.B588])" office:value-type="float" office:value="23150.05" calcext:value-type="float">
            <text:p>23150</text:p>
          </table:table-cell>
          <table:table-cell table:formula="of:=[.E587]-[.D588]" office:value-type="float" office:value="-5952545.2" calcext:value-type="float">
            <text:p>-5952545,2</text:p>
          </table:table-cell>
          <table:table-cell table:number-columns-repeated="2"/>
        </table:table-row>
        <table:table-row table:style-name="ro2">
          <table:table-cell office:value-type="float" office:value="3694" calcext:value-type="float">
            <text:p>3694</text:p>
          </table:table-cell>
          <table:table-cell office:value-type="float" office:value="23336" calcext:value-type="float">
            <text:p>23336</text:p>
          </table:table-cell>
          <table:table-cell office:value-type="string" calcext:value-type="string">
            <text:p>B</text:p>
          </table:table-cell>
          <table:table-cell table:formula="of:=IF(OR([.C589]=&quot;AC&quot;;[.C589]=&quot;BC&quot;);[.B589]-([.B589]*MOD([.A589];100)/100);[.B589])" office:value-type="float" office:value="23336" calcext:value-type="float">
            <text:p>23336</text:p>
          </table:table-cell>
          <table:table-cell table:formula="of:=[.E588]-[.D589]" office:value-type="float" office:value="-5975881.2" calcext:value-type="float">
            <text:p>-5975881,2</text:p>
          </table:table-cell>
          <table:table-cell table:number-columns-repeated="2"/>
        </table:table-row>
        <table:table-row table:style-name="ro2">
          <table:table-cell office:value-type="float" office:value="3611" calcext:value-type="float">
            <text:p>3611</text:p>
          </table:table-cell>
          <table:table-cell office:value-type="float" office:value="26232" calcext:value-type="float">
            <text:p>26232</text:p>
          </table:table-cell>
          <table:table-cell office:value-type="string" calcext:value-type="string">
            <text:p>BC</text:p>
          </table:table-cell>
          <table:table-cell table:formula="of:=IF(OR([.C590]=&quot;AC&quot;;[.C590]=&quot;BC&quot;);[.B590]-([.B590]*MOD([.A590];100)/100);[.B590])" office:value-type="float" office:value="23346.48" calcext:value-type="float">
            <text:p>23346</text:p>
          </table:table-cell>
          <table:table-cell table:formula="of:=[.E589]-[.D590]" office:value-type="float" office:value="-5999227.68" calcext:value-type="float">
            <text:p>-5999227,68</text:p>
          </table:table-cell>
          <table:table-cell table:number-columns-repeated="2"/>
        </table:table-row>
        <table:table-row table:style-name="ro2">
          <table:table-cell office:value-type="float" office:value="2705" calcext:value-type="float">
            <text:p>2705</text:p>
          </table:table-cell>
          <table:table-cell office:value-type="float" office:value="24631" calcext:value-type="float">
            <text:p>24631</text:p>
          </table:table-cell>
          <table:table-cell office:value-type="string" calcext:value-type="string">
            <text:p>AC</text:p>
          </table:table-cell>
          <table:table-cell table:formula="of:=IF(OR([.C591]=&quot;AC&quot;;[.C591]=&quot;BC&quot;);[.B591]-([.B591]*MOD([.A591];100)/100);[.B591])" office:value-type="float" office:value="23399.45" calcext:value-type="float">
            <text:p>23399</text:p>
          </table:table-cell>
          <table:table-cell table:formula="of:=[.E590]-[.D591]" office:value-type="float" office:value="-6022627.13" calcext:value-type="float">
            <text:p>-6022627,13</text:p>
          </table:table-cell>
          <table:table-cell table:number-columns-repeated="2"/>
        </table:table-row>
        <table:table-row table:style-name="ro2">
          <table:table-cell office:value-type="float" office:value="2843" calcext:value-type="float">
            <text:p>2843</text:p>
          </table:table-cell>
          <table:table-cell office:value-type="float" office:value="41084" calcext:value-type="float">
            <text:p>41084</text:p>
          </table:table-cell>
          <table:table-cell office:value-type="string" calcext:value-type="string">
            <text:p>BC</text:p>
          </table:table-cell>
          <table:table-cell table:formula="of:=IF(OR([.C592]=&quot;AC&quot;;[.C592]=&quot;BC&quot;);[.B592]-([.B592]*MOD([.A592];100)/100);[.B592])" office:value-type="float" office:value="23417.88" calcext:value-type="float">
            <text:p>23418</text:p>
          </table:table-cell>
          <table:table-cell table:formula="of:=[.E591]-[.D592]" office:value-type="float" office:value="-6046045.01" calcext:value-type="float">
            <text:p>-6046045,01</text:p>
          </table:table-cell>
          <table:table-cell table:number-columns-repeated="2"/>
        </table:table-row>
        <table:table-row table:style-name="ro2">
          <table:table-cell office:value-type="float" office:value="2753" calcext:value-type="float">
            <text:p>2753</text:p>
          </table:table-cell>
          <table:table-cell office:value-type="float" office:value="49928" calcext:value-type="float">
            <text:p>49928</text:p>
          </table:table-cell>
          <table:table-cell office:value-type="string" calcext:value-type="string">
            <text:p>BC</text:p>
          </table:table-cell>
          <table:table-cell table:formula="of:=IF(OR([.C593]=&quot;AC&quot;;[.C593]=&quot;BC&quot;);[.B593]-([.B593]*MOD([.A593];100)/100);[.B593])" office:value-type="float" office:value="23466.16" calcext:value-type="float">
            <text:p>23466</text:p>
          </table:table-cell>
          <table:table-cell table:formula="of:=[.E592]-[.D593]" office:value-type="float" office:value="-6069511.17" calcext:value-type="float">
            <text:p>-6069511,17</text:p>
          </table:table-cell>
          <table:table-cell table:number-columns-repeated="2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float" office:value="23603" calcext:value-type="float">
            <text:p>23603</text:p>
          </table:table-cell>
          <table:table-cell office:value-type="string" calcext:value-type="string">
            <text:p>B</text:p>
          </table:table-cell>
          <table:table-cell table:formula="of:=IF(OR([.C594]=&quot;AC&quot;;[.C594]=&quot;BC&quot;);[.B594]-([.B594]*MOD([.A594];100)/100);[.B594])" office:value-type="float" office:value="23603" calcext:value-type="float">
            <text:p>23603</text:p>
          </table:table-cell>
          <table:table-cell table:formula="of:=[.E593]-[.D594]" office:value-type="float" office:value="-6093114.17" calcext:value-type="float">
            <text:p>-6093114,17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0005" calcext:value-type="float">
            <text:p>30005</text:p>
          </table:table-cell>
          <table:table-cell office:value-type="string" calcext:value-type="string">
            <text:p>AC</text:p>
          </table:table-cell>
          <table:table-cell table:formula="of:=IF(OR([.C595]=&quot;AC&quot;;[.C595]=&quot;BC&quot;);[.B595]-([.B595]*MOD([.A595];100)/100);[.B595])" office:value-type="float" office:value="23703.95" calcext:value-type="float">
            <text:p>23704</text:p>
          </table:table-cell>
          <table:table-cell table:formula="of:=[.E594]-[.D595]" office:value-type="float" office:value="-6116818.12" calcext:value-type="float">
            <text:p>-6116818,12</text:p>
          </table:table-cell>
          <table:table-cell table:number-columns-repeated="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28273" calcext:value-type="float">
            <text:p>28273</text:p>
          </table:table-cell>
          <table:table-cell office:value-type="string" calcext:value-type="string">
            <text:p>AC</text:p>
          </table:table-cell>
          <table:table-cell table:formula="of:=IF(OR([.C596]=&quot;AC&quot;;[.C596]=&quot;BC&quot;);[.B596]-([.B596]*MOD([.A596];100)/100);[.B596])" office:value-type="float" office:value="23749.32" calcext:value-type="float">
            <text:p>23749</text:p>
          </table:table-cell>
          <table:table-cell table:formula="of:=[.E595]-[.D596]" office:value-type="float" office:value="-6140567.44" calcext:value-type="float">
            <text:p>-6140567,44</text:p>
          </table:table-cell>
          <table:table-cell table:number-columns-repeated="2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float" office:value="51696" calcext:value-type="float">
            <text:p>51696</text:p>
          </table:table-cell>
          <table:table-cell office:value-type="string" calcext:value-type="string">
            <text:p>BC</text:p>
          </table:table-cell>
          <table:table-cell table:formula="of:=IF(OR([.C597]=&quot;AC&quot;;[.C597]=&quot;BC&quot;);[.B597]-([.B597]*MOD([.A597];100)/100);[.B597])" office:value-type="float" office:value="23780.16" calcext:value-type="float">
            <text:p>23780</text:p>
          </table:table-cell>
          <table:table-cell table:formula="of:=[.E596]-[.D597]" office:value-type="float" office:value="-6164347.6" calcext:value-type="float">
            <text:p>-6164347,6</text:p>
          </table:table-cell>
          <table:table-cell table:number-columns-repeated="2"/>
        </table:table-row>
        <table:table-row table:style-name="ro2">
          <table:table-cell office:value-type="float" office:value="3434" calcext:value-type="float">
            <text:p>3434</text:p>
          </table:table-cell>
          <table:table-cell office:value-type="float" office:value="36144" calcext:value-type="float">
            <text:p>36144</text:p>
          </table:table-cell>
          <table:table-cell office:value-type="string" calcext:value-type="string">
            <text:p>AC</text:p>
          </table:table-cell>
          <table:table-cell table:formula="of:=IF(OR([.C598]=&quot;AC&quot;;[.C598]=&quot;BC&quot;);[.B598]-([.B598]*MOD([.A598];100)/100);[.B598])" office:value-type="float" office:value="23855.04" calcext:value-type="float">
            <text:p>23855</text:p>
          </table:table-cell>
          <table:table-cell table:formula="of:=[.E597]-[.D598]" office:value-type="float" office:value="-6188202.64" calcext:value-type="float">
            <text:p>-6188202,64</text:p>
          </table:table-cell>
          <table:table-cell table:number-columns-repeated="2"/>
        </table:table-row>
        <table:table-row table:style-name="ro2">
          <table:table-cell office:value-type="float" office:value="1651" calcext:value-type="float">
            <text:p>1651</text:p>
          </table:table-cell>
          <table:table-cell office:value-type="float" office:value="48832" calcext:value-type="float">
            <text:p>48832</text:p>
          </table:table-cell>
          <table:table-cell office:value-type="string" calcext:value-type="string">
            <text:p>AC</text:p>
          </table:table-cell>
          <table:table-cell table:formula="of:=IF(OR([.C599]=&quot;AC&quot;;[.C599]=&quot;BC&quot;);[.B599]-([.B599]*MOD([.A599];100)/100);[.B599])" office:value-type="float" office:value="23927.68" calcext:value-type="float">
            <text:p>23928</text:p>
          </table:table-cell>
          <table:table-cell table:formula="of:=[.E598]-[.D599]" office:value-type="float" office:value="-6212130.32" calcext:value-type="float">
            <text:p>-6212130,32</text:p>
          </table:table-cell>
          <table:table-cell table:number-columns-repeated="2"/>
        </table:table-row>
        <table:table-row table:style-name="ro2">
          <table:table-cell office:value-type="float" office:value="1031" calcext:value-type="float">
            <text:p>1031</text:p>
          </table:table-cell>
          <table:table-cell office:value-type="float" office:value="34730" calcext:value-type="float">
            <text:p>34730</text:p>
          </table:table-cell>
          <table:table-cell office:value-type="string" calcext:value-type="string">
            <text:p>BC</text:p>
          </table:table-cell>
          <table:table-cell table:formula="of:=IF(OR([.C600]=&quot;AC&quot;;[.C600]=&quot;BC&quot;);[.B600]-([.B600]*MOD([.A600];100)/100);[.B600])" office:value-type="float" office:value="23963.7" calcext:value-type="float">
            <text:p>23964</text:p>
          </table:table-cell>
          <table:table-cell table:formula="of:=[.E599]-[.D600]" office:value-type="float" office:value="-6236094.02" calcext:value-type="float">
            <text:p>-6236094,02</text:p>
          </table:table-cell>
          <table:table-cell table:number-columns-repeated="2"/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float" office:value="24009" calcext:value-type="float">
            <text:p>24009</text:p>
          </table:table-cell>
          <table:table-cell office:value-type="string" calcext:value-type="string">
            <text:p>B</text:p>
          </table:table-cell>
          <table:table-cell table:formula="of:=IF(OR([.C601]=&quot;AC&quot;;[.C601]=&quot;BC&quot;);[.B601]-([.B601]*MOD([.A601];100)/100);[.B601])" office:value-type="float" office:value="24009" calcext:value-type="float">
            <text:p>24009</text:p>
          </table:table-cell>
          <table:table-cell table:formula="of:=[.E600]-[.D601]" office:value-type="float" office:value="-6260103.02" calcext:value-type="float">
            <text:p>-6260103,02</text:p>
          </table:table-cell>
          <table:table-cell table:number-columns-repeated="2"/>
        </table:table-row>
        <table:table-row table:style-name="ro2">
          <table:table-cell office:value-type="float" office:value="1157" calcext:value-type="float">
            <text:p>1157</text:p>
          </table:table-cell>
          <table:table-cell office:value-type="float" office:value="24047" calcext:value-type="float">
            <text:p>24047</text:p>
          </table:table-cell>
          <table:table-cell office:value-type="string" calcext:value-type="string">
            <text:p>B</text:p>
          </table:table-cell>
          <table:table-cell table:formula="of:=IF(OR([.C602]=&quot;AC&quot;;[.C602]=&quot;BC&quot;);[.B602]-([.B602]*MOD([.A602];100)/100);[.B602])" office:value-type="float" office:value="24047" calcext:value-type="float">
            <text:p>24047</text:p>
          </table:table-cell>
          <table:table-cell table:formula="of:=[.E601]-[.D602]" office:value-type="float" office:value="-6284150.02" calcext:value-type="float">
            <text:p>-6284150,02</text:p>
          </table:table-cell>
          <table:table-cell table:number-columns-repeated="2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float" office:value="43724" calcext:value-type="float">
            <text:p>43724</text:p>
          </table:table-cell>
          <table:table-cell office:value-type="string" calcext:value-type="string">
            <text:p>BC</text:p>
          </table:table-cell>
          <table:table-cell table:formula="of:=IF(OR([.C603]=&quot;AC&quot;;[.C603]=&quot;BC&quot;);[.B603]-([.B603]*MOD([.A603];100)/100);[.B603])" office:value-type="float" office:value="24048.2" calcext:value-type="float">
            <text:p>24048</text:p>
          </table:table-cell>
          <table:table-cell table:formula="of:=[.E602]-[.D603]" office:value-type="float" office:value="-6308198.22" calcext:value-type="float">
            <text:p>-6308198,22</text:p>
          </table:table-cell>
          <table:table-cell table:number-columns-repeated="2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24345" calcext:value-type="float">
            <text:p>24345</text:p>
          </table:table-cell>
          <table:table-cell office:value-type="string" calcext:value-type="string">
            <text:p>A</text:p>
          </table:table-cell>
          <table:table-cell table:formula="of:=IF(OR([.C604]=&quot;AC&quot;;[.C604]=&quot;BC&quot;);[.B604]-([.B604]*MOD([.A604];100)/100);[.B604])" office:value-type="float" office:value="24345" calcext:value-type="float">
            <text:p>24345</text:p>
          </table:table-cell>
          <table:table-cell table:formula="of:=[.E603]-[.D604]" office:value-type="float" office:value="-6332543.22" calcext:value-type="float">
            <text:p>-6332543,22</text:p>
          </table:table-cell>
          <table:table-cell table:number-columns-repeated="2"/>
        </table:table-row>
        <table:table-row table:style-name="ro2">
          <table:table-cell office:value-type="float" office:value="1824" calcext:value-type="float">
            <text:p>1824</text:p>
          </table:table-cell>
          <table:table-cell office:value-type="float" office:value="32178" calcext:value-type="float">
            <text:p>32178</text:p>
          </table:table-cell>
          <table:table-cell office:value-type="string" calcext:value-type="string">
            <text:p>AC</text:p>
          </table:table-cell>
          <table:table-cell table:formula="of:=IF(OR([.C605]=&quot;AC&quot;;[.C605]=&quot;BC&quot;);[.B605]-([.B605]*MOD([.A605];100)/100);[.B605])" office:value-type="float" office:value="24455.28" calcext:value-type="float">
            <text:p>24455</text:p>
          </table:table-cell>
          <table:table-cell table:formula="of:=[.E604]-[.D605]" office:value-type="float" office:value="-6356998.5" calcext:value-type="float">
            <text:p>-6356998,5</text:p>
          </table:table-cell>
          <table:table-cell table:number-columns-repeated="2"/>
        </table:table-row>
        <table:table-row table:style-name="ro2">
          <table:table-cell office:value-type="float" office:value="3106" calcext:value-type="float">
            <text:p>3106</text:p>
          </table:table-cell>
          <table:table-cell office:value-type="float" office:value="24476" calcext:value-type="float">
            <text:p>24476</text:p>
          </table:table-cell>
          <table:table-cell office:value-type="string" calcext:value-type="string">
            <text:p>A</text:p>
          </table:table-cell>
          <table:table-cell table:formula="of:=IF(OR([.C606]=&quot;AC&quot;;[.C606]=&quot;BC&quot;);[.B606]-([.B606]*MOD([.A606];100)/100);[.B606])" office:value-type="float" office:value="24476" calcext:value-type="float">
            <text:p>24476</text:p>
          </table:table-cell>
          <table:table-cell table:formula="of:=[.E605]-[.D606]" office:value-type="float" office:value="-6381474.5" calcext:value-type="float">
            <text:p>-6381474,5</text:p>
          </table:table-cell>
          <table:table-cell table:number-columns-repeated="2"/>
        </table:table-row>
        <table:table-row table:style-name="ro2">
          <table:table-cell office:value-type="float" office:value="2234" calcext:value-type="float">
            <text:p>2234</text:p>
          </table:table-cell>
          <table:table-cell office:value-type="float" office:value="24539" calcext:value-type="float">
            <text:p>24539</text:p>
          </table:table-cell>
          <table:table-cell office:value-type="string" calcext:value-type="string">
            <text:p>B</text:p>
          </table:table-cell>
          <table:table-cell table:formula="of:=IF(OR([.C607]=&quot;AC&quot;;[.C607]=&quot;BC&quot;);[.B607]-([.B607]*MOD([.A607];100)/100);[.B607])" office:value-type="float" office:value="24539" calcext:value-type="float">
            <text:p>24539</text:p>
          </table:table-cell>
          <table:table-cell table:formula="of:=[.E606]-[.D607]" office:value-type="float" office:value="-6406013.5" calcext:value-type="float">
            <text:p>-6406013,5</text:p>
          </table:table-cell>
          <table:table-cell table:number-columns-repeated="2"/>
        </table:table-row>
        <table:table-row table:style-name="ro2">
          <table:table-cell office:value-type="float" office:value="3234" calcext:value-type="float">
            <text:p>3234</text:p>
          </table:table-cell>
          <table:table-cell office:value-type="float" office:value="37395" calcext:value-type="float">
            <text:p>37395</text:p>
          </table:table-cell>
          <table:table-cell office:value-type="string" calcext:value-type="string">
            <text:p>BC</text:p>
          </table:table-cell>
          <table:table-cell table:formula="of:=IF(OR([.C608]=&quot;AC&quot;;[.C608]=&quot;BC&quot;);[.B608]-([.B608]*MOD([.A608];100)/100);[.B608])" office:value-type="float" office:value="24680.7" calcext:value-type="float">
            <text:p>24681</text:p>
          </table:table-cell>
          <table:table-cell table:formula="of:=[.E607]-[.D608]" office:value-type="float" office:value="-6430694.2" calcext:value-type="float">
            <text:p>-6430694,2</text:p>
          </table:table-cell>
          <table:table-cell table:number-columns-repeated="2"/>
        </table:table-row>
        <table:table-row table:style-name="ro2">
          <table:table-cell office:value-type="float" office:value="2632" calcext:value-type="float">
            <text:p>2632</text:p>
          </table:table-cell>
          <table:table-cell office:value-type="float" office:value="36318" calcext:value-type="float">
            <text:p>36318</text:p>
          </table:table-cell>
          <table:table-cell office:value-type="string" calcext:value-type="string">
            <text:p>AC</text:p>
          </table:table-cell>
          <table:table-cell table:formula="of:=IF(OR([.C609]=&quot;AC&quot;;[.C609]=&quot;BC&quot;);[.B609]-([.B609]*MOD([.A609];100)/100);[.B609])" office:value-type="float" office:value="24696.24" calcext:value-type="float">
            <text:p>24696</text:p>
          </table:table-cell>
          <table:table-cell table:formula="of:=[.E608]-[.D609]" office:value-type="float" office:value="-6455390.44" calcext:value-type="float">
            <text:p>-6455390,44</text:p>
          </table:table-cell>
          <table:table-cell table:number-columns-repeated="2"/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float" office:value="24781" calcext:value-type="float">
            <text:p>24781</text:p>
          </table:table-cell>
          <table:table-cell office:value-type="string" calcext:value-type="string">
            <text:p>A</text:p>
          </table:table-cell>
          <table:table-cell table:formula="of:=IF(OR([.C610]=&quot;AC&quot;;[.C610]=&quot;BC&quot;);[.B610]-([.B610]*MOD([.A610];100)/100);[.B610])" office:value-type="float" office:value="24781" calcext:value-type="float">
            <text:p>24781</text:p>
          </table:table-cell>
          <table:table-cell table:formula="of:=[.E609]-[.D610]" office:value-type="float" office:value="-6480171.44" calcext:value-type="float">
            <text:p>-6480171,44</text:p>
          </table:table-cell>
          <table:table-cell table:number-columns-repeated="2"/>
        </table:table-row>
        <table:table-row table:style-name="ro2">
          <table:table-cell office:value-type="float" office:value="3123" calcext:value-type="float">
            <text:p>3123</text:p>
          </table:table-cell>
          <table:table-cell office:value-type="float" office:value="32235" calcext:value-type="float">
            <text:p>32235</text:p>
          </table:table-cell>
          <table:table-cell office:value-type="string" calcext:value-type="string">
            <text:p>AC</text:p>
          </table:table-cell>
          <table:table-cell table:formula="of:=IF(OR([.C611]=&quot;AC&quot;;[.C611]=&quot;BC&quot;);[.B611]-([.B611]*MOD([.A611];100)/100);[.B611])" office:value-type="float" office:value="24820.95" calcext:value-type="float">
            <text:p>24821</text:p>
          </table:table-cell>
          <table:table-cell table:formula="of:=[.E610]-[.D611]" office:value-type="float" office:value="-6504992.39" calcext:value-type="float">
            <text:p>-6504992,39</text:p>
          </table:table-cell>
          <table:table-cell table:number-columns-repeated="2"/>
        </table:table-row>
        <table:table-row table:style-name="ro2">
          <table:table-cell office:value-type="float" office:value="3209" calcext:value-type="float">
            <text:p>3209</text:p>
          </table:table-cell>
          <table:table-cell office:value-type="float" office:value="24861" calcext:value-type="float">
            <text:p>24861</text:p>
          </table:table-cell>
          <table:table-cell office:value-type="string" calcext:value-type="string">
            <text:p>A</text:p>
          </table:table-cell>
          <table:table-cell table:formula="of:=IF(OR([.C612]=&quot;AC&quot;;[.C612]=&quot;BC&quot;);[.B612]-([.B612]*MOD([.A612];100)/100);[.B612])" office:value-type="float" office:value="24861" calcext:value-type="float">
            <text:p>24861</text:p>
          </table:table-cell>
          <table:table-cell table:formula="of:=[.E611]-[.D612]" office:value-type="float" office:value="-6529853.39" calcext:value-type="float">
            <text:p>-6529853,39</text:p>
          </table:table-cell>
          <table:table-cell table:number-columns-repeated="2"/>
        </table:table-row>
        <table:table-row table:style-name="ro2">
          <table:table-cell office:value-type="float" office:value="1313" calcext:value-type="float">
            <text:p>1313</text:p>
          </table:table-cell>
          <table:table-cell office:value-type="float" office:value="28675" calcext:value-type="float">
            <text:p>28675</text:p>
          </table:table-cell>
          <table:table-cell office:value-type="string" calcext:value-type="string">
            <text:p>BC</text:p>
          </table:table-cell>
          <table:table-cell table:formula="of:=IF(OR([.C613]=&quot;AC&quot;;[.C613]=&quot;BC&quot;);[.B613]-([.B613]*MOD([.A613];100)/100);[.B613])" office:value-type="float" office:value="24947.25" calcext:value-type="float">
            <text:p>24947</text:p>
          </table:table-cell>
          <table:table-cell table:formula="of:=[.E612]-[.D613]" office:value-type="float" office:value="-6554800.64" calcext:value-type="float">
            <text:p>-6554800,64</text:p>
          </table:table-cell>
          <table:table-cell table:number-columns-repeated="2"/>
        </table:table-row>
        <table:table-row table:style-name="ro2">
          <table:table-cell office:value-type="float" office:value="3519" calcext:value-type="float">
            <text:p>3519</text:p>
          </table:table-cell>
          <table:table-cell office:value-type="float" office:value="30889" calcext:value-type="float">
            <text:p>30889</text:p>
          </table:table-cell>
          <table:table-cell office:value-type="string" calcext:value-type="string">
            <text:p>AC</text:p>
          </table:table-cell>
          <table:table-cell table:formula="of:=IF(OR([.C614]=&quot;AC&quot;;[.C614]=&quot;BC&quot;);[.B614]-([.B614]*MOD([.A614];100)/100);[.B614])" office:value-type="float" office:value="25020.09" calcext:value-type="float">
            <text:p>25020</text:p>
          </table:table-cell>
          <table:table-cell table:formula="of:=[.E613]-[.D614]" office:value-type="float" office:value="-6579820.73" calcext:value-type="float">
            <text:p>-6579820,73</text:p>
          </table:table-cell>
          <table:table-cell table:number-columns-repeated="2"/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float" office:value="25028" calcext:value-type="float">
            <text:p>25028</text:p>
          </table:table-cell>
          <table:table-cell office:value-type="string" calcext:value-type="string">
            <text:p>B</text:p>
          </table:table-cell>
          <table:table-cell table:formula="of:=IF(OR([.C615]=&quot;AC&quot;;[.C615]=&quot;BC&quot;);[.B615]-([.B615]*MOD([.A615];100)/100);[.B615])" office:value-type="float" office:value="25028" calcext:value-type="float">
            <text:p>25028</text:p>
          </table:table-cell>
          <table:table-cell table:formula="of:=[.E614]-[.D615]" office:value-type="float" office:value="-6604848.73" calcext:value-type="float">
            <text:p>-6604848,73</text:p>
          </table:table-cell>
          <table:table-cell table:number-columns-repeated="2"/>
        </table:table-row>
        <table:table-row table:style-name="ro2">
          <table:table-cell office:value-type="float" office:value="1735" calcext:value-type="float">
            <text:p>1735</text:p>
          </table:table-cell>
          <table:table-cell office:value-type="float" office:value="25080" calcext:value-type="float">
            <text:p>25080</text:p>
          </table:table-cell>
          <table:table-cell office:value-type="string" calcext:value-type="string">
            <text:p>B</text:p>
          </table:table-cell>
          <table:table-cell table:formula="of:=IF(OR([.C616]=&quot;AC&quot;;[.C616]=&quot;BC&quot;);[.B616]-([.B616]*MOD([.A616];100)/100);[.B616])" office:value-type="float" office:value="25080" calcext:value-type="float">
            <text:p>25080</text:p>
          </table:table-cell>
          <table:table-cell table:formula="of:=[.E615]-[.D616]" office:value-type="float" office:value="-6629928.73" calcext:value-type="float">
            <text:p>-6629928,73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5105" calcext:value-type="float">
            <text:p>25105</text:p>
          </table:table-cell>
          <table:table-cell office:value-type="string" calcext:value-type="string">
            <text:p>B</text:p>
          </table:table-cell>
          <table:table-cell table:formula="of:=IF(OR([.C617]=&quot;AC&quot;;[.C617]=&quot;BC&quot;);[.B617]-([.B617]*MOD([.A617];100)/100);[.B617])" office:value-type="float" office:value="25105" calcext:value-type="float">
            <text:p>25105</text:p>
          </table:table-cell>
          <table:table-cell table:formula="of:=[.E616]-[.D617]" office:value-type="float" office:value="-6655033.73" calcext:value-type="float">
            <text:p>-6655033,73</text:p>
          </table:table-cell>
          <table:table-cell table:number-columns-repeated="2"/>
        </table:table-row>
        <table:table-row table:style-name="ro2">
          <table:table-cell office:value-type="float" office:value="2750" calcext:value-type="float">
            <text:p>2750</text:p>
          </table:table-cell>
          <table:table-cell office:value-type="float" office:value="50281" calcext:value-type="float">
            <text:p>50281</text:p>
          </table:table-cell>
          <table:table-cell office:value-type="string" calcext:value-type="string">
            <text:p>AC</text:p>
          </table:table-cell>
          <table:table-cell table:formula="of:=IF(OR([.C618]=&quot;AC&quot;;[.C618]=&quot;BC&quot;);[.B618]-([.B618]*MOD([.A618];100)/100);[.B618])" office:value-type="float" office:value="25140.5" calcext:value-type="float">
            <text:p>25141</text:p>
          </table:table-cell>
          <table:table-cell table:formula="of:=[.E617]-[.D618]" office:value-type="float" office:value="-6680174.23" calcext:value-type="float">
            <text:p>-6680174,23</text:p>
          </table:table-cell>
          <table:table-cell table:number-columns-repeated="2"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float" office:value="54852" calcext:value-type="float">
            <text:p>54852</text:p>
          </table:table-cell>
          <table:table-cell office:value-type="string" calcext:value-type="string">
            <text:p>AC</text:p>
          </table:table-cell>
          <table:table-cell table:formula="of:=IF(OR([.C619]=&quot;AC&quot;;[.C619]=&quot;BC&quot;);[.B619]-([.B619]*MOD([.A619];100)/100);[.B619])" office:value-type="float" office:value="25231.92" calcext:value-type="float">
            <text:p>25232</text:p>
          </table:table-cell>
          <table:table-cell table:formula="of:=[.E618]-[.D619]" office:value-type="float" office:value="-6705406.15" calcext:value-type="float">
            <text:p>-6705406,15</text:p>
          </table:table-cell>
          <table:table-cell table:number-columns-repeated="2"/>
        </table:table-row>
        <table:table-row table:style-name="ro2">
          <table:table-cell office:value-type="float" office:value="3118" calcext:value-type="float">
            <text:p>3118</text:p>
          </table:table-cell>
          <table:table-cell office:value-type="float" office:value="25289" calcext:value-type="float">
            <text:p>25289</text:p>
          </table:table-cell>
          <table:table-cell office:value-type="string" calcext:value-type="string">
            <text:p>B</text:p>
          </table:table-cell>
          <table:table-cell table:formula="of:=IF(OR([.C620]=&quot;AC&quot;;[.C620]=&quot;BC&quot;);[.B620]-([.B620]*MOD([.A620];100)/100);[.B620])" office:value-type="float" office:value="25289" calcext:value-type="float">
            <text:p>25289</text:p>
          </table:table-cell>
          <table:table-cell table:formula="of:=[.E619]-[.D620]" office:value-type="float" office:value="-6730695.15" calcext:value-type="float">
            <text:p>-6730695,15</text:p>
          </table:table-cell>
          <table:table-cell table:number-columns-repeated="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1809" calcext:value-type="float">
            <text:p>51809</text:p>
          </table:table-cell>
          <table:table-cell office:value-type="string" calcext:value-type="string">
            <text:p>BC</text:p>
          </table:table-cell>
          <table:table-cell table:formula="of:=IF(OR([.C621]=&quot;AC&quot;;[.C621]=&quot;BC&quot;);[.B621]-([.B621]*MOD([.A621];100)/100);[.B621])" office:value-type="float" office:value="25386.41" calcext:value-type="float">
            <text:p>25386</text:p>
          </table:table-cell>
          <table:table-cell table:formula="of:=[.E620]-[.D621]" office:value-type="float" office:value="-6756081.56" calcext:value-type="float">
            <text:p>-6756081,56</text:p>
          </table:table-cell>
          <table:table-cell table:number-columns-repeated="2"/>
        </table:table-row>
        <table:table-row table:style-name="ro2">
          <table:table-cell office:value-type="float" office:value="2231" calcext:value-type="float">
            <text:p>2231</text:p>
          </table:table-cell>
          <table:table-cell office:value-type="float" office:value="25395" calcext:value-type="float">
            <text:p>25395</text:p>
          </table:table-cell>
          <table:table-cell office:value-type="string" calcext:value-type="string">
            <text:p>A</text:p>
          </table:table-cell>
          <table:table-cell table:formula="of:=IF(OR([.C622]=&quot;AC&quot;;[.C622]=&quot;BC&quot;);[.B622]-([.B622]*MOD([.A622];100)/100);[.B622])" office:value-type="float" office:value="25395" calcext:value-type="float">
            <text:p>25395</text:p>
          </table:table-cell>
          <table:table-cell table:formula="of:=[.E621]-[.D622]" office:value-type="float" office:value="-6781476.56" calcext:value-type="float">
            <text:p>-6781476,56</text:p>
          </table:table-cell>
          <table:table-cell table:number-columns-repeated="2"/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float" office:value="25398" calcext:value-type="float">
            <text:p>25398</text:p>
          </table:table-cell>
          <table:table-cell office:value-type="string" calcext:value-type="string">
            <text:p>A</text:p>
          </table:table-cell>
          <table:table-cell table:formula="of:=IF(OR([.C623]=&quot;AC&quot;;[.C623]=&quot;BC&quot;);[.B623]-([.B623]*MOD([.A623];100)/100);[.B623])" office:value-type="float" office:value="25398" calcext:value-type="float">
            <text:p>25398</text:p>
          </table:table-cell>
          <table:table-cell table:formula="of:=[.E622]-[.D623]" office:value-type="float" office:value="-6806874.56" calcext:value-type="float">
            <text:p>-6806874,56</text:p>
          </table:table-cell>
          <table:table-cell table:number-columns-repeated="2"/>
        </table:table-row>
        <table:table-row table:style-name="ro2">
          <table:table-cell office:value-type="float" office:value="3805" calcext:value-type="float">
            <text:p>3805</text:p>
          </table:table-cell>
          <table:table-cell office:value-type="float" office:value="26785" calcext:value-type="float">
            <text:p>26785</text:p>
          </table:table-cell>
          <table:table-cell office:value-type="string" calcext:value-type="string">
            <text:p>AC</text:p>
          </table:table-cell>
          <table:table-cell table:formula="of:=IF(OR([.C624]=&quot;AC&quot;;[.C624]=&quot;BC&quot;);[.B624]-([.B624]*MOD([.A624];100)/100);[.B624])" office:value-type="float" office:value="25445.75" calcext:value-type="float">
            <text:p>25446</text:p>
          </table:table-cell>
          <table:table-cell table:formula="of:=[.E623]-[.D624]" office:value-type="float" office:value="-6832320.31" calcext:value-type="float">
            <text:p>-6832320,31</text:p>
          </table:table-cell>
          <table:table-cell table:number-columns-repeated="2"/>
        </table:table-row>
        <table:table-row table:style-name="ro2">
          <table:table-cell office:value-type="float" office:value="2596" calcext:value-type="float">
            <text:p>2596</text:p>
          </table:table-cell>
          <table:table-cell office:value-type="float" office:value="25488" calcext:value-type="float">
            <text:p>25488</text:p>
          </table:table-cell>
          <table:table-cell office:value-type="string" calcext:value-type="string">
            <text:p>A</text:p>
          </table:table-cell>
          <table:table-cell table:formula="of:=IF(OR([.C625]=&quot;AC&quot;;[.C625]=&quot;BC&quot;);[.B625]-([.B625]*MOD([.A625];100)/100);[.B625])" office:value-type="float" office:value="25488" calcext:value-type="float">
            <text:p>25488</text:p>
          </table:table-cell>
          <table:table-cell table:formula="of:=[.E624]-[.D625]" office:value-type="float" office:value="-6857808.31" calcext:value-type="float">
            <text:p>-6857808,31</text:p>
          </table:table-cell>
          <table:table-cell table:number-columns-repeated="2"/>
        </table:table-row>
        <table:table-row table:style-name="ro2">
          <table:table-cell office:value-type="float" office:value="2553" calcext:value-type="float">
            <text:p>2553</text:p>
          </table:table-cell>
          <table:table-cell office:value-type="float" office:value="54891" calcext:value-type="float">
            <text:p>54891</text:p>
          </table:table-cell>
          <table:table-cell office:value-type="string" calcext:value-type="string">
            <text:p>AC</text:p>
          </table:table-cell>
          <table:table-cell table:formula="of:=IF(OR([.C626]=&quot;AC&quot;;[.C626]=&quot;BC&quot;);[.B626]-([.B626]*MOD([.A626];100)/100);[.B626])" office:value-type="float" office:value="25798.77" calcext:value-type="float">
            <text:p>25799</text:p>
          </table:table-cell>
          <table:table-cell table:formula="of:=[.E625]-[.D626]" office:value-type="float" office:value="-6883607.08" calcext:value-type="float">
            <text:p>-6883607,08</text:p>
          </table:table-cell>
          <table:table-cell table:number-columns-repeated="2"/>
        </table:table-row>
        <table:table-row table:style-name="ro2">
          <table:table-cell office:value-type="float" office:value="3621" calcext:value-type="float">
            <text:p>3621</text:p>
          </table:table-cell>
          <table:table-cell office:value-type="float" office:value="32691" calcext:value-type="float">
            <text:p>32691</text:p>
          </table:table-cell>
          <table:table-cell office:value-type="string" calcext:value-type="string">
            <text:p>AC</text:p>
          </table:table-cell>
          <table:table-cell table:formula="of:=IF(OR([.C627]=&quot;AC&quot;;[.C627]=&quot;BC&quot;);[.B627]-([.B627]*MOD([.A627];100)/100);[.B627])" office:value-type="float" office:value="25825.89" calcext:value-type="float">
            <text:p>25826</text:p>
          </table:table-cell>
          <table:table-cell table:formula="of:=[.E626]-[.D627]" office:value-type="float" office:value="-6909432.97" calcext:value-type="float">
            <text:p>-6909432,97</text:p>
          </table:table-cell>
          <table:table-cell table:number-columns-repeated="2"/>
        </table:table-row>
        <table:table-row table:style-name="ro2">
          <table:table-cell office:value-type="float" office:value="2420" calcext:value-type="float">
            <text:p>2420</text:p>
          </table:table-cell>
          <table:table-cell office:value-type="float" office:value="25861" calcext:value-type="float">
            <text:p>25861</text:p>
          </table:table-cell>
          <table:table-cell office:value-type="string" calcext:value-type="string">
            <text:p>B</text:p>
          </table:table-cell>
          <table:table-cell table:formula="of:=IF(OR([.C628]=&quot;AC&quot;;[.C628]=&quot;BC&quot;);[.B628]-([.B628]*MOD([.A628];100)/100);[.B628])" office:value-type="float" office:value="25861" calcext:value-type="float">
            <text:p>25861</text:p>
          </table:table-cell>
          <table:table-cell table:formula="of:=[.E627]-[.D628]" office:value-type="float" office:value="-6935293.97" calcext:value-type="float">
            <text:p>-6935293,97</text:p>
          </table:table-cell>
          <table:table-cell table:number-columns-repeated="2"/>
        </table:table-row>
        <table:table-row table:style-name="ro2">
          <table:table-cell office:value-type="float" office:value="1446" calcext:value-type="float">
            <text:p>1446</text:p>
          </table:table-cell>
          <table:table-cell office:value-type="float" office:value="47906" calcext:value-type="float">
            <text:p>47906</text:p>
          </table:table-cell>
          <table:table-cell office:value-type="string" calcext:value-type="string">
            <text:p>AC</text:p>
          </table:table-cell>
          <table:table-cell table:formula="of:=IF(OR([.C629]=&quot;AC&quot;;[.C629]=&quot;BC&quot;);[.B629]-([.B629]*MOD([.A629];100)/100);[.B629])" office:value-type="float" office:value="25869.24" calcext:value-type="float">
            <text:p>25869</text:p>
          </table:table-cell>
          <table:table-cell table:formula="of:=[.E628]-[.D629]" office:value-type="float" office:value="-6961163.21" calcext:value-type="float">
            <text:p>-6961163,21</text:p>
          </table:table-cell>
          <table:table-cell table:number-columns-repeated="2"/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float" office:value="25883" calcext:value-type="float">
            <text:p>25883</text:p>
          </table:table-cell>
          <table:table-cell office:value-type="string" calcext:value-type="string">
            <text:p>A</text:p>
          </table:table-cell>
          <table:table-cell table:formula="of:=IF(OR([.C630]=&quot;AC&quot;;[.C630]=&quot;BC&quot;);[.B630]-([.B630]*MOD([.A630];100)/100);[.B630])" office:value-type="float" office:value="25883" calcext:value-type="float">
            <text:p>25883</text:p>
          </table:table-cell>
          <table:table-cell table:formula="of:=[.E629]-[.D630]" office:value-type="float" office:value="-6987046.21" calcext:value-type="float">
            <text:p>-6987046,21</text:p>
          </table:table-cell>
          <table:table-cell table:number-columns-repeated="2"/>
        </table:table-row>
        <table:table-row table:style-name="ro2">
          <table:table-cell office:value-type="float" office:value="2444" calcext:value-type="float">
            <text:p>2444</text:p>
          </table:table-cell>
          <table:table-cell office:value-type="float" office:value="46239" calcext:value-type="float">
            <text:p>46239</text:p>
          </table:table-cell>
          <table:table-cell office:value-type="string" calcext:value-type="string">
            <text:p>AC</text:p>
          </table:table-cell>
          <table:table-cell table:formula="of:=IF(OR([.C631]=&quot;AC&quot;;[.C631]=&quot;BC&quot;);[.B631]-([.B631]*MOD([.A631];100)/100);[.B631])" office:value-type="float" office:value="25893.84" calcext:value-type="float">
            <text:p>25894</text:p>
          </table:table-cell>
          <table:table-cell table:formula="of:=[.E630]-[.D631]" office:value-type="float" office:value="-7012940.05" calcext:value-type="float">
            <text:p>-7012940,05</text:p>
          </table:table-cell>
          <table:table-cell table:number-columns-repeated="2"/>
        </table:table-row>
        <table:table-row table:style-name="ro2">
          <table:table-cell office:value-type="float" office:value="2776" calcext:value-type="float">
            <text:p>2776</text:p>
          </table:table-cell>
          <table:table-cell office:value-type="float" office:value="25907" calcext:value-type="float">
            <text:p>25907</text:p>
          </table:table-cell>
          <table:table-cell office:value-type="string" calcext:value-type="string">
            <text:p>A</text:p>
          </table:table-cell>
          <table:table-cell table:formula="of:=IF(OR([.C632]=&quot;AC&quot;;[.C632]=&quot;BC&quot;);[.B632]-([.B632]*MOD([.A632];100)/100);[.B632])" office:value-type="float" office:value="25907" calcext:value-type="float">
            <text:p>25907</text:p>
          </table:table-cell>
          <table:table-cell table:formula="of:=[.E631]-[.D632]" office:value-type="float" office:value="-7038847.05" calcext:value-type="float">
            <text:p>-7038847,05</text:p>
          </table:table-cell>
          <table:table-cell table:number-columns-repeated="2"/>
        </table:table-row>
        <table:table-row table:style-name="ro2">
          <table:table-cell office:value-type="float" office:value="3145" calcext:value-type="float">
            <text:p>3145</text:p>
          </table:table-cell>
          <table:table-cell office:value-type="float" office:value="47157" calcext:value-type="float">
            <text:p>47157</text:p>
          </table:table-cell>
          <table:table-cell office:value-type="string" calcext:value-type="string">
            <text:p>BC</text:p>
          </table:table-cell>
          <table:table-cell table:formula="of:=IF(OR([.C633]=&quot;AC&quot;;[.C633]=&quot;BC&quot;);[.B633]-([.B633]*MOD([.A633];100)/100);[.B633])" office:value-type="float" office:value="25936.35" calcext:value-type="float">
            <text:p>25936</text:p>
          </table:table-cell>
          <table:table-cell table:formula="of:=[.E632]-[.D633]" office:value-type="float" office:value="-7064783.4" calcext:value-type="float">
            <text:p>-7064783,4</text:p>
          </table:table-cell>
          <table:table-cell table:number-columns-repeated="2"/>
        </table:table-row>
        <table:table-row table:style-name="ro2">
          <table:table-cell office:value-type="float" office:value="2801" calcext:value-type="float">
            <text:p>2801</text:p>
          </table:table-cell>
          <table:table-cell office:value-type="float" office:value="26006" calcext:value-type="float">
            <text:p>26006</text:p>
          </table:table-cell>
          <table:table-cell office:value-type="string" calcext:value-type="string">
            <text:p>A</text:p>
          </table:table-cell>
          <table:table-cell table:formula="of:=IF(OR([.C634]=&quot;AC&quot;;[.C634]=&quot;BC&quot;);[.B634]-([.B634]*MOD([.A634];100)/100);[.B634])" office:value-type="float" office:value="26006" calcext:value-type="float">
            <text:p>26006</text:p>
          </table:table-cell>
          <table:table-cell table:formula="of:=[.E633]-[.D634]" office:value-type="float" office:value="-7090789.4" calcext:value-type="float">
            <text:p>-7090789,4</text:p>
          </table:table-cell>
          <table:table-cell table:number-columns-repeated="2"/>
        </table:table-row>
        <table:table-row table:style-name="ro2">
          <table:table-cell office:value-type="float" office:value="2370" calcext:value-type="float">
            <text:p>2370</text:p>
          </table:table-cell>
          <table:table-cell office:value-type="float" office:value="26057" calcext:value-type="float">
            <text:p>26057</text:p>
          </table:table-cell>
          <table:table-cell office:value-type="string" calcext:value-type="string">
            <text:p>A</text:p>
          </table:table-cell>
          <table:table-cell table:formula="of:=IF(OR([.C635]=&quot;AC&quot;;[.C635]=&quot;BC&quot;);[.B635]-([.B635]*MOD([.A635];100)/100);[.B635])" office:value-type="float" office:value="26057" calcext:value-type="float">
            <text:p>26057</text:p>
          </table:table-cell>
          <table:table-cell table:formula="of:=[.E634]-[.D635]" office:value-type="float" office:value="-7116846.4" calcext:value-type="float">
            <text:p>-7116846,4</text:p>
          </table:table-cell>
          <table:table-cell table:number-columns-repeated="2"/>
        </table:table-row>
        <table:table-row table:style-name="ro2">
          <table:table-cell office:value-type="float" office:value="2604" calcext:value-type="float">
            <text:p>2604</text:p>
          </table:table-cell>
          <table:table-cell office:value-type="float" office:value="27196" calcext:value-type="float">
            <text:p>27196</text:p>
          </table:table-cell>
          <table:table-cell office:value-type="string" calcext:value-type="string">
            <text:p>BC</text:p>
          </table:table-cell>
          <table:table-cell table:formula="of:=IF(OR([.C636]=&quot;AC&quot;;[.C636]=&quot;BC&quot;);[.B636]-([.B636]*MOD([.A636];100)/100);[.B636])" office:value-type="float" office:value="26108.16" calcext:value-type="float">
            <text:p>26108</text:p>
          </table:table-cell>
          <table:table-cell table:formula="of:=[.E635]-[.D636]" office:value-type="float" office:value="-7142954.56" calcext:value-type="float">
            <text:p>-7142954,56</text:p>
          </table:table-cell>
          <table:table-cell table:number-columns-repeated="2"/>
        </table:table-row>
        <table:table-row table:style-name="ro2">
          <table:table-cell office:value-type="float" office:value="3322" calcext:value-type="float">
            <text:p>3322</text:p>
          </table:table-cell>
          <table:table-cell office:value-type="float" office:value="26113" calcext:value-type="float">
            <text:p>26113</text:p>
          </table:table-cell>
          <table:table-cell office:value-type="string" calcext:value-type="string">
            <text:p>A</text:p>
          </table:table-cell>
          <table:table-cell table:formula="of:=IF(OR([.C637]=&quot;AC&quot;;[.C637]=&quot;BC&quot;);[.B637]-([.B637]*MOD([.A637];100)/100);[.B637])" office:value-type="float" office:value="26113" calcext:value-type="float">
            <text:p>26113</text:p>
          </table:table-cell>
          <table:table-cell table:formula="of:=[.E636]-[.D637]" office:value-type="float" office:value="-7169067.56" calcext:value-type="float">
            <text:p>-7169067,56</text:p>
          </table:table-cell>
          <table:table-cell table:number-columns-repeated="2"/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float" office:value="26119" calcext:value-type="float">
            <text:p>26119</text:p>
          </table:table-cell>
          <table:table-cell office:value-type="string" calcext:value-type="string">
            <text:p>B</text:p>
          </table:table-cell>
          <table:table-cell table:formula="of:=IF(OR([.C638]=&quot;AC&quot;;[.C638]=&quot;BC&quot;);[.B638]-([.B638]*MOD([.A638];100)/100);[.B638])" office:value-type="float" office:value="26119" calcext:value-type="float">
            <text:p>26119</text:p>
          </table:table-cell>
          <table:table-cell table:formula="of:=[.E637]-[.D638]" office:value-type="float" office:value="-7195186.56" calcext:value-type="float">
            <text:p>-7195186,56</text:p>
          </table:table-cell>
          <table:table-cell table:number-columns-repeated="2"/>
        </table:table-row>
        <table:table-row table:style-name="ro2">
          <table:table-cell office:value-type="float" office:value="3006" calcext:value-type="float">
            <text:p>3006</text:p>
          </table:table-cell>
          <table:table-cell office:value-type="float" office:value="27879" calcext:value-type="float">
            <text:p>27879</text:p>
          </table:table-cell>
          <table:table-cell office:value-type="string" calcext:value-type="string">
            <text:p>BC</text:p>
          </table:table-cell>
          <table:table-cell table:formula="of:=IF(OR([.C639]=&quot;AC&quot;;[.C639]=&quot;BC&quot;);[.B639]-([.B639]*MOD([.A639];100)/100);[.B639])" office:value-type="float" office:value="26206.26" calcext:value-type="float">
            <text:p>26206</text:p>
          </table:table-cell>
          <table:table-cell table:formula="of:=[.E638]-[.D639]" office:value-type="float" office:value="-7221392.82" calcext:value-type="float">
            <text:p>-7221392,82</text:p>
          </table:table-cell>
          <table:table-cell table:number-columns-repeated="2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26268" calcext:value-type="float">
            <text:p>26268</text:p>
          </table:table-cell>
          <table:table-cell office:value-type="string" calcext:value-type="string">
            <text:p>B</text:p>
          </table:table-cell>
          <table:table-cell table:formula="of:=IF(OR([.C640]=&quot;AC&quot;;[.C640]=&quot;BC&quot;);[.B640]-([.B640]*MOD([.A640];100)/100);[.B640])" office:value-type="float" office:value="26268" calcext:value-type="float">
            <text:p>26268</text:p>
          </table:table-cell>
          <table:table-cell table:formula="of:=[.E639]-[.D640]" office:value-type="float" office:value="-7247660.82" calcext:value-type="float">
            <text:p>-7247660,82</text:p>
          </table:table-cell>
          <table:table-cell table:number-columns-repeated="2"/>
        </table:table-row>
        <table:table-row table:style-name="ro2">
          <table:table-cell office:value-type="float" office:value="1178" calcext:value-type="float">
            <text:p>1178</text:p>
          </table:table-cell>
          <table:table-cell office:value-type="float" office:value="26437" calcext:value-type="float">
            <text:p>26437</text:p>
          </table:table-cell>
          <table:table-cell office:value-type="string" calcext:value-type="string">
            <text:p>B</text:p>
          </table:table-cell>
          <table:table-cell table:formula="of:=IF(OR([.C641]=&quot;AC&quot;;[.C641]=&quot;BC&quot;);[.B641]-([.B641]*MOD([.A641];100)/100);[.B641])" office:value-type="float" office:value="26437" calcext:value-type="float">
            <text:p>26437</text:p>
          </table:table-cell>
          <table:table-cell table:formula="of:=[.E640]-[.D641]" office:value-type="float" office:value="-7274097.82" calcext:value-type="float">
            <text:p>-7274097,82</text:p>
          </table:table-cell>
          <table:table-cell table:number-columns-repeated="2"/>
        </table:table-row>
        <table:table-row table:style-name="ro2">
          <table:table-cell office:value-type="float" office:value="2454" calcext:value-type="float">
            <text:p>2454</text:p>
          </table:table-cell>
          <table:table-cell office:value-type="float" office:value="26455" calcext:value-type="float">
            <text:p>26455</text:p>
          </table:table-cell>
          <table:table-cell office:value-type="string" calcext:value-type="string">
            <text:p>A</text:p>
          </table:table-cell>
          <table:table-cell table:formula="of:=IF(OR([.C642]=&quot;AC&quot;;[.C642]=&quot;BC&quot;);[.B642]-([.B642]*MOD([.A642];100)/100);[.B642])" office:value-type="float" office:value="26455" calcext:value-type="float">
            <text:p>26455</text:p>
          </table:table-cell>
          <table:table-cell table:formula="of:=[.E641]-[.D642]" office:value-type="float" office:value="-7300552.82" calcext:value-type="float">
            <text:p>-7300552,82</text:p>
          </table:table-cell>
          <table:table-cell table:number-columns-repeated="2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26466" calcext:value-type="float">
            <text:p>26466</text:p>
          </table:table-cell>
          <table:table-cell office:value-type="string" calcext:value-type="string">
            <text:p>B</text:p>
          </table:table-cell>
          <table:table-cell table:formula="of:=IF(OR([.C643]=&quot;AC&quot;;[.C643]=&quot;BC&quot;);[.B643]-([.B643]*MOD([.A643];100)/100);[.B643])" office:value-type="float" office:value="26466" calcext:value-type="float">
            <text:p>26466</text:p>
          </table:table-cell>
          <table:table-cell table:formula="of:=[.E642]-[.D643]" office:value-type="float" office:value="-7327018.82" calcext:value-type="float">
            <text:p>-7327018,82</text:p>
          </table:table-cell>
          <table:table-cell table:number-columns-repeated="2"/>
        </table:table-row>
        <table:table-row table:style-name="ro2">
          <table:table-cell office:value-type="float" office:value="1411" calcext:value-type="float">
            <text:p>1411</text:p>
          </table:table-cell>
          <table:table-cell office:value-type="float" office:value="26481" calcext:value-type="float">
            <text:p>26481</text:p>
          </table:table-cell>
          <table:table-cell office:value-type="string" calcext:value-type="string">
            <text:p>B</text:p>
          </table:table-cell>
          <table:table-cell table:formula="of:=IF(OR([.C644]=&quot;AC&quot;;[.C644]=&quot;BC&quot;);[.B644]-([.B644]*MOD([.A644];100)/100);[.B644])" office:value-type="float" office:value="26481" calcext:value-type="float">
            <text:p>26481</text:p>
          </table:table-cell>
          <table:table-cell table:formula="of:=[.E643]-[.D644]" office:value-type="float" office:value="-7353499.82" calcext:value-type="float">
            <text:p>-7353499,82</text:p>
          </table:table-cell>
          <table:table-cell table:number-columns-repeated="2"/>
        </table:table-row>
        <table:table-row table:style-name="ro2">
          <table:table-cell office:value-type="float" office:value="1419" calcext:value-type="float">
            <text:p>1419</text:p>
          </table:table-cell>
          <table:table-cell office:value-type="float" office:value="26495" calcext:value-type="float">
            <text:p>26495</text:p>
          </table:table-cell>
          <table:table-cell office:value-type="string" calcext:value-type="string">
            <text:p>A</text:p>
          </table:table-cell>
          <table:table-cell table:formula="of:=IF(OR([.C645]=&quot;AC&quot;;[.C645]=&quot;BC&quot;);[.B645]-([.B645]*MOD([.A645];100)/100);[.B645])" office:value-type="float" office:value="26495" calcext:value-type="float">
            <text:p>26495</text:p>
          </table:table-cell>
          <table:table-cell table:formula="of:=[.E644]-[.D645]" office:value-type="float" office:value="-7379994.82" calcext:value-type="float">
            <text:p>-7379994,82</text:p>
          </table:table-cell>
          <table:table-cell table:number-columns-repeated="2"/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float" office:value="26593" calcext:value-type="float">
            <text:p>26593</text:p>
          </table:table-cell>
          <table:table-cell office:value-type="string" calcext:value-type="string">
            <text:p>A</text:p>
          </table:table-cell>
          <table:table-cell table:formula="of:=IF(OR([.C646]=&quot;AC&quot;;[.C646]=&quot;BC&quot;);[.B646]-([.B646]*MOD([.A646];100)/100);[.B646])" office:value-type="float" office:value="26593" calcext:value-type="float">
            <text:p>26593</text:p>
          </table:table-cell>
          <table:table-cell table:formula="of:=[.E645]-[.D646]" office:value-type="float" office:value="-7406587.82" calcext:value-type="float">
            <text:p>-7406587,82</text:p>
          </table:table-cell>
          <table:table-cell table:number-columns-repeated="2"/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float" office:value="26646" calcext:value-type="float">
            <text:p>26646</text:p>
          </table:table-cell>
          <table:table-cell office:value-type="string" calcext:value-type="string">
            <text:p>A</text:p>
          </table:table-cell>
          <table:table-cell table:formula="of:=IF(OR([.C647]=&quot;AC&quot;;[.C647]=&quot;BC&quot;);[.B647]-([.B647]*MOD([.A647];100)/100);[.B647])" office:value-type="float" office:value="26646" calcext:value-type="float">
            <text:p>26646</text:p>
          </table:table-cell>
          <table:table-cell table:formula="of:=[.E646]-[.D647]" office:value-type="float" office:value="-7433233.82" calcext:value-type="float">
            <text:p>-7433233,82</text:p>
          </table:table-cell>
          <table:table-cell table:number-columns-repeated="2"/>
        </table:table-row>
        <table:table-row table:style-name="ro2">
          <table:table-cell office:value-type="float" office:value="1545" calcext:value-type="float">
            <text:p>1545</text:p>
          </table:table-cell>
          <table:table-cell office:value-type="float" office:value="48471" calcext:value-type="float">
            <text:p>48471</text:p>
          </table:table-cell>
          <table:table-cell office:value-type="string" calcext:value-type="string">
            <text:p>AC</text:p>
          </table:table-cell>
          <table:table-cell table:formula="of:=IF(OR([.C648]=&quot;AC&quot;;[.C648]=&quot;BC&quot;);[.B648]-([.B648]*MOD([.A648];100)/100);[.B648])" office:value-type="float" office:value="26659.05" calcext:value-type="float">
            <text:p>26659</text:p>
          </table:table-cell>
          <table:table-cell table:formula="of:=[.E647]-[.D648]" office:value-type="float" office:value="-7459892.87" calcext:value-type="float">
            <text:p>-7459892,87</text:p>
          </table:table-cell>
          <table:table-cell table:number-columns-repeated="2"/>
        </table:table-row>
        <table:table-row table:style-name="ro2">
          <table:table-cell office:value-type="float" office:value="3519" calcext:value-type="float">
            <text:p>3519</text:p>
          </table:table-cell>
          <table:table-cell office:value-type="float" office:value="32980" calcext:value-type="float">
            <text:p>32980</text:p>
          </table:table-cell>
          <table:table-cell office:value-type="string" calcext:value-type="string">
            <text:p>BC</text:p>
          </table:table-cell>
          <table:table-cell table:formula="of:=IF(OR([.C649]=&quot;AC&quot;;[.C649]=&quot;BC&quot;);[.B649]-([.B649]*MOD([.A649];100)/100);[.B649])" office:value-type="float" office:value="26713.8" calcext:value-type="float">
            <text:p>26714</text:p>
          </table:table-cell>
          <table:table-cell table:formula="of:=[.E648]-[.D649]" office:value-type="float" office:value="-7486606.67" calcext:value-type="float">
            <text:p>-7486606,67</text:p>
          </table:table-cell>
          <table:table-cell table:number-columns-repeated="2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26766" calcext:value-type="float">
            <text:p>26766</text:p>
          </table:table-cell>
          <table:table-cell office:value-type="string" calcext:value-type="string">
            <text:p>B</text:p>
          </table:table-cell>
          <table:table-cell table:formula="of:=IF(OR([.C650]=&quot;AC&quot;;[.C650]=&quot;BC&quot;);[.B650]-([.B650]*MOD([.A650];100)/100);[.B650])" office:value-type="float" office:value="26766" calcext:value-type="float">
            <text:p>26766</text:p>
          </table:table-cell>
          <table:table-cell table:formula="of:=[.E649]-[.D650]" office:value-type="float" office:value="-7513372.67" calcext:value-type="float">
            <text:p>-7513372,67</text:p>
          </table:table-cell>
          <table:table-cell table:number-columns-repeated="2"/>
        </table:table-row>
        <table:table-row table:style-name="ro2">
          <table:table-cell office:value-type="float" office:value="3045" calcext:value-type="float">
            <text:p>3045</text:p>
          </table:table-cell>
          <table:table-cell office:value-type="float" office:value="48847" calcext:value-type="float">
            <text:p>48847</text:p>
          </table:table-cell>
          <table:table-cell office:value-type="string" calcext:value-type="string">
            <text:p>AC</text:p>
          </table:table-cell>
          <table:table-cell table:formula="of:=IF(OR([.C651]=&quot;AC&quot;;[.C651]=&quot;BC&quot;);[.B651]-([.B651]*MOD([.A651];100)/100);[.B651])" office:value-type="float" office:value="26865.85" calcext:value-type="float">
            <text:p>26866</text:p>
          </table:table-cell>
          <table:table-cell table:formula="of:=[.E650]-[.D651]" office:value-type="float" office:value="-7540238.52" calcext:value-type="float">
            <text:p>-7540238,52</text:p>
          </table:table-cell>
          <table:table-cell table:number-columns-repeated="2"/>
        </table:table-row>
        <table:table-row table:style-name="ro2">
          <table:table-cell office:value-type="float" office:value="3037" calcext:value-type="float">
            <text:p>3037</text:p>
          </table:table-cell>
          <table:table-cell office:value-type="float" office:value="42646" calcext:value-type="float">
            <text:p>42646</text:p>
          </table:table-cell>
          <table:table-cell office:value-type="string" calcext:value-type="string">
            <text:p>BC</text:p>
          </table:table-cell>
          <table:table-cell table:formula="of:=IF(OR([.C652]=&quot;AC&quot;;[.C652]=&quot;BC&quot;);[.B652]-([.B652]*MOD([.A652];100)/100);[.B652])" office:value-type="float" office:value="26866.98" calcext:value-type="float">
            <text:p>26867</text:p>
          </table:table-cell>
          <table:table-cell table:formula="of:=[.E651]-[.D652]" office:value-type="float" office:value="-7567105.5" calcext:value-type="float">
            <text:p>-7567105,5</text:p>
          </table:table-cell>
          <table:table-cell table:number-columns-repeated="2"/>
        </table:table-row>
        <table:table-row table:style-name="ro2">
          <table:table-cell office:value-type="float" office:value="1033" calcext:value-type="float">
            <text:p>1033</text:p>
          </table:table-cell>
          <table:table-cell office:value-type="float" office:value="40133" calcext:value-type="float">
            <text:p>40133</text:p>
          </table:table-cell>
          <table:table-cell office:value-type="string" calcext:value-type="string">
            <text:p>AC</text:p>
          </table:table-cell>
          <table:table-cell table:formula="of:=IF(OR([.C653]=&quot;AC&quot;;[.C653]=&quot;BC&quot;);[.B653]-([.B653]*MOD([.A653];100)/100);[.B653])" office:value-type="float" office:value="26889.11" calcext:value-type="float">
            <text:p>26889</text:p>
          </table:table-cell>
          <table:table-cell table:formula="of:=[.E652]-[.D653]" office:value-type="float" office:value="-7593994.61" calcext:value-type="float">
            <text:p>-7593994,61</text:p>
          </table:table-cell>
          <table:table-cell table:number-columns-repeated="2"/>
        </table:table-row>
        <table:table-row table:style-name="ro2">
          <table:table-cell office:value-type="float" office:value="3328" calcext:value-type="float">
            <text:p>3328</text:p>
          </table:table-cell>
          <table:table-cell office:value-type="float" office:value="37366" calcext:value-type="float">
            <text:p>37366</text:p>
          </table:table-cell>
          <table:table-cell office:value-type="string" calcext:value-type="string">
            <text:p>AC</text:p>
          </table:table-cell>
          <table:table-cell table:formula="of:=IF(OR([.C654]=&quot;AC&quot;;[.C654]=&quot;BC&quot;);[.B654]-([.B654]*MOD([.A654];100)/100);[.B654])" office:value-type="float" office:value="26903.52" calcext:value-type="float">
            <text:p>26904</text:p>
          </table:table-cell>
          <table:table-cell table:formula="of:=[.E653]-[.D654]" office:value-type="float" office:value="-7620898.13" calcext:value-type="float">
            <text:p>-7620898,13</text:p>
          </table:table-cell>
          <table:table-cell table:number-columns-repeated="2"/>
        </table:table-row>
        <table:table-row table:style-name="ro2">
          <table:table-cell office:value-type="float" office:value="3109" calcext:value-type="float">
            <text:p>3109</text:p>
          </table:table-cell>
          <table:table-cell office:value-type="float" office:value="26983" calcext:value-type="float">
            <text:p>26983</text:p>
          </table:table-cell>
          <table:table-cell office:value-type="string" calcext:value-type="string">
            <text:p>B</text:p>
          </table:table-cell>
          <table:table-cell table:formula="of:=IF(OR([.C655]=&quot;AC&quot;;[.C655]=&quot;BC&quot;);[.B655]-([.B655]*MOD([.A655];100)/100);[.B655])" office:value-type="float" office:value="26983" calcext:value-type="float">
            <text:p>26983</text:p>
          </table:table-cell>
          <table:table-cell table:formula="of:=[.E654]-[.D655]" office:value-type="float" office:value="-7647881.13" calcext:value-type="float">
            <text:p>-7647881,13</text:p>
          </table:table-cell>
          <table:table-cell table:number-columns-repeated="2"/>
        </table:table-row>
        <table:table-row table:style-name="ro2">
          <table:table-cell office:value-type="float" office:value="1137" calcext:value-type="float">
            <text:p>1137</text:p>
          </table:table-cell>
          <table:table-cell office:value-type="float" office:value="42918" calcext:value-type="float">
            <text:p>42918</text:p>
          </table:table-cell>
          <table:table-cell office:value-type="string" calcext:value-type="string">
            <text:p>BC</text:p>
          </table:table-cell>
          <table:table-cell table:formula="of:=IF(OR([.C656]=&quot;AC&quot;;[.C656]=&quot;BC&quot;);[.B656]-([.B656]*MOD([.A656];100)/100);[.B656])" office:value-type="float" office:value="27038.34" calcext:value-type="float">
            <text:p>27038</text:p>
          </table:table-cell>
          <table:table-cell table:formula="of:=[.E655]-[.D656]" office:value-type="float" office:value="-7674919.47" calcext:value-type="float">
            <text:p>-7674919,47</text:p>
          </table:table-cell>
          <table:table-cell table:number-columns-repeated="2"/>
        </table:table-row>
        <table:table-row table:style-name="ro2">
          <table:table-cell office:value-type="float" office:value="3718" calcext:value-type="float">
            <text:p>3718</text:p>
          </table:table-cell>
          <table:table-cell office:value-type="float" office:value="33144" calcext:value-type="float">
            <text:p>33144</text:p>
          </table:table-cell>
          <table:table-cell office:value-type="string" calcext:value-type="string">
            <text:p>BC</text:p>
          </table:table-cell>
          <table:table-cell table:formula="of:=IF(OR([.C657]=&quot;AC&quot;;[.C657]=&quot;BC&quot;);[.B657]-([.B657]*MOD([.A657];100)/100);[.B657])" office:value-type="float" office:value="27178.08" calcext:value-type="float">
            <text:p>27178</text:p>
          </table:table-cell>
          <table:table-cell table:formula="of:=[.E656]-[.D657]" office:value-type="float" office:value="-7702097.55" calcext:value-type="float">
            <text:p>-7702097,55</text:p>
          </table:table-cell>
          <table:table-cell table:number-columns-repeated="2"/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float" office:value="27235" calcext:value-type="float">
            <text:p>27235</text:p>
          </table:table-cell>
          <table:table-cell office:value-type="string" calcext:value-type="string">
            <text:p>B</text:p>
          </table:table-cell>
          <table:table-cell table:formula="of:=IF(OR([.C658]=&quot;AC&quot;;[.C658]=&quot;BC&quot;);[.B658]-([.B658]*MOD([.A658];100)/100);[.B658])" office:value-type="float" office:value="27235" calcext:value-type="float">
            <text:p>27235</text:p>
          </table:table-cell>
          <table:table-cell table:formula="of:=[.E657]-[.D658]" office:value-type="float" office:value="-7729332.55" calcext:value-type="float">
            <text:p>-7729332,55</text:p>
          </table:table-cell>
          <table:table-cell table:number-columns-repeated="2"/>
        </table:table-row>
        <table:table-row table:style-name="ro2">
          <table:table-cell office:value-type="float" office:value="1812" calcext:value-type="float">
            <text:p>1812</text:p>
          </table:table-cell>
          <table:table-cell office:value-type="float" office:value="27277" calcext:value-type="float">
            <text:p>27277</text:p>
          </table:table-cell>
          <table:table-cell office:value-type="string" calcext:value-type="string">
            <text:p>A</text:p>
          </table:table-cell>
          <table:table-cell table:formula="of:=IF(OR([.C659]=&quot;AC&quot;;[.C659]=&quot;BC&quot;);[.B659]-([.B659]*MOD([.A659];100)/100);[.B659])" office:value-type="float" office:value="27277" calcext:value-type="float">
            <text:p>27277</text:p>
          </table:table-cell>
          <table:table-cell table:formula="of:=[.E658]-[.D659]" office:value-type="float" office:value="-7756609.55" calcext:value-type="float">
            <text:p>-7756609,55</text:p>
          </table:table-cell>
          <table:table-cell table:number-columns-repeated="2"/>
        </table:table-row>
        <table:table-row table:style-name="ro2">
          <table:table-cell office:value-type="float" office:value="2919" calcext:value-type="float">
            <text:p>2919</text:p>
          </table:table-cell>
          <table:table-cell office:value-type="float" office:value="33747" calcext:value-type="float">
            <text:p>33747</text:p>
          </table:table-cell>
          <table:table-cell office:value-type="string" calcext:value-type="string">
            <text:p>BC</text:p>
          </table:table-cell>
          <table:table-cell table:formula="of:=IF(OR([.C660]=&quot;AC&quot;;[.C660]=&quot;BC&quot;);[.B660]-([.B660]*MOD([.A660];100)/100);[.B660])" office:value-type="float" office:value="27335.07" calcext:value-type="float">
            <text:p>27335</text:p>
          </table:table-cell>
          <table:table-cell table:formula="of:=[.E659]-[.D660]" office:value-type="float" office:value="-7783944.62" calcext:value-type="float">
            <text:p>-7783944,62</text:p>
          </table:table-cell>
          <table:table-cell table:number-columns-repeated="2"/>
        </table:table-row>
        <table:table-row table:style-name="ro2">
          <table:table-cell office:value-type="float" office:value="1929" calcext:value-type="float">
            <text:p>1929</text:p>
          </table:table-cell>
          <table:table-cell office:value-type="float" office:value="38514" calcext:value-type="float">
            <text:p>38514</text:p>
          </table:table-cell>
          <table:table-cell office:value-type="string" calcext:value-type="string">
            <text:p>AC</text:p>
          </table:table-cell>
          <table:table-cell table:formula="of:=IF(OR([.C661]=&quot;AC&quot;;[.C661]=&quot;BC&quot;);[.B661]-([.B661]*MOD([.A661];100)/100);[.B661])" office:value-type="float" office:value="27344.94" calcext:value-type="float">
            <text:p>27345</text:p>
          </table:table-cell>
          <table:table-cell table:formula="of:=[.E660]-[.D661]" office:value-type="float" office:value="-7811289.56" calcext:value-type="float">
            <text:p>-7811289,56</text:p>
          </table:table-cell>
          <table:table-cell table:number-columns-repeated="2"/>
        </table:table-row>
        <table:table-row table:style-name="ro2">
          <table:table-cell office:value-type="float" office:value="2332" calcext:value-type="float">
            <text:p>2332</text:p>
          </table:table-cell>
          <table:table-cell office:value-type="float" office:value="40336" calcext:value-type="float">
            <text:p>40336</text:p>
          </table:table-cell>
          <table:table-cell office:value-type="string" calcext:value-type="string">
            <text:p>BC</text:p>
          </table:table-cell>
          <table:table-cell table:formula="of:=IF(OR([.C662]=&quot;AC&quot;;[.C662]=&quot;BC&quot;);[.B662]-([.B662]*MOD([.A662];100)/100);[.B662])" office:value-type="float" office:value="27428.48" calcext:value-type="float">
            <text:p>27428</text:p>
          </table:table-cell>
          <table:table-cell table:formula="of:=[.E661]-[.D662]" office:value-type="float" office:value="-7838718.04" calcext:value-type="float">
            <text:p>-7838718,04</text:p>
          </table:table-cell>
          <table:table-cell table:number-columns-repeated="2"/>
        </table:table-row>
        <table:table-row table:style-name="ro2">
          <table:table-cell office:value-type="float" office:value="1758" calcext:value-type="float">
            <text:p>1758</text:p>
          </table:table-cell>
          <table:table-cell office:value-type="float" office:value="27525" calcext:value-type="float">
            <text:p>27525</text:p>
          </table:table-cell>
          <table:table-cell office:value-type="string" calcext:value-type="string">
            <text:p>B</text:p>
          </table:table-cell>
          <table:table-cell table:formula="of:=IF(OR([.C663]=&quot;AC&quot;;[.C663]=&quot;BC&quot;);[.B663]-([.B663]*MOD([.A663];100)/100);[.B663])" office:value-type="float" office:value="27525" calcext:value-type="float">
            <text:p>27525</text:p>
          </table:table-cell>
          <table:table-cell table:formula="of:=[.E662]-[.D663]" office:value-type="float" office:value="-7866243.04" calcext:value-type="float">
            <text:p>-7866243,04</text:p>
          </table:table-cell>
          <table:table-cell table:number-columns-repeated="2"/>
        </table:table-row>
        <table:table-row table:style-name="ro2">
          <table:table-cell office:value-type="float" office:value="1457" calcext:value-type="float">
            <text:p>1457</text:p>
          </table:table-cell>
          <table:table-cell office:value-type="float" office:value="27636" calcext:value-type="float">
            <text:p>27636</text:p>
          </table:table-cell>
          <table:table-cell office:value-type="string" calcext:value-type="string">
            <text:p>B</text:p>
          </table:table-cell>
          <table:table-cell table:formula="of:=IF(OR([.C664]=&quot;AC&quot;;[.C664]=&quot;BC&quot;);[.B664]-([.B664]*MOD([.A664];100)/100);[.B664])" office:value-type="float" office:value="27636" calcext:value-type="float">
            <text:p>27636</text:p>
          </table:table-cell>
          <table:table-cell table:formula="of:=[.E663]-[.D664]" office:value-type="float" office:value="-7893879.04" calcext:value-type="float">
            <text:p>-7893879,04</text:p>
          </table:table-cell>
          <table:table-cell table:number-columns-repeated="2"/>
        </table:table-row>
        <table:table-row table:style-name="ro2">
          <table:table-cell office:value-type="float" office:value="2025" calcext:value-type="float">
            <text:p>2025</text:p>
          </table:table-cell>
          <table:table-cell office:value-type="float" office:value="37010" calcext:value-type="float">
            <text:p>37010</text:p>
          </table:table-cell>
          <table:table-cell office:value-type="string" calcext:value-type="string">
            <text:p>BC</text:p>
          </table:table-cell>
          <table:table-cell table:formula="of:=IF(OR([.C665]=&quot;AC&quot;;[.C665]=&quot;BC&quot;);[.B665]-([.B665]*MOD([.A665];100)/100);[.B665])" office:value-type="float" office:value="27757.5" calcext:value-type="float">
            <text:p>27758</text:p>
          </table:table-cell>
          <table:table-cell table:formula="of:=[.E664]-[.D665]" office:value-type="float" office:value="-7921636.54" calcext:value-type="float">
            <text:p>-7921636,54</text:p>
          </table:table-cell>
          <table:table-cell table:number-columns-repeated="2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float" office:value="27788" calcext:value-type="float">
            <text:p>27788</text:p>
          </table:table-cell>
          <table:table-cell office:value-type="string" calcext:value-type="string">
            <text:p>A</text:p>
          </table:table-cell>
          <table:table-cell table:formula="of:=IF(OR([.C666]=&quot;AC&quot;;[.C666]=&quot;BC&quot;);[.B666]-([.B666]*MOD([.A666];100)/100);[.B666])" office:value-type="float" office:value="27788" calcext:value-type="float">
            <text:p>27788</text:p>
          </table:table-cell>
          <table:table-cell table:formula="of:=[.E665]-[.D666]" office:value-type="float" office:value="-7949424.54" calcext:value-type="float">
            <text:p>-7949424,54</text:p>
          </table:table-cell>
          <table:table-cell table:number-columns-repeated="2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float" office:value="28011" calcext:value-type="float">
            <text:p>28011</text:p>
          </table:table-cell>
          <table:table-cell office:value-type="string" calcext:value-type="string">
            <text:p>B</text:p>
          </table:table-cell>
          <table:table-cell table:formula="of:=IF(OR([.C667]=&quot;AC&quot;;[.C667]=&quot;BC&quot;);[.B667]-([.B667]*MOD([.A667];100)/100);[.B667])" office:value-type="float" office:value="28011" calcext:value-type="float">
            <text:p>28011</text:p>
          </table:table-cell>
          <table:table-cell table:formula="of:=[.E666]-[.D667]" office:value-type="float" office:value="-7977435.54" calcext:value-type="float">
            <text:p>-7977435,54</text:p>
          </table:table-cell>
          <table:table-cell table:number-columns-repeated="2"/>
        </table:table-row>
        <table:table-row table:style-name="ro2">
          <table:table-cell office:value-type="float" office:value="935" calcext:value-type="float">
            <text:p>935</text:p>
          </table:table-cell>
          <table:table-cell office:value-type="float" office:value="43159" calcext:value-type="float">
            <text:p>43159</text:p>
          </table:table-cell>
          <table:table-cell office:value-type="string" calcext:value-type="string">
            <text:p>AC</text:p>
          </table:table-cell>
          <table:table-cell table:formula="of:=IF(OR([.C668]=&quot;AC&quot;;[.C668]=&quot;BC&quot;);[.B668]-([.B668]*MOD([.A668];100)/100);[.B668])" office:value-type="float" office:value="28053.35" calcext:value-type="float">
            <text:p>28053</text:p>
          </table:table-cell>
          <table:table-cell table:formula="of:=[.E667]-[.D668]" office:value-type="float" office:value="-8005488.89" calcext:value-type="float">
            <text:p>-8005488,89</text:p>
          </table:table-cell>
          <table:table-cell table:number-columns-repeated="2"/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float" office:value="28122" calcext:value-type="float">
            <text:p>28122</text:p>
          </table:table-cell>
          <table:table-cell office:value-type="string" calcext:value-type="string">
            <text:p>A</text:p>
          </table:table-cell>
          <table:table-cell table:formula="of:=IF(OR([.C669]=&quot;AC&quot;;[.C669]=&quot;BC&quot;);[.B669]-([.B669]*MOD([.A669];100)/100);[.B669])" office:value-type="float" office:value="28122" calcext:value-type="float">
            <text:p>28122</text:p>
          </table:table-cell>
          <table:table-cell table:formula="of:=[.E668]-[.D669]" office:value-type="float" office:value="-8033610.89" calcext:value-type="float">
            <text:p>-8033610,89</text:p>
          </table:table-cell>
          <table:table-cell table:number-columns-repeated="2"/>
        </table:table-row>
        <table:table-row table:style-name="ro2">
          <table:table-cell office:value-type="float" office:value="1364" calcext:value-type="float">
            <text:p>1364</text:p>
          </table:table-cell>
          <table:table-cell office:value-type="float" office:value="28124" calcext:value-type="float">
            <text:p>28124</text:p>
          </table:table-cell>
          <table:table-cell office:value-type="string" calcext:value-type="string">
            <text:p>A</text:p>
          </table:table-cell>
          <table:table-cell table:formula="of:=IF(OR([.C670]=&quot;AC&quot;;[.C670]=&quot;BC&quot;);[.B670]-([.B670]*MOD([.A670];100)/100);[.B670])" office:value-type="float" office:value="28124" calcext:value-type="float">
            <text:p>28124</text:p>
          </table:table-cell>
          <table:table-cell table:formula="of:=[.E669]-[.D670]" office:value-type="float" office:value="-8061734.89" calcext:value-type="float">
            <text:p>-8061734,89</text:p>
          </table:table-cell>
          <table:table-cell table:number-columns-repeated="2"/>
        </table:table-row>
        <table:table-row table:style-name="ro2">
          <table:table-cell office:value-type="float" office:value="2337" calcext:value-type="float">
            <text:p>2337</text:p>
          </table:table-cell>
          <table:table-cell office:value-type="float" office:value="28218" calcext:value-type="float">
            <text:p>28218</text:p>
          </table:table-cell>
          <table:table-cell office:value-type="string" calcext:value-type="string">
            <text:p>A</text:p>
          </table:table-cell>
          <table:table-cell table:formula="of:=IF(OR([.C671]=&quot;AC&quot;;[.C671]=&quot;BC&quot;);[.B671]-([.B671]*MOD([.A671];100)/100);[.B671])" office:value-type="float" office:value="28218" calcext:value-type="float">
            <text:p>28218</text:p>
          </table:table-cell>
          <table:table-cell table:formula="of:=[.E670]-[.D671]" office:value-type="float" office:value="-8089952.89" calcext:value-type="float">
            <text:p>-8089952,89</text:p>
          </table:table-cell>
          <table:table-cell table:number-columns-repeated="2"/>
        </table:table-row>
        <table:table-row table:style-name="ro2">
          <table:table-cell office:value-type="float" office:value="2617" calcext:value-type="float">
            <text:p>2617</text:p>
          </table:table-cell>
          <table:table-cell office:value-type="float" office:value="34036" calcext:value-type="float">
            <text:p>34036</text:p>
          </table:table-cell>
          <table:table-cell office:value-type="string" calcext:value-type="string">
            <text:p>BC</text:p>
          </table:table-cell>
          <table:table-cell table:formula="of:=IF(OR([.C672]=&quot;AC&quot;;[.C672]=&quot;BC&quot;);[.B672]-([.B672]*MOD([.A672];100)/100);[.B672])" office:value-type="float" office:value="28249.88" calcext:value-type="float">
            <text:p>28250</text:p>
          </table:table-cell>
          <table:table-cell table:formula="of:=[.E671]-[.D672]" office:value-type="float" office:value="-8118202.77" calcext:value-type="float">
            <text:p>-8118202,77</text:p>
          </table:table-cell>
          <table:table-cell table:number-columns-repeated="2"/>
        </table:table-row>
        <table:table-row table:style-name="ro2">
          <table:table-cell office:value-type="float" office:value="2167" calcext:value-type="float">
            <text:p>2167</text:p>
          </table:table-cell>
          <table:table-cell office:value-type="float" office:value="28263" calcext:value-type="float">
            <text:p>28263</text:p>
          </table:table-cell>
          <table:table-cell office:value-type="string" calcext:value-type="string">
            <text:p>A</text:p>
          </table:table-cell>
          <table:table-cell table:formula="of:=IF(OR([.C673]=&quot;AC&quot;;[.C673]=&quot;BC&quot;);[.B673]-([.B673]*MOD([.A673];100)/100);[.B673])" office:value-type="float" office:value="28263" calcext:value-type="float">
            <text:p>28263</text:p>
          </table:table-cell>
          <table:table-cell table:formula="of:=[.E672]-[.D673]" office:value-type="float" office:value="-8146465.77" calcext:value-type="float">
            <text:p>-8146465,77</text:p>
          </table:table-cell>
          <table:table-cell table:number-columns-repeated="2"/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float" office:value="30083" calcext:value-type="float">
            <text:p>30083</text:p>
          </table:table-cell>
          <table:table-cell office:value-type="string" calcext:value-type="string">
            <text:p>AC</text:p>
          </table:table-cell>
          <table:table-cell table:formula="of:=IF(OR([.C674]=&quot;AC&quot;;[.C674]=&quot;BC&quot;);[.B674]-([.B674]*MOD([.A674];100)/100);[.B674])" office:value-type="float" office:value="28278.02" calcext:value-type="float">
            <text:p>28278</text:p>
          </table:table-cell>
          <table:table-cell table:formula="of:=[.E673]-[.D674]" office:value-type="float" office:value="-8174743.79" calcext:value-type="float">
            <text:p>-8174743,79</text:p>
          </table:table-cell>
          <table:table-cell table:number-columns-repeated="2"/>
        </table:table-row>
        <table:table-row table:style-name="ro2">
          <table:table-cell office:value-type="float" office:value="3001" calcext:value-type="float">
            <text:p>3001</text:p>
          </table:table-cell>
          <table:table-cell office:value-type="float" office:value="28293" calcext:value-type="float">
            <text:p>28293</text:p>
          </table:table-cell>
          <table:table-cell office:value-type="string" calcext:value-type="string">
            <text:p>A</text:p>
          </table:table-cell>
          <table:table-cell table:formula="of:=IF(OR([.C675]=&quot;AC&quot;;[.C675]=&quot;BC&quot;);[.B675]-([.B675]*MOD([.A675];100)/100);[.B675])" office:value-type="float" office:value="28293" calcext:value-type="float">
            <text:p>28293</text:p>
          </table:table-cell>
          <table:table-cell table:formula="of:=[.E674]-[.D675]" office:value-type="float" office:value="-8203036.79" calcext:value-type="float">
            <text:p>-8203036,79</text:p>
          </table:table-cell>
          <table:table-cell table:number-columns-repeated="2"/>
        </table:table-row>
        <table:table-row table:style-name="ro2">
          <table:table-cell office:value-type="float" office:value="2206" calcext:value-type="float">
            <text:p>2206</text:p>
          </table:table-cell>
          <table:table-cell office:value-type="float" office:value="30112" calcext:value-type="float">
            <text:p>30112</text:p>
          </table:table-cell>
          <table:table-cell office:value-type="string" calcext:value-type="string">
            <text:p>AC</text:p>
          </table:table-cell>
          <table:table-cell table:formula="of:=IF(OR([.C676]=&quot;AC&quot;;[.C676]=&quot;BC&quot;);[.B676]-([.B676]*MOD([.A676];100)/100);[.B676])" office:value-type="float" office:value="28305.28" calcext:value-type="float">
            <text:p>28305</text:p>
          </table:table-cell>
          <table:table-cell table:formula="of:=[.E675]-[.D676]" office:value-type="float" office:value="-8231342.07" calcext:value-type="float">
            <text:p>-8231342,07</text:p>
          </table:table-cell>
          <table:table-cell table:number-columns-repeated="2"/>
        </table:table-row>
        <table:table-row table:style-name="ro2">
          <table:table-cell office:value-type="float" office:value="3348" calcext:value-type="float">
            <text:p>3348</text:p>
          </table:table-cell>
          <table:table-cell office:value-type="float" office:value="28437" calcext:value-type="float">
            <text:p>28437</text:p>
          </table:table-cell>
          <table:table-cell office:value-type="string" calcext:value-type="string">
            <text:p>B</text:p>
          </table:table-cell>
          <table:table-cell table:formula="of:=IF(OR([.C677]=&quot;AC&quot;;[.C677]=&quot;BC&quot;);[.B677]-([.B677]*MOD([.A677];100)/100);[.B677])" office:value-type="float" office:value="28437" calcext:value-type="float">
            <text:p>28437</text:p>
          </table:table-cell>
          <table:table-cell table:formula="of:=[.E676]-[.D677]" office:value-type="float" office:value="-8259779.07" calcext:value-type="float">
            <text:p>-8259779,07</text:p>
          </table:table-cell>
          <table:table-cell table:number-columns-repeated="2"/>
        </table:table-row>
        <table:table-row table:style-name="ro2">
          <table:table-cell office:value-type="float" office:value="1919" calcext:value-type="float">
            <text:p>1919</text:p>
          </table:table-cell>
          <table:table-cell office:value-type="float" office:value="35186" calcext:value-type="float">
            <text:p>35186</text:p>
          </table:table-cell>
          <table:table-cell office:value-type="string" calcext:value-type="string">
            <text:p>BC</text:p>
          </table:table-cell>
          <table:table-cell table:formula="of:=IF(OR([.C678]=&quot;AC&quot;;[.C678]=&quot;BC&quot;);[.B678]-([.B678]*MOD([.A678];100)/100);[.B678])" office:value-type="float" office:value="28500.66" calcext:value-type="float">
            <text:p>28501</text:p>
          </table:table-cell>
          <table:table-cell table:formula="of:=[.E677]-[.D678]" office:value-type="float" office:value="-8288279.73" calcext:value-type="float">
            <text:p>-8288279,73</text:p>
          </table:table-cell>
          <table:table-cell table:number-columns-repeated="2"/>
        </table:table-row>
        <table:table-row table:style-name="ro2">
          <table:table-cell office:value-type="float" office:value="2143" calcext:value-type="float">
            <text:p>2143</text:p>
          </table:table-cell>
          <table:table-cell office:value-type="float" office:value="28550" calcext:value-type="float">
            <text:p>28550</text:p>
          </table:table-cell>
          <table:table-cell office:value-type="string" calcext:value-type="string">
            <text:p>A</text:p>
          </table:table-cell>
          <table:table-cell table:formula="of:=IF(OR([.C679]=&quot;AC&quot;;[.C679]=&quot;BC&quot;);[.B679]-([.B679]*MOD([.A679];100)/100);[.B679])" office:value-type="float" office:value="28550" calcext:value-type="float">
            <text:p>28550</text:p>
          </table:table-cell>
          <table:table-cell table:formula="of:=[.E678]-[.D679]" office:value-type="float" office:value="-8316829.73" calcext:value-type="float">
            <text:p>-8316829,73</text:p>
          </table:table-cell>
          <table:table-cell table:number-columns-repeated="2"/>
        </table:table-row>
        <table:table-row table:style-name="ro2">
          <table:table-cell office:value-type="float" office:value="3238" calcext:value-type="float">
            <text:p>3238</text:p>
          </table:table-cell>
          <table:table-cell office:value-type="float" office:value="46125" calcext:value-type="float">
            <text:p>46125</text:p>
          </table:table-cell>
          <table:table-cell office:value-type="string" calcext:value-type="string">
            <text:p>AC</text:p>
          </table:table-cell>
          <table:table-cell table:formula="of:=IF(OR([.C680]=&quot;AC&quot;;[.C680]=&quot;BC&quot;);[.B680]-([.B680]*MOD([.A680];100)/100);[.B680])" office:value-type="float" office:value="28597.5" calcext:value-type="float">
            <text:p>28598</text:p>
          </table:table-cell>
          <table:table-cell table:formula="of:=[.E679]-[.D680]" office:value-type="float" office:value="-8345427.23" calcext:value-type="float">
            <text:p>-8345427,23</text:p>
          </table:table-cell>
          <table:table-cell table:number-columns-repeated="2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28606" calcext:value-type="float">
            <text:p>28606</text:p>
          </table:table-cell>
          <table:table-cell office:value-type="string" calcext:value-type="string">
            <text:p>B</text:p>
          </table:table-cell>
          <table:table-cell table:formula="of:=IF(OR([.C681]=&quot;AC&quot;;[.C681]=&quot;BC&quot;);[.B681]-([.B681]*MOD([.A681];100)/100);[.B681])" office:value-type="float" office:value="28606" calcext:value-type="float">
            <text:p>28606</text:p>
          </table:table-cell>
          <table:table-cell table:formula="of:=[.E680]-[.D681]" office:value-type="float" office:value="-8374033.23" calcext:value-type="float">
            <text:p>-8374033,23</text:p>
          </table:table-cell>
          <table:table-cell table:number-columns-repeated="2"/>
        </table:table-row>
        <table:table-row table:style-name="ro2">
          <table:table-cell office:value-type="float" office:value="2525" calcext:value-type="float">
            <text:p>2525</text:p>
          </table:table-cell>
          <table:table-cell office:value-type="float" office:value="38235" calcext:value-type="float">
            <text:p>38235</text:p>
          </table:table-cell>
          <table:table-cell office:value-type="string" calcext:value-type="string">
            <text:p>AC</text:p>
          </table:table-cell>
          <table:table-cell table:formula="of:=IF(OR([.C682]=&quot;AC&quot;;[.C682]=&quot;BC&quot;);[.B682]-([.B682]*MOD([.A682];100)/100);[.B682])" office:value-type="float" office:value="28676.25" calcext:value-type="float">
            <text:p>28676</text:p>
          </table:table-cell>
          <table:table-cell table:formula="of:=[.E681]-[.D682]" office:value-type="float" office:value="-8402709.48" calcext:value-type="float">
            <text:p>-8402709,48</text:p>
          </table:table-cell>
          <table:table-cell table:number-columns-repeated="2"/>
        </table:table-row>
        <table:table-row table:style-name="ro2">
          <table:table-cell office:value-type="float" office:value="3135" calcext:value-type="float">
            <text:p>3135</text:p>
          </table:table-cell>
          <table:table-cell office:value-type="float" office:value="28705" calcext:value-type="float">
            <text:p>28705</text:p>
          </table:table-cell>
          <table:table-cell office:value-type="string" calcext:value-type="string">
            <text:p>A</text:p>
          </table:table-cell>
          <table:table-cell table:formula="of:=IF(OR([.C683]=&quot;AC&quot;;[.C683]=&quot;BC&quot;);[.B683]-([.B683]*MOD([.A683];100)/100);[.B683])" office:value-type="float" office:value="28705" calcext:value-type="float">
            <text:p>28705</text:p>
          </table:table-cell>
          <table:table-cell table:formula="of:=[.E682]-[.D683]" office:value-type="float" office:value="-8431414.48" calcext:value-type="float">
            <text:p>-8431414,48</text:p>
          </table:table-cell>
          <table:table-cell table:number-columns-repeated="2"/>
        </table:table-row>
        <table:table-row table:style-name="ro2">
          <table:table-cell office:value-type="float" office:value="1231" calcext:value-type="float">
            <text:p>1231</text:p>
          </table:table-cell>
          <table:table-cell office:value-type="float" office:value="41630" calcext:value-type="float">
            <text:p>41630</text:p>
          </table:table-cell>
          <table:table-cell office:value-type="string" calcext:value-type="string">
            <text:p>BC</text:p>
          </table:table-cell>
          <table:table-cell table:formula="of:=IF(OR([.C684]=&quot;AC&quot;;[.C684]=&quot;BC&quot;);[.B684]-([.B684]*MOD([.A684];100)/100);[.B684])" office:value-type="float" office:value="28724.7" calcext:value-type="float">
            <text:p>28725</text:p>
          </table:table-cell>
          <table:table-cell table:formula="of:=[.E683]-[.D684]" office:value-type="float" office:value="-8460139.18" calcext:value-type="float">
            <text:p>-8460139,18</text:p>
          </table:table-cell>
          <table:table-cell table:number-columns-repeated="2"/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float" office:value="28742" calcext:value-type="float">
            <text:p>28742</text:p>
          </table:table-cell>
          <table:table-cell office:value-type="string" calcext:value-type="string">
            <text:p>B</text:p>
          </table:table-cell>
          <table:table-cell table:formula="of:=IF(OR([.C685]=&quot;AC&quot;;[.C685]=&quot;BC&quot;);[.B685]-([.B685]*MOD([.A685];100)/100);[.B685])" office:value-type="float" office:value="28742" calcext:value-type="float">
            <text:p>28742</text:p>
          </table:table-cell>
          <table:table-cell table:formula="of:=[.E684]-[.D685]" office:value-type="float" office:value="-8488881.18" calcext:value-type="float">
            <text:p>-8488881,18</text:p>
          </table:table-cell>
          <table:table-cell table:number-columns-repeated="2"/>
        </table:table-row>
        <table:table-row table:style-name="ro2">
          <table:table-cell office:value-type="float" office:value="2606" calcext:value-type="float">
            <text:p>2606</text:p>
          </table:table-cell>
          <table:table-cell office:value-type="float" office:value="30736" calcext:value-type="float">
            <text:p>30736</text:p>
          </table:table-cell>
          <table:table-cell office:value-type="string" calcext:value-type="string">
            <text:p>AC</text:p>
          </table:table-cell>
          <table:table-cell table:formula="of:=IF(OR([.C686]=&quot;AC&quot;;[.C686]=&quot;BC&quot;);[.B686]-([.B686]*MOD([.A686];100)/100);[.B686])" office:value-type="float" office:value="28891.84" calcext:value-type="float">
            <text:p>28892</text:p>
          </table:table-cell>
          <table:table-cell table:formula="of:=[.E685]-[.D686]" office:value-type="float" office:value="-8517773.02" calcext:value-type="float">
            <text:p>-8517773,02</text:p>
          </table:table-cell>
          <table:table-cell table:number-columns-repeated="2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36446" calcext:value-type="float">
            <text:p>36446</text:p>
          </table:table-cell>
          <table:table-cell office:value-type="string" calcext:value-type="string">
            <text:p>BC</text:p>
          </table:table-cell>
          <table:table-cell table:formula="of:=IF(OR([.C687]=&quot;AC&quot;;[.C687]=&quot;BC&quot;);[.B687]-([.B687]*MOD([.A687];100)/100);[.B687])" office:value-type="float" office:value="29156.8" calcext:value-type="float">
            <text:p>29157</text:p>
          </table:table-cell>
          <table:table-cell table:formula="of:=[.E686]-[.D687]" office:value-type="float" office:value="-8546929.82" calcext:value-type="float">
            <text:p>-8546929,82</text:p>
          </table:table-cell>
          <table:table-cell table:number-columns-repeated="2"/>
        </table:table-row>
        <table:table-row table:style-name="ro2">
          <table:table-cell office:value-type="float" office:value="3327" calcext:value-type="float">
            <text:p>3327</text:p>
          </table:table-cell>
          <table:table-cell office:value-type="float" office:value="40043" calcext:value-type="float">
            <text:p>40043</text:p>
          </table:table-cell>
          <table:table-cell office:value-type="string" calcext:value-type="string">
            <text:p>AC</text:p>
          </table:table-cell>
          <table:table-cell table:formula="of:=IF(OR([.C688]=&quot;AC&quot;;[.C688]=&quot;BC&quot;);[.B688]-([.B688]*MOD([.A688];100)/100);[.B688])" office:value-type="float" office:value="29231.39" calcext:value-type="float">
            <text:p>29231</text:p>
          </table:table-cell>
          <table:table-cell table:formula="of:=[.E687]-[.D688]" office:value-type="float" office:value="-8576161.21" calcext:value-type="float">
            <text:p>-8576161,21</text:p>
          </table:table-cell>
          <table:table-cell table:number-columns-repeated="2"/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29475" calcext:value-type="float">
            <text:p>29475</text:p>
          </table:table-cell>
          <table:table-cell office:value-type="string" calcext:value-type="string">
            <text:p>B</text:p>
          </table:table-cell>
          <table:table-cell table:formula="of:=IF(OR([.C689]=&quot;AC&quot;;[.C689]=&quot;BC&quot;);[.B689]-([.B689]*MOD([.A689];100)/100);[.B689])" office:value-type="float" office:value="29475" calcext:value-type="float">
            <text:p>29475</text:p>
          </table:table-cell>
          <table:table-cell table:formula="of:=[.E688]-[.D689]" office:value-type="float" office:value="-8605636.21" calcext:value-type="float">
            <text:p>-8605636,21</text:p>
          </table:table-cell>
          <table:table-cell table:number-columns-repeated="2"/>
        </table:table-row>
        <table:table-row table:style-name="ro2">
          <table:table-cell office:value-type="float" office:value="1019" calcext:value-type="float">
            <text:p>1019</text:p>
          </table:table-cell>
          <table:table-cell office:value-type="float" office:value="29502" calcext:value-type="float">
            <text:p>29502</text:p>
          </table:table-cell>
          <table:table-cell office:value-type="string" calcext:value-type="string">
            <text:p>B</text:p>
          </table:table-cell>
          <table:table-cell table:formula="of:=IF(OR([.C690]=&quot;AC&quot;;[.C690]=&quot;BC&quot;);[.B690]-([.B690]*MOD([.A690];100)/100);[.B690])" office:value-type="float" office:value="29502" calcext:value-type="float">
            <text:p>29502</text:p>
          </table:table-cell>
          <table:table-cell table:formula="of:=[.E689]-[.D690]" office:value-type="float" office:value="-8635138.21" calcext:value-type="float">
            <text:p>-8635138,21</text:p>
          </table:table-cell>
          <table:table-cell table:number-columns-repeated="2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44119" calcext:value-type="float">
            <text:p>44119</text:p>
          </table:table-cell>
          <table:table-cell office:value-type="string" calcext:value-type="string">
            <text:p>AC</text:p>
          </table:table-cell>
          <table:table-cell table:formula="of:=IF(OR([.C691]=&quot;AC&quot;;[.C691]=&quot;BC&quot;);[.B691]-([.B691]*MOD([.A691];100)/100);[.B691])" office:value-type="float" office:value="29559.73" calcext:value-type="float">
            <text:p>29560</text:p>
          </table:table-cell>
          <table:table-cell table:formula="of:=[.E690]-[.D691]" office:value-type="float" office:value="-8664697.94" calcext:value-type="float">
            <text:p>-8664697,94</text:p>
          </table:table-cell>
          <table:table-cell table:number-columns-repeated="2"/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float" office:value="29644" calcext:value-type="float">
            <text:p>29644</text:p>
          </table:table-cell>
          <table:table-cell office:value-type="string" calcext:value-type="string">
            <text:p>A</text:p>
          </table:table-cell>
          <table:table-cell table:formula="of:=IF(OR([.C692]=&quot;AC&quot;;[.C692]=&quot;BC&quot;);[.B692]-([.B692]*MOD([.A692];100)/100);[.B692])" office:value-type="float" office:value="29644" calcext:value-type="float">
            <text:p>29644</text:p>
          </table:table-cell>
          <table:table-cell table:formula="of:=[.E691]-[.D692]" office:value-type="float" office:value="-8694341.94" calcext:value-type="float">
            <text:p>-8694341,94</text:p>
          </table:table-cell>
          <table:table-cell table:number-columns-repeated="2"/>
        </table:table-row>
        <table:table-row table:style-name="ro2">
          <table:table-cell office:value-type="float" office:value="3666" calcext:value-type="float">
            <text:p>3666</text:p>
          </table:table-cell>
          <table:table-cell office:value-type="float" office:value="29794" calcext:value-type="float">
            <text:p>29794</text:p>
          </table:table-cell>
          <table:table-cell office:value-type="string" calcext:value-type="string">
            <text:p>B</text:p>
          </table:table-cell>
          <table:table-cell table:formula="of:=IF(OR([.C693]=&quot;AC&quot;;[.C693]=&quot;BC&quot;);[.B693]-([.B693]*MOD([.A693];100)/100);[.B693])" office:value-type="float" office:value="29794" calcext:value-type="float">
            <text:p>29794</text:p>
          </table:table-cell>
          <table:table-cell table:formula="of:=[.E692]-[.D693]" office:value-type="float" office:value="-8724135.94" calcext:value-type="float">
            <text:p>-8724135,94</text:p>
          </table:table-cell>
          <table:table-cell table:number-columns-repeated="2"/>
        </table:table-row>
        <table:table-row table:style-name="ro2">
          <table:table-cell office:value-type="float" office:value="1307" calcext:value-type="float">
            <text:p>1307</text:p>
          </table:table-cell>
          <table:table-cell office:value-type="float" office:value="29901" calcext:value-type="float">
            <text:p>29901</text:p>
          </table:table-cell>
          <table:table-cell office:value-type="string" calcext:value-type="string">
            <text:p>A</text:p>
          </table:table-cell>
          <table:table-cell table:formula="of:=IF(OR([.C694]=&quot;AC&quot;;[.C694]=&quot;BC&quot;);[.B694]-([.B694]*MOD([.A694];100)/100);[.B694])" office:value-type="float" office:value="29901" calcext:value-type="float">
            <text:p>29901</text:p>
          </table:table-cell>
          <table:table-cell table:formula="of:=[.E693]-[.D694]" office:value-type="float" office:value="-8754036.94" calcext:value-type="float">
            <text:p>-8754036,94</text:p>
          </table:table-cell>
          <table:table-cell table:number-columns-repeated="2"/>
        </table:table-row>
        <table:table-row table:style-name="ro2">
          <table:table-cell office:value-type="float" office:value="3857" calcext:value-type="float">
            <text:p>3857</text:p>
          </table:table-cell>
          <table:table-cell office:value-type="float" office:value="29975" calcext:value-type="float">
            <text:p>29975</text:p>
          </table:table-cell>
          <table:table-cell office:value-type="string" calcext:value-type="string">
            <text:p>B</text:p>
          </table:table-cell>
          <table:table-cell table:formula="of:=IF(OR([.C695]=&quot;AC&quot;;[.C695]=&quot;BC&quot;);[.B695]-([.B695]*MOD([.A695];100)/100);[.B695])" office:value-type="float" office:value="29975" calcext:value-type="float">
            <text:p>29975</text:p>
          </table:table-cell>
          <table:table-cell table:formula="of:=[.E694]-[.D695]" office:value-type="float" office:value="-8784011.94" calcext:value-type="float">
            <text:p>-8784011,94</text:p>
          </table:table-cell>
          <table:table-cell table:number-columns-repeated="2"/>
        </table:table-row>
        <table:table-row table:style-name="ro2">
          <table:table-cell office:value-type="float" office:value="2675" calcext:value-type="float">
            <text:p>2675</text:p>
          </table:table-cell>
          <table:table-cell office:value-type="float" office:value="30155" calcext:value-type="float">
            <text:p>30155</text:p>
          </table:table-cell>
          <table:table-cell office:value-type="string" calcext:value-type="string">
            <text:p>A</text:p>
          </table:table-cell>
          <table:table-cell table:formula="of:=IF(OR([.C696]=&quot;AC&quot;;[.C696]=&quot;BC&quot;);[.B696]-([.B696]*MOD([.A696];100)/100);[.B696])" office:value-type="float" office:value="30155" calcext:value-type="float">
            <text:p>30155</text:p>
          </table:table-cell>
          <table:table-cell table:formula="of:=[.E695]-[.D696]" office:value-type="float" office:value="-8814166.94" calcext:value-type="float">
            <text:p>-8814166,94</text:p>
          </table:table-cell>
          <table:table-cell table:number-columns-repeated="2"/>
        </table:table-row>
        <table:table-row table:style-name="ro2">
          <table:table-cell office:value-type="float" office:value="1431" calcext:value-type="float">
            <text:p>1431</text:p>
          </table:table-cell>
          <table:table-cell office:value-type="float" office:value="30267" calcext:value-type="float">
            <text:p>30267</text:p>
          </table:table-cell>
          <table:table-cell office:value-type="string" calcext:value-type="string">
            <text:p>A</text:p>
          </table:table-cell>
          <table:table-cell table:formula="of:=IF(OR([.C697]=&quot;AC&quot;;[.C697]=&quot;BC&quot;);[.B697]-([.B697]*MOD([.A697];100)/100);[.B697])" office:value-type="float" office:value="30267" calcext:value-type="float">
            <text:p>30267</text:p>
          </table:table-cell>
          <table:table-cell table:formula="of:=[.E696]-[.D697]" office:value-type="float" office:value="-8844433.94" calcext:value-type="float">
            <text:p>-8844433,94</text:p>
          </table:table-cell>
          <table:table-cell table:number-columns-repeated="2"/>
        </table:table-row>
        <table:table-row table:style-name="ro2">
          <table:table-cell office:value-type="float" office:value="3447" calcext:value-type="float">
            <text:p>3447</text:p>
          </table:table-cell>
          <table:table-cell office:value-type="float" office:value="30277" calcext:value-type="float">
            <text:p>30277</text:p>
          </table:table-cell>
          <table:table-cell office:value-type="string" calcext:value-type="string">
            <text:p>B</text:p>
          </table:table-cell>
          <table:table-cell table:formula="of:=IF(OR([.C698]=&quot;AC&quot;;[.C698]=&quot;BC&quot;);[.B698]-([.B698]*MOD([.A698];100)/100);[.B698])" office:value-type="float" office:value="30277" calcext:value-type="float">
            <text:p>30277</text:p>
          </table:table-cell>
          <table:table-cell table:formula="of:=[.E697]-[.D698]" office:value-type="float" office:value="-8874710.94" calcext:value-type="float">
            <text:p>-8874710,94</text:p>
          </table:table-cell>
          <table:table-cell table:number-columns-repeated="2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float" office:value="32574" calcext:value-type="float">
            <text:p>32574</text:p>
          </table:table-cell>
          <table:table-cell office:value-type="string" calcext:value-type="string">
            <text:p>BC</text:p>
          </table:table-cell>
          <table:table-cell table:formula="of:=IF(OR([.C699]=&quot;AC&quot;;[.C699]=&quot;BC&quot;);[.B699]-([.B699]*MOD([.A699];100)/100);[.B699])" office:value-type="float" office:value="30619.56" calcext:value-type="float">
            <text:p>30620</text:p>
          </table:table-cell>
          <table:table-cell table:formula="of:=[.E698]-[.D699]" office:value-type="float" office:value="-8905330.5" calcext:value-type="float">
            <text:p>-8905330,5</text:p>
          </table:table-cell>
          <table:table-cell table:number-columns-repeated="2"/>
        </table:table-row>
        <table:table-row table:style-name="ro2">
          <table:table-cell office:value-type="float" office:value="2221" calcext:value-type="float">
            <text:p>2221</text:p>
          </table:table-cell>
          <table:table-cell office:value-type="float" office:value="38833" calcext:value-type="float">
            <text:p>38833</text:p>
          </table:table-cell>
          <table:table-cell office:value-type="string" calcext:value-type="string">
            <text:p>BC</text:p>
          </table:table-cell>
          <table:table-cell table:formula="of:=IF(OR([.C700]=&quot;AC&quot;;[.C700]=&quot;BC&quot;);[.B700]-([.B700]*MOD([.A700];100)/100);[.B700])" office:value-type="float" office:value="30678.07" calcext:value-type="float">
            <text:p>30678</text:p>
          </table:table-cell>
          <table:table-cell table:formula="of:=[.E699]-[.D700]" office:value-type="float" office:value="-8936008.57" calcext:value-type="float">
            <text:p>-8936008,57</text:p>
          </table:table-cell>
          <table:table-cell table:number-columns-repeated="2"/>
        </table:table-row>
        <table:table-row table:style-name="ro2">
          <table:table-cell office:value-type="float" office:value="2235" calcext:value-type="float">
            <text:p>2235</text:p>
          </table:table-cell>
          <table:table-cell office:value-type="float" office:value="47560" calcext:value-type="float">
            <text:p>47560</text:p>
          </table:table-cell>
          <table:table-cell office:value-type="string" calcext:value-type="string">
            <text:p>AC</text:p>
          </table:table-cell>
          <table:table-cell table:formula="of:=IF(OR([.C701]=&quot;AC&quot;;[.C701]=&quot;BC&quot;);[.B701]-([.B701]*MOD([.A701];100)/100);[.B701])" office:value-type="float" office:value="30914" calcext:value-type="float">
            <text:p>30914</text:p>
          </table:table-cell>
          <table:table-cell table:formula="of:=[.E700]-[.D701]" office:value-type="float" office:value="-8966922.57" calcext:value-type="float">
            <text:p>-8966922,57</text:p>
          </table:table-cell>
          <table:table-cell table:number-columns-repeated="2"/>
        </table:table-row>
        <table:table-row table:style-name="ro2">
          <table:table-cell office:value-type="float" office:value="3331" calcext:value-type="float">
            <text:p>3331</text:p>
          </table:table-cell>
          <table:table-cell office:value-type="float" office:value="45051" calcext:value-type="float">
            <text:p>45051</text:p>
          </table:table-cell>
          <table:table-cell office:value-type="string" calcext:value-type="string">
            <text:p>AC</text:p>
          </table:table-cell>
          <table:table-cell table:formula="of:=IF(OR([.C702]=&quot;AC&quot;;[.C702]=&quot;BC&quot;);[.B702]-([.B702]*MOD([.A702];100)/100);[.B702])" office:value-type="float" office:value="31085.19" calcext:value-type="float">
            <text:p>31085</text:p>
          </table:table-cell>
          <table:table-cell table:formula="of:=[.E701]-[.D702]" office:value-type="float" office:value="-8998007.76" calcext:value-type="float">
            <text:p>-8998007,76</text:p>
          </table:table-cell>
          <table:table-cell table:number-columns-repeated="2"/>
        </table:table-row>
        <table:table-row table:style-name="ro2">
          <table:table-cell office:value-type="float" office:value="2117" calcext:value-type="float">
            <text:p>2117</text:p>
          </table:table-cell>
          <table:table-cell office:value-type="float" office:value="37482" calcext:value-type="float">
            <text:p>37482</text:p>
          </table:table-cell>
          <table:table-cell office:value-type="string" calcext:value-type="string">
            <text:p>BC</text:p>
          </table:table-cell>
          <table:table-cell table:formula="of:=IF(OR([.C703]=&quot;AC&quot;;[.C703]=&quot;BC&quot;);[.B703]-([.B703]*MOD([.A703];100)/100);[.B703])" office:value-type="float" office:value="31110.06" calcext:value-type="float">
            <text:p>31110</text:p>
          </table:table-cell>
          <table:table-cell table:formula="of:=[.E702]-[.D703]" office:value-type="float" office:value="-9029117.82" calcext:value-type="float">
            <text:p>-9029117,82</text:p>
          </table:table-cell>
          <table:table-cell table:number-columns-repeated="2"/>
        </table:table-row>
        <table:table-row table:style-name="ro2">
          <table:table-cell office:value-type="float" office:value="3395" calcext:value-type="float">
            <text:p>3395</text:p>
          </table:table-cell>
          <table:table-cell office:value-type="float" office:value="31133" calcext:value-type="float">
            <text:p>31133</text:p>
          </table:table-cell>
          <table:table-cell office:value-type="string" calcext:value-type="string">
            <text:p>B</text:p>
          </table:table-cell>
          <table:table-cell table:formula="of:=IF(OR([.C704]=&quot;AC&quot;;[.C704]=&quot;BC&quot;);[.B704]-([.B704]*MOD([.A704];100)/100);[.B704])" office:value-type="float" office:value="31133" calcext:value-type="float">
            <text:p>31133</text:p>
          </table:table-cell>
          <table:table-cell table:formula="of:=[.E703]-[.D704]" office:value-type="float" office:value="-9060250.82" calcext:value-type="float">
            <text:p>-9060250,82</text:p>
          </table:table-cell>
          <table:table-cell table:number-columns-repeated="2"/>
        </table:table-row>
        <table:table-row table:style-name="ro2">
          <table:table-cell office:value-type="float" office:value="3622" calcext:value-type="float">
            <text:p>3622</text:p>
          </table:table-cell>
          <table:table-cell office:value-type="float" office:value="40099" calcext:value-type="float">
            <text:p>40099</text:p>
          </table:table-cell>
          <table:table-cell office:value-type="string" calcext:value-type="string">
            <text:p>BC</text:p>
          </table:table-cell>
          <table:table-cell table:formula="of:=IF(OR([.C705]=&quot;AC&quot;;[.C705]=&quot;BC&quot;);[.B705]-([.B705]*MOD([.A705];100)/100);[.B705])" office:value-type="float" office:value="31277.22" calcext:value-type="float">
            <text:p>31277</text:p>
          </table:table-cell>
          <table:table-cell table:formula="of:=[.E704]-[.D705]" office:value-type="float" office:value="-9091528.04" calcext:value-type="float">
            <text:p>-9091528,04</text:p>
          </table:table-cell>
          <table:table-cell table:number-columns-repeated="2"/>
        </table:table-row>
        <table:table-row table:style-name="ro2">
          <table:table-cell office:value-type="float" office:value="1942" calcext:value-type="float">
            <text:p>1942</text:p>
          </table:table-cell>
          <table:table-cell office:value-type="float" office:value="53982" calcext:value-type="float">
            <text:p>53982</text:p>
          </table:table-cell>
          <table:table-cell office:value-type="string" calcext:value-type="string">
            <text:p>AC</text:p>
          </table:table-cell>
          <table:table-cell table:formula="of:=IF(OR([.C706]=&quot;AC&quot;;[.C706]=&quot;BC&quot;);[.B706]-([.B706]*MOD([.A706];100)/100);[.B706])" office:value-type="float" office:value="31309.56" calcext:value-type="float">
            <text:p>31310</text:p>
          </table:table-cell>
          <table:table-cell table:formula="of:=[.E705]-[.D706]" office:value-type="float" office:value="-9122837.6" calcext:value-type="float">
            <text:p>-9122837,6</text:p>
          </table:table-cell>
          <table:table-cell table:number-columns-repeated="2"/>
        </table:table-row>
        <table:table-row table:style-name="ro2">
          <table:table-cell office:value-type="float" office:value="1917" calcext:value-type="float">
            <text:p>1917</text:p>
          </table:table-cell>
          <table:table-cell office:value-type="float" office:value="37737" calcext:value-type="float">
            <text:p>37737</text:p>
          </table:table-cell>
          <table:table-cell office:value-type="string" calcext:value-type="string">
            <text:p>BC</text:p>
          </table:table-cell>
          <table:table-cell table:formula="of:=IF(OR([.C707]=&quot;AC&quot;;[.C707]=&quot;BC&quot;);[.B707]-([.B707]*MOD([.A707];100)/100);[.B707])" office:value-type="float" office:value="31321.71" calcext:value-type="float">
            <text:p>31322</text:p>
          </table:table-cell>
          <table:table-cell table:formula="of:=[.E706]-[.D707]" office:value-type="float" office:value="-9154159.31" calcext:value-type="float">
            <text:p>-9154159,31</text:p>
          </table:table-cell>
          <table:table-cell table:number-columns-repeated="2"/>
        </table:table-row>
        <table:table-row table:style-name="ro2">
          <table:table-cell office:value-type="float" office:value="3012" calcext:value-type="float">
            <text:p>3012</text:p>
          </table:table-cell>
          <table:table-cell office:value-type="float" office:value="31369" calcext:value-type="float">
            <text:p>31369</text:p>
          </table:table-cell>
          <table:table-cell office:value-type="string" calcext:value-type="string">
            <text:p>B</text:p>
          </table:table-cell>
          <table:table-cell table:formula="of:=IF(OR([.C708]=&quot;AC&quot;;[.C708]=&quot;BC&quot;);[.B708]-([.B708]*MOD([.A708];100)/100);[.B708])" office:value-type="float" office:value="31369" calcext:value-type="float">
            <text:p>31369</text:p>
          </table:table-cell>
          <table:table-cell table:formula="of:=[.E707]-[.D708]" office:value-type="float" office:value="-9185528.31" calcext:value-type="float">
            <text:p>-9185528,31</text:p>
          </table:table-cell>
          <table:table-cell table:number-columns-repeated="2"/>
        </table:table-row>
        <table:table-row table:style-name="ro2">
          <table:table-cell office:value-type="float" office:value="1490" calcext:value-type="float">
            <text:p>1490</text:p>
          </table:table-cell>
          <table:table-cell office:value-type="float" office:value="31491" calcext:value-type="float">
            <text:p>31491</text:p>
          </table:table-cell>
          <table:table-cell office:value-type="string" calcext:value-type="string">
            <text:p>A</text:p>
          </table:table-cell>
          <table:table-cell table:formula="of:=IF(OR([.C709]=&quot;AC&quot;;[.C709]=&quot;BC&quot;);[.B709]-([.B709]*MOD([.A709];100)/100);[.B709])" office:value-type="float" office:value="31491" calcext:value-type="float">
            <text:p>31491</text:p>
          </table:table-cell>
          <table:table-cell table:formula="of:=[.E708]-[.D709]" office:value-type="float" office:value="-9217019.31" calcext:value-type="float">
            <text:p>-9217019,31</text:p>
          </table:table-cell>
          <table:table-cell table:number-columns-repeated="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31519" calcext:value-type="float">
            <text:p>31519</text:p>
          </table:table-cell>
          <table:table-cell office:value-type="string" calcext:value-type="string">
            <text:p>A</text:p>
          </table:table-cell>
          <table:table-cell table:formula="of:=IF(OR([.C710]=&quot;AC&quot;;[.C710]=&quot;BC&quot;);[.B710]-([.B710]*MOD([.A710];100)/100);[.B710])" office:value-type="float" office:value="31519" calcext:value-type="float">
            <text:p>31519</text:p>
          </table:table-cell>
          <table:table-cell table:formula="of:=[.E709]-[.D710]" office:value-type="float" office:value="-9248538.31" calcext:value-type="float">
            <text:p>-9248538,31</text:p>
          </table:table-cell>
          <table:table-cell table:number-columns-repeated="2"/>
        </table:table-row>
        <table:table-row table:style-name="ro2">
          <table:table-cell office:value-type="float" office:value="1619" calcext:value-type="float">
            <text:p>1619</text:p>
          </table:table-cell>
          <table:table-cell office:value-type="float" office:value="39030" calcext:value-type="float">
            <text:p>39030</text:p>
          </table:table-cell>
          <table:table-cell office:value-type="string" calcext:value-type="string">
            <text:p>BC</text:p>
          </table:table-cell>
          <table:table-cell table:formula="of:=IF(OR([.C711]=&quot;AC&quot;;[.C711]=&quot;BC&quot;);[.B711]-([.B711]*MOD([.A711];100)/100);[.B711])" office:value-type="float" office:value="31614.3" calcext:value-type="float">
            <text:p>31614</text:p>
          </table:table-cell>
          <table:table-cell table:formula="of:=[.E710]-[.D711]" office:value-type="float" office:value="-9280152.61" calcext:value-type="float">
            <text:p>-9280152,61</text:p>
          </table:table-cell>
          <table:table-cell table:number-columns-repeated="2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35964" calcext:value-type="float">
            <text:p>35964</text:p>
          </table:table-cell>
          <table:table-cell office:value-type="string" calcext:value-type="string">
            <text:p>BC</text:p>
          </table:table-cell>
          <table:table-cell table:formula="of:=IF(OR([.C712]=&quot;AC&quot;;[.C712]=&quot;BC&quot;);[.B712]-([.B712]*MOD([.A712];100)/100);[.B712])" office:value-type="float" office:value="31648.32" calcext:value-type="float">
            <text:p>31648</text:p>
          </table:table-cell>
          <table:table-cell table:formula="of:=[.E711]-[.D712]" office:value-type="float" office:value="-9311800.93" calcext:value-type="float">
            <text:p>-9311800,93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104" calcext:value-type="float">
            <text:p>32104</text:p>
          </table:table-cell>
          <table:table-cell office:value-type="string" calcext:value-type="string">
            <text:p>AC</text:p>
          </table:table-cell>
          <table:table-cell table:formula="of:=IF(OR([.C713]=&quot;AC&quot;;[.C713]=&quot;BC&quot;);[.B713]-([.B713]*MOD([.A713];100)/100);[.B713])" office:value-type="float" office:value="31782.96" calcext:value-type="float">
            <text:p>31783</text:p>
          </table:table-cell>
          <table:table-cell table:formula="of:=[.E712]-[.D713]" office:value-type="float" office:value="-9343583.89" calcext:value-type="float">
            <text:p>-9343583,89</text:p>
          </table:table-cell>
          <table:table-cell table:number-columns-repeated="2"/>
        </table:table-row>
        <table:table-row table:style-name="ro2">
          <table:table-cell office:value-type="float" office:value="3532" calcext:value-type="float">
            <text:p>3532</text:p>
          </table:table-cell>
          <table:table-cell office:value-type="float" office:value="46748" calcext:value-type="float">
            <text:p>46748</text:p>
          </table:table-cell>
          <table:table-cell office:value-type="string" calcext:value-type="string">
            <text:p>AC</text:p>
          </table:table-cell>
          <table:table-cell table:formula="of:=IF(OR([.C714]=&quot;AC&quot;;[.C714]=&quot;BC&quot;);[.B714]-([.B714]*MOD([.A714];100)/100);[.B714])" office:value-type="float" office:value="31788.64" calcext:value-type="float">
            <text:p>31789</text:p>
          </table:table-cell>
          <table:table-cell table:formula="of:=[.E713]-[.D714]" office:value-type="float" office:value="-9375372.53" calcext:value-type="float">
            <text:p>-9375372,53</text:p>
          </table:table-cell>
          <table:table-cell table:number-columns-repeated="2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1799" calcext:value-type="float">
            <text:p>31799</text:p>
          </table:table-cell>
          <table:table-cell office:value-type="string" calcext:value-type="string">
            <text:p>B</text:p>
          </table:table-cell>
          <table:table-cell table:formula="of:=IF(OR([.C715]=&quot;AC&quot;;[.C715]=&quot;BC&quot;);[.B715]-([.B715]*MOD([.A715];100)/100);[.B715])" office:value-type="float" office:value="31799" calcext:value-type="float">
            <text:p>31799</text:p>
          </table:table-cell>
          <table:table-cell table:formula="of:=[.E714]-[.D715]" office:value-type="float" office:value="-9407171.53" calcext:value-type="float">
            <text:p>-9407171,53</text:p>
          </table:table-cell>
          <table:table-cell table:number-columns-repeated="2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31810" calcext:value-type="float">
            <text:p>31810</text:p>
          </table:table-cell>
          <table:table-cell office:value-type="string" calcext:value-type="string">
            <text:p>B</text:p>
          </table:table-cell>
          <table:table-cell table:formula="of:=IF(OR([.C716]=&quot;AC&quot;;[.C716]=&quot;BC&quot;);[.B716]-([.B716]*MOD([.A716];100)/100);[.B716])" office:value-type="float" office:value="31810" calcext:value-type="float">
            <text:p>31810</text:p>
          </table:table-cell>
          <table:table-cell table:formula="of:=[.E715]-[.D716]" office:value-type="float" office:value="-9438981.53" calcext:value-type="float">
            <text:p>-9438981,53</text:p>
          </table:table-cell>
          <table:table-cell table:number-columns-repeated="2"/>
        </table:table-row>
        <table:table-row table:style-name="ro2">
          <table:table-cell office:value-type="float" office:value="3568" calcext:value-type="float">
            <text:p>3568</text:p>
          </table:table-cell>
          <table:table-cell office:value-type="float" office:value="31828" calcext:value-type="float">
            <text:p>31828</text:p>
          </table:table-cell>
          <table:table-cell office:value-type="string" calcext:value-type="string">
            <text:p>A</text:p>
          </table:table-cell>
          <table:table-cell table:formula="of:=IF(OR([.C717]=&quot;AC&quot;;[.C717]=&quot;BC&quot;);[.B717]-([.B717]*MOD([.A717];100)/100);[.B717])" office:value-type="float" office:value="31828" calcext:value-type="float">
            <text:p>31828</text:p>
          </table:table-cell>
          <table:table-cell table:formula="of:=[.E716]-[.D717]" office:value-type="float" office:value="-9470809.53" calcext:value-type="float">
            <text:p>-9470809,53</text:p>
          </table:table-cell>
          <table:table-cell table:number-columns-repeated="2"/>
        </table:table-row>
        <table:table-row table:style-name="ro2">
          <table:table-cell office:value-type="float" office:value="2505" calcext:value-type="float">
            <text:p>2505</text:p>
          </table:table-cell>
          <table:table-cell office:value-type="float" office:value="31881" calcext:value-type="float">
            <text:p>31881</text:p>
          </table:table-cell>
          <table:table-cell office:value-type="string" calcext:value-type="string">
            <text:p>B</text:p>
          </table:table-cell>
          <table:table-cell table:formula="of:=IF(OR([.C718]=&quot;AC&quot;;[.C718]=&quot;BC&quot;);[.B718]-([.B718]*MOD([.A718];100)/100);[.B718])" office:value-type="float" office:value="31881" calcext:value-type="float">
            <text:p>31881</text:p>
          </table:table-cell>
          <table:table-cell table:formula="of:=[.E717]-[.D718]" office:value-type="float" office:value="-9502690.53" calcext:value-type="float">
            <text:p>-9502690,53</text:p>
          </table:table-cell>
          <table:table-cell table:number-columns-repeated="2"/>
        </table:table-row>
        <table:table-row table:style-name="ro2">
          <table:table-cell office:value-type="float" office:value="2428" calcext:value-type="float">
            <text:p>2428</text:p>
          </table:table-cell>
          <table:table-cell office:value-type="float" office:value="44284" calcext:value-type="float">
            <text:p>44284</text:p>
          </table:table-cell>
          <table:table-cell office:value-type="string" calcext:value-type="string">
            <text:p>AC</text:p>
          </table:table-cell>
          <table:table-cell table:formula="of:=IF(OR([.C719]=&quot;AC&quot;;[.C719]=&quot;BC&quot;);[.B719]-([.B719]*MOD([.A719];100)/100);[.B719])" office:value-type="float" office:value="31884.48" calcext:value-type="float">
            <text:p>31884</text:p>
          </table:table-cell>
          <table:table-cell table:formula="of:=[.E718]-[.D719]" office:value-type="float" office:value="-9534575.01" calcext:value-type="float">
            <text:p>-9534575,01</text:p>
          </table:table-cell>
          <table:table-cell table:number-columns-repeated="2"/>
        </table:table-row>
        <table:table-row table:style-name="ro2">
          <table:table-cell office:value-type="float" office:value="764" calcext:value-type="float">
            <text:p>764</text:p>
          </table:table-cell>
          <table:table-cell office:value-type="float" office:value="31939" calcext:value-type="float">
            <text:p>31939</text:p>
          </table:table-cell>
          <table:table-cell office:value-type="string" calcext:value-type="string">
            <text:p>B</text:p>
          </table:table-cell>
          <table:table-cell table:formula="of:=IF(OR([.C720]=&quot;AC&quot;;[.C720]=&quot;BC&quot;);[.B720]-([.B720]*MOD([.A720];100)/100);[.B720])" office:value-type="float" office:value="31939" calcext:value-type="float">
            <text:p>31939</text:p>
          </table:table-cell>
          <table:table-cell table:formula="of:=[.E719]-[.D720]" office:value-type="float" office:value="-9566514.01" calcext:value-type="float">
            <text:p>-9566514,01</text:p>
          </table:table-cell>
          <table:table-cell table:number-columns-repeated="2"/>
        </table:table-row>
        <table:table-row table:style-name="ro2">
          <table:table-cell office:value-type="float" office:value="1821" calcext:value-type="float">
            <text:p>1821</text:p>
          </table:table-cell>
          <table:table-cell office:value-type="float" office:value="31964" calcext:value-type="float">
            <text:p>31964</text:p>
          </table:table-cell>
          <table:table-cell office:value-type="string" calcext:value-type="string">
            <text:p>A</text:p>
          </table:table-cell>
          <table:table-cell table:formula="of:=IF(OR([.C721]=&quot;AC&quot;;[.C721]=&quot;BC&quot;);[.B721]-([.B721]*MOD([.A721];100)/100);[.B721])" office:value-type="float" office:value="31964" calcext:value-type="float">
            <text:p>31964</text:p>
          </table:table-cell>
          <table:table-cell table:formula="of:=[.E720]-[.D721]" office:value-type="float" office:value="-9598478.01" calcext:value-type="float">
            <text:p>-9598478,01</text:p>
          </table:table-cell>
          <table:table-cell table:number-columns-repeated="2"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float" office:value="32014" calcext:value-type="float">
            <text:p>32014</text:p>
          </table:table-cell>
          <table:table-cell office:value-type="string" calcext:value-type="string">
            <text:p>B</text:p>
          </table:table-cell>
          <table:table-cell table:formula="of:=IF(OR([.C722]=&quot;AC&quot;;[.C722]=&quot;BC&quot;);[.B722]-([.B722]*MOD([.A722];100)/100);[.B722])" office:value-type="float" office:value="32014" calcext:value-type="float">
            <text:p>32014</text:p>
          </table:table-cell>
          <table:table-cell table:formula="of:=[.E721]-[.D722]" office:value-type="float" office:value="-9630492.01" calcext:value-type="float">
            <text:p>-9630492,01</text:p>
          </table:table-cell>
          <table:table-cell table:number-columns-repeated="2"/>
        </table:table-row>
        <table:table-row table:style-name="ro2">
          <table:table-cell office:value-type="float" office:value="2023" calcext:value-type="float">
            <text:p>2023</text:p>
          </table:table-cell>
          <table:table-cell office:value-type="float" office:value="41628" calcext:value-type="float">
            <text:p>41628</text:p>
          </table:table-cell>
          <table:table-cell office:value-type="string" calcext:value-type="string">
            <text:p>AC</text:p>
          </table:table-cell>
          <table:table-cell table:formula="of:=IF(OR([.C723]=&quot;AC&quot;;[.C723]=&quot;BC&quot;);[.B723]-([.B723]*MOD([.A723];100)/100);[.B723])" office:value-type="float" office:value="32053.56" calcext:value-type="float">
            <text:p>32054</text:p>
          </table:table-cell>
          <table:table-cell table:formula="of:=[.E722]-[.D723]" office:value-type="float" office:value="-9662545.57" calcext:value-type="float">
            <text:p>-9662545,57</text:p>
          </table:table-cell>
          <table:table-cell table:number-columns-repeated="2"/>
        </table:table-row>
        <table:table-row table:style-name="ro2">
          <table:table-cell office:value-type="float" office:value="3141" calcext:value-type="float">
            <text:p>3141</text:p>
          </table:table-cell>
          <table:table-cell office:value-type="float" office:value="32080" calcext:value-type="float">
            <text:p>32080</text:p>
          </table:table-cell>
          <table:table-cell office:value-type="string" calcext:value-type="string">
            <text:p>A</text:p>
          </table:table-cell>
          <table:table-cell table:formula="of:=IF(OR([.C724]=&quot;AC&quot;;[.C724]=&quot;BC&quot;);[.B724]-([.B724]*MOD([.A724];100)/100);[.B724])" office:value-type="float" office:value="32080" calcext:value-type="float">
            <text:p>32080</text:p>
          </table:table-cell>
          <table:table-cell table:formula="of:=[.E723]-[.D724]" office:value-type="float" office:value="-9694625.57" calcext:value-type="float">
            <text:p>-9694625,57</text:p>
          </table:table-cell>
          <table:table-cell table:number-columns-repeated="2"/>
        </table:table-row>
        <table:table-row table:style-name="ro2">
          <table:table-cell office:value-type="float" office:value="1199" calcext:value-type="float">
            <text:p>1199</text:p>
          </table:table-cell>
          <table:table-cell office:value-type="float" office:value="32175" calcext:value-type="float">
            <text:p>32175</text:p>
          </table:table-cell>
          <table:table-cell office:value-type="string" calcext:value-type="string">
            <text:p>B</text:p>
          </table:table-cell>
          <table:table-cell table:formula="of:=IF(OR([.C725]=&quot;AC&quot;;[.C725]=&quot;BC&quot;);[.B725]-([.B725]*MOD([.A725];100)/100);[.B725])" office:value-type="float" office:value="32175" calcext:value-type="float">
            <text:p>32175</text:p>
          </table:table-cell>
          <table:table-cell table:formula="of:=[.E724]-[.D725]" office:value-type="float" office:value="-9726800.57" calcext:value-type="float">
            <text:p>-9726800,57</text:p>
          </table:table-cell>
          <table:table-cell table:number-columns-repeated="2"/>
        </table:table-row>
        <table:table-row table:style-name="ro2">
          <table:table-cell office:value-type="float" office:value="3041" calcext:value-type="float">
            <text:p>3041</text:p>
          </table:table-cell>
          <table:table-cell office:value-type="float" office:value="32344" calcext:value-type="float">
            <text:p>32344</text:p>
          </table:table-cell>
          <table:table-cell office:value-type="string" calcext:value-type="string">
            <text:p>B</text:p>
          </table:table-cell>
          <table:table-cell table:formula="of:=IF(OR([.C726]=&quot;AC&quot;;[.C726]=&quot;BC&quot;);[.B726]-([.B726]*MOD([.A726];100)/100);[.B726])" office:value-type="float" office:value="32344" calcext:value-type="float">
            <text:p>32344</text:p>
          </table:table-cell>
          <table:table-cell table:formula="of:=[.E725]-[.D726]" office:value-type="float" office:value="-9759144.57" calcext:value-type="float">
            <text:p>-9759144,57</text:p>
          </table:table-cell>
          <table:table-cell table:number-columns-repeated="2"/>
        </table:table-row>
        <table:table-row table:style-name="ro2">
          <table:table-cell office:value-type="float" office:value="2531" calcext:value-type="float">
            <text:p>2531</text:p>
          </table:table-cell>
          <table:table-cell office:value-type="float" office:value="47167" calcext:value-type="float">
            <text:p>47167</text:p>
          </table:table-cell>
          <table:table-cell office:value-type="string" calcext:value-type="string">
            <text:p>BC</text:p>
          </table:table-cell>
          <table:table-cell table:formula="of:=IF(OR([.C727]=&quot;AC&quot;;[.C727]=&quot;BC&quot;);[.B727]-([.B727]*MOD([.A727];100)/100);[.B727])" office:value-type="float" office:value="32545.23" calcext:value-type="float">
            <text:p>32545</text:p>
          </table:table-cell>
          <table:table-cell table:formula="of:=[.E726]-[.D727]" office:value-type="float" office:value="-9791689.8" calcext:value-type="float">
            <text:p>-9791689,8</text:p>
          </table:table-cell>
          <table:table-cell table:number-columns-repeated="2"/>
        </table:table-row>
        <table:table-row table:style-name="ro2">
          <table:table-cell office:value-type="float" office:value="1406" calcext:value-type="float">
            <text:p>1406</text:p>
          </table:table-cell>
          <table:table-cell office:value-type="float" office:value="32567" calcext:value-type="float">
            <text:p>32567</text:p>
          </table:table-cell>
          <table:table-cell office:value-type="string" calcext:value-type="string">
            <text:p>B</text:p>
          </table:table-cell>
          <table:table-cell table:formula="of:=IF(OR([.C728]=&quot;AC&quot;;[.C728]=&quot;BC&quot;);[.B728]-([.B728]*MOD([.A728];100)/100);[.B728])" office:value-type="float" office:value="32567" calcext:value-type="float">
            <text:p>32567</text:p>
          </table:table-cell>
          <table:table-cell table:formula="of:=[.E727]-[.D728]" office:value-type="float" office:value="-9824256.8" calcext:value-type="float">
            <text:p>-9824256,8</text:p>
          </table:table-cell>
          <table:table-cell table:number-columns-repeated="2"/>
        </table:table-row>
        <table:table-row table:style-name="ro2">
          <table:table-cell office:value-type="float" office:value="3153" calcext:value-type="float">
            <text:p>3153</text:p>
          </table:table-cell>
          <table:table-cell office:value-type="float" office:value="32700" calcext:value-type="float">
            <text:p>32700</text:p>
          </table:table-cell>
          <table:table-cell office:value-type="string" calcext:value-type="string">
            <text:p>B</text:p>
          </table:table-cell>
          <table:table-cell table:formula="of:=IF(OR([.C729]=&quot;AC&quot;;[.C729]=&quot;BC&quot;);[.B729]-([.B729]*MOD([.A729];100)/100);[.B729])" office:value-type="float" office:value="32700" calcext:value-type="float">
            <text:p>32700</text:p>
          </table:table-cell>
          <table:table-cell table:formula="of:=[.E728]-[.D729]" office:value-type="float" office:value="-9856956.8" calcext:value-type="float">
            <text:p>-9856956,8</text:p>
          </table:table-cell>
          <table:table-cell table:number-columns-repeated="2"/>
        </table:table-row>
        <table:table-row table:style-name="ro2">
          <table:table-cell office:value-type="float" office:value="2106" calcext:value-type="float">
            <text:p>2106</text:p>
          </table:table-cell>
          <table:table-cell office:value-type="float" office:value="32704" calcext:value-type="float">
            <text:p>32704</text:p>
          </table:table-cell>
          <table:table-cell office:value-type="string" calcext:value-type="string">
            <text:p>A</text:p>
          </table:table-cell>
          <table:table-cell table:formula="of:=IF(OR([.C730]=&quot;AC&quot;;[.C730]=&quot;BC&quot;);[.B730]-([.B730]*MOD([.A730];100)/100);[.B730])" office:value-type="float" office:value="32704" calcext:value-type="float">
            <text:p>32704</text:p>
          </table:table-cell>
          <table:table-cell table:formula="of:=[.E729]-[.D730]" office:value-type="float" office:value="-9889660.8" calcext:value-type="float">
            <text:p>-9889660,8</text:p>
          </table:table-cell>
          <table:table-cell table:number-columns-repeated="2"/>
        </table:table-row>
        <table:table-row table:style-name="ro2">
          <table:table-cell office:value-type="float" office:value="1806" calcext:value-type="float">
            <text:p>1806</text:p>
          </table:table-cell>
          <table:table-cell office:value-type="float" office:value="34808" calcext:value-type="float">
            <text:p>34808</text:p>
          </table:table-cell>
          <table:table-cell office:value-type="string" calcext:value-type="string">
            <text:p>AC</text:p>
          </table:table-cell>
          <table:table-cell table:formula="of:=IF(OR([.C731]=&quot;AC&quot;;[.C731]=&quot;BC&quot;);[.B731]-([.B731]*MOD([.A731];100)/100);[.B731])" office:value-type="float" office:value="32719.52" calcext:value-type="float">
            <text:p>32720</text:p>
          </table:table-cell>
          <table:table-cell table:formula="of:=[.E730]-[.D731]" office:value-type="float" office:value="-9922380.32" calcext:value-type="float">
            <text:p>-9922380,32</text:p>
          </table:table-cell>
          <table:table-cell table:number-columns-repeated="2"/>
        </table:table-row>
        <table:table-row table:style-name="ro2">
          <table:table-cell office:value-type="float" office:value="3625" calcext:value-type="float">
            <text:p>3625</text:p>
          </table:table-cell>
          <table:table-cell office:value-type="float" office:value="43787" calcext:value-type="float">
            <text:p>43787</text:p>
          </table:table-cell>
          <table:table-cell office:value-type="string" calcext:value-type="string">
            <text:p>BC</text:p>
          </table:table-cell>
          <table:table-cell table:formula="of:=IF(OR([.C732]=&quot;AC&quot;;[.C732]=&quot;BC&quot;);[.B732]-([.B732]*MOD([.A732];100)/100);[.B732])" office:value-type="float" office:value="32840.25" calcext:value-type="float">
            <text:p>32840</text:p>
          </table:table-cell>
          <table:table-cell table:formula="of:=[.E731]-[.D732]" office:value-type="float" office:value="-9955220.57" calcext:value-type="float">
            <text:p>-9955220,57</text:p>
          </table:table-cell>
          <table:table-cell table:number-columns-repeated="2"/>
        </table:table-row>
        <table:table-row table:style-name="ro2">
          <table:table-cell office:value-type="float" office:value="1971" calcext:value-type="float">
            <text:p>1971</text:p>
          </table:table-cell>
          <table:table-cell office:value-type="float" office:value="32945" calcext:value-type="float">
            <text:p>32945</text:p>
          </table:table-cell>
          <table:table-cell office:value-type="string" calcext:value-type="string">
            <text:p>B</text:p>
          </table:table-cell>
          <table:table-cell table:formula="of:=IF(OR([.C733]=&quot;AC&quot;;[.C733]=&quot;BC&quot;);[.B733]-([.B733]*MOD([.A733];100)/100);[.B733])" office:value-type="float" office:value="32945" calcext:value-type="float">
            <text:p>32945</text:p>
          </table:table-cell>
          <table:table-cell table:formula="of:=[.E732]-[.D733]" office:value-type="float" office:value="-9988165.57" calcext:value-type="float">
            <text:p>-9988165,57</text:p>
          </table:table-cell>
          <table:table-cell table:number-columns-repeated="2"/>
        </table:table-row>
        <table:table-row table:style-name="ro2">
          <table:table-cell office:value-type="float" office:value="1851" calcext:value-type="float">
            <text:p>1851</text:p>
          </table:table-cell>
          <table:table-cell office:value-type="float" office:value="33060" calcext:value-type="float">
            <text:p>33060</text:p>
          </table:table-cell>
          <table:table-cell office:value-type="string" calcext:value-type="string">
            <text:p>A</text:p>
          </table:table-cell>
          <table:table-cell table:formula="of:=IF(OR([.C734]=&quot;AC&quot;;[.C734]=&quot;BC&quot;);[.B734]-([.B734]*MOD([.A734];100)/100);[.B734])" office:value-type="float" office:value="33060" calcext:value-type="float">
            <text:p>33060</text:p>
          </table:table-cell>
          <table:table-cell table:formula="of:=[.E733]-[.D734]" office:value-type="float" office:value="-10021225.57" calcext:value-type="float">
            <text:p>-10021225,57</text:p>
          </table:table-cell>
          <table:table-cell table:number-columns-repeated="2"/>
        </table:table-row>
        <table:table-row table:style-name="ro2">
          <table:table-cell office:value-type="float" office:value="836" calcext:value-type="float">
            <text:p>836</text:p>
          </table:table-cell>
          <table:table-cell office:value-type="float" office:value="33144" calcext:value-type="float">
            <text:p>33144</text:p>
          </table:table-cell>
          <table:table-cell office:value-type="string" calcext:value-type="string">
            <text:p>A</text:p>
          </table:table-cell>
          <table:table-cell table:formula="of:=IF(OR([.C735]=&quot;AC&quot;;[.C735]=&quot;BC&quot;);[.B735]-([.B735]*MOD([.A735];100)/100);[.B735])" office:value-type="float" office:value="33144" calcext:value-type="float">
            <text:p>33144</text:p>
          </table:table-cell>
          <table:table-cell table:formula="of:=[.E734]-[.D735]" office:value-type="float" office:value="-10054369.57" calcext:value-type="float">
            <text:p>-10054369,57</text:p>
          </table:table-cell>
          <table:table-cell table:number-columns-repeated="2"/>
        </table:table-row>
        <table:table-row table:style-name="ro2">
          <table:table-cell office:value-type="float" office:value="2976" calcext:value-type="float">
            <text:p>2976</text:p>
          </table:table-cell>
          <table:table-cell office:value-type="float" office:value="33189" calcext:value-type="float">
            <text:p>33189</text:p>
          </table:table-cell>
          <table:table-cell office:value-type="string" calcext:value-type="string">
            <text:p>B</text:p>
          </table:table-cell>
          <table:table-cell table:formula="of:=IF(OR([.C736]=&quot;AC&quot;;[.C736]=&quot;BC&quot;);[.B736]-([.B736]*MOD([.A736];100)/100);[.B736])" office:value-type="float" office:value="33189" calcext:value-type="float">
            <text:p>33189</text:p>
          </table:table-cell>
          <table:table-cell table:formula="of:=[.E735]-[.D736]" office:value-type="float" office:value="-10087558.57" calcext:value-type="float">
            <text:p>-10087558,57</text:p>
          </table:table-cell>
          <table:table-cell table:number-columns-repeated="2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float" office:value="33199" calcext:value-type="float">
            <text:p>33199</text:p>
          </table:table-cell>
          <table:table-cell office:value-type="string" calcext:value-type="string">
            <text:p>B</text:p>
          </table:table-cell>
          <table:table-cell table:formula="of:=IF(OR([.C737]=&quot;AC&quot;;[.C737]=&quot;BC&quot;);[.B737]-([.B737]*MOD([.A737];100)/100);[.B737])" office:value-type="float" office:value="33199" calcext:value-type="float">
            <text:p>33199</text:p>
          </table:table-cell>
          <table:table-cell table:formula="of:=[.E736]-[.D737]" office:value-type="float" office:value="-10120757.57" calcext:value-type="float">
            <text:p>-10120757,57</text:p>
          </table:table-cell>
          <table:table-cell table:number-columns-repeated="2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33283" calcext:value-type="float">
            <text:p>33283</text:p>
          </table:table-cell>
          <table:table-cell office:value-type="string" calcext:value-type="string">
            <text:p>A</text:p>
          </table:table-cell>
          <table:table-cell table:formula="of:=IF(OR([.C738]=&quot;AC&quot;;[.C738]=&quot;BC&quot;);[.B738]-([.B738]*MOD([.A738];100)/100);[.B738])" office:value-type="float" office:value="33283" calcext:value-type="float">
            <text:p>33283</text:p>
          </table:table-cell>
          <table:table-cell table:formula="of:=[.E737]-[.D738]" office:value-type="float" office:value="-10154040.57" calcext:value-type="float">
            <text:p>-10154040,57</text:p>
          </table:table-cell>
          <table:table-cell table:number-columns-repeated="2"/>
        </table:table-row>
        <table:table-row table:style-name="ro2">
          <table:table-cell office:value-type="float" office:value="1193" calcext:value-type="float">
            <text:p>1193</text:p>
          </table:table-cell>
          <table:table-cell office:value-type="float" office:value="33346" calcext:value-type="float">
            <text:p>33346</text:p>
          </table:table-cell>
          <table:table-cell office:value-type="string" calcext:value-type="string">
            <text:p>B</text:p>
          </table:table-cell>
          <table:table-cell table:formula="of:=IF(OR([.C739]=&quot;AC&quot;;[.C739]=&quot;BC&quot;);[.B739]-([.B739]*MOD([.A739];100)/100);[.B739])" office:value-type="float" office:value="33346" calcext:value-type="float">
            <text:p>33346</text:p>
          </table:table-cell>
          <table:table-cell table:formula="of:=[.E738]-[.D739]" office:value-type="float" office:value="-10187386.57" calcext:value-type="float">
            <text:p>-10187386,57</text:p>
          </table:table-cell>
          <table:table-cell table:number-columns-repeated="2"/>
        </table:table-row>
        <table:table-row table:style-name="ro2">
          <table:table-cell office:value-type="float" office:value="3831" calcext:value-type="float">
            <text:p>3831</text:p>
          </table:table-cell>
          <table:table-cell office:value-type="float" office:value="48344" calcext:value-type="float">
            <text:p>48344</text:p>
          </table:table-cell>
          <table:table-cell office:value-type="string" calcext:value-type="string">
            <text:p>BC</text:p>
          </table:table-cell>
          <table:table-cell table:formula="of:=IF(OR([.C740]=&quot;AC&quot;;[.C740]=&quot;BC&quot;);[.B740]-([.B740]*MOD([.A740];100)/100);[.B740])" office:value-type="float" office:value="33357.36" calcext:value-type="float">
            <text:p>33357</text:p>
          </table:table-cell>
          <table:table-cell table:formula="of:=[.E739]-[.D740]" office:value-type="float" office:value="-10220743.93" calcext:value-type="float">
            <text:p>-10220743,93</text:p>
          </table:table-cell>
          <table:table-cell table:number-columns-repeated="2"/>
        </table:table-row>
        <table:table-row table:style-name="ro2">
          <table:table-cell office:value-type="float" office:value="3248" calcext:value-type="float">
            <text:p>3248</text:p>
          </table:table-cell>
          <table:table-cell office:value-type="float" office:value="33527" calcext:value-type="float">
            <text:p>33527</text:p>
          </table:table-cell>
          <table:table-cell office:value-type="string" calcext:value-type="string">
            <text:p>B</text:p>
          </table:table-cell>
          <table:table-cell table:formula="of:=IF(OR([.C741]=&quot;AC&quot;;[.C741]=&quot;BC&quot;);[.B741]-([.B741]*MOD([.A741];100)/100);[.B741])" office:value-type="float" office:value="33527" calcext:value-type="float">
            <text:p>33527</text:p>
          </table:table-cell>
          <table:table-cell table:formula="of:=[.E740]-[.D741]" office:value-type="float" office:value="-10254270.93" calcext:value-type="float">
            <text:p>-10254270,93</text:p>
          </table:table-cell>
          <table:table-cell table:number-columns-repeated="2"/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float" office:value="54133" calcext:value-type="float">
            <text:p>54133</text:p>
          </table:table-cell>
          <table:table-cell office:value-type="string" calcext:value-type="string">
            <text:p>AC</text:p>
          </table:table-cell>
          <table:table-cell table:formula="of:=IF(OR([.C742]=&quot;AC&quot;;[.C742]=&quot;BC&quot;);[.B742]-([.B742]*MOD([.A742];100)/100);[.B742])" office:value-type="float" office:value="33562.46" calcext:value-type="float">
            <text:p>33562</text:p>
          </table:table-cell>
          <table:table-cell table:formula="of:=[.E741]-[.D742]" office:value-type="float" office:value="-10287833.39" calcext:value-type="float">
            <text:p>-10287833,39</text:p>
          </table:table-cell>
          <table:table-cell table:number-columns-repeated="2"/>
        </table:table-row>
        <table:table-row table:style-name="ro2">
          <table:table-cell office:value-type="float" office:value="3393" calcext:value-type="float">
            <text:p>3393</text:p>
          </table:table-cell>
          <table:table-cell office:value-type="float" office:value="33590" calcext:value-type="float">
            <text:p>33590</text:p>
          </table:table-cell>
          <table:table-cell office:value-type="string" calcext:value-type="string">
            <text:p>A</text:p>
          </table:table-cell>
          <table:table-cell table:formula="of:=IF(OR([.C743]=&quot;AC&quot;;[.C743]=&quot;BC&quot;);[.B743]-([.B743]*MOD([.A743];100)/100);[.B743])" office:value-type="float" office:value="33590" calcext:value-type="float">
            <text:p>33590</text:p>
          </table:table-cell>
          <table:table-cell table:formula="of:=[.E742]-[.D743]" office:value-type="float" office:value="-10321423.39" calcext:value-type="float">
            <text:p>-10321423,39</text:p>
          </table:table-cell>
          <table:table-cell table:number-columns-repeated="2"/>
        </table:table-row>
        <table:table-row table:style-name="ro2">
          <table:table-cell office:value-type="float" office:value="761" calcext:value-type="float">
            <text:p>761</text:p>
          </table:table-cell>
          <table:table-cell office:value-type="float" office:value="33620" calcext:value-type="float">
            <text:p>33620</text:p>
          </table:table-cell>
          <table:table-cell office:value-type="string" calcext:value-type="string">
            <text:p>B</text:p>
          </table:table-cell>
          <table:table-cell table:formula="of:=IF(OR([.C744]=&quot;AC&quot;;[.C744]=&quot;BC&quot;);[.B744]-([.B744]*MOD([.A744];100)/100);[.B744])" office:value-type="float" office:value="33620" calcext:value-type="float">
            <text:p>33620</text:p>
          </table:table-cell>
          <table:table-cell table:formula="of:=[.E743]-[.D744]" office:value-type="float" office:value="-10355043.39" calcext:value-type="float">
            <text:p>-10355043,39</text:p>
          </table:table-cell>
          <table:table-cell table:number-columns-repeated="2"/>
        </table:table-row>
        <table:table-row table:style-name="ro2">
          <table:table-cell office:value-type="float" office:value="3603" calcext:value-type="float">
            <text:p>3603</text:p>
          </table:table-cell>
          <table:table-cell office:value-type="float" office:value="33637" calcext:value-type="float">
            <text:p>33637</text:p>
          </table:table-cell>
          <table:table-cell office:value-type="string" calcext:value-type="string">
            <text:p>A</text:p>
          </table:table-cell>
          <table:table-cell table:formula="of:=IF(OR([.C745]=&quot;AC&quot;;[.C745]=&quot;BC&quot;);[.B745]-([.B745]*MOD([.A745];100)/100);[.B745])" office:value-type="float" office:value="33637" calcext:value-type="float">
            <text:p>33637</text:p>
          </table:table-cell>
          <table:table-cell table:formula="of:=[.E744]-[.D745]" office:value-type="float" office:value="-10388680.39" calcext:value-type="float">
            <text:p>-10388680,39</text:p>
          </table:table-cell>
          <table:table-cell table:number-columns-repeated="2"/>
        </table:table-row>
        <table:table-row table:style-name="ro2">
          <table:table-cell office:value-type="float" office:value="1221" calcext:value-type="float">
            <text:p>1221</text:p>
          </table:table-cell>
          <table:table-cell office:value-type="float" office:value="33673" calcext:value-type="float">
            <text:p>33673</text:p>
          </table:table-cell>
          <table:table-cell office:value-type="string" calcext:value-type="string">
            <text:p>B</text:p>
          </table:table-cell>
          <table:table-cell table:formula="of:=IF(OR([.C746]=&quot;AC&quot;;[.C746]=&quot;BC&quot;);[.B746]-([.B746]*MOD([.A746];100)/100);[.B746])" office:value-type="float" office:value="33673" calcext:value-type="float">
            <text:p>33673</text:p>
          </table:table-cell>
          <table:table-cell table:formula="of:=[.E745]-[.D746]" office:value-type="float" office:value="-10422353.39" calcext:value-type="float">
            <text:p>-10422353,39</text:p>
          </table:table-cell>
          <table:table-cell table:number-columns-repeated="2"/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float" office:value="33797" calcext:value-type="float">
            <text:p>33797</text:p>
          </table:table-cell>
          <table:table-cell office:value-type="string" calcext:value-type="string">
            <text:p>B</text:p>
          </table:table-cell>
          <table:table-cell table:formula="of:=IF(OR([.C747]=&quot;AC&quot;;[.C747]=&quot;BC&quot;);[.B747]-([.B747]*MOD([.A747];100)/100);[.B747])" office:value-type="float" office:value="33797" calcext:value-type="float">
            <text:p>33797</text:p>
          </table:table-cell>
          <table:table-cell table:formula="of:=[.E746]-[.D747]" office:value-type="float" office:value="-10456150.39" calcext:value-type="float">
            <text:p>-10456150,39</text:p>
          </table:table-cell>
          <table:table-cell table:number-columns-repeated="2"/>
        </table:table-row>
        <table:table-row table:style-name="ro2">
          <table:table-cell office:value-type="float" office:value="2724" calcext:value-type="float">
            <text:p>2724</text:p>
          </table:table-cell>
          <table:table-cell office:value-type="float" office:value="44482" calcext:value-type="float">
            <text:p>44482</text:p>
          </table:table-cell>
          <table:table-cell office:value-type="string" calcext:value-type="string">
            <text:p>AC</text:p>
          </table:table-cell>
          <table:table-cell table:formula="of:=IF(OR([.C748]=&quot;AC&quot;;[.C748]=&quot;BC&quot;);[.B748]-([.B748]*MOD([.A748];100)/100);[.B748])" office:value-type="float" office:value="33806.32" calcext:value-type="float">
            <text:p>33806</text:p>
          </table:table-cell>
          <table:table-cell table:formula="of:=[.E747]-[.D748]" office:value-type="float" office:value="-10489956.71" calcext:value-type="float">
            <text:p>-10489956,71</text:p>
          </table:table-cell>
          <table:table-cell table:number-columns-repeated="2"/>
        </table:table-row>
        <table:table-row table:style-name="ro2">
          <table:table-cell office:value-type="float" office:value="3239" calcext:value-type="float">
            <text:p>3239</text:p>
          </table:table-cell>
          <table:table-cell office:value-type="float" office:value="33837" calcext:value-type="float">
            <text:p>33837</text:p>
          </table:table-cell>
          <table:table-cell office:value-type="string" calcext:value-type="string">
            <text:p>A</text:p>
          </table:table-cell>
          <table:table-cell table:formula="of:=IF(OR([.C749]=&quot;AC&quot;;[.C749]=&quot;BC&quot;);[.B749]-([.B749]*MOD([.A749];100)/100);[.B749])" office:value-type="float" office:value="33837" calcext:value-type="float">
            <text:p>33837</text:p>
          </table:table-cell>
          <table:table-cell table:formula="of:=[.E748]-[.D749]" office:value-type="float" office:value="-10523793.71" calcext:value-type="float">
            <text:p>-10523793,71</text:p>
          </table:table-cell>
          <table:table-cell table:number-columns-repeated="2"/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float" office:value="35381" calcext:value-type="float">
            <text:p>35381</text:p>
          </table:table-cell>
          <table:table-cell office:value-type="string" calcext:value-type="string">
            <text:p>AC</text:p>
          </table:table-cell>
          <table:table-cell table:formula="of:=IF(OR([.C750]=&quot;AC&quot;;[.C750]=&quot;BC&quot;);[.B750]-([.B750]*MOD([.A750];100)/100);[.B750])" office:value-type="float" office:value="33965.76" calcext:value-type="float">
            <text:p>33966</text:p>
          </table:table-cell>
          <table:table-cell table:formula="of:=[.E749]-[.D750]" office:value-type="float" office:value="-10557759.47" calcext:value-type="float">
            <text:p>-10557759,47</text:p>
          </table:table-cell>
          <table:table-cell table:number-columns-repeated="2"/>
        </table:table-row>
        <table:table-row table:style-name="ro2">
          <table:table-cell office:value-type="float" office:value="1212" calcext:value-type="float">
            <text:p>1212</text:p>
          </table:table-cell>
          <table:table-cell office:value-type="float" office:value="39012" calcext:value-type="float">
            <text:p>39012</text:p>
          </table:table-cell>
          <table:table-cell office:value-type="string" calcext:value-type="string">
            <text:p>AC</text:p>
          </table:table-cell>
          <table:table-cell table:formula="of:=IF(OR([.C751]=&quot;AC&quot;;[.C751]=&quot;BC&quot;);[.B751]-([.B751]*MOD([.A751];100)/100);[.B751])" office:value-type="float" office:value="34330.56" calcext:value-type="float">
            <text:p>34331</text:p>
          </table:table-cell>
          <table:table-cell table:formula="of:=[.E750]-[.D751]" office:value-type="float" office:value="-10592090.03" calcext:value-type="float">
            <text:p>-10592090,03</text:p>
          </table:table-cell>
          <table:table-cell table:number-columns-repeated="2"/>
        </table:table-row>
        <table:table-row table:style-name="ro2">
          <table:table-cell office:value-type="float" office:value="1283" calcext:value-type="float">
            <text:p>1283</text:p>
          </table:table-cell>
          <table:table-cell office:value-type="float" office:value="34340" calcext:value-type="float">
            <text:p>34340</text:p>
          </table:table-cell>
          <table:table-cell office:value-type="string" calcext:value-type="string">
            <text:p>A</text:p>
          </table:table-cell>
          <table:table-cell table:formula="of:=IF(OR([.C752]=&quot;AC&quot;;[.C752]=&quot;BC&quot;);[.B752]-([.B752]*MOD([.A752];100)/100);[.B752])" office:value-type="float" office:value="34340" calcext:value-type="float">
            <text:p>34340</text:p>
          </table:table-cell>
          <table:table-cell table:formula="of:=[.E751]-[.D752]" office:value-type="float" office:value="-10626430.03" calcext:value-type="float">
            <text:p>-10626430,03</text:p>
          </table:table-cell>
          <table:table-cell table:number-columns-repeated="2"/>
        </table:table-row>
        <table:table-row table:style-name="ro2">
          <table:table-cell office:value-type="float" office:value="1535" calcext:value-type="float">
            <text:p>1535</text:p>
          </table:table-cell>
          <table:table-cell office:value-type="float" office:value="34370" calcext:value-type="float">
            <text:p>34370</text:p>
          </table:table-cell>
          <table:table-cell office:value-type="string" calcext:value-type="string">
            <text:p>B</text:p>
          </table:table-cell>
          <table:table-cell table:formula="of:=IF(OR([.C753]=&quot;AC&quot;;[.C753]=&quot;BC&quot;);[.B753]-([.B753]*MOD([.A753];100)/100);[.B753])" office:value-type="float" office:value="34370" calcext:value-type="float">
            <text:p>34370</text:p>
          </table:table-cell>
          <table:table-cell table:formula="of:=[.E752]-[.D753]" office:value-type="float" office:value="-10660800.03" calcext:value-type="float">
            <text:p>-10660800,03</text:p>
          </table:table-cell>
          <table:table-cell table:number-columns-repeated="2"/>
        </table:table-row>
        <table:table-row table:style-name="ro2">
          <table:table-cell office:value-type="float" office:value="910" calcext:value-type="float">
            <text:p>910</text:p>
          </table:table-cell>
          <table:table-cell office:value-type="float" office:value="38217" calcext:value-type="float">
            <text:p>38217</text:p>
          </table:table-cell>
          <table:table-cell office:value-type="string" calcext:value-type="string">
            <text:p>AC</text:p>
          </table:table-cell>
          <table:table-cell table:formula="of:=IF(OR([.C754]=&quot;AC&quot;;[.C754]=&quot;BC&quot;);[.B754]-([.B754]*MOD([.A754];100)/100);[.B754])" office:value-type="float" office:value="34395.3" calcext:value-type="float">
            <text:p>34395</text:p>
          </table:table-cell>
          <table:table-cell table:formula="of:=[.E753]-[.D754]" office:value-type="float" office:value="-10695195.33" calcext:value-type="float">
            <text:p>-10695195,33</text:p>
          </table:table-cell>
          <table:table-cell table:number-columns-repeated="2"/>
        </table:table-row>
        <table:table-row table:style-name="ro2">
          <table:table-cell office:value-type="float" office:value="2446" calcext:value-type="float">
            <text:p>2446</text:p>
          </table:table-cell>
          <table:table-cell office:value-type="float" office:value="34447" calcext:value-type="float">
            <text:p>34447</text:p>
          </table:table-cell>
          <table:table-cell office:value-type="string" calcext:value-type="string">
            <text:p>A</text:p>
          </table:table-cell>
          <table:table-cell table:formula="of:=IF(OR([.C755]=&quot;AC&quot;;[.C755]=&quot;BC&quot;);[.B755]-([.B755]*MOD([.A755];100)/100);[.B755])" office:value-type="float" office:value="34447" calcext:value-type="float">
            <text:p>34447</text:p>
          </table:table-cell>
          <table:table-cell table:formula="of:=[.E754]-[.D755]" office:value-type="float" office:value="-10729642.33" calcext:value-type="float">
            <text:p>-10729642,33</text:p>
          </table:table-cell>
          <table:table-cell table:number-columns-repeated="2"/>
        </table:table-row>
        <table:table-row table:style-name="ro2">
          <table:table-cell office:value-type="float" office:value="1825" calcext:value-type="float">
            <text:p>1825</text:p>
          </table:table-cell>
          <table:table-cell office:value-type="float" office:value="34499" calcext:value-type="float">
            <text:p>34499</text:p>
          </table:table-cell>
          <table:table-cell office:value-type="string" calcext:value-type="string">
            <text:p>A</text:p>
          </table:table-cell>
          <table:table-cell table:formula="of:=IF(OR([.C756]=&quot;AC&quot;;[.C756]=&quot;BC&quot;);[.B756]-([.B756]*MOD([.A756];100)/100);[.B756])" office:value-type="float" office:value="34499" calcext:value-type="float">
            <text:p>34499</text:p>
          </table:table-cell>
          <table:table-cell table:formula="of:=[.E755]-[.D756]" office:value-type="float" office:value="-10764141.33" calcext:value-type="float">
            <text:p>-10764141,33</text:p>
          </table:table-cell>
          <table:table-cell table:number-columns-repeated="2"/>
        </table:table-row>
        <table:table-row table:style-name="ro2">
          <table:table-cell office:value-type="float" office:value="1604" calcext:value-type="float">
            <text:p>1604</text:p>
          </table:table-cell>
          <table:table-cell office:value-type="float" office:value="34512" calcext:value-type="float">
            <text:p>34512</text:p>
          </table:table-cell>
          <table:table-cell office:value-type="string" calcext:value-type="string">
            <text:p>B</text:p>
          </table:table-cell>
          <table:table-cell table:formula="of:=IF(OR([.C757]=&quot;AC&quot;;[.C757]=&quot;BC&quot;);[.B757]-([.B757]*MOD([.A757];100)/100);[.B757])" office:value-type="float" office:value="34512" calcext:value-type="float">
            <text:p>34512</text:p>
          </table:table-cell>
          <table:table-cell table:formula="of:=[.E756]-[.D757]" office:value-type="float" office:value="-10798653.33" calcext:value-type="float">
            <text:p>-10798653,33</text:p>
          </table:table-cell>
          <table:table-cell table:number-columns-repeated="2"/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float" office:value="39739" calcext:value-type="float">
            <text:p>39739</text:p>
          </table:table-cell>
          <table:table-cell office:value-type="string" calcext:value-type="string">
            <text:p>AC</text:p>
          </table:table-cell>
          <table:table-cell table:formula="of:=IF(OR([.C758]=&quot;AC&quot;;[.C758]=&quot;BC&quot;);[.B758]-([.B758]*MOD([.A758];100)/100);[.B758])" office:value-type="float" office:value="34572.93" calcext:value-type="float">
            <text:p>34573</text:p>
          </table:table-cell>
          <table:table-cell table:formula="of:=[.E757]-[.D758]" office:value-type="float" office:value="-10833226.26" calcext:value-type="float">
            <text:p>-10833226,26</text:p>
          </table:table-cell>
          <table:table-cell table:number-columns-repeated="2"/>
        </table:table-row>
        <table:table-row table:style-name="ro2">
          <table:table-cell office:value-type="float" office:value="782" calcext:value-type="float">
            <text:p>782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A</text:p>
          </table:table-cell>
          <table:table-cell table:formula="of:=IF(OR([.C759]=&quot;AC&quot;;[.C759]=&quot;BC&quot;);[.B759]-([.B759]*MOD([.A759];100)/100);[.B759])" office:value-type="float" office:value="34581" calcext:value-type="float">
            <text:p>34581</text:p>
          </table:table-cell>
          <table:table-cell table:formula="of:=[.E758]-[.D759]" office:value-type="float" office:value="-10867807.26" calcext:value-type="float">
            <text:p>-10867807,26</text:p>
          </table:table-cell>
          <table:table-cell table:number-columns-repeated="2"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float" office:value="43831" calcext:value-type="float">
            <text:p>43831</text:p>
          </table:table-cell>
          <table:table-cell office:value-type="string" calcext:value-type="string">
            <text:p>BC</text:p>
          </table:table-cell>
          <table:table-cell table:formula="of:=IF(OR([.C760]=&quot;AC&quot;;[.C760]=&quot;BC&quot;);[.B760]-([.B760]*MOD([.A760];100)/100);[.B760])" office:value-type="float" office:value="34626.49" calcext:value-type="float">
            <text:p>34626</text:p>
          </table:table-cell>
          <table:table-cell table:formula="of:=[.E759]-[.D760]" office:value-type="float" office:value="-10902433.75" calcext:value-type="float">
            <text:p>-10902433,75</text:p>
          </table:table-cell>
          <table:table-cell table:number-columns-repeated="2"/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float" office:value="35434" calcext:value-type="float">
            <text:p>35434</text:p>
          </table:table-cell>
          <table:table-cell office:value-type="string" calcext:value-type="string">
            <text:p>BC</text:p>
          </table:table-cell>
          <table:table-cell table:formula="of:=IF(OR([.C761]=&quot;AC&quot;;[.C761]=&quot;BC&quot;);[.B761]-([.B761]*MOD([.A761];100)/100);[.B761])" office:value-type="float" office:value="34725.32" calcext:value-type="float">
            <text:p>34725</text:p>
          </table:table-cell>
          <table:table-cell table:formula="of:=[.E760]-[.D761]" office:value-type="float" office:value="-10937159.07" calcext:value-type="float">
            <text:p>-10937159,07</text:p>
          </table:table-cell>
          <table:table-cell table:number-columns-repeated="2"/>
        </table:table-row>
        <table:table-row table:style-name="ro2">
          <table:table-cell office:value-type="float" office:value="1616" calcext:value-type="float">
            <text:p>1616</text:p>
          </table:table-cell>
          <table:table-cell office:value-type="float" office:value="34753" calcext:value-type="float">
            <text:p>34753</text:p>
          </table:table-cell>
          <table:table-cell office:value-type="string" calcext:value-type="string">
            <text:p>B</text:p>
          </table:table-cell>
          <table:table-cell table:formula="of:=IF(OR([.C762]=&quot;AC&quot;;[.C762]=&quot;BC&quot;);[.B762]-([.B762]*MOD([.A762];100)/100);[.B762])" office:value-type="float" office:value="34753" calcext:value-type="float">
            <text:p>34753</text:p>
          </table:table-cell>
          <table:table-cell table:formula="of:=[.E761]-[.D762]" office:value-type="float" office:value="-10971912.07" calcext:value-type="float">
            <text:p>-10971912,07</text:p>
          </table:table-cell>
          <table:table-cell table:number-columns-repeated="2"/>
        </table:table-row>
        <table:table-row table:style-name="ro2">
          <table:table-cell office:value-type="float" office:value="2844" calcext:value-type="float">
            <text:p>2844</text:p>
          </table:table-cell>
          <table:table-cell office:value-type="float" office:value="34964" calcext:value-type="float">
            <text:p>34964</text:p>
          </table:table-cell>
          <table:table-cell office:value-type="string" calcext:value-type="string">
            <text:p>A</text:p>
          </table:table-cell>
          <table:table-cell table:formula="of:=IF(OR([.C763]=&quot;AC&quot;;[.C763]=&quot;BC&quot;);[.B763]-([.B763]*MOD([.A763];100)/100);[.B763])" office:value-type="float" office:value="34964" calcext:value-type="float">
            <text:p>34964</text:p>
          </table:table-cell>
          <table:table-cell table:formula="of:=[.E762]-[.D763]" office:value-type="float" office:value="-11006876.07" calcext:value-type="float">
            <text:p>-11006876,07</text:p>
          </table:table-cell>
          <table:table-cell table:number-columns-repeated="2"/>
        </table:table-row>
        <table:table-row table:style-name="ro2">
          <table:table-cell office:value-type="float" office:value="2301" calcext:value-type="float">
            <text:p>2301</text:p>
          </table:table-cell>
          <table:table-cell office:value-type="float" office:value="35491" calcext:value-type="float">
            <text:p>35491</text:p>
          </table:table-cell>
          <table:table-cell office:value-type="string" calcext:value-type="string">
            <text:p>BC</text:p>
          </table:table-cell>
          <table:table-cell table:formula="of:=IF(OR([.C764]=&quot;AC&quot;;[.C764]=&quot;BC&quot;);[.B764]-([.B764]*MOD([.A764];100)/100);[.B764])" office:value-type="float" office:value="35136.09" calcext:value-type="float">
            <text:p>35136</text:p>
          </table:table-cell>
          <table:table-cell table:formula="of:=[.E763]-[.D764]" office:value-type="float" office:value="-11042012.16" calcext:value-type="float">
            <text:p>-11042012,16</text:p>
          </table:table-cell>
          <table:table-cell table:number-columns-repeated="2"/>
        </table:table-row>
        <table:table-row table:style-name="ro2">
          <table:table-cell office:value-type="float" office:value="2936" calcext:value-type="float">
            <text:p>2936</text:p>
          </table:table-cell>
          <table:table-cell office:value-type="float" office:value="35151" calcext:value-type="float">
            <text:p>35151</text:p>
          </table:table-cell>
          <table:table-cell office:value-type="string" calcext:value-type="string">
            <text:p>A</text:p>
          </table:table-cell>
          <table:table-cell table:formula="of:=IF(OR([.C765]=&quot;AC&quot;;[.C765]=&quot;BC&quot;);[.B765]-([.B765]*MOD([.A765];100)/100);[.B765])" office:value-type="float" office:value="35151" calcext:value-type="float">
            <text:p>35151</text:p>
          </table:table-cell>
          <table:table-cell table:formula="of:=[.E764]-[.D765]" office:value-type="float" office:value="-11077163.16" calcext:value-type="float">
            <text:p>-11077163,16</text:p>
          </table:table-cell>
          <table:table-cell table:number-columns-repeated="2"/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float" office:value="35387" calcext:value-type="float">
            <text:p>35387</text:p>
          </table:table-cell>
          <table:table-cell office:value-type="string" calcext:value-type="string">
            <text:p>A</text:p>
          </table:table-cell>
          <table:table-cell table:formula="of:=IF(OR([.C766]=&quot;AC&quot;;[.C766]=&quot;BC&quot;);[.B766]-([.B766]*MOD([.A766];100)/100);[.B766])" office:value-type="float" office:value="35387" calcext:value-type="float">
            <text:p>35387</text:p>
          </table:table-cell>
          <table:table-cell table:formula="of:=[.E765]-[.D766]" office:value-type="float" office:value="-11112550.16" calcext:value-type="float">
            <text:p>-11112550,16</text:p>
          </table:table-cell>
          <table:table-cell table:number-columns-repeated="2"/>
        </table:table-row>
        <table:table-row table:style-name="ro2">
          <table:table-cell office:value-type="float" office:value="2424" calcext:value-type="float">
            <text:p>2424</text:p>
          </table:table-cell>
          <table:table-cell office:value-type="float" office:value="35421" calcext:value-type="float">
            <text:p>35421</text:p>
          </table:table-cell>
          <table:table-cell office:value-type="string" calcext:value-type="string">
            <text:p>B</text:p>
          </table:table-cell>
          <table:table-cell table:formula="of:=IF(OR([.C767]=&quot;AC&quot;;[.C767]=&quot;BC&quot;);[.B767]-([.B767]*MOD([.A767];100)/100);[.B767])" office:value-type="float" office:value="35421" calcext:value-type="float">
            <text:p>35421</text:p>
          </table:table-cell>
          <table:table-cell table:formula="of:=[.E766]-[.D767]" office:value-type="float" office:value="-11147971.16" calcext:value-type="float">
            <text:p>-11147971,16</text:p>
          </table:table-cell>
          <table:table-cell table:number-columns-repeated="2"/>
        </table:table-row>
        <table:table-row table:style-name="ro2">
          <table:table-cell office:value-type="float" office:value="1268" calcext:value-type="float">
            <text:p>1268</text:p>
          </table:table-cell>
          <table:table-cell office:value-type="float" office:value="35502" calcext:value-type="float">
            <text:p>35502</text:p>
          </table:table-cell>
          <table:table-cell office:value-type="string" calcext:value-type="string">
            <text:p>B</text:p>
          </table:table-cell>
          <table:table-cell table:formula="of:=IF(OR([.C768]=&quot;AC&quot;;[.C768]=&quot;BC&quot;);[.B768]-([.B768]*MOD([.A768];100)/100);[.B768])" office:value-type="float" office:value="35502" calcext:value-type="float">
            <text:p>35502</text:p>
          </table:table-cell>
          <table:table-cell table:formula="of:=[.E767]-[.D768]" office:value-type="float" office:value="-11183473.16" calcext:value-type="float">
            <text:p>-11183473,16</text:p>
          </table:table-cell>
          <table:table-cell table:number-columns-repeated="2"/>
        </table:table-row>
        <table:table-row table:style-name="ro2">
          <table:table-cell office:value-type="float" office:value="1103" calcext:value-type="float">
            <text:p>1103</text:p>
          </table:table-cell>
          <table:table-cell office:value-type="float" office:value="36612" calcext:value-type="float">
            <text:p>36612</text:p>
          </table:table-cell>
          <table:table-cell office:value-type="string" calcext:value-type="string">
            <text:p>AC</text:p>
          </table:table-cell>
          <table:table-cell table:formula="of:=IF(OR([.C769]=&quot;AC&quot;;[.C769]=&quot;BC&quot;);[.B769]-([.B769]*MOD([.A769];100)/100);[.B769])" office:value-type="float" office:value="35513.64" calcext:value-type="float">
            <text:p>35514</text:p>
          </table:table-cell>
          <table:table-cell table:formula="of:=[.E768]-[.D769]" office:value-type="float" office:value="-11218986.8" calcext:value-type="float">
            <text:p>-11218986,8</text:p>
          </table:table-cell>
          <table:table-cell table:number-columns-repeated="2"/>
        </table:table-row>
        <table:table-row table:style-name="ro2">
          <table:table-cell office:value-type="float" office:value="3584" calcext:value-type="float">
            <text:p>3584</text:p>
          </table:table-cell>
          <table:table-cell office:value-type="float" office:value="35533" calcext:value-type="float">
            <text:p>35533</text:p>
          </table:table-cell>
          <table:table-cell office:value-type="string" calcext:value-type="string">
            <text:p>B</text:p>
          </table:table-cell>
          <table:table-cell table:formula="of:=IF(OR([.C770]=&quot;AC&quot;;[.C770]=&quot;BC&quot;);[.B770]-([.B770]*MOD([.A770];100)/100);[.B770])" office:value-type="float" office:value="35533" calcext:value-type="float">
            <text:p>35533</text:p>
          </table:table-cell>
          <table:table-cell table:formula="of:=[.E769]-[.D770]" office:value-type="float" office:value="-11254519.8" calcext:value-type="float">
            <text:p>-11254519,8</text:p>
          </table:table-cell>
          <table:table-cell table:number-columns-repeated="2"/>
        </table:table-row>
        <table:table-row table:style-name="ro2">
          <table:table-cell office:value-type="float" office:value="2423" calcext:value-type="float">
            <text:p>2423</text:p>
          </table:table-cell>
          <table:table-cell office:value-type="float" office:value="35575" calcext:value-type="float">
            <text:p>35575</text:p>
          </table:table-cell>
          <table:table-cell office:value-type="string" calcext:value-type="string">
            <text:p>B</text:p>
          </table:table-cell>
          <table:table-cell table:formula="of:=IF(OR([.C771]=&quot;AC&quot;;[.C771]=&quot;BC&quot;);[.B771]-([.B771]*MOD([.A771];100)/100);[.B771])" office:value-type="float" office:value="35575" calcext:value-type="float">
            <text:p>35575</text:p>
          </table:table-cell>
          <table:table-cell table:formula="of:=[.E770]-[.D771]" office:value-type="float" office:value="-11290094.8" calcext:value-type="float">
            <text:p>-11290094,8</text:p>
          </table:table-cell>
          <table:table-cell table:number-columns-repeated="2"/>
        </table:table-row>
        <table:table-row table:style-name="ro2">
          <table:table-cell office:value-type="float" office:value="3329" calcext:value-type="float">
            <text:p>3329</text:p>
          </table:table-cell>
          <table:table-cell office:value-type="float" office:value="35631" calcext:value-type="float">
            <text:p>35631</text:p>
          </table:table-cell>
          <table:table-cell office:value-type="string" calcext:value-type="string">
            <text:p>A</text:p>
          </table:table-cell>
          <table:table-cell table:formula="of:=IF(OR([.C772]=&quot;AC&quot;;[.C772]=&quot;BC&quot;);[.B772]-([.B772]*MOD([.A772];100)/100);[.B772])" office:value-type="float" office:value="35631" calcext:value-type="float">
            <text:p>35631</text:p>
          </table:table-cell>
          <table:table-cell table:formula="of:=[.E771]-[.D772]" office:value-type="float" office:value="-11325725.8" calcext:value-type="float">
            <text:p>-11325725,8</text:p>
          </table:table-cell>
          <table:table-cell table:number-columns-repeated="2"/>
        </table:table-row>
        <table:table-row table:style-name="ro2">
          <table:table-cell office:value-type="float" office:value="2444" calcext:value-type="float">
            <text:p>2444</text:p>
          </table:table-cell>
          <table:table-cell office:value-type="float" office:value="35651" calcext:value-type="float">
            <text:p>35651</text:p>
          </table:table-cell>
          <table:table-cell office:value-type="string" calcext:value-type="string">
            <text:p>B</text:p>
          </table:table-cell>
          <table:table-cell table:formula="of:=IF(OR([.C773]=&quot;AC&quot;;[.C773]=&quot;BC&quot;);[.B773]-([.B773]*MOD([.A773];100)/100);[.B773])" office:value-type="float" office:value="35651" calcext:value-type="float">
            <text:p>35651</text:p>
          </table:table-cell>
          <table:table-cell table:formula="of:=[.E772]-[.D773]" office:value-type="float" office:value="-11361376.8" calcext:value-type="float">
            <text:p>-11361376,8</text:p>
          </table:table-cell>
          <table:table-cell table:number-columns-repeated="2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float" office:value="52535" calcext:value-type="float">
            <text:p>52535</text:p>
          </table:table-cell>
          <table:table-cell office:value-type="string" calcext:value-type="string">
            <text:p>AC</text:p>
          </table:table-cell>
          <table:table-cell table:formula="of:=IF(OR([.C774]=&quot;AC&quot;;[.C774]=&quot;BC&quot;);[.B774]-([.B774]*MOD([.A774];100)/100);[.B774])" office:value-type="float" office:value="35723.8" calcext:value-type="float">
            <text:p>35724</text:p>
          </table:table-cell>
          <table:table-cell table:formula="of:=[.E773]-[.D774]" office:value-type="float" office:value="-11397100.6" calcext:value-type="float">
            <text:p>-11397100,6</text:p>
          </table:table-cell>
          <table:table-cell table:number-columns-repeated="2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54131" calcext:value-type="float">
            <text:p>54131</text:p>
          </table:table-cell>
          <table:table-cell office:value-type="string" calcext:value-type="string">
            <text:p>AC</text:p>
          </table:table-cell>
          <table:table-cell table:formula="of:=IF(OR([.C775]=&quot;AC&quot;;[.C775]=&quot;BC&quot;);[.B775]-([.B775]*MOD([.A775];100)/100);[.B775])" office:value-type="float" office:value="35726.46" calcext:value-type="float">
            <text:p>35726</text:p>
          </table:table-cell>
          <table:table-cell table:formula="of:=[.E774]-[.D775]" office:value-type="float" office:value="-11432827.06" calcext:value-type="float">
            <text:p>-11432827,06</text:p>
          </table:table-cell>
          <table:table-cell table:number-columns-repeated="2"/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float" office:value="35849" calcext:value-type="float">
            <text:p>35849</text:p>
          </table:table-cell>
          <table:table-cell office:value-type="string" calcext:value-type="string">
            <text:p>A</text:p>
          </table:table-cell>
          <table:table-cell table:formula="of:=IF(OR([.C776]=&quot;AC&quot;;[.C776]=&quot;BC&quot;);[.B776]-([.B776]*MOD([.A776];100)/100);[.B776])" office:value-type="float" office:value="35849" calcext:value-type="float">
            <text:p>35849</text:p>
          </table:table-cell>
          <table:table-cell table:formula="of:=[.E775]-[.D776]" office:value-type="float" office:value="-11468676.06" calcext:value-type="float">
            <text:p>-11468676,06</text:p>
          </table:table-cell>
          <table:table-cell table:number-columns-repeated="2"/>
        </table:table-row>
        <table:table-row table:style-name="ro2">
          <table:table-cell office:value-type="float" office:value="1621" calcext:value-type="float">
            <text:p>1621</text:p>
          </table:table-cell>
          <table:table-cell office:value-type="float" office:value="36154" calcext:value-type="float">
            <text:p>36154</text:p>
          </table:table-cell>
          <table:table-cell office:value-type="string" calcext:value-type="string">
            <text:p>A</text:p>
          </table:table-cell>
          <table:table-cell table:formula="of:=IF(OR([.C777]=&quot;AC&quot;;[.C777]=&quot;BC&quot;);[.B777]-([.B777]*MOD([.A777];100)/100);[.B777])" office:value-type="float" office:value="36154" calcext:value-type="float">
            <text:p>36154</text:p>
          </table:table-cell>
          <table:table-cell table:formula="of:=[.E776]-[.D777]" office:value-type="float" office:value="-11504830.06" calcext:value-type="float">
            <text:p>-11504830,06</text:p>
          </table:table-cell>
          <table:table-cell table:number-columns-repeated="2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36453" calcext:value-type="float">
            <text:p>36453</text:p>
          </table:table-cell>
          <table:table-cell office:value-type="string" calcext:value-type="string">
            <text:p>A</text:p>
          </table:table-cell>
          <table:table-cell table:formula="of:=IF(OR([.C778]=&quot;AC&quot;;[.C778]=&quot;BC&quot;);[.B778]-([.B778]*MOD([.A778];100)/100);[.B778])" office:value-type="float" office:value="36453" calcext:value-type="float">
            <text:p>36453</text:p>
          </table:table-cell>
          <table:table-cell table:formula="of:=[.E777]-[.D778]" office:value-type="float" office:value="-11541283.06" calcext:value-type="float">
            <text:p>-11541283,06</text:p>
          </table:table-cell>
          <table:table-cell table:number-columns-repeated="2"/>
        </table:table-row>
        <table:table-row table:style-name="ro2">
          <table:table-cell office:value-type="float" office:value="3132" calcext:value-type="float">
            <text:p>3132</text:p>
          </table:table-cell>
          <table:table-cell office:value-type="float" office:value="36558" calcext:value-type="float">
            <text:p>36558</text:p>
          </table:table-cell>
          <table:table-cell office:value-type="string" calcext:value-type="string">
            <text:p>A</text:p>
          </table:table-cell>
          <table:table-cell table:formula="of:=IF(OR([.C779]=&quot;AC&quot;;[.C779]=&quot;BC&quot;);[.B779]-([.B779]*MOD([.A779];100)/100);[.B779])" office:value-type="float" office:value="36558" calcext:value-type="float">
            <text:p>36558</text:p>
          </table:table-cell>
          <table:table-cell table:formula="of:=[.E778]-[.D779]" office:value-type="float" office:value="-11577841.06" calcext:value-type="float">
            <text:p>-11577841,06</text:p>
          </table:table-cell>
          <table:table-cell table:number-columns-repeated="2"/>
        </table:table-row>
        <table:table-row table:style-name="ro2">
          <table:table-cell office:value-type="float" office:value="3621" calcext:value-type="float">
            <text:p>3621</text:p>
          </table:table-cell>
          <table:table-cell office:value-type="float" office:value="46414" calcext:value-type="float">
            <text:p>46414</text:p>
          </table:table-cell>
          <table:table-cell office:value-type="string" calcext:value-type="string">
            <text:p>AC</text:p>
          </table:table-cell>
          <table:table-cell table:formula="of:=IF(OR([.C780]=&quot;AC&quot;;[.C780]=&quot;BC&quot;);[.B780]-([.B780]*MOD([.A780];100)/100);[.B780])" office:value-type="float" office:value="36667.06" calcext:value-type="float">
            <text:p>36667</text:p>
          </table:table-cell>
          <table:table-cell table:formula="of:=[.E779]-[.D780]" office:value-type="float" office:value="-11614508.12" calcext:value-type="float">
            <text:p>-11614508,12</text:p>
          </table:table-cell>
          <table:table-cell table:number-columns-repeated="2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36722" calcext:value-type="float">
            <text:p>36722</text:p>
          </table:table-cell>
          <table:table-cell office:value-type="string" calcext:value-type="string">
            <text:p>A</text:p>
          </table:table-cell>
          <table:table-cell table:formula="of:=IF(OR([.C781]=&quot;AC&quot;;[.C781]=&quot;BC&quot;);[.B781]-([.B781]*MOD([.A781];100)/100);[.B781])" office:value-type="float" office:value="36722" calcext:value-type="float">
            <text:p>36722</text:p>
          </table:table-cell>
          <table:table-cell table:formula="of:=[.E780]-[.D781]" office:value-type="float" office:value="-11651230.12" calcext:value-type="float">
            <text:p>-11651230,12</text:p>
          </table:table-cell>
          <table:table-cell table:number-columns-repeated="2"/>
        </table:table-row>
        <table:table-row table:style-name="ro2">
          <table:table-cell office:value-type="float" office:value="3520" calcext:value-type="float">
            <text:p>3520</text:p>
          </table:table-cell>
          <table:table-cell office:value-type="float" office:value="36781" calcext:value-type="float">
            <text:p>36781</text:p>
          </table:table-cell>
          <table:table-cell office:value-type="string" calcext:value-type="string">
            <text:p>B</text:p>
          </table:table-cell>
          <table:table-cell table:formula="of:=IF(OR([.C782]=&quot;AC&quot;;[.C782]=&quot;BC&quot;);[.B782]-([.B782]*MOD([.A782];100)/100);[.B782])" office:value-type="float" office:value="36781" calcext:value-type="float">
            <text:p>36781</text:p>
          </table:table-cell>
          <table:table-cell table:formula="of:=[.E781]-[.D782]" office:value-type="float" office:value="-11688011.12" calcext:value-type="float">
            <text:p>-11688011,12</text:p>
          </table:table-cell>
          <table:table-cell table:number-columns-repeated="2"/>
        </table:table-row>
        <table:table-row table:style-name="ro2">
          <table:table-cell office:value-type="float" office:value="1664" calcext:value-type="float">
            <text:p>1664</text:p>
          </table:table-cell>
          <table:table-cell office:value-type="float" office:value="36931" calcext:value-type="float">
            <text:p>36931</text:p>
          </table:table-cell>
          <table:table-cell office:value-type="string" calcext:value-type="string">
            <text:p>B</text:p>
          </table:table-cell>
          <table:table-cell table:formula="of:=IF(OR([.C783]=&quot;AC&quot;;[.C783]=&quot;BC&quot;);[.B783]-([.B783]*MOD([.A783];100)/100);[.B783])" office:value-type="float" office:value="36931" calcext:value-type="float">
            <text:p>36931</text:p>
          </table:table-cell>
          <table:table-cell table:formula="of:=[.E782]-[.D783]" office:value-type="float" office:value="-11724942.12" calcext:value-type="float">
            <text:p>-11724942,12</text:p>
          </table:table-cell>
          <table:table-cell table:number-columns-repeated="2"/>
        </table:table-row>
        <table:table-row table:style-name="ro2">
          <table:table-cell office:value-type="float" office:value="2278" calcext:value-type="float">
            <text:p>2278</text:p>
          </table:table-cell>
          <table:table-cell office:value-type="float" office:value="36995" calcext:value-type="float">
            <text:p>36995</text:p>
          </table:table-cell>
          <table:table-cell office:value-type="string" calcext:value-type="string">
            <text:p>B</text:p>
          </table:table-cell>
          <table:table-cell table:formula="of:=IF(OR([.C784]=&quot;AC&quot;;[.C784]=&quot;BC&quot;);[.B784]-([.B784]*MOD([.A784];100)/100);[.B784])" office:value-type="float" office:value="36995" calcext:value-type="float">
            <text:p>36995</text:p>
          </table:table-cell>
          <table:table-cell table:formula="of:=[.E783]-[.D784]" office:value-type="float" office:value="-11761937.12" calcext:value-type="float">
            <text:p>-11761937,12</text:p>
          </table:table-cell>
          <table:table-cell table:number-columns-repeated="2"/>
        </table:table-row>
        <table:table-row table:style-name="ro2">
          <table:table-cell office:value-type="float" office:value="2590" calcext:value-type="float">
            <text:p>2590</text:p>
          </table:table-cell>
          <table:table-cell office:value-type="float" office:value="37080" calcext:value-type="float">
            <text:p>37080</text:p>
          </table:table-cell>
          <table:table-cell office:value-type="string" calcext:value-type="string">
            <text:p>B</text:p>
          </table:table-cell>
          <table:table-cell table:formula="of:=IF(OR([.C785]=&quot;AC&quot;;[.C785]=&quot;BC&quot;);[.B785]-([.B785]*MOD([.A785];100)/100);[.B785])" office:value-type="float" office:value="37080" calcext:value-type="float">
            <text:p>37080</text:p>
          </table:table-cell>
          <table:table-cell table:formula="of:=[.E784]-[.D785]" office:value-type="float" office:value="-11799017.12" calcext:value-type="float">
            <text:p>-11799017,12</text:p>
          </table:table-cell>
          <table:table-cell table:number-columns-repeated="2"/>
        </table:table-row>
        <table:table-row table:style-name="ro2">
          <table:table-cell office:value-type="float" office:value="1753" calcext:value-type="float">
            <text:p>1753</text:p>
          </table:table-cell>
          <table:table-cell office:value-type="float" office:value="37138" calcext:value-type="float">
            <text:p>37138</text:p>
          </table:table-cell>
          <table:table-cell office:value-type="string" calcext:value-type="string">
            <text:p>A</text:p>
          </table:table-cell>
          <table:table-cell table:formula="of:=IF(OR([.C786]=&quot;AC&quot;;[.C786]=&quot;BC&quot;);[.B786]-([.B786]*MOD([.A786];100)/100);[.B786])" office:value-type="float" office:value="37138" calcext:value-type="float">
            <text:p>37138</text:p>
          </table:table-cell>
          <table:table-cell table:formula="of:=[.E785]-[.D786]" office:value-type="float" office:value="-11836155.12" calcext:value-type="float">
            <text:p>-11836155,12</text:p>
          </table:table-cell>
          <table:table-cell table:number-columns-repeated="2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float" office:value="37272" calcext:value-type="float">
            <text:p>37272</text:p>
          </table:table-cell>
          <table:table-cell office:value-type="string" calcext:value-type="string">
            <text:p>A</text:p>
          </table:table-cell>
          <table:table-cell table:formula="of:=IF(OR([.C787]=&quot;AC&quot;;[.C787]=&quot;BC&quot;);[.B787]-([.B787]*MOD([.A787];100)/100);[.B787])" office:value-type="float" office:value="37272" calcext:value-type="float">
            <text:p>37272</text:p>
          </table:table-cell>
          <table:table-cell table:formula="of:=[.E786]-[.D787]" office:value-type="float" office:value="-11873427.12" calcext:value-type="float">
            <text:p>-11873427,12</text:p>
          </table:table-cell>
          <table:table-cell table:number-columns-repeated="2"/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float" office:value="37308" calcext:value-type="float">
            <text:p>37308</text:p>
          </table:table-cell>
          <table:table-cell office:value-type="string" calcext:value-type="string">
            <text:p>A</text:p>
          </table:table-cell>
          <table:table-cell table:formula="of:=IF(OR([.C788]=&quot;AC&quot;;[.C788]=&quot;BC&quot;);[.B788]-([.B788]*MOD([.A788];100)/100);[.B788])" office:value-type="float" office:value="37308" calcext:value-type="float">
            <text:p>37308</text:p>
          </table:table-cell>
          <table:table-cell table:formula="of:=[.E787]-[.D788]" office:value-type="float" office:value="-11910735.12" calcext:value-type="float">
            <text:p>-11910735,12</text:p>
          </table:table-cell>
          <table:table-cell table:number-columns-repeated="2"/>
        </table:table-row>
        <table:table-row table:style-name="ro2">
          <table:table-cell office:value-type="float" office:value="3347" calcext:value-type="float">
            <text:p>3347</text:p>
          </table:table-cell>
          <table:table-cell office:value-type="float" office:value="37322" calcext:value-type="float">
            <text:p>37322</text:p>
          </table:table-cell>
          <table:table-cell office:value-type="string" calcext:value-type="string">
            <text:p>A</text:p>
          </table:table-cell>
          <table:table-cell table:formula="of:=IF(OR([.C789]=&quot;AC&quot;;[.C789]=&quot;BC&quot;);[.B789]-([.B789]*MOD([.A789];100)/100);[.B789])" office:value-type="float" office:value="37322" calcext:value-type="float">
            <text:p>37322</text:p>
          </table:table-cell>
          <table:table-cell table:formula="of:=[.E788]-[.D789]" office:value-type="float" office:value="-11948057.12" calcext:value-type="float">
            <text:p>-11948057,12</text:p>
          </table:table-cell>
          <table:table-cell table:number-columns-repeated="2"/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float" office:value="42431" calcext:value-type="float">
            <text:p>42431</text:p>
          </table:table-cell>
          <table:table-cell office:value-type="string" calcext:value-type="string">
            <text:p>BC</text:p>
          </table:table-cell>
          <table:table-cell table:formula="of:=IF(OR([.C790]=&quot;AC&quot;;[.C790]=&quot;BC&quot;);[.B790]-([.B790]*MOD([.A790];100)/100);[.B790])" office:value-type="float" office:value="37339.28" calcext:value-type="float">
            <text:p>37339</text:p>
          </table:table-cell>
          <table:table-cell table:formula="of:=[.E789]-[.D790]" office:value-type="float" office:value="-11985396.4" calcext:value-type="float">
            <text:p>-11985396,4</text:p>
          </table:table-cell>
          <table:table-cell table:number-columns-repeated="2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46709" calcext:value-type="float">
            <text:p>46709</text:p>
          </table:table-cell>
          <table:table-cell office:value-type="string" calcext:value-type="string">
            <text:p>BC</text:p>
          </table:table-cell>
          <table:table-cell table:formula="of:=IF(OR([.C791]=&quot;AC&quot;;[.C791]=&quot;BC&quot;);[.B791]-([.B791]*MOD([.A791];100)/100);[.B791])" office:value-type="float" office:value="37367.2" calcext:value-type="float">
            <text:p>37367</text:p>
          </table:table-cell>
          <table:table-cell table:formula="of:=[.E790]-[.D791]" office:value-type="float" office:value="-12022763.6" calcext:value-type="float">
            <text:p>-12022763,6</text:p>
          </table:table-cell>
          <table:table-cell table:number-columns-repeated="2"/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float" office:value="42283" calcext:value-type="float">
            <text:p>42283</text:p>
          </table:table-cell>
          <table:table-cell office:value-type="string" calcext:value-type="string">
            <text:p>AC</text:p>
          </table:table-cell>
          <table:table-cell table:formula="of:=IF(OR([.C792]=&quot;AC&quot;;[.C792]=&quot;BC&quot;);[.B792]-([.B792]*MOD([.A792];100)/100);[.B792])" office:value-type="float" office:value="37631.87" calcext:value-type="float">
            <text:p>37632</text:p>
          </table:table-cell>
          <table:table-cell table:formula="of:=[.E791]-[.D792]" office:value-type="float" office:value="-12060395.47" calcext:value-type="float">
            <text:p>-12060395,47</text:p>
          </table:table-cell>
          <table:table-cell table:number-columns-repeated="2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37740" calcext:value-type="float">
            <text:p>37740</text:p>
          </table:table-cell>
          <table:table-cell office:value-type="string" calcext:value-type="string">
            <text:p>B</text:p>
          </table:table-cell>
          <table:table-cell table:formula="of:=IF(OR([.C793]=&quot;AC&quot;;[.C793]=&quot;BC&quot;);[.B793]-([.B793]*MOD([.A793];100)/100);[.B793])" office:value-type="float" office:value="37740" calcext:value-type="float">
            <text:p>37740</text:p>
          </table:table-cell>
          <table:table-cell table:formula="of:=[.E792]-[.D793]" office:value-type="float" office:value="-12098135.47" calcext:value-type="float">
            <text:p>-12098135,47</text:p>
          </table:table-cell>
          <table:table-cell table:number-columns-repeated="2"/>
        </table:table-row>
        <table:table-row table:style-name="ro2">
          <table:table-cell office:value-type="float" office:value="2371" calcext:value-type="float">
            <text:p>2371</text:p>
          </table:table-cell>
          <table:table-cell office:value-type="float" office:value="37796" calcext:value-type="float">
            <text:p>37796</text:p>
          </table:table-cell>
          <table:table-cell office:value-type="string" calcext:value-type="string">
            <text:p>B</text:p>
          </table:table-cell>
          <table:table-cell table:formula="of:=IF(OR([.C794]=&quot;AC&quot;;[.C794]=&quot;BC&quot;);[.B794]-([.B794]*MOD([.A794];100)/100);[.B794])" office:value-type="float" office:value="37796" calcext:value-type="float">
            <text:p>37796</text:p>
          </table:table-cell>
          <table:table-cell table:formula="of:=[.E793]-[.D794]" office:value-type="float" office:value="-12135931.47" calcext:value-type="float">
            <text:p>-12135931,47</text:p>
          </table:table-cell>
          <table:table-cell table:number-columns-repeated="2"/>
        </table:table-row>
        <table:table-row table:style-name="ro2">
          <table:table-cell office:value-type="float" office:value="2378" calcext:value-type="float">
            <text:p>2378</text:p>
          </table:table-cell>
          <table:table-cell office:value-type="float" office:value="37946" calcext:value-type="float">
            <text:p>37946</text:p>
          </table:table-cell>
          <table:table-cell office:value-type="string" calcext:value-type="string">
            <text:p>B</text:p>
          </table:table-cell>
          <table:table-cell table:formula="of:=IF(OR([.C795]=&quot;AC&quot;;[.C795]=&quot;BC&quot;);[.B795]-([.B795]*MOD([.A795];100)/100);[.B795])" office:value-type="float" office:value="37946" calcext:value-type="float">
            <text:p>37946</text:p>
          </table:table-cell>
          <table:table-cell table:formula="of:=[.E794]-[.D795]" office:value-type="float" office:value="-12173877.47" calcext:value-type="float">
            <text:p>-12173877,47</text:p>
          </table:table-cell>
          <table:table-cell table:number-columns-repeated="2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37993" calcext:value-type="float">
            <text:p>37993</text:p>
          </table:table-cell>
          <table:table-cell office:value-type="string" calcext:value-type="string">
            <text:p>A</text:p>
          </table:table-cell>
          <table:table-cell table:formula="of:=IF(OR([.C796]=&quot;AC&quot;;[.C796]=&quot;BC&quot;);[.B796]-([.B796]*MOD([.A796];100)/100);[.B796])" office:value-type="float" office:value="37993" calcext:value-type="float">
            <text:p>37993</text:p>
          </table:table-cell>
          <table:table-cell table:formula="of:=[.E795]-[.D796]" office:value-type="float" office:value="-12211870.47" calcext:value-type="float">
            <text:p>-12211870,47</text:p>
          </table:table-cell>
          <table:table-cell table:number-columns-repeated="2"/>
        </table:table-row>
        <table:table-row table:style-name="ro2">
          <table:table-cell office:value-type="float" office:value="1099" calcext:value-type="float">
            <text:p>1099</text:p>
          </table:table-cell>
          <table:table-cell office:value-type="float" office:value="38008" calcext:value-type="float">
            <text:p>38008</text:p>
          </table:table-cell>
          <table:table-cell office:value-type="string" calcext:value-type="string">
            <text:p>B</text:p>
          </table:table-cell>
          <table:table-cell table:formula="of:=IF(OR([.C797]=&quot;AC&quot;;[.C797]=&quot;BC&quot;);[.B797]-([.B797]*MOD([.A797];100)/100);[.B797])" office:value-type="float" office:value="38008" calcext:value-type="float">
            <text:p>38008</text:p>
          </table:table-cell>
          <table:table-cell table:formula="of:=[.E796]-[.D797]" office:value-type="float" office:value="-12249878.47" calcext:value-type="float">
            <text:p>-12249878,47</text:p>
          </table:table-cell>
          <table:table-cell table:number-columns-repeated="2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38025" calcext:value-type="float">
            <text:p>38025</text:p>
          </table:table-cell>
          <table:table-cell office:value-type="string" calcext:value-type="string">
            <text:p>B</text:p>
          </table:table-cell>
          <table:table-cell table:formula="of:=IF(OR([.C798]=&quot;AC&quot;;[.C798]=&quot;BC&quot;);[.B798]-([.B798]*MOD([.A798];100)/100);[.B798])" office:value-type="float" office:value="38025" calcext:value-type="float">
            <text:p>38025</text:p>
          </table:table-cell>
          <table:table-cell table:formula="of:=[.E797]-[.D798]" office:value-type="float" office:value="-12287903.47" calcext:value-type="float">
            <text:p>-12287903,47</text:p>
          </table:table-cell>
          <table:table-cell table:number-columns-repeated="2"/>
        </table:table-row>
        <table:table-row table:style-name="ro2">
          <table:table-cell office:value-type="float" office:value="3312" calcext:value-type="float">
            <text:p>3312</text:p>
          </table:table-cell>
          <table:table-cell office:value-type="float" office:value="38066" calcext:value-type="float">
            <text:p>38066</text:p>
          </table:table-cell>
          <table:table-cell office:value-type="string" calcext:value-type="string">
            <text:p>B</text:p>
          </table:table-cell>
          <table:table-cell table:formula="of:=IF(OR([.C799]=&quot;AC&quot;;[.C799]=&quot;BC&quot;);[.B799]-([.B799]*MOD([.A799];100)/100);[.B799])" office:value-type="float" office:value="38066" calcext:value-type="float">
            <text:p>38066</text:p>
          </table:table-cell>
          <table:table-cell table:formula="of:=[.E798]-[.D799]" office:value-type="float" office:value="-12325969.47" calcext:value-type="float">
            <text:p>-12325969,47</text:p>
          </table:table-cell>
          <table:table-cell table:number-columns-repeated="2"/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A</text:p>
          </table:table-cell>
          <table:table-cell table:formula="of:=IF(OR([.C800]=&quot;AC&quot;;[.C800]=&quot;BC&quot;);[.B800]-([.B800]*MOD([.A800];100)/100);[.B800])" office:value-type="float" office:value="38228" calcext:value-type="float">
            <text:p>38228</text:p>
          </table:table-cell>
          <table:table-cell table:formula="of:=[.E799]-[.D800]" office:value-type="float" office:value="-12364197.47" calcext:value-type="float">
            <text:p>-12364197,47</text:p>
          </table:table-cell>
          <table:table-cell table:number-columns-repeated="2"/>
        </table:table-row>
        <table:table-row table:style-name="ro2">
          <table:table-cell office:value-type="float" office:value="3692" calcext:value-type="float">
            <text:p>3692</text:p>
          </table:table-cell>
          <table:table-cell office:value-type="float" office:value="38232" calcext:value-type="float">
            <text:p>38232</text:p>
          </table:table-cell>
          <table:table-cell office:value-type="string" calcext:value-type="string">
            <text:p>B</text:p>
          </table:table-cell>
          <table:table-cell table:formula="of:=IF(OR([.C801]=&quot;AC&quot;;[.C801]=&quot;BC&quot;);[.B801]-([.B801]*MOD([.A801];100)/100);[.B801])" office:value-type="float" office:value="38232" calcext:value-type="float">
            <text:p>38232</text:p>
          </table:table-cell>
          <table:table-cell table:formula="of:=[.E800]-[.D801]" office:value-type="float" office:value="-12402429.47" calcext:value-type="float">
            <text:p>-12402429,47</text:p>
          </table:table-cell>
          <table:table-cell table:number-columns-repeated="2"/>
        </table:table-row>
        <table:table-row table:style-name="ro2">
          <table:table-cell office:value-type="float" office:value="2202" calcext:value-type="float">
            <text:p>2202</text:p>
          </table:table-cell>
          <table:table-cell office:value-type="float" office:value="39069" calcext:value-type="float">
            <text:p>39069</text:p>
          </table:table-cell>
          <table:table-cell office:value-type="string" calcext:value-type="string">
            <text:p>BC</text:p>
          </table:table-cell>
          <table:table-cell table:formula="of:=IF(OR([.C802]=&quot;AC&quot;;[.C802]=&quot;BC&quot;);[.B802]-([.B802]*MOD([.A802];100)/100);[.B802])" office:value-type="float" office:value="38287.62" calcext:value-type="float">
            <text:p>38288</text:p>
          </table:table-cell>
          <table:table-cell table:formula="of:=[.E801]-[.D802]" office:value-type="float" office:value="-12440717.09" calcext:value-type="float">
            <text:p>-12440717,09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8294" calcext:value-type="float">
            <text:p>38294</text:p>
          </table:table-cell>
          <table:table-cell office:value-type="string" calcext:value-type="string">
            <text:p>B</text:p>
          </table:table-cell>
          <table:table-cell table:formula="of:=IF(OR([.C803]=&quot;AC&quot;;[.C803]=&quot;BC&quot;);[.B803]-([.B803]*MOD([.A803];100)/100);[.B803])" office:value-type="float" office:value="38294" calcext:value-type="float">
            <text:p>38294</text:p>
          </table:table-cell>
          <table:table-cell table:formula="of:=[.E802]-[.D803]" office:value-type="float" office:value="-12479011.09" calcext:value-type="float">
            <text:p>-12479011,09</text:p>
          </table:table-cell>
          <table:table-cell table:number-columns-repeated="2"/>
        </table:table-row>
        <table:table-row table:style-name="ro2">
          <table:table-cell office:value-type="float" office:value="3627" calcext:value-type="float">
            <text:p>3627</text:p>
          </table:table-cell>
          <table:table-cell office:value-type="float" office:value="38359" calcext:value-type="float">
            <text:p>38359</text:p>
          </table:table-cell>
          <table:table-cell office:value-type="string" calcext:value-type="string">
            <text:p>A</text:p>
          </table:table-cell>
          <table:table-cell table:formula="of:=IF(OR([.C804]=&quot;AC&quot;;[.C804]=&quot;BC&quot;);[.B804]-([.B804]*MOD([.A804];100)/100);[.B804])" office:value-type="float" office:value="38359" calcext:value-type="float">
            <text:p>38359</text:p>
          </table:table-cell>
          <table:table-cell table:formula="of:=[.E803]-[.D804]" office:value-type="float" office:value="-12517370.09" calcext:value-type="float">
            <text:p>-12517370,09</text:p>
          </table:table-cell>
          <table:table-cell table:number-columns-repeated="2"/>
        </table:table-row>
        <table:table-row table:style-name="ro2">
          <table:table-cell office:value-type="float" office:value="1188" calcext:value-type="float">
            <text:p>1188</text:p>
          </table:table-cell>
          <table:table-cell office:value-type="float" office:value="38378" calcext:value-type="float">
            <text:p>38378</text:p>
          </table:table-cell>
          <table:table-cell office:value-type="string" calcext:value-type="string">
            <text:p>B</text:p>
          </table:table-cell>
          <table:table-cell table:formula="of:=IF(OR([.C805]=&quot;AC&quot;;[.C805]=&quot;BC&quot;);[.B805]-([.B805]*MOD([.A805];100)/100);[.B805])" office:value-type="float" office:value="38378" calcext:value-type="float">
            <text:p>38378</text:p>
          </table:table-cell>
          <table:table-cell table:formula="of:=[.E804]-[.D805]" office:value-type="float" office:value="-12555748.09" calcext:value-type="float">
            <text:p>-12555748,09</text:p>
          </table:table-cell>
          <table:table-cell table:number-columns-repeated="2"/>
        </table:table-row>
        <table:table-row table:style-name="ro2">
          <table:table-cell office:value-type="float" office:value="1615" calcext:value-type="float">
            <text:p>1615</text:p>
          </table:table-cell>
          <table:table-cell office:value-type="float" office:value="38407" calcext:value-type="float">
            <text:p>38407</text:p>
          </table:table-cell>
          <table:table-cell office:value-type="string" calcext:value-type="string">
            <text:p>A</text:p>
          </table:table-cell>
          <table:table-cell table:formula="of:=IF(OR([.C806]=&quot;AC&quot;;[.C806]=&quot;BC&quot;);[.B806]-([.B806]*MOD([.A806];100)/100);[.B806])" office:value-type="float" office:value="38407" calcext:value-type="float">
            <text:p>38407</text:p>
          </table:table-cell>
          <table:table-cell table:formula="of:=[.E805]-[.D806]" office:value-type="float" office:value="-12594155.09" calcext:value-type="float">
            <text:p>-12594155,09</text:p>
          </table:table-cell>
          <table:table-cell table:number-columns-repeated="2"/>
        </table:table-row>
        <table:table-row table:style-name="ro2">
          <table:table-cell office:value-type="float" office:value="3318" calcext:value-type="float">
            <text:p>3318</text:p>
          </table:table-cell>
          <table:table-cell office:value-type="float" office:value="46855" calcext:value-type="float">
            <text:p>46855</text:p>
          </table:table-cell>
          <table:table-cell office:value-type="string" calcext:value-type="string">
            <text:p>AC</text:p>
          </table:table-cell>
          <table:table-cell table:formula="of:=IF(OR([.C807]=&quot;AC&quot;;[.C807]=&quot;BC&quot;);[.B807]-([.B807]*MOD([.A807];100)/100);[.B807])" office:value-type="float" office:value="38421.1" calcext:value-type="float">
            <text:p>38421</text:p>
          </table:table-cell>
          <table:table-cell table:formula="of:=[.E806]-[.D807]" office:value-type="float" office:value="-12632576.19" calcext:value-type="float">
            <text:p>-12632576,19</text:p>
          </table:table-cell>
          <table:table-cell table:number-columns-repeated="2"/>
        </table:table-row>
        <table:table-row table:style-name="ro2">
          <table:table-cell office:value-type="float" office:value="858" calcext:value-type="float">
            <text:p>858</text:p>
          </table:table-cell>
          <table:table-cell office:value-type="float" office:value="38437" calcext:value-type="float">
            <text:p>38437</text:p>
          </table:table-cell>
          <table:table-cell office:value-type="string" calcext:value-type="string">
            <text:p>A</text:p>
          </table:table-cell>
          <table:table-cell table:formula="of:=IF(OR([.C808]=&quot;AC&quot;;[.C808]=&quot;BC&quot;);[.B808]-([.B808]*MOD([.A808];100)/100);[.B808])" office:value-type="float" office:value="38437" calcext:value-type="float">
            <text:p>38437</text:p>
          </table:table-cell>
          <table:table-cell table:formula="of:=[.E807]-[.D808]" office:value-type="float" office:value="-12671013.19" calcext:value-type="float">
            <text:p>-12671013,19</text:p>
          </table:table-cell>
          <table:table-cell table:number-columns-repeated="2"/>
        </table:table-row>
        <table:table-row table:style-name="ro2">
          <table:table-cell office:value-type="float" office:value="1230" calcext:value-type="float">
            <text:p>1230</text:p>
          </table:table-cell>
          <table:table-cell office:value-type="float" office:value="38459" calcext:value-type="float">
            <text:p>38459</text:p>
          </table:table-cell>
          <table:table-cell office:value-type="string" calcext:value-type="string">
            <text:p>A</text:p>
          </table:table-cell>
          <table:table-cell table:formula="of:=IF(OR([.C809]=&quot;AC&quot;;[.C809]=&quot;BC&quot;);[.B809]-([.B809]*MOD([.A809];100)/100);[.B809])" office:value-type="float" office:value="38459" calcext:value-type="float">
            <text:p>38459</text:p>
          </table:table-cell>
          <table:table-cell table:formula="of:=[.E808]-[.D809]" office:value-type="float" office:value="-12709472.19" calcext:value-type="float">
            <text:p>-12709472,19</text:p>
          </table:table-cell>
          <table:table-cell table:number-columns-repeated="2"/>
        </table:table-row>
        <table:table-row table:style-name="ro2">
          <table:table-cell office:value-type="float" office:value="2405" calcext:value-type="float">
            <text:p>2405</text:p>
          </table:table-cell>
          <table:table-cell office:value-type="float" office:value="40529" calcext:value-type="float">
            <text:p>40529</text:p>
          </table:table-cell>
          <table:table-cell office:value-type="string" calcext:value-type="string">
            <text:p>BC</text:p>
          </table:table-cell>
          <table:table-cell table:formula="of:=IF(OR([.C810]=&quot;AC&quot;;[.C810]=&quot;BC&quot;);[.B810]-([.B810]*MOD([.A810];100)/100);[.B810])" office:value-type="float" office:value="38502.55" calcext:value-type="float">
            <text:p>38503</text:p>
          </table:table-cell>
          <table:table-cell table:formula="of:=[.E809]-[.D810]" office:value-type="float" office:value="-12747974.74" calcext:value-type="float">
            <text:p>-12747974,74</text:p>
          </table:table-cell>
          <table:table-cell table:number-columns-repeated="2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38564" calcext:value-type="float">
            <text:p>38564</text:p>
          </table:table-cell>
          <table:table-cell office:value-type="string" calcext:value-type="string">
            <text:p>A</text:p>
          </table:table-cell>
          <table:table-cell table:formula="of:=IF(OR([.C811]=&quot;AC&quot;;[.C811]=&quot;BC&quot;);[.B811]-([.B811]*MOD([.A811];100)/100);[.B811])" office:value-type="float" office:value="38564" calcext:value-type="float">
            <text:p>38564</text:p>
          </table:table-cell>
          <table:table-cell table:formula="of:=[.E810]-[.D811]" office:value-type="float" office:value="-12786538.74" calcext:value-type="float">
            <text:p>-12786538,74</text:p>
          </table:table-cell>
          <table:table-cell table:number-columns-repeated="2"/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float" office:value="38690" calcext:value-type="float">
            <text:p>38690</text:p>
          </table:table-cell>
          <table:table-cell office:value-type="string" calcext:value-type="string">
            <text:p>A</text:p>
          </table:table-cell>
          <table:table-cell table:formula="of:=IF(OR([.C812]=&quot;AC&quot;;[.C812]=&quot;BC&quot;);[.B812]-([.B812]*MOD([.A812];100)/100);[.B812])" office:value-type="float" office:value="38690" calcext:value-type="float">
            <text:p>38690</text:p>
          </table:table-cell>
          <table:table-cell table:formula="of:=[.E811]-[.D812]" office:value-type="float" office:value="-12825228.74" calcext:value-type="float">
            <text:p>-12825228,74</text:p>
          </table:table-cell>
          <table:table-cell table:number-columns-repeated="2"/>
        </table:table-row>
        <table:table-row table:style-name="ro2">
          <table:table-cell office:value-type="float" office:value="3701" calcext:value-type="float">
            <text:p>3701</text:p>
          </table:table-cell>
          <table:table-cell office:value-type="float" office:value="39147" calcext:value-type="float">
            <text:p>39147</text:p>
          </table:table-cell>
          <table:table-cell office:value-type="string" calcext:value-type="string">
            <text:p>BC</text:p>
          </table:table-cell>
          <table:table-cell table:formula="of:=IF(OR([.C813]=&quot;AC&quot;;[.C813]=&quot;BC&quot;);[.B813]-([.B813]*MOD([.A813];100)/100);[.B813])" office:value-type="float" office:value="38755.53" calcext:value-type="float">
            <text:p>38756</text:p>
          </table:table-cell>
          <table:table-cell table:formula="of:=[.E812]-[.D813]" office:value-type="float" office:value="-12863984.27" calcext:value-type="float">
            <text:p>-12863984,27</text:p>
          </table:table-cell>
          <table:table-cell table:number-columns-repeated="2"/>
        </table:table-row>
        <table:table-row table:style-name="ro2">
          <table:table-cell office:value-type="float" office:value="1704" calcext:value-type="float">
            <text:p>1704</text:p>
          </table:table-cell>
          <table:table-cell office:value-type="float" office:value="40373" calcext:value-type="float">
            <text:p>40373</text:p>
          </table:table-cell>
          <table:table-cell office:value-type="string" calcext:value-type="string">
            <text:p>AC</text:p>
          </table:table-cell>
          <table:table-cell table:formula="of:=IF(OR([.C814]=&quot;AC&quot;;[.C814]=&quot;BC&quot;);[.B814]-([.B814]*MOD([.A814];100)/100);[.B814])" office:value-type="float" office:value="38758.08" calcext:value-type="float">
            <text:p>38758</text:p>
          </table:table-cell>
          <table:table-cell table:formula="of:=[.E813]-[.D814]" office:value-type="float" office:value="-12902742.35" calcext:value-type="float">
            <text:p>-12902742,35</text:p>
          </table:table-cell>
          <table:table-cell table:number-columns-repeated="2"/>
        </table:table-row>
        <table:table-row table:style-name="ro2">
          <table:table-cell office:value-type="float" office:value="3425" calcext:value-type="float">
            <text:p>3425</text:p>
          </table:table-cell>
          <table:table-cell office:value-type="float" office:value="51755" calcext:value-type="float">
            <text:p>51755</text:p>
          </table:table-cell>
          <table:table-cell office:value-type="string" calcext:value-type="string">
            <text:p>BC</text:p>
          </table:table-cell>
          <table:table-cell table:formula="of:=IF(OR([.C815]=&quot;AC&quot;;[.C815]=&quot;BC&quot;);[.B815]-([.B815]*MOD([.A815];100)/100);[.B815])" office:value-type="float" office:value="38816.25" calcext:value-type="float">
            <text:p>38816</text:p>
          </table:table-cell>
          <table:table-cell table:formula="of:=[.E814]-[.D815]" office:value-type="float" office:value="-12941558.6" calcext:value-type="float">
            <text:p>-12941558,6</text:p>
          </table:table-cell>
          <table:table-cell table:number-columns-repeated="2"/>
        </table:table-row>
        <table:table-row table:style-name="ro2">
          <table:table-cell office:value-type="float" office:value="1728" calcext:value-type="float">
            <text:p>1728</text:p>
          </table:table-cell>
          <table:table-cell office:value-type="float" office:value="38878" calcext:value-type="float">
            <text:p>38878</text:p>
          </table:table-cell>
          <table:table-cell office:value-type="string" calcext:value-type="string">
            <text:p>A</text:p>
          </table:table-cell>
          <table:table-cell table:formula="of:=IF(OR([.C816]=&quot;AC&quot;;[.C816]=&quot;BC&quot;);[.B816]-([.B816]*MOD([.A816];100)/100);[.B816])" office:value-type="float" office:value="38878" calcext:value-type="float">
            <text:p>38878</text:p>
          </table:table-cell>
          <table:table-cell table:formula="of:=[.E815]-[.D816]" office:value-type="float" office:value="-12980436.6" calcext:value-type="float">
            <text:p>-12980436,6</text:p>
          </table:table-cell>
          <table:table-cell table:number-columns-repeated="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44222" calcext:value-type="float">
            <text:p>44222</text:p>
          </table:table-cell>
          <table:table-cell office:value-type="string" calcext:value-type="string">
            <text:p>BC</text:p>
          </table:table-cell>
          <table:table-cell table:formula="of:=IF(OR([.C817]=&quot;AC&quot;;[.C817]=&quot;BC&quot;);[.B817]-([.B817]*MOD([.A817];100)/100);[.B817])" office:value-type="float" office:value="38915.36" calcext:value-type="float">
            <text:p>38915</text:p>
          </table:table-cell>
          <table:table-cell table:formula="of:=[.E816]-[.D817]" office:value-type="float" office:value="-13019351.96" calcext:value-type="float">
            <text:p>-13019351,96</text:p>
          </table:table-cell>
          <table:table-cell table:number-columns-repeated="2"/>
        </table:table-row>
        <table:table-row table:style-name="ro2">
          <table:table-cell office:value-type="float" office:value="3710" calcext:value-type="float">
            <text:p>3710</text:p>
          </table:table-cell>
          <table:table-cell office:value-type="float" office:value="38921" calcext:value-type="float">
            <text:p>38921</text:p>
          </table:table-cell>
          <table:table-cell office:value-type="string" calcext:value-type="string">
            <text:p>B</text:p>
          </table:table-cell>
          <table:table-cell table:formula="of:=IF(OR([.C818]=&quot;AC&quot;;[.C818]=&quot;BC&quot;);[.B818]-([.B818]*MOD([.A818];100)/100);[.B818])" office:value-type="float" office:value="38921" calcext:value-type="float">
            <text:p>38921</text:p>
          </table:table-cell>
          <table:table-cell table:formula="of:=[.E817]-[.D818]" office:value-type="float" office:value="-13058272.96" calcext:value-type="float">
            <text:p>-13058272,96</text:p>
          </table:table-cell>
          <table:table-cell table:number-columns-repeated="2"/>
        </table:table-row>
        <table:table-row table:style-name="ro2">
          <table:table-cell office:value-type="float" office:value="3087" calcext:value-type="float">
            <text:p>3087</text:p>
          </table:table-cell>
          <table:table-cell office:value-type="float" office:value="38929" calcext:value-type="float">
            <text:p>38929</text:p>
          </table:table-cell>
          <table:table-cell office:value-type="string" calcext:value-type="string">
            <text:p>B</text:p>
          </table:table-cell>
          <table:table-cell table:formula="of:=IF(OR([.C819]=&quot;AC&quot;;[.C819]=&quot;BC&quot;);[.B819]-([.B819]*MOD([.A819];100)/100);[.B819])" office:value-type="float" office:value="38929" calcext:value-type="float">
            <text:p>38929</text:p>
          </table:table-cell>
          <table:table-cell table:formula="of:=[.E818]-[.D819]" office:value-type="float" office:value="-13097201.96" calcext:value-type="float">
            <text:p>-13097201,96</text:p>
          </table:table-cell>
          <table:table-cell table:number-columns-repeated="2"/>
        </table:table-row>
        <table:table-row table:style-name="ro2">
          <table:table-cell office:value-type="float" office:value="3312" calcext:value-type="float">
            <text:p>3312</text:p>
          </table:table-cell>
          <table:table-cell office:value-type="float" office:value="39178" calcext:value-type="float">
            <text:p>39178</text:p>
          </table:table-cell>
          <table:table-cell office:value-type="string" calcext:value-type="string">
            <text:p>B</text:p>
          </table:table-cell>
          <table:table-cell table:formula="of:=IF(OR([.C820]=&quot;AC&quot;;[.C820]=&quot;BC&quot;);[.B820]-([.B820]*MOD([.A820];100)/100);[.B820])" office:value-type="float" office:value="39178" calcext:value-type="float">
            <text:p>39178</text:p>
          </table:table-cell>
          <table:table-cell table:formula="of:=[.E819]-[.D820]" office:value-type="float" office:value="-13136379.96" calcext:value-type="float">
            <text:p>-13136379,96</text:p>
          </table:table-cell>
          <table:table-cell table:number-columns-repeated="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9203" calcext:value-type="float">
            <text:p>39203</text:p>
          </table:table-cell>
          <table:table-cell office:value-type="string" calcext:value-type="string">
            <text:p>BC</text:p>
          </table:table-cell>
          <table:table-cell table:formula="of:=IF(OR([.C821]=&quot;AC&quot;;[.C821]=&quot;BC&quot;);[.B821]-([.B821]*MOD([.A821];100)/100);[.B821])" office:value-type="float" office:value="39203" calcext:value-type="float">
            <text:p>39203</text:p>
          </table:table-cell>
          <table:table-cell table:formula="of:=[.E820]-[.D821]" office:value-type="float" office:value="-13175582.96" calcext:value-type="float">
            <text:p>-13175582,96</text:p>
          </table:table-cell>
          <table:table-cell table:number-columns-repeated="2"/>
        </table:table-row>
        <table:table-row table:style-name="ro2">
          <table:table-cell office:value-type="float" office:value="1762" calcext:value-type="float">
            <text:p>1762</text:p>
          </table:table-cell>
          <table:table-cell office:value-type="float" office:value="39228" calcext:value-type="float">
            <text:p>39228</text:p>
          </table:table-cell>
          <table:table-cell office:value-type="string" calcext:value-type="string">
            <text:p>A</text:p>
          </table:table-cell>
          <table:table-cell table:formula="of:=IF(OR([.C822]=&quot;AC&quot;;[.C822]=&quot;BC&quot;);[.B822]-([.B822]*MOD([.A822];100)/100);[.B822])" office:value-type="float" office:value="39228" calcext:value-type="float">
            <text:p>39228</text:p>
          </table:table-cell>
          <table:table-cell table:formula="of:=[.E821]-[.D822]" office:value-type="float" office:value="-13214810.96" calcext:value-type="float">
            <text:p>-13214810,96</text:p>
          </table:table-cell>
          <table:table-cell table:number-columns-repeated="2"/>
        </table:table-row>
        <table:table-row table:style-name="ro2">
          <table:table-cell office:value-type="float" office:value="1797" calcext:value-type="float">
            <text:p>1797</text:p>
          </table:table-cell>
          <table:table-cell office:value-type="float" office:value="39382" calcext:value-type="float">
            <text:p>39382</text:p>
          </table:table-cell>
          <table:table-cell office:value-type="string" calcext:value-type="string">
            <text:p>A</text:p>
          </table:table-cell>
          <table:table-cell table:formula="of:=IF(OR([.C823]=&quot;AC&quot;;[.C823]=&quot;BC&quot;);[.B823]-([.B823]*MOD([.A823];100)/100);[.B823])" office:value-type="float" office:value="39382" calcext:value-type="float">
            <text:p>39382</text:p>
          </table:table-cell>
          <table:table-cell table:formula="of:=[.E822]-[.D823]" office:value-type="float" office:value="-13254192.96" calcext:value-type="float">
            <text:p>-13254192,96</text:p>
          </table:table-cell>
          <table:table-cell table:number-columns-repeated="2"/>
        </table:table-row>
        <table:table-row table:style-name="ro2">
          <table:table-cell office:value-type="float" office:value="2093" calcext:value-type="float">
            <text:p>2093</text:p>
          </table:table-cell>
          <table:table-cell office:value-type="float" office:value="39412" calcext:value-type="float">
            <text:p>39412</text:p>
          </table:table-cell>
          <table:table-cell office:value-type="string" calcext:value-type="string">
            <text:p>B</text:p>
          </table:table-cell>
          <table:table-cell table:formula="of:=IF(OR([.C824]=&quot;AC&quot;;[.C824]=&quot;BC&quot;);[.B824]-([.B824]*MOD([.A824];100)/100);[.B824])" office:value-type="float" office:value="39412" calcext:value-type="float">
            <text:p>39412</text:p>
          </table:table-cell>
          <table:table-cell table:formula="of:=[.E823]-[.D824]" office:value-type="float" office:value="-13293604.96" calcext:value-type="float">
            <text:p>-13293604,96</text:p>
          </table:table-cell>
          <table:table-cell table:number-columns-repeated="2"/>
        </table:table-row>
        <table:table-row table:style-name="ro2">
          <table:table-cell office:value-type="float" office:value="2273" calcext:value-type="float">
            <text:p>2273</text:p>
          </table:table-cell>
          <table:table-cell office:value-type="float" office:value="39443" calcext:value-type="float">
            <text:p>39443</text:p>
          </table:table-cell>
          <table:table-cell office:value-type="string" calcext:value-type="string">
            <text:p>B</text:p>
          </table:table-cell>
          <table:table-cell table:formula="of:=IF(OR([.C825]=&quot;AC&quot;;[.C825]=&quot;BC&quot;);[.B825]-([.B825]*MOD([.A825];100)/100);[.B825])" office:value-type="float" office:value="39443" calcext:value-type="float">
            <text:p>39443</text:p>
          </table:table-cell>
          <table:table-cell table:formula="of:=[.E824]-[.D825]" office:value-type="float" office:value="-13333047.96" calcext:value-type="float">
            <text:p>-13333047,96</text:p>
          </table:table-cell>
          <table:table-cell table:number-columns-repeated="2"/>
        </table:table-row>
        <table:table-row table:style-name="ro2">
          <table:table-cell office:value-type="float" office:value="3104" calcext:value-type="float">
            <text:p>3104</text:p>
          </table:table-cell>
          <table:table-cell office:value-type="float" office:value="41170" calcext:value-type="float">
            <text:p>41170</text:p>
          </table:table-cell>
          <table:table-cell office:value-type="string" calcext:value-type="string">
            <text:p>AC</text:p>
          </table:table-cell>
          <table:table-cell table:formula="of:=IF(OR([.C826]=&quot;AC&quot;;[.C826]=&quot;BC&quot;);[.B826]-([.B826]*MOD([.A826];100)/100);[.B826])" office:value-type="float" office:value="39523.2" calcext:value-type="float">
            <text:p>39523</text:p>
          </table:table-cell>
          <table:table-cell table:formula="of:=[.E825]-[.D826]" office:value-type="float" office:value="-13372571.16" calcext:value-type="float">
            <text:p>-13372571,16</text:p>
          </table:table-cell>
          <table:table-cell table:number-columns-repeated="2"/>
        </table:table-row>
        <table:table-row table:style-name="ro2">
          <table:table-cell office:value-type="float" office:value="617" calcext:value-type="float">
            <text:p>617</text:p>
          </table:table-cell>
          <table:table-cell office:value-type="float" office:value="39609" calcext:value-type="float">
            <text:p>39609</text:p>
          </table:table-cell>
          <table:table-cell office:value-type="string" calcext:value-type="string">
            <text:p>B</text:p>
          </table:table-cell>
          <table:table-cell table:formula="of:=IF(OR([.C827]=&quot;AC&quot;;[.C827]=&quot;BC&quot;);[.B827]-([.B827]*MOD([.A827];100)/100);[.B827])" office:value-type="float" office:value="39609" calcext:value-type="float">
            <text:p>39609</text:p>
          </table:table-cell>
          <table:table-cell table:formula="of:=[.E826]-[.D827]" office:value-type="float" office:value="-13412180.16" calcext:value-type="float">
            <text:p>-13412180,16</text:p>
          </table:table-cell>
          <table:table-cell table:number-columns-repeated="2"/>
        </table:table-row>
        <table:table-row table:style-name="ro2">
          <table:table-cell office:value-type="float" office:value="1769" calcext:value-type="float">
            <text:p>1769</text:p>
          </table:table-cell>
          <table:table-cell office:value-type="float" office:value="39631" calcext:value-type="float">
            <text:p>39631</text:p>
          </table:table-cell>
          <table:table-cell office:value-type="string" calcext:value-type="string">
            <text:p>A</text:p>
          </table:table-cell>
          <table:table-cell table:formula="of:=IF(OR([.C828]=&quot;AC&quot;;[.C828]=&quot;BC&quot;);[.B828]-([.B828]*MOD([.A828];100)/100);[.B828])" office:value-type="float" office:value="39631" calcext:value-type="float">
            <text:p>39631</text:p>
          </table:table-cell>
          <table:table-cell table:formula="of:=[.E827]-[.D828]" office:value-type="float" office:value="-13451811.16" calcext:value-type="float">
            <text:p>-13451811,16</text:p>
          </table:table-cell>
          <table:table-cell table:number-columns-repeated="2"/>
        </table:table-row>
        <table:table-row table:style-name="ro2">
          <table:table-cell office:value-type="float" office:value="2800" calcext:value-type="float">
            <text:p>2800</text:p>
          </table:table-cell>
          <table:table-cell office:value-type="float" office:value="39712" calcext:value-type="float">
            <text:p>39712</text:p>
          </table:table-cell>
          <table:table-cell office:value-type="string" calcext:value-type="string">
            <text:p>AC</text:p>
          </table:table-cell>
          <table:table-cell table:formula="of:=IF(OR([.C829]=&quot;AC&quot;;[.C829]=&quot;BC&quot;);[.B829]-([.B829]*MOD([.A829];100)/100);[.B829])" office:value-type="float" office:value="39712" calcext:value-type="float">
            <text:p>39712</text:p>
          </table:table-cell>
          <table:table-cell table:formula="of:=[.E828]-[.D829]" office:value-type="float" office:value="-13491523.16" calcext:value-type="float">
            <text:p>-13491523,16</text:p>
          </table:table-cell>
          <table:table-cell table:number-columns-repeated="2"/>
        </table:table-row>
        <table:table-row table:style-name="ro2">
          <table:table-cell office:value-type="float" office:value="1490" calcext:value-type="float">
            <text:p>1490</text:p>
          </table:table-cell>
          <table:table-cell office:value-type="float" office:value="39765" calcext:value-type="float">
            <text:p>39765</text:p>
          </table:table-cell>
          <table:table-cell office:value-type="string" calcext:value-type="string">
            <text:p>B</text:p>
          </table:table-cell>
          <table:table-cell table:formula="of:=IF(OR([.C830]=&quot;AC&quot;;[.C830]=&quot;BC&quot;);[.B830]-([.B830]*MOD([.A830];100)/100);[.B830])" office:value-type="float" office:value="39765" calcext:value-type="float">
            <text:p>39765</text:p>
          </table:table-cell>
          <table:table-cell table:formula="of:=[.E829]-[.D830]" office:value-type="float" office:value="-13531288.16" calcext:value-type="float">
            <text:p>-13531288,16</text:p>
          </table:table-cell>
          <table:table-cell table:number-columns-repeated="2"/>
        </table:table-row>
        <table:table-row table:style-name="ro2">
          <table:table-cell office:value-type="float" office:value="1901" calcext:value-type="float">
            <text:p>1901</text:p>
          </table:table-cell>
          <table:table-cell office:value-type="float" office:value="39822" calcext:value-type="float">
            <text:p>39822</text:p>
          </table:table-cell>
          <table:table-cell office:value-type="string" calcext:value-type="string">
            <text:p>A</text:p>
          </table:table-cell>
          <table:table-cell table:formula="of:=IF(OR([.C831]=&quot;AC&quot;;[.C831]=&quot;BC&quot;);[.B831]-([.B831]*MOD([.A831];100)/100);[.B831])" office:value-type="float" office:value="39822" calcext:value-type="float">
            <text:p>39822</text:p>
          </table:table-cell>
          <table:table-cell table:formula="of:=[.E830]-[.D831]" office:value-type="float" office:value="-13571110.16" calcext:value-type="float">
            <text:p>-13571110,16</text:p>
          </table:table-cell>
          <table:table-cell table:number-columns-repeated="2"/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float" office:value="39966" calcext:value-type="float">
            <text:p>39966</text:p>
          </table:table-cell>
          <table:table-cell office:value-type="string" calcext:value-type="string">
            <text:p>A</text:p>
          </table:table-cell>
          <table:table-cell table:formula="of:=IF(OR([.C832]=&quot;AC&quot;;[.C832]=&quot;BC&quot;);[.B832]-([.B832]*MOD([.A832];100)/100);[.B832])" office:value-type="float" office:value="39966" calcext:value-type="float">
            <text:p>39966</text:p>
          </table:table-cell>
          <table:table-cell table:formula="of:=[.E831]-[.D832]" office:value-type="float" office:value="-13611076.16" calcext:value-type="float">
            <text:p>-13611076,16</text:p>
          </table:table-cell>
          <table:table-cell table:number-columns-repeated="2"/>
        </table:table-row>
        <table:table-row table:style-name="ro2">
          <table:table-cell office:value-type="float" office:value="1151" calcext:value-type="float">
            <text:p>1151</text:p>
          </table:table-cell>
          <table:table-cell office:value-type="float" office:value="40072" calcext:value-type="float">
            <text:p>40072</text:p>
          </table:table-cell>
          <table:table-cell office:value-type="string" calcext:value-type="string">
            <text:p>B</text:p>
          </table:table-cell>
          <table:table-cell table:formula="of:=IF(OR([.C833]=&quot;AC&quot;;[.C833]=&quot;BC&quot;);[.B833]-([.B833]*MOD([.A833];100)/100);[.B833])" office:value-type="float" office:value="40072" calcext:value-type="float">
            <text:p>40072</text:p>
          </table:table-cell>
          <table:table-cell table:formula="of:=[.E832]-[.D833]" office:value-type="float" office:value="-13651148.16" calcext:value-type="float">
            <text:p>-13651148,16</text:p>
          </table:table-cell>
          <table:table-cell table:number-columns-repeated="2"/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float" office:value="46074" calcext:value-type="float">
            <text:p>46074</text:p>
          </table:table-cell>
          <table:table-cell office:value-type="string" calcext:value-type="string">
            <text:p>BC</text:p>
          </table:table-cell>
          <table:table-cell table:formula="of:=IF(OR([.C834]=&quot;AC&quot;;[.C834]=&quot;BC&quot;);[.B834]-([.B834]*MOD([.A834];100)/100);[.B834])" office:value-type="float" office:value="40084.38" calcext:value-type="float">
            <text:p>40084</text:p>
          </table:table-cell>
          <table:table-cell table:formula="of:=[.E833]-[.D834]" office:value-type="float" office:value="-13691232.54" calcext:value-type="float">
            <text:p>-13691232,54</text:p>
          </table:table-cell>
          <table:table-cell table:number-columns-repeated="2"/>
        </table:table-row>
        <table:table-row table:style-name="ro2">
          <table:table-cell office:value-type="float" office:value="2851" calcext:value-type="float">
            <text:p>2851</text:p>
          </table:table-cell>
          <table:table-cell office:value-type="float" office:value="40091" calcext:value-type="float">
            <text:p>40091</text:p>
          </table:table-cell>
          <table:table-cell office:value-type="string" calcext:value-type="string">
            <text:p>A</text:p>
          </table:table-cell>
          <table:table-cell table:formula="of:=IF(OR([.C835]=&quot;AC&quot;;[.C835]=&quot;BC&quot;);[.B835]-([.B835]*MOD([.A835];100)/100);[.B835])" office:value-type="float" office:value="40091" calcext:value-type="float">
            <text:p>40091</text:p>
          </table:table-cell>
          <table:table-cell table:formula="of:=[.E834]-[.D835]" office:value-type="float" office:value="-13731323.54" calcext:value-type="float">
            <text:p>-13731323,54</text:p>
          </table:table-cell>
          <table:table-cell table:number-columns-repeated="2"/>
        </table:table-row>
        <table:table-row table:style-name="ro2">
          <table:table-cell office:value-type="float" office:value="2723" calcext:value-type="float">
            <text:p>2723</text:p>
          </table:table-cell>
          <table:table-cell office:value-type="float" office:value="52114" calcext:value-type="float">
            <text:p>52114</text:p>
          </table:table-cell>
          <table:table-cell office:value-type="string" calcext:value-type="string">
            <text:p>BC</text:p>
          </table:table-cell>
          <table:table-cell table:formula="of:=IF(OR([.C836]=&quot;AC&quot;;[.C836]=&quot;BC&quot;);[.B836]-([.B836]*MOD([.A836];100)/100);[.B836])" office:value-type="float" office:value="40127.78" calcext:value-type="float">
            <text:p>40128</text:p>
          </table:table-cell>
          <table:table-cell table:formula="of:=[.E835]-[.D836]" office:value-type="float" office:value="-13771451.32" calcext:value-type="float">
            <text:p>-13771451,32</text:p>
          </table:table-cell>
          <table:table-cell table:number-columns-repeated="2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float" office:value="40145" calcext:value-type="float">
            <text:p>40145</text:p>
          </table:table-cell>
          <table:table-cell office:value-type="string" calcext:value-type="string">
            <text:p>A</text:p>
          </table:table-cell>
          <table:table-cell table:formula="of:=IF(OR([.C837]=&quot;AC&quot;;[.C837]=&quot;BC&quot;);[.B837]-([.B837]*MOD([.A837];100)/100);[.B837])" office:value-type="float" office:value="40145" calcext:value-type="float">
            <text:p>40145</text:p>
          </table:table-cell>
          <table:table-cell table:formula="of:=[.E836]-[.D837]" office:value-type="float" office:value="-13811596.32" calcext:value-type="float">
            <text:p>-13811596,32</text:p>
          </table:table-cell>
          <table:table-cell table:number-columns-repeated="2"/>
        </table:table-row>
        <table:table-row table:style-name="ro2">
          <table:table-cell office:value-type="float" office:value="2701" calcext:value-type="float">
            <text:p>2701</text:p>
          </table:table-cell>
          <table:table-cell office:value-type="float" office:value="40153" calcext:value-type="float">
            <text:p>40153</text:p>
          </table:table-cell>
          <table:table-cell office:value-type="string" calcext:value-type="string">
            <text:p>B</text:p>
          </table:table-cell>
          <table:table-cell table:formula="of:=IF(OR([.C838]=&quot;AC&quot;;[.C838]=&quot;BC&quot;);[.B838]-([.B838]*MOD([.A838];100)/100);[.B838])" office:value-type="float" office:value="40153" calcext:value-type="float">
            <text:p>40153</text:p>
          </table:table-cell>
          <table:table-cell table:formula="of:=[.E837]-[.D838]" office:value-type="float" office:value="-13851749.32" calcext:value-type="float">
            <text:p>-13851749,32</text:p>
          </table:table-cell>
          <table:table-cell table:number-columns-repeated="2"/>
        </table:table-row>
        <table:table-row table:style-name="ro2">
          <table:table-cell office:value-type="float" office:value="1307" calcext:value-type="float">
            <text:p>1307</text:p>
          </table:table-cell>
          <table:table-cell office:value-type="float" office:value="43212" calcext:value-type="float">
            <text:p>43212</text:p>
          </table:table-cell>
          <table:table-cell office:value-type="string" calcext:value-type="string">
            <text:p>BC</text:p>
          </table:table-cell>
          <table:table-cell table:formula="of:=IF(OR([.C839]=&quot;AC&quot;;[.C839]=&quot;BC&quot;);[.B839]-([.B839]*MOD([.A839];100)/100);[.B839])" office:value-type="float" office:value="40187.16" calcext:value-type="float">
            <text:p>40187</text:p>
          </table:table-cell>
          <table:table-cell table:formula="of:=[.E838]-[.D839]" office:value-type="float" office:value="-13891936.48" calcext:value-type="float">
            <text:p>-13891936,48</text:p>
          </table:table-cell>
          <table:table-cell table:number-columns-repeated="2"/>
        </table:table-row>
        <table:table-row table:style-name="ro2">
          <table:table-cell office:value-type="float" office:value="3140" calcext:value-type="float">
            <text:p>3140</text:p>
          </table:table-cell>
          <table:table-cell office:value-type="float" office:value="40341" calcext:value-type="float">
            <text:p>40341</text:p>
          </table:table-cell>
          <table:table-cell office:value-type="string" calcext:value-type="string">
            <text:p>A</text:p>
          </table:table-cell>
          <table:table-cell table:formula="of:=IF(OR([.C840]=&quot;AC&quot;;[.C840]=&quot;BC&quot;);[.B840]-([.B840]*MOD([.A840];100)/100);[.B840])" office:value-type="float" office:value="40341" calcext:value-type="float">
            <text:p>40341</text:p>
          </table:table-cell>
          <table:table-cell table:formula="of:=[.E839]-[.D840]" office:value-type="float" office:value="-13932277.48" calcext:value-type="float">
            <text:p>-13932277,48</text:p>
          </table:table-cell>
          <table:table-cell table:number-columns-repeated="2"/>
        </table:table-row>
        <table:table-row table:style-name="ro2">
          <table:table-cell office:value-type="float" office:value="1911" calcext:value-type="float">
            <text:p>1911</text:p>
          </table:table-cell>
          <table:table-cell office:value-type="float" office:value="40372" calcext:value-type="float">
            <text:p>40372</text:p>
          </table:table-cell>
          <table:table-cell office:value-type="string" calcext:value-type="string">
            <text:p>B</text:p>
          </table:table-cell>
          <table:table-cell table:formula="of:=IF(OR([.C841]=&quot;AC&quot;;[.C841]=&quot;BC&quot;);[.B841]-([.B841]*MOD([.A841];100)/100);[.B841])" office:value-type="float" office:value="40372" calcext:value-type="float">
            <text:p>40372</text:p>
          </table:table-cell>
          <table:table-cell table:formula="of:=[.E840]-[.D841]" office:value-type="float" office:value="-13972649.48" calcext:value-type="float">
            <text:p>-13972649,48</text:p>
          </table:table-cell>
          <table:table-cell table:number-columns-repeated="2"/>
        </table:table-row>
        <table:table-row table:style-name="ro2">
          <table:table-cell office:value-type="float" office:value="3120" calcext:value-type="float">
            <text:p>3120</text:p>
          </table:table-cell>
          <table:table-cell office:value-type="float" office:value="50508" calcext:value-type="float">
            <text:p>50508</text:p>
          </table:table-cell>
          <table:table-cell office:value-type="string" calcext:value-type="string">
            <text:p>BC</text:p>
          </table:table-cell>
          <table:table-cell table:formula="of:=IF(OR([.C842]=&quot;AC&quot;;[.C842]=&quot;BC&quot;);[.B842]-([.B842]*MOD([.A842];100)/100);[.B842])" office:value-type="float" office:value="40406.4" calcext:value-type="float">
            <text:p>40406</text:p>
          </table:table-cell>
          <table:table-cell table:formula="of:=[.E841]-[.D842]" office:value-type="float" office:value="-14013055.88" calcext:value-type="float">
            <text:p>-14013055,88</text:p>
          </table:table-cell>
          <table:table-cell table:number-columns-repeated="2"/>
        </table:table-row>
        <table:table-row table:style-name="ro2">
          <table:table-cell office:value-type="float" office:value="1073" calcext:value-type="float">
            <text:p>1073</text:p>
          </table:table-cell>
          <table:table-cell office:value-type="float" office:value="40604" calcext:value-type="float">
            <text:p>40604</text:p>
          </table:table-cell>
          <table:table-cell office:value-type="string" calcext:value-type="string">
            <text:p>B</text:p>
          </table:table-cell>
          <table:table-cell table:formula="of:=IF(OR([.C843]=&quot;AC&quot;;[.C843]=&quot;BC&quot;);[.B843]-([.B843]*MOD([.A843];100)/100);[.B843])" office:value-type="float" office:value="40604" calcext:value-type="float">
            <text:p>40604</text:p>
          </table:table-cell>
          <table:table-cell table:formula="of:=[.E842]-[.D843]" office:value-type="float" office:value="-14053659.88" calcext:value-type="float">
            <text:p>-14053659,88</text:p>
          </table:table-cell>
          <table:table-cell table:number-columns-repeated="2"/>
        </table:table-row>
        <table:table-row table:style-name="ro2">
          <table:table-cell office:value-type="float" office:value="3725" calcext:value-type="float">
            <text:p>3725</text:p>
          </table:table-cell>
          <table:table-cell office:value-type="float" office:value="40645" calcext:value-type="float">
            <text:p>40645</text:p>
          </table:table-cell>
          <table:table-cell office:value-type="string" calcext:value-type="string">
            <text:p>B</text:p>
          </table:table-cell>
          <table:table-cell table:formula="of:=IF(OR([.C844]=&quot;AC&quot;;[.C844]=&quot;BC&quot;);[.B844]-([.B844]*MOD([.A844];100)/100);[.B844])" office:value-type="float" office:value="40645" calcext:value-type="float">
            <text:p>40645</text:p>
          </table:table-cell>
          <table:table-cell table:formula="of:=[.E843]-[.D844]" office:value-type="float" office:value="-14094304.88" calcext:value-type="float">
            <text:p>-14094304,88</text:p>
          </table:table-cell>
          <table:table-cell table:number-columns-repeated="2"/>
        </table:table-row>
        <table:table-row table:style-name="ro2">
          <table:table-cell office:value-type="float" office:value="1510" calcext:value-type="float">
            <text:p>1510</text:p>
          </table:table-cell>
          <table:table-cell office:value-type="float" office:value="45183" calcext:value-type="float">
            <text:p>45183</text:p>
          </table:table-cell>
          <table:table-cell office:value-type="string" calcext:value-type="string">
            <text:p>BC</text:p>
          </table:table-cell>
          <table:table-cell table:formula="of:=IF(OR([.C845]=&quot;AC&quot;;[.C845]=&quot;BC&quot;);[.B845]-([.B845]*MOD([.A845];100)/100);[.B845])" office:value-type="float" office:value="40664.7" calcext:value-type="float">
            <text:p>40665</text:p>
          </table:table-cell>
          <table:table-cell table:formula="of:=[.E844]-[.D845]" office:value-type="float" office:value="-14134969.58" calcext:value-type="float">
            <text:p>-14134969,58</text:p>
          </table:table-cell>
          <table:table-cell table:number-columns-repeated="2"/>
        </table:table-row>
        <table:table-row table:style-name="ro2">
          <table:table-cell office:value-type="float" office:value="3547" calcext:value-type="float">
            <text:p>3547</text:p>
          </table:table-cell>
          <table:table-cell office:value-type="float" office:value="40683" calcext:value-type="float">
            <text:p>40683</text:p>
          </table:table-cell>
          <table:table-cell office:value-type="string" calcext:value-type="string">
            <text:p>A</text:p>
          </table:table-cell>
          <table:table-cell table:formula="of:=IF(OR([.C846]=&quot;AC&quot;;[.C846]=&quot;BC&quot;);[.B846]-([.B846]*MOD([.A846];100)/100);[.B846])" office:value-type="float" office:value="40683" calcext:value-type="float">
            <text:p>40683</text:p>
          </table:table-cell>
          <table:table-cell table:formula="of:=[.E845]-[.D846]" office:value-type="float" office:value="-14175652.58" calcext:value-type="float">
            <text:p>-14175652,58</text:p>
          </table:table-cell>
          <table:table-cell table:number-columns-repeated="2"/>
        </table:table-row>
        <table:table-row table:style-name="ro2">
          <table:table-cell office:value-type="float" office:value="1525" calcext:value-type="float">
            <text:p>1525</text:p>
          </table:table-cell>
          <table:table-cell office:value-type="float" office:value="54265" calcext:value-type="float">
            <text:p>54265</text:p>
          </table:table-cell>
          <table:table-cell office:value-type="string" calcext:value-type="string">
            <text:p>AC</text:p>
          </table:table-cell>
          <table:table-cell table:formula="of:=IF(OR([.C847]=&quot;AC&quot;;[.C847]=&quot;BC&quot;);[.B847]-([.B847]*MOD([.A847];100)/100);[.B847])" office:value-type="float" office:value="40698.75" calcext:value-type="float">
            <text:p>40699</text:p>
          </table:table-cell>
          <table:table-cell table:formula="of:=[.E846]-[.D847]" office:value-type="float" office:value="-14216351.33" calcext:value-type="float">
            <text:p>-14216351,33</text:p>
          </table:table-cell>
          <table:table-cell table:number-columns-repeated="2"/>
        </table:table-row>
        <table:table-row table:style-name="ro2">
          <table:table-cell office:value-type="float" office:value="3005" calcext:value-type="float">
            <text:p>3005</text:p>
          </table:table-cell>
          <table:table-cell office:value-type="float" office:value="42971" calcext:value-type="float">
            <text:p>42971</text:p>
          </table:table-cell>
          <table:table-cell office:value-type="string" calcext:value-type="string">
            <text:p>BC</text:p>
          </table:table-cell>
          <table:table-cell table:formula="of:=IF(OR([.C848]=&quot;AC&quot;;[.C848]=&quot;BC&quot;);[.B848]-([.B848]*MOD([.A848];100)/100);[.B848])" office:value-type="float" office:value="40822.45" calcext:value-type="float">
            <text:p>40822</text:p>
          </table:table-cell>
          <table:table-cell table:formula="of:=[.E847]-[.D848]" office:value-type="float" office:value="-14257173.78" calcext:value-type="float">
            <text:p>-14257173,78</text:p>
          </table:table-cell>
          <table:table-cell table:number-columns-repeated="2"/>
        </table:table-row>
        <table:table-row table:style-name="ro2">
          <table:table-cell office:value-type="float" office:value="1306" calcext:value-type="float">
            <text:p>1306</text:p>
          </table:table-cell>
          <table:table-cell office:value-type="float" office:value="40926" calcext:value-type="float">
            <text:p>40926</text:p>
          </table:table-cell>
          <table:table-cell office:value-type="string" calcext:value-type="string">
            <text:p>A</text:p>
          </table:table-cell>
          <table:table-cell table:formula="of:=IF(OR([.C849]=&quot;AC&quot;;[.C849]=&quot;BC&quot;);[.B849]-([.B849]*MOD([.A849];100)/100);[.B849])" office:value-type="float" office:value="40926" calcext:value-type="float">
            <text:p>40926</text:p>
          </table:table-cell>
          <table:table-cell table:formula="of:=[.E848]-[.D849]" office:value-type="float" office:value="-14298099.78" calcext:value-type="float">
            <text:p>-14298099,78</text:p>
          </table:table-cell>
          <table:table-cell table:number-columns-repeated="2"/>
        </table:table-row>
        <table:table-row table:style-name="ro2">
          <table:table-cell office:value-type="float" office:value="1822" calcext:value-type="float">
            <text:p>1822</text:p>
          </table:table-cell>
          <table:table-cell office:value-type="float" office:value="52493" calcext:value-type="float">
            <text:p>52493</text:p>
          </table:table-cell>
          <table:table-cell office:value-type="string" calcext:value-type="string">
            <text:p>AC</text:p>
          </table:table-cell>
          <table:table-cell table:formula="of:=IF(OR([.C850]=&quot;AC&quot;;[.C850]=&quot;BC&quot;);[.B850]-([.B850]*MOD([.A850];100)/100);[.B850])" office:value-type="float" office:value="40944.54" calcext:value-type="float">
            <text:p>40945</text:p>
          </table:table-cell>
          <table:table-cell table:formula="of:=[.E849]-[.D850]" office:value-type="float" office:value="-14339044.32" calcext:value-type="float">
            <text:p>-14339044,32</text:p>
          </table:table-cell>
          <table:table-cell table:number-columns-repeated="2"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float" office:value="40977" calcext:value-type="float">
            <text:p>40977</text:p>
          </table:table-cell>
          <table:table-cell office:value-type="string" calcext:value-type="string">
            <text:p>A</text:p>
          </table:table-cell>
          <table:table-cell table:formula="of:=IF(OR([.C851]=&quot;AC&quot;;[.C851]=&quot;BC&quot;);[.B851]-([.B851]*MOD([.A851];100)/100);[.B851])" office:value-type="float" office:value="40977" calcext:value-type="float">
            <text:p>40977</text:p>
          </table:table-cell>
          <table:table-cell table:formula="of:=[.E850]-[.D851]" office:value-type="float" office:value="-14380021.32" calcext:value-type="float">
            <text:p>-14380021,32</text:p>
          </table:table-cell>
          <table:table-cell table:number-columns-repeated="2"/>
        </table:table-row>
        <table:table-row table:style-name="ro2">
          <table:table-cell office:value-type="float" office:value="3330" calcext:value-type="float">
            <text:p>3330</text:p>
          </table:table-cell>
          <table:table-cell office:value-type="float" office:value="40984" calcext:value-type="float">
            <text:p>40984</text:p>
          </table:table-cell>
          <table:table-cell office:value-type="string" calcext:value-type="string">
            <text:p>B</text:p>
          </table:table-cell>
          <table:table-cell table:formula="of:=IF(OR([.C852]=&quot;AC&quot;;[.C852]=&quot;BC&quot;);[.B852]-([.B852]*MOD([.A852];100)/100);[.B852])" office:value-type="float" office:value="40984" calcext:value-type="float">
            <text:p>40984</text:p>
          </table:table-cell>
          <table:table-cell table:formula="of:=[.E851]-[.D852]" office:value-type="float" office:value="-14421005.32" calcext:value-type="float">
            <text:p>-14421005,32</text:p>
          </table:table-cell>
          <table:table-cell table:number-columns-repeated="2"/>
        </table:table-row>
        <table:table-row table:style-name="ro2">
          <table:table-cell office:value-type="float" office:value="3465" calcext:value-type="float">
            <text:p>3465</text:p>
          </table:table-cell>
          <table:table-cell office:value-type="float" office:value="41054" calcext:value-type="float">
            <text:p>41054</text:p>
          </table:table-cell>
          <table:table-cell office:value-type="string" calcext:value-type="string">
            <text:p>A</text:p>
          </table:table-cell>
          <table:table-cell table:formula="of:=IF(OR([.C853]=&quot;AC&quot;;[.C853]=&quot;BC&quot;);[.B853]-([.B853]*MOD([.A853];100)/100);[.B853])" office:value-type="float" office:value="41054" calcext:value-type="float">
            <text:p>41054</text:p>
          </table:table-cell>
          <table:table-cell table:formula="of:=[.E852]-[.D853]" office:value-type="float" office:value="-14462059.32" calcext:value-type="float">
            <text:p>-14462059,32</text:p>
          </table:table-cell>
          <table:table-cell table:number-columns-repeated="2"/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float" office:value="41410" calcext:value-type="float">
            <text:p>41410</text:p>
          </table:table-cell>
          <table:table-cell office:value-type="string" calcext:value-type="string">
            <text:p>A</text:p>
          </table:table-cell>
          <table:table-cell table:formula="of:=IF(OR([.C854]=&quot;AC&quot;;[.C854]=&quot;BC&quot;);[.B854]-([.B854]*MOD([.A854];100)/100);[.B854])" office:value-type="float" office:value="41410" calcext:value-type="float">
            <text:p>41410</text:p>
          </table:table-cell>
          <table:table-cell table:formula="of:=[.E853]-[.D854]" office:value-type="float" office:value="-14503469.32" calcext:value-type="float">
            <text:p>-14503469,32</text:p>
          </table:table-cell>
          <table:table-cell table:number-columns-repeated="2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47626" calcext:value-type="float">
            <text:p>47626</text:p>
          </table:table-cell>
          <table:table-cell office:value-type="string" calcext:value-type="string">
            <text:p>BC</text:p>
          </table:table-cell>
          <table:table-cell table:formula="of:=IF(OR([.C855]=&quot;AC&quot;;[.C855]=&quot;BC&quot;);[.B855]-([.B855]*MOD([.A855];100)/100);[.B855])" office:value-type="float" office:value="41434.62" calcext:value-type="float">
            <text:p>41435</text:p>
          </table:table-cell>
          <table:table-cell table:formula="of:=[.E854]-[.D855]" office:value-type="float" office:value="-14544903.94" calcext:value-type="float">
            <text:p>-14544903,94</text:p>
          </table:table-cell>
          <table:table-cell table:number-columns-repeated="2"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float" office:value="41463" calcext:value-type="float">
            <text:p>41463</text:p>
          </table:table-cell>
          <table:table-cell office:value-type="string" calcext:value-type="string">
            <text:p>B</text:p>
          </table:table-cell>
          <table:table-cell table:formula="of:=IF(OR([.C856]=&quot;AC&quot;;[.C856]=&quot;BC&quot;);[.B856]-([.B856]*MOD([.A856];100)/100);[.B856])" office:value-type="float" office:value="41463" calcext:value-type="float">
            <text:p>41463</text:p>
          </table:table-cell>
          <table:table-cell table:formula="of:=[.E855]-[.D856]" office:value-type="float" office:value="-14586366.94" calcext:value-type="float">
            <text:p>-14586366,94</text:p>
          </table:table-cell>
          <table:table-cell table:number-columns-repeated="2"/>
        </table:table-row>
        <table:table-row table:style-name="ro2">
          <table:table-cell office:value-type="float" office:value="1736" calcext:value-type="float">
            <text:p>1736</text:p>
          </table:table-cell>
          <table:table-cell office:value-type="float" office:value="41572" calcext:value-type="float">
            <text:p>41572</text:p>
          </table:table-cell>
          <table:table-cell office:value-type="string" calcext:value-type="string">
            <text:p>A</text:p>
          </table:table-cell>
          <table:table-cell table:formula="of:=IF(OR([.C857]=&quot;AC&quot;;[.C857]=&quot;BC&quot;);[.B857]-([.B857]*MOD([.A857];100)/100);[.B857])" office:value-type="float" office:value="41572" calcext:value-type="float">
            <text:p>41572</text:p>
          </table:table-cell>
          <table:table-cell table:formula="of:=[.E856]-[.D857]" office:value-type="float" office:value="-14627938.94" calcext:value-type="float">
            <text:p>-14627938,94</text:p>
          </table:table-cell>
          <table:table-cell table:number-columns-repeated="2"/>
        </table:table-row>
        <table:table-row table:style-name="ro2">
          <table:table-cell office:value-type="float" office:value="3796" calcext:value-type="float">
            <text:p>3796</text:p>
          </table:table-cell>
          <table:table-cell office:value-type="float" office:value="41647" calcext:value-type="float">
            <text:p>41647</text:p>
          </table:table-cell>
          <table:table-cell office:value-type="string" calcext:value-type="string">
            <text:p>B</text:p>
          </table:table-cell>
          <table:table-cell table:formula="of:=IF(OR([.C858]=&quot;AC&quot;;[.C858]=&quot;BC&quot;);[.B858]-([.B858]*MOD([.A858];100)/100);[.B858])" office:value-type="float" office:value="41647" calcext:value-type="float">
            <text:p>41647</text:p>
          </table:table-cell>
          <table:table-cell table:formula="of:=[.E857]-[.D858]" office:value-type="float" office:value="-14669585.94" calcext:value-type="float">
            <text:p>-14669585,94</text:p>
          </table:table-cell>
          <table:table-cell table:number-columns-repeated="2"/>
        </table:table-row>
        <table:table-row table:style-name="ro2">
          <table:table-cell office:value-type="float" office:value="3604" calcext:value-type="float">
            <text:p>3604</text:p>
          </table:table-cell>
          <table:table-cell office:value-type="float" office:value="43429" calcext:value-type="float">
            <text:p>43429</text:p>
          </table:table-cell>
          <table:table-cell office:value-type="string" calcext:value-type="string">
            <text:p>BC</text:p>
          </table:table-cell>
          <table:table-cell table:formula="of:=IF(OR([.C859]=&quot;AC&quot;;[.C859]=&quot;BC&quot;);[.B859]-([.B859]*MOD([.A859];100)/100);[.B859])" office:value-type="float" office:value="41691.84" calcext:value-type="float">
            <text:p>41692</text:p>
          </table:table-cell>
          <table:table-cell table:formula="of:=[.E858]-[.D859]" office:value-type="float" office:value="-14711277.78" calcext:value-type="float">
            <text:p>-14711277,78</text:p>
          </table:table-cell>
          <table:table-cell table:number-columns-repeated="2"/>
        </table:table-row>
        <table:table-row table:style-name="ro2">
          <table:table-cell office:value-type="float" office:value="1631" calcext:value-type="float">
            <text:p>1631</text:p>
          </table:table-cell>
          <table:table-cell office:value-type="float" office:value="41749" calcext:value-type="float">
            <text:p>41749</text:p>
          </table:table-cell>
          <table:table-cell office:value-type="string" calcext:value-type="string">
            <text:p>B</text:p>
          </table:table-cell>
          <table:table-cell table:formula="of:=IF(OR([.C860]=&quot;AC&quot;;[.C860]=&quot;BC&quot;);[.B860]-([.B860]*MOD([.A860];100)/100);[.B860])" office:value-type="float" office:value="41749" calcext:value-type="float">
            <text:p>41749</text:p>
          </table:table-cell>
          <table:table-cell table:formula="of:=[.E859]-[.D860]" office:value-type="float" office:value="-14753026.78" calcext:value-type="float">
            <text:p>-14753026,78</text:p>
          </table:table-cell>
          <table:table-cell table:number-columns-repeated="2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float" office:value="41825" calcext:value-type="float">
            <text:p>41825</text:p>
          </table:table-cell>
          <table:table-cell office:value-type="string" calcext:value-type="string">
            <text:p>A</text:p>
          </table:table-cell>
          <table:table-cell table:formula="of:=IF(OR([.C861]=&quot;AC&quot;;[.C861]=&quot;BC&quot;);[.B861]-([.B861]*MOD([.A861];100)/100);[.B861])" office:value-type="float" office:value="41825" calcext:value-type="float">
            <text:p>41825</text:p>
          </table:table-cell>
          <table:table-cell table:formula="of:=[.E860]-[.D861]" office:value-type="float" office:value="-14794851.78" calcext:value-type="float">
            <text:p>-14794851,78</text:p>
          </table:table-cell>
          <table:table-cell table:number-columns-repeated="2"/>
        </table:table-row>
        <table:table-row table:style-name="ro2">
          <table:table-cell office:value-type="float" office:value="2869" calcext:value-type="float">
            <text:p>2869</text:p>
          </table:table-cell>
          <table:table-cell office:value-type="float" office:value="41886" calcext:value-type="float">
            <text:p>41886</text:p>
          </table:table-cell>
          <table:table-cell office:value-type="string" calcext:value-type="string">
            <text:p>B</text:p>
          </table:table-cell>
          <table:table-cell table:formula="of:=IF(OR([.C862]=&quot;AC&quot;;[.C862]=&quot;BC&quot;);[.B862]-([.B862]*MOD([.A862];100)/100);[.B862])" office:value-type="float" office:value="41886" calcext:value-type="float">
            <text:p>41886</text:p>
          </table:table-cell>
          <table:table-cell table:formula="of:=[.E861]-[.D862]" office:value-type="float" office:value="-14836737.78" calcext:value-type="float">
            <text:p>-14836737,78</text:p>
          </table:table-cell>
          <table:table-cell table:number-columns-repeated="2"/>
        </table:table-row>
        <table:table-row table:style-name="ro2">
          <table:table-cell office:value-type="float" office:value="2225" calcext:value-type="float">
            <text:p>2225</text:p>
          </table:table-cell>
          <table:table-cell office:value-type="float" office:value="42078" calcext:value-type="float">
            <text:p>42078</text:p>
          </table:table-cell>
          <table:table-cell office:value-type="string" calcext:value-type="string">
            <text:p>B</text:p>
          </table:table-cell>
          <table:table-cell table:formula="of:=IF(OR([.C863]=&quot;AC&quot;;[.C863]=&quot;BC&quot;);[.B863]-([.B863]*MOD([.A863];100)/100);[.B863])" office:value-type="float" office:value="42078" calcext:value-type="float">
            <text:p>42078</text:p>
          </table:table-cell>
          <table:table-cell table:formula="of:=[.E862]-[.D863]" office:value-type="float" office:value="-14878815.78" calcext:value-type="float">
            <text:p>-14878815,78</text:p>
          </table:table-cell>
          <table:table-cell table:number-columns-repeated="2"/>
        </table:table-row>
        <table:table-row table:style-name="ro2">
          <table:table-cell office:value-type="float" office:value="3551" calcext:value-type="float">
            <text:p>3551</text:p>
          </table:table-cell>
          <table:table-cell office:value-type="float" office:value="42113" calcext:value-type="float">
            <text:p>42113</text:p>
          </table:table-cell>
          <table:table-cell office:value-type="string" calcext:value-type="string">
            <text:p>A</text:p>
          </table:table-cell>
          <table:table-cell table:formula="of:=IF(OR([.C864]=&quot;AC&quot;;[.C864]=&quot;BC&quot;);[.B864]-([.B864]*MOD([.A864];100)/100);[.B864])" office:value-type="float" office:value="42113" calcext:value-type="float">
            <text:p>42113</text:p>
          </table:table-cell>
          <table:table-cell table:formula="of:=[.E863]-[.D864]" office:value-type="float" office:value="-14920928.78" calcext:value-type="float">
            <text:p>-14920928,78</text:p>
          </table:table-cell>
          <table:table-cell table:number-columns-repeated="2"/>
        </table:table-row>
        <table:table-row table:style-name="ro2">
          <table:table-cell office:value-type="float" office:value="2250" calcext:value-type="float">
            <text:p>2250</text:p>
          </table:table-cell>
          <table:table-cell office:value-type="float" office:value="42116" calcext:value-type="float">
            <text:p>42116</text:p>
          </table:table-cell>
          <table:table-cell office:value-type="string" calcext:value-type="string">
            <text:p>B</text:p>
          </table:table-cell>
          <table:table-cell table:formula="of:=IF(OR([.C865]=&quot;AC&quot;;[.C865]=&quot;BC&quot;);[.B865]-([.B865]*MOD([.A865];100)/100);[.B865])" office:value-type="float" office:value="42116" calcext:value-type="float">
            <text:p>42116</text:p>
          </table:table-cell>
          <table:table-cell table:formula="of:=[.E864]-[.D865]" office:value-type="float" office:value="-14963044.78" calcext:value-type="float">
            <text:p>-14963044,78</text:p>
          </table:table-cell>
          <table:table-cell table:number-columns-repeated="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42260" calcext:value-type="float">
            <text:p>42260</text:p>
          </table:table-cell>
          <table:table-cell office:value-type="string" calcext:value-type="string">
            <text:p>A</text:p>
          </table:table-cell>
          <table:table-cell table:formula="of:=IF(OR([.C866]=&quot;AC&quot;;[.C866]=&quot;BC&quot;);[.B866]-([.B866]*MOD([.A866];100)/100);[.B866])" office:value-type="float" office:value="42260" calcext:value-type="float">
            <text:p>42260</text:p>
          </table:table-cell>
          <table:table-cell table:formula="of:=[.E865]-[.D866]" office:value-type="float" office:value="-15005304.78" calcext:value-type="float">
            <text:p>-15005304,78</text:p>
          </table:table-cell>
          <table:table-cell table:number-columns-repeated="2"/>
        </table:table-row>
        <table:table-row table:style-name="ro2">
          <table:table-cell office:value-type="float" office:value="1165" calcext:value-type="float">
            <text:p>1165</text:p>
          </table:table-cell>
          <table:table-cell office:value-type="float" office:value="42463" calcext:value-type="float">
            <text:p>42463</text:p>
          </table:table-cell>
          <table:table-cell office:value-type="string" calcext:value-type="string">
            <text:p>A</text:p>
          </table:table-cell>
          <table:table-cell table:formula="of:=IF(OR([.C867]=&quot;AC&quot;;[.C867]=&quot;BC&quot;);[.B867]-([.B867]*MOD([.A867];100)/100);[.B867])" office:value-type="float" office:value="42463" calcext:value-type="float">
            <text:p>42463</text:p>
          </table:table-cell>
          <table:table-cell table:formula="of:=[.E866]-[.D867]" office:value-type="float" office:value="-15047767.78" calcext:value-type="float">
            <text:p>-15047767,78</text:p>
          </table:table-cell>
          <table:table-cell table:number-columns-repeated="2"/>
        </table:table-row>
        <table:table-row table:style-name="ro2">
          <table:table-cell office:value-type="float" office:value="3109" calcext:value-type="float">
            <text:p>3109</text:p>
          </table:table-cell>
          <table:table-cell office:value-type="float" office:value="46695" calcext:value-type="float">
            <text:p>46695</text:p>
          </table:table-cell>
          <table:table-cell office:value-type="string" calcext:value-type="string">
            <text:p>AC</text:p>
          </table:table-cell>
          <table:table-cell table:formula="of:=IF(OR([.C868]=&quot;AC&quot;;[.C868]=&quot;BC&quot;);[.B868]-([.B868]*MOD([.A868];100)/100);[.B868])" office:value-type="float" office:value="42492.45" calcext:value-type="float">
            <text:p>42492</text:p>
          </table:table-cell>
          <table:table-cell table:formula="of:=[.E867]-[.D868]" office:value-type="float" office:value="-15090260.23" calcext:value-type="float">
            <text:p>-15090260,23</text:p>
          </table:table-cell>
          <table:table-cell table:number-columns-repeated="2"/>
        </table:table-row>
        <table:table-row table:style-name="ro2">
          <table:table-cell office:value-type="float" office:value="2400" calcext:value-type="float">
            <text:p>2400</text:p>
          </table:table-cell>
          <table:table-cell office:value-type="float" office:value="42495" calcext:value-type="float">
            <text:p>42495</text:p>
          </table:table-cell>
          <table:table-cell office:value-type="string" calcext:value-type="string">
            <text:p>A</text:p>
          </table:table-cell>
          <table:table-cell table:formula="of:=IF(OR([.C869]=&quot;AC&quot;;[.C869]=&quot;BC&quot;);[.B869]-([.B869]*MOD([.A869];100)/100);[.B869])" office:value-type="float" office:value="42495" calcext:value-type="float">
            <text:p>42495</text:p>
          </table:table-cell>
          <table:table-cell table:formula="of:=[.E868]-[.D869]" office:value-type="float" office:value="-15132755.23" calcext:value-type="float">
            <text:p>-15132755,23</text:p>
          </table:table-cell>
          <table:table-cell table:number-columns-repeated="2"/>
        </table:table-row>
        <table:table-row table:style-name="ro2">
          <table:table-cell office:value-type="float" office:value="3839" calcext:value-type="float">
            <text:p>3839</text:p>
          </table:table-cell>
          <table:table-cell office:value-type="float" office:value="42498" calcext:value-type="float">
            <text:p>42498</text:p>
          </table:table-cell>
          <table:table-cell office:value-type="string" calcext:value-type="string">
            <text:p>B</text:p>
          </table:table-cell>
          <table:table-cell table:formula="of:=IF(OR([.C870]=&quot;AC&quot;;[.C870]=&quot;BC&quot;);[.B870]-([.B870]*MOD([.A870];100)/100);[.B870])" office:value-type="float" office:value="42498" calcext:value-type="float">
            <text:p>42498</text:p>
          </table:table-cell>
          <table:table-cell table:formula="of:=[.E869]-[.D870]" office:value-type="float" office:value="-15175253.23" calcext:value-type="float">
            <text:p>-15175253,23</text:p>
          </table:table-cell>
          <table:table-cell table:number-columns-repeated="2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47462" calcext:value-type="float">
            <text:p>47462</text:p>
          </table:table-cell>
          <table:table-cell office:value-type="string" calcext:value-type="string">
            <text:p>AC</text:p>
          </table:table-cell>
          <table:table-cell table:formula="of:=IF(OR([.C871]=&quot;AC&quot;;[.C871]=&quot;BC&quot;);[.B871]-([.B871]*MOD([.A871];100)/100);[.B871])" office:value-type="float" office:value="42715.8" calcext:value-type="float">
            <text:p>42716</text:p>
          </table:table-cell>
          <table:table-cell table:formula="of:=[.E870]-[.D871]" office:value-type="float" office:value="-15217969.03" calcext:value-type="float">
            <text:p>-15217969,03</text:p>
          </table:table-cell>
          <table:table-cell table:number-columns-repeated="2"/>
        </table:table-row>
        <table:table-row table:style-name="ro2">
          <table:table-cell office:value-type="float" office:value="1419" calcext:value-type="float">
            <text:p>1419</text:p>
          </table:table-cell>
          <table:table-cell office:value-type="float" office:value="42839" calcext:value-type="float">
            <text:p>42839</text:p>
          </table:table-cell>
          <table:table-cell office:value-type="string" calcext:value-type="string">
            <text:p>B</text:p>
          </table:table-cell>
          <table:table-cell table:formula="of:=IF(OR([.C872]=&quot;AC&quot;;[.C872]=&quot;BC&quot;);[.B872]-([.B872]*MOD([.A872];100)/100);[.B872])" office:value-type="float" office:value="42839" calcext:value-type="float">
            <text:p>42839</text:p>
          </table:table-cell>
          <table:table-cell table:formula="of:=[.E871]-[.D872]" office:value-type="float" office:value="-15260808.03" calcext:value-type="float">
            <text:p>-15260808,03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2992" calcext:value-type="float">
            <text:p>42992</text:p>
          </table:table-cell>
          <table:table-cell office:value-type="string" calcext:value-type="string">
            <text:p>A</text:p>
          </table:table-cell>
          <table:table-cell table:formula="of:=IF(OR([.C873]=&quot;AC&quot;;[.C873]=&quot;BC&quot;);[.B873]-([.B873]*MOD([.A873];100)/100);[.B873])" office:value-type="float" office:value="42992" calcext:value-type="float">
            <text:p>42992</text:p>
          </table:table-cell>
          <table:table-cell table:formula="of:=[.E872]-[.D873]" office:value-type="float" office:value="-15303800.03" calcext:value-type="float">
            <text:p>-15303800,03</text:p>
          </table:table-cell>
          <table:table-cell table:number-columns-repeated="2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44442" calcext:value-type="float">
            <text:p>44442</text:p>
          </table:table-cell>
          <table:table-cell office:value-type="string" calcext:value-type="string">
            <text:p>AC</text:p>
          </table:table-cell>
          <table:table-cell table:formula="of:=IF(OR([.C874]=&quot;AC&quot;;[.C874]=&quot;BC&quot;);[.B874]-([.B874]*MOD([.A874];100)/100);[.B874])" office:value-type="float" office:value="43108.74" calcext:value-type="float">
            <text:p>43109</text:p>
          </table:table-cell>
          <table:table-cell table:formula="of:=[.E873]-[.D874]" office:value-type="float" office:value="-15346908.77" calcext:value-type="float">
            <text:p>-15346908,77</text:p>
          </table:table-cell>
          <table:table-cell table:number-columns-repeated="2"/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float" office:value="43298" calcext:value-type="float">
            <text:p>43298</text:p>
          </table:table-cell>
          <table:table-cell office:value-type="string" calcext:value-type="string">
            <text:p>B</text:p>
          </table:table-cell>
          <table:table-cell table:formula="of:=IF(OR([.C875]=&quot;AC&quot;;[.C875]=&quot;BC&quot;);[.B875]-([.B875]*MOD([.A875];100)/100);[.B875])" office:value-type="float" office:value="43298" calcext:value-type="float">
            <text:p>43298</text:p>
          </table:table-cell>
          <table:table-cell table:formula="of:=[.E874]-[.D875]" office:value-type="float" office:value="-15390206.77" calcext:value-type="float">
            <text:p>-15390206,77</text:p>
          </table:table-cell>
          <table:table-cell table:number-columns-repeated="2"/>
        </table:table-row>
        <table:table-row table:style-name="ro2">
          <table:table-cell office:value-type="float" office:value="2605" calcext:value-type="float">
            <text:p>2605</text:p>
          </table:table-cell>
          <table:table-cell office:value-type="float" office:value="45716" calcext:value-type="float">
            <text:p>45716</text:p>
          </table:table-cell>
          <table:table-cell office:value-type="string" calcext:value-type="string">
            <text:p>BC</text:p>
          </table:table-cell>
          <table:table-cell table:formula="of:=IF(OR([.C876]=&quot;AC&quot;;[.C876]=&quot;BC&quot;);[.B876]-([.B876]*MOD([.A876];100)/100);[.B876])" office:value-type="float" office:value="43430.2" calcext:value-type="float">
            <text:p>43430</text:p>
          </table:table-cell>
          <table:table-cell table:formula="of:=[.E875]-[.D876]" office:value-type="float" office:value="-15433636.97" calcext:value-type="float">
            <text:p>-15433636,97</text:p>
          </table:table-cell>
          <table:table-cell table:number-columns-repeated="2"/>
        </table:table-row>
        <table:table-row table:style-name="ro2">
          <table:table-cell office:value-type="float" office:value="3289" calcext:value-type="float">
            <text:p>3289</text:p>
          </table:table-cell>
          <table:table-cell office:value-type="float" office:value="43440" calcext:value-type="float">
            <text:p>43440</text:p>
          </table:table-cell>
          <table:table-cell office:value-type="string" calcext:value-type="string">
            <text:p>B</text:p>
          </table:table-cell>
          <table:table-cell table:formula="of:=IF(OR([.C877]=&quot;AC&quot;;[.C877]=&quot;BC&quot;);[.B877]-([.B877]*MOD([.A877];100)/100);[.B877])" office:value-type="float" office:value="43440" calcext:value-type="float">
            <text:p>43440</text:p>
          </table:table-cell>
          <table:table-cell table:formula="of:=[.E876]-[.D877]" office:value-type="float" office:value="-15477076.97" calcext:value-type="float">
            <text:p>-15477076,97</text:p>
          </table:table-cell>
          <table:table-cell table:number-columns-repeated="2"/>
        </table:table-row>
        <table:table-row table:style-name="ro2">
          <table:table-cell office:value-type="float" office:value="1383" calcext:value-type="float">
            <text:p>1383</text:p>
          </table:table-cell>
          <table:table-cell office:value-type="float" office:value="43565" calcext:value-type="float">
            <text:p>43565</text:p>
          </table:table-cell>
          <table:table-cell office:value-type="string" calcext:value-type="string">
            <text:p>B</text:p>
          </table:table-cell>
          <table:table-cell table:formula="of:=IF(OR([.C878]=&quot;AC&quot;;[.C878]=&quot;BC&quot;);[.B878]-([.B878]*MOD([.A878];100)/100);[.B878])" office:value-type="float" office:value="43565" calcext:value-type="float">
            <text:p>43565</text:p>
          </table:table-cell>
          <table:table-cell table:formula="of:=[.E877]-[.D878]" office:value-type="float" office:value="-15520641.97" calcext:value-type="float">
            <text:p>-15520641,97</text:p>
          </table:table-cell>
          <table:table-cell table:number-columns-repeated="2"/>
        </table:table-row>
        <table:table-row table:style-name="ro2">
          <table:table-cell office:value-type="float" office:value="1028" calcext:value-type="float">
            <text:p>1028</text:p>
          </table:table-cell>
          <table:table-cell office:value-type="float" office:value="43591" calcext:value-type="float">
            <text:p>43591</text:p>
          </table:table-cell>
          <table:table-cell office:value-type="string" calcext:value-type="string">
            <text:p>B</text:p>
          </table:table-cell>
          <table:table-cell table:formula="of:=IF(OR([.C879]=&quot;AC&quot;;[.C879]=&quot;BC&quot;);[.B879]-([.B879]*MOD([.A879];100)/100);[.B879])" office:value-type="float" office:value="43591" calcext:value-type="float">
            <text:p>43591</text:p>
          </table:table-cell>
          <table:table-cell table:formula="of:=[.E878]-[.D879]" office:value-type="float" office:value="-15564232.97" calcext:value-type="float">
            <text:p>-15564232,97</text:p>
          </table:table-cell>
          <table:table-cell table:number-columns-repeated="2"/>
        </table:table-row>
        <table:table-row table:style-name="ro2">
          <table:table-cell office:value-type="float" office:value="1674" calcext:value-type="float">
            <text:p>1674</text:p>
          </table:table-cell>
          <table:table-cell office:value-type="float" office:value="43698" calcext:value-type="float">
            <text:p>43698</text:p>
          </table:table-cell>
          <table:table-cell office:value-type="string" calcext:value-type="string">
            <text:p>A</text:p>
          </table:table-cell>
          <table:table-cell table:formula="of:=IF(OR([.C880]=&quot;AC&quot;;[.C880]=&quot;BC&quot;);[.B880]-([.B880]*MOD([.A880];100)/100);[.B880])" office:value-type="float" office:value="43698" calcext:value-type="float">
            <text:p>43698</text:p>
          </table:table-cell>
          <table:table-cell table:formula="of:=[.E879]-[.D880]" office:value-type="float" office:value="-15607930.97" calcext:value-type="float">
            <text:p>-15607930,97</text:p>
          </table:table-cell>
          <table:table-cell table:number-columns-repeated="2"/>
        </table:table-row>
        <table:table-row table:style-name="ro2">
          <table:table-cell office:value-type="float" office:value="1759" calcext:value-type="float">
            <text:p>1759</text:p>
          </table:table-cell>
          <table:table-cell office:value-type="float" office:value="43837" calcext:value-type="float">
            <text:p>43837</text:p>
          </table:table-cell>
          <table:table-cell office:value-type="string" calcext:value-type="string">
            <text:p>A</text:p>
          </table:table-cell>
          <table:table-cell table:formula="of:=IF(OR([.C881]=&quot;AC&quot;;[.C881]=&quot;BC&quot;);[.B881]-([.B881]*MOD([.A881];100)/100);[.B881])" office:value-type="float" office:value="43837" calcext:value-type="float">
            <text:p>43837</text:p>
          </table:table-cell>
          <table:table-cell table:formula="of:=[.E880]-[.D881]" office:value-type="float" office:value="-15651767.97" calcext:value-type="float">
            <text:p>-15651767,97</text:p>
          </table:table-cell>
          <table:table-cell table:number-columns-repeated="2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float" office:value="43900" calcext:value-type="float">
            <text:p>43900</text:p>
          </table:table-cell>
          <table:table-cell office:value-type="string" calcext:value-type="string">
            <text:p>B</text:p>
          </table:table-cell>
          <table:table-cell table:formula="of:=IF(OR([.C882]=&quot;AC&quot;;[.C882]=&quot;BC&quot;);[.B882]-([.B882]*MOD([.A882];100)/100);[.B882])" office:value-type="float" office:value="43900" calcext:value-type="float">
            <text:p>43900</text:p>
          </table:table-cell>
          <table:table-cell table:formula="of:=[.E881]-[.D882]" office:value-type="float" office:value="-15695667.97" calcext:value-type="float">
            <text:p>-15695667,97</text:p>
          </table:table-cell>
          <table:table-cell table:number-columns-repeated="2"/>
        </table:table-row>
        <table:table-row table:style-name="ro2">
          <table:table-cell office:value-type="float" office:value="3110" calcext:value-type="float">
            <text:p>3110</text:p>
          </table:table-cell>
          <table:table-cell office:value-type="float" office:value="44306" calcext:value-type="float">
            <text:p>44306</text:p>
          </table:table-cell>
          <table:table-cell office:value-type="string" calcext:value-type="string">
            <text:p>B</text:p>
          </table:table-cell>
          <table:table-cell table:formula="of:=IF(OR([.C883]=&quot;AC&quot;;[.C883]=&quot;BC&quot;);[.B883]-([.B883]*MOD([.A883];100)/100);[.B883])" office:value-type="float" office:value="44306" calcext:value-type="float">
            <text:p>44306</text:p>
          </table:table-cell>
          <table:table-cell table:formula="of:=[.E882]-[.D883]" office:value-type="float" office:value="-15739973.97" calcext:value-type="float">
            <text:p>-15739973,97</text:p>
          </table:table-cell>
          <table:table-cell table:number-columns-repeated="2"/>
        </table:table-row>
        <table:table-row table:style-name="ro2">
          <table:table-cell office:value-type="float" office:value="3887" calcext:value-type="float">
            <text:p>3887</text:p>
          </table:table-cell>
          <table:table-cell office:value-type="float" office:value="44473" calcext:value-type="float">
            <text:p>44473</text:p>
          </table:table-cell>
          <table:table-cell office:value-type="string" calcext:value-type="string">
            <text:p>B</text:p>
          </table:table-cell>
          <table:table-cell table:formula="of:=IF(OR([.C884]=&quot;AC&quot;;[.C884]=&quot;BC&quot;);[.B884]-([.B884]*MOD([.A884];100)/100);[.B884])" office:value-type="float" office:value="44473" calcext:value-type="float">
            <text:p>44473</text:p>
          </table:table-cell>
          <table:table-cell table:formula="of:=[.E883]-[.D884]" office:value-type="float" office:value="-15784446.97" calcext:value-type="float">
            <text:p>-15784446,97</text:p>
          </table:table-cell>
          <table:table-cell table:number-columns-repeated="2"/>
        </table:table-row>
        <table:table-row table:style-name="ro2">
          <table:table-cell office:value-type="float" office:value="2403" calcext:value-type="float">
            <text:p>2403</text:p>
          </table:table-cell>
          <table:table-cell office:value-type="float" office:value="44502" calcext:value-type="float">
            <text:p>44502</text:p>
          </table:table-cell>
          <table:table-cell office:value-type="string" calcext:value-type="string">
            <text:p>B</text:p>
          </table:table-cell>
          <table:table-cell table:formula="of:=IF(OR([.C885]=&quot;AC&quot;;[.C885]=&quot;BC&quot;);[.B885]-([.B885]*MOD([.A885];100)/100);[.B885])" office:value-type="float" office:value="44502" calcext:value-type="float">
            <text:p>44502</text:p>
          </table:table-cell>
          <table:table-cell table:formula="of:=[.E884]-[.D885]" office:value-type="float" office:value="-15828948.97" calcext:value-type="float">
            <text:p>-15828948,97</text:p>
          </table:table-cell>
          <table:table-cell table:number-columns-repeated="2"/>
        </table:table-row>
        <table:table-row table:style-name="ro2">
          <table:table-cell office:value-type="float" office:value="3148" calcext:value-type="float">
            <text:p>3148</text:p>
          </table:table-cell>
          <table:table-cell office:value-type="float" office:value="44510" calcext:value-type="float">
            <text:p>44510</text:p>
          </table:table-cell>
          <table:table-cell office:value-type="string" calcext:value-type="string">
            <text:p>A</text:p>
          </table:table-cell>
          <table:table-cell table:formula="of:=IF(OR([.C886]=&quot;AC&quot;;[.C886]=&quot;BC&quot;);[.B886]-([.B886]*MOD([.A886];100)/100);[.B886])" office:value-type="float" office:value="44510" calcext:value-type="float">
            <text:p>44510</text:p>
          </table:table-cell>
          <table:table-cell table:formula="of:=[.E885]-[.D886]" office:value-type="float" office:value="-15873458.97" calcext:value-type="float">
            <text:p>-15873458,97</text:p>
          </table:table-cell>
          <table:table-cell table:number-columns-repeated="2"/>
        </table:table-row>
        <table:table-row table:style-name="ro2">
          <table:table-cell office:value-type="float" office:value="3546" calcext:value-type="float">
            <text:p>3546</text:p>
          </table:table-cell>
          <table:table-cell office:value-type="float" office:value="44612" calcext:value-type="float">
            <text:p>44612</text:p>
          </table:table-cell>
          <table:table-cell office:value-type="string" calcext:value-type="string">
            <text:p>A</text:p>
          </table:table-cell>
          <table:table-cell table:formula="of:=IF(OR([.C887]=&quot;AC&quot;;[.C887]=&quot;BC&quot;);[.B887]-([.B887]*MOD([.A887];100)/100);[.B887])" office:value-type="float" office:value="44612" calcext:value-type="float">
            <text:p>44612</text:p>
          </table:table-cell>
          <table:table-cell table:formula="of:=[.E886]-[.D887]" office:value-type="float" office:value="-15918070.97" calcext:value-type="float">
            <text:p>-15918070,97</text:p>
          </table:table-cell>
          <table:table-cell table:number-columns-repeated="2"/>
        </table:table-row>
        <table:table-row table:style-name="ro2">
          <table:table-cell office:value-type="float" office:value="999" calcext:value-type="float">
            <text:p>999</text:p>
          </table:table-cell>
          <table:table-cell office:value-type="float" office:value="44650" calcext:value-type="float">
            <text:p>44650</text:p>
          </table:table-cell>
          <table:table-cell office:value-type="string" calcext:value-type="string">
            <text:p>A</text:p>
          </table:table-cell>
          <table:table-cell table:formula="of:=IF(OR([.C888]=&quot;AC&quot;;[.C888]=&quot;BC&quot;);[.B888]-([.B888]*MOD([.A888];100)/100);[.B888])" office:value-type="float" office:value="44650" calcext:value-type="float">
            <text:p>44650</text:p>
          </table:table-cell>
          <table:table-cell table:formula="of:=[.E887]-[.D888]" office:value-type="float" office:value="-15962720.97" calcext:value-type="float">
            <text:p>-15962720,97</text:p>
          </table:table-cell>
          <table:table-cell table:number-columns-repeated="2"/>
        </table:table-row>
        <table:table-row table:style-name="ro2">
          <table:table-cell office:value-type="float" office:value="2409" calcext:value-type="float">
            <text:p>2409</text:p>
          </table:table-cell>
          <table:table-cell office:value-type="float" office:value="44860" calcext:value-type="float">
            <text:p>44860</text:p>
          </table:table-cell>
          <table:table-cell office:value-type="string" calcext:value-type="string">
            <text:p>B</text:p>
          </table:table-cell>
          <table:table-cell table:formula="of:=IF(OR([.C889]=&quot;AC&quot;;[.C889]=&quot;BC&quot;);[.B889]-([.B889]*MOD([.A889];100)/100);[.B889])" office:value-type="float" office:value="44860" calcext:value-type="float">
            <text:p>44860</text:p>
          </table:table-cell>
          <table:table-cell table:formula="of:=[.E888]-[.D889]" office:value-type="float" office:value="-16007580.97" calcext:value-type="float">
            <text:p>-16007580,97</text:p>
          </table:table-cell>
          <table:table-cell table:number-columns-repeated="2"/>
        </table:table-row>
        <table:table-row table:style-name="ro2">
          <table:table-cell office:value-type="float" office:value="1454" calcext:value-type="float">
            <text:p>1454</text:p>
          </table:table-cell>
          <table:table-cell office:value-type="float" office:value="44860" calcext:value-type="float">
            <text:p>44860</text:p>
          </table:table-cell>
          <table:table-cell office:value-type="string" calcext:value-type="string">
            <text:p>B</text:p>
          </table:table-cell>
          <table:table-cell table:formula="of:=IF(OR([.C890]=&quot;AC&quot;;[.C890]=&quot;BC&quot;);[.B890]-([.B890]*MOD([.A890];100)/100);[.B890])" office:value-type="float" office:value="44860" calcext:value-type="float">
            <text:p>44860</text:p>
          </table:table-cell>
          <table:table-cell table:formula="of:=[.E889]-[.D890]" office:value-type="float" office:value="-16052440.97" calcext:value-type="float">
            <text:p>-16052440,97</text:p>
          </table:table-cell>
          <table:table-cell table:number-columns-repeated="2"/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float" office:value="45024" calcext:value-type="float">
            <text:p>45024</text:p>
          </table:table-cell>
          <table:table-cell office:value-type="string" calcext:value-type="string">
            <text:p>B</text:p>
          </table:table-cell>
          <table:table-cell table:formula="of:=IF(OR([.C891]=&quot;AC&quot;;[.C891]=&quot;BC&quot;);[.B891]-([.B891]*MOD([.A891];100)/100);[.B891])" office:value-type="float" office:value="45024" calcext:value-type="float">
            <text:p>45024</text:p>
          </table:table-cell>
          <table:table-cell table:formula="of:=[.E890]-[.D891]" office:value-type="float" office:value="-16097464.97" calcext:value-type="float">
            <text:p>-16097464,97</text:p>
          </table:table-cell>
          <table:table-cell table:number-columns-repeated="2"/>
        </table:table-row>
        <table:table-row table:style-name="ro2">
          <table:table-cell office:value-type="float" office:value="2839" calcext:value-type="float">
            <text:p>2839</text:p>
          </table:table-cell>
          <table:table-cell office:value-type="float" office:value="45030" calcext:value-type="float">
            <text:p>45030</text:p>
          </table:table-cell>
          <table:table-cell office:value-type="string" calcext:value-type="string">
            <text:p>B</text:p>
          </table:table-cell>
          <table:table-cell table:formula="of:=IF(OR([.C892]=&quot;AC&quot;;[.C892]=&quot;BC&quot;);[.B892]-([.B892]*MOD([.A892];100)/100);[.B892])" office:value-type="float" office:value="45030" calcext:value-type="float">
            <text:p>45030</text:p>
          </table:table-cell>
          <table:table-cell table:formula="of:=[.E891]-[.D892]" office:value-type="float" office:value="-16142494.97" calcext:value-type="float">
            <text:p>-16142494,97</text:p>
          </table:table-cell>
          <table:table-cell table:number-columns-repeated="2"/>
        </table:table-row>
        <table:table-row table:style-name="ro2">
          <table:table-cell office:value-type="float" office:value="1198" calcext:value-type="float">
            <text:p>1198</text:p>
          </table:table-cell>
          <table:table-cell office:value-type="float" office:value="45034" calcext:value-type="float">
            <text:p>45034</text:p>
          </table:table-cell>
          <table:table-cell office:value-type="string" calcext:value-type="string">
            <text:p>B</text:p>
          </table:table-cell>
          <table:table-cell table:formula="of:=IF(OR([.C893]=&quot;AC&quot;;[.C893]=&quot;BC&quot;);[.B893]-([.B893]*MOD([.A893];100)/100);[.B893])" office:value-type="float" office:value="45034" calcext:value-type="float">
            <text:p>45034</text:p>
          </table:table-cell>
          <table:table-cell table:formula="of:=[.E892]-[.D893]" office:value-type="float" office:value="-16187528.97" calcext:value-type="float">
            <text:p>-16187528,97</text:p>
          </table:table-cell>
          <table:table-cell table:number-columns-repeated="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45098" calcext:value-type="float">
            <text:p>45098</text:p>
          </table:table-cell>
          <table:table-cell office:value-type="string" calcext:value-type="string">
            <text:p>A</text:p>
          </table:table-cell>
          <table:table-cell table:formula="of:=IF(OR([.C894]=&quot;AC&quot;;[.C894]=&quot;BC&quot;);[.B894]-([.B894]*MOD([.A894];100)/100);[.B894])" office:value-type="float" office:value="45098" calcext:value-type="float">
            <text:p>45098</text:p>
          </table:table-cell>
          <table:table-cell table:formula="of:=[.E893]-[.D894]" office:value-type="float" office:value="-16232626.97" calcext:value-type="float">
            <text:p>-16232626,97</text:p>
          </table:table-cell>
          <table:table-cell table:number-columns-repeated="2"/>
        </table:table-row>
        <table:table-row table:style-name="ro2">
          <table:table-cell office:value-type="float" office:value="2710" calcext:value-type="float">
            <text:p>2710</text:p>
          </table:table-cell>
          <table:table-cell office:value-type="float" office:value="50315" calcext:value-type="float">
            <text:p>50315</text:p>
          </table:table-cell>
          <table:table-cell office:value-type="string" calcext:value-type="string">
            <text:p>BC</text:p>
          </table:table-cell>
          <table:table-cell table:formula="of:=IF(OR([.C895]=&quot;AC&quot;;[.C895]=&quot;BC&quot;);[.B895]-([.B895]*MOD([.A895];100)/100);[.B895])" office:value-type="float" office:value="45283.5" calcext:value-type="float">
            <text:p>45284</text:p>
          </table:table-cell>
          <table:table-cell table:formula="of:=[.E894]-[.D895]" office:value-type="float" office:value="-16277910.47" calcext:value-type="float">
            <text:p>-16277910,47</text:p>
          </table:table-cell>
          <table:table-cell table:number-columns-repeated="2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45423" calcext:value-type="float">
            <text:p>45423</text:p>
          </table:table-cell>
          <table:table-cell office:value-type="string" calcext:value-type="string">
            <text:p>BC</text:p>
          </table:table-cell>
          <table:table-cell table:formula="of:=IF(OR([.C896]=&quot;AC&quot;;[.C896]=&quot;BC&quot;);[.B896]-([.B896]*MOD([.A896];100)/100);[.B896])" office:value-type="float" office:value="45423" calcext:value-type="float">
            <text:p>45423</text:p>
          </table:table-cell>
          <table:table-cell table:formula="of:=[.E895]-[.D896]" office:value-type="float" office:value="-16323333.47" calcext:value-type="float">
            <text:p>-16323333,47</text:p>
          </table:table-cell>
          <table:table-cell table:number-columns-repeated="2"/>
        </table:table-row>
        <table:table-row table:style-name="ro2">
          <table:table-cell office:value-type="float" office:value="3727" calcext:value-type="float">
            <text:p>3727</text:p>
          </table:table-cell>
          <table:table-cell office:value-type="float" office:value="45433" calcext:value-type="float">
            <text:p>45433</text:p>
          </table:table-cell>
          <table:table-cell office:value-type="string" calcext:value-type="string">
            <text:p>A</text:p>
          </table:table-cell>
          <table:table-cell table:formula="of:=IF(OR([.C897]=&quot;AC&quot;;[.C897]=&quot;BC&quot;);[.B897]-([.B897]*MOD([.A897];100)/100);[.B897])" office:value-type="float" office:value="45433" calcext:value-type="float">
            <text:p>45433</text:p>
          </table:table-cell>
          <table:table-cell table:formula="of:=[.E896]-[.D897]" office:value-type="float" office:value="-16368766.47" calcext:value-type="float">
            <text:p>-16368766,47</text:p>
          </table:table-cell>
          <table:table-cell table:number-columns-repeated="2"/>
        </table:table-row>
        <table:table-row table:style-name="ro2">
          <table:table-cell office:value-type="float" office:value="587" calcext:value-type="float">
            <text:p>587</text:p>
          </table:table-cell>
          <table:table-cell office:value-type="float" office:value="45495" calcext:value-type="float">
            <text:p>45495</text:p>
          </table:table-cell>
          <table:table-cell office:value-type="string" calcext:value-type="string">
            <text:p>B</text:p>
          </table:table-cell>
          <table:table-cell table:formula="of:=IF(OR([.C898]=&quot;AC&quot;;[.C898]=&quot;BC&quot;);[.B898]-([.B898]*MOD([.A898];100)/100);[.B898])" office:value-type="float" office:value="45495" calcext:value-type="float">
            <text:p>45495</text:p>
          </table:table-cell>
          <table:table-cell table:formula="of:=[.E897]-[.D898]" office:value-type="float" office:value="-16414261.47" calcext:value-type="float">
            <text:p>-16414261,47</text:p>
          </table:table-cell>
          <table:table-cell table:number-columns-repeated="2"/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float" office:value="45534" calcext:value-type="float">
            <text:p>45534</text:p>
          </table:table-cell>
          <table:table-cell office:value-type="string" calcext:value-type="string">
            <text:p>A</text:p>
          </table:table-cell>
          <table:table-cell table:formula="of:=IF(OR([.C899]=&quot;AC&quot;;[.C899]=&quot;BC&quot;);[.B899]-([.B899]*MOD([.A899];100)/100);[.B899])" office:value-type="float" office:value="45534" calcext:value-type="float">
            <text:p>45534</text:p>
          </table:table-cell>
          <table:table-cell table:formula="of:=[.E898]-[.D899]" office:value-type="float" office:value="-16459795.47" calcext:value-type="float">
            <text:p>-16459795,47</text:p>
          </table:table-cell>
          <table:table-cell table:number-columns-repeated="2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45543" calcext:value-type="float">
            <text:p>45543</text:p>
          </table:table-cell>
          <table:table-cell office:value-type="string" calcext:value-type="string">
            <text:p>B</text:p>
          </table:table-cell>
          <table:table-cell table:formula="of:=IF(OR([.C900]=&quot;AC&quot;;[.C900]=&quot;BC&quot;);[.B900]-([.B900]*MOD([.A900];100)/100);[.B900])" office:value-type="float" office:value="45543" calcext:value-type="float">
            <text:p>45543</text:p>
          </table:table-cell>
          <table:table-cell table:formula="of:=[.E899]-[.D900]" office:value-type="float" office:value="-16505338.47" calcext:value-type="float">
            <text:p>-16505338,47</text:p>
          </table:table-cell>
          <table:table-cell table:number-columns-repeated="2"/>
        </table:table-row>
        <table:table-row table:style-name="ro2">
          <table:table-cell office:value-type="float" office:value="1722" calcext:value-type="float">
            <text:p>1722</text:p>
          </table:table-cell>
          <table:table-cell office:value-type="float" office:value="45567" calcext:value-type="float">
            <text:p>45567</text:p>
          </table:table-cell>
          <table:table-cell office:value-type="string" calcext:value-type="string">
            <text:p>B</text:p>
          </table:table-cell>
          <table:table-cell table:formula="of:=IF(OR([.C901]=&quot;AC&quot;;[.C901]=&quot;BC&quot;);[.B901]-([.B901]*MOD([.A901];100)/100);[.B901])" office:value-type="float" office:value="45567" calcext:value-type="float">
            <text:p>45567</text:p>
          </table:table-cell>
          <table:table-cell table:formula="of:=[.E900]-[.D901]" office:value-type="float" office:value="-16550905.47" calcext:value-type="float">
            <text:p>-16550905,47</text:p>
          </table:table-cell>
          <table:table-cell table:number-columns-repeated="2"/>
        </table:table-row>
        <table:table-row table:style-name="ro2">
          <table:table-cell office:value-type="float" office:value="2612" calcext:value-type="float">
            <text:p>2612</text:p>
          </table:table-cell>
          <table:table-cell office:value-type="float" office:value="45742" calcext:value-type="float">
            <text:p>45742</text:p>
          </table:table-cell>
          <table:table-cell office:value-type="string" calcext:value-type="string">
            <text:p>B</text:p>
          </table:table-cell>
          <table:table-cell table:formula="of:=IF(OR([.C902]=&quot;AC&quot;;[.C902]=&quot;BC&quot;);[.B902]-([.B902]*MOD([.A902];100)/100);[.B902])" office:value-type="float" office:value="45742" calcext:value-type="float">
            <text:p>45742</text:p>
          </table:table-cell>
          <table:table-cell table:formula="of:=[.E901]-[.D902]" office:value-type="float" office:value="-16596647.47" calcext:value-type="float">
            <text:p>-16596647,47</text:p>
          </table:table-cell>
          <table:table-cell table:number-columns-repeated="2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45874" calcext:value-type="float">
            <text:p>45874</text:p>
          </table:table-cell>
          <table:table-cell office:value-type="string" calcext:value-type="string">
            <text:p>A</text:p>
          </table:table-cell>
          <table:table-cell table:formula="of:=IF(OR([.C903]=&quot;AC&quot;;[.C903]=&quot;BC&quot;);[.B903]-([.B903]*MOD([.A903];100)/100);[.B903])" office:value-type="float" office:value="45874" calcext:value-type="float">
            <text:p>45874</text:p>
          </table:table-cell>
          <table:table-cell table:formula="of:=[.E902]-[.D903]" office:value-type="float" office:value="-16642521.47" calcext:value-type="float">
            <text:p>-16642521,47</text:p>
          </table:table-cell>
          <table:table-cell table:number-columns-repeated="2"/>
        </table:table-row>
        <table:table-row table:style-name="ro2">
          <table:table-cell office:value-type="float" office:value="2072" calcext:value-type="float">
            <text:p>2072</text:p>
          </table:table-cell>
          <table:table-cell office:value-type="float" office:value="46179" calcext:value-type="float">
            <text:p>46179</text:p>
          </table:table-cell>
          <table:table-cell office:value-type="string" calcext:value-type="string">
            <text:p>B</text:p>
          </table:table-cell>
          <table:table-cell table:formula="of:=IF(OR([.C904]=&quot;AC&quot;;[.C904]=&quot;BC&quot;);[.B904]-([.B904]*MOD([.A904];100)/100);[.B904])" office:value-type="float" office:value="46179" calcext:value-type="float">
            <text:p>46179</text:p>
          </table:table-cell>
          <table:table-cell table:formula="of:=[.E903]-[.D904]" office:value-type="float" office:value="-16688700.47" calcext:value-type="float">
            <text:p>-16688700,47</text:p>
          </table:table-cell>
          <table:table-cell table:number-columns-repeated="2"/>
        </table:table-row>
        <table:table-row table:style-name="ro2">
          <table:table-cell office:value-type="float" office:value="2684" calcext:value-type="float">
            <text:p>2684</text:p>
          </table:table-cell>
          <table:table-cell office:value-type="float" office:value="46293" calcext:value-type="float">
            <text:p>46293</text:p>
          </table:table-cell>
          <table:table-cell office:value-type="string" calcext:value-type="string">
            <text:p>B</text:p>
          </table:table-cell>
          <table:table-cell table:formula="of:=IF(OR([.C905]=&quot;AC&quot;;[.C905]=&quot;BC&quot;);[.B905]-([.B905]*MOD([.A905];100)/100);[.B905])" office:value-type="float" office:value="46293" calcext:value-type="float">
            <text:p>46293</text:p>
          </table:table-cell>
          <table:table-cell table:formula="of:=[.E904]-[.D905]" office:value-type="float" office:value="-16734993.47" calcext:value-type="float">
            <text:p>-16734993,47</text:p>
          </table:table-cell>
          <table:table-cell table:number-columns-repeated="2"/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float" office:value="46413" calcext:value-type="float">
            <text:p>46413</text:p>
          </table:table-cell>
          <table:table-cell office:value-type="string" calcext:value-type="string">
            <text:p>B</text:p>
          </table:table-cell>
          <table:table-cell table:formula="of:=IF(OR([.C906]=&quot;AC&quot;;[.C906]=&quot;BC&quot;);[.B906]-([.B906]*MOD([.A906];100)/100);[.B906])" office:value-type="float" office:value="46413" calcext:value-type="float">
            <text:p>46413</text:p>
          </table:table-cell>
          <table:table-cell table:formula="of:=[.E905]-[.D906]" office:value-type="float" office:value="-16781406.47" calcext:value-type="float">
            <text:p>-16781406,47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6511" calcext:value-type="float">
            <text:p>46511</text:p>
          </table:table-cell>
          <table:table-cell office:value-type="string" calcext:value-type="string">
            <text:p>B</text:p>
          </table:table-cell>
          <table:table-cell table:formula="of:=IF(OR([.C907]=&quot;AC&quot;;[.C907]=&quot;BC&quot;);[.B907]-([.B907]*MOD([.A907];100)/100);[.B907])" office:value-type="float" office:value="46511" calcext:value-type="float">
            <text:p>46511</text:p>
          </table:table-cell>
          <table:table-cell table:formula="of:=[.E906]-[.D907]" office:value-type="float" office:value="-16827917.47" calcext:value-type="float">
            <text:p>-16827917,47</text:p>
          </table:table-cell>
          <table:table-cell table:number-columns-repeated="2"/>
        </table:table-row>
        <table:table-row table:style-name="ro2">
          <table:table-cell office:value-type="float" office:value="2309" calcext:value-type="float">
            <text:p>2309</text:p>
          </table:table-cell>
          <table:table-cell office:value-type="float" office:value="46577" calcext:value-type="float">
            <text:p>46577</text:p>
          </table:table-cell>
          <table:table-cell office:value-type="string" calcext:value-type="string">
            <text:p>B</text:p>
          </table:table-cell>
          <table:table-cell table:formula="of:=IF(OR([.C908]=&quot;AC&quot;;[.C908]=&quot;BC&quot;);[.B908]-([.B908]*MOD([.A908];100)/100);[.B908])" office:value-type="float" office:value="46577" calcext:value-type="float">
            <text:p>46577</text:p>
          </table:table-cell>
          <table:table-cell table:formula="of:=[.E907]-[.D908]" office:value-type="float" office:value="-16874494.47" calcext:value-type="float">
            <text:p>-16874494,47</text:p>
          </table:table-cell>
          <table:table-cell table:number-columns-repeated="2"/>
        </table:table-row>
        <table:table-row table:style-name="ro2">
          <table:table-cell office:value-type="float" office:value="1113" calcext:value-type="float">
            <text:p>1113</text:p>
          </table:table-cell>
          <table:table-cell office:value-type="float" office:value="53585" calcext:value-type="float">
            <text:p>53585</text:p>
          </table:table-cell>
          <table:table-cell office:value-type="string" calcext:value-type="string">
            <text:p>BC</text:p>
          </table:table-cell>
          <table:table-cell table:formula="of:=IF(OR([.C909]=&quot;AC&quot;;[.C909]=&quot;BC&quot;);[.B909]-([.B909]*MOD([.A909];100)/100);[.B909])" office:value-type="float" office:value="46618.95" calcext:value-type="float">
            <text:p>46619</text:p>
          </table:table-cell>
          <table:table-cell table:formula="of:=[.E908]-[.D909]" office:value-type="float" office:value="-16921113.42" calcext:value-type="float">
            <text:p>-16921113,42</text:p>
          </table:table-cell>
          <table:table-cell table:number-columns-repeated="2"/>
        </table:table-row>
        <table:table-row table:style-name="ro2">
          <table:table-cell office:value-type="float" office:value="2058" calcext:value-type="float">
            <text:p>2058</text:p>
          </table:table-cell>
          <table:table-cell office:value-type="float" office:value="46775" calcext:value-type="float">
            <text:p>46775</text:p>
          </table:table-cell>
          <table:table-cell office:value-type="string" calcext:value-type="string">
            <text:p>A</text:p>
          </table:table-cell>
          <table:table-cell table:formula="of:=IF(OR([.C910]=&quot;AC&quot;;[.C910]=&quot;BC&quot;);[.B910]-([.B910]*MOD([.A910];100)/100);[.B910])" office:value-type="float" office:value="46775" calcext:value-type="float">
            <text:p>46775</text:p>
          </table:table-cell>
          <table:table-cell table:formula="of:=[.E909]-[.D910]" office:value-type="float" office:value="-16967888.42" calcext:value-type="float">
            <text:p>-16967888,42</text:p>
          </table:table-cell>
          <table:table-cell table:number-columns-repeated="2"/>
        </table:table-row>
        <table:table-row table:style-name="ro2">
          <table:table-cell office:value-type="float" office:value="3048" calcext:value-type="float">
            <text:p>3048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A</text:p>
          </table:table-cell>
          <table:table-cell table:formula="of:=IF(OR([.C911]=&quot;AC&quot;;[.C911]=&quot;BC&quot;);[.B911]-([.B911]*MOD([.A911];100)/100);[.B911])" office:value-type="float" office:value="46786" calcext:value-type="float">
            <text:p>46786</text:p>
          </table:table-cell>
          <table:table-cell table:formula="of:=[.E910]-[.D911]" office:value-type="float" office:value="-17014674.42" calcext:value-type="float">
            <text:p>-17014674,42</text:p>
          </table:table-cell>
          <table:table-cell table:number-columns-repeated="2"/>
        </table:table-row>
        <table:table-row table:style-name="ro2">
          <table:table-cell office:value-type="float" office:value="1421" calcext:value-type="float">
            <text:p>1421</text:p>
          </table:table-cell>
          <table:table-cell office:value-type="float" office:value="46789" calcext:value-type="float">
            <text:p>46789</text:p>
          </table:table-cell>
          <table:table-cell office:value-type="string" calcext:value-type="string">
            <text:p>B</text:p>
          </table:table-cell>
          <table:table-cell table:formula="of:=IF(OR([.C912]=&quot;AC&quot;;[.C912]=&quot;BC&quot;);[.B912]-([.B912]*MOD([.A912];100)/100);[.B912])" office:value-type="float" office:value="46789" calcext:value-type="float">
            <text:p>46789</text:p>
          </table:table-cell>
          <table:table-cell table:formula="of:=[.E911]-[.D912]" office:value-type="float" office:value="-17061463.42" calcext:value-type="float">
            <text:p>-17061463,42</text:p>
          </table:table-cell>
          <table:table-cell table:number-columns-repeated="2"/>
        </table:table-row>
        <table:table-row table:style-name="ro2">
          <table:table-cell office:value-type="float" office:value="3721" calcext:value-type="float">
            <text:p>3721</text:p>
          </table:table-cell>
          <table:table-cell office:value-type="float" office:value="46800" calcext:value-type="float">
            <text:p>46800</text:p>
          </table:table-cell>
          <table:table-cell office:value-type="string" calcext:value-type="string">
            <text:p>B</text:p>
          </table:table-cell>
          <table:table-cell table:formula="of:=IF(OR([.C913]=&quot;AC&quot;;[.C913]=&quot;BC&quot;);[.B913]-([.B913]*MOD([.A913];100)/100);[.B913])" office:value-type="float" office:value="46800" calcext:value-type="float">
            <text:p>46800</text:p>
          </table:table-cell>
          <table:table-cell table:formula="of:=[.E912]-[.D913]" office:value-type="float" office:value="-17108263.42" calcext:value-type="float">
            <text:p>-17108263,42</text:p>
          </table:table-cell>
          <table:table-cell table:number-columns-repeated="2"/>
        </table:table-row>
        <table:table-row table:style-name="ro2">
          <table:table-cell office:value-type="float" office:value="988" calcext:value-type="float">
            <text:p>988</text:p>
          </table:table-cell>
          <table:table-cell office:value-type="float" office:value="46828" calcext:value-type="float">
            <text:p>46828</text:p>
          </table:table-cell>
          <table:table-cell office:value-type="string" calcext:value-type="string">
            <text:p>A</text:p>
          </table:table-cell>
          <table:table-cell table:formula="of:=IF(OR([.C914]=&quot;AC&quot;;[.C914]=&quot;BC&quot;);[.B914]-([.B914]*MOD([.A914];100)/100);[.B914])" office:value-type="float" office:value="46828" calcext:value-type="float">
            <text:p>46828</text:p>
          </table:table-cell>
          <table:table-cell table:formula="of:=[.E913]-[.D914]" office:value-type="float" office:value="-17155091.42" calcext:value-type="float">
            <text:p>-17155091,42</text:p>
          </table:table-cell>
          <table:table-cell table:number-columns-repeated="2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float" office:value="46911" calcext:value-type="float">
            <text:p>46911</text:p>
          </table:table-cell>
          <table:table-cell office:value-type="string" calcext:value-type="string">
            <text:p>A</text:p>
          </table:table-cell>
          <table:table-cell table:formula="of:=IF(OR([.C915]=&quot;AC&quot;;[.C915]=&quot;BC&quot;);[.B915]-([.B915]*MOD([.A915];100)/100);[.B915])" office:value-type="float" office:value="46911" calcext:value-type="float">
            <text:p>46911</text:p>
          </table:table-cell>
          <table:table-cell table:formula="of:=[.E914]-[.D915]" office:value-type="float" office:value="-17202002.42" calcext:value-type="float">
            <text:p>-17202002,42</text:p>
          </table:table-cell>
          <table:table-cell table:number-columns-repeated="2"/>
        </table:table-row>
        <table:table-row table:style-name="ro2">
          <table:table-cell office:value-type="float" office:value="2699" calcext:value-type="float">
            <text:p>2699</text:p>
          </table:table-cell>
          <table:table-cell office:value-type="float" office:value="46979" calcext:value-type="float">
            <text:p>46979</text:p>
          </table:table-cell>
          <table:table-cell office:value-type="string" calcext:value-type="string">
            <text:p>A</text:p>
          </table:table-cell>
          <table:table-cell table:formula="of:=IF(OR([.C916]=&quot;AC&quot;;[.C916]=&quot;BC&quot;);[.B916]-([.B916]*MOD([.A916];100)/100);[.B916])" office:value-type="float" office:value="46979" calcext:value-type="float">
            <text:p>46979</text:p>
          </table:table-cell>
          <table:table-cell table:formula="of:=[.E915]-[.D916]" office:value-type="float" office:value="-17248981.42" calcext:value-type="float">
            <text:p>-17248981,42</text:p>
          </table:table-cell>
          <table:table-cell table:number-columns-repeated="2"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float" office:value="47238" calcext:value-type="float">
            <text:p>47238</text:p>
          </table:table-cell>
          <table:table-cell office:value-type="string" calcext:value-type="string">
            <text:p>A</text:p>
          </table:table-cell>
          <table:table-cell table:formula="of:=IF(OR([.C917]=&quot;AC&quot;;[.C917]=&quot;BC&quot;);[.B917]-([.B917]*MOD([.A917];100)/100);[.B917])" office:value-type="float" office:value="47238" calcext:value-type="float">
            <text:p>47238</text:p>
          </table:table-cell>
          <table:table-cell table:formula="of:=[.E916]-[.D917]" office:value-type="float" office:value="-17296219.42" calcext:value-type="float">
            <text:p>-17296219,42</text:p>
          </table:table-cell>
          <table:table-cell table:number-columns-repeated="2"/>
        </table:table-row>
        <table:table-row table:style-name="ro2">
          <table:table-cell office:value-type="float" office:value="3879" calcext:value-type="float">
            <text:p>3879</text:p>
          </table:table-cell>
          <table:table-cell office:value-type="float" office:value="47247" calcext:value-type="float">
            <text:p>47247</text:p>
          </table:table-cell>
          <table:table-cell office:value-type="string" calcext:value-type="string">
            <text:p>A</text:p>
          </table:table-cell>
          <table:table-cell table:formula="of:=IF(OR([.C918]=&quot;AC&quot;;[.C918]=&quot;BC&quot;);[.B918]-([.B918]*MOD([.A918];100)/100);[.B918])" office:value-type="float" office:value="47247" calcext:value-type="float">
            <text:p>47247</text:p>
          </table:table-cell>
          <table:table-cell table:formula="of:=[.E917]-[.D918]" office:value-type="float" office:value="-17343466.42" calcext:value-type="float">
            <text:p>-17343466,42</text:p>
          </table:table-cell>
          <table:table-cell table:number-columns-repeated="2"/>
        </table:table-row>
        <table:table-row table:style-name="ro2">
          <table:table-cell office:value-type="float" office:value="1220" calcext:value-type="float">
            <text:p>1220</text:p>
          </table:table-cell>
          <table:table-cell office:value-type="float" office:value="47454" calcext:value-type="float">
            <text:p>47454</text:p>
          </table:table-cell>
          <table:table-cell office:value-type="string" calcext:value-type="string">
            <text:p>B</text:p>
          </table:table-cell>
          <table:table-cell table:formula="of:=IF(OR([.C919]=&quot;AC&quot;;[.C919]=&quot;BC&quot;);[.B919]-([.B919]*MOD([.A919];100)/100);[.B919])" office:value-type="float" office:value="47454" calcext:value-type="float">
            <text:p>47454</text:p>
          </table:table-cell>
          <table:table-cell table:formula="of:=[.E918]-[.D919]" office:value-type="float" office:value="-17390920.42" calcext:value-type="float">
            <text:p>-17390920,42</text:p>
          </table:table-cell>
          <table:table-cell table:number-columns-repeated="2"/>
        </table:table-row>
        <table:table-row table:style-name="ro2">
          <table:table-cell office:value-type="float" office:value="3813" calcext:value-type="float">
            <text:p>3813</text:p>
          </table:table-cell>
          <table:table-cell office:value-type="float" office:value="47552" calcext:value-type="float">
            <text:p>47552</text:p>
          </table:table-cell>
          <table:table-cell office:value-type="string" calcext:value-type="string">
            <text:p>B</text:p>
          </table:table-cell>
          <table:table-cell table:formula="of:=IF(OR([.C920]=&quot;AC&quot;;[.C920]=&quot;BC&quot;);[.B920]-([.B920]*MOD([.A920];100)/100);[.B920])" office:value-type="float" office:value="47552" calcext:value-type="float">
            <text:p>47552</text:p>
          </table:table-cell>
          <table:table-cell table:formula="of:=[.E919]-[.D920]" office:value-type="float" office:value="-17438472.42" calcext:value-type="float">
            <text:p>-17438472,42</text:p>
          </table:table-cell>
          <table:table-cell table:number-columns-repeated="2"/>
        </table:table-row>
        <table:table-row table:style-name="ro2">
          <table:table-cell office:value-type="float" office:value="2905" calcext:value-type="float">
            <text:p>2905</text:p>
          </table:table-cell>
          <table:table-cell office:value-type="float" office:value="50127" calcext:value-type="float">
            <text:p>50127</text:p>
          </table:table-cell>
          <table:table-cell office:value-type="string" calcext:value-type="string">
            <text:p>BC</text:p>
          </table:table-cell>
          <table:table-cell table:formula="of:=IF(OR([.C921]=&quot;AC&quot;;[.C921]=&quot;BC&quot;);[.B921]-([.B921]*MOD([.A921];100)/100);[.B921])" office:value-type="float" office:value="47620.65" calcext:value-type="float">
            <text:p>47621</text:p>
          </table:table-cell>
          <table:table-cell table:formula="of:=[.E920]-[.D921]" office:value-type="float" office:value="-17486093.07" calcext:value-type="float">
            <text:p>-17486093,07</text:p>
          </table:table-cell>
          <table:table-cell table:number-columns-repeated="2"/>
        </table:table-row>
        <table:table-row table:style-name="ro2">
          <table:table-cell office:value-type="float" office:value="3814" calcext:value-type="float">
            <text:p>3814</text:p>
          </table:table-cell>
          <table:table-cell office:value-type="float" office:value="47663" calcext:value-type="float">
            <text:p>47663</text:p>
          </table:table-cell>
          <table:table-cell office:value-type="string" calcext:value-type="string">
            <text:p>A</text:p>
          </table:table-cell>
          <table:table-cell table:formula="of:=IF(OR([.C922]=&quot;AC&quot;;[.C922]=&quot;BC&quot;);[.B922]-([.B922]*MOD([.A922];100)/100);[.B922])" office:value-type="float" office:value="47663" calcext:value-type="float">
            <text:p>47663</text:p>
          </table:table-cell>
          <table:table-cell table:formula="of:=[.E921]-[.D922]" office:value-type="float" office:value="-17533756.07" calcext:value-type="float">
            <text:p>-17533756,07</text:p>
          </table:table-cell>
          <table:table-cell table:number-columns-repeated="2"/>
        </table:table-row>
        <table:table-row table:style-name="ro2">
          <table:table-cell office:value-type="float" office:value="3393" calcext:value-type="float">
            <text:p>3393</text:p>
          </table:table-cell>
          <table:table-cell office:value-type="float" office:value="47727" calcext:value-type="float">
            <text:p>47727</text:p>
          </table:table-cell>
          <table:table-cell office:value-type="string" calcext:value-type="string">
            <text:p>B</text:p>
          </table:table-cell>
          <table:table-cell table:formula="of:=IF(OR([.C923]=&quot;AC&quot;;[.C923]=&quot;BC&quot;);[.B923]-([.B923]*MOD([.A923];100)/100);[.B923])" office:value-type="float" office:value="47727" calcext:value-type="float">
            <text:p>47727</text:p>
          </table:table-cell>
          <table:table-cell table:formula="of:=[.E922]-[.D923]" office:value-type="float" office:value="-17581483.07" calcext:value-type="float">
            <text:p>-17581483,07</text:p>
          </table:table-cell>
          <table:table-cell table:number-columns-repeated="2"/>
        </table:table-row>
        <table:table-row table:style-name="ro2">
          <table:table-cell office:value-type="float" office:value="2308" calcext:value-type="float">
            <text:p>2308</text:p>
          </table:table-cell>
          <table:table-cell office:value-type="float" office:value="47760" calcext:value-type="float">
            <text:p>47760</text:p>
          </table:table-cell>
          <table:table-cell office:value-type="string" calcext:value-type="string">
            <text:p>B</text:p>
          </table:table-cell>
          <table:table-cell table:formula="of:=IF(OR([.C924]=&quot;AC&quot;;[.C924]=&quot;BC&quot;);[.B924]-([.B924]*MOD([.A924];100)/100);[.B924])" office:value-type="float" office:value="47760" calcext:value-type="float">
            <text:p>47760</text:p>
          </table:table-cell>
          <table:table-cell table:formula="of:=[.E923]-[.D924]" office:value-type="float" office:value="-17629243.07" calcext:value-type="float">
            <text:p>-17629243,07</text:p>
          </table:table-cell>
          <table:table-cell table:number-columns-repeated="2"/>
        </table:table-row>
        <table:table-row table:style-name="ro2">
          <table:table-cell office:value-type="float" office:value="2959" calcext:value-type="float">
            <text:p>2959</text:p>
          </table:table-cell>
          <table:table-cell office:value-type="float" office:value="47789" calcext:value-type="float">
            <text:p>47789</text:p>
          </table:table-cell>
          <table:table-cell office:value-type="string" calcext:value-type="string">
            <text:p>A</text:p>
          </table:table-cell>
          <table:table-cell table:formula="of:=IF(OR([.C925]=&quot;AC&quot;;[.C925]=&quot;BC&quot;);[.B925]-([.B925]*MOD([.A925];100)/100);[.B925])" office:value-type="float" office:value="47789" calcext:value-type="float">
            <text:p>47789</text:p>
          </table:table-cell>
          <table:table-cell table:formula="of:=[.E924]-[.D925]" office:value-type="float" office:value="-17677032.07" calcext:value-type="float">
            <text:p>-17677032,07</text:p>
          </table:table-cell>
          <table:table-cell table:number-columns-repeated="2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float" office:value="47791" calcext:value-type="float">
            <text:p>47791</text:p>
          </table:table-cell>
          <table:table-cell office:value-type="string" calcext:value-type="string">
            <text:p>A</text:p>
          </table:table-cell>
          <table:table-cell table:formula="of:=IF(OR([.C926]=&quot;AC&quot;;[.C926]=&quot;BC&quot;);[.B926]-([.B926]*MOD([.A926];100)/100);[.B926])" office:value-type="float" office:value="47791" calcext:value-type="float">
            <text:p>47791</text:p>
          </table:table-cell>
          <table:table-cell table:formula="of:=[.E925]-[.D926]" office:value-type="float" office:value="-17724823.07" calcext:value-type="float">
            <text:p>-17724823,07</text:p>
          </table:table-cell>
          <table:table-cell table:number-columns-repeated="2"/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float" office:value="47828" calcext:value-type="float">
            <text:p>47828</text:p>
          </table:table-cell>
          <table:table-cell office:value-type="string" calcext:value-type="string">
            <text:p>B</text:p>
          </table:table-cell>
          <table:table-cell table:formula="of:=IF(OR([.C927]=&quot;AC&quot;;[.C927]=&quot;BC&quot;);[.B927]-([.B927]*MOD([.A927];100)/100);[.B927])" office:value-type="float" office:value="47828" calcext:value-type="float">
            <text:p>47828</text:p>
          </table:table-cell>
          <table:table-cell table:formula="of:=[.E926]-[.D927]" office:value-type="float" office:value="-17772651.07" calcext:value-type="float">
            <text:p>-17772651,07</text:p>
          </table:table-cell>
          <table:table-cell table:number-columns-repeated="2"/>
        </table:table-row>
        <table:table-row table:style-name="ro2">
          <table:table-cell office:value-type="float" office:value="3217" calcext:value-type="float">
            <text:p>3217</text:p>
          </table:table-cell>
          <table:table-cell office:value-type="float" office:value="47834" calcext:value-type="float">
            <text:p>47834</text:p>
          </table:table-cell>
          <table:table-cell office:value-type="string" calcext:value-type="string">
            <text:p>A</text:p>
          </table:table-cell>
          <table:table-cell table:formula="of:=IF(OR([.C928]=&quot;AC&quot;;[.C928]=&quot;BC&quot;);[.B928]-([.B928]*MOD([.A928];100)/100);[.B928])" office:value-type="float" office:value="47834" calcext:value-type="float">
            <text:p>47834</text:p>
          </table:table-cell>
          <table:table-cell table:formula="of:=[.E927]-[.D928]" office:value-type="float" office:value="-17820485.07" calcext:value-type="float">
            <text:p>-17820485,07</text:p>
          </table:table-cell>
          <table:table-cell table:number-columns-repeated="2"/>
        </table:table-row>
        <table:table-row table:style-name="ro2">
          <table:table-cell office:value-type="float" office:value="2376" calcext:value-type="float">
            <text:p>2376</text:p>
          </table:table-cell>
          <table:table-cell office:value-type="float" office:value="47908" calcext:value-type="float">
            <text:p>47908</text:p>
          </table:table-cell>
          <table:table-cell office:value-type="string" calcext:value-type="string">
            <text:p>B</text:p>
          </table:table-cell>
          <table:table-cell table:formula="of:=IF(OR([.C929]=&quot;AC&quot;;[.C929]=&quot;BC&quot;);[.B929]-([.B929]*MOD([.A929];100)/100);[.B929])" office:value-type="float" office:value="47908" calcext:value-type="float">
            <text:p>47908</text:p>
          </table:table-cell>
          <table:table-cell table:formula="of:=[.E928]-[.D929]" office:value-type="float" office:value="-17868393.07" calcext:value-type="float">
            <text:p>-17868393,07</text:p>
          </table:table-cell>
          <table:table-cell table:number-columns-repeated="2"/>
        </table:table-row>
        <table:table-row table:style-name="ro2">
          <table:table-cell office:value-type="float" office:value="3786" calcext:value-type="float">
            <text:p>3786</text:p>
          </table:table-cell>
          <table:table-cell office:value-type="float" office:value="47959" calcext:value-type="float">
            <text:p>47959</text:p>
          </table:table-cell>
          <table:table-cell office:value-type="string" calcext:value-type="string">
            <text:p>B</text:p>
          </table:table-cell>
          <table:table-cell table:formula="of:=IF(OR([.C930]=&quot;AC&quot;;[.C930]=&quot;BC&quot;);[.B930]-([.B930]*MOD([.A930];100)/100);[.B930])" office:value-type="float" office:value="47959" calcext:value-type="float">
            <text:p>47959</text:p>
          </table:table-cell>
          <table:table-cell table:formula="of:=[.E929]-[.D930]" office:value-type="float" office:value="-17916352.07" calcext:value-type="float">
            <text:p>-17916352,07</text:p>
          </table:table-cell>
          <table:table-cell table:number-columns-repeated="2"/>
        </table:table-row>
        <table:table-row table:style-name="ro2">
          <table:table-cell office:value-type="float" office:value="2707" calcext:value-type="float">
            <text:p>2707</text:p>
          </table:table-cell>
          <table:table-cell office:value-type="float" office:value="48007" calcext:value-type="float">
            <text:p>48007</text:p>
          </table:table-cell>
          <table:table-cell office:value-type="string" calcext:value-type="string">
            <text:p>B</text:p>
          </table:table-cell>
          <table:table-cell table:formula="of:=IF(OR([.C931]=&quot;AC&quot;;[.C931]=&quot;BC&quot;);[.B931]-([.B931]*MOD([.A931];100)/100);[.B931])" office:value-type="float" office:value="48007" calcext:value-type="float">
            <text:p>48007</text:p>
          </table:table-cell>
          <table:table-cell table:formula="of:=[.E930]-[.D931]" office:value-type="float" office:value="-17964359.07" calcext:value-type="float">
            <text:p>-17964359,07</text:p>
          </table:table-cell>
          <table:table-cell table:number-columns-repeated="2"/>
        </table:table-row>
        <table:table-row table:style-name="ro2">
          <table:table-cell office:value-type="float" office:value="3587" calcext:value-type="float">
            <text:p>3587</text:p>
          </table:table-cell>
          <table:table-cell office:value-type="float" office:value="48085" calcext:value-type="float">
            <text:p>48085</text:p>
          </table:table-cell>
          <table:table-cell office:value-type="string" calcext:value-type="string">
            <text:p>B</text:p>
          </table:table-cell>
          <table:table-cell table:formula="of:=IF(OR([.C932]=&quot;AC&quot;;[.C932]=&quot;BC&quot;);[.B932]-([.B932]*MOD([.A932];100)/100);[.B932])" office:value-type="float" office:value="48085" calcext:value-type="float">
            <text:p>48085</text:p>
          </table:table-cell>
          <table:table-cell table:formula="of:=[.E931]-[.D932]" office:value-type="float" office:value="-18012444.07" calcext:value-type="float">
            <text:p>-18012444,07</text:p>
          </table:table-cell>
          <table:table-cell table:number-columns-repeated="2"/>
        </table:table-row>
        <table:table-row table:style-name="ro2">
          <table:table-cell office:value-type="float" office:value="1577" calcext:value-type="float">
            <text:p>1577</text:p>
          </table:table-cell>
          <table:table-cell office:value-type="float" office:value="48094" calcext:value-type="float">
            <text:p>48094</text:p>
          </table:table-cell>
          <table:table-cell office:value-type="string" calcext:value-type="string">
            <text:p>A</text:p>
          </table:table-cell>
          <table:table-cell table:formula="of:=IF(OR([.C933]=&quot;AC&quot;;[.C933]=&quot;BC&quot;);[.B933]-([.B933]*MOD([.A933];100)/100);[.B933])" office:value-type="float" office:value="48094" calcext:value-type="float">
            <text:p>48094</text:p>
          </table:table-cell>
          <table:table-cell table:formula="of:=[.E932]-[.D933]" office:value-type="float" office:value="-18060538.07" calcext:value-type="float">
            <text:p>-18060538,07</text:p>
          </table:table-cell>
          <table:table-cell table:number-columns-repeated="2"/>
        </table:table-row>
        <table:table-row table:style-name="ro2">
          <table:table-cell office:value-type="float" office:value="2029" calcext:value-type="float">
            <text:p>2029</text:p>
          </table:table-cell>
          <table:table-cell office:value-type="float" office:value="48120" calcext:value-type="float">
            <text:p>48120</text:p>
          </table:table-cell>
          <table:table-cell office:value-type="string" calcext:value-type="string">
            <text:p>A</text:p>
          </table:table-cell>
          <table:table-cell table:formula="of:=IF(OR([.C934]=&quot;AC&quot;;[.C934]=&quot;BC&quot;);[.B934]-([.B934]*MOD([.A934];100)/100);[.B934])" office:value-type="float" office:value="48120" calcext:value-type="float">
            <text:p>48120</text:p>
          </table:table-cell>
          <table:table-cell table:formula="of:=[.E933]-[.D934]" office:value-type="float" office:value="-18108658.07" calcext:value-type="float">
            <text:p>-18108658,07</text:p>
          </table:table-cell>
          <table:table-cell table:number-columns-repeated="2"/>
        </table:table-row>
        <table:table-row table:style-name="ro2">
          <table:table-cell office:value-type="float" office:value="3814" calcext:value-type="float">
            <text:p>3814</text:p>
          </table:table-cell>
          <table:table-cell office:value-type="float" office:value="48130" calcext:value-type="float">
            <text:p>48130</text:p>
          </table:table-cell>
          <table:table-cell office:value-type="string" calcext:value-type="string">
            <text:p>A</text:p>
          </table:table-cell>
          <table:table-cell table:formula="of:=IF(OR([.C935]=&quot;AC&quot;;[.C935]=&quot;BC&quot;);[.B935]-([.B935]*MOD([.A935];100)/100);[.B935])" office:value-type="float" office:value="48130" calcext:value-type="float">
            <text:p>48130</text:p>
          </table:table-cell>
          <table:table-cell table:formula="of:=[.E934]-[.D935]" office:value-type="float" office:value="-18156788.07" calcext:value-type="float">
            <text:p>-18156788,07</text:p>
          </table:table-cell>
          <table:table-cell table:number-columns-repeated="2"/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float" office:value="53040" calcext:value-type="float">
            <text:p>53040</text:p>
          </table:table-cell>
          <table:table-cell office:value-type="string" calcext:value-type="string">
            <text:p>BC</text:p>
          </table:table-cell>
          <table:table-cell table:formula="of:=IF(OR([.C936]=&quot;AC&quot;;[.C936]=&quot;BC&quot;);[.B936]-([.B936]*MOD([.A936];100)/100);[.B936])" office:value-type="float" office:value="48266.4" calcext:value-type="float">
            <text:p>48266</text:p>
          </table:table-cell>
          <table:table-cell table:formula="of:=[.E935]-[.D936]" office:value-type="float" office:value="-18205054.47" calcext:value-type="float">
            <text:p>-18205054,47</text:p>
          </table:table-cell>
          <table:table-cell table:number-columns-repeated="2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48270" calcext:value-type="float">
            <text:p>48270</text:p>
          </table:table-cell>
          <table:table-cell office:value-type="string" calcext:value-type="string">
            <text:p>A</text:p>
          </table:table-cell>
          <table:table-cell table:formula="of:=IF(OR([.C937]=&quot;AC&quot;;[.C937]=&quot;BC&quot;);[.B937]-([.B937]*MOD([.A937];100)/100);[.B937])" office:value-type="float" office:value="48270" calcext:value-type="float">
            <text:p>48270</text:p>
          </table:table-cell>
          <table:table-cell table:formula="of:=[.E936]-[.D937]" office:value-type="float" office:value="-18253324.47" calcext:value-type="float">
            <text:p>-18253324,47</text:p>
          </table:table-cell>
          <table:table-cell table:number-columns-repeated="2"/>
        </table:table-row>
        <table:table-row table:style-name="ro2">
          <table:table-cell office:value-type="float" office:value="2430" calcext:value-type="float">
            <text:p>2430</text:p>
          </table:table-cell>
          <table:table-cell office:value-type="float" office:value="48287" calcext:value-type="float">
            <text:p>48287</text:p>
          </table:table-cell>
          <table:table-cell office:value-type="string" calcext:value-type="string">
            <text:p>B</text:p>
          </table:table-cell>
          <table:table-cell table:formula="of:=IF(OR([.C938]=&quot;AC&quot;;[.C938]=&quot;BC&quot;);[.B938]-([.B938]*MOD([.A938];100)/100);[.B938])" office:value-type="float" office:value="48287" calcext:value-type="float">
            <text:p>48287</text:p>
          </table:table-cell>
          <table:table-cell table:formula="of:=[.E937]-[.D938]" office:value-type="float" office:value="-18301611.47" calcext:value-type="float">
            <text:p>-18301611,47</text:p>
          </table:table-cell>
          <table:table-cell table:number-columns-repeated="2"/>
        </table:table-row>
        <table:table-row table:style-name="ro2">
          <table:table-cell office:value-type="float" office:value="1392" calcext:value-type="float">
            <text:p>1392</text:p>
          </table:table-cell>
          <table:table-cell office:value-type="float" office:value="48293" calcext:value-type="float">
            <text:p>48293</text:p>
          </table:table-cell>
          <table:table-cell office:value-type="string" calcext:value-type="string">
            <text:p>B</text:p>
          </table:table-cell>
          <table:table-cell table:formula="of:=IF(OR([.C939]=&quot;AC&quot;;[.C939]=&quot;BC&quot;);[.B939]-([.B939]*MOD([.A939];100)/100);[.B939])" office:value-type="float" office:value="48293" calcext:value-type="float">
            <text:p>48293</text:p>
          </table:table-cell>
          <table:table-cell table:formula="of:=[.E938]-[.D939]" office:value-type="float" office:value="-18349904.47" calcext:value-type="float">
            <text:p>-18349904,47</text:p>
          </table:table-cell>
          <table:table-cell table:number-columns-repeated="2"/>
        </table:table-row>
        <table:table-row table:style-name="ro2">
          <table:table-cell office:value-type="float" office:value="2489" calcext:value-type="float">
            <text:p>2489</text:p>
          </table:table-cell>
          <table:table-cell office:value-type="float" office:value="48346" calcext:value-type="float">
            <text:p>48346</text:p>
          </table:table-cell>
          <table:table-cell office:value-type="string" calcext:value-type="string">
            <text:p>A</text:p>
          </table:table-cell>
          <table:table-cell table:formula="of:=IF(OR([.C940]=&quot;AC&quot;;[.C940]=&quot;BC&quot;);[.B940]-([.B940]*MOD([.A940];100)/100);[.B940])" office:value-type="float" office:value="48346" calcext:value-type="float">
            <text:p>48346</text:p>
          </table:table-cell>
          <table:table-cell table:formula="of:=[.E939]-[.D940]" office:value-type="float" office:value="-18398250.47" calcext:value-type="float">
            <text:p>-18398250,47</text:p>
          </table:table-cell>
          <table:table-cell table:number-columns-repeated="2"/>
        </table:table-row>
        <table:table-row table:style-name="ro2">
          <table:table-cell office:value-type="float" office:value="1546" calcext:value-type="float">
            <text:p>1546</text:p>
          </table:table-cell>
          <table:table-cell office:value-type="float" office:value="48363" calcext:value-type="float">
            <text:p>48363</text:p>
          </table:table-cell>
          <table:table-cell office:value-type="string" calcext:value-type="string">
            <text:p>A</text:p>
          </table:table-cell>
          <table:table-cell table:formula="of:=IF(OR([.C941]=&quot;AC&quot;;[.C941]=&quot;BC&quot;);[.B941]-([.B941]*MOD([.A941];100)/100);[.B941])" office:value-type="float" office:value="48363" calcext:value-type="float">
            <text:p>48363</text:p>
          </table:table-cell>
          <table:table-cell table:formula="of:=[.E940]-[.D941]" office:value-type="float" office:value="-18446613.47" calcext:value-type="float">
            <text:p>-18446613,47</text:p>
          </table:table-cell>
          <table:table-cell table:number-columns-repeated="2"/>
        </table:table-row>
        <table:table-row table:style-name="ro2">
          <table:table-cell office:value-type="float" office:value="1248" calcext:value-type="float">
            <text:p>1248</text:p>
          </table:table-cell>
          <table:table-cell office:value-type="float" office:value="48503" calcext:value-type="float">
            <text:p>48503</text:p>
          </table:table-cell>
          <table:table-cell office:value-type="string" calcext:value-type="string">
            <text:p>B</text:p>
          </table:table-cell>
          <table:table-cell table:formula="of:=IF(OR([.C942]=&quot;AC&quot;;[.C942]=&quot;BC&quot;);[.B942]-([.B942]*MOD([.A942];100)/100);[.B942])" office:value-type="float" office:value="48503" calcext:value-type="float">
            <text:p>48503</text:p>
          </table:table-cell>
          <table:table-cell table:formula="of:=[.E941]-[.D942]" office:value-type="float" office:value="-18495116.47" calcext:value-type="float">
            <text:p>-18495116,47</text:p>
          </table:table-cell>
          <table:table-cell table:number-columns-repeated="2"/>
        </table:table-row>
        <table:table-row table:style-name="ro2">
          <table:table-cell office:value-type="float" office:value="2045" calcext:value-type="float">
            <text:p>2045</text:p>
          </table:table-cell>
          <table:table-cell office:value-type="float" office:value="48750" calcext:value-type="float">
            <text:p>48750</text:p>
          </table:table-cell>
          <table:table-cell office:value-type="string" calcext:value-type="string">
            <text:p>A</text:p>
          </table:table-cell>
          <table:table-cell table:formula="of:=IF(OR([.C943]=&quot;AC&quot;;[.C943]=&quot;BC&quot;);[.B943]-([.B943]*MOD([.A943];100)/100);[.B943])" office:value-type="float" office:value="48750" calcext:value-type="float">
            <text:p>48750</text:p>
          </table:table-cell>
          <table:table-cell table:formula="of:=[.E942]-[.D943]" office:value-type="float" office:value="-18543866.47" calcext:value-type="float">
            <text:p>-18543866,47</text:p>
          </table:table-cell>
          <table:table-cell table:number-columns-repeated="2"/>
        </table:table-row>
        <table:table-row table:style-name="ro2">
          <table:table-cell office:value-type="float" office:value="2812" calcext:value-type="float">
            <text:p>2812</text:p>
          </table:table-cell>
          <table:table-cell office:value-type="float" office:value="48841" calcext:value-type="float">
            <text:p>48841</text:p>
          </table:table-cell>
          <table:table-cell office:value-type="string" calcext:value-type="string">
            <text:p>B</text:p>
          </table:table-cell>
          <table:table-cell table:formula="of:=IF(OR([.C944]=&quot;AC&quot;;[.C944]=&quot;BC&quot;);[.B944]-([.B944]*MOD([.A944];100)/100);[.B944])" office:value-type="float" office:value="48841" calcext:value-type="float">
            <text:p>48841</text:p>
          </table:table-cell>
          <table:table-cell table:formula="of:=[.E943]-[.D944]" office:value-type="float" office:value="-18592707.47" calcext:value-type="float">
            <text:p>-18592707,47</text:p>
          </table:table-cell>
          <table:table-cell table:number-columns-repeated="2"/>
        </table:table-row>
        <table:table-row table:style-name="ro2">
          <table:table-cell office:value-type="float" office:value="2033" calcext:value-type="float">
            <text:p>2033</text:p>
          </table:table-cell>
          <table:table-cell office:value-type="float" office:value="49125" calcext:value-type="float">
            <text:p>49125</text:p>
          </table:table-cell>
          <table:table-cell office:value-type="string" calcext:value-type="string">
            <text:p>A</text:p>
          </table:table-cell>
          <table:table-cell table:formula="of:=IF(OR([.C945]=&quot;AC&quot;;[.C945]=&quot;BC&quot;);[.B945]-([.B945]*MOD([.A945];100)/100);[.B945])" office:value-type="float" office:value="49125" calcext:value-type="float">
            <text:p>49125</text:p>
          </table:table-cell>
          <table:table-cell table:formula="of:=[.E944]-[.D945]" office:value-type="float" office:value="-18641832.47" calcext:value-type="float">
            <text:p>-18641832,47</text:p>
          </table:table-cell>
          <table:table-cell table:number-columns-repeated="2"/>
        </table:table-row>
        <table:table-row table:style-name="ro2">
          <table:table-cell office:value-type="float" office:value="3579" calcext:value-type="float">
            <text:p>3579</text:p>
          </table:table-cell>
          <table:table-cell office:value-type="float" office:value="49277" calcext:value-type="float">
            <text:p>49277</text:p>
          </table:table-cell>
          <table:table-cell office:value-type="string" calcext:value-type="string">
            <text:p>B</text:p>
          </table:table-cell>
          <table:table-cell table:formula="of:=IF(OR([.C946]=&quot;AC&quot;;[.C946]=&quot;BC&quot;);[.B946]-([.B946]*MOD([.A946];100)/100);[.B946])" office:value-type="float" office:value="49277" calcext:value-type="float">
            <text:p>49277</text:p>
          </table:table-cell>
          <table:table-cell table:formula="of:=[.E945]-[.D946]" office:value-type="float" office:value="-18691109.47" calcext:value-type="float">
            <text:p>-18691109,47</text:p>
          </table:table-cell>
          <table:table-cell table:number-columns-repeated="2"/>
        </table:table-row>
        <table:table-row table:style-name="ro2">
          <table:table-cell office:value-type="float" office:value="2191" calcext:value-type="float">
            <text:p>2191</text:p>
          </table:table-cell>
          <table:table-cell office:value-type="float" office:value="49405" calcext:value-type="float">
            <text:p>49405</text:p>
          </table:table-cell>
          <table:table-cell office:value-type="string" calcext:value-type="string">
            <text:p>A</text:p>
          </table:table-cell>
          <table:table-cell table:formula="of:=IF(OR([.C947]=&quot;AC&quot;;[.C947]=&quot;BC&quot;);[.B947]-([.B947]*MOD([.A947];100)/100);[.B947])" office:value-type="float" office:value="49405" calcext:value-type="float">
            <text:p>49405</text:p>
          </table:table-cell>
          <table:table-cell table:formula="of:=[.E946]-[.D947]" office:value-type="float" office:value="-18740514.47" calcext:value-type="float">
            <text:p>-18740514,47</text:p>
          </table:table-cell>
          <table:table-cell table:number-columns-repeated="2"/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float" office:value="49759" calcext:value-type="float">
            <text:p>49759</text:p>
          </table:table-cell>
          <table:table-cell office:value-type="string" calcext:value-type="string">
            <text:p>A</text:p>
          </table:table-cell>
          <table:table-cell table:formula="of:=IF(OR([.C948]=&quot;AC&quot;;[.C948]=&quot;BC&quot;);[.B948]-([.B948]*MOD([.A948];100)/100);[.B948])" office:value-type="float" office:value="49759" calcext:value-type="float">
            <text:p>49759</text:p>
          </table:table-cell>
          <table:table-cell table:formula="of:=[.E947]-[.D948]" office:value-type="float" office:value="-18790273.47" calcext:value-type="float">
            <text:p>-18790273,47</text:p>
          </table:table-cell>
          <table:table-cell table:number-columns-repeated="2"/>
        </table:table-row>
        <table:table-row table:style-name="ro2">
          <table:table-cell office:value-type="float" office:value="3779" calcext:value-type="float">
            <text:p>3779</text:p>
          </table:table-cell>
          <table:table-cell office:value-type="float" office:value="49814" calcext:value-type="float">
            <text:p>49814</text:p>
          </table:table-cell>
          <table:table-cell office:value-type="string" calcext:value-type="string">
            <text:p>A</text:p>
          </table:table-cell>
          <table:table-cell table:formula="of:=IF(OR([.C949]=&quot;AC&quot;;[.C949]=&quot;BC&quot;);[.B949]-([.B949]*MOD([.A949];100)/100);[.B949])" office:value-type="float" office:value="49814" calcext:value-type="float">
            <text:p>49814</text:p>
          </table:table-cell>
          <table:table-cell table:formula="of:=[.E948]-[.D949]" office:value-type="float" office:value="-18840087.47" calcext:value-type="float">
            <text:p>-18840087,47</text:p>
          </table:table-cell>
          <table:table-cell table:number-columns-repeated="2"/>
        </table:table-row>
        <table:table-row table:style-name="ro2">
          <table:table-cell office:value-type="float" office:value="940" calcext:value-type="float">
            <text:p>940</text:p>
          </table:table-cell>
          <table:table-cell office:value-type="float" office:value="49814" calcext:value-type="float">
            <text:p>49814</text:p>
          </table:table-cell>
          <table:table-cell office:value-type="string" calcext:value-type="string">
            <text:p>B</text:p>
          </table:table-cell>
          <table:table-cell table:formula="of:=IF(OR([.C950]=&quot;AC&quot;;[.C950]=&quot;BC&quot;);[.B950]-([.B950]*MOD([.A950];100)/100);[.B950])" office:value-type="float" office:value="49814" calcext:value-type="float">
            <text:p>49814</text:p>
          </table:table-cell>
          <table:table-cell table:formula="of:=[.E949]-[.D950]" office:value-type="float" office:value="-18889901.47" calcext:value-type="float">
            <text:p>-18889901,47</text:p>
          </table:table-cell>
          <table:table-cell table:number-columns-repeated="2"/>
        </table:table-row>
        <table:table-row table:style-name="ro2">
          <table:table-cell office:value-type="float" office:value="2093" calcext:value-type="float">
            <text:p>2093</text:p>
          </table:table-cell>
          <table:table-cell office:value-type="float" office:value="49863" calcext:value-type="float">
            <text:p>49863</text:p>
          </table:table-cell>
          <table:table-cell office:value-type="string" calcext:value-type="string">
            <text:p>A</text:p>
          </table:table-cell>
          <table:table-cell table:formula="of:=IF(OR([.C951]=&quot;AC&quot;;[.C951]=&quot;BC&quot;);[.B951]-([.B951]*MOD([.A951];100)/100);[.B951])" office:value-type="float" office:value="49863" calcext:value-type="float">
            <text:p>49863</text:p>
          </table:table-cell>
          <table:table-cell table:formula="of:=[.E950]-[.D951]" office:value-type="float" office:value="-18939764.47" calcext:value-type="float">
            <text:p>-18939764,47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0069" calcext:value-type="float">
            <text:p>50069</text:p>
          </table:table-cell>
          <table:table-cell office:value-type="string" calcext:value-type="string">
            <text:p>B</text:p>
          </table:table-cell>
          <table:table-cell table:formula="of:=IF(OR([.C952]=&quot;AC&quot;;[.C952]=&quot;BC&quot;);[.B952]-([.B952]*MOD([.A952];100)/100);[.B952])" office:value-type="float" office:value="50069" calcext:value-type="float">
            <text:p>50069</text:p>
          </table:table-cell>
          <table:table-cell table:formula="of:=[.E951]-[.D952]" office:value-type="float" office:value="-18989833.47" calcext:value-type="float">
            <text:p>-18989833,47</text:p>
          </table:table-cell>
          <table:table-cell table:number-columns-repeated="2"/>
        </table:table-row>
        <table:table-row table:style-name="ro2">
          <table:table-cell office:value-type="float" office:value="1777" calcext:value-type="float">
            <text:p>1777</text:p>
          </table:table-cell>
          <table:table-cell office:value-type="float" office:value="50366" calcext:value-type="float">
            <text:p>50366</text:p>
          </table:table-cell>
          <table:table-cell office:value-type="string" calcext:value-type="string">
            <text:p>B</text:p>
          </table:table-cell>
          <table:table-cell table:formula="of:=IF(OR([.C953]=&quot;AC&quot;;[.C953]=&quot;BC&quot;);[.B953]-([.B953]*MOD([.A953];100)/100);[.B953])" office:value-type="float" office:value="50366" calcext:value-type="float">
            <text:p>50366</text:p>
          </table:table-cell>
          <table:table-cell table:formula="of:=[.E952]-[.D953]" office:value-type="float" office:value="-19040199.47" calcext:value-type="float">
            <text:p>-19040199,47</text:p>
          </table:table-cell>
          <table:table-cell table:number-columns-repeated="2"/>
        </table:table-row>
        <table:table-row table:style-name="ro2">
          <table:table-cell office:value-type="float" office:value="3136" calcext:value-type="float">
            <text:p>3136</text:p>
          </table:table-cell>
          <table:table-cell office:value-type="float" office:value="50409" calcext:value-type="float">
            <text:p>50409</text:p>
          </table:table-cell>
          <table:table-cell office:value-type="string" calcext:value-type="string">
            <text:p>B</text:p>
          </table:table-cell>
          <table:table-cell table:formula="of:=IF(OR([.C954]=&quot;AC&quot;;[.C954]=&quot;BC&quot;);[.B954]-([.B954]*MOD([.A954];100)/100);[.B954])" office:value-type="float" office:value="50409" calcext:value-type="float">
            <text:p>50409</text:p>
          </table:table-cell>
          <table:table-cell table:formula="of:=[.E953]-[.D954]" office:value-type="float" office:value="-19090608.47" calcext:value-type="float">
            <text:p>-19090608,47</text:p>
          </table:table-cell>
          <table:table-cell table:number-columns-repeated="2"/>
        </table:table-row>
        <table:table-row table:style-name="ro2">
          <table:table-cell office:value-type="float" office:value="3470" calcext:value-type="float">
            <text:p>3470</text:p>
          </table:table-cell>
          <table:table-cell office:value-type="float" office:value="50580" calcext:value-type="float">
            <text:p>50580</text:p>
          </table:table-cell>
          <table:table-cell office:value-type="string" calcext:value-type="string">
            <text:p>B</text:p>
          </table:table-cell>
          <table:table-cell table:formula="of:=IF(OR([.C955]=&quot;AC&quot;;[.C955]=&quot;BC&quot;);[.B955]-([.B955]*MOD([.A955];100)/100);[.B955])" office:value-type="float" office:value="50580" calcext:value-type="float">
            <text:p>50580</text:p>
          </table:table-cell>
          <table:table-cell table:formula="of:=[.E954]-[.D955]" office:value-type="float" office:value="-19141188.47" calcext:value-type="float">
            <text:p>-19141188,47</text:p>
          </table:table-cell>
          <table:table-cell table:number-columns-repeated="2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float" office:value="50656" calcext:value-type="float">
            <text:p>50656</text:p>
          </table:table-cell>
          <table:table-cell office:value-type="string" calcext:value-type="string">
            <text:p>B</text:p>
          </table:table-cell>
          <table:table-cell table:formula="of:=IF(OR([.C956]=&quot;AC&quot;;[.C956]=&quot;BC&quot;);[.B956]-([.B956]*MOD([.A956];100)/100);[.B956])" office:value-type="float" office:value="50656" calcext:value-type="float">
            <text:p>50656</text:p>
          </table:table-cell>
          <table:table-cell table:formula="of:=[.E955]-[.D956]" office:value-type="float" office:value="-19191844.47" calcext:value-type="float">
            <text:p>-19191844,47</text:p>
          </table:table-cell>
          <table:table-cell table:number-columns-repeated="2"/>
        </table:table-row>
        <table:table-row table:style-name="ro2">
          <table:table-cell office:value-type="float" office:value="3057" calcext:value-type="float">
            <text:p>3057</text:p>
          </table:table-cell>
          <table:table-cell office:value-type="float" office:value="50671" calcext:value-type="float">
            <text:p>50671</text:p>
          </table:table-cell>
          <table:table-cell office:value-type="string" calcext:value-type="string">
            <text:p>B</text:p>
          </table:table-cell>
          <table:table-cell table:formula="of:=IF(OR([.C957]=&quot;AC&quot;;[.C957]=&quot;BC&quot;);[.B957]-([.B957]*MOD([.A957];100)/100);[.B957])" office:value-type="float" office:value="50671" calcext:value-type="float">
            <text:p>50671</text:p>
          </table:table-cell>
          <table:table-cell table:formula="of:=[.E956]-[.D957]" office:value-type="float" office:value="-19242515.47" calcext:value-type="float">
            <text:p>-19242515,47</text:p>
          </table:table-cell>
          <table:table-cell table:number-columns-repeated="2"/>
        </table:table-row>
        <table:table-row table:style-name="ro2">
          <table:table-cell office:value-type="float" office:value="3354" calcext:value-type="float">
            <text:p>3354</text:p>
          </table:table-cell>
          <table:table-cell office:value-type="float" office:value="50690" calcext:value-type="float">
            <text:p>50690</text:p>
          </table:table-cell>
          <table:table-cell office:value-type="string" calcext:value-type="string">
            <text:p>B</text:p>
          </table:table-cell>
          <table:table-cell table:formula="of:=IF(OR([.C958]=&quot;AC&quot;;[.C958]=&quot;BC&quot;);[.B958]-([.B958]*MOD([.A958];100)/100);[.B958])" office:value-type="float" office:value="50690" calcext:value-type="float">
            <text:p>50690</text:p>
          </table:table-cell>
          <table:table-cell table:formula="of:=[.E957]-[.D958]" office:value-type="float" office:value="-19293205.47" calcext:value-type="float">
            <text:p>-19293205,47</text:p>
          </table:table-cell>
          <table:table-cell table:number-columns-repeated="2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float" office:value="50719" calcext:value-type="float">
            <text:p>50719</text:p>
          </table:table-cell>
          <table:table-cell office:value-type="string" calcext:value-type="string">
            <text:p>B</text:p>
          </table:table-cell>
          <table:table-cell table:formula="of:=IF(OR([.C959]=&quot;AC&quot;;[.C959]=&quot;BC&quot;);[.B959]-([.B959]*MOD([.A959];100)/100);[.B959])" office:value-type="float" office:value="50719" calcext:value-type="float">
            <text:p>50719</text:p>
          </table:table-cell>
          <table:table-cell table:formula="of:=[.E958]-[.D959]" office:value-type="float" office:value="-19343924.47" calcext:value-type="float">
            <text:p>-19343924,47</text:p>
          </table:table-cell>
          <table:table-cell table:number-columns-repeated="2"/>
        </table:table-row>
        <table:table-row table:style-name="ro2">
          <table:table-cell office:value-type="float" office:value="3255" calcext:value-type="float">
            <text:p>3255</text:p>
          </table:table-cell>
          <table:table-cell office:value-type="float" office:value="50766" calcext:value-type="float">
            <text:p>50766</text:p>
          </table:table-cell>
          <table:table-cell office:value-type="string" calcext:value-type="string">
            <text:p>B</text:p>
          </table:table-cell>
          <table:table-cell table:formula="of:=IF(OR([.C960]=&quot;AC&quot;;[.C960]=&quot;BC&quot;);[.B960]-([.B960]*MOD([.A960];100)/100);[.B960])" office:value-type="float" office:value="50766" calcext:value-type="float">
            <text:p>50766</text:p>
          </table:table-cell>
          <table:table-cell table:formula="of:=[.E959]-[.D960]" office:value-type="float" office:value="-19394690.47" calcext:value-type="float">
            <text:p>-19394690,47</text:p>
          </table:table-cell>
          <table:table-cell table:number-columns-repeated="2"/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float" office:value="50775" calcext:value-type="float">
            <text:p>50775</text:p>
          </table:table-cell>
          <table:table-cell office:value-type="string" calcext:value-type="string">
            <text:p>A</text:p>
          </table:table-cell>
          <table:table-cell table:formula="of:=IF(OR([.C961]=&quot;AC&quot;;[.C961]=&quot;BC&quot;);[.B961]-([.B961]*MOD([.A961];100)/100);[.B961])" office:value-type="float" office:value="50775" calcext:value-type="float">
            <text:p>50775</text:p>
          </table:table-cell>
          <table:table-cell table:formula="of:=[.E960]-[.D961]" office:value-type="float" office:value="-19445465.47" calcext:value-type="float">
            <text:p>-19445465,47</text:p>
          </table:table-cell>
          <table:table-cell table:number-columns-repeated="2"/>
        </table:table-row>
        <table:table-row table:style-name="ro2">
          <table:table-cell office:value-type="float" office:value="1406" calcext:value-type="float">
            <text:p>1406</text:p>
          </table:table-cell>
          <table:table-cell office:value-type="float" office:value="54072" calcext:value-type="float">
            <text:p>54072</text:p>
          </table:table-cell>
          <table:table-cell office:value-type="string" calcext:value-type="string">
            <text:p>AC</text:p>
          </table:table-cell>
          <table:table-cell table:formula="of:=IF(OR([.C962]=&quot;AC&quot;;[.C962]=&quot;BC&quot;);[.B962]-([.B962]*MOD([.A962];100)/100);[.B962])" office:value-type="float" office:value="50827.68" calcext:value-type="float">
            <text:p>50828</text:p>
          </table:table-cell>
          <table:table-cell table:formula="of:=[.E961]-[.D962]" office:value-type="float" office:value="-19496293.15" calcext:value-type="float">
            <text:p>-19496293,15</text:p>
          </table:table-cell>
          <table:table-cell table:number-columns-repeated="2"/>
        </table:table-row>
        <table:table-row table:style-name="ro2">
          <table:table-cell office:value-type="float" office:value="1501" calcext:value-type="float">
            <text:p>1501</text:p>
          </table:table-cell>
          <table:table-cell office:value-type="float" office:value="51473" calcext:value-type="float">
            <text:p>51473</text:p>
          </table:table-cell>
          <table:table-cell office:value-type="string" calcext:value-type="string">
            <text:p>BC</text:p>
          </table:table-cell>
          <table:table-cell table:formula="of:=IF(OR([.C963]=&quot;AC&quot;;[.C963]=&quot;BC&quot;);[.B963]-([.B963]*MOD([.A963];100)/100);[.B963])" office:value-type="float" office:value="50958.27" calcext:value-type="float">
            <text:p>50958</text:p>
          </table:table-cell>
          <table:table-cell table:formula="of:=[.E962]-[.D963]" office:value-type="float" office:value="-19547251.42" calcext:value-type="float">
            <text:p>-19547251,42</text:p>
          </table:table-cell>
          <table:table-cell table:number-columns-repeated="2"/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float" office:value="51103" calcext:value-type="float">
            <text:p>51103</text:p>
          </table:table-cell>
          <table:table-cell office:value-type="string" calcext:value-type="string">
            <text:p>B</text:p>
          </table:table-cell>
          <table:table-cell table:formula="of:=IF(OR([.C964]=&quot;AC&quot;;[.C964]=&quot;BC&quot;);[.B964]-([.B964]*MOD([.A964];100)/100);[.B964])" office:value-type="float" office:value="51103" calcext:value-type="float">
            <text:p>51103</text:p>
          </table:table-cell>
          <table:table-cell table:formula="of:=[.E963]-[.D964]" office:value-type="float" office:value="-19598354.42" calcext:value-type="float">
            <text:p>-19598354,42</text:p>
          </table:table-cell>
          <table:table-cell table:number-columns-repeated="2"/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float" office:value="53814" calcext:value-type="float">
            <text:p>53814</text:p>
          </table:table-cell>
          <table:table-cell office:value-type="string" calcext:value-type="string">
            <text:p>AC</text:p>
          </table:table-cell>
          <table:table-cell table:formula="of:=IF(OR([.C965]=&quot;AC&quot;;[.C965]=&quot;BC&quot;);[.B965]-([.B965]*MOD([.A965];100)/100);[.B965])" office:value-type="float" office:value="51123.3" calcext:value-type="float">
            <text:p>51123</text:p>
          </table:table-cell>
          <table:table-cell table:formula="of:=[.E964]-[.D965]" office:value-type="float" office:value="-19649477.72" calcext:value-type="float">
            <text:p>-19649477,72</text:p>
          </table:table-cell>
          <table:table-cell table:number-columns-repeated="2"/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float" office:value="51213" calcext:value-type="float">
            <text:p>51213</text:p>
          </table:table-cell>
          <table:table-cell office:value-type="string" calcext:value-type="string">
            <text:p>A</text:p>
          </table:table-cell>
          <table:table-cell table:formula="of:=IF(OR([.C966]=&quot;AC&quot;;[.C966]=&quot;BC&quot;);[.B966]-([.B966]*MOD([.A966];100)/100);[.B966])" office:value-type="float" office:value="51213" calcext:value-type="float">
            <text:p>51213</text:p>
          </table:table-cell>
          <table:table-cell table:formula="of:=[.E965]-[.D966]" office:value-type="float" office:value="-19700690.72" calcext:value-type="float">
            <text:p>-19700690,72</text:p>
          </table:table-cell>
          <table:table-cell table:number-columns-repeated="2"/>
        </table:table-row>
        <table:table-row table:style-name="ro2">
          <table:table-cell office:value-type="float" office:value="1223" calcext:value-type="float">
            <text:p>1223</text:p>
          </table:table-cell>
          <table:table-cell office:value-type="float" office:value="51238" calcext:value-type="float">
            <text:p>51238</text:p>
          </table:table-cell>
          <table:table-cell office:value-type="string" calcext:value-type="string">
            <text:p>A</text:p>
          </table:table-cell>
          <table:table-cell table:formula="of:=IF(OR([.C967]=&quot;AC&quot;;[.C967]=&quot;BC&quot;);[.B967]-([.B967]*MOD([.A967];100)/100);[.B967])" office:value-type="float" office:value="51238" calcext:value-type="float">
            <text:p>51238</text:p>
          </table:table-cell>
          <table:table-cell table:formula="of:=[.E966]-[.D967]" office:value-type="float" office:value="-19751928.72" calcext:value-type="float">
            <text:p>-19751928,72</text:p>
          </table:table-cell>
          <table:table-cell table:number-columns-repeated="2"/>
        </table:table-row>
        <table:table-row table:style-name="ro2">
          <table:table-cell office:value-type="float" office:value="3266" calcext:value-type="float">
            <text:p>3266</text:p>
          </table:table-cell>
          <table:table-cell office:value-type="float" office:value="51321" calcext:value-type="float">
            <text:p>51321</text:p>
          </table:table-cell>
          <table:table-cell office:value-type="string" calcext:value-type="string">
            <text:p>A</text:p>
          </table:table-cell>
          <table:table-cell table:formula="of:=IF(OR([.C968]=&quot;AC&quot;;[.C968]=&quot;BC&quot;);[.B968]-([.B968]*MOD([.A968];100)/100);[.B968])" office:value-type="float" office:value="51321" calcext:value-type="float">
            <text:p>51321</text:p>
          </table:table-cell>
          <table:table-cell table:formula="of:=[.E967]-[.D968]" office:value-type="float" office:value="-19803249.72" calcext:value-type="float">
            <text:p>-19803249,72</text:p>
          </table:table-cell>
          <table:table-cell table:number-columns-repeated="2"/>
        </table:table-row>
        <table:table-row table:style-name="ro2">
          <table:table-cell office:value-type="float" office:value="3804" calcext:value-type="float">
            <text:p>3804</text:p>
          </table:table-cell>
          <table:table-cell office:value-type="float" office:value="53464" calcext:value-type="float">
            <text:p>53464</text:p>
          </table:table-cell>
          <table:table-cell office:value-type="string" calcext:value-type="string">
            <text:p>AC</text:p>
          </table:table-cell>
          <table:table-cell table:formula="of:=IF(OR([.C969]=&quot;AC&quot;;[.C969]=&quot;BC&quot;);[.B969]-([.B969]*MOD([.A969];100)/100);[.B969])" office:value-type="float" office:value="51325.44" calcext:value-type="float">
            <text:p>51325</text:p>
          </table:table-cell>
          <table:table-cell table:formula="of:=[.E968]-[.D969]" office:value-type="float" office:value="-19854575.16" calcext:value-type="float">
            <text:p>-19854575,16</text:p>
          </table:table-cell>
          <table:table-cell table:number-columns-repeated="2"/>
        </table:table-row>
        <table:table-row table:style-name="ro2">
          <table:table-cell office:value-type="float" office:value="2257" calcext:value-type="float">
            <text:p>2257</text:p>
          </table:table-cell>
          <table:table-cell office:value-type="float" office:value="51415" calcext:value-type="float">
            <text:p>51415</text:p>
          </table:table-cell>
          <table:table-cell office:value-type="string" calcext:value-type="string">
            <text:p>A</text:p>
          </table:table-cell>
          <table:table-cell table:formula="of:=IF(OR([.C970]=&quot;AC&quot;;[.C970]=&quot;BC&quot;);[.B970]-([.B970]*MOD([.A970];100)/100);[.B970])" office:value-type="float" office:value="51415" calcext:value-type="float">
            <text:p>51415</text:p>
          </table:table-cell>
          <table:table-cell table:formula="of:=[.E969]-[.D970]" office:value-type="float" office:value="-19905990.16" calcext:value-type="float">
            <text:p>-19905990,16</text:p>
          </table:table-cell>
          <table:table-cell table:number-columns-repeated="2"/>
        </table:table-row>
        <table:table-row table:style-name="ro2">
          <table:table-cell office:value-type="float" office:value="1011" calcext:value-type="float">
            <text:p>1011</text:p>
          </table:table-cell>
          <table:table-cell office:value-type="float" office:value="51487" calcext:value-type="float">
            <text:p>51487</text:p>
          </table:table-cell>
          <table:table-cell office:value-type="string" calcext:value-type="string">
            <text:p>B</text:p>
          </table:table-cell>
          <table:table-cell table:formula="of:=IF(OR([.C971]=&quot;AC&quot;;[.C971]=&quot;BC&quot;);[.B971]-([.B971]*MOD([.A971];100)/100);[.B971])" office:value-type="float" office:value="51487" calcext:value-type="float">
            <text:p>51487</text:p>
          </table:table-cell>
          <table:table-cell table:formula="of:=[.E970]-[.D971]" office:value-type="float" office:value="-19957477.16" calcext:value-type="float">
            <text:p>-19957477,16</text:p>
          </table:table-cell>
          <table:table-cell table:number-columns-repeated="2"/>
        </table:table-row>
        <table:table-row table:style-name="ro2">
          <table:table-cell office:value-type="float" office:value="1191" calcext:value-type="float">
            <text:p>1191</text:p>
          </table:table-cell>
          <table:table-cell office:value-type="float" office:value="51699" calcext:value-type="float">
            <text:p>51699</text:p>
          </table:table-cell>
          <table:table-cell office:value-type="string" calcext:value-type="string">
            <text:p>B</text:p>
          </table:table-cell>
          <table:table-cell table:formula="of:=IF(OR([.C972]=&quot;AC&quot;;[.C972]=&quot;BC&quot;);[.B972]-([.B972]*MOD([.A972];100)/100);[.B972])" office:value-type="float" office:value="51699" calcext:value-type="float">
            <text:p>51699</text:p>
          </table:table-cell>
          <table:table-cell table:formula="of:=[.E971]-[.D972]" office:value-type="float" office:value="-20009176.16" calcext:value-type="float">
            <text:p>-20009176,16</text:p>
          </table:table-cell>
          <table:table-cell table:number-columns-repeated="2"/>
        </table:table-row>
        <table:table-row table:style-name="ro2">
          <table:table-cell office:value-type="float" office:value="2299" calcext:value-type="float">
            <text:p>2299</text:p>
          </table:table-cell>
          <table:table-cell office:value-type="float" office:value="51914" calcext:value-type="float">
            <text:p>51914</text:p>
          </table:table-cell>
          <table:table-cell office:value-type="string" calcext:value-type="string">
            <text:p>B</text:p>
          </table:table-cell>
          <table:table-cell table:formula="of:=IF(OR([.C973]=&quot;AC&quot;;[.C973]=&quot;BC&quot;);[.B973]-([.B973]*MOD([.A973];100)/100);[.B973])" office:value-type="float" office:value="51914" calcext:value-type="float">
            <text:p>51914</text:p>
          </table:table-cell>
          <table:table-cell table:formula="of:=[.E972]-[.D973]" office:value-type="float" office:value="-20061090.16" calcext:value-type="float">
            <text:p>-20061090,16</text:p>
          </table:table-cell>
          <table:table-cell table:number-columns-repeated="2"/>
        </table:table-row>
        <table:table-row table:style-name="ro2">
          <table:table-cell office:value-type="float" office:value="3327" calcext:value-type="float">
            <text:p>3327</text:p>
          </table:table-cell>
          <table:table-cell office:value-type="float" office:value="52133" calcext:value-type="float">
            <text:p>52133</text:p>
          </table:table-cell>
          <table:table-cell office:value-type="string" calcext:value-type="string">
            <text:p>A</text:p>
          </table:table-cell>
          <table:table-cell table:formula="of:=IF(OR([.C974]=&quot;AC&quot;;[.C974]=&quot;BC&quot;);[.B974]-([.B974]*MOD([.A974];100)/100);[.B974])" office:value-type="float" office:value="52133" calcext:value-type="float">
            <text:p>52133</text:p>
          </table:table-cell>
          <table:table-cell table:formula="of:=[.E973]-[.D974]" office:value-type="float" office:value="-20113223.16" calcext:value-type="float">
            <text:p>-20113223,16</text:p>
          </table:table-cell>
          <table:table-cell table:number-columns-repeated="2"/>
        </table:table-row>
        <table:table-row table:style-name="ro2">
          <table:table-cell office:value-type="float" office:value="2159" calcext:value-type="float">
            <text:p>2159</text:p>
          </table:table-cell>
          <table:table-cell office:value-type="float" office:value="52141" calcext:value-type="float">
            <text:p>52141</text:p>
          </table:table-cell>
          <table:table-cell office:value-type="string" calcext:value-type="string">
            <text:p>B</text:p>
          </table:table-cell>
          <table:table-cell table:formula="of:=IF(OR([.C975]=&quot;AC&quot;;[.C975]=&quot;BC&quot;);[.B975]-([.B975]*MOD([.A975];100)/100);[.B975])" office:value-type="float" office:value="52141" calcext:value-type="float">
            <text:p>52141</text:p>
          </table:table-cell>
          <table:table-cell table:formula="of:=[.E974]-[.D975]" office:value-type="float" office:value="-20165364.16" calcext:value-type="float">
            <text:p>-20165364,16</text:p>
          </table:table-cell>
          <table:table-cell table:number-columns-repeated="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2252" calcext:value-type="float">
            <text:p>52252</text:p>
          </table:table-cell>
          <table:table-cell office:value-type="string" calcext:value-type="string">
            <text:p>B</text:p>
          </table:table-cell>
          <table:table-cell table:formula="of:=IF(OR([.C976]=&quot;AC&quot;;[.C976]=&quot;BC&quot;);[.B976]-([.B976]*MOD([.A976];100)/100);[.B976])" office:value-type="float" office:value="52252" calcext:value-type="float">
            <text:p>52252</text:p>
          </table:table-cell>
          <table:table-cell table:formula="of:=[.E975]-[.D976]" office:value-type="float" office:value="-20217616.16" calcext:value-type="float">
            <text:p>-20217616,16</text:p>
          </table:table-cell>
          <table:table-cell table:number-columns-repeated="2"/>
        </table:table-row>
        <table:table-row table:style-name="ro2">
          <table:table-cell office:value-type="float" office:value="1226" calcext:value-type="float">
            <text:p>1226</text:p>
          </table:table-cell>
          <table:table-cell office:value-type="float" office:value="52349" calcext:value-type="float">
            <text:p>52349</text:p>
          </table:table-cell>
          <table:table-cell office:value-type="string" calcext:value-type="string">
            <text:p>A</text:p>
          </table:table-cell>
          <table:table-cell table:formula="of:=IF(OR([.C977]=&quot;AC&quot;;[.C977]=&quot;BC&quot;);[.B977]-([.B977]*MOD([.A977];100)/100);[.B977])" office:value-type="float" office:value="52349" calcext:value-type="float">
            <text:p>52349</text:p>
          </table:table-cell>
          <table:table-cell table:formula="of:=[.E976]-[.D977]" office:value-type="float" office:value="-20269965.16" calcext:value-type="float">
            <text:p>-20269965,16</text:p>
          </table:table-cell>
          <table:table-cell table:number-columns-repeated="2"/>
        </table:table-row>
        <table:table-row table:style-name="ro2">
          <table:table-cell office:value-type="float" office:value="2687" calcext:value-type="float">
            <text:p>2687</text:p>
          </table:table-cell>
          <table:table-cell office:value-type="float" office:value="52451" calcext:value-type="float">
            <text:p>52451</text:p>
          </table:table-cell>
          <table:table-cell office:value-type="string" calcext:value-type="string">
            <text:p>A</text:p>
          </table:table-cell>
          <table:table-cell table:formula="of:=IF(OR([.C978]=&quot;AC&quot;;[.C978]=&quot;BC&quot;);[.B978]-([.B978]*MOD([.A978];100)/100);[.B978])" office:value-type="float" office:value="52451" calcext:value-type="float">
            <text:p>52451</text:p>
          </table:table-cell>
          <table:table-cell table:formula="of:=[.E977]-[.D978]" office:value-type="float" office:value="-20322416.16" calcext:value-type="float">
            <text:p>-20322416,16</text:p>
          </table:table-cell>
          <table:table-cell table:number-columns-repeated="2"/>
        </table:table-row>
        <table:table-row table:style-name="ro2">
          <table:table-cell office:value-type="float" office:value="793" calcext:value-type="float">
            <text:p>793</text:p>
          </table:table-cell>
          <table:table-cell office:value-type="float" office:value="52826" calcext:value-type="float">
            <text:p>52826</text:p>
          </table:table-cell>
          <table:table-cell office:value-type="string" calcext:value-type="string">
            <text:p>B</text:p>
          </table:table-cell>
          <table:table-cell table:formula="of:=IF(OR([.C979]=&quot;AC&quot;;[.C979]=&quot;BC&quot;);[.B979]-([.B979]*MOD([.A979];100)/100);[.B979])" office:value-type="float" office:value="52826" calcext:value-type="float">
            <text:p>52826</text:p>
          </table:table-cell>
          <table:table-cell table:formula="of:=[.E978]-[.D979]" office:value-type="float" office:value="-20375242.16" calcext:value-type="float">
            <text:p>-20375242,16</text:p>
          </table:table-cell>
          <table:table-cell table:number-columns-repeated="2"/>
        </table:table-row>
        <table:table-row table:style-name="ro2">
          <table:table-cell office:value-type="float" office:value="1505" calcext:value-type="float">
            <text:p>1505</text:p>
          </table:table-cell>
          <table:table-cell office:value-type="float" office:value="52889" calcext:value-type="float">
            <text:p>52889</text:p>
          </table:table-cell>
          <table:table-cell office:value-type="string" calcext:value-type="string">
            <text:p>B</text:p>
          </table:table-cell>
          <table:table-cell table:formula="of:=IF(OR([.C980]=&quot;AC&quot;;[.C980]=&quot;BC&quot;);[.B980]-([.B980]*MOD([.A980];100)/100);[.B980])" office:value-type="float" office:value="52889" calcext:value-type="float">
            <text:p>52889</text:p>
          </table:table-cell>
          <table:table-cell table:formula="of:=[.E979]-[.D980]" office:value-type="float" office:value="-20428131.16" calcext:value-type="float">
            <text:p>-20428131,16</text:p>
          </table:table-cell>
          <table:table-cell table:number-columns-repeated="2"/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float" office:value="53157" calcext:value-type="float">
            <text:p>53157</text:p>
          </table:table-cell>
          <table:table-cell office:value-type="string" calcext:value-type="string">
            <text:p>A</text:p>
          </table:table-cell>
          <table:table-cell table:formula="of:=IF(OR([.C981]=&quot;AC&quot;;[.C981]=&quot;BC&quot;);[.B981]-([.B981]*MOD([.A981];100)/100);[.B981])" office:value-type="float" office:value="53157" calcext:value-type="float">
            <text:p>53157</text:p>
          </table:table-cell>
          <table:table-cell table:formula="of:=[.E980]-[.D981]" office:value-type="float" office:value="-20481288.16" calcext:value-type="float">
            <text:p>-20481288,16</text:p>
          </table:table-cell>
          <table:table-cell table:number-columns-repeated="2"/>
        </table:table-row>
        <table:table-row table:style-name="ro2">
          <table:table-cell office:value-type="float" office:value="3788" calcext:value-type="float">
            <text:p>3788</text:p>
          </table:table-cell>
          <table:table-cell office:value-type="float" office:value="53196" calcext:value-type="float">
            <text:p>53196</text:p>
          </table:table-cell>
          <table:table-cell office:value-type="string" calcext:value-type="string">
            <text:p>B</text:p>
          </table:table-cell>
          <table:table-cell table:formula="of:=IF(OR([.C982]=&quot;AC&quot;;[.C982]=&quot;BC&quot;);[.B982]-([.B982]*MOD([.A982];100)/100);[.B982])" office:value-type="float" office:value="53196" calcext:value-type="float">
            <text:p>53196</text:p>
          </table:table-cell>
          <table:table-cell table:formula="of:=[.E981]-[.D982]" office:value-type="float" office:value="-20534484.16" calcext:value-type="float">
            <text:p>-20534484,16</text:p>
          </table:table-cell>
          <table:table-cell table:number-columns-repeated="2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53250" calcext:value-type="float">
            <text:p>53250</text:p>
          </table:table-cell>
          <table:table-cell office:value-type="string" calcext:value-type="string">
            <text:p>B</text:p>
          </table:table-cell>
          <table:table-cell table:formula="of:=IF(OR([.C983]=&quot;AC&quot;;[.C983]=&quot;BC&quot;);[.B983]-([.B983]*MOD([.A983];100)/100);[.B983])" office:value-type="float" office:value="53250" calcext:value-type="float">
            <text:p>53250</text:p>
          </table:table-cell>
          <table:table-cell table:formula="of:=[.E982]-[.D983]" office:value-type="float" office:value="-20587734.16" calcext:value-type="float">
            <text:p>-20587734,16</text:p>
          </table:table-cell>
          <table:table-cell table:number-columns-repeated="2"/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float" office:value="53883" calcext:value-type="float">
            <text:p>53883</text:p>
          </table:table-cell>
          <table:table-cell office:value-type="string" calcext:value-type="string">
            <text:p>AC</text:p>
          </table:table-cell>
          <table:table-cell table:formula="of:=IF(OR([.C984]=&quot;AC&quot;;[.C984]=&quot;BC&quot;);[.B984]-([.B984]*MOD([.A984];100)/100);[.B984])" office:value-type="float" office:value="53344.17" calcext:value-type="float">
            <text:p>53344</text:p>
          </table:table-cell>
          <table:table-cell table:formula="of:=[.E983]-[.D984]" office:value-type="float" office:value="-20641078.33" calcext:value-type="float">
            <text:p>-20641078,33</text:p>
          </table:table-cell>
          <table:table-cell table:number-columns-repeated="2"/>
        </table:table-row>
        <table:table-row table:style-name="ro2">
          <table:table-cell office:value-type="float" office:value="1410" calcext:value-type="float">
            <text:p>1410</text:p>
          </table:table-cell>
          <table:table-cell office:value-type="float" office:value="53477" calcext:value-type="float">
            <text:p>53477</text:p>
          </table:table-cell>
          <table:table-cell office:value-type="string" calcext:value-type="string">
            <text:p>B</text:p>
          </table:table-cell>
          <table:table-cell table:formula="of:=IF(OR([.C985]=&quot;AC&quot;;[.C985]=&quot;BC&quot;);[.B985]-([.B985]*MOD([.A985];100)/100);[.B985])" office:value-type="float" office:value="53477" calcext:value-type="float">
            <text:p>53477</text:p>
          </table:table-cell>
          <table:table-cell table:formula="of:=[.E984]-[.D985]" office:value-type="float" office:value="-20694555.33" calcext:value-type="float">
            <text:p>-20694555,33</text:p>
          </table:table-cell>
          <table:table-cell table:number-columns-repeated="2"/>
        </table:table-row>
        <table:table-row table:style-name="ro2">
          <table:table-cell office:value-type="float" office:value="3595" calcext:value-type="float">
            <text:p>3595</text:p>
          </table:table-cell>
          <table:table-cell office:value-type="float" office:value="53661" calcext:value-type="float">
            <text:p>53661</text:p>
          </table:table-cell>
          <table:table-cell office:value-type="string" calcext:value-type="string">
            <text:p>A</text:p>
          </table:table-cell>
          <table:table-cell table:formula="of:=IF(OR([.C986]=&quot;AC&quot;;[.C986]=&quot;BC&quot;);[.B986]-([.B986]*MOD([.A986];100)/100);[.B986])" office:value-type="float" office:value="53661" calcext:value-type="float">
            <text:p>53661</text:p>
          </table:table-cell>
          <table:table-cell table:formula="of:=[.E985]-[.D986]" office:value-type="float" office:value="-20748216.33" calcext:value-type="float">
            <text:p>-20748216,33</text:p>
          </table:table-cell>
          <table:table-cell table:number-columns-repeated="2"/>
        </table:table-row>
        <table:table-row table:style-name="ro2">
          <table:table-cell office:value-type="float" office:value="2439" calcext:value-type="float">
            <text:p>2439</text:p>
          </table:table-cell>
          <table:table-cell office:value-type="float" office:value="53680" calcext:value-type="float">
            <text:p>53680</text:p>
          </table:table-cell>
          <table:table-cell office:value-type="string" calcext:value-type="string">
            <text:p>B</text:p>
          </table:table-cell>
          <table:table-cell table:formula="of:=IF(OR([.C987]=&quot;AC&quot;;[.C987]=&quot;BC&quot;);[.B987]-([.B987]*MOD([.A987];100)/100);[.B987])" office:value-type="float" office:value="53680" calcext:value-type="float">
            <text:p>53680</text:p>
          </table:table-cell>
          <table:table-cell table:formula="of:=[.E986]-[.D987]" office:value-type="float" office:value="-20801896.33" calcext:value-type="float">
            <text:p>-20801896,33</text:p>
          </table:table-cell>
          <table:table-cell table:number-columns-repeated="2"/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float" office:value="53768" calcext:value-type="float">
            <text:p>53768</text:p>
          </table:table-cell>
          <table:table-cell office:value-type="string" calcext:value-type="string">
            <text:p>B</text:p>
          </table:table-cell>
          <table:table-cell table:formula="of:=IF(OR([.C988]=&quot;AC&quot;;[.C988]=&quot;BC&quot;);[.B988]-([.B988]*MOD([.A988];100)/100);[.B988])" office:value-type="float" office:value="53768" calcext:value-type="float">
            <text:p>53768</text:p>
          </table:table-cell>
          <table:table-cell table:formula="of:=[.E987]-[.D988]" office:value-type="float" office:value="-20855664.33" calcext:value-type="float">
            <text:p>-20855664,33</text:p>
          </table:table-cell>
          <table:table-cell table:number-columns-repeated="2"/>
        </table:table-row>
        <table:table-row table:style-name="ro2">
          <table:table-cell office:value-type="float" office:value="1880" calcext:value-type="float">
            <text:p>1880</text:p>
          </table:table-cell>
          <table:table-cell office:value-type="float" office:value="53774" calcext:value-type="float">
            <text:p>53774</text:p>
          </table:table-cell>
          <table:table-cell office:value-type="string" calcext:value-type="string">
            <text:p>A</text:p>
          </table:table-cell>
          <table:table-cell table:formula="of:=IF(OR([.C989]=&quot;AC&quot;;[.C989]=&quot;BC&quot;);[.B989]-([.B989]*MOD([.A989];100)/100);[.B989])" office:value-type="float" office:value="53774" calcext:value-type="float">
            <text:p>53774</text:p>
          </table:table-cell>
          <table:table-cell table:formula="of:=[.E988]-[.D989]" office:value-type="float" office:value="-20909438.33" calcext:value-type="float">
            <text:p>-20909438,33</text:p>
          </table:table-cell>
          <table:table-cell table:number-columns-repeated="2"/>
        </table:table-row>
        <table:table-row table:style-name="ro2">
          <table:table-cell office:value-type="float" office:value="1420" calcext:value-type="float">
            <text:p>1420</text:p>
          </table:table-cell>
          <table:table-cell office:value-type="float" office:value="53852" calcext:value-type="float">
            <text:p>53852</text:p>
          </table:table-cell>
          <table:table-cell office:value-type="string" calcext:value-type="string">
            <text:p>B</text:p>
          </table:table-cell>
          <table:table-cell table:formula="of:=IF(OR([.C990]=&quot;AC&quot;;[.C990]=&quot;BC&quot;);[.B990]-([.B990]*MOD([.A990];100)/100);[.B990])" office:value-type="float" office:value="53852" calcext:value-type="float">
            <text:p>53852</text:p>
          </table:table-cell>
          <table:table-cell table:formula="of:=[.E989]-[.D990]" office:value-type="float" office:value="-20963290.33" calcext:value-type="float">
            <text:p>-20963290,33</text:p>
          </table:table-cell>
          <table:table-cell table:number-columns-repeated="2"/>
        </table:table-row>
        <table:table-row table:style-name="ro2">
          <table:table-cell office:value-type="float" office:value="2238" calcext:value-type="float">
            <text:p>2238</text:p>
          </table:table-cell>
          <table:table-cell office:value-type="float" office:value="53873" calcext:value-type="float">
            <text:p>53873</text:p>
          </table:table-cell>
          <table:table-cell office:value-type="string" calcext:value-type="string">
            <text:p>A</text:p>
          </table:table-cell>
          <table:table-cell table:formula="of:=IF(OR([.C991]=&quot;AC&quot;;[.C991]=&quot;BC&quot;);[.B991]-([.B991]*MOD([.A991];100)/100);[.B991])" office:value-type="float" office:value="53873" calcext:value-type="float">
            <text:p>53873</text:p>
          </table:table-cell>
          <table:table-cell table:formula="of:=[.E990]-[.D991]" office:value-type="float" office:value="-21017163.33" calcext:value-type="float">
            <text:p>-21017163,33</text:p>
          </table:table-cell>
          <table:table-cell table:number-columns-repeated="2"/>
        </table:table-row>
        <table:table-row table:style-name="ro2">
          <table:table-cell office:value-type="float" office:value="1072" calcext:value-type="float">
            <text:p>1072</text:p>
          </table:table-cell>
          <table:table-cell office:value-type="float" office:value="53917" calcext:value-type="float">
            <text:p>53917</text:p>
          </table:table-cell>
          <table:table-cell office:value-type="string" calcext:value-type="string">
            <text:p>B</text:p>
          </table:table-cell>
          <table:table-cell table:formula="of:=IF(OR([.C992]=&quot;AC&quot;;[.C992]=&quot;BC&quot;);[.B992]-([.B992]*MOD([.A992];100)/100);[.B992])" office:value-type="float" office:value="53917" calcext:value-type="float">
            <text:p>53917</text:p>
          </table:table-cell>
          <table:table-cell table:formula="of:=[.E991]-[.D992]" office:value-type="float" office:value="-21071080.33" calcext:value-type="float">
            <text:p>-21071080,33</text:p>
          </table:table-cell>
          <table:table-cell table:number-columns-repeated="2"/>
        </table:table-row>
        <table:table-row table:style-name="ro2">
          <table:table-cell office:value-type="float" office:value="1711" calcext:value-type="float">
            <text:p>1711</text:p>
          </table:table-cell>
          <table:table-cell office:value-type="float" office:value="53920" calcext:value-type="float">
            <text:p>53920</text:p>
          </table:table-cell>
          <table:table-cell office:value-type="string" calcext:value-type="string">
            <text:p>A</text:p>
          </table:table-cell>
          <table:table-cell table:formula="of:=IF(OR([.C993]=&quot;AC&quot;;[.C993]=&quot;BC&quot;);[.B993]-([.B993]*MOD([.A993];100)/100);[.B993])" office:value-type="float" office:value="53920" calcext:value-type="float">
            <text:p>53920</text:p>
          </table:table-cell>
          <table:table-cell table:formula="of:=[.E992]-[.D993]" office:value-type="float" office:value="-21125000.33" calcext:value-type="float">
            <text:p>-21125000,33</text:p>
          </table:table-cell>
          <table:table-cell table:number-columns-repeated="2"/>
        </table:table-row>
        <table:table-row table:style-name="ro2">
          <table:table-cell office:value-type="float" office:value="1081" calcext:value-type="float">
            <text:p>1081</text:p>
          </table:table-cell>
          <table:table-cell office:value-type="float" office:value="54054" calcext:value-type="float">
            <text:p>54054</text:p>
          </table:table-cell>
          <table:table-cell office:value-type="string" calcext:value-type="string">
            <text:p>B</text:p>
          </table:table-cell>
          <table:table-cell table:formula="of:=IF(OR([.C994]=&quot;AC&quot;;[.C994]=&quot;BC&quot;);[.B994]-([.B994]*MOD([.A994];100)/100);[.B994])" office:value-type="float" office:value="54054" calcext:value-type="float">
            <text:p>54054</text:p>
          </table:table-cell>
          <table:table-cell table:formula="of:=[.E993]-[.D994]" office:value-type="float" office:value="-21179054.33" calcext:value-type="float">
            <text:p>-21179054,33</text:p>
          </table:table-cell>
          <table:table-cell table:number-columns-repeated="2"/>
        </table:table-row>
        <table:table-row table:style-name="ro2">
          <table:table-cell office:value-type="float" office:value="2731" calcext:value-type="float">
            <text:p>2731</text:p>
          </table:table-cell>
          <table:table-cell office:value-type="float" office:value="54068" calcext:value-type="float">
            <text:p>54068</text:p>
          </table:table-cell>
          <table:table-cell office:value-type="string" calcext:value-type="string">
            <text:p>A</text:p>
          </table:table-cell>
          <table:table-cell table:formula="of:=IF(OR([.C995]=&quot;AC&quot;;[.C995]=&quot;BC&quot;);[.B995]-([.B995]*MOD([.A995];100)/100);[.B995])" office:value-type="float" office:value="54068" calcext:value-type="float">
            <text:p>54068</text:p>
          </table:table-cell>
          <table:table-cell table:formula="of:=[.E994]-[.D995]" office:value-type="float" office:value="-21233122.33" calcext:value-type="float">
            <text:p>-21233122,33</text:p>
          </table:table-cell>
          <table:table-cell table:number-columns-repeated="2"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float" office:value="54178" calcext:value-type="float">
            <text:p>54178</text:p>
          </table:table-cell>
          <table:table-cell office:value-type="string" calcext:value-type="string">
            <text:p>A</text:p>
          </table:table-cell>
          <table:table-cell table:formula="of:=IF(OR([.C996]=&quot;AC&quot;;[.C996]=&quot;BC&quot;);[.B996]-([.B996]*MOD([.A996];100)/100);[.B996])" office:value-type="float" office:value="54178" calcext:value-type="float">
            <text:p>54178</text:p>
          </table:table-cell>
          <table:table-cell table:formula="of:=[.E995]-[.D996]" office:value-type="float" office:value="-21287300.33" calcext:value-type="float">
            <text:p>-21287300,33</text:p>
          </table:table-cell>
          <table:table-cell table:number-columns-repeated="2"/>
        </table:table-row>
        <table:table-row table:style-name="ro2">
          <table:table-cell office:value-type="float" office:value="3072" calcext:value-type="float">
            <text:p>3072</text:p>
          </table:table-cell>
          <table:table-cell office:value-type="float" office:value="54202" calcext:value-type="float">
            <text:p>54202</text:p>
          </table:table-cell>
          <table:table-cell office:value-type="string" calcext:value-type="string">
            <text:p>A</text:p>
          </table:table-cell>
          <table:table-cell table:formula="of:=IF(OR([.C997]=&quot;AC&quot;;[.C997]=&quot;BC&quot;);[.B997]-([.B997]*MOD([.A997];100)/100);[.B997])" office:value-type="float" office:value="54202" calcext:value-type="float">
            <text:p>54202</text:p>
          </table:table-cell>
          <table:table-cell table:formula="of:=[.E996]-[.D997]" office:value-type="float" office:value="-21341502.33" calcext:value-type="float">
            <text:p>-21341502,33</text:p>
          </table:table-cell>
          <table:table-cell table:number-columns-repeated="2"/>
        </table:table-row>
        <table:table-row table:style-name="ro2">
          <table:table-cell office:value-type="float" office:value="1251" calcext:value-type="float">
            <text:p>1251</text:p>
          </table:table-cell>
          <table:table-cell office:value-type="float" office:value="54441" calcext:value-type="float">
            <text:p>54441</text:p>
          </table:table-cell>
          <table:table-cell office:value-type="string" calcext:value-type="string">
            <text:p>B</text:p>
          </table:table-cell>
          <table:table-cell table:formula="of:=IF(OR([.C998]=&quot;AC&quot;;[.C998]=&quot;BC&quot;);[.B998]-([.B998]*MOD([.A998];100)/100);[.B998])" office:value-type="float" office:value="54441" calcext:value-type="float">
            <text:p>54441</text:p>
          </table:table-cell>
          <table:table-cell table:formula="of:=[.E997]-[.D998]" office:value-type="float" office:value="-21395943.33" calcext:value-type="float">
            <text:p>-21395943,33</text:p>
          </table:table-cell>
          <table:table-cell table:number-columns-repeated="2"/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float" office:value="54535" calcext:value-type="float">
            <text:p>54535</text:p>
          </table:table-cell>
          <table:table-cell office:value-type="string" calcext:value-type="string">
            <text:p>B</text:p>
          </table:table-cell>
          <table:table-cell table:formula="of:=IF(OR([.C999]=&quot;AC&quot;;[.C999]=&quot;BC&quot;);[.B999]-([.B999]*MOD([.A999];100)/100);[.B999])" office:value-type="float" office:value="54535" calcext:value-type="float">
            <text:p>54535</text:p>
          </table:table-cell>
          <table:table-cell table:formula="of:=[.E998]-[.D999]" office:value-type="float" office:value="-21450478.33" calcext:value-type="float">
            <text:p>-21450478,33</text:p>
          </table:table-cell>
          <table:table-cell table:number-columns-repeated="2"/>
        </table:table-row>
        <table:table-row table:style-name="ro2">
          <table:table-cell office:value-type="float" office:value="1410" calcext:value-type="float">
            <text:p>1410</text:p>
          </table:table-cell>
          <table:table-cell office:value-type="float" office:value="54823" calcext:value-type="float">
            <text:p>54823</text:p>
          </table:table-cell>
          <table:table-cell office:value-type="string" calcext:value-type="string">
            <text:p>B</text:p>
          </table:table-cell>
          <table:table-cell table:formula="of:=IF(OR([.C1000]=&quot;AC&quot;;[.C1000]=&quot;BC&quot;);[.B1000]-([.B1000]*MOD([.A1000];100)/100);[.B1000])" office:value-type="float" office:value="54823" calcext:value-type="float">
            <text:p>54823</text:p>
          </table:table-cell>
          <table:table-cell table:formula="of:=[.E999]-[.D1000]" office:value-type="float" office:value="-21505301.33" calcext:value-type="float">
            <text:p>-21505301,33</text:p>
          </table:table-cell>
          <table:table-cell table:number-columns-repeated="2"/>
        </table:table-row>
        <table:table-row table:style-name="ro2">
          <table:table-cell office:value-type="float" office:value="1315" calcext:value-type="float">
            <text:p>1315</text:p>
          </table:table-cell>
          <table:table-cell office:value-type="float" office:value="54840" calcext:value-type="float">
            <text:p>54840</text:p>
          </table:table-cell>
          <table:table-cell office:value-type="string" calcext:value-type="string">
            <text:p>A</text:p>
          </table:table-cell>
          <table:table-cell table:formula="of:=IF(OR([.C1001]=&quot;AC&quot;;[.C1001]=&quot;BC&quot;);[.B1001]-([.B1001]*MOD([.A1001];100)/100);[.B1001])" office:value-type="float" office:value="54840" calcext:value-type="float">
            <text:p>54840</text:p>
          </table:table-cell>
          <table:table-cell table:formula="of:=[.E1000]-[.D1001]" office:value-type="float" office:value="-21560141.33" calcext:value-type="float">
            <text:p>-21560141,33</text:p>
          </table:table-cell>
          <table:table-cell table:number-columns-repeated="2"/>
        </table:table-row>
        <table:table-row table:style-name="ro2">
          <table:table-cell office:value-type="float" office:value="3429" calcext:value-type="float">
            <text:p>3429</text:p>
          </table:table-cell>
          <table:table-cell office:value-type="float" office:value="54849" calcext:value-type="float">
            <text:p>54849</text:p>
          </table:table-cell>
          <table:table-cell office:value-type="string" calcext:value-type="string">
            <text:p>B</text:p>
          </table:table-cell>
          <table:table-cell table:formula="of:=IF(OR([.C1002]=&quot;AC&quot;;[.C1002]=&quot;BC&quot;);[.B1002]-([.B1002]*MOD([.A1002];100)/100);[.B1002])" office:value-type="float" office:value="54849" calcext:value-type="float">
            <text:p>54849</text:p>
          </table:table-cell>
          <table:table-cell table:formula="of:=[.E1001]-[.D1002]" office:value-type="float" office:value="-21614990.33" calcext:value-type="float">
            <text:p>-21614990,33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Лист1.A1:Лист1.E1002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₽</number:text>
    </number:number-style>
    <number:number-style style:name="N11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₽</number:text>
    </number:number-style>
    <number:number-style style:name="N116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₽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2P2" style:volatile="true">
      <number:text loext:blank-width-char="-"> </number:text>
      <number:fill-character> </number:fill-character>
      <number:text loext:blank-width-char="-1">-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2" style:volatile="true">
      <number:text loext:blank-width-char="-"> </number:text>
      <number:fill-character> </number:fill-character>
      <number:text loext:blank-width-char="-3">- ₽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text>Да</number:text>
    </number:number-style>
    <number:number-style style:name="N130P1" style:volatile="true">
      <number:text>Да</number:text>
    </number:number-style>
    <number:number-style style:name="N130">
      <number:text>Нет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Истина</number:text>
    </number:number-style>
    <number:number-style style:name="N131P1" style:volatile="true">
      <number:text>Истина</number:text>
    </number:number-style>
    <number:number-style style:name="N131">
      <number:text>Ложь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Вкл</number:text>
    </number:number-style>
    <number:number-style style:name="N132P1" style:volatile="true">
      <number:text>Вкл</number:text>
    </number:number-style>
    <number:number-style style:name="N132">
      <number:text>Выкл</number:text>
      <style:map style:condition="value()&gt;0" style:apply-style-name="N132P0"/>
      <style:map style:condition="value()&lt;0" style:apply-style-name="N132P1"/>
    </number:number-style>
    <number:currency-style style:name="N133P0" style:volatile="true">
      <number:currency-symbol number:language="ru" number:country="RU">€</number:currency-symbol>
      <number:text> </number:text>
      <number:number number:decimal-places="0" number:min-decimal-places="0" number:min-integer-digits="3" number:grouping="true"/>
      <number:text loext:blank-width-char=")"> </number:text>
    </number:currency-style>
    <number:currency-style style:name="N133">
      <style:text-properties fo:color="#ff0000"/>
      <number:text>(</number:text>
      <number:currency-symbol number:language="ru" number:country="RU">€</number:currency-symbol>
      <number:text> </number:text>
      <number:number number:decimal-places="0" number:min-decimal-places="0" number:min-integer-digits="3" number:grouping="true"/>
      <number:text>)</number:text>
      <style:map style:condition="value()&gt;=0" style:apply-style-name="N133P0"/>
    </number:currency-style>
    <number:number-style style:name="N134">
      <number:number number:decimal-places="12" number:min-decimal-places="12" number:min-integer-digits="1"/>
    </number:number-style>
    <number:number-style style:name="N135">
      <number:number number:decimal-places="11" number:min-decimal-places="11" number:min-integer-digits="1"/>
    </number:number-style>
    <number:number-style style:name="N136">
      <number:number number:decimal-places="10" number:min-decimal-places="10" number:min-integer-digits="1"/>
    </number:number-style>
    <number:number-style style:name="N137">
      <number:number number:decimal-places="9" number:min-decimal-places="9" number:min-integer-digits="1"/>
    </number:number-style>
    <number:number-style style:name="N138">
      <number:number number:decimal-places="8" number:min-decimal-places="8" number:min-integer-digits="1"/>
    </number:number-style>
    <number:number-style style:name="N139">
      <number:number number:decimal-places="7" number:min-decimal-places="7" number:min-integer-digits="1"/>
    </number:number-style>
    <number:number-style style:name="N140">
      <number:number number:decimal-places="6" number:min-decimal-places="6" number:min-integer-digits="1"/>
    </number:number-style>
    <number:number-style style:name="N141">
      <number:number number:decimal-places="5" number:min-decimal-places="5" number:min-integer-digits="1"/>
    </number:number-style>
    <number:number-style style:name="N142">
      <number:number number:decimal-places="4" number:min-decimal-places="4" number:min-integer-digits="1"/>
    </number:number-style>
    <number:number-style style:name="N143">
      <number:number number:decimal-places="3" number:min-decimal-places="3" number:min-integer-digits="1"/>
    </number:number-style>
    <number:number-style style:name="N144">
      <number:number number:decimal-places="1" number:min-decimal-places="1" number:min-integer-digits="1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1_20_1" style:display-name="PageStyle_Лист1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23T18:34:05.928000000</meta:creation-date>
    <dc:date>2026-03-23T18:48:05.768000000</dc:date>
    <meta:editing-duration>PT3M46S</meta:editing-duration>
    <meta:editing-cycles>1</meta:editing-cycles>
    <meta:document-statistic meta:table-count="1" meta:cell-count="5015" meta:object-count="0"/>
    <meta:generator>LibreOffice/24.2.2.2$Windows_X86_64 LibreOffice_project/d56cc158d8a96260b836f100ef4b4ef25d6f1a01</meta:generator>
  </office:meta>
</office:document-meta>
</file>